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olodyazne, Fyholivka, Novomlynsk, Dvorichna, Zapa...</text:span>
</text:h>
      <text:p text:style-name="P4">
Authors: liveuamap (Language: en)</text:p>
      <text:p text:style-name="P4">
Time: 2023-06-29T-24:29:00</text:p>
      <text:p text:style-name="P4">
Location: Svatove (Latitude:49.54314 Longtitude:37.89082)</text:p>
      <text:p text:style-name="P4">
Videos: []</text:p>
      <text:p text:style-name="P4">
Images: []</text:p>
      <text:p text:style-name="P4">
Tags: ["Russia"]</text:p>
      <text:p text:style-name="P4">
ID: 22572521</text:p>
      <!--METADATA-->
      <text:p text:style-name="P4">
At Kupiansk direction Russian army shelled Kolodyazne, Fyholivka, Novomlynsk,Dvorichna, Zapadne, Kindrashivka, Kupyansk, Masutivka, Kyslivka, Berestove ofKharkiv region, - General Staff of Armed Forces of Ukraine says in the morningreport</text:p>
      <text:p text:style-name="P4">
News Collection Link: <text:a xlink:type="simple" xlink:href="https:\/\/liveuamap.com\/en\/2023\/29-june-at-kupiansk-direction-russian-army-shelled-kolodyazne" text:style-name="Internet_20_link" text:visited-style-name="Visited_20_Internet_20_Link">
https:\/\/liveuamap.com\/en\/2023\/29-june-at-kupiansk-direction-russian-army-shelled-kolodyazne</text:a>
</text:p>
      <text:p text:style-name="P4">
Source: <text:a xlink:type="simple" xlink:href="https://t.me/lumsrc/5219" text:style-name="Internet_20_link" text:visited-style-name="Visited_20_Internet_20_Link">
https://t.me/lumsrc/5219</text:a>
</text:p>
      <!--NEWS-->
      <text:h text:style-name="P10" text:outline-level="1">
<text:span text:style-name="T4">
At Lyman direction Russian army shelled Nevske, Bilohorivka of Luhansk region and Torske, Ver...</text:span>
</text:h>
      <text:p text:style-name="P4">
Authors: liveuamap (Language: en)</text:p>
      <text:p text:style-name="P4">
Time: 2023-06-29T-26:29:00</text:p>
      <text:p text:style-name="P4">
Location: Lysychansk (Latitude:48.80064 Longtitude:38.14865)</text:p>
      <text:p text:style-name="P4">
Videos: []</text:p>
      <text:p text:style-name="P4">
Images: []</text:p>
      <text:p text:style-name="P4">
Tags: ["Russia"]</text:p>
      <text:p text:style-name="P4">
ID: 22572520</text:p>
      <!--METADATA-->
      <text:p text:style-name="P4">
At Lyman direction Russian army shelled Nevske, Bilohorivka of Luhansk regionand Torske, Verkhnokamyanske and Rozdolivka of Donetsk region. Russianaviation conducted airstrikes at Bilohorivka of Luhansk region and Zvanivkaand Vyyimka of Donetsk region, - General Staff of Armed Forces of Ukraine saysin the morning report</text:p>
      <text:p text:style-name="P4">
News Collection Link: <text:a xlink:type="simple" xlink:href="https:\/\/liveuamap.com\/en\/2023\/29-june-at-lyman-direction-russian-army-shelled-nevske-bilohorivka" text:style-name="Internet_20_link" text:visited-style-name="Visited_20_Internet_20_Link">
https:\/\/liveuamap.com\/en\/2023\/29-june-at-lyman-direction-russian-army-shelled-nevske-bilohorivka</text:a>
</text:p>
      <text:p text:style-name="P4">
Source: <text:a xlink:type="simple" xlink:href="https://t.me/lumsrc/5220" text:style-name="Internet_20_link" text:visited-style-name="Visited_20_Internet_20_Link">
https://t.me/lumsrc/5220</text:a>
</text:p>
      <!--NEWS-->
      <text:h text:style-name="P10" text:outline-level="1">
<text:span text:style-name="T4">
At Bakhmut direction Russian army shelled Vasukivka, Orikhovo-Vasylivka, Markove, Khromove, C...</text:span>
</text:h>
      <text:p text:style-name="P4">
Authors: liveuamap (Language: en)</text:p>
      <text:p text:style-name="P4">
Time: 2023-06-29T-28:29:00</text:p>
      <text:p text:style-name="P4">
Location: Novhorods'ke, Donetsk Oblast (Latitude:48.33001 Longtitude:37.8364)</text:p>
      <text:p text:style-name="P4">
Videos: []</text:p>
      <text:p text:style-name="P4">
Images: []</text:p>
      <text:p text:style-name="P4">
Tags: ["Russia"]</text:p>
      <text:p text:style-name="P4">
ID: 22572519</text:p>
      <!--METADATA-->
      <text:p text:style-name="P4">
At Bakhmut direction Russian army shelled Vasukivka, Orikhovo-Vasylivka,Markove, Khromove, Chasiv Yar, Ivanivske, Ozaryanivka and Pivdenne. Russianaviation conducted airstrikes at New York of Donetsk region, - General Staffof Armed Forces of Ukraine says in the morning report</text:p>
      <text:p text:style-name="P4">
News Collection Link: <text:a xlink:type="simple" xlink:href="https:\/\/liveuamap.com\/en\/2023\/29-june-at-bakhmut-direction-russian-army-shelled-vasukivka" text:style-name="Internet_20_link" text:visited-style-name="Visited_20_Internet_20_Link">
https:\/\/liveuamap.com\/en\/2023\/29-june-at-bakhmut-direction-russian-army-shelled-vasukivka</text:a>
</text:p>
      <text:p text:style-name="P4">
Source: <text:a xlink:type="simple" xlink:href="https://t.me/lumsrc/5221" text:style-name="Internet_20_link" text:visited-style-name="Visited_20_Internet_20_Link">
https://t.me/lumsrc/5221</text:a>
</text:p>
      <!--NEWS-->
      <text:h text:style-name="P10" text:outline-level="1">
<text:span text:style-name="T4">
At Avdiyivka direction Russian army shelled Berdychi, Avdiyivka, Vodyane, Karlivka and Pervom...</text:span>
</text:h>
      <text:p text:style-name="P4">
Authors: liveuamap (Language: en)</text:p>
      <text:p text:style-name="P4">
Time: 2023-06-29T-30:29:00</text:p>
      <text:p text:style-name="P4">
Location: Donetsk (Latitude:48.09264 Longtitude:37.60071)</text:p>
      <text:p text:style-name="P4">
Videos: []</text:p>
      <text:p text:style-name="P4">
Images: []</text:p>
      <text:p text:style-name="P4">
Tags: ["Russia"]</text:p>
      <text:p text:style-name="P4">
ID: 22572518</text:p>
      <!--METADATA-->
      <text:p text:style-name="P4">
At Avdiyivka direction Russian army shelled Berdychi, Avdiyivka, Vodyane,Karlivka and Pervomayske. Russian aviation conducted airstrikes at Avdiyivka,- General Staff of Armed Forces of Ukraine says in the morning report</text:p>
      <text:p text:style-name="P4">
News Collection Link: <text:a xlink:type="simple" xlink:href="https:\/\/liveuamap.com\/en\/2023\/29-june-at-avdiyivka-direction-russian-army-shelled-berdychi" text:style-name="Internet_20_link" text:visited-style-name="Visited_20_Internet_20_Link">
https:\/\/liveuamap.com\/en\/2023\/29-june-at-avdiyivka-direction-russian-army-shelled-berdychi</text:a>
</text:p>
      <text:p text:style-name="P4">
Source: <text:a xlink:type="simple" xlink:href="https://t.me/lumsrc/5222" text:style-name="Internet_20_link" text:visited-style-name="Visited_20_Internet_20_Link">
https://t.me/lumsrc/5222</text:a>
</text:p>
      <!--NEWS-->
      <text:h text:style-name="P10" text:outline-level="1">
<text:span text:style-name="T4">
At Maryinka direction Russian army shelled Maryinka and Pobyeda of Donetsk region. Russian av...</text:span>
</text:h>
      <text:p text:style-name="P4">
Authors: liveuamap (Language: en)</text:p>
      <text:p text:style-name="P4">
Time: 2023-06-29T-32:29:00</text:p>
      <text:p text:style-name="P4">
Location: Donetsk Oblast (Latitude:47.91381 Longtitude:37.46149)</text:p>
      <text:p text:style-name="P4">
Videos: []</text:p>
      <text:p text:style-name="P4">
Images: []</text:p>
      <text:p text:style-name="P4">
Tags: ["Russia"]</text:p>
      <text:p text:style-name="P4">
ID: 22572517</text:p>
      <!--METADATA-->
      <text:p text:style-name="P4">
At Maryinka direction Russian army shelled Maryinka and Pobyeda of Donetskregion. Russian aviation conducted airstrike at Maryinka, - General Staff ofArmed Forces of Ukraine says in the morning report</text:p>
      <text:p text:style-name="P4">
News Collection Link: <text:a xlink:type="simple" xlink:href="https:\/\/liveuamap.com\/en\/2023\/29-june-at-maryinka-direction-russian-army-shelled-maryinka" text:style-name="Internet_20_link" text:visited-style-name="Visited_20_Internet_20_Link">
https:\/\/liveuamap.com\/en\/2023\/29-june-at-maryinka-direction-russian-army-shelled-maryinka</text:a>
</text:p>
      <text:p text:style-name="P4">
Source: <text:a xlink:type="simple" xlink:href="https://t.me/lumsrc/5223" text:style-name="Internet_20_link" text:visited-style-name="Visited_20_Internet_20_Link">
https://t.me/lumsrc/5223</text:a>
</text:p>
      <!--NEWS-->
      <text:h text:style-name="P10" text:outline-level="1">
<text:span text:style-name="T4">
At Zaporizhzhia and Kherson directions Russian army shelled Levadne, Olhivske, Huliaipole, Za...</text:span>
</text:h>
      <text:p text:style-name="P4">
Authors: liveuamap (Language: en)</text:p>
      <text:p text:style-name="P4">
Time: 2023-06-29T-35:30:00</text:p>
      <text:p text:style-name="P4">
Location: Zaporizhzhia (Latitude:47.46761000 Longtitude:33.38127000)</text:p>
      <text:p text:style-name="P4">
Videos: []</text:p>
      <text:p text:style-name="P4">
Images: []</text:p>
      <text:p text:style-name="P4">
Tags: ["Russia"]</text:p>
      <text:p text:style-name="P4">
ID: 22572515</text:p>
      <!--METADATA-->
      <text:p text:style-name="P4">
At Zaporizhzhia and Kherson directions Russian army shelled Levadne, Olhivske,Huliaipole, Zaliznychne, Charivne of Zaporizhzhia region; Mykhaylivka,Havrylivka, Odradokamyanka, Mykolayivka, Olhivka, Burhunka, Lvove, Ivanivka,Naddnipryanske, Antonivka, Kherson, Komyshany, Dniprovske, Yantarne, Berehove,Tomyna Balka, Sofiyivka of Kherson region and Ochakiv of Mykolayiv region.Russian aviation conducted airstrikes at Levadne and Mala Tokmachka ofZaporizhzhia region, - General Staff of Armed Forces of Ukraine says in themorning report</text:p>
      <text:p text:style-name="P4">
News Collection Link: <text:a xlink:type="simple" xlink:href="https:\/\/liveuamap.com\/en\/2023\/29-june-at-zaporizhzhia-and-kherson-directions-russian-army" text:style-name="Internet_20_link" text:visited-style-name="Visited_20_Internet_20_Link">
https:\/\/liveuamap.com\/en\/2023\/29-june-at-zaporizhzhia-and-kherson-directions-russian-army</text:a>
</text:p>
      <text:p text:style-name="P4">
Source: <text:a xlink:type="simple" xlink:href="https://t.me/lumsrc/5225" text:style-name="Internet_20_link" text:visited-style-name="Visited_20_Internet_20_Link">
https://t.me/lumsrc/5225</text:a>
</text:p>
      <!--NEWS-->
      <text:h text:style-name="P10" text:outline-level="1">
<text:span text:style-name="T4">
Українські аеророзвідники не лише виявляють, а й знищують ворога</text:span>
</text:h>
      <text:p text:style-name="P4">
Author: ['АРМІЯINFORM']</text:p>
      <text:p text:style-name="P4">
Time: 2023-06-29T10:00:00-04:00</text:p>
      <text:p text:style-name="P4">
Description: Відео, як українські захисники з Президентської бригади успішно виявляють та знищ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desantnyky-aerorozvidnyky-1.jpg" text:style-name="Internet_20_link" text:visited-style-name="Visited_20_Internet_20_Link">
desantnyky-aerorozvidnyky-1.jpg</text:a>
']</text:p>
      <text:p text:style-name="P4">
Tags: ['АЕРОРОЗВІДКА', 'КОМАНДУВАННЯ СУХОПУТНИХ ВІЙСЬК ЗС\xa0УКРАЇНИ']</text:p>
      <text:p text:style-name="P4">
Category: News</text:p>
      <!--METADATA-->
      <text:p text:style-name="P4">
<draw:frame draw:style-name="fr1" draw:name="Image2" text:anchor-type="as-char" svg:width="6.9236in" svg:height="4.633042in" draw:z-index="0">
<draw:image xlink:href="../Images/AРМІЯINFORM/2023-06-29T10-00-00-04-00/desantnyky-aerorozvidnyky-1.jpg" xlink:type="simple" xlink:show="embed" xlink:actuate="onLoad" draw:mime-type="image/jpeg"/>
</draw:frame>
 Ілюстративне фото</text:p>
      <text:p text:style-name="P4">
Відео, як українські захисники з <text:a xlink:type="simple" xlink:href="https://www.facebook.com/Prezydentska.Bryhada" text:style-name="Internet_20_link" text:visited-style-name="Visited_20_Internet_20_Link">
Президентськоїбригади</text:a>
успішно виявляють та знищують окупантів<text:a xlink:type="simple" xlink:href="https://fb.watch/ls8zH3eTI1/" text:style-name="Internet_20_link" text:visited-style-name="Visited_20_Internet_20_Link">
оприлюднило</text:a>
 Командування Сухопутних військ уфейсбуку.</text:p>
      <text:p text:style-name="P4">
«Задача аеророзвідки — „виявити“. А наша аеророзвідка вміє „виявити тазнищити“», — йдеться в повідомленні.</text:p>
      <text:p text:style-name="P4">
Source: <text:a xlink:type="simple" xlink:href="https://armyinform.com.ua/2023/06/29/ukrayinski-aerorozvidnyky-ne-lyshe-vyyavlyayut-a-j-znyshhuyut-voroga/" text:style-name="Internet_20_link" text:visited-style-name="Visited_20_Internet_20_Link">
https://armyinform.com.ua/2023/06/29/ukrayinski-aerorozvidnyky-ne-lyshe-vyyavlyayut-a-j-znyshhuyut-voroga/</text:a>
</text:p>
      <!--NEWS-->
      <text:h text:style-name="P10" text:outline-level="1">
<text:span text:style-name="T4">
Окупанти хочуть дістати поранення, щоб якнайшвидше повернутися додому — перехоплення ГУР</text:span>
</text:h>
      <text:p text:style-name="P4">
Author: ['АРМІЯINFORM']</text:p>
      <text:p text:style-name="P4">
Time: 2023-06-29T12:00:00-04:00</text:p>
      <text:p text:style-name="P4">
Description: «Вы не удивляйтесь, если сейчас личный состав покидает бронежилеты, оружие, выстави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3" text:anchor-type="as-char" svg:width="6.9236in" svg:height="3.896998in" draw:z-index="0">
<draw:image xlink:href="../Images/AРМІЯINFORM/2023-06-29T12-00-00-04-00/gur-perehoplennya.jpg" xlink:type="simple" xlink:show="embed" xlink:actuate="onLoad" draw:mime-type="image/jpeg"/>
</draw:frame>
</text:p>
      <text:p text:style-name="P4">
«Вы не удивляйтесь, если сейчас личный состав покидает бронежилеты, оружие,выставит руки-ноги, чтобы уехать отсюда 300-ми».</text:p>
      <text:p text:style-name="P4">
Джерело: <text:a xlink:type="simple" xlink:href="https://gur.gov.ua/content/vy-ne-udyvliaites-esly-seichas-lychnyi-sostav-pokydaet-bronezhylety-oruzhye-vystavyt-ruky-nohy-chtoby-uekhat-otsiuda-300-my.html" text:style-name="Internet_20_link" text:visited-style-name="Visited_20_Internet_20_Link">
сайт ГУР МОУ</text:a>
</text:p>
      <text:p text:style-name="P4">
Source: <text:a xlink:type="simple" xlink:href="https://armyinform.com.ua/2023/06/29/okupanty-hochut-yaknajshvydshe-vtekty-dodomu-navit-poranyvshy-sebe-perehoplennya-gur/" text:style-name="Internet_20_link" text:visited-style-name="Visited_20_Internet_20_Link">
https://armyinform.com.ua/2023/06/29/okupanty-hochut-yaknajshvydshe-vtekty-dodomu-navit-poranyvshy-sebe-perehoplennya-gur/</text:a>
</text:p>
      <!--NEWS-->
      <text:h text:style-name="P10" text:outline-level="1">
<text:span text:style-name="T4">
Українські захисники за добу знищили ворожий літак Су-25 та три розвідувальні БПЛА</text:span>
</text:h>
      <text:p text:style-name="P4">
Author: ['АРМІЯINFORM']</text:p>
      <text:p text:style-name="P4">
Time: 2023-06-29T14: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u-25-rosiya-840x441-c-1.jpg" text:style-name="Internet_20_link" text:visited-style-name="Visited_20_Internet_20_Link">
su-25-rosiya-840x441-c-1.jpg</text:a>
']</text:p>
      <text:p text:style-name="P4">
Tags: ['STOPRUSSIA', 'АГРЕСІЯ РФ', 'БПЛА', 'ВТОРГНЕННЯ РФ', 'ГШ ЗСУ', 'ЗНИЖЕННЯ ЛІТАКА РФ', 'СУ-25']</text:p>
      <text:p text:style-name="P4">
Category: News</text:p>
      <!--METADATA-->
      <text:p text:style-name="P4">
<draw:frame draw:style-name="fr1" draw:name="Image4" text:anchor-type="as-char" svg:width="6.9236in" svg:height="3.63489in" draw:z-index="0">
<draw:image xlink:href="../Images/AРМІЯINFORM/2023-06-29T14-00-00-04-00/su-25-rosiya-840x441-c-1.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UripeUD3V4kWRjfVFQATbVEGuRAMouVVDAd1CGaxZX5JJpQ1eiBjcVLZKEdNZecvl" text:style-name="Internet_20_link" text:visited-style-name="Visited_20_Internet_20_Link">
повідомляє</text:a>
Генеральний штаб ЗС України.</text:p>
      <text:p text:style-name="P4">
«Авіація сил оборони за минулу добу завдала 11 ударів по районах зосередженняособового складу противника, 5 — по зенітно-ракетних комплексах та 1 — попункту управління ворога.</text:p>
      <text:p text:style-name="P4">
Наші захисники знищили російський літак Су-25 та 3 розвідувальних БПЛАоперативно-тактичного рівня.</text:p>
      <text:p text:style-name="P4">
Підрозділи ракетних військ і артилерії за минулу доби уразили складбоєприпасів, 11 артилерійських підрозділів на вогневих позиціях, 3 засобипротиповітряної оборони, 2 станції радіоелектронної боротьби та ще однуважливу ціль противника», — йдеться в повідомленні.</text:p>
      <text:p text:style-name="P4">
Source: <text:a xlink:type="simple" xlink:href="https://armyinform.com.ua/2023/06/29/ukrayinski-zahysnyky-znyshhyly-rosijskyj-vorozhyj-litak-su-25-ta-3-rozviduvalnyh-bpla/" text:style-name="Internet_20_link" text:visited-style-name="Visited_20_Internet_20_Link">
https://armyinform.com.ua/2023/06/29/ukrayinski-zahysnyky-znyshhyly-rosijskyj-vorozhyj-litak-su-25-ta-3-rozviduvalnyh-bpla/</text:a>
</text:p>
      <!--NEWS-->
      <text:h text:style-name="P10" text:outline-level="1">
<text:span text:style-name="T4">
На Лиманському, Бахмутському та Мар’їнському напрямках — важкі бої</text:span>
</text:h>
      <text:p text:style-name="P4">
Author: ['АРМІЯINFORM']</text:p>
      <text:p text:style-name="P4">
Time: 2023-06-29T16:00:00-04:00</text:p>
      <text:p text:style-name="P4">
Description: Про це повідомляє Генеральний штаб ЗС України.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38423_613734824272933_1528983450146888220_n.jpg" text:style-name="Internet_20_link" text:visited-style-name="Visited_20_Internet_20_Link">
347238423_613734824272933_1528983450146888220_n.jpg</text:a>
']</text:p>
      <text:p text:style-name="P4">
Tags: []</text:p>
      <text:p text:style-name="P4">
Category: News</text:p>
      <!--METADATA-->
      <text:p text:style-name="P4">
<draw:frame draw:style-name="fr1" draw:name="Image5" text:anchor-type="as-char" svg:width="6.9236in" svg:height="3.894525in" draw:z-index="0">
<draw:image xlink:href="../Images/AРМІЯINFORM/2023-06-29T16-00-00-04-00/347238423_613734824272933_1528983450146888220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UripeUD3V4kWRjfVFQATbVEGuRAMouVVDAd1CGaxZX5JJpQ1eiBjcVLZKEdNZecvl" text:style-name="Internet_20_link" text:visited-style-name="Visited_20_Internet_20_Link">
повідомляє</text:a>
Генеральний штаб ЗС України.</text:p>
      <text:p text:style-name="P4">
«Противник і надалі зосереджує основні зусилля на Лиманському, Бахмутському таМар’їнському напрямках — протягом доби відбулось 40 бойових зіткнень.</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завдав авіаційногоудару в районі Руської Лозової Харківської області. Здійснив мінометні таартилерійські обстріли понад 25 населених пунктів. Серед них ЛеонівкаЧернігівської області; Нововасилівка, Зноб-Новгородське, Нова Гута, ВовківкаСумської області, а також Ветеринарне, Козача Лопань, Малі Проходи, Гатище,Плетенівка, Бочкове, Нестерне, Кругле та Бударки на Харківщині.</text:p>
      <text:p text:style-name="P4">
<text:span text:style-name="T4">
На Лиманському напрямку</text:span>
 противник здійснив безуспішні наступальні дії врайоні Роздолівки. Завдав авіаударів в районах Білогорівки Луганської областіта Званівки і Виїмки Донецької області. Артилерійських обстрілів зазнали понад10 населених пунктів, зокрема, Невське, Білогорівка на Луганщині та Торське,Верхньокам’янське і Роздолівка Донецької області.</text:p>
      <text:p text:style-name="P4">
<text:span text:style-name="T4">
На Бахмутському напрямку</text:span>
 противник вів безуспішні наступальні дії в районіОріхово-Василівки, Богданівки та Білої Гори. Завдав авіаційного удару біляНью-Йорка Донецької області. Від ворожих артилерійських обстрілів постраждалиблизько 15 населених пунктів, серед яких Васюківка, Оріхово-Василівка,Маркове, Хромове, Часів Яр, Іванівське, Озарянівка та Південне.</text:p>
      <text:p text:style-name="P4">
<text:span text:style-name="T4">
На Авдіївському напрямку</text:span>
 ворог здійснив безуспішні наступальні дії врайоні Авдіївки та Сєверного. Разом з тим завдав авіаційного удару в районіАвдіївки, обстріляв з артилерії понад 10 населених пунктів, зокрема, Бердичі,Авдіївку, Водяне, Карлівку та Первомайське.</text:p>
      <text:p text:style-name="P4">
<text:span text:style-name="T4">
На Мар’їнському напрямку</text:span>
 наші захисники відбили усі атаки противника врайоні міста Мар’їнка, в той же час, ворог завдав авіаційного удару в межахцього населеного пункту. Разом з тим, здійснив артилерійські обстріли врайонах близько 10 населених пунктів, серед яких Мар’їнка та Побєда Донецькоїобласті.</text:p>
      <text:p text:style-name="P4">
<text:span text:style-name="T4">
На Шахтарському напрямку</text:span>
 ворог провів безуспішні наступальні дії внапрямку Новомихайлівки. Завдав авіаударів біля Пречистівки та МакарівкиДонецької області. Здійснив обстріли понад 20 населених пунктів, серед якихКостянтинівка, Парасковіївка, Новомихайлівка, Пречистівка, Золота Нива, ВільнеПоле, Сторожеве, Благодатне, Макарівка та Рівнопіль Донецької області.</text:p>
      <text:p text:style-name="P4">
<text:span text:style-name="T4">
На Запорізькому та Херсонському напрямках</text:span>
 противник зосереджує основнізусилля на недопущенні просування наших військ. Ворог завдав авіаударів врайонах Левадного та Малої Токмачки Запорізької області. Здійснивартилерійські обстріли близько 30 населених пунктів. Серед них Левадне,Ольгівське, Гуляйполе, Залізничне, Чарівне Запорізької області; Михайлівка,Гаврилівка, Одрадокам’янка, Миколаївка, Ольгівка, Бургунка, Львове, Іванівка,Наддніпрянське, Антонівка, Херсон, Комишани, Дніпровське, Янтарне, Берегове,Томина Балка, Софіївка Херсонської області та Очаків на Миколаївщині», —йдеться в повідомленні.</text:p>
      <text:p text:style-name="P4">
Source: <text:a xlink:type="simple" xlink:href="https://armyinform.com.ua/2023/06/29/na-lymanskomu-bahmutskomu-ta-maryinskomu-napryamkah-vazhki-boyi/" text:style-name="Internet_20_link" text:visited-style-name="Visited_20_Internet_20_Link">
https://armyinform.com.ua/2023/06/29/na-lymanskomu-bahmutskomu-ta-maryinskomu-napryamkah-vazhki-boyi/</text:a>
</text:p>
      <!--NEWS-->
      <text:h text:style-name="P10" text:outline-level="1">
<text:span text:style-name="T4">
Володимир Зеленський запропонував основні напрями трансформації, які Україна має здійснити за десятиріччя</text:span>
</text:h>
      <text:p text:style-name="P4">
Author: ['АРМІЯINFORM']</text:p>
      <text:p text:style-name="P4">
Time: 2023-06-29T18:00:00-04:00</text:p>
      <text:p text:style-name="P4">
Description: Президент України Володимир Зеленський пропонує передбачити в Українській доктр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8b46ae8d04b1e2c34024e4af1968cff_1687952434_extra_large.jpeg" text:style-name="Internet_20_link" text:visited-style-name="Visited_20_Internet_20_Link">
b8b46ae8d04b1e2c34024e4af1968cff_1687952434_extra_large.jpeg</text:a>
']</text:p>
      <text:p text:style-name="P4">
Tags: ['ВОЛОДИМИР ЗЕЛЕНСЬКИЙ', 'ПРЕЗИДЕНТ УКРАЇНИ', 'УКРАЇНСЬКА ДОКТРИНА']</text:p>
      <text:p text:style-name="P4">
Category: News</text:p>
      <!--METADATA-->
      <text:p text:style-name="P4">
<draw:frame draw:style-name="fr1" draw:name="Image6" text:anchor-type="as-char" svg:width="6.9236in" svg:height="4.617948in" draw:z-index="0">
<draw:image xlink:href="../Images/AРМІЯINFORM/2023-06-29T18-00-00-04-00/b8b46ae8d04b1e2c34024e4af1968cff_1687952434_extra_large.jpeg" xlink:type="simple" xlink:show="embed" xlink:actuate="onLoad" draw:mime-type="image/jpeg"/>
</draw:frame>
</text:p>
      <text:p text:style-name="P4">
Президент України Володимир Зеленський пропонує передбачити в Українськійдоктрині основні напрями трансформації, які наша держава має пройти за десятьроків. Про це він заявив, представляючи орієнтири майбутнього документа напленарному засіданні Верховної Ради з нагоди Дня Конституції України. Про це<text:a xlink:type="simple" xlink:href="https://www.president.gov.ua/news/volodimir-zelenskij-zaproponuvav-osnovni-napryami-transforma-83905" text:style-name="Internet_20_link" text:visited-style-name="Visited_20_Internet_20_Link">
повідомляє</text:a>
 Офіційне інтернет-представництво Президента України.</text:p>
      <text:p text:style-name="P4">
«Ми маємо пройти за цей час такий шлях, який інші народи долали десятиліттями.Україна перемоги матиме особливу увагу, особливу довіру світу, і кожен проявтакої уваги й довіри маємо спрямувати на розвиток України та всіх аспектівжиття в нашій державі», — наголосив Президент.</text:p>
      <text:p text:style-name="P4">
Першою конкретною метою для України Володимир Зеленський назвав досягненнярівня ВВП у трильйон доларів, і потенціал нашої держави здатний цезабезпечити.</text:p>
      <text:p text:style-name="P4">
Другий пункт — відмова від ідеї, нібито дешевизна праці українців — цеконкурентна перевага.</text:p>
      <text:p text:style-name="P4">
«Ми ставимо собі за мету досягти такого рівня оплати праці, який можна було бвизначити за формулою „сусіди у Євросоюзі плюс 30%“. Це справедлива мета, зацю війну. Україна перемоги зробить ставку передусім на кваліфіковану працю. Аотже, на освіту», — сказав Глава держави.</text:p>
      <text:p text:style-name="P4">
Президент також акцентував на необхідності поширення англійської мови, адже всучасному світі вона є мовою глобальної співпраці, бізнесу, науки таглобального спілкування.</text:p>
      <text:p text:style-name="P4">
Третім надважливим завданням Володимир Зеленський визначив повернення додомуякнайбільшої кількості наших громадян, які виїхали за межі держави. Для цьогонеобхідно створити якнайбільше робочих місць.</text:p>
      <text:p text:style-name="P4">
«Трансформація кожної галузі економіки, будь-якої соціальної практики та всіхсфер державного управління повинна відповідати на питання: скільки новихробочих місць дасть Україні конкретне рішення, конкретна ініціатива», —зазначив він.</text:p>
      <text:p text:style-name="P4">
Президент також виступив за формування нової політики підтримки батьківства йдитинства. На переконання Глави держави, друга й третя дитина в сім’ї маютьбути щастям, а не обмеженням можливостей.</text:p>
      <text:p text:style-name="P4">
Для допомоги родинам буде створено спеціальний застосунок «Мрія», якийпідтримуватиме все, що стосується батьків і дітей: послуги, які потрібнібатькам, дитині щодо розвитку, освіти, безпеки, контактів із державою тощо.Команда цифрової трансформації України представить застосунок восени,повідомив Володимир Зеленський.</text:p>
      <text:p text:style-name="P4">
Окремо Глава держави наголосив на важливості захисту бізнесу, адже економічнелідерство дає безпеку.</text:p>
      <text:p text:style-name="P4">
«Кожен, хто створює нові робочі місця в Україні, створює основу дляекономічного лідерства України. Україна перемоги захищатиме можливість кожноїлюдини працювати стільки й так, як людина сама забажає. Ми потребуємоосучаснення законодавства про працю», — заявив він.</text:p>
      <text:p text:style-name="P4">
Сьомим пунктом трансформації держави, на переконання Президента, має статиновий раціональний податковий договір між державою та суспільством і реальналегалізація майна.</text:p>
      <text:p text:style-name="P4">
«Я є прихильником зниження податків. Але зараз, у час такої війни й очевидноїзалежності України від співпраці з фінансовими донорами, ми не можемодозволити собі знижувати податки. Та коли Україна перемоги сама ставатимедонором для світу, наш рівень можливостей буде вищим. Знижені податки маютьозначати підвищену податкову сумлінність», — сказав Володимир Зеленський.</text:p>
      <text:p text:style-name="P4">
Він зазначив, що цифровізація дає колосальні можливості для спрощення відносину сфері податків, митниці та інших галузях, де є зустріч чи будь-який контактміж громадянином і посадовцем, бізнесменом і чиновником. Тож ми маємо прагнутидо запровадження автоматичних цифрових процедур у цих напрямах.</text:p>
      <text:p text:style-name="P4">
У межах трансформації відбуватиметься відбудова України, тож після перемогинаша країна стане найбільшим будівельним майданчиком у Європі.</text:p>
      <text:p text:style-name="P4">
«Нам потрібно відбудувати сотні міст і сіл, тисячі об’єктів інфраструктури,сотні тисяч будинків. Це дасть свій поштовх економіці. Маємо забути про своєминуле як експортера сировини. Україна перемоги — це країна товарів із високоюдоданою вартістю. Це країна, у якій регуляції дають змогу розвивати будь-якібізнеси, що є новаторами у своїх галузях, у своїх напрямах, і в якій захищенаінтелектуальна власність. Україна перемоги — це країна, яка експортує безпеки,послуг, досвіду, культури та загалом результатів інтелектуальної діяльності,технологічних продуктів більше, ніж будь-якої сировини», — заявив Президент.</text:p>
      <text:p text:style-name="P4">
Наша держава також розвиватиме співпрацю та економічні відносини з усімаглобальними гравцями, зокрема з Індією, Африкою, Латинською Америкою,арабським світом, із Китаєм, а енергетичний потенціал України дає змогу бутиодним із гарантів енергетичної безпеки Європи, зокрема завдяки розвиткуатомної та «зеленої» енергетики, переконаний Глава держави.</text:p>
      <text:p text:style-name="P4">
Крім того, Україна перемоги має стати країною, яка реалізувала пенсійнуреформу, щоб кожен, хто працює сьогодні, мав гідну підтримку в майбутньому. Уцьому контексті Володимир Зеленський звернувся до народних депутатів іззакликом до реалізації кроків для забезпечення цієї реформи.</text:p>
      <text:p text:style-name="P4">
Також, на переконання Президента, Україна перемоги має бути країною, декультура — це експортна галузь.</text:p>
      <text:p text:style-name="P4">
«Зараз культурна сфера потребує щонайменше відсотка ВВП на рік — як базовогорівня для виживання. Але зрозуміло, що галузь має й мусить бути більшамбітною. Українська сміливість справді пробудила колосальний інтерес людей ізрізних країн до нас із вами, до українців, до наших міста і сіл. Кожен такийінтерес — це можливості», — сказав він.</text:p>
      <text:p text:style-name="P4">
За словами Глави держави, українське суспільство також потребує нової політикизахисту публічного простору в містах і громадах, нової музейної тамеморіальної політики, нової політики книг та книговидавництва, написання йчитання, перекладів для України іноземних книг та поширення у світіукраїнської мови, української книги, підтримки книгарень, аудіокниг тасервісів цифрової передплати, переосмислення наших бібліотек тощо.</text:p>
      <text:p text:style-name="P4">
Крім того, Україна потребує нової політики кіно й підтримки кіновиробництва, асвіт має робити фільми про Україну і в Україні.</text:p>
      <text:p text:style-name="P4">
Глава держави також звернув увагу на потребу нової політики територій длякожного звільненого від російської окупації регіону. Це має бути своя, дужедетальна й водночас цілісна, візіонерська політика трансформації.</text:p>
      <text:p text:style-name="P4">
Президент особливо акцентував на питанні внутрішньої безпеки.</text:p>
      <text:p text:style-name="P4">
«Російська агресія показала, які безпекові стандарти потрібні для життя.Доступність укриттів — максимальна. Школа — з укриттям. Лікарня — з укриттям.Будинки — з укриттям. Українці довірятимуть конкретним речам, які даютьконкретну безпеку», — наголосив він.</text:p>
      <text:p text:style-name="P4">
У цьому контексті випливає потреба врегулювання питання про зброю, яка є йбуде у людей, розв’язання питання розмінування та забезпечення потреб для йогопроведення, питання повсякденної безпеки населення тощо.</text:p>
      <text:p text:style-name="P4">
Завершальним орієнтиром Володимир Зеленський назвав політику сусідства.</text:p>
      <text:p text:style-name="P4">
«Міцне сусідство завжди є результатом дуже різних, дуже глибоких речей.Фактично успішним сусідством ми можемо підсумувати будь-які інші наші успіхи усвоїй країні, у своєму регіоні та в глобальних відносинах. Економіка такультура. Оборона й безпека. Транспорт і зв’язок. Освіта і ставлення доісторії. Взаємодія між державами та взаємодія між нами, між людьми… Усе цевизначає якість сусідства. Визначає, чи є розуміння між сусідами», — резюмувавГлава держави.</text:p>
      <text:p text:style-name="P4">
Source: <text:a xlink:type="simple" xlink:href="https://armyinform.com.ua/2023/06/29/volodymyr-zelenskyj-zaproponuvav-osnovni-napryamy-transformacziyi-yaku-ukrayina-maye-zdijsnyty-za-desyatyrichchya/" text:style-name="Internet_20_link" text:visited-style-name="Visited_20_Internet_20_Link">
https://armyinform.com.ua/2023/06/29/volodymyr-zelenskyj-zaproponuvav-osnovni-napryamy-transformacziyi-yaku-ukrayina-maye-zdijsnyty-za-desyatyrichchya/</text:a>
</text:p>
      <!--NEWS-->
      <text:h text:style-name="P10" text:outline-level="1">
<text:span text:style-name="T4">
У Краматорську завершено рятувальну операцію: відомо про 12 загиблих</text:span>
</text:h>
      <text:p text:style-name="P4">
Author: ['АРМІЯINFORM']</text:p>
      <text:p text:style-name="P4">
Time: 2023-06-29T20:00:00-04:00</text:p>
      <text:p text:style-name="P4">
Description: У Краматорську рятувальники завершили пошуково-рятувальну операцію після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52d1d2b59e3944b423638194ddf0e7b.jpeg" text:style-name="Internet_20_link" text:visited-style-name="Visited_20_Internet_20_Link">
f52d1d2b59e3944b423638194ddf0e7b.jpeg</text:a>
']</text:p>
      <text:p text:style-name="P4">
Tags: ['ВІЙНА', 'КРАМАТОРСЬК', 'НАЦПОЛІЦІЯ']</text:p>
      <text:p text:style-name="P4">
Category: News</text:p>
      <!--METADATA-->
      <text:p text:style-name="P4">
<draw:frame draw:style-name="fr1" draw:name="Image7" text:anchor-type="as-char" svg:width="6.9236in" svg:height="3.63489in" draw:z-index="0">
<draw:image xlink:href="../Images/AРМІЯINFORM/2023-06-29T20-00-00-04-00/f52d1d2b59e3944b423638194ddf0e7b.jpeg" xlink:type="simple" xlink:show="embed" xlink:actuate="onLoad" draw:mime-type="image/jpeg"/>
</draw:frame>
</text:p>
      <text:p text:style-name="P4">
У Краматорську рятувальники завершили пошуково-рятувальну операцію післяросійського удару по місту.</text:p>
      <text:p text:style-name="P4">
Про це <text:a xlink:type="simple" xlink:href="https://t.me/UA_National_Police/12655" text:style-name="Internet_20_link" text:visited-style-name="Visited_20_Internet_20_Link">
повідомляє</text:a>
 Національна поліціяУкраїни.</text:p>
      <text:p text:style-name="P4">
Станом на 7:20 пошуково-рятувальні роботи завершено. Наразі <text:span text:style-name="T4">
відомо про 12загиблих.</text:span>
</text:p>
      <text:p text:style-name="P4">
«Близько 4:00 рятувальники деблокували ще одне тіло. Всі ідентифіковані», —йдеться у повідомленні.</text:p>
      <text:p text:style-name="P4">
Унаслідок двох обстрілів травмовано 65 людей.</text:p>
      <text:p text:style-name="P4">
Source: <text:a xlink:type="simple" xlink:href="https://armyinform.com.ua/2023/06/29/u-kramatorsku-zaversheno-ryatuvalnu-operacziyu-vidomo-pro-12-zagyblyh/" text:style-name="Internet_20_link" text:visited-style-name="Visited_20_Internet_20_Link">
https://armyinform.com.ua/2023/06/29/u-kramatorsku-zaversheno-ryatuvalnu-operacziyu-vidomo-pro-12-zagyblyh/</text:a>
</text:p>
      <!--NEWS-->
      <text:h text:style-name="P10" text:outline-level="1">
<text:span text:style-name="T4">
Наступ, ситуація на фронті та потреби ЗСУ: Валерій Залужний поспілкувався з Марком Міллі</text:span>
</text:h>
      <text:p text:style-name="P4">
Author: ['АРМІЯINFORM']</text:p>
      <text:p text:style-name="P4">
Time: 2023-06-29T22:00:00-04:00</text:p>
      <text:p text:style-name="P4">
Description: У середу, 28 червня, Головнокомандувач Збройних Сил України генерал Валерій Залуж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luzhnyj-milli-e1688017320875.jpg" text:style-name="Internet_20_link" text:visited-style-name="Visited_20_Internet_20_Link">
zaluzhnyj-milli-e1688017320875.jpg</text:a>
']</text:p>
      <text:p text:style-name="P4">
Tags: ['ВАЛЕРІЙ ЗАЛУЖНИЙ', 'ГОЛОВНОКОМАНДУВАЧ ЗС УКРАЇНИ', 'МАРК МІЛЛІ']</text:p>
      <text:p text:style-name="P4">
Category: News</text:p>
      <!--METADATA-->
      <text:p text:style-name="P4">
<draw:frame draw:style-name="fr1" draw:name="Image8" text:anchor-type="as-char" svg:width="6.9236in" svg:height="4.007034in" draw:z-index="0">
<draw:image xlink:href="../Images/AРМІЯINFORM/2023-06-29T22-00-00-04-00/zaluzhnyj-milli-e1688017320875.jpg" xlink:type="simple" xlink:show="embed" xlink:actuate="onLoad" draw:mime-type="image/jpeg"/>
</draw:frame>
</text:p>
      <text:p text:style-name="P4">
У середу, 28 червня, Головнокомандувач Збройних Сил України генерал ВалерійЗалужний провів телефонну розмову з головою Об’єднаного комітету начальниківштабів США генералом Марком Міллі.</text:p>
      <text:p text:style-name="P4">
Про це генерал Валерій Залужний написав у своєму<text:a xlink:type="simple" xlink:href="https://t.me/CinCAFU/522" text:style-name="Internet_20_link" text:visited-style-name="Visited_20_Internet_20_Link">
телеграмі</text:a>
.</text:p>
      <text:p text:style-name="P4">
«Обговорили ситуацію на фронті. Нам вдалося перехопити стратегічну ініціативу,Сили безпеки і оборони України продовжують ведення наступальних дій, маємопросування. Противник чинить потужний спротив, у той же час зазнає великихвтрат. Намагається втриматися на позиціях за рахунок суцільного мінуваннямісцевості», — зазначив Головнокомандувач Збройних Сил України.</text:p>
      <text:p text:style-name="P4">
За словами генерала Валерія Залужного, він також розповів генералу Міллі проактуальні потреби нашого війська в озброєнні, боєприпасах та засобахрозмінування.</text:p>
      <text:p text:style-name="P4">
«Принагідно подякував за <text:a xlink:type="simple" xlink:href="https://armyinform.com.ua/2023/06/27/ssha-ogolosyly-pro-vydilennya-novogo-paketu-vijskovoyi-dopomogy-ukrayini-u-sferi-oborony/" text:style-name="Internet_20_link" text:visited-style-name="Visited_20_Internet_20_Link">
пакет військовоїдопомоги</text:a>
, про який СШАоголосили напередодні. Домовилися і надалі залишатися на звʼязку такоординувати дії задля деокупації української території. Разом — до Перемоги!»— наголосив генерал Валерій Залужний.</text:p>
      <text:p text:style-name="P4">
Source: <text:a xlink:type="simple" xlink:href="https://armyinform.com.ua/2023/06/29/nastup-sytuacziya-na-fronti-ta-potreby-zsu-valerij-zaluzhnyj-pospilkuvavsya-z-markom-milli/" text:style-name="Internet_20_link" text:visited-style-name="Visited_20_Internet_20_Link">
https://armyinform.com.ua/2023/06/29/nastup-sytuacziya-na-fronti-ta-potreby-zsu-valerij-zaluzhnyj-pospilkuvavsya-z-markom-milli/</text:a>
</text:p>
      <!--NEWS-->
      <text:h text:style-name="P10" text:outline-level="1">
<text:span text:style-name="T4">
У Великій Британії триває навчання українських військових з тактичної медицини</text:span>
</text:h>
      <text:p text:style-name="P4">
Author: ['АРМІЯINFORM']</text:p>
      <text:p text:style-name="P4">
Time: 2023-06-29T4:00:00-04:00</text:p>
      <text:p text:style-name="P4">
Description: Про це повідомив Генеральний штаб ЗС України.    «Ця медична підготовка світового рі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401798_613474020965680_3449497793513296963_n.jpg" text:style-name="Internet_20_link" text:visited-style-name="Visited_20_Internet_20_Link">
356401798_613474020965680_3449497793513296963_n.jpg</text:a>
', '<text:a xlink:type="simple" xlink:href="https://armyinform.com.ua/wp-content/uploads/2023/06/356647122_613474257632323_7896844699036819464_n-150x150.jpg" text:style-name="Internet_20_link" text:visited-style-name="Visited_20_Internet_20_Link">
356647122_613474257632323_7896844699036819464_n-150x150.jpg</text:a>
', '<text:a xlink:type="simple" xlink:href="https://armyinform.com.ua/wp-content/uploads/2023/06/356133583_613474227632326_3984501089468652202_n-150x150.jpg" text:style-name="Internet_20_link" text:visited-style-name="Visited_20_Internet_20_Link">
356133583_613474227632326_3984501089468652202_n-150x150.jpg</text:a>
', '<text:a xlink:type="simple" xlink:href="https://armyinform.com.ua/wp-content/uploads/2023/06/356635279_613474190965663_2557398132472652993_n-150x150.jpg" text:style-name="Internet_20_link" text:visited-style-name="Visited_20_Internet_20_Link">
356635279_613474190965663_2557398132472652993_n-150x150.jpg</text:a>
', '<text:a xlink:type="simple" xlink:href="https://armyinform.com.ua/wp-content/uploads/2023/06/356224157_613474157632333_1986295861261979633_n-150x150.jpg" text:style-name="Internet_20_link" text:visited-style-name="Visited_20_Internet_20_Link">
356224157_613474157632333_1986295861261979633_n-150x150.jpg</text:a>
', '<text:a xlink:type="simple" xlink:href="https://armyinform.com.ua/wp-content/uploads/2023/06/356914034_613474110965671_6841436428610256483_n-150x150.jpg" text:style-name="Internet_20_link" text:visited-style-name="Visited_20_Internet_20_Link">
356914034_613474110965671_6841436428610256483_n-150x150.jpg</text:a>
', '<text:a xlink:type="simple" xlink:href="https://armyinform.com.ua/wp-content/uploads/2023/06/356368020_613474060965676_1852470136210740874_n-150x150.jpg" text:style-name="Internet_20_link" text:visited-style-name="Visited_20_Internet_20_Link">
356368020_613474060965676_1852470136210740874_n-150x150.jpg</text:a>
', '<text:a xlink:type="simple" xlink:href="https://armyinform.com.ua/wp-content/uploads/2023/06/356829207_613473970965685_5173357618869285884_n-150x150.jpg" text:style-name="Internet_20_link" text:visited-style-name="Visited_20_Internet_20_Link">
356829207_613473970965685_5173357618869285884_n-150x150.jpg</text:a>
', '<text:a xlink:type="simple" xlink:href="https://armyinform.com.ua/wp-content/uploads/2023/06/355895070_613473927632356_643436460156355350_n-150x150.jpg" text:style-name="Internet_20_link" text:visited-style-name="Visited_20_Internet_20_Link">
355895070_613473927632356_643436460156355350_n-150x150.jpg</text:a>
', '<text:a xlink:type="simple" xlink:href="https://armyinform.com.ua/wp-content/uploads/2023/06/356684398_613474000965682_6791642098356924004_n-150x150.jpg" text:style-name="Internet_20_link" text:visited-style-name="Visited_20_Internet_20_Link">
356684398_613474000965682_6791642098356924004_n-150x150.jpg</text:a>
', '<text:a xlink:type="simple" xlink:href="https://armyinform.com.ua/wp-content/uploads/2023/06/356401798_613474020965680_3449497793513296963_n-150x150.jpg" text:style-name="Internet_20_link" text:visited-style-name="Visited_20_Internet_20_Link">
356401798_613474020965680_3449497793513296963_n-150x150.jpg</text:a>
', '<text:a xlink:type="simple" xlink:href="https://armyinform.com.ua/wp-content/uploads/2023/06/356636163_613474277632321_5277639290003837670_n-150x150.jpg" text:style-name="Internet_20_link" text:visited-style-name="Visited_20_Internet_20_Link">
356636163_613474277632321_5277639290003837670_n-150x150.jpg</text:a>
', '<text:a xlink:type="simple" xlink:href="https://armyinform.com.ua/wp-content/uploads/2023/06/356913271_613474324298983_2566342169232438598_n-150x150.jpg" text:style-name="Internet_20_link" text:visited-style-name="Visited_20_Internet_20_Link">
356913271_613474324298983_2566342169232438598_n-150x150.jpg</text:a>
']</text:p>
      <text:p text:style-name="P4">
Tags: ['НАВЧАННЯ У БРИТАНІЇ', 'НАВЧАННЯ УКРАЇНСЬКИХ МЕДИКІВ', 'ТАКТИЧНА МЕДИЦИНА']</text:p>
      <text:p text:style-name="P4">
Category: News</text:p>
      <!--METADATA-->
      <text:p text:style-name="P4">
<draw:frame draw:style-name="fr1" draw:name="Image9" text:anchor-type="as-char" svg:width="6.9236in" svg:height="4.627273in" draw:z-index="0">
<draw:image xlink:href="../Images/AРМІЯINFORM/2023-06-29T4-00-00-04-00/356401798_613474020965680_3449497793513296963_n.jpg" xlink:type="simple" xlink:show="embed" xlink:actuate="onLoad" draw:mime-type="image/jpeg"/>
</draw:frame>
</text:p>
      <text:p text:style-name="P4">
Про це<text:a xlink:type="simple" xlink:href="https://www.facebook.com/GeneralStaff.ua/posts/pfbid02x8jm3rm2aDTXdFuZujpEJHFv1HXTELQwRXtJ1Nm2s4fEYvjWtsMmdn1PZqJmgHBjl" text:style-name="Internet_20_link" text:visited-style-name="Visited_20_Internet_20_Link">
повідомив</text:a>
 Генеральний штаб ЗСУкраїни.</text:p>
      <text:p text:style-name="P4">
«Ця медична підготовка світового рівня є ще одним фантастичним прикладом того,як Збройні сили Великої Британії та наших міжнародних партнерів успішноспівпрацюють, щоб підтримати боротьбу України проти незаконного танеспровокованого вторгнення росії. Наша підтримка України триватиме стільки,скільки буде потрібно — від забезпечення бойових тренувань до безоплатноїпередачі обладнання та боєприпасів, яких терміново потребує Україна», —наголосив Міністр у справах військовослужбовців, ветеранів та сімейвійськовослужбовців Великої Британії доктор Ендрю Меррісон, говорячи про курсіз тактичної медицини, який проводять інструктори з Британії, Нідерландів таІсландії для 49 військовослужбовців та військовослужбовиць Збройних СилУкраїни.</text:p>
      <text:p text:style-name="P4">
Військовослужбовці Збройних Сил України навчаються життєво важливим навичкампорятунку життя на полі бою на першому у своєму роді курсі бойової медичноїпідготовки, який проводить британська армія та її міжнародні партнери.</text:p>
      <text:p text:style-name="P4">
<text:a xlink:type="simple" xlink:href="https://armyinform.com.ua/wp-content/uploads/2023/06/356647122_613474257632323_7896844699036819464_n.jpg" text:style-name="Internet_20_link" text:visited-style-name="Visited_20_Internet_20_Link">
<draw:frame draw:style-name="fr1" draw:name="Image10" text:anchor-type="as-char" svg:width="6.9236in" svg:height="6.9236in" draw:z-index="0">
<draw:image xlink:href="../Images/AРМІЯINFORM/2023-06-29T4-00-00-04-00/356647122_613474257632323_7896844699036819464_n-150x150.jpg" xlink:type="simple" xlink:show="embed" xlink:actuate="onLoad" draw:mime-type="image/jpeg"/>
</draw:frame>
</text:a>
</text:p>
      <text:p text:style-name="P4">
<text:a xlink:type="simple" xlink:href="https://armyinform.com.ua/wp-content/uploads/2023/06/356133583_613474227632326_3984501089468652202_n.jpg" text:style-name="Internet_20_link" text:visited-style-name="Visited_20_Internet_20_Link">
<draw:frame draw:style-name="fr1" draw:name="Image11" text:anchor-type="as-char" svg:width="6.9236in" svg:height="6.9236in" draw:z-index="0">
<draw:image xlink:href="../Images/AРМІЯINFORM/2023-06-29T4-00-00-04-00/356133583_613474227632326_3984501089468652202_n-150x150.jpg" xlink:type="simple" xlink:show="embed" xlink:actuate="onLoad" draw:mime-type="image/jpeg"/>
</draw:frame>
</text:a>
</text:p>
      <text:p text:style-name="P4">
<text:a xlink:type="simple" xlink:href="https://armyinform.com.ua/wp-content/uploads/2023/06/356635279_613474190965663_2557398132472652993_n.jpg" text:style-name="Internet_20_link" text:visited-style-name="Visited_20_Internet_20_Link">
<draw:frame draw:style-name="fr1" draw:name="Image12" text:anchor-type="as-char" svg:width="6.9236in" svg:height="6.9236in" draw:z-index="0">
<draw:image xlink:href="../Images/AРМІЯINFORM/2023-06-29T4-00-00-04-00/356635279_613474190965663_2557398132472652993_n-150x150.jpg" xlink:type="simple" xlink:show="embed" xlink:actuate="onLoad" draw:mime-type="image/jpeg"/>
</draw:frame>
</text:a>
</text:p>
      <text:p text:style-name="P4">
<text:a xlink:type="simple" xlink:href="https://armyinform.com.ua/wp-content/uploads/2023/06/356224157_613474157632333_1986295861261979633_n.jpg" text:style-name="Internet_20_link" text:visited-style-name="Visited_20_Internet_20_Link">
<draw:frame draw:style-name="fr1" draw:name="Image13" text:anchor-type="as-char" svg:width="6.9236in" svg:height="6.9236in" draw:z-index="0">
<draw:image xlink:href="../Images/AРМІЯINFORM/2023-06-29T4-00-00-04-00/356224157_613474157632333_1986295861261979633_n-150x150.jpg" xlink:type="simple" xlink:show="embed" xlink:actuate="onLoad" draw:mime-type="image/jpeg"/>
</draw:frame>
</text:a>
</text:p>
      <text:p text:style-name="P4">
<text:a xlink:type="simple" xlink:href="https://armyinform.com.ua/wp-content/uploads/2023/06/356914034_613474110965671_6841436428610256483_n.jpg" text:style-name="Internet_20_link" text:visited-style-name="Visited_20_Internet_20_Link">
<draw:frame draw:style-name="fr1" draw:name="Image14" text:anchor-type="as-char" svg:width="6.9236in" svg:height="6.9236in" draw:z-index="0">
<draw:image xlink:href="../Images/AРМІЯINFORM/2023-06-29T4-00-00-04-00/356914034_613474110965671_6841436428610256483_n-150x150.jpg" xlink:type="simple" xlink:show="embed" xlink:actuate="onLoad" draw:mime-type="image/jpeg"/>
</draw:frame>
</text:a>
</text:p>
      <text:p text:style-name="P4">
<text:a xlink:type="simple" xlink:href="https://armyinform.com.ua/wp-content/uploads/2023/06/356368020_613474060965676_1852470136210740874_n.jpg" text:style-name="Internet_20_link" text:visited-style-name="Visited_20_Internet_20_Link">
<draw:frame draw:style-name="fr1" draw:name="Image15" text:anchor-type="as-char" svg:width="6.9236in" svg:height="6.9236in" draw:z-index="0">
<draw:image xlink:href="../Images/AРМІЯINFORM/2023-06-29T4-00-00-04-00/356368020_613474060965676_1852470136210740874_n-150x150.jpg" xlink:type="simple" xlink:show="embed" xlink:actuate="onLoad" draw:mime-type="image/jpeg"/>
</draw:frame>
</text:a>
</text:p>
      <text:p text:style-name="P4">
<text:a xlink:type="simple" xlink:href="https://armyinform.com.ua/wp-content/uploads/2023/06/356829207_613473970965685_5173357618869285884_n.jpg" text:style-name="Internet_20_link" text:visited-style-name="Visited_20_Internet_20_Link">
<draw:frame draw:style-name="fr1" draw:name="Image16" text:anchor-type="as-char" svg:width="6.9236in" svg:height="6.9236in" draw:z-index="0">
<draw:image xlink:href="../Images/AРМІЯINFORM/2023-06-29T4-00-00-04-00/356829207_613473970965685_5173357618869285884_n-150x150.jpg" xlink:type="simple" xlink:show="embed" xlink:actuate="onLoad" draw:mime-type="image/jpeg"/>
</draw:frame>
</text:a>
</text:p>
      <text:p text:style-name="P4">
<text:a xlink:type="simple" xlink:href="https://armyinform.com.ua/wp-content/uploads/2023/06/355895070_613473927632356_643436460156355350_n.jpg" text:style-name="Internet_20_link" text:visited-style-name="Visited_20_Internet_20_Link">
<draw:frame draw:style-name="fr1" draw:name="Image17" text:anchor-type="as-char" svg:width="6.9236in" svg:height="6.9236in" draw:z-index="0">
<draw:image xlink:href="../Images/AРМІЯINFORM/2023-06-29T4-00-00-04-00/355895070_613473927632356_643436460156355350_n-150x150.jpg" xlink:type="simple" xlink:show="embed" xlink:actuate="onLoad" draw:mime-type="image/jpeg"/>
</draw:frame>
</text:a>
</text:p>
      <text:p text:style-name="P4">
<text:a xlink:type="simple" xlink:href="https://armyinform.com.ua/wp-content/uploads/2023/06/356684398_613474000965682_6791642098356924004_n.jpg" text:style-name="Internet_20_link" text:visited-style-name="Visited_20_Internet_20_Link">
<draw:frame draw:style-name="fr1" draw:name="Image18" text:anchor-type="as-char" svg:width="6.9236in" svg:height="6.9236in" draw:z-index="0">
<draw:image xlink:href="../Images/AРМІЯINFORM/2023-06-29T4-00-00-04-00/356684398_613474000965682_6791642098356924004_n-150x150.jpg" xlink:type="simple" xlink:show="embed" xlink:actuate="onLoad" draw:mime-type="image/jpeg"/>
</draw:frame>
</text:a>
</text:p>
      <text:p text:style-name="P4">
<text:a xlink:type="simple" xlink:href="https://armyinform.com.ua/wp-content/uploads/2023/06/356401798_613474020965680_3449497793513296963_n.jpg" text:style-name="Internet_20_link" text:visited-style-name="Visited_20_Internet_20_Link">
<draw:frame draw:style-name="fr1" draw:name="Image19" text:anchor-type="as-char" svg:width="6.9236in" svg:height="6.9236in" draw:z-index="0">
<draw:image xlink:href="../Images/AРМІЯINFORM/2023-06-29T4-00-00-04-00/356401798_613474020965680_3449497793513296963_n-150x150.jpg" xlink:type="simple" xlink:show="embed" xlink:actuate="onLoad" draw:mime-type="image/jpeg"/>
</draw:frame>
</text:a>
</text:p>
      <text:p text:style-name="P4">
Під час п’ятитижневого курсу, який розпочався 29 травня, українських медиківнавчали критично важливим методам, таким як: надання медичної допомоги підвогнем, контроль великої крововтрати та надання невідкладної допомоги надогоспітальному етапі.</text:p>
      <text:p text:style-name="P4">
Організатори зазначають, що для створення програми були враховані свідчення зполя бою та запити українських військових. Під час навчання слухачів такожнавчили, як найкраще оптимізувати власне здоров’я, щоб бути готовими до роботив бойових умовах, та як у наближених до реальних бойових сценаріях перевірятисвої знання на практиці, щоб отримати впевненість у ефективному застосуваннісвоїх навичок на передовій. До них належать:</text:p>
      <text:p text:style-name="P4">
— масовий огляд поранених із різними травмами;</text:p>
      <text:p text:style-name="P4">
— надання допомоги постраждалим з тяжкими пораненнями, спричиненими вибухамита стрілецькою зброєю;</text:p>
      <text:p text:style-name="P4">
— способи безпечної евакуації постраждалих із цивільних та військовихтранспортних засобів;</text:p>
      <text:p text:style-name="P4">
— евакуація поранених під вогнем.</text:p>
      <text:p text:style-name="P4">
<text:a xlink:type="simple" xlink:href="https://armyinform.com.ua/wp-content/uploads/2023/06/356636163_613474277632321_5277639290003837670_n.jpg" text:style-name="Internet_20_link" text:visited-style-name="Visited_20_Internet_20_Link">
<draw:frame draw:style-name="fr1" draw:name="Image20" text:anchor-type="as-char" svg:width="6.9236in" svg:height="6.9236in" draw:z-index="0">
<draw:image xlink:href="../Images/AРМІЯINFORM/2023-06-29T4-00-00-04-00/356636163_613474277632321_5277639290003837670_n-150x150.jpg" xlink:type="simple" xlink:show="embed" xlink:actuate="onLoad" draw:mime-type="image/jpeg"/>
</draw:frame>
</text:a>
</text:p>
      <text:p text:style-name="P4">
<text:a xlink:type="simple" xlink:href="https://armyinform.com.ua/wp-content/uploads/2023/06/356913271_613474324298983_2566342169232438598_n.jpg" text:style-name="Internet_20_link" text:visited-style-name="Visited_20_Internet_20_Link">
<draw:frame draw:style-name="fr1" draw:name="Image21" text:anchor-type="as-char" svg:width="6.9236in" svg:height="6.9236in" draw:z-index="0">
<draw:image xlink:href="../Images/AРМІЯINFORM/2023-06-29T4-00-00-04-00/356913271_613474324298983_2566342169232438598_n-150x150.jpg" xlink:type="simple" xlink:show="embed" xlink:actuate="onLoad" draw:mime-type="image/jpeg"/>
</draw:frame>
</text:a>
</text:p>
      <text:p text:style-name="P4">
Директор курсу капітан Філ з 2-ї медичної бригади сказав: «У нас є першокласнакоманда медичних інструкторів, і ми всі пишаємося тим, що допомагаємо Україніу звільненні своєї землі від цього незаконного вторгнення. Українськівійськові медики прагнуть вчитися і здобути якомога більше навичок, перш ніжповернутися додому, щоб мати змогу ефективно рятувати життя. Переважнабільшість брала активну участь на полі бою, і багато з них самі маютьпоранення від цієї війни. Велика честь їх навчати і з огляду на природуїхнього недавнього досвіду, ми вчимося від них стільки ж, скільки вони віднас»</text:p>
      <text:p text:style-name="P4">
У наступні кілька днів навчання українські військовослужбовці тавійськовослужбовиці навчатимуться надавати першу медичну допомогу іншимвійськовим Збройних Сил України після повернення на передову.</text:p>
      <text:p text:style-name="P4">
Нинішній курс є першим із трьох програм бойової медичної підготовки, під часкожного планують підготувати приблизно 50 українських військовослужбовців.</text:p>
      <text:p text:style-name="P4">
Source: <text:a xlink:type="simple" xlink:href="https://armyinform.com.ua/2023/06/29/u-velykij-brytaniyi-tryvaye-navchannya-ukrayinskyh-vijskovyh-z-taktychnoyi-medyczyny/" text:style-name="Internet_20_link" text:visited-style-name="Visited_20_Internet_20_Link">
https://armyinform.com.ua/2023/06/29/u-velykij-brytaniyi-tryvaye-navchannya-ukrayinskyh-vijskovyh-z-taktychnoyi-medyczyny/</text:a>
</text:p>
      <!--NEWS-->
      <text:h text:style-name="P10" text:outline-level="1">
<text:span text:style-name="T4">
Генштаб показав, як відбуваються міжнародні навчання ВМС «Сі Бриз»</text:span>
</text:h>
      <text:p text:style-name="P4">
Author: ['АРМІЯINFORM']</text:p>
      <text:p text:style-name="P4">
Time: 2023-06-29T53:00:00-04:00</text:p>
      <text:p text:style-name="P4">
Description: «Це фото кораблів, що беруть участь у комплексі тренувань в рамках серії навчань „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7016278_613384734307942_4465742835076036_n.jpg" text:style-name="Internet_20_link" text:visited-style-name="Visited_20_Internet_20_Link">
357016278_613384734307942_4465742835076036_n.jpg</text:a>
', '<text:a xlink:type="simple" xlink:href="https://armyinform.com.ua/wp-content/uploads/2023/06/356873587_613384750974607_5890591829860308019_n-150x150.jpg" text:style-name="Internet_20_link" text:visited-style-name="Visited_20_Internet_20_Link">
356873587_613384750974607_5890591829860308019_n-150x150.jpg</text:a>
', '<text:a xlink:type="simple" xlink:href="https://armyinform.com.ua/wp-content/uploads/2023/06/356929426_613384684307947_8412924423741192287_n-1-150x150.jpg" text:style-name="Internet_20_link" text:visited-style-name="Visited_20_Internet_20_Link">
356929426_613384684307947_8412924423741192287_n-1-150x150.jpg</text:a>
', '<text:a xlink:type="simple" xlink:href="https://armyinform.com.ua/wp-content/uploads/2023/06/356899454_613384934307922_4358673921481704786_n-150x150.jpg" text:style-name="Internet_20_link" text:visited-style-name="Visited_20_Internet_20_Link">
356899454_613384934307922_4358673921481704786_n-150x150.jpg</text:a>
', '<text:a xlink:type="simple" xlink:href="https://armyinform.com.ua/wp-content/uploads/2023/06/357025830_613384917641257_8435556725971971781_n-150x150.jpg" text:style-name="Internet_20_link" text:visited-style-name="Visited_20_Internet_20_Link">
357025830_613384917641257_8435556725971971781_n-150x150.jpg</text:a>
', '<text:a xlink:type="simple" xlink:href="https://armyinform.com.ua/wp-content/uploads/2023/06/356996182_613384894307926_8208820803099943251_n-150x150.jpg" text:style-name="Internet_20_link" text:visited-style-name="Visited_20_Internet_20_Link">
356996182_613384894307926_8208820803099943251_n-150x150.jpg</text:a>
', '<text:a xlink:type="simple" xlink:href="https://armyinform.com.ua/wp-content/uploads/2023/06/356990782_613384870974595_7447959885819574708_n-150x150.jpg" text:style-name="Internet_20_link" text:visited-style-name="Visited_20_Internet_20_Link">
356990782_613384870974595_7447959885819574708_n-150x150.jpg</text:a>
', '<text:a xlink:type="simple" xlink:href="https://armyinform.com.ua/wp-content/uploads/2023/06/356982295_613384860974596_5667710460201973037_n-150x150.jpg" text:style-name="Internet_20_link" text:visited-style-name="Visited_20_Internet_20_Link">
356982295_613384860974596_5667710460201973037_n-150x150.jpg</text:a>
', '<text:a xlink:type="simple" xlink:href="https://armyinform.com.ua/wp-content/uploads/2023/06/357112320_613384830974599_7862938739611788237_n-150x150.jpg" text:style-name="Internet_20_link" text:visited-style-name="Visited_20_Internet_20_Link">
357112320_613384830974599_7862938739611788237_n-150x150.jpg</text:a>
', '<text:a xlink:type="simple" xlink:href="https://armyinform.com.ua/wp-content/uploads/2023/06/357003588_613384790974603_4628044593383101674_n-150x150.jpg" text:style-name="Internet_20_link" text:visited-style-name="Visited_20_Internet_20_Link">
357003588_613384790974603_4628044593383101674_n-150x150.jpg</text:a>
', '<text:a xlink:type="simple" xlink:href="https://armyinform.com.ua/wp-content/uploads/2023/06/356987523_613384774307938_8742852726960536092_n-150x150.jpg" text:style-name="Internet_20_link" text:visited-style-name="Visited_20_Internet_20_Link">
356987523_613384774307938_8742852726960536092_n-150x150.jpg</text:a>
', '<text:a xlink:type="simple" xlink:href="https://armyinform.com.ua/wp-content/uploads/2023/06/357016278_613384734307942_4465742835076036_n-150x150.jpg" text:style-name="Internet_20_link" text:visited-style-name="Visited_20_Internet_20_Link">
357016278_613384734307942_4465742835076036_n-150x150.jpg</text:a>
', '<text:a xlink:type="simple" xlink:href="https://armyinform.com.ua/wp-content/uploads/2023/06/356990837_613384700974612_6518932348493902481_n-150x150.jpg" text:style-name="Internet_20_link" text:visited-style-name="Visited_20_Internet_20_Link">
356990837_613384700974612_6518932348493902481_n-150x150.jpg</text:a>
', '<text:a xlink:type="simple" xlink:href="https://armyinform.com.ua/wp-content/uploads/2023/06/356929426_613384684307947_8412924423741192287_n-150x150.jpg" text:style-name="Internet_20_link" text:visited-style-name="Visited_20_Internet_20_Link">
356929426_613384684307947_8412924423741192287_n-150x150.jpg</text:a>
', '<text:a xlink:type="simple" xlink:href="https://armyinform.com.ua/wp-content/uploads/2023/06/356983568_613384664307949_8748267162339526394_n-150x150.jpg" text:style-name="Internet_20_link" text:visited-style-name="Visited_20_Internet_20_Link">
356983568_613384664307949_8748267162339526394_n-150x150.jpg</text:a>
', '<text:a xlink:type="simple" xlink:href="https://armyinform.com.ua/wp-content/uploads/2023/06/356986022_613384634307952_6450442071266113531_n-150x150.jpg" text:style-name="Internet_20_link" text:visited-style-name="Visited_20_Internet_20_Link">
356986022_613384634307952_6450442071266113531_n-150x150.jpg</text:a>
', '<text:a xlink:type="simple" xlink:href="https://armyinform.com.ua/wp-content/uploads/2023/06/356988435_613384604307955_4236870597746423524_n-150x150.jpg" text:style-name="Internet_20_link" text:visited-style-name="Visited_20_Internet_20_Link">
356988435_613384604307955_4236870597746423524_n-150x150.jpg</text:a>
', '<text:a xlink:type="simple" xlink:href="https://armyinform.com.ua/wp-content/uploads/2023/06/356939028_613384517641297_3350220674099331969_n-150x150.jpg" text:style-name="Internet_20_link" text:visited-style-name="Visited_20_Internet_20_Link">
356939028_613384517641297_3350220674099331969_n-150x150.jpg</text:a>
', '<text:a xlink:type="simple" xlink:href="https://armyinform.com.ua/wp-content/uploads/2023/06/357005736_613384414307974_2528457623371167780_n-150x150.jpg" text:style-name="Internet_20_link" text:visited-style-name="Visited_20_Internet_20_Link">
357005736_613384414307974_2528457623371167780_n-150x150.jpg</text:a>
', '<text:a xlink:type="simple" xlink:href="https://armyinform.com.ua/wp-content/uploads/2023/06/356646525_613383427641406_203320350393719508_n-150x150.jpg" text:style-name="Internet_20_link" text:visited-style-name="Visited_20_Internet_20_Link">
356646525_613383427641406_203320350393719508_n-150x150.jpg</text:a>
']</text:p>
      <text:p text:style-name="P4">
Tags: ['ВІЙСЬКОВІ НАВЧАННЯ', 'ВМС БРИТАНІЇ', 'ВМС УКРАЇНИ', 'МІЖНАРОДНІ НАВЧАННЯ ВМС', 'НАВЧАННЯ ВМС', 'СІ БРИЗ 2023']</text:p>
      <text:p text:style-name="P4">
Category: News</text:p>
      <!--METADATA-->
      <text:p text:style-name="P4">
<draw:frame draw:style-name="fr1" draw:name="Image22" text:anchor-type="as-char" svg:width="6.9236in" svg:height="4.620011in" draw:z-index="0">
<draw:image xlink:href="../Images/AРМІЯINFORM/2023-06-29T53-00-00-04-00/357016278_613384734307942_4465742835076036_n.jpg" xlink:type="simple" xlink:show="embed" xlink:actuate="onLoad" draw:mime-type="image/jpeg"/>
</draw:frame>
</text:p>
      <text:p text:style-name="P4">
«Це фото кораблів, що беруть участь у комплексі тренувань в рамках серіїнавчань „Сі Бриз“», —<text:a xlink:type="simple" xlink:href="https://www.facebook.com/GeneralStaff.ua/posts/pfbid0RUgw5SpVDge9SkF9hCyjXfTtYmAG3J7mjHC7ayemKNKf4tcLmeG7UWXCGNF4xRRhl" text:style-name="Internet_20_link" text:visited-style-name="Visited_20_Internet_20_Link">
ідеться</text:a>
 в повідомленні ГШ ЗСУ.</text:p>
      <text:p text:style-name="P4">
Нагадаємо, як<text:a xlink:type="simple" xlink:href="https://www.facebook.com/navy.mil.gov.ua/posts/pfbid02YwvZkyKAnsXUxJvgQS3YbLCdywQm3dCNLh49KjyTjFDjy5e5iLg2KnBBmjmTebX3l" text:style-name="Internet_20_link" text:visited-style-name="Visited_20_Internet_20_Link">
повідомляли</text:a>
ВМС України, 26 червня в місті Глазго, Шотландія, що входить до Сполученогокоролівства Великої Британії та Північної Ірландії, розпочався комплекстренувань у рамках серії навчань «Сі Бриз».</text:p>
      <text:p text:style-name="P4">
Участь у навчаннях беруть представники 18-ти країн-учасниць. Від українськоїсторони тренуваннями керує командир флотилії капітан 1 рангу Юрій Федаш.</text:p>
      <text:p text:style-name="P4">
<text:a xlink:type="simple" xlink:href="https://armyinform.com.ua/wp-content/uploads/2023/06/356873587_613384750974607_5890591829860308019_n.jpg" text:style-name="Internet_20_link" text:visited-style-name="Visited_20_Internet_20_Link">
<draw:frame draw:style-name="fr1" draw:name="Image23" text:anchor-type="as-char" svg:width="6.9236in" svg:height="6.9236in" draw:z-index="0">
<draw:image xlink:href="../Images/AРМІЯINFORM/2023-06-29T53-00-00-04-00/356873587_613384750974607_5890591829860308019_n-150x150.jpg" xlink:type="simple" xlink:show="embed" xlink:actuate="onLoad" draw:mime-type="image/jpeg"/>
</draw:frame>
</text:a>
</text:p>
      <text:p text:style-name="P4">
<text:a xlink:type="simple" xlink:href="https://armyinform.com.ua/wp-content/uploads/2023/06/356929426_613384684307947_8412924423741192287_n-1.jpg" text:style-name="Internet_20_link" text:visited-style-name="Visited_20_Internet_20_Link">
<draw:frame draw:style-name="fr1" draw:name="Image24" text:anchor-type="as-char" svg:width="6.9236in" svg:height="6.9236in" draw:z-index="0">
<draw:image xlink:href="../Images/AРМІЯINFORM/2023-06-29T53-00-00-04-00/356929426_613384684307947_8412924423741192287_n-1-150x150.jpg" xlink:type="simple" xlink:show="embed" xlink:actuate="onLoad" draw:mime-type="image/jpeg"/>
</draw:frame>
</text:a>
</text:p>
      <text:p text:style-name="P4">
<text:a xlink:type="simple" xlink:href="https://armyinform.com.ua/wp-content/uploads/2023/06/356899454_613384934307922_4358673921481704786_n.jpg" text:style-name="Internet_20_link" text:visited-style-name="Visited_20_Internet_20_Link">
<draw:frame draw:style-name="fr1" draw:name="Image25" text:anchor-type="as-char" svg:width="6.9236in" svg:height="6.9236in" draw:z-index="0">
<draw:image xlink:href="../Images/AРМІЯINFORM/2023-06-29T53-00-00-04-00/356899454_613384934307922_4358673921481704786_n-150x150.jpg" xlink:type="simple" xlink:show="embed" xlink:actuate="onLoad" draw:mime-type="image/jpeg"/>
</draw:frame>
</text:a>
</text:p>
      <text:p text:style-name="P4">
<text:a xlink:type="simple" xlink:href="https://armyinform.com.ua/wp-content/uploads/2023/06/357025830_613384917641257_8435556725971971781_n.jpg" text:style-name="Internet_20_link" text:visited-style-name="Visited_20_Internet_20_Link">
<draw:frame draw:style-name="fr1" draw:name="Image26" text:anchor-type="as-char" svg:width="6.9236in" svg:height="6.9236in" draw:z-index="0">
<draw:image xlink:href="../Images/AРМІЯINFORM/2023-06-29T53-00-00-04-00/357025830_613384917641257_8435556725971971781_n-150x150.jpg" xlink:type="simple" xlink:show="embed" xlink:actuate="onLoad" draw:mime-type="image/jpeg"/>
</draw:frame>
</text:a>
</text:p>
      <text:p text:style-name="P4">
<text:a xlink:type="simple" xlink:href="https://armyinform.com.ua/wp-content/uploads/2023/06/356996182_613384894307926_8208820803099943251_n.jpg" text:style-name="Internet_20_link" text:visited-style-name="Visited_20_Internet_20_Link">
<draw:frame draw:style-name="fr1" draw:name="Image27" text:anchor-type="as-char" svg:width="6.9236in" svg:height="6.9236in" draw:z-index="0">
<draw:image xlink:href="../Images/AРМІЯINFORM/2023-06-29T53-00-00-04-00/356996182_613384894307926_8208820803099943251_n-150x150.jpg" xlink:type="simple" xlink:show="embed" xlink:actuate="onLoad" draw:mime-type="image/jpeg"/>
</draw:frame>
</text:a>
</text:p>
      <text:p text:style-name="P4">
<text:a xlink:type="simple" xlink:href="https://armyinform.com.ua/wp-content/uploads/2023/06/356990782_613384870974595_7447959885819574708_n.jpg" text:style-name="Internet_20_link" text:visited-style-name="Visited_20_Internet_20_Link">
<draw:frame draw:style-name="fr1" draw:name="Image28" text:anchor-type="as-char" svg:width="6.9236in" svg:height="6.9236in" draw:z-index="0">
<draw:image xlink:href="../Images/AРМІЯINFORM/2023-06-29T53-00-00-04-00/356990782_613384870974595_7447959885819574708_n-150x150.jpg" xlink:type="simple" xlink:show="embed" xlink:actuate="onLoad" draw:mime-type="image/jpeg"/>
</draw:frame>
</text:a>
</text:p>
      <text:p text:style-name="P4">
<text:a xlink:type="simple" xlink:href="https://armyinform.com.ua/wp-content/uploads/2023/06/356982295_613384860974596_5667710460201973037_n.jpg" text:style-name="Internet_20_link" text:visited-style-name="Visited_20_Internet_20_Link">
<draw:frame draw:style-name="fr1" draw:name="Image29" text:anchor-type="as-char" svg:width="6.9236in" svg:height="6.9236in" draw:z-index="0">
<draw:image xlink:href="../Images/AРМІЯINFORM/2023-06-29T53-00-00-04-00/356982295_613384860974596_5667710460201973037_n-150x150.jpg" xlink:type="simple" xlink:show="embed" xlink:actuate="onLoad" draw:mime-type="image/jpeg"/>
</draw:frame>
</text:a>
</text:p>
      <text:p text:style-name="P4">
<text:a xlink:type="simple" xlink:href="https://armyinform.com.ua/wp-content/uploads/2023/06/357112320_613384830974599_7862938739611788237_n.jpg" text:style-name="Internet_20_link" text:visited-style-name="Visited_20_Internet_20_Link">
<draw:frame draw:style-name="fr1" draw:name="Image30" text:anchor-type="as-char" svg:width="6.9236in" svg:height="6.9236in" draw:z-index="0">
<draw:image xlink:href="../Images/AРМІЯINFORM/2023-06-29T53-00-00-04-00/357112320_613384830974599_7862938739611788237_n-150x150.jpg" xlink:type="simple" xlink:show="embed" xlink:actuate="onLoad" draw:mime-type="image/jpeg"/>
</draw:frame>
</text:a>
</text:p>
      <text:p text:style-name="P4">
<text:a xlink:type="simple" xlink:href="https://armyinform.com.ua/wp-content/uploads/2023/06/357003588_613384790974603_4628044593383101674_n.jpg" text:style-name="Internet_20_link" text:visited-style-name="Visited_20_Internet_20_Link">
<draw:frame draw:style-name="fr1" draw:name="Image31" text:anchor-type="as-char" svg:width="6.9236in" svg:height="6.9236in" draw:z-index="0">
<draw:image xlink:href="../Images/AРМІЯINFORM/2023-06-29T53-00-00-04-00/357003588_613384790974603_4628044593383101674_n-150x150.jpg" xlink:type="simple" xlink:show="embed" xlink:actuate="onLoad" draw:mime-type="image/jpeg"/>
</draw:frame>
</text:a>
</text:p>
      <text:p text:style-name="P4">
<text:a xlink:type="simple" xlink:href="https://armyinform.com.ua/wp-content/uploads/2023/06/356987523_613384774307938_8742852726960536092_n.jpg" text:style-name="Internet_20_link" text:visited-style-name="Visited_20_Internet_20_Link">
<draw:frame draw:style-name="fr1" draw:name="Image32" text:anchor-type="as-char" svg:width="6.9236in" svg:height="6.9236in" draw:z-index="0">
<draw:image xlink:href="../Images/AРМІЯINFORM/2023-06-29T53-00-00-04-00/356987523_613384774307938_8742852726960536092_n-150x150.jpg" xlink:type="simple" xlink:show="embed" xlink:actuate="onLoad" draw:mime-type="image/jpeg"/>
</draw:frame>
</text:a>
</text:p>
      <text:p text:style-name="P4">
<text:a xlink:type="simple" xlink:href="https://armyinform.com.ua/wp-content/uploads/2023/06/357016278_613384734307942_4465742835076036_n.jpg" text:style-name="Internet_20_link" text:visited-style-name="Visited_20_Internet_20_Link">
<draw:frame draw:style-name="fr1" draw:name="Image33" text:anchor-type="as-char" svg:width="6.9236in" svg:height="6.9236in" draw:z-index="0">
<draw:image xlink:href="../Images/AРМІЯINFORM/2023-06-29T53-00-00-04-00/357016278_613384734307942_4465742835076036_n-150x150.jpg" xlink:type="simple" xlink:show="embed" xlink:actuate="onLoad" draw:mime-type="image/jpeg"/>
</draw:frame>
</text:a>
</text:p>
      <text:p text:style-name="P4">
<text:a xlink:type="simple" xlink:href="https://armyinform.com.ua/wp-content/uploads/2023/06/356990837_613384700974612_6518932348493902481_n.jpg" text:style-name="Internet_20_link" text:visited-style-name="Visited_20_Internet_20_Link">
<draw:frame draw:style-name="fr1" draw:name="Image34" text:anchor-type="as-char" svg:width="6.9236in" svg:height="6.9236in" draw:z-index="0">
<draw:image xlink:href="../Images/AРМІЯINFORM/2023-06-29T53-00-00-04-00/356990837_613384700974612_6518932348493902481_n-150x150.jpg" xlink:type="simple" xlink:show="embed" xlink:actuate="onLoad" draw:mime-type="image/jpeg"/>
</draw:frame>
</text:a>
</text:p>
      <text:p text:style-name="P4">
<text:a xlink:type="simple" xlink:href="https://armyinform.com.ua/wp-content/uploads/2023/06/356929426_613384684307947_8412924423741192287_n.jpg" text:style-name="Internet_20_link" text:visited-style-name="Visited_20_Internet_20_Link">
<draw:frame draw:style-name="fr1" draw:name="Image35" text:anchor-type="as-char" svg:width="6.9236in" svg:height="6.9236in" draw:z-index="0">
<draw:image xlink:href="../Images/AРМІЯINFORM/2023-06-29T53-00-00-04-00/356929426_613384684307947_8412924423741192287_n-150x150.jpg" xlink:type="simple" xlink:show="embed" xlink:actuate="onLoad" draw:mime-type="image/jpeg"/>
</draw:frame>
</text:a>
</text:p>
      <text:p text:style-name="P4">
<text:a xlink:type="simple" xlink:href="https://armyinform.com.ua/wp-content/uploads/2023/06/356983568_613384664307949_8748267162339526394_n.jpg" text:style-name="Internet_20_link" text:visited-style-name="Visited_20_Internet_20_Link">
<draw:frame draw:style-name="fr1" draw:name="Image36" text:anchor-type="as-char" svg:width="6.9236in" svg:height="6.9236in" draw:z-index="0">
<draw:image xlink:href="../Images/AРМІЯINFORM/2023-06-29T53-00-00-04-00/356983568_613384664307949_8748267162339526394_n-150x150.jpg" xlink:type="simple" xlink:show="embed" xlink:actuate="onLoad" draw:mime-type="image/jpeg"/>
</draw:frame>
</text:a>
</text:p>
      <text:p text:style-name="P4">
<text:a xlink:type="simple" xlink:href="https://armyinform.com.ua/wp-content/uploads/2023/06/356986022_613384634307952_6450442071266113531_n.jpg" text:style-name="Internet_20_link" text:visited-style-name="Visited_20_Internet_20_Link">
<draw:frame draw:style-name="fr1" draw:name="Image37" text:anchor-type="as-char" svg:width="6.9236in" svg:height="6.9236in" draw:z-index="0">
<draw:image xlink:href="../Images/AРМІЯINFORM/2023-06-29T53-00-00-04-00/356986022_613384634307952_6450442071266113531_n-150x150.jpg" xlink:type="simple" xlink:show="embed" xlink:actuate="onLoad" draw:mime-type="image/jpeg"/>
</draw:frame>
</text:a>
</text:p>
      <text:p text:style-name="P4">
<text:a xlink:type="simple" xlink:href="https://armyinform.com.ua/wp-content/uploads/2023/06/356988435_613384604307955_4236870597746423524_n.jpg" text:style-name="Internet_20_link" text:visited-style-name="Visited_20_Internet_20_Link">
<draw:frame draw:style-name="fr1" draw:name="Image38" text:anchor-type="as-char" svg:width="6.9236in" svg:height="6.9236in" draw:z-index="0">
<draw:image xlink:href="../Images/AРМІЯINFORM/2023-06-29T53-00-00-04-00/356988435_613384604307955_4236870597746423524_n-150x150.jpg" xlink:type="simple" xlink:show="embed" xlink:actuate="onLoad" draw:mime-type="image/jpeg"/>
</draw:frame>
</text:a>
</text:p>
      <text:p text:style-name="P4">
<text:a xlink:type="simple" xlink:href="https://armyinform.com.ua/wp-content/uploads/2023/06/356939028_613384517641297_3350220674099331969_n.jpg" text:style-name="Internet_20_link" text:visited-style-name="Visited_20_Internet_20_Link">
<draw:frame draw:style-name="fr1" draw:name="Image39" text:anchor-type="as-char" svg:width="6.9236in" svg:height="6.9236in" draw:z-index="0">
<draw:image xlink:href="../Images/AРМІЯINFORM/2023-06-29T53-00-00-04-00/356939028_613384517641297_3350220674099331969_n-150x150.jpg" xlink:type="simple" xlink:show="embed" xlink:actuate="onLoad" draw:mime-type="image/jpeg"/>
</draw:frame>
</text:a>
</text:p>
      <text:p text:style-name="P4">
<text:a xlink:type="simple" xlink:href="https://armyinform.com.ua/wp-content/uploads/2023/06/357005736_613384414307974_2528457623371167780_n.jpg" text:style-name="Internet_20_link" text:visited-style-name="Visited_20_Internet_20_Link">
<draw:frame draw:style-name="fr1" draw:name="Image40" text:anchor-type="as-char" svg:width="6.9236in" svg:height="6.9236in" draw:z-index="0">
<draw:image xlink:href="../Images/AРМІЯINFORM/2023-06-29T53-00-00-04-00/357005736_613384414307974_2528457623371167780_n-150x150.jpg" xlink:type="simple" xlink:show="embed" xlink:actuate="onLoad" draw:mime-type="image/jpeg"/>
</draw:frame>
</text:a>
</text:p>
      <text:p text:style-name="P4">
<text:a xlink:type="simple" xlink:href="https://armyinform.com.ua/wp-content/uploads/2023/06/356646525_613383427641406_203320350393719508_n.jpg" text:style-name="Internet_20_link" text:visited-style-name="Visited_20_Internet_20_Link">
<draw:frame draw:style-name="fr1" draw:name="Image41" text:anchor-type="as-char" svg:width="6.9236in" svg:height="6.9236in" draw:z-index="0">
<draw:image xlink:href="../Images/AРМІЯINFORM/2023-06-29T53-00-00-04-00/356646525_613383427641406_203320350393719508_n-150x150.jpg" xlink:type="simple" xlink:show="embed" xlink:actuate="onLoad" draw:mime-type="image/jpeg"/>
</draw:frame>
</text:a>
</text:p>
      <text:p text:style-name="P4">
Головним завданням комплексу тренувань у межах навчання «Сі Бриз — 2023» єпідготовка до планування та ведення протимінних дій. Основний акцент робитьсяна проведенні підготовки штабу тактичної групи протимінних дій до плануваннята ведення протимінних дій (операцій) відповідно до стандартів та процедурНАТО із залученням зразків озброєння та військової техніки, яку ВМС ЗС Україниотримали від країн-партнерів. Не менш важливими є підготовка протиміннихкораблів ВМС ЗС України класу Sandown «Черкаси» та «Чернігів», груп підводногорозмінування та підводних безпілотних апаратів до ведення протимінних дій ускладі тактичних груп.</text:p>
      <text:p text:style-name="P4">
Досвід, якого вже набули екіпажі українських протимінних кораблів, тапрофесіоналізм країн-учасниць забезпечать високу ефективність проведеннятренувань. Головним результатом тренувань у межах навчання «Сі Бриз — 2023»стане готовність багатонаціональних сил до проведення операції зі звільненняЧорного моря від мінної небезпеки та відновлення безпечного судноплавства.</text:p>
      <text:p text:style-name="P4">
Source: <text:a xlink:type="simple" xlink:href="https://armyinform.com.ua/2023/06/29/genshtab-pokazav-yak-prohodyat-mizhnarodnyai-navchannya-vms-si-bryz/" text:style-name="Internet_20_link" text:visited-style-name="Visited_20_Internet_20_Link">
https://armyinform.com.ua/2023/06/29/genshtab-pokazav-yak-prohodyat-mizhnarodnyai-navchannya-vms-si-bryz/</text:a>
</text:p>
      <!--NEWS-->
      <text:h text:style-name="P10" text:outline-level="1">
<text:span text:style-name="T4">
Мобільні оператори резервуватимуть номери загиблих чи зниклих захисників на 2 роки</text:span>
</text:h>
      <text:p text:style-name="P4">
Author: ['АРМІЯINFORM']</text:p>
      <text:p text:style-name="P4">
Time: 2023-06-29T55:00:00-04:00</text:p>
      <text:p text:style-name="P4">
Description: Про це повідомив віцепрем’єр-міністр — міністр цифрової трансформації Михайло Федоро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obilnyj-telefon.jpg" text:style-name="Internet_20_link" text:visited-style-name="Visited_20_Internet_20_Link">
mobilnyj-telefon.jpg</text:a>
', '<text:a xlink:type="simple" xlink:href="https://armyinform.com.ua/wp-content/uploads/2023/06/1029a8ac47e41b30ad060354725656a6.jpg" text:style-name="Internet_20_link" text:visited-style-name="Visited_20_Internet_20_Link">
1029a8ac47e41b30ad060354725656a6.jpg</text:a>
']</text:p>
      <text:p text:style-name="P4">
Tags: ['МИХАЙЛО ФЕДОРОВ', 'МІНІСТР ЦИФРОВОЇ ТРАНСФОРМАЦІЇ УКРАЇНИ', 'МОБІЛЬНІ ОПЕРАТОРИ', 'СІМКАРТИ ЗАГИБЛИХ', 'СІМКАРТИ ЗНИКЛИХ БЕЗВІСТИ']</text:p>
      <text:p text:style-name="P4">
Category: News</text:p>
      <!--METADATA-->
      <text:p text:style-name="P4">
<draw:frame draw:style-name="fr1" draw:name="Image42" text:anchor-type="as-char" svg:width="6.9236in" svg:height="4.615733in" draw:z-index="0">
<draw:image xlink:href="../Images/AРМІЯINFORM/2023-06-29T55-00-00-04-00/mobilnyj-telefon.jpg" xlink:type="simple" xlink:show="embed" xlink:actuate="onLoad" draw:mime-type="image/jpeg"/>
</draw:frame>
Ілюстративне фото</text:p>
      <text:p text:style-name="P4">
Про це<text:a xlink:type="simple" xlink:href="https://www.facebook.com/mykhailofedorov.com.ua/posts/pfbid02a3GRDkhZ5mqocXb5wYY491JrUiKfNBkyVMypuRvgdurubMoVA86i5zb3wxBfzUGml" text:style-name="Internet_20_link" text:visited-style-name="Visited_20_Internet_20_Link">
повідомив</text:a>
віцепрем’єр-міністр — міністр цифрової трансформації Михайло Федоров на своїйсторінці у фейсбуку.</text:p>
      <text:p text:style-name="P4">
«Зазвичай через рік без використання номер надходить у вільний продаж. Так виможете отримати повідомлення «Коханий приєднався до Viber». Коли його немаєсеред живих.</text:p>
      <text:p text:style-name="P4">
<draw:frame draw:style-name="fr1" draw:name="Image43" text:anchor-type="as-char" svg:width="6.9236in" svg:height="3.90062in" draw:z-index="0">
<draw:image xlink:href="../Images/AРМІЯINFORM/2023-06-29T55-00-00-04-00/1029a8ac47e41b30ad060354725656a6.jpg" xlink:type="simple" xlink:show="embed" xlink:actuate="onLoad" draw:mime-type="image/jpeg"/>
</draw:frame>
</text:p>
      <text:p text:style-name="P4">
Щоб уникнути таких ситуацій, Kyivstar та lifecell запускають функціюрезервування номерів загиблих чи зниклих безвісти захисників. Номер не надійдев продаж загалом протягом 2 років. Для цього:</text:p>
      <text:p text:style-name="P4">
• зверніться до служби підтримки оператора. Kyivstar — 0800300466, lifecell —0800205433.</text:p>
      <text:p text:style-name="P4">
• повідомте номер для резерву</text:p>
      <text:p text:style-name="P4">
• зазначте, від кого звернення</text:p>
      <text:p text:style-name="P4">
• очікуйте SMS з рішенням</text:p>
      <text:p text:style-name="P4">
Зараз послуга працює в тестовому режимі.</text:p>
      <text:p text:style-name="P4">
Дякую Юрій Гудименко за ініціативу, яка є дуже важливою для родин нашихзагиблих героїв. Вдячний операторам за швидке реагування, — написав МихайлоФедоров.</text:p>
      <text:p text:style-name="P4">
Source: <text:a xlink:type="simple" xlink:href="https://armyinform.com.ua/2023/06/29/mobilni-operatory-rezervuvatymut-nomery-zagyblyh-chy-znyklyh-zahysnykiv-na-2-roky/" text:style-name="Internet_20_link" text:visited-style-name="Visited_20_Internet_20_Link">
https://armyinform.com.ua/2023/06/29/mobilni-operatory-rezervuvatymut-nomery-zagyblyh-chy-znyklyh-zahysnykiv-na-2-roky/</text:a>
</text:p>
      <!--NEWS-->
      <text:h text:style-name="P10" text:outline-level="1">
<text:span text:style-name="T4">
Протягом минулої доби росіяни завдали 2 ракетні та 50 авіаударів по Україні, є постраждалі</text:span>
</text:h>
      <text:p text:style-name="P4">
Author: ['АРМІЯINFORM']</text:p>
      <text:p text:style-name="P4">
Time: 2023-06-29T57:00:00-04:00</text:p>
      <text:p text:style-name="P4">
Description: Про це повідомляє Генеральний штаб ЗС України.    «Розпочалася чотириста дев’янос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ТОРГНЕННЯ РФ', 'ГШ ЗСУ']</text:p>
      <text:p text:style-name="P4">
Category: News</text:p>
      <!--METADATA-->
      <text:p text:style-name="P4">
<draw:frame draw:style-name="fr1" draw:name="Image44" text:anchor-type="as-char" svg:width="6.9236in" svg:height="3.893007in" draw:z-index="0">
<draw:image xlink:href="../Images/AРМІЯINFORM/2023-06-29T57-00-00-04-00/2022-10-31-raketnyj-udar-po-harkivsh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UripeUD3V4kWRjfVFQATbVEGuRAMouVVDAd1CGaxZX5JJpQ1eiBjcVLZKEdNZecvl" text:style-name="Internet_20_link" text:visited-style-name="Visited_20_Internet_20_Link">
повідомляє</text:a>
Генеральний штаб ЗС України.</text:p>
      <text:p text:style-name="P4">
«Розпочалася чотириста дев’яносто перша доба широкомасштабної збройної агресіїросійської федерації проти України.</text:p>
      <text:p text:style-name="P4">
Протягом минулої доби російські окупанти завдали удару іранськими ударнимиБПЛА типу „Shahed“. Нашою протиповітряною обороною шість дронів-камікадзе булознищено. Крім того, ворог завдав 2 ракетних та 50 авіаційних ударів, здійснив52 обстріли з реактивних систем залпового вогню по позиціях наших військ танаселених пунктах. На жаль, окрім зруйнованої інфраструктури, постраждалимирні люди.</text:p>
      <text:p text:style-name="P4">
Ймовірність завдання ракетних та авіаційних ударів по всій території Українизалишається високою», — йдеться в повідомленні.</text:p>
      <text:p text:style-name="P4">
Source: <text:a xlink:type="simple" xlink:href="https://armyinform.com.ua/2023/06/29/protyagom-mynuloyi-doby-rosiyany-zavdaly-2-raketnyh-ta-50-aviaudariv-po-ukrayini-ye-postrazhdali/" text:style-name="Internet_20_link" text:visited-style-name="Visited_20_Internet_20_Link">
https://armyinform.com.ua/2023/06/29/protyagom-mynuloyi-doby-rosiyany-zavdaly-2-raketnyh-ta-50-aviaudariv-po-ukrayini-ye-postrazhdali/</text:a>
</text:p>
      <!--NEWS-->
      <text:h text:style-name="P10" text:outline-level="1">
<text:span text:style-name="T4">
Сили оборони за добу ліквідували майже 700 окупантів, знищили 27 артсистем і 10 ББМ</text:span>
</text:h>
      <text:p text:style-name="P4">
Author: ['АРМІЯINFORM']</text:p>
      <text:p text:style-name="P4">
Time: 2023-06-29T59:00:00-04:00</text:p>
      <text:p text:style-name="P4">
Description: Загальні бойові втрати противника з 24.02.22 по 29.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98c74b1-abd9-447a-998c-547b011cb0eb-scaled.jpg" text:style-name="Internet_20_link" text:visited-style-name="Visited_20_Internet_20_Link">
b98c74b1-abd9-447a-998c-547b011cb0eb-scaled.jpg</text:a>
']</text:p>
      <text:p text:style-name="P4">
Tags: ['АГРЕСІЯ РФ', 'ВТОРГНЕННЯ РФ', 'ВТРАТИ ВОРОГА', 'ГШ ЗСУ']</text:p>
      <text:p text:style-name="P4">
Category: News</text:p>
      <!--METADATA-->
      <text:p text:style-name="P4">
<draw:frame draw:style-name="fr1" draw:name="Image45" text:anchor-type="as-char" svg:width="6.9236in" svg:height="6.975527in" draw:z-index="0">
<draw:image xlink:href="../Images/AРМІЯINFORM/2023-06-29T59-00-00-04-00/b98c74b1-abd9-447a-998c-547b011cb0eb-scaled.jpg" xlink:type="simple" xlink:show="embed" xlink:actuate="onLoad" draw:mime-type="image/jpeg"/>
</draw:frame>
</text:p>
      <text:p text:style-name="P4">
Загальні бойові втрати противника з 24.02.22 по 29.06.23 орієнтовностановлять:</text:p>
      <ul>
        <li>
<text:span text:style-name="T4">
особового складу ‒</text:span>
 227780 (+680) осіб ліквідовано  * <text:span text:style-name="T4">
танків ‒</text:span>
 4038 (+2)  * <text:span text:style-name="T4">
бойових броньованих машин ‒</text:span>
 7857 (+10)  * <text:span text:style-name="T4">
артилерійських систем ‒</text:span>
 4116 (+27)  * <text:span text:style-name="T4">
РСЗВ ‒</text:span>
 627 (0)  * <text:span text:style-name="T4">
засоби ППО ‒</text:span>
 388 (+1)  * <text:span text:style-name="T4">
літаків ‒</text:span>
 315 (+1)  * <text:span text:style-name="T4">
гелікоптерів ‒</text:span>
 308 (0)  * <text:span text:style-name="T4">
БПЛА оперативно-тактичного рівня ‒</text:span>
 3513 (+14)  * <text:span text:style-name="T4">
крилаті ракети ‒</text:span>
 1261 (0)  * <text:span text:style-name="T4">
кораблі / катери ‒</text:span>
 18 (0)  * <text:span text:style-name="T4">
автомобільної техніки та автоцистерн ‒</text:span>
 6780 (+6)  * <text:span text:style-name="T4">
спеціальна техніка ‒</text:span>
 569 (+6)</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9.06.23.</text:p>
      <text:p text:style-name="P4">
Source: <text:a xlink:type="simple" xlink:href="https://armyinform.com.ua/2023/06/29/syly-oborony-za-dobu-likviduvaly-majzhe-700-okupantiv-znyshhyly-27-artsystem-i-10-bbm/" text:style-name="Internet_20_link" text:visited-style-name="Visited_20_Internet_20_Link">
https://armyinform.com.ua/2023/06/29/syly-oborony-za-dobu-likviduvaly-majzhe-700-okupantiv-znyshhyly-27-artsystem-i-10-bbm/</text:a>
</text:p>
      <!--NEWS-->
      <text:h text:style-name="P10" text:outline-level="1">
<text:span text:style-name="T4">
Довічний термін ув’язнення отримав прокурор, який здавав ворогу позиції ЗСУ на Миколаївщині</text:span>
</text:h>
      <text:p text:style-name="P4">
Author: ['АРМІЯINFORM']</text:p>
      <text:p text:style-name="P4">
Time: 2023-06-29T6:00:00-04:00</text:p>
      <text:p text:style-name="P4">
Description: На основі доказової бази, яку зібрала Служба безпеки України колишній кері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995329_633688035524777_5355877202640706405_n.jpg" text:style-name="Internet_20_link" text:visited-style-name="Visited_20_Internet_20_Link">
356995329_633688035524777_5355877202640706405_n.jpg</text:a>
']</text:p>
      <text:p text:style-name="P4">
Tags: ['КОЛАБОРАНТ', 'МИКОЛАЇВЩИНА', 'СБУ']</text:p>
      <text:p text:style-name="P4">
Category: News</text:p>
      <!--METADATA-->
      <text:p text:style-name="P4">
<draw:frame draw:style-name="fr1" draw:name="Image46" text:anchor-type="as-char" svg:width="6.9236in" svg:height="7.362095in" draw:z-index="0">
<draw:image xlink:href="../Images/AРМІЯINFORM/2023-06-29T6-00-00-04-00/356995329_633688035524777_5355877202640706405_n.jpg" xlink:type="simple" xlink:show="embed" xlink:actuate="onLoad" draw:mime-type="image/jpeg"/>
</draw:frame>
</text:p>
      <text:p text:style-name="P4">
На основі доказової бази, яку зібрала Служба безпеки України колишній керівникМиколаївської окружної прокуратури засуджений до довічного позбавлення волі.Про це<text:a xlink:type="simple" xlink:href="https://www.facebook.com/photo/" text:style-name="Internet_20_link" text:visited-style-name="Visited_20_Internet_20_Link">
повідомляє</text:a>
пресслужба СБУ.</text:p>
      <text:p text:style-name="P4">
За публічного обвинувачення прокурорів Спеціалізованої прокуратури увійськовій та оборонній сфері Південного регіону його визнано винним удержавній зраді (ч. 2 ст. 111 КК України).</text:p>
      <text:p text:style-name="P4">
Як свідчать матеріали слідства, екскерівник Миколаївської окружної прокуратуриспівпрацював із представниками силових структур рф. Для цього використовувавпосередника, щоб «відвести сліди від себе».</text:p>
      <text:p text:style-name="P4">
За наявними даними, він передавав інформацію про:</text:p>
      <ul>
        <li>
оперативну обстановку у Миколаєві та області;  * загиблих військових і цивільних осіб, полонених, місця їх утримання;  * результати обстрілів Миколаєва;  * добові паролі на блокпости на території області тощо.</li>
      </ul>
      <text:p text:style-name="P4">
Щоб задокументувати зрадника, СБУ провела спецоперацію, в тому числі зімітації злочину. Через підставну особу українська спецслужба передалафігуранту імітовані списки загиблих військовослужбовців ЗСУ. Через декількаднів ці списки уже було зафіксовано у представника РФ, за яким також стежилаСБУ.</text:p>
      <text:p text:style-name="P4">
У результаті обшуків у фігуранта вилучено мобільний телефон, комп’ютернутехніку та флеш-носії, які містять докази його протиправної діяльності.</text:p>
      <text:p text:style-name="P4">
Наразі суд призначив йому покарання — довічне позбавлення волі з конфіскацієюмайна.</text:p>
      <text:p text:style-name="P4">
Source: <text:a xlink:type="simple" xlink:href="https://armyinform.com.ua/2023/06/29/za-materialamy-sbu-dovichnyj-termin-uvyaznennya-otrymav-prokuror-yakyj-zdavav-vorogu-pozycziyi-zsu-na-mykolayivshhyni/" text:style-name="Internet_20_link" text:visited-style-name="Visited_20_Internet_20_Link">
https://armyinform.com.ua/2023/06/29/za-materialamy-sbu-dovichnyj-termin-uvyaznennya-otrymav-prokuror-yakyj-zdavav-vorogu-pozycziyi-zsu-na-mykolayivshhyni/</text:a>
</text:p>
      <!--NEWS-->
      <text:h text:style-name="P10" text:outline-level="1">
<text:span text:style-name="T4">
Центр протидії дезінформації повідомив про основний наратив, що просувають російські ЗМІ</text:span>
</text:h>
      <text:p text:style-name="P4">
Author: ['АРМІЯINFORM']</text:p>
      <text:p text:style-name="P4">
Time: 2023-06-29T8:00:00-04:00</text:p>
      <text:p text:style-name="P4">
Description: Центр протидії дезінформації при РНБО України інформує про основний нарат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652488_280909521124787_2176593185159080785_n.jpg" text:style-name="Internet_20_link" text:visited-style-name="Visited_20_Internet_20_Link">
356652488_280909521124787_2176593185159080785_n.jpg</text:a>
']</text:p>
      <text:p text:style-name="P4">
Tags: ['ДЕЗІНФОРМАЦІЯ РФ', 'НАРАТИВИ РФ', 'ПРОПАГАНДА РОСІЙСЬКА', 'ЦЕНТР ПРОТИДІЇ ДЕЗІНФОРМАЦІЇ ПРИ РНБО УКРАЇНИ']</text:p>
      <text:p text:style-name="P4">
Category: News</text:p>
      <!--METADATA-->
      <text:p text:style-name="P4">
<draw:frame draw:style-name="fr1" draw:name="Image47" text:anchor-type="as-char" svg:width="6.9236in" svg:height="6.9236in" draw:z-index="0">
<draw:image xlink:href="../Images/AРМІЯINFORM/2023-06-29T8-00-00-04-00/356652488_280909521124787_2176593185159080785_n.jpg" xlink:type="simple" xlink:show="embed" xlink:actuate="onLoad" draw:mime-type="image/jpeg"/>
</draw:frame>
</text:p>
      <text:p text:style-name="P4">
Центр протидії дезінформації при РНБО України<text:a xlink:type="simple" xlink:href="https://www.facebook.com/photo" text:style-name="Internet_20_link" text:visited-style-name="Visited_20_Internet_20_Link">
інформує</text:a>
про основний наратив, що просувають російські ЗМІ:</text:p>
      <ul>
        <li>
Заяви речника путіна дмітрія пєскова про те, що під час спроби заколоту ввесь народ та силовий блок були з російським диктатором, є маніпуляцією, як і слова, що заколот зупинили військові рф.</li>
      </ul>
      <text:p text:style-name="P4">
Метою таких заяв є показати населенню, що у їхнього лідера все під контролем,а режим здатний вирішувати такі складні питання.</text:p>
      <text:p text:style-name="P4">
Також подібні наративи просуваються задля зміцнення влади президента рф і йогодиктаторського режиму.</text:p>
      <text:p text:style-name="P4">
Source: <text:a xlink:type="simple" xlink:href="https://armyinform.com.ua/2023/06/29/czentr-protydiyi-dezinformacziyi-povidomlyaye-pro-osnovnyj-naratyv-shho-prosuvayut-rosijski-zmi/" text:style-name="Internet_20_link" text:visited-style-name="Visited_20_Internet_20_Link">
https://armyinform.com.ua/2023/06/29/czentr-protydiyi-dezinformacziyi-povidomlyaye-pro-osnovnyj-naratyv-shho-prosuvayut-rosijski-zmi/</text:a>
</text:p>
      <!--NEWS-->
      <text:h text:style-name="P10" text:outline-level="1">
<text:span text:style-name="T4">
Україна отримала $1,2 млрд грантових коштів від США та Фінляндії</text:span>
</text:h>
      <text:p text:style-name="P4">
Author: ['АРМІЯINFORM']</text:p>
      <text:p text:style-name="P4">
Time: 2023-06-29T98:00:00-04:00</text:p>
      <text:p text:style-name="P4">
Description: Мінфін залучив 1,215 млрд доларів США грантового фінансування від Сполучених Шта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rainian-american-money-pile-banknots-49441130.webp" text:style-name="Internet_20_link" text:visited-style-name="Visited_20_Internet_20_Link">
ukrainian-american-money-pile-banknots-49441130.webp</text:a>
']</text:p>
      <text:p text:style-name="P4">
Tags: ['ГРАНТОВА ДОПОМОГА', 'МІНФІН', 'США', 'ФІНЛЯНДІЯ']</text:p>
      <text:p text:style-name="P4">
Category: News</text:p>
      <!--METADATA-->
      <text:p text:style-name="P4">
<draw:frame draw:style-name="fr1" draw:name="Image48" text:anchor-type="as-char" svg:width="6.9236in" svg:height="4.621503in" draw:z-index="0">
<draw:image xlink:href="../ConvertedIMGs/AРМІЯINFORM/2023-06-29T98-00-00-04-00/ukrainian-american-money-pile-banknots-49441130.png" xlink:type="simple" xlink:show="embed" xlink:actuate="onLoad" draw:mime-type="image/png"/>
</draw:frame>
</text:p>
      <text:p text:style-name="P4">
Мінфін залучив 1,215 млрд доларів США грантового фінансування від СполученихШтатів Америки та Фінляндської Республіки.</text:p>
      <text:p text:style-name="P4">
Про це <text:a xlink:type="simple" xlink:href="https://www.kmu.gov.ua/news/minfin-zaluchyv-1215-mlrd-dolariv-ssha-hrantovoho-finansuvannia-vid-spoluchenykh-shtativ-ameryky-ta-finliandskoi-respubliky#:~:text=%D0%A1%D1%8C%D0%BE%D0%B3%D0%BE%D0%B4%D0%BD%D1%96%20%D0%B4%D0%BE%20%D0%B4%D0%B5%D1%80%D0%B6%D0%B0%D0%B2%D0%BD%D0%BE%D0%B3%D0%BE%20%D0%B1%D1%8E%D0%B4%D0%B6%D0%B5%D1%82%D1%83%20%D0%A3%D0%BA%D1%80%D0%B0%D1%97%D0%BD%D0%B8%20%D0%BD%D0%B0%D0%B4%D1%96%D0%B9%D1%88%D0%BB%D0%B8%20%D0%B3%D1%80%D0%B0%D0%BD%D1%82%D0%BE%D0%B2%D1%96%20%D0%BA%D0%BE%D1%88%D1%82%D0%B8,%D1%82%D0%B0%2015%20%D0%BC%D0%BB%D0%BD%20%D0%B4%D0%BE%D0%BB%D0%B0%D1%80%D1%96%D0%B2%20%D0%A1%D0%A8%D0%90%20%D0%B2%D1%96%D0%B4%20%D0%A4%D1%96%D0%BD%D0%BB%D1%8F%D0%BD%D0%B4%D1%81%D1%8C%D0%BA%D0%BE%D1%97%20%D0%A0%D0%B5%D1%81%D0%BF%D1%83%D0%B1%D0%BB%D1%96%D0%BA%D0%B8." text:style-name="Internet_20_link" text:visited-style-name="Visited_20_Internet_20_Link">
повідомляє</text:a>
Урядовий портал.</text:p>
      <text:p text:style-name="P4">
Повідомляється, що грантові кошти надані як частина п’ятого додатковогофінансування в рамках проєкту “Підтримка державних видатків для забезпеченнястійкого державного управління в Україні” (PEACE in Ukraine). Метою проєкту єчасткова компенсація видатків Державного бюджету, зокрема соціальних тагуманітарних, що не пов’язані зі сферою безпеки і оборони.</text:p>
      <text:p text:style-name="P4">
Зазначається, що залучене грантове фінансування буде спрямовано на оплатупраці працівників державних органів та педагогічних працівників, пенсійнихвиплат, а також виплати за окремими програмами державної соціальної допомоги(ВПО, особам з інвалідністю, малозабезпеченим сім’ям та виплати житлово-комунальних субсидій).</text:p>
      <text:p text:style-name="P4">
«Вдячний Урядам США, Фінляндії та команді Світового банку за плідну співпрацюі вагому підтримку у частині забезпечення гуманітарних та соціальних видатківпід час широкомасштабної війни. Фінансування у формі грантів дозволяє незбільшувати боргове навантаження та сприяє фінансовій стабільності України», —зазначив міністр фінансів України Сергій Марченко.</text:p>
      <text:p text:style-name="P4">
Наразі в Україні впроваджується спільний з Міжнародним банком реконструкції тарозвитку (МБРР) та Міжнародною асоціацією розвитку (МАР) Проєкт «Підтримкадержавних видатків для забезпечення стійкого державного управління в Україні»на загальну суму 16,5 млрд доларів США та 1,4 млрд євро (позики МБРР, кредитиМАР, гранти Цільового фонду багатьох донорів).</text:p>
      <text:p text:style-name="P4">
Source: <text:a xlink:type="simple" xlink:href="https://armyinform.com.ua/2023/06/29/ukrayina-otrymala-12-mlrd-grantovyh-koshtiv-vid-ssha-ta-finlyandiyi/" text:style-name="Internet_20_link" text:visited-style-name="Visited_20_Internet_20_Link">
https://armyinform.com.ua/2023/06/29/ukrayina-otrymala-12-mlrd-grantovyh-koshtiv-vid-ssha-ta-finlyandiyi/</text:a>
</text:p>
      <!--NEWS-->
      <text:h text:style-name="P10" text:outline-level="1">
<text:span text:style-name="T4">
В Україні з'явився другий авторизований економічний оператор - Держмитслужба</text:span>
</text:h>
      <text:p text:style-name="P4">
Authors: Ukrinform (Person)</text:p>
      <text:p text:style-name="P4">
Publisher: Укринформ (Organization)</text:p>
      <text:p text:style-name="P4">
Published Time: 2023-06-30T-10:37:00+03:00</text:p>
      <text:p text:style-name="P4">
Modified Time: 2023-06-30T20:37:00+03:00</text:p>
      <text:p text:style-name="P4">
Description: Компанія «Епіцентр К» отримала статус авторизованого економічного оператора (АЕО). — Укрінформ.</text:p>
      <text:p text:style-name="P4">
Images: ['<text:a xlink:type="simple" xlink:href="https://static.ukrinform.com/photos/2020_11/thumb_files/630_360_1605169802-760.jpg" text:style-name="Internet_20_link" text:visited-style-name="Visited_20_Internet_20_Link">
630_360_16051...</text:a>
']</text:p>
      <text:p text:style-name="P4">
Tags: ['Мито', 'Транзит', 'Епіцентр', 'Митний кодекс']</text:p>
      <text:p text:style-name="P4">
Type: Article</text:p>
      <!--METADATA-->
      <text:p text:style-name="P4">
<draw:frame draw:style-name="fr1" draw:name="Image49" text:anchor-type="as-char" svg:width="6.9236in" svg:height="3.956343in" draw:z-index="0">
<draw:image xlink:href="../Images/yкринформ/2023-06-30T-10-37-00-03-00/630_360_1605169802-760.jpg" xlink:type="simple" xlink:show="embed" xlink:actuate="onLoad" draw:mime-type="image/jpeg"/>
</draw:frame>
 Компанія«Епіцентр К» отримала статус авторизованого економічного оператора (АЕО).</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text:p>
      <text:p text:style-name="P4">
"Епіцентр К - друге підприємство в Україні, яке отримало статус авторизованогоекономічного оператора", - йдеться в повідомленні.</text:p>
      <text:p text:style-name="P4">
У Держмитслужбі зазначають, що наявність статусу АЕО надає підприємствуможливість пріоритетного та більш швидкого доступу до спрощень, передбаченихяк Митним кодексом України, так і Конвенцією про процедуру спільного <text:a xlink:type="simple" xlink:href="https://www.ukrinform.ua/tag-tranzit" text:style-name="Internet_20_link" text:visited-style-name="Visited_20_Internet_20_Link">
транзиту </text:a>
 .</text:p>
      <text:p text:style-name="P4">
Відтепер компанія має ряд переваг, зокрема це виконання митних формальностейщодо товарів в першочерговому порядку, зменшення автоматизованою системоюуправління ризиками форм та обсягів митного контролю щодо товарівпідприємства.</text:p>
      <text:p text:style-name="P4">
<text:span text:style-name="T4">
Читайте також:</text:span>
 <text:a xlink:type="simple" xlink:href="https://www.ukrinform.ua/rubric-society/3723712-urad-shvaliv-zmini-do-mitnogo-kodeksu-sodo-sprosenna-peremisenna-vantaziv-zsu.html" text:style-name="Internet_20_link" text:visited-style-name="Visited_20_Internet_20_Link">
 Уряд схвалив зміни до Митного кодексу щодо спрощенняпереміщення вантажів ЗСУ </text:a>
</text:p>
      <text:p text:style-name="P4">
У Держмитслужбі звертають увагу підприємств, які планують отримати авторизаціюАЕО, що у жовтні 2022 року внесено зміни до Митного кодексу України, якимизокрема: усунуто обмеження щодо підприємств, які можуть претендувати на статусАЕО, в залежності від їх ролі у міжнародному ланцюзі постачання, виключеноположення щодо встановлення мінімального строку проведення митними органамиоцінки відповідності підприємства, а також кількості одночасно поданих заявпро надання авторизації, що можуть бути на розгляді у митних органах. Такожпередбачено можливість врахування для цілей оцінки відповідності наявних упідприємства авторизацій та суттєво зменшено на період дії воєнного станукоефіцієнти платоспроможності та ліквідності платоспроможності.</text:p>
      <text:p text:style-name="P4">
Нині на розгляді Держмитслужби на різних етапах знаходяться 14 заяв пронадання авторизацій АЕО.</text:p>
      <text:p text:style-name="P4">
<text:span text:style-name="T4">
Читайте також:</text:span>
 <text:a xlink:type="simple" xlink:href="https://www.ukrinform.ua/rubric-economy/3710483-tovaroobig-nablizivsa-do-34-milardiv-z-akimi-krainami-i-cim-torgue-ukraina.html" text:style-name="Internet_20_link" text:visited-style-name="Visited_20_Internet_20_Link">
 <text:span text:style-name="T4">
Товарообіг</text:span>
 наблизився до $34 мільярдів: з якимикраїнами і чим торгує Україна </text:a>
</text:p>
      <text:p text:style-name="P4">
Державна митна служба України в рамках виконання зобов’язань, передбаченихУгодою про асоціацію з ЄС, продовжує роботу із впровадження програми АЕО тазакликає субʼєктів зовнішньоекономічної діяльності подавати заявки наавторизацію.</text:p>
      <text:p text:style-name="P4">
Як повідомлялось, у березні 2021 року першим підприємством, яке отрималоавторизацію АЕО, стало публічне акціонерне товариство «Джей Ті ІнтернешнлУкраїна» (м. Кременчук).</text:p>
      <text:p text:style-name="P4">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At Maryinka direction Russian army shelled Nevelske, Oleksandropil, Krasnohorivka, Maryinka, ...</text:span>
</text:h>
      <text:p text:style-name="P4">
Authors: liveuamap (Language: en)</text:p>
      <text:p text:style-name="P4">
Time: 2023-06-30T-11:09:00</text:p>
      <text:p text:style-name="P4">
Location: Donets'ka oblast (Latitude:48.05812000 Longtitude:37.57822000)</text:p>
      <text:p text:style-name="P4">
Videos: []</text:p>
      <text:p text:style-name="P4">
Images: []</text:p>
      <text:p text:style-name="P4">
Tags: ["Russia"]</text:p>
      <text:p text:style-name="P4">
ID: 22572701</text:p>
      <!--METADATA-->
      <text:p text:style-name="P4">
At Maryinka direction Russian army shelled Nevelske, Oleksandropil,Krasnohorivka, Maryinka, Pobyeda and Paraskoviyivka of Donetsk region. Russianaviation conducted airstrikes at Krasnohorivka and Nevelske, - General Staffof Armed Forces of Ukraine says in the morning report</text:p>
      <text:p text:style-name="P4">
News Collection Link: <text:a xlink:type="simple" xlink:href="https:\/\/liveuamap.com\/en\/2023\/30-june-at-maryinka-direction-russian-army-shelled-nevelske" text:style-name="Internet_20_link" text:visited-style-name="Visited_20_Internet_20_Link">
https:\/\/liveuamap.com\/en\/2023\/30-june-at-maryinka-direction-russian-army-shelled-nevelske</text:a>
</text:p>
      <text:p text:style-name="P4">
Source: <text:a xlink:type="simple" xlink:href="https://t.me/lumsrc/5232" text:style-name="Internet_20_link" text:visited-style-name="Visited_20_Internet_20_Link">
https://t.me/lumsrc/5232</text:a>
</text:p>
      <!--NEWS-->
      <text:h text:style-name="P10" text:outline-level="1">
<text:span text:style-name="T4">
At Shakhtarske direction Russian army shelled Novomykhaylivka, Prechystivka, Vuhledar, Zolota...</text:span>
</text:h>
      <text:p text:style-name="P4">
Authors: liveuamap (Language: en)</text:p>
      <text:p text:style-name="P4">
Time: 2023-06-30T-13:09:00</text:p>
      <text:p text:style-name="P4">
Location: Zaporizhzhia (Latitude:47.78769 Longtitude:36.69432)</text:p>
      <text:p text:style-name="P4">
Videos: []</text:p>
      <text:p text:style-name="P4">
Images: []</text:p>
      <text:p text:style-name="P4">
Tags: ["Russia"]</text:p>
      <text:p text:style-name="P4">
ID: 22572700</text:p>
      <!--METADATA-->
      <text:p text:style-name="P4">
At Shakhtarske direction Russian army shelled Novomykhaylivka, Prechystivka,Vuhledar, Zolota Nyva and Blahodatne of Donetsk region. Russian aviationconducted airstrikes at Vuhledar, Zolota Nyva, Makarivka and Rivnopil ofDonetsk region, - General Staff of Armed Forces of Ukraine says in the morningreport</text:p>
      <text:p text:style-name="P4">
News Collection Link: <text:a xlink:type="simple" xlink:href="https:\/\/liveuamap.com\/en\/2023\/30-june-at-shakhtarske-direction-russian-army-shelled-novomykhaylivka" text:style-name="Internet_20_link" text:visited-style-name="Visited_20_Internet_20_Link">
https:\/\/liveuamap.com\/en\/2023\/30-june-at-shakhtarske-direction-russian-army-shelled-novomykhaylivka</text:a>
</text:p>
      <text:p text:style-name="P4">
Source: <text:a xlink:type="simple" xlink:href="https://t.me/lumsrc/5233" text:style-name="Internet_20_link" text:visited-style-name="Visited_20_Internet_20_Link">
https://t.me/lumsrc/5233</text:a>
</text:p>
      <!--NEWS-->
      <text:h text:style-name="P10" text:outline-level="1">
<text:span text:style-name="T4">
У Франції призупиняють рух автобусів і трамваїв через масові заворушення</text:span>
</text:h>
      <text:p text:style-name="P4">
Authors: Ukrinform (Person)</text:p>
      <text:p text:style-name="P4">
Publisher: Укринформ (Organization)</text:p>
      <text:p text:style-name="P4">
Published Time: 2023-06-30T-13:46:00+03:00</text:p>
      <text:p text:style-name="P4">
Modified Time: 2023-06-30T18:46:00+03:00</text:p>
      <text:p text:style-name="P4">
Description: Уряд Франція призупиняє усі автобусні й трамвайні перевезення через заворушення, що спалахнули у країні після вбивства поліцією підлітка. — Укрінформ.</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ротест', 'Транспорт']</text:p>
      <text:p text:style-name="P4">
Type: Article</text:p>
      <!--METADATA-->
      <text:p text:style-name="P4">
<draw:frame draw:style-name="fr1" draw:name="Image50" text:anchor-type="as-char" svg:width="6.9236in" svg:height="3.956343in" draw:z-index="0">
<draw:image xlink:href="../Images/yкринформ/2023-06-30T-13-46-00-03-00/630_360_1688127796-842.jpg" xlink:type="simple" xlink:show="embed" xlink:actuate="onLoad" draw:mime-type="image/jpeg"/>
</draw:frame>
 УрядФранція призупиняє усі автобусні й трамвайні перевезення через заворушення, щоспалахнули у країні після вбивства поліцією підлітка.</text:p>
      <text:p text:style-name="P4">
Як передає Укрінформ, про це повідомляє <text:a xlink:type="simple" xlink:href="https://news.sky.com/story/france-suspends-all-bus-and-tram-services-amid-riots-over-police-shooting-12912490" text:style-name="Internet_20_link" text:visited-style-name="Visited_20_Internet_20_Link">
 Sky News.</text:a>
</text:p>
      <text:p text:style-name="P4">
Демонстранти у Франції виходять на вулиці вже три дні поспіль, підпалюючимашини, кидаючи каміння та фаєри.</text:p>
      <text:p text:style-name="P4">
Президент Еммануель Макрон закликав батьків залишати підлітків вдома, щобобмежити заворушення у французьких містах.</text:p>
      <text:p text:style-name="P4">
У четвер по всій Франції для охорони порядку було залучено 40 000 поліцейських- майже в чотири рази більше, ніж було мобілізовано в середу.</text:p>
      <text:p text:style-name="P4">
<text:span text:style-name="T4">
Читайте також:</text:span>
 <text:a xlink:type="simple" xlink:href="https://www.ukrinform.ua/rubric-world/3729392-zavorusenna-cerez-vbivstvo-pidlitka-u-francii-mobilizuut-40-tisac-policejskih.html" text:style-name="Internet_20_link" text:visited-style-name="Visited_20_Internet_20_Link">
 <text:span text:style-name="T4">
Заворушення</text:span>
 <text:span text:style-name="T4">
через</text:span>
 <text:span text:style-name="T4">
вбивство</text:span>
 <text:span text:style-name="T4">
підлітка</text:span>
 : у<text:span text:style-name="T4">
Франції</text:span>
 <text:span text:style-name="T4">
мобілізують</text:span>
 40 <text:span text:style-name="T4">
тисяч</text:span>
 <text:span text:style-name="T4">
поліцейських</text:span>
</text:a>
</text:p>
      <text:p text:style-name="P4">
Тим часом поліцейський, який застрелив підлітка, попросив вибачення у родинизагиблого хлопця.</text:p>
      <text:p text:style-name="P4">
Його адвокат Лоран-Франк Лієнард сказав: «Він пригнічений, він не встаєвранці, щоб йти вбивати людей. Він не хотів його вбивати».</text:p>
      <text:p text:style-name="P4">
Як повідомляв Укрінформ, 27 червня у Франції виникли протести та заворушенняпісля того, як поліція застрелила 17-річного хлопця, який не зупинився занаказом поліцейського. <text:a xlink:type="simple" xlink:href="https://www.ukrinform.ua/rubric-world/3729840-suticki-u-francii-poraneni-249-policejskih-zatrimani-ponad-870-osib.html" text:style-name="Internet_20_link" text:visited-style-name="Visited_20_Internet_20_Link">
 Кількість затриманих під час заворушень зросла до 875осіб. </text:a>
</text:p>
      <text:p text:style-name="P4">
<text:span text:style-name="T5">
Фото: Getty Images</text:span>
</text:p>
      <text:p text:style-name="P4">
Source: <text:a xlink:type="simple" xlink:href="https://www.ukrinform.ua/rubric-world/3729937-u-francii-prizupinaut-ruh-avtobusiv-i-tramvaiv-cerez-masovi-zavorusenna.html" text:style-name="Internet_20_link" text:visited-style-name="Visited_20_Internet_20_Link">
https://www.ukrinform.ua/rubric-world/3729937-u-francii-prizupinaut-ruh-avtobusiv-i-tramvaiv-cerez-masovi-zavorusenna.html</text:a>
</text:p>
      <!--NEWS-->
      <text:h text:style-name="P10" text:outline-level="1">
<text:span text:style-name="T4">
Кримські політв’язні Єсипенко та Данилович стали членами НСЖУ</text:span>
</text:h>
      <text:p text:style-name="P4">
Authors: Ukrinform (Person)</text:p>
      <text:p text:style-name="P4">
Publisher: Укринформ (Organization)</text:p>
      <text:p text:style-name="P4">
Published Time: 2023-06-30T-14:03:00+03:00</text:p>
      <text:p text:style-name="P4">
Modified Time: 2023-06-30T18:03:00+03:00</text:p>
      <text:p text:style-name="P4">
Description: Незаконно засуджених у тимчасово окупованому Криму Владислава Єсипенка та Ірину Данилович прийняли до Національної спілки журналістів України (НСЖУ). — Укрінформ.</text:p>
      <text:p text:style-name="P4">
Images: ['<text:a xlink:type="simple" xlink:href="https://static.ukrinform.com/photos/2017_01/thumb_files/630_360_1485180517-5865.jpg" text:style-name="Internet_20_link" text:visited-style-name="Visited_20_Internet_20_Link">
630_360_14851...</text:a>
']</text:p>
      <text:p text:style-name="P4">
Tags: ['Крим', 'НСЖУ', "Політв'язні Кремля", 'Журналіст', 'Ірина Данилович']</text:p>
      <text:p text:style-name="P4">
Type: Article</text:p>
      <!--METADATA-->
      <text:p text:style-name="P4">
<draw:frame draw:style-name="fr1" draw:name="Image51" text:anchor-type="as-char" svg:width="6.9236in" svg:height="3.956343in" draw:z-index="0">
<draw:image xlink:href="../Images/yкринформ/2023-06-30T-14-03-00-03-00/630_360_1485180517-5865.jpg" xlink:type="simple" xlink:show="embed" xlink:actuate="onLoad" draw:mime-type="image/jpeg"/>
</draw:frame>
Незаконно засуджених у тимчасово окупованому Криму Владислава Єсипенка таІрину Данилович прийняли до Національної спілки журналістів України (НСЖУ).</text:p>
      <text:p text:style-name="P4">
Про це повідомив голова НСЖУ Сергій Томіленко у <text:a xlink:type="simple" xlink:href="https://www.facebook.com/100002246203824/posts/pfbid0BMwcVkVQkcTW3bYdZQWzQmLs5jS8R7WmRpMr4eJ7SREcM2scV7XQZE4frucuC8Pjl/" text:style-name="Internet_20_link" text:visited-style-name="Visited_20_Internet_20_Link">
 Фейсбуці</text:a>
, передає Укрінформ.</text:p>
      <text:p text:style-name="P4">
«Фрілансерів проєкту Радіо Свобода «Крим.Реалії» Владислава Єсипенка та ІринуДанилович прийняла до своїх лав Київська регіональна організація Національноїспілки журналістів України за ініціативи керівництва НСЖУ та за сприяннягромадської організації ZMINA. Центр прав людини», - йдеться в повідомленні.</text:p>
      <text:p text:style-name="P4">
</text:p>
      <text:p text:style-name="P4">
Зазначається, що спілка підтримує людей, які, ризикуючи власною свободою,обстоюють свободу слова в тимчасово окупованому <text:a xlink:type="simple" xlink:href="https://www.ukrinform.ua/tag-krim" text:style-name="Internet_20_link" text:visited-style-name="Visited_20_Internet_20_Link">
 Криму</text:a>
 та реалізують право кримчан усе знати.</text:p>
      <text:p text:style-name="P4">
«Незважаючи на тимчасове позбавлення волі наших колег, ми віримо, що вонинезабаром вийдуть на волю, що вони не зрадять своїх ідеалів, і тому їхнєчленство в нашій Спілці підтримає їх морально та зміцнить їхній дух. Крімтого, вступивши до лав нашої Спілки, вони також перебуватимуть під захистомМіжнародної федерації журналістів, і це допоможе їм і нам зміцнити основисвободи слова в Криму та повніше реалізувати цю невід'ємну умову демократії»,- написав Томіленко.</text:p>
      <text:p text:style-name="P4">
<text:span text:style-name="T4">
Читайте також:</text:span>
 <text:a xlink:type="simple" xlink:href="https://www.ukrinform.ua/rubric-crimea/3729325-sud-u-krimu-skorotiv-na-misac-termin-pokaranna-polituvaznenij-danilovic.html" text:style-name="Internet_20_link" text:visited-style-name="Visited_20_Internet_20_Link">
 « <text:span text:style-name="T4">
Суд</text:span>
 » у <text:span text:style-name="T4">
Криму</text:span>
 <text:span text:style-name="T4">
скоротив</text:span>
 на <text:span text:style-name="T4">
місяць</text:span>
<text:span text:style-name="T4">
термін</text:span>
 <text:span text:style-name="T4">
покарання</text:span>
 <text:span text:style-name="T4">
політув</text:span>
 ' <text:span text:style-name="T4">
язненій</text:span>
 <text:span text:style-name="T4">
Данилович</text:span>
</text:a>
</text:p>
      <text:p text:style-name="P4">
Як повідомляв Укрінформ, російські силовики затримали Єсипенка у березні 2021року, заявивши, що знайшли у його машині ручну гранату та запал до неї. Улютому 2022 року так званий Сімферопольський районний суд незаконно засудивЄсипенка до шести років позбавлення волі у колонії загального режиму і штрафув 110 тис. російських рублів. Згодом «суд» зменшив термін ув'язнення Єсипенкуз шести до пʼяти років.</text:p>
      <text:p text:style-name="P4">
Громадянську журналістку Ірину Данилович затримали 29 квітня 2022 року подорозі з Коктебеля у Феодосію, коли вона їхала з роботи. У грудні 2022 року вКриму її «засудили» до 7 років колонії загального режиму та штрафу у сумі 50тис. рублів за нібито носіння вибухового пристрою.</text:p>
      <text:p text:style-name="P4">
Source: <text:a xlink:type="simple" xlink:href="https://www.ukrinform.ua/rubric-crimea/3729917-krimski-politvazni-esipenko-ta-danilovic-stali-clenami-nszu.html" text:style-name="Internet_20_link" text:visited-style-name="Visited_20_Internet_20_Link">
https://www.ukrinform.ua/rubric-crimea/3729917-krimski-politvazni-esipenko-ta-danilovic-stali-clenami-nszu.html</text:a>
</text:p>
      <!--NEWS-->
      <text:h text:style-name="P10" text:outline-level="1">
<text:span text:style-name="T4">
На Таврійському напрямку випалюємо ворога, росіяни втратили ще майже три роти – Тарнавський</text:span>
</text:h>
      <text:p text:style-name="P4">
Authors: Ukrinform (Person)</text:p>
      <text:p text:style-name="P4">
Publisher: Укринформ (Organization)</text:p>
      <text:p text:style-name="P4">
Published Time: 2023-06-30T-16:40:00+03:00</text:p>
      <text:p text:style-name="P4">
Modified Time: 2023-06-30T17:40:00+03:00</text:p>
      <text:p text:style-name="P4">
Description: На Таврійському напрямку російські війська за добу втратили вбитими і пораненими майже три роти, знищено 13 одиниць військової техніки. — Укрінформ.</text:p>
      <text:p text:style-name="P4">
Images: ['<text:a xlink:type="simple" xlink:href="https://static.ukrinform.com/photos/2023_06/thumb_files/630_360_1687365449-632.jpg" text:style-name="Internet_20_link" text:visited-style-name="Visited_20_Internet_20_Link">
630_360_16873...</text:a>
']</text:p>
      <text:p text:style-name="P4">
Tags: ['ЗСУ', 'Військові навчання', 'Війна з Росією']</text:p>
      <text:p text:style-name="P4">
Type: Article</text:p>
      <!--METADATA-->
      <text:p text:style-name="P4">
<draw:frame draw:style-name="fr1" draw:name="Image53" text:anchor-type="as-char" svg:width="6.9236in" svg:height="3.956343in" draw:z-index="0">
<draw:image xlink:href="../Images/yкринформ/2023-06-30T-16-40-00-03-00/630_360_1687365449-632.jpg" xlink:type="simple" xlink:show="embed" xlink:actuate="onLoad" draw:mime-type="image/jpeg"/>
</draw:frame>
 НаТаврійському напрямку російські війська за добу втратили вбитими і пораненимимайже три роти, знищено 13 одиниць військової технік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s://t.me/otarnavskiy/141" text:style-name="Internet_20_link" text:visited-style-name="Visited_20_Internet_20_Link">
 Телеграмі.</text:a>
</text:p>
      <text:p text:style-name="P4">
«На Таврійському напрямку наша <text:a xlink:type="simple" xlink:href="https://www.ukrinform.ua/tag-armia" text:style-name="Internet_20_link" text:visited-style-name="Visited_20_Internet_20_Link">
 армія </text:a>
системно вибиває ворога та випалює його позиції», - заявив Тарнавський.</text:p>
      <text:p text:style-name="P4">
За його словами, підрозділи ракетних військ та артилерії Сил оборони протягомдоби виконали 1130 вогневих завдань.</text:p>
      <text:p text:style-name="P4">
<text:span text:style-name="T4">
Читайте також:</text:span>
 <text:a xlink:type="simple" xlink:href="https://www.ukrinform.ua/rubric-ato/3729824-vorog-zdijsniv-dva-avianaloti-na-bahmutskomu-napramku-zagalom-za-dobu-10-boezitknen.html" text:style-name="Internet_20_link" text:visited-style-name="Visited_20_Internet_20_Link">
 Ворог здійснив два авіанальоти на Бахмутському напрямку,загалом за добу - 10 боєзіткнень </text:a>
</text:p>
      <text:p text:style-name="P4">
«За останню добу втрати ворога вбитими та пораненими склали майже три роти.Знищено 13 одиниць ОВТ», - поінформував Тарнавський.</text:p>
      <text:p text:style-name="P4">
Зокрема, знищені 2 танки, 3 ББМ, 2 БМ-21 «Град», 2С5 «Гіацинт-С», БпЛА«Supercam» тощо.</text:p>
      <text:p text:style-name="P4">
Як повідомляв Укрінформ, Сили оборони з 24 лютого 2022 року по 30 червня 2023року <text:a xlink:type="simple" xlink:href="https://www.ukrinform.ua/rubric-ato/3729607-sili-oboroni-likviduvali-vze-228-tisac-340-rosian.html" text:style-name="Internet_20_link" text:visited-style-name="Visited_20_Internet_20_Link">
 ліквідували близько 228 тисяч 340 російських загарбників</text:a>
 , і ще 560 осіб - за минулу добу.</text:p>
      <text:p text:style-name="P4">
Source: <text:a xlink:type="simple" xlink:href="https://www.ukrinform.ua/rubric-ato/3729906-na-tavrijskomu-napramku-za-dobu-rosiani-vtratili-majze-tri-roti-tarnavskij.html" text:style-name="Internet_20_link" text:visited-style-name="Visited_20_Internet_20_Link">
https://www.ukrinform.ua/rubric-ato/3729906-na-tavrijskomu-napramku-za-dobu-rosiani-vtratili-majze-tri-roti-tarnavskij.html</text:a>
</text:p>
      <!--NEWS-->
      <text:h text:style-name="P10" text:outline-level="1">
<text:span text:style-name="T4">
Російські ліберали на Заході становлять більшу загрозу, аніж Путін – Ахмед Закаєв</text:span>
</text:h>
      <text:p text:style-name="P4">
Authors: Ukrinform (Person)</text:p>
      <text:p text:style-name="P4">
Publisher: Укринформ (Organization)</text:p>
      <text:p text:style-name="P4">
Published Time: 2023-06-30T-17:02:00+03:00</text:p>
      <text:p text:style-name="P4">
Modified Time: 2023-06-30T17:02:00+03:00</text:p>
      <text:p text:style-name="P4">
Description: Так звані російські ліберальні опозиціонери, які перебувають на Заході, становлять більшу загрозу, аніж президент РФ Володимир Путін, бо своїми заявами про потенційні загрози розпаду країни дезорієнтують західну громадськість і насправді прагнуть зберегти Російську імперію. — Укрінформ.</text:p>
      <text:p text:style-name="P4">
Images: ['<text:a xlink:type="simple" xlink:href="https://static.ukrinform.com/photos/2023_06/thumb_files/630_360_1688134163-447.jpg" text:style-name="Internet_20_link" text:visited-style-name="Visited_20_Internet_20_Link">
630_360_16881...</text:a>
']</text:p>
      <text:p text:style-name="P4">
Tags: ['Чечня', 'Путін', 'Росія']</text:p>
      <text:p text:style-name="P4">
Type: Article</text:p>
      <!--METADATA-->
      <text:p text:style-name="P4">
<draw:frame draw:style-name="fr1" draw:name="Image54" text:anchor-type="as-char" svg:width="6.9236in" svg:height="3.956343in" draw:z-index="0">
<draw:image xlink:href="../Images/yкринформ/2023-06-30T-17-02-00-03-00/630_360_1688134163-447.jpg" xlink:type="simple" xlink:show="embed" xlink:actuate="onLoad" draw:mime-type="image/jpeg"/>
</draw:frame>
 Так званіросійські ліберальні опозиціонери, які перебувають на Заході, становлятьбільшу загрозу, аніж президент РФ Володимир Путін, бо своїми заявами пропотенційні загрози розпаду країни дезорієнтують західну громадськість інасправді прагнуть зберегти Російську імперію.</text:p>
      <text:p text:style-name="P4">
Про це заявив прем'єр-міністр уряду Чеченської Республіки Ічкерія у вигнанніАхмед Закаєв на пресконференції в Укрінформі на тему: «Деколонізація тамайбутнє постросійського простору: криза відносин імперської метрополії тарегіонів-колоній».</text:p>
      <text:p text:style-name="P4">
"Здебільшого всі так звані російські ліберальні опозиціонери, які сьогодніперебувають на Заході, становлять більшу загрозу, аніж Путін і його система,тому що стосовно Путіна і його системи світ зрозумів, хто вони такі. Але ті,хто сьогодні дезорієнтує Захід заявами, що якщо розпадеться РФ, то почнутьсяетнічні чистки і громадянські війни між її суб'єктами, а тому, щоб недопустити розповсюдження ядерної та хімічної зброї, треба замінити Путіна ізберегти Росію як імперію, ллють воду на млин путінської системи", - сказавЗакаєв.</text:p>
      <text:p text:style-name="P4">
Він спрогнозував, що так звані російські опозиціонери ніколи не прийдуть довлади в Росії, "скільки б грошей вони сьогодні на Заході не витрачали і які бпрестижні міжнародні форуми не скликали".</text:p>
      <text:p text:style-name="P4">
"Ті гроші, які вони сьогодні платять західним лобістам за просування їхніхінтересів, - це гроші, зароблені на чеченській крові. Коли вбивали чеченськийнарод, вони ділили бізнеси і заробляли гроші. Використовуючи ці гроші, вонисьогодні хочуть зберегти імперію. Вони імперці. Ніякого стосунку до лібераліві демократів вони не мають. Вони дезорієнтують західну громадськість, щобвиробити невпевненість у необхідності демонтажу <text:a xlink:type="simple" xlink:href="https://www.ukrinform.ua/tag-rosia" text:style-name="Internet_20_link" text:visited-style-name="Visited_20_Internet_20_Link">
 Росії</text:a>
 як імперії", - переконаний прем'єр-міністр уряду Чеченської Республіки Ічкерія.</text:p>
      <text:p text:style-name="P4">
<text:span text:style-name="T4">
Читайте також:</text:span>
 <text:a xlink:type="simple" xlink:href="https://www.ukrinform.ua/rubric-world/3729864-prezidentka-gruzii-zaavila-pro-nebezpeku-cerez-rosian-aki-vtekli-vid-mobilizacii.html" text:style-name="Internet_20_link" text:visited-style-name="Visited_20_Internet_20_Link">
 Президентка Грузії заявила про небезпеку через росіян,які втекли від мобілізації </text:a>
</text:p>
      <text:p text:style-name="P4">
Він також назвав штучно нав'язаними всі розмови про потенційні конфлікти міжрізними кавказькими народами Росії.</text:p>
      <text:p text:style-name="P4">
"Ніяких кровопролить, ніяких невирішуваних питань між цими народами немає ініколи не було. Це створено штучно. Задовго до появи там московитів не буложодного випадку на Кавказі, щоб народи Північного Кавказу або Закавказзявоювали між собою. Немає в історії таких фактів. Оці так звані протистояння іпротиріччя виникли тільки після появи на Кавказі Росії. Російська експансіязакладала ці конфлікти, вони керувалися принципом "розділяй і володарюй", як ікожна імперія. Тому ніяких побоювань у мене щодо цього (можливих конфліктів -ред.) немає", - акцентував Закаєв.</text:p>
      <text:p text:style-name="P4">
Своєю чергою представник "Съезда народных депутатов" РФ Олексій Барановськийдодав, що "не існує ніякої російської ліберальної опозиції, є російськіемігранти, які мешкають у Європі".</text:p>
      <text:p text:style-name="P4">
</text:p>
      <text:p text:style-name="P4">
"Є лише одна опозиція - збройна, це "Легіон свободи Росії". Це справжняопозиція. І є "Съезд народных депутатов" РФ як політичне крило збройноїопозиції. Саме "Легіон" і буде вирішувати долю Москви, а регіони вирішать своюдолю самі. Тому я вважаю, що не треба звертати багато уваги на події, якіпроводять російські емігранти десь в Європі. Вони не є гравцями в ційситуації", - зазначив Барановський.</text:p>
      <text:p text:style-name="P4">
Як повідомлялося, російський опозиціонер в еміграції Михайло Ходорковський підчас спроби військового заколоту ПВК "Вагнер" закликав людей у Росії виходитина вулицю.</text:p>
      <text:p text:style-name="P4">
Source: <text:a xlink:type="simple" xlink:href="https://www.ukrinform.ua/rubric-world/3729884-rosijski-liberali-na-zahodi-stanovlat-bilsu-zagrozu-aniz-putin-ahmed-zakaev.html" text:style-name="Internet_20_link" text:visited-style-name="Visited_20_Internet_20_Link">
https://www.ukrinform.ua/rubric-world/3729884-rosijski-liberali-na-zahodi-stanovlat-bilsu-zagrozu-aniz-putin-ahmed-zakaev.html</text:a>
</text:p>
      <!--NEWS-->
      <text:h text:style-name="P10" text:outline-level="1">
<text:span text:style-name="T4">
Під час головування Швеції в ЄС вдалося об’єднати Європу в підтримці України - Урсула фон дер Ляєн</text:span>
</text:h>
      <text:p text:style-name="P4">
Authors: Ukrinform (Person)</text:p>
      <text:p text:style-name="P4">
Publisher: Укринформ (Organization)</text:p>
      <text:p text:style-name="P4">
Published Time: 2023-06-30T-1:33:00+03:00</text:p>
      <text:p text:style-name="P4">
Modified Time: 2023-06-30T21:33:00+03:00</text:p>
      <text:p text:style-name="P4">
Description: Урсула фон дер Ляєн подякувала Швеції за «дуже успішне» головування в ЄС, термін якого добігає кінця сьогодні, та відзначила роль цієї країни у забезпеченні єдності зусиль з підтримки України в боротьбі проти російської агресії. — Укрінформ.</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Швеція', 'Фон дер Ляєн', 'Війна з Росією']</text:p>
      <text:p text:style-name="P4">
Type: Article</text:p>
      <!--METADATA-->
      <text:p text:style-name="P4">
<draw:frame draw:style-name="fr1" draw:name="Image56" text:anchor-type="as-char" svg:width="6.9236in" svg:height="3.956343in" draw:z-index="0">
<draw:image xlink:href="../Images/yкринформ/2023-06-30T-1-33-00-03-00/630_360_1685526282-448.jpg" xlink:type="simple" xlink:show="embed" xlink:actuate="onLoad" draw:mime-type="image/jpeg"/>
</draw:frame>
 Урсула фондер Ляєн подякувала Швеції за «дуже успішне» головування в ЄС, термін якогодобігає кінця сьогодні, та відзначила роль цієї країни у забезпеченні єдностізусиль з підтримки України в боротьбі проти російської агресії.</text:p>
      <text:p text:style-name="P4">
Про це очільниця Єврокомісії заявила у Брюсселі під час пресконференції запідсумками дводенної зустрічі Європейської Ради, останньої за Шведськогоголовування в ЄС, повідомляє кореспондент Укрінформу.</text:p>
      <text:p text:style-name="P4">
«Під час вашого головування вдалося сформувати міцну єдність Європи упідтримці України. Ми бачили протягом вихідних спробу заколоту «групи Вагнера»та очевидні тріщини в путінській системі. Зараз прийшов час дійсно подвоїтинашу підтримку для України, і це знайшло прояв у обговоренні багатьох тем,наприклад, з військової точки зору, за ініціативою вашого головування», -сказала Урсула фон дер Ляєн, звертаючись до прем’єр-міністра Швеції УльфаКрістерссона.</text:p>
      <text:p text:style-name="P4">
Вона нагадала, що за часів Шведського головування країни ЄС погодилисявикористати 2 мільярди євро з Європейського фонду миру на замовленнябоєприпасів для України. За словами президента Єврокомісії, Україна вжеотримала понад 220 тисяч снарядів та більш як 2000 ракет. Таким чином, ЄСупевнено просувається до визначеної мети: поставити в Україну 1 мільйонартилерійських снарядів протягом наступних 12 місяців.</text:p>
      <text:p text:style-name="P4">
<text:span text:style-name="T4">
Читайте також:</text:span>
 <text:a xlink:type="simple" xlink:href="https://www.ukrinform.ua/rubric-ato/3729974-ukraina-posilit-spivpracu-z-miznarodnimi-partnerami-sodo-artilerijskih-snaradiv-zelenskij.html" text:style-name="Internet_20_link" text:visited-style-name="Visited_20_Internet_20_Link">
 Україна посилить співпрацю з міжнародними партнерами щодоартилерійських <text:span text:style-name="T4">
снарядів</text:span>
 - Зеленський </text:a>
</text:p>
      <text:p text:style-name="P4">
«До кінця року ми мали надати тренування для 30 тисяч українськихвійськовослужбовців. Зараз ми вже досягли кількості у 24 тисячі, тож миперевищуємо темпи досягнення поставленої мети, зокрема, завдяки допомозівашого головування», - відзначила фон дер Ляєн.</text:p>
      <text:p text:style-name="P4">
За її словами, з фінансової точки зору протягом вже майже 500 днів війни, якурозв’язала Росія, ЄС та його члени надали Україні допомогу на суму понад 70мільярдів євро. Лише минулого тижня Єврокомісія перерахувала Україні 9мільярдів євро із загального пакета макрофінансової допомоги у 18 мільярдівєвро, розрахованого на 2023 рік.</text:p>
      <text:p text:style-name="P4">
Минулого тижня ЄС ухвалив 11-й пакет санкцій проти Росії, спрямований,головним чином, на усунення слабких місць та боротьбу з обминанням санкційпроти країни-агресорки.</text:p>
      <text:p text:style-name="P4">
За Шведського головування <text:a xlink:type="simple" xlink:href="https://www.ukrinform.ua/tag-evrosouz" text:style-name="Internet_20_link" text:visited-style-name="Visited_20_Internet_20_Link">
 Євросоюз </text:a>
зміг суттєво просунутися вперед у забезпеченні відповідальності Росії зазлочини, скоєні в Україні. Зокрема, за допомогою Швеції був заснованийМіжнародний центр з покарання злочину агресії проти України. Певне просуванняспостерігається також у пошуку правових засобів для використання заблокованихв ЄС фінансових активів російського ЦБ для відновлення України.</text:p>
      <text:p text:style-name="P4">
<text:span text:style-name="T4">
Читайте також:</text:span>
 <text:a xlink:type="simple" xlink:href="https://www.ukrinform.ua/rubric-ato/3729925-es-aktivno-obgovoruvatime-garantii-bezpeki-dla-ukraini-vprodovz-nastupnih-tizniv-fon-der-laen.html" text:style-name="Internet_20_link" text:visited-style-name="Visited_20_Internet_20_Link">
 ЄС активно обговорюватиме гарантії безпеки для Українивпродовж наступних тижнів – <text:span text:style-name="T4">
фон</text:span>
 <text:span text:style-name="T4">
дер</text:span>
 <text:span text:style-name="T4">
Ляєн</text:span>
</text:a>
</text:p>
      <text:p text:style-name="P4">
«Ми були дуже успішними під час вашого головування в усуненні однієї зголовних перешкод для нашої конкурентоспроможності. Йдеться про ціни наенергію. Оптові ціни на електрику зараз на 80% нижчі, ніж під час ціновогопіку в серпні минулого року. Ціни на газ – на 90% є нижчі. Це колективнеєвропейське досягнення, але воно потребувало багатьох добре скоординованихдій», - наголосила президент Єврокомісії.</text:p>
      <text:p text:style-name="P4">
Як повідомлялося, 29-30 червня у Брюсселі відбувся саміт ЄС. Лідери країнЄвропейського Союзу розглянули, зокрема, ситуацію в Україні та підтвердилинепохитну рішучість продовжувати підтримувати нашу державу в боротьбі протиросійської агресії так довго, як це буде необхідно, що передбачає наданняполітичної, економічної, фінансової, військової та гуманітарної допомоги.</text:p>
      <text:p text:style-name="P4">
Завтра, 1 липня, естафету головування в ЄС приймає Іспанія.</text:p>
      <text:p text:style-name="P4">
<text:span text:style-name="T5">
Фото: globalist.it</text:span>
</text:p>
      <text:p text:style-name="P4">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На Харківщині можуть примусово евакуювати дітей із п’яти прикордонних сіл - Синєгубов</text:span>
</text:h>
      <text:p text:style-name="P4">
Authors: Ukrinform (Person)</text:p>
      <text:p text:style-name="P4">
Publisher: Укринформ (Organization)</text:p>
      <text:p text:style-name="P4">
Published Time: 2023-06-30T-2:24:00+03:00</text:p>
      <text:p text:style-name="P4">
Modified Time: 2023-06-30T21:24:00+03:00</text:p>
      <text:p text:style-name="P4">
Description: Розглядається питання про примусову евакуацію дітей із п’яти прикордонних сіл Вовчанської громади на Харківщині.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Евакуація', 'Синєгубов', 'Єдині новини']</text:p>
      <text:p text:style-name="P4">
Type: Article</text:p>
      <!--METADATA-->
      <text:p text:style-name="P4">
<draw:frame draw:style-name="fr1" draw:name="Image57" text:anchor-type="as-char" svg:width="6.9236in" svg:height="3.956343in" draw:z-index="0">
<draw:image xlink:href="../Images/yкринформ/2023-06-30T-2-24-00-03-00/630_360_1685537728-468.jpg" xlink:type="simple" xlink:show="embed" xlink:actuate="onLoad" draw:mime-type="image/jpeg"/>
</draw:frame>
Розглядається питання про примусову евакуацію дітей із п’яти прикордонних сілВовчанської громади на Харківщині.</text:p>
      <text:p text:style-name="P4">
Про це в ефірі національного телемарафону “Єдині новини” заявив начальникХарківської обласної військової адміністрації Олег Синєгубов, передаєкореспондент Укрінформу.</text:p>
      <text:p text:style-name="P4">
“На Вовчанському напрямку щодня обстріли. Ми вже маємо звернення від міськоївійськової адміністрації щодо примусової <text:a xlink:type="simple" xlink:href="https://www.ukrinform.ua/tag-evakuacia" text:style-name="Internet_20_link" text:visited-style-name="Visited_20_Internet_20_Link">
 евакуації</text:a>
 дітей із п’яти населених пунктів,які входять до складу Вовчанської територіальної громади. Це зверненнярозглядається і, скоріше за все, буде прийняте”, - сказав Синєгубов.</text:p>
      <text:p text:style-name="P4">
Він зауважив, що місця для розміщення родин із дітьми є у Харкові та іншихрайонах області, більш безпечних порівняно з прикордонням.</text:p>
      <text:p text:style-name="P4">
<text:span text:style-name="T4">
Читайте також:</text:span>
 <text:a xlink:type="simple" xlink:href="https://www.ukrinform.ua/rubric-regions/3729959-diti-z-internatu-na-mikolaivsini-akih-nezakonno-vivezli-do-rf-perebuvaut-u-gruzii.html" text:style-name="Internet_20_link" text:visited-style-name="Visited_20_Internet_20_Link">
 Діти з інтернату на <text:span text:style-name="T4">
Миколаїв</text:span>
 щині, яких незаконновивезли до РФ, перебувають у Грузії </text:a>
</text:p>
      <text:p text:style-name="P4">
“У Харкові зарезервовано 3,5 тисячі місць у гуртожитках вищих навчальнихзакладів. Люди можуть там проживати стільки, скільки потрібно”, - зазначивСинєгубов.</text:p>
      <text:p text:style-name="P4">
Як повідомлялося, на Харківщині бойові дії тривають у Куп’янському районі, здеяких населених пунктів якого вже евакуювали всіх дітей. Також обстрілівзазнають Ізюмський, Харківський, Богодухівський, Чугуївський райони, зокремамісто Вовчанськ, в якому наразі залишилося близько трьох тисяч жителів (довторгнення - майже 17 тисяч).</text:p>
      <text:p text:style-name="P4">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At Kupiansk direction Russian army shelled Kyslivka and Berestove of Kharkiv region. Russian ...</text:span>
</text:h>
      <text:p text:style-name="P4">
Authors: liveuamap (Language: en)</text:p>
      <text:p text:style-name="P4">
Time: 2023-06-30T-3:09:00</text:p>
      <text:p text:style-name="P4">
Location: Svatove (Latitude:49.54058 Longtitude:37.89167)</text:p>
      <text:p text:style-name="P4">
Videos: []</text:p>
      <text:p text:style-name="P4">
Images: []</text:p>
      <text:p text:style-name="P4">
Tags: ["Russia"]</text:p>
      <text:p text:style-name="P4">
ID: 22572705</text:p>
      <!--METADATA-->
      <text:p text:style-name="P4">
At Kupiansk direction Russian army shelled Kyslivka and Berestove of Kharkivregion. Russian aviation conducted airstrikes at Kyslivka, - General Staff ofArmed Forces of Ukraine says in the morning report</text:p>
      <text:p text:style-name="P4">
News Collection Link: <text:a xlink:type="simple" xlink:href="https:\/\/liveuamap.com\/en\/2023\/30-june-at-kupiansk-direction-russian-army-shelled-kyslivka" text:style-name="Internet_20_link" text:visited-style-name="Visited_20_Internet_20_Link">
https:\/\/liveuamap.com\/en\/2023\/30-june-at-kupiansk-direction-russian-army-shelled-kyslivka</text:a>
</text:p>
      <text:p text:style-name="P4">
Source: <text:a xlink:type="simple" xlink:href="https://t.me/lumsrc/5228" text:style-name="Internet_20_link" text:visited-style-name="Visited_20_Internet_20_Link">
https://t.me/lumsrc/5228</text:a>
</text:p>
      <!--NEWS-->
      <text:h text:style-name="P10" text:outline-level="1">
<text:span text:style-name="T4">
США проти того, щоб будь-яка держава сприяла Путіну у вбивстві українців – Білий дім</text:span>
</text:h>
      <text:p text:style-name="P4">
Authors: Ukrinform (Person)</text:p>
      <text:p text:style-name="P4">
Publisher: Укринформ (Organization)</text:p>
      <text:p text:style-name="P4">
Published Time: 2023-06-30T-3:16:00+03:00</text:p>
      <text:p text:style-name="P4">
Modified Time: 2023-06-30T21:16:00+03:00</text:p>
      <text:p text:style-name="P4">
Description: Сполучені Штати продовжують чітко відстоювати позицію, що ні Китай, ні будь-яка інша країна не мають сприяти Росії в агресії проти України та допомагати їй оминати санкції.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Китай', 'Санкції', 'США', 'Білий дім', 'Війна з Росією']</text:p>
      <text:p text:style-name="P4">
Type: Article</text:p>
      <!--METADATA-->
      <text:p text:style-name="P4">
<draw:frame draw:style-name="fr1" draw:name="Image58" text:anchor-type="as-char" svg:width="6.9236in" svg:height="3.956343in" draw:z-index="0">
<draw:image xlink:href="../Images/yкринформ/2023-06-30T-3-16-00-03-00/630_360_1472621188-8020.jpg" xlink:type="simple" xlink:show="embed" xlink:actuate="onLoad" draw:mime-type="image/jpeg"/>
</draw:frame>
 СполученіШтати продовжують чітко відстоювати позицію, що ні Китай, ні будь-яка іншакраїна не мають сприяти Росії в агресії проти України та допомагати їй оминатисанкції.</text:p>
      <text:p text:style-name="P4">
Про це заявив на пресбрифінгу координатор Ради нацбезпеки Білого дому ДжонКірбі, передає власний кореспондент Укрінформу.</text:p>
      <text:p text:style-name="P4">
«Стосовно Китаю ми чітко заявили, що не хочемо, аби будь-яка країнаполегшувала Путіну вбивати українців. Ми не хочемо, аби будь-яка державастримувала процес притягнення його до відповідальності», - сказав він.</text:p>
      <text:p text:style-name="P4">
Кірбі зазначив, що Китай приймає власні рішення, тож Сполучені Штати чіткоокреслили свою позицію в цьому питанні.</text:p>
      <text:p text:style-name="P4">
«Ми дуже чітко висловили свою стурбованість через те, що такі країни як Китайта інші не долучаються до міжнародних санкцій і не докладають всіх можливихзусиль, аби притягти Путіна до відповідальності», - наголосив представникадміністрації США.</text:p>
      <text:p text:style-name="P4">
<text:span text:style-name="T4">
Читайте також:</text:span>
 <text:a xlink:type="simple" xlink:href="https://www.ukrinform.ua/rubric-ato/3728079-ssa-vvazaut-so-putin-ne-gotovij-zastosuvati-adernu-zbrou-v-ukraini-ci-deinde.html" text:style-name="Internet_20_link" text:visited-style-name="Visited_20_Internet_20_Link">
 США вважають, що Путін не готовий застосувати ядернузброю в Україні чи деінде </text:a>
</text:p>
      <text:p text:style-name="P4">
Водночас, за його словами, Сполучені Штати вважають, що «КНР потенційно можевідіграти певну роль у підтримці мирного врегулювання (в Україні – ред.)шляхом переговорів».</text:p>
      <text:p text:style-name="P4">
У цьому зв’язку Кірбі назвав важливим той факт, що Сі Цзіньпін мав розмову зВолодимиром Зеленським. «Ми заохочуємо продовжувати цей діалог», - зауваживпредставник Білого дому.</text:p>
      <text:p text:style-name="P4">
Він також позитивно оцінив призначення <text:a xlink:type="simple" xlink:href="https://www.ukrinform.ua/tag-kitaj" text:style-name="Internet_20_link" text:visited-style-name="Visited_20_Internet_20_Link">
 Китаєм</text:a>
 спецпредставника в Україні. «Мипродовжуватимемо бути відвертими та відкритими з Китаєм стосовно розвитку вУкраїні та зі свого боку надалі підтримуватимемо Україну», - додав представникадміністрації Байдена.</text:p>
      <text:p text:style-name="P4">
<text:span text:style-name="T4">
Читайте також:</text:span>
 <text:a xlink:type="simple" xlink:href="https://www.ukrinform.ua/rubric-world/3725513-ssa-dokladaut-zusil-abi-rosia-ne-mogla-uhilatisa-vid-sankcij-bilij-dim.html" text:style-name="Internet_20_link" text:visited-style-name="Visited_20_Internet_20_Link">
 США докладають зусиль, аби Росія не могла ухилятися відсанкцій – <text:span text:style-name="T4">
Білий</text:span>
 <text:span text:style-name="T4">
дім</text:span>
 </text:a>
</text:p>
      <text:p text:style-name="P4">
Як <text:a xlink:type="simple" xlink:href="http://www.ukrinform.ua/rubric-polytics/3725509-ssa-ne-zaperecuut-roli-tretoi-storoni-u-procesi-vstanovlenna-miru-v-ukraini-bilij-dim.html" text:style-name="Internet_20_link" text:visited-style-name="Visited_20_Internet_20_Link">
 повідомляв Укрінформ </text:a>
 , американська сторона неодноразово заявляла,що не заперечує, аби для процесу встановлення миру в Україні була залученатретя сторона. Водночас у Вашингтоні наголошують, що це має ґрунтуватися наповному розумінні української перспективи, а також на цілковитій відданостістатуту ООН, ідеї територіальної цілісності й суверенітету України.</text:p>
      <text:p text:style-name="P4">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Народу України присудили німецьку премію за мир та права людини</text:span>
</text:h>
      <text:p text:style-name="P4">
Authors: Ukrinform (Person)</text:p>
      <text:p text:style-name="P4">
Publisher: Укринформ (Organization)</text:p>
      <text:p text:style-name="P4">
Published Time: 2023-06-30T-4:02:00+03:00</text:p>
      <text:p text:style-name="P4">
Modified Time: 2023-06-30T21:02:00+03:00</text:p>
      <text:p text:style-name="P4">
Description: У Німеччині премією імені Льва Копелева за мир і права людини в 2023 році нагородили увесь український народ. Нагороду вручать меру Києва Віталію Кличку та його брату Володимиру Кличку, парамедикині Юлії "Тайрі" Паєвській та Харківській правозахисній групі. — Укрінформ.</text:p>
      <text:p text:style-name="P4">
Images: ['<text:a xlink:type="simple" xlink:href="https://static.ukrinform.com/photos/2021_12/thumb_files/630_360_1640719116-564.jpg" text:style-name="Internet_20_link" text:visited-style-name="Visited_20_Internet_20_Link">
630_360_16407...</text:a>
']</text:p>
      <text:p text:style-name="P4">
Tags: ['Німеччина', 'Права людини', 'Премія', 'Україна']</text:p>
      <text:p text:style-name="P4">
Type: Article</text:p>
      <!--METADATA-->
      <text:p text:style-name="P4">
<draw:frame draw:style-name="fr1" draw:name="Image59" text:anchor-type="as-char" svg:width="6.9236in" svg:height="3.956343in" draw:z-index="0">
<draw:image xlink:href="../Images/yкринформ/2023-06-30T-4-02-00-03-00/630_360_1640719116-564.jpg" xlink:type="simple" xlink:show="embed" xlink:actuate="onLoad" draw:mime-type="image/jpeg"/>
</draw:frame>
 УНімеччині премією імені Льва Копелева за мир і права людини в 2023 роцінагородили увесь український народ. Нагороду вручать меру Києва Віталію Кличкута його брату Володимиру Кличку, парамедикині Юлії "Тайрі" Паєвській таХарківській правозахисній групі.</text:p>
      <text:p text:style-name="P4">
Про це повідомила пресслужба Фонду Льва Копелева у п'ятницю, 30 червня,повідомляє Укрінформ із посиланням на  <text:a xlink:type="simple" xlink:href="https://www.dw.com/uk/premiu-imeni-lva-kopeleva-2023-prisudili-narodu-ukraini/a-66081135" text:style-name="Internet_20_link" text:visited-style-name="Visited_20_Internet_20_Link">
 DW </text:a>
 .</text:p>
      <text:p text:style-name="P4">
"Лев Копелев, який народився та виріс у столиці України Києві, присвятив своєжиття боротьбі за мир та права людини. Ми впевнені у тому, що сьогодні він бирішуче став на захист України, своєї Батьківщини. На його Батьківщині мужнійукраїнський народ захищає демократію, права людини та власну свободу протиросійської агресії", - йдеться у повідомленні.</text:p>
      <text:p text:style-name="P4">
"Брати Клички, багаторазові чемпіони світу з боксу, борються в Україні протипутінської армії, яка, порушуючи усі норми міжнародного права, веде безжальнувійну проти українського населення", - йдеться у повідомленні.</text:p>
      <text:p text:style-name="P4">
<text:span text:style-name="T4">
Читайте також:</text:span>
 <text:a xlink:type="simple" xlink:href="https://www.ukrinform.ua/rubric-society/3722715-ratuvalniki-peredali-vinagorodu-za-premiu-saharova-dla-united24.html" text:style-name="Internet_20_link" text:visited-style-name="Visited_20_Internet_20_Link">
 Рятувальники передали винагороду за <text:span text:style-name="T4">
премію</text:span>
 Сахаровадля United24 </text:a>
</text:p>
      <text:p text:style-name="P4">
Рішення запросити на вручення премії Юлію Паєвську організатори пояснили їїавторитетом. "В Україні "Тайра" є справжньою народною героїнею", - зазначаютьу Фонді. Вона, нагадують організатори, допомагала пораненим і рятувала життяпід час облоги Маріуполя, знімала події за допомогою нагрудної камери іпередала знятий відеоматеріал міжнародним журналістам.</text:p>
      <text:p text:style-name="P4">
Тим часом Харківська правозахисна група надає підтримку внутрішнім біженцям ізбирає факти та свідоцтва про <text:a xlink:type="simple" xlink:href="https://www.ukrinform.ua/tag-vijskovi-zlocini" text:style-name="Internet_20_link" text:visited-style-name="Visited_20_Internet_20_Link">
 військові злочини</text:a>
 , щоб якнайшвидше притягнутизлочинців до суду, наголошується в пресрелізі.</text:p>
      <text:p text:style-name="P4">
Вручення премії відбудеться 22 жовтня у центральному залі Кельнськоїрегіональної ощадної каси. З урочистою промовою виступить депутат та колишнійпрезидент Бундестагу Вольфґанґ Шойбле. Премія Копелева вручається Форумом ЛеваКопелева в Кельні, починаючи з 2001 року, і не передбачає грошової винагороди.</text:p>
      <text:p text:style-name="P4">
Гуманіст і письменник Лев Копелев народився у Києві і провів там дитинство, ав Харкові ходив до школи, одружився і навчався в університеті. Під час Другоїсвітової війни він у званні майора радянської армії боровся проти нацистів.Коли ж Червона Армія дісталася Східної Пруссії, Копелев намагався захищатинімецьке цивільне населення від убивств і насильства, а також від грабежіврадянських солдатів. За це його засудили до 10 років ув'язнення у таборахГУЛАГу. А в 1981 році радянська влада позбавила його громадянства СРСР.Копелев помер у 1997 році, провівши останні роки життя в німецькому містіКельні.</text:p>
      <text:p text:style-name="P4">
<text:span text:style-name="T4">
Читайте також:</text:span>
 <text:a xlink:type="simple" xlink:href="https://www.ukrinform.ua/rubric-society/3723511-persa-ledi-otrimala-miznarodnu-premiu-za-vnesok-v-ohoronu-psihicnogo-zdorova-ukrainciv.html" text:style-name="Internet_20_link" text:visited-style-name="Visited_20_Internet_20_Link">
 Перша леді отримала міжнародну <text:span text:style-name="T4">
премію</text:span>
 за внесок вохорону психічного здоровʼя українців </text:a>
</text:p>
      <text:p text:style-name="P4">
Лауреатами премії імені Копелева у різні роки ставали голова Харківськоїправозахисної групи Євген Захаров та співачка і активістка Майдану РусланаЛижичко, російський соціолог з "Левада-центру" Лев Гудков, організація HALOTrust, що займається знешкодженням мін, товариство "Меморіал", редакція "Новойгазеты", сирійські лікарі Аммар Закарія і Абдулкадер Абдулрахім та Дрезденськаініціатива з порятунку біженців у Середземному морі Mission Lifeline.</text:p>
      <text:p text:style-name="P4">
Громадську організацію "Форум Льва Копелева" заснували друзі і соратникиКопелева після його смерті в 1998 році в Кельні. Її мета - продовженняборотьби діяча за гуманність, мир і права людини.</text:p>
      <text:p text:style-name="P4">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В Ірпені розпочали масштабний проєкт із заміни вікон у пошкоджених будинках</text:span>
</text:h>
      <text:p text:style-name="P4">
Authors: Ukrinform (Person)</text:p>
      <text:p text:style-name="P4">
Publisher: Укринформ (Organization)</text:p>
      <text:p text:style-name="P4">
Published Time: 2023-06-30T-5:01:00+03:00</text:p>
      <text:p text:style-name="P4">
Modified Time: 2023-06-30T21:01:00+03:00</text:p>
      <text:p text:style-name="P4">
Description: В Ірпені стартував масштабний проєкт із заміни вікон у будинках міста, які постраждали внаслідок повномасштабного вторгнення. — Укрінформ.</text:p>
      <text:p text:style-name="P4">
Images: ['<text:a xlink:type="simple" xlink:href="https://static.ukrinform.com/photos/2023_06/thumb_files/630_360_1688148171-3639.jpeg" text:style-name="Internet_20_link" text:visited-style-name="Visited_20_Internet_20_Link">
630_360_16881...</text:a>
']</text:p>
      <text:p text:style-name="P4">
Tags: ['Будинок', 'Ірпінь', 'Київщина', 'Війна з Росією', 'Відбудова']</text:p>
      <text:p text:style-name="P4">
Type: Article</text:p>
      <!--METADATA-->
      <text:p text:style-name="P4">
<draw:frame draw:style-name="fr1" draw:name="Image60" text:anchor-type="as-char" svg:width="6.9236in" svg:height="3.956343in" draw:z-index="0">
<draw:image xlink:href="../Images/yкринформ/2023-06-30T-5-01-00-03-00/630_360_1688148171-3639.jpeg" xlink:type="simple" xlink:show="embed" xlink:actuate="onLoad" draw:mime-type="image/jpeg"/>
</draw:frame>
 В Ірпеністартував масштабний проєкт із заміни вікон у будинках міста, які постраждаливнаслідок повномасштабного вторгнення.</text:p>
      <text:p text:style-name="P4">
Про це у <text:a xlink:type="simple" xlink:href="https://www.facebook.com/100091315017222/posts/pfbid01QL5Qc4JmM4QiHzLGFFHPxuETyQ6NxcEoThy1cUWMXkzXoXGrsFHXjn3sLRikDDvl/" text:style-name="Internet_20_link" text:visited-style-name="Visited_20_Internet_20_Link">
 Фейсбуці</text:a>
повідомив голова Київської обласної військової адміністрації Руслан Кравченко,передає Укрінформ.</text:p>
      <text:p text:style-name="P4">
“В Ірпені стартував масштабний проєкт із заміни вікон у будинках міста, якіпостраждали в результаті повномасштабного вторгнення. Йдеться про монтаж майжеу 300 приватних будинках та на 141 багатоповерховому об'єкті”, - зазначивКравченко.</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67" text:anchor-type="as-char" svg:width="6.9236in" svg:height="3.956343in" draw:z-index="0">
<draw:image xlink:href="../Images/yкринформ/2023-06-30T-5-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text:p>
      <text:p text:style-name="P4">
Він зауважив, що завдяки підтримці некомерційної організації GlobalEmpowerment Mission (GEM) у партнерстві з Фондом Говарда Г. Баффетта (HGBF)вікна будуть замінені фактично на всіх об’єктах Ірпеня, де є потреба.</text:p>
      <text:p text:style-name="P4">
</text:p>
      <text:p text:style-name="P4">
За його словами, КОВА ще наприкінці травня домовилась із засновником GEMМайком Каппоні, що <text:a xlink:type="simple" xlink:href="https://www.ukrinform.ua/tag-kiivsina" text:style-name="Internet_20_link" text:visited-style-name="Visited_20_Internet_20_Link">
 Київщина </text:a>
 отримаєвікна на суму 1 млн дол. США.</text:p>
      <text:p text:style-name="P4">
“Розуміємо, що деякі мешканці міста одразу після деокупації зробили цевласними силами. Але багато хто не має коштів, оскільки масштаби руйнуваньчималі”, - підкреслив Кравченко.</text:p>
      <text:p text:style-name="P4">
 <text:span text:style-name="T4">
Читайтетакож:</text:span>
 <text:a xlink:type="simple" xlink:href="https://www.ukrinform.ua/rubric-vidbudova/3728636-na-kiivsini-vze-vidnovili-ponad-12-tisac-obektiv.html" text:style-name="Internet_20_link" text:visited-style-name="Visited_20_Internet_20_Link">
 На Київщині вже відновили понад 12 тисяч об'єктів</text:a>
</text:p>
      <text:p text:style-name="P4">
Начальник КОВА повідомив, що сьогодні першу партію встановлюють у приватномусекторі напроти ЖК «Ірпінські липки». Тут наразі відбудовують 31 будинок,пошкоджений росіянами. Ще 30 будуватимуть з нуля.</text:p>
      <text:p text:style-name="P4">
Далі монтаж вікон проводитимуть на інших об’єктах міста. Роботи плануютьзавершити за 2-3 місяці.</text:p>
      <text:p text:style-name="P4">
Крім того, монтаж також відбудеться в 3 закладах освіти Київщини, зокремаБоярській спецшколі для дітей із вадами зору, Ржищівському та Броварськомупрофесійних ліцеях. Також вікна будуть встановлені в пошкоджених будинкахВишгородського району та Гостомеля.</text:p>
      <text:p text:style-name="P4">
<text:span text:style-name="T4">
Читайте також:</text:span>
 <text:a xlink:type="simple" xlink:href="https://www.ukrinform.ua/rubric-vidbudova/3726858-na-kiivsini-pocali-vstanovluvati-vikna-u-poskodzenih-obstrilami-budinkah.html" text:style-name="Internet_20_link" text:visited-style-name="Visited_20_Internet_20_Link">
 На Київщині почали встановлювати вікна у пошкодженихобстрілами будинках </text:a>
</text:p>
      <text:p text:style-name="P4">
“Вдячні міжнародним партнерам за допомогу. Разом робимо все, щоб людиповерталися до своїх осель. Повертаємо життя в деокуповані населені пунктиКиївщини”, - наголосив Кравченко.</text:p>
      <text:p text:style-name="P4">
Як повідомляв Укрінформ, за час окупації Ірпеня пошкоджено 10,5 тисячбудівель, з яких 2501 зазнала повного або сильного руйнування, а збиткиінфраструктури міста від війни оцінюються у 25,3 млрд гривень або <text:a xlink:type="simple" xlink:href="https://www.ukrinform.ua/rubric-regions/3529209-zbitki-irpena-vid-vijni-z-rosieu-skladaut-922-miljoni-kse.html" text:style-name="Internet_20_link" text:visited-style-name="Visited_20_Internet_20_Link">
 майже $922млн </text:a>
 .</text:p>
      <text:p text:style-name="P4">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6-30T-5:09:00</text:p>
      <text:p text:style-name="P4">
Location: Lyman (Latitude:48.98385 Longtitude:37.81706)</text:p>
      <text:p text:style-name="P4">
Videos: []</text:p>
      <text:p text:style-name="P4">
Images: []</text:p>
      <text:p text:style-name="P4">
Tags: ["Russia"]</text:p>
      <text:p text:style-name="P4">
ID: 22572704</text:p>
      <!--METADATA-->
      <text:p text:style-name="P4">
At Lyman direction Russian army shelled Nevske, Bilohorivka of Luhansk regionand Verkhnokamyanske, Rozdolivka of Donetsk region. Russian aviation conductedairstrikes at Bilohorivka of Luhansk region and Lyman and Rozdolivka ofDonetsk region, - General Staff of Armed Forces of Ukraine says in the morningreport</text:p>
      <text:p text:style-name="P4">
News Collection Link: <text:a xlink:type="simple" xlink:href="https:\/\/liveuamap.com\/en\/2023\/30-june-at-lyman-direction-russian-army-shelled-nevske-bilohorivka" text:style-name="Internet_20_link" text:visited-style-name="Visited_20_Internet_20_Link">
https:\/\/liveuamap.com\/en\/2023\/30-june-at-lyman-direction-russian-army-shelled-nevske-bilohorivka</text:a>
</text:p>
      <text:p text:style-name="P4">
Source: <text:a xlink:type="simple" xlink:href="https://t.me/lumsrc/5229" text:style-name="Internet_20_link" text:visited-style-name="Visited_20_Internet_20_Link">
https://t.me/lumsrc/5229</text:a>
</text:p>
      <!--NEWS-->
      <text:h text:style-name="P10" text:outline-level="1">
<text:span text:style-name="T4">
At Bakhmut direction Russian army shelled Vasukivka, Khromove, Chasiv Yar and Ivanivske of Do...</text:span>
</text:h>
      <text:p text:style-name="P4">
Authors: liveuamap (Language: en)</text:p>
      <text:p text:style-name="P4">
Time: 2023-06-30T-7:09:00</text:p>
      <text:p text:style-name="P4">
Location: Bakhmut (Latitude:48.45767 Longtitude:37.88841)</text:p>
      <text:p text:style-name="P4">
Videos: []</text:p>
      <text:p text:style-name="P4">
Images: []</text:p>
      <text:p text:style-name="P4">
Tags: ["Russia"]</text:p>
      <text:p text:style-name="P4">
ID: 22572703</text:p>
      <!--METADATA-->
      <text:p text:style-name="P4">
At Bakhmut direction Russian army shelled Vasukivka, Khromove, Chasiv Yar andIvanivske of Donetsk region. Russian aviation conducted airstrikes at BilaHora and Dyliyivka, - General Staff of Armed Forces of Ukraine says in themorning report</text:p>
      <text:p text:style-name="P4">
News Collection Link: <text:a xlink:type="simple" xlink:href="https:\/\/liveuamap.com\/en\/2023\/30-june-at-bakhmut-direction-russian-army-shelled-vasukivka" text:style-name="Internet_20_link" text:visited-style-name="Visited_20_Internet_20_Link">
https:\/\/liveuamap.com\/en\/2023\/30-june-at-bakhmut-direction-russian-army-shelled-vasukivka</text:a>
</text:p>
      <text:p text:style-name="P4">
Source: <text:a xlink:type="simple" xlink:href="https://t.me/lumsrc/5230" text:style-name="Internet_20_link" text:visited-style-name="Visited_20_Internet_20_Link">
https://t.me/lumsrc/5230</text:a>
</text:p>
      <!--NEWS-->
      <text:h text:style-name="P10" text:outline-level="1">
<text:span text:style-name="T4">
Хоч бери і стріляйся: російські військові в Україні ниють і хочуть померти</text:span>
</text:h>
      <text:p text:style-name="P4">
Authors: Ukrinform (Person)</text:p>
      <text:p text:style-name="P4">
Publisher: Укринформ (Organization)</text:p>
      <text:p text:style-name="P4">
Published Time: 2023-06-30T-7:50:00+03:00</text:p>
      <text:p text:style-name="P4">
Modified Time: 2023-06-30T20:50:00+03:00</text:p>
      <text:p text:style-name="P4">
Description: Російські військовослужбовці в Україні перебувають у важких умовах та висловлюють бажання померти або поранити себе.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Перехоплення', 'Розвідка', 'Російські військові', 'Війна з Росією']</text:p>
      <text:p text:style-name="P4">
Type: Article</text:p>
      <!--METADATA-->
      <text:p text:style-name="P4">
<draw:frame draw:style-name="fr1" draw:name="Image74" text:anchor-type="as-char" svg:width="6.9236in" svg:height="3.956343in" draw:z-index="0">
<draw:image xlink:href="../Images/yкринформ/2023-06-30T-7-50-00-03-00/630_360_1668461240-442.jpg" xlink:type="simple" xlink:show="embed" xlink:actuate="onLoad" draw:mime-type="image/jpeg"/>
</draw:frame>
 Російськівійськовослужбовці в Україні перебувають у важких умовах та висловлюютьбажання померти або поранити себе.</text:p>
      <text:p text:style-name="P4">
Про це йдеться у розмові російського військовослужбовця із знайомою,аудіозапис якої оприлюднила у  <text:a xlink:type="simple" xlink:href="https://t.me/DIUkraine/2504" text:style-name="Internet_20_link" text:visited-style-name="Visited_20_Internet_20_Link">
 Телеграмі </text:a>
пресслужба Головного управління розвідки Міністерства оборони України, передаєУкрінформ.</text:p>
      <text:p text:style-name="P4">
“Нервів не вистачає, застрельте (мене — ред.), я хоч відмучаюся”, - сказавросіянин.</text:p>
      <text:p text:style-name="P4">
Жінка зі свого боку висловила схвилювання цими його словами.</text:p>
      <text:p text:style-name="P4">
“Все набридло. Пішки ходити, дуби ці тягати. Там дуби по 6 метрів. Сосна, вонатовста, неможливо підняти. Кожен божий день ця (складна — ред.) робота. Копай,копай, тягай... Кожен раз все новий і новий (керівник - ред.) приходить, щепальці віялом крутить. Як він назвав (нас — ред.)...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text:p>
      <text:p text:style-name="P4">
За його словами, “тут мужики вже плачуть”.</text:p>
      <text:p text:style-name="P4">
“Хоч бери і стріляйся. Тут 300-х мішками вивозять; зашили, побув трохи вдома і(приїхав - ред.) назад. Ми вчора збиралися 300-титися. Все, нерви здаютьвзагалі”, - сказав він.</text:p>
      <text:p text:style-name="P4">
Відео: <text:a xlink:type="simple" xlink:href="https://www.youtube.com/watch" text:style-name="Internet_20_link" text:visited-style-name="Visited_20_Internet_20_Link">
 Головне управління розвідки МО України</text:a>
</text:p>
      <text:p text:style-name="P4">
У ГУР запевняють, що за кожен <text:a xlink:type="simple" xlink:href="https://www.ukrinform.ua/tag-vijskovi-zlocini" text:style-name="Internet_20_link" text:visited-style-name="Visited_20_Internet_20_Link">
 воєнний злочин </text:a>
 , здійснений проти України, буде справедлива відплата.</text:p>
      <text:p text:style-name="P4">
Як повідомлялося, 20 червня у ГУР заявили, що військовослужбовцям Росії  <text:a xlink:type="simple" xlink:href="https://www.ukrinform.ua/rubric-ato/3725526-vijskovosluzbovcam-rf-ne-daut-informacii-pro-vtrati-v-ukraini-perehoplenna.html" text:style-name="Internet_20_link" text:visited-style-name="Visited_20_Internet_20_Link">
 некажуть про реальні втрати </text:a>
 їхніх військ в Україні, хоча вони і самі усвідомлюють, щоці втрати дуже великі.</text:p>
      <text:p text:style-name="P4">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Українки поступилися баскетболісткам Болгарії на старті Євро-2023 (U18)</text:span>
</text:h>
      <text:p text:style-name="P4">
Authors: Ukrinform (Person)</text:p>
      <text:p text:style-name="P4">
Publisher: Укринформ (Organization)</text:p>
      <text:p text:style-name="P4">
Published Time: 2023-06-30T-8:48:00+03:00</text:p>
      <text:p text:style-name="P4">
Modified Time: 2023-06-30T20:48:00+03:00</text:p>
      <text:p text:style-name="P4">
Description: У стартовому матчі групового турніру юніорського чемпіонату Європи з баскетболу (гравці до 18-ти років) дівоча збірна України програла команді Болгарії. — Укрінформ.</text:p>
      <text:p text:style-name="P4">
Images: ['<text:a xlink:type="simple" xlink:href="https://static.ukrinform.com/photos/2023_06/thumb_files/630_360_1688147248-907.jpg" text:style-name="Internet_20_link" text:visited-style-name="Visited_20_Internet_20_Link">
630_360_16881...</text:a>
']</text:p>
      <text:p text:style-name="P4">
Tags: ['Баскетбол']</text:p>
      <text:p text:style-name="P4">
Type: Article</text:p>
      <!--METADATA-->
      <text:p text:style-name="P4">
<draw:frame draw:style-name="fr1" draw:name="Image75" text:anchor-type="as-char" svg:width="6.9236in" svg:height="3.956343in" draw:z-index="0">
<draw:image xlink:href="../Images/yкринформ/2023-06-30T-8-48-00-03-00/630_360_1688147248-907.jpg" xlink:type="simple" xlink:show="embed" xlink:actuate="onLoad" draw:mime-type="image/jpeg"/>
</draw:frame>
 Устартовому матчі групового турніру юніорського чемпіонату Європи з баскетболу(гравці до 18-ти років) дівоча збірна України програла команді Болгарії.</text:p>
      <text:p text:style-name="P4">
Поєдинок у Софії завершився на користь господарок Євробаскету-2023 з рахунком67:54 (19:6, 13:12, 28:18, 7:18), передає Укрінформ.</text:p>
      <text:p text:style-name="P4">
Наступний матч у Дивізіоні В українки проведуть 1 липня проти збірної Швеції.</text:p>
      <text:p text:style-name="P4">
На груповому етапі Євро-2023 збірна України (U18) також зіграє протиСловаччини та Естонії.</text:p>
      <text:p text:style-name="P4">
<text:span text:style-name="T4">
Читайте також:</text:span>
 <text:a xlink:type="simple" xlink:href="https://www.ukrinform.ua/rubric-sports/3729487-prometej-predstavlatime-ukrainu-v-basketbolnomu-evrokubku.html" text:style-name="Internet_20_link" text:visited-style-name="Visited_20_Internet_20_Link">
 «Прометей» представлятиме Україну в <text:span text:style-name="T4">
баскетбол</text:span>
 ьномуЄврокубку </text:a>
</text:p>
      <text:p text:style-name="P4">
До плей-офф вийдуть дві найкращі команди з групи, а три найкращі збірнічемпіонату Європи стануть володарями путівок до Дивізіону А.</text:p>
      <text:p text:style-name="P4">
Фото: ФБУ.</text:p>
      <text:p text:style-name="P4">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At Avdiyivka direction Russian army shelled Stepove, Avdiyivka and Vodyane of Donetsk region,...</text:span>
</text:h>
      <text:p text:style-name="P4">
Authors: liveuamap (Language: en)</text:p>
      <text:p text:style-name="P4">
Time: 2023-06-30T-9:09:00</text:p>
      <text:p text:style-name="P4">
Location: Pisky, Donetsk Oblast (Latitude:48.09482 Longtitude:37.66216)</text:p>
      <text:p text:style-name="P4">
Videos: []</text:p>
      <text:p text:style-name="P4">
Images: []</text:p>
      <text:p text:style-name="P4">
Tags: ["Russia"]</text:p>
      <text:p text:style-name="P4">
ID: 22572702</text:p>
      <!--METADATA-->
      <text:p text:style-name="P4">
At Avdiyivka direction Russian army shelled Stepove, Avdiyivka and Vodyane ofDonetsk region, - General Staff of Armed Forces of Ukraine says in the morningreport</text:p>
      <text:p text:style-name="P4">
News Collection Link: <text:a xlink:type="simple" xlink:href="https:\/\/liveuamap.com\/en\/2023\/30-june-at-avdiyivka-direction-russian-army-shelled-stepove" text:style-name="Internet_20_link" text:visited-style-name="Visited_20_Internet_20_Link">
https:\/\/liveuamap.com\/en\/2023\/30-june-at-avdiyivka-direction-russian-army-shelled-stepove</text:a>
</text:p>
      <text:p text:style-name="P4">
Source: <text:a xlink:type="simple" xlink:href="https://t.me/lumsrc/5231" text:style-name="Internet_20_link" text:visited-style-name="Visited_20_Internet_20_Link">
https://t.me/lumsrc/5231</text:a>
</text:p>
      <!--NEWS-->
      <text:h text:style-name="P10" text:outline-level="1">
<text:span text:style-name="T4">
Зеленський анонсував надзвичайно важливі тижні в зовнішній політиці</text:span>
</text:h>
      <text:p text:style-name="P4">
Authors: Ukrinform (Person)</text:p>
      <text:p text:style-name="P4">
Publisher: Укринформ (Organization)</text:p>
      <text:p text:style-name="P4">
Published Time: 2023-06-30T-9:38:00+03:00</text:p>
      <text:p text:style-name="P4">
Modified Time: 2023-06-30T20:38:00+03:00</text:p>
      <text:p text:style-name="P4">
Description: Президент Володимир Зеленський анонсував, що наступні тижні будуть активними для України в сфері зовнішньої політики. — Укрінформ.</text:p>
      <text:p text:style-name="P4">
Images: ['<text:a xlink:type="simple" xlink:href="https://static.ukrinform.com/photos/2023_06/thumb_files/630_360_1687943415-494.jpeg" text:style-name="Internet_20_link" text:visited-style-name="Visited_20_Internet_20_Link">
630_360_16879...</text:a>
']</text:p>
      <text:p text:style-name="P4">
Tags: ['Президент', 'Політика', 'Зеленський']</text:p>
      <text:p text:style-name="P4">
Type: Article</text:p>
      <!--METADATA-->
      <text:p text:style-name="P4">
<draw:frame draw:style-name="fr1" draw:name="Image76" text:anchor-type="as-char" svg:width="6.9236in" svg:height="3.956343in" draw:z-index="0">
<draw:image xlink:href="../Images/yкринформ/2023-06-30T-9-38-00-03-00/630_360_1687943415-494.jpeg" xlink:type="simple" xlink:show="embed" xlink:actuate="onLoad" draw:mime-type="image/jpeg"/>
</draw:frame>
 ПрезидентВолодимир Зеленський анонсував, що наступні тижні будуть активними для Українив сфері зовнішньої політики.</text:p>
      <text:p text:style-name="P4">
Про це Зеленський сказав у своєму  <text:a xlink:type="simple" xlink:href="https://t.me/V_Zelenskiy_official/6788" text:style-name="Internet_20_link" text:visited-style-name="Visited_20_Internet_20_Link">
 зверненні</text:a>
 , передає Укрінформ.</text:p>
      <text:p text:style-name="P4">
"Провів сьогодні й кілька змістовних підготовчих нарад – як щодо внутрішньогоконтексту в нашій державі, відповідних внутрішніх заходів, так і щодоміжнародних заходів. Починається надзвичайно важливий період зовнішньоїполітики. Це робота заради розширення миру через розширення наших безпековихможливостей, наших альянсів і співпраці", - сказав Президент.</text:p>
      <text:p text:style-name="P4">
<text:span text:style-name="T4">
Читайте також:</text:span>
 <text:a xlink:type="simple" xlink:href="https://www.ukrinform.ua/rubric-ato/3729974-ukraina-posilit-spivpracu-z-miznarodnimi-partnerami-sodo-artilerijskih-snaradiv-zelenskij.html" text:style-name="Internet_20_link" text:visited-style-name="Visited_20_Internet_20_Link">
 Україна посилить співпрацю з <text:span text:style-name="T4">
міжнародн</text:span>
 ими партнерамищодо артилерійських снарядів - Зеленський </text:a>
</text:p>
      <text:p text:style-name="P4">
Він наголосив, що наступні тижні будуть надзвичайно активними, і позиції нашоїдержави чітко визначені. За його словами, "українські посадовці знають, щоробити".</text:p>
      <text:p text:style-name="P4">
Як повідомлялося, Володимир  <text:a xlink:type="simple" xlink:href="https://www.ukrinform.ua/rubric-vidbudova/3729961-modulni-budinki-ta-socialne-zitlo-zelenskij-podakuvav-vlasniku-wasatch-group-za-dopomogu-ukraini.html" text:style-name="Internet_20_link" text:visited-style-name="Visited_20_Internet_20_Link">
 Зеленський зустрівся з американськимбізнесменом </text:a>
 і меценатом, засновником і виконавчим директоромWasatch Group Деллом Лоєм Хансеном.</text:p>
      <text:p text:style-name="P4">
Фото: Офіс Президента</text:p>
      <text:p text:style-name="P4">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Russian army shelled Nikopol overnight</text:span>
</text:h>
      <text:p text:style-name="P4">
Authors: liveuamap (Language: en)</text:p>
      <text:p text:style-name="P4">
Time: 2023-06-30T00:59:11</text:p>
      <text:p text:style-name="P4">
Location: Zaporizhia (Latitude:47.56216 Longtitude:34.39081)</text:p>
      <text:p text:style-name="P4">
Videos: []</text:p>
      <text:p text:style-name="P4">
Images: []</text:p>
      <text:p text:style-name="P4">
Tags: []</text:p>
      <text:p text:style-name="P4">
ID: 22572612</text:p>
      <!--METADATA-->
      <text:p text:style-name="P4">
Russian army shelled Nikopol overnight</text:p>
      <text:p text:style-name="P4">
News Collection Link: <text:a xlink:type="simple" xlink:href="https:\/\/liveuamap.com\/en\/2023\/30-june-russian-army-shelled-nikopol-overnight-" text:style-name="Internet_20_link" text:visited-style-name="Visited_20_Internet_20_Link">
https:\/\/liveuamap.com\/en\/2023\/30-june-russian-army-shelled-nikopol-overnight-</text:a>
</text:p>
      <text:p text:style-name="P4">
Source: <text:a xlink:type="simple" xlink:href="https://t.me/hyevuy_dnepr/55496" text:style-name="Internet_20_link" text:visited-style-name="Visited_20_Internet_20_Link">
https://t.me/hyevuy_dnepr/55496</text:a>
</text:p>
      <!--NEWS-->
      <text:h text:style-name="P10" text:outline-level="1">
<text:span text:style-name="T4">
Russian army launched 13 Shahed-type drones and 4 S-300 missiles against Ukraine overnight. 1...</text:span>
</text:h>
      <text:p text:style-name="P4">
Authors: liveuamap (Language: en)</text:p>
      <text:p text:style-name="P4">
Time: 2023-06-30T02:11:00</text:p>
      <text:p text:style-name="P4">
Location: Zaporizhzhia, Zaporiz'ka oblast (Latitude:47.82099 Longtitude:35.13222)</text:p>
      <text:p text:style-name="P4">
Videos: []</text:p>
      <text:p text:style-name="P4">
Images: ["<text:a xlink:type="simple" xlink:href="https://liveuamap.com/pics/2023/06/30/22572686_0.jpg" text:style-name="Internet_20_link" text:visited-style-name="Visited_20_Internet_20_Link">
22572686_0.jpg</text:a>
"]</text:p>
      <text:p text:style-name="P4">
Tags: ["Russia"]</text:p>
      <text:p text:style-name="P4">
ID: 22572686</text:p>
      <!--METADATA-->
      <text:p text:style-name="P4">
Russian army launched 13 Shahed-type drones and 4 S-300 missiles againstUkraine overnight. 10 drones were shot down by air defense</text:p>
      <text:p text:style-name="P4">
<draw:frame draw:style-name="fr1" draw:name="Image77" text:anchor-type="as-char" svg:width="6.9236in" svg:height="6.9236in" draw:z-index="0">
<draw:image xlink:href="../Images/liveuamap/2023-06-30T02-11-00/22572686_0.jpg" xlink:type="simple" xlink:show="embed" xlink:actuate="onLoad" draw:mime-type="image/jpeg"/>
</draw:frame>
</text:p>
      <text:p text:style-name="P4">
News Collection Link: <text:a xlink:type="simple" xlink:href="https:\/\/liveuamap.com\/en\/2023\/30-june-russian-army-launched-13-shahedtype-drones-and-4" text:style-name="Internet_20_link" text:visited-style-name="Visited_20_Internet_20_Link">
https:\/\/liveuamap.com\/en\/2023\/30-june-russian-army-launched-13-shahedtype-drones-and-4</text:a>
</text:p>
      <text:p text:style-name="P4">
Source: <text:a xlink:type="simple" xlink:href="https://t.me/kpszsu/2946" text:style-name="Internet_20_link" text:visited-style-name="Visited_20_Internet_20_Link">
https://t.me/kpszsu/2946</text:a>
</text:p>
      <!--NEWS-->
      <text:h text:style-name="P10" text:outline-level="1">
<text:span text:style-name="T4">
Ukrainian Defense forces have partial success in advance at Levadne – Pryutne, Mala Tokmachka...</text:span>
</text:h>
      <text:p text:style-name="P4">
Authors: liveuamap (Language: en)</text:p>
      <text:p text:style-name="P4">
Time: 2023-06-30T02:12:40</text:p>
      <text:p text:style-name="P4">
Location: Bakhmut (Latitude:48.70525 Longtitude:37.92726)</text:p>
      <text:p text:style-name="P4">
Videos: []</text:p>
      <text:p text:style-name="P4">
Images: []</text:p>
      <text:p text:style-name="P4">
Tags: ["Minsk Monitor", "Europe"]</text:p>
      <text:p text:style-name="P4">
ID: 22572613</text:p>
      <!--METADATA-->
      <text:p text:style-name="P4">
Ukrainian Defense forces have partial success in advance at Levadne – Pryutne,Mala Tokmachka - Ocheretuvate, Pryvillya - Zaliznyanske</text:p>
      <text:p text:style-name="P4">
News Collection Link: <text:a xlink:type="simple" xlink:href="https:\/\/liveuamap.com\/en\/2023\/30-june-ukrainian-defense-forces-have-partial-success-in" text:style-name="Internet_20_link" text:visited-style-name="Visited_20_Internet_20_Link">
https:\/\/liveuamap.com\/en\/2023\/30-june-ukrainian-defense-forces-have-partial-success-in</text:a>
</text:p>
      <text:p text:style-name="P4">
Source: <text:a xlink:type="simple" xlink:href="https://www.facebook.com/GeneralStaff.ua/posts/pfbid0qvTPWx4tzaJKqsu8H9Z9oYYTqKXpXfXD1ZfgJhGAG5sA4WzYVZi2sGPNfA2ocFSQl" text:style-name="Internet_20_link" text:visited-style-name="Visited_20_Internet_20_Link">
https://www.facebook.com/GeneralStaff.ua/posts/pfbid0qvTPWx4tzaJKqsu8H9Z9oYYTqKXpXfXD1ZfgJhGAG5sA4WzYVZi2sGPNfA2ocFSQl</text:a>
</text:p>
      <!--NEWS-->
      <text:h text:style-name="P10" text:outline-level="1">
<text:span text:style-name="T4">
11 explosions were reported at Berdiansk airport, there are secondary explosions. Firefightin...</text:span>
</text:h>
      <text:p text:style-name="P4">
Authors: liveuamap (Language: en)</text:p>
      <text:p text:style-name="P4">
Time: 2023-06-30T03:00:02</text:p>
      <text:p text:style-name="P4">
Location: Berdyansk (Latitude:46.81318 Longtitude:36.7594)</text:p>
      <text:p text:style-name="P4">
Videos: []</text:p>
      <text:p text:style-name="P4">
Images: []</text:p>
      <text:p text:style-name="P4">
Tags: []</text:p>
      <text:p text:style-name="P4">
ID: 22572687</text:p>
      <!--METADATA-->
      <text:p text:style-name="P4">
None</text:p>
      <text:p text:style-name="P4">
News Collection Link: <text:a xlink:type="simple" xlink:href="https:\/\/liveuamap.com\/en\/2023\/30-june-11-explosions-were-reported-at-berdiansk-airport" text:style-name="Internet_20_link" text:visited-style-name="Visited_20_Internet_20_Link">
https:\/\/liveuamap.com\/en\/2023\/30-june-11-explosions-were-reported-at-berdiansk-airport</text:a>
</text:p>
      <text:p text:style-name="P4">
Source: <text:a xlink:type="simple" xlink:href="https:\/\/liveuamap.com\/en\/2023\/30-june-11-explosions-were-reported-at-berdiansk-airport" text:style-name="Internet_20_link" text:visited-style-name="Visited_20_Internet_20_Link">
https:\/\/liveuamap.com\/en\/2023\/30-june-11-explosions-were-reported-at-berdiansk-airport</text:a>
</text:p>
      <!--NEWS-->
      <text:h text:style-name="P10" text:outline-level="1">
<text:span text:style-name="T4">
At Sivershchyna and Slobozhanschyna directions Russian army shelled Karpovychi, Tymonovychi a...</text:span>
</text:h>
      <text:p text:style-name="P4">
Authors: liveuamap (Language: en)</text:p>
      <text:p text:style-name="P4">
Time: 2023-06-30T03:09:00</text:p>
      <text:p text:style-name="P4">
Location: Sumy (Latitude:51.12163 Longtitude:35.03883)</text:p>
      <text:p text:style-name="P4">
Videos: []</text:p>
      <text:p text:style-name="P4">
Images: []</text:p>
      <text:p text:style-name="P4">
Tags: ["Russia"]</text:p>
      <text:p text:style-name="P4">
ID: 22572706</text:p>
      <!--METADATA-->
      <text:p text:style-name="P4">
At Sivershchyna and Slobozhanschyna directions Russian army shelledKarpovychi, Tymonovychi and Leonivka of Chernihiv region and Seredyna-Buda,Znob-Novhorodske, Kindrativka and Yunakivka of Sumy region, - General Staff ofArmed Forces of Ukraine says in the morning report</text:p>
      <text:p text:style-name="P4">
News Collection Link: <text:a xlink:type="simple" xlink:href="https:\/\/liveuamap.com\/en\/2023\/30-june-at-sivershchyna-and-slobozhanschyna-directions-russian" text:style-name="Internet_20_link" text:visited-style-name="Visited_20_Internet_20_Link">
https:\/\/liveuamap.com\/en\/2023\/30-june-at-sivershchyna-and-slobozhanschyna-directions-russian</text:a>
</text:p>
      <text:p text:style-name="P4">
Source: <text:a xlink:type="simple" xlink:href="https://t.me/lumsrc/5227" text:style-name="Internet_20_link" text:visited-style-name="Visited_20_Internet_20_Link">
https://t.me/lumsrc/522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30T03:12:10</text:p>
      <text:p text:style-name="P4">
Location: Donetsk (Latitude:47.85245 Longtitude:37.51204)</text:p>
      <text:p text:style-name="P4">
Videos: []</text:p>
      <text:p text:style-name="P4">
Images: []</text:p>
      <text:p text:style-name="P4">
Tags: ["Russia"]</text:p>
      <text:p text:style-name="P4">
ID: 22572698</text:p>
      <!--METADATA-->
      <text:p text:style-name="P4">
Russian forces conducting offensive actions in Donetsk and Luhansk regions.Ukrainian military had 31 combat engagements with Russian forces nearRozdolivka and Bilohorivka, Bakhmut, Avdiyivka, Maryinka, Pobyeda andNovomykhaylivka, - General Staff of Armed Forces of Ukraine says in themorning report</text:p>
      <text:p text:style-name="P4">
News Collection Link: <text:a xlink:type="simple" xlink:href="https:\/\/liveuamap.com\/en\/2023\/30-june-russian-forces-conducting-offensive-actions-in-donetsk" text:style-name="Internet_20_link" text:visited-style-name="Visited_20_Internet_20_Link">
https:\/\/liveuamap.com\/en\/2023\/30-june-russian-forces-conducting-offensive-actions-in-donetsk</text:a>
</text:p>
      <text:p text:style-name="P4">
Source: <text:a xlink:type="simple" xlink:href="https://t.me/lumsrc/5235" text:style-name="Internet_20_link" text:visited-style-name="Visited_20_Internet_20_Link">
https://t.me/lumsrc/5235</text:a>
</text:p>
      <!--NEWS-->
      <text:h text:style-name="P10" text:outline-level="1">
<text:span text:style-name="T4">
At Zaporizhzhia and Kherson directions Russian army shelled Poltavka, Huliaipole, Huliaipilsk...</text:span>
</text:h>
      <text:p text:style-name="P4">
Authors: liveuamap (Language: en)</text:p>
      <text:p text:style-name="P4">
Time: 2023-06-30T03:14:52</text:p>
      <text:p text:style-name="P4">
Location: Kherson (Latitude:46.79001 Longtitude:32.825)</text:p>
      <text:p text:style-name="P4">
Videos: []</text:p>
      <text:p text:style-name="P4">
Images: []</text:p>
      <text:p text:style-name="P4">
Tags: ["Russia"]</text:p>
      <text:p text:style-name="P4">
ID: 22572699</text:p>
      <!--METADATA-->
      <text:p text:style-name="P4">
At Zaporizhzhia and Kherson directions Russian army shelled Poltavka,Huliaipole, Huliaipilske, Pyatykhatky and Lobkove of Zaporizhzhia region;Antonivka, Kherson, Dniprovske, Veletenske, Kizomys of Kherson region andOchakiv of Mykolaiv region. Russian aviation conducted airstrikes at MalaTokmachka of Zaporizhzhia region and Molodizhne, Inhulets and Antonivka ofKherson region, - General Staff of Armed Forces of Ukraine says in the morningreport</text:p>
      <text:p text:style-name="P4">
News Collection Link: <text:a xlink:type="simple" xlink:href="https:\/\/liveuamap.com\/en\/2023\/30-june-at-zaporizhzhia-and-kherson-directions-russian-army" text:style-name="Internet_20_link" text:visited-style-name="Visited_20_Internet_20_Link">
https:\/\/liveuamap.com\/en\/2023\/30-june-at-zaporizhzhia-and-kherson-directions-russian-army</text:a>
</text:p>
      <text:p text:style-name="P4">
Source: <text:a xlink:type="simple" xlink:href="https://t.me/lumsrc/5234" text:style-name="Internet_20_link" text:visited-style-name="Visited_20_Internet_20_Link">
https://t.me/lumsrc/5234</text:a>
</text:p>
      <!--NEWS-->
      <text:h text:style-name="P10" text:outline-level="1">
<text:span text:style-name="T4">
2 person killed, 6 wounded as result of Russian shelling in Serhiivka village of Donetsk region</text:span>
</text:h>
      <text:p text:style-name="P4">
Authors: liveuamap (Language: en)</text:p>
      <text:p text:style-name="P4">
Time: 2023-06-30T09:22:07</text:p>
      <text:p text:style-name="P4">
Location: Donetsk (Latitude:48.66977 Longtitude:37.37171)</text:p>
      <text:p text:style-name="P4">
Videos: []</text:p>
      <text:p text:style-name="P4">
Images: ["<text:a xlink:type="simple" xlink:href="https://liveuamap.com/pics/2023/06/30/22572732_0.jpg" text:style-name="Internet_20_link" text:visited-style-name="Visited_20_Internet_20_Link">
22572732_0.jpg</text:a>
", "<text:a xlink:type="simple" xlink:href="https://liveuamap.com/pics/2023/06/30/22572732_1.jpg" text:style-name="Internet_20_link" text:visited-style-name="Visited_20_Internet_20_Link">
22572732_1.jpg</text:a>
", "<text:a xlink:type="simple" xlink:href="https://liveuamap.com/pics/2023/06/30/22572732_2.jpg" text:style-name="Internet_20_link" text:visited-style-name="Visited_20_Internet_20_Link">
22572732_2.jpg</text:a>
"]</text:p>
      <text:p text:style-name="P4">
Tags: []</text:p>
      <text:p text:style-name="P4">
ID: 22572732</text:p>
      <!--METADATA-->
      <text:p text:style-name="P4">
2 person killed, 6 wounded as result of Russian shelling in Serhiivka villageof Donetsk region</text:p>
      <text:p text:style-name="P4">
<draw:frame draw:style-name="fr1" draw:name="Image78" text:anchor-type="as-char" svg:width="6.9236in" svg:height="9.231467in" draw:z-index="0">
<draw:image xlink:href="../Images/liveuamap/2023-06-30T09-22-07/22572732_0.jpg" xlink:type="simple" xlink:show="embed" xlink:actuate="onLoad" draw:mime-type="image/jpeg"/>
</draw:frame>
<draw:frame draw:style-name="fr1" draw:name="Image79" text:anchor-type="as-char" svg:width="6.9236in" svg:height="5.1927in" draw:z-index="0">
<draw:image xlink:href="../Images/liveuamap/2023-06-30T09-22-07/22572732_1.jpg" xlink:type="simple" xlink:show="embed" xlink:actuate="onLoad" draw:mime-type="image/jpeg"/>
</draw:frame>
<draw:frame draw:style-name="fr1" draw:name="Image80" text:anchor-type="as-char" svg:width="6.9236in" svg:height="5.1927in" draw:z-index="0">
<draw:image xlink:href="../Images/liveuamap/2023-06-30T09-22-07/22572732_2.jpg" xlink:type="simple" xlink:show="embed" xlink:actuate="onLoad" draw:mime-type="image/jpeg"/>
</draw:frame>
</text:p>
      <text:p text:style-name="P4">
News Collection Link: <text:a xlink:type="simple" xlink:href="https:\/\/liveuamap.com\/en\/2023\/30-june-2-person-killed-6-wounded-as-result-of-russian-shelling" text:style-name="Internet_20_link" text:visited-style-name="Visited_20_Internet_20_Link">
https:\/\/liveuamap.com\/en\/2023\/30-june-2-person-killed-6-wounded-as-result-of-russian-shelling</text:a>
</text:p>
      <text:p text:style-name="P4">
Source: <text:a xlink:type="simple" xlink:href="https://t.me/babel/34812" text:style-name="Internet_20_link" text:visited-style-name="Visited_20_Internet_20_Link">
https://t.me/babel/34812</text:a>
</text:p>
      <!--NEWS-->
      <text:h text:style-name="P10" text:outline-level="1">
<text:span text:style-name="T4">
Дим від лісових пожеж у Канаді сягнув Афганістану</text:span>
</text:h>
      <text:p text:style-name="P4">
Authors: Ukrinform (Person)</text:p>
      <text:p text:style-name="P4">
Publisher: Укринформ (Organization)</text:p>
      <text:p text:style-name="P4">
Published Time: 2023-06-30T0:36:00+03:00</text:p>
      <text:p text:style-name="P4">
Modified Time: 2023-06-30T21:36:00+03:00</text:p>
      <text:p text:style-name="P4">
Description: Дим від масштабних лісових пожеж у Канаді поширився до Афганістану і Сибіру через Атлантичний океан. — Укрінформ.</text:p>
      <text:p text:style-name="P4">
Images: ['<text:a xlink:type="simple" xlink:href="https://static.ukrinform.com/photos/2023_06/thumb_files/630_360_1688150015-868.jpg" text:style-name="Internet_20_link" text:visited-style-name="Visited_20_Internet_20_Link">
630_360_16881...</text:a>
']</text:p>
      <text:p text:style-name="P4">
Tags: ['Афганістан', 'Канада', 'Пожежа', 'Супутник']</text:p>
      <text:p text:style-name="P4">
Type: Article</text:p>
      <!--METADATA-->
      <text:p text:style-name="P4">
<draw:frame draw:style-name="fr1" draw:name="Image81" text:anchor-type="as-char" svg:width="6.9236in" svg:height="3.956343in" draw:z-index="0">
<draw:image xlink:href="../Images/yкринформ/2023-06-30T0-36-00-03-00/630_360_1688150015-868.jpg" xlink:type="simple" xlink:show="embed" xlink:actuate="onLoad" draw:mime-type="image/jpeg"/>
</draw:frame>
 Дим відмасштабних лісових пожеж у Канаді поширився до Афганістану і Сибіру черезАтлантичний океан.</text:p>
      <text:p text:style-name="P4">
Як передає Укрінформ, про це повідомляє <text:a xlink:type="simple" xlink:href="https://www.space.com/34-image-day.html" text:style-name="Internet_20_link" text:visited-style-name="Visited_20_Internet_20_Link">
 Space.com</text:a>
 .</text:p>
      <text:p text:style-name="P4">
На знімку японського метеорологічного супутника Himawari 9 хмара блакитногодиму застигла над Азійським континентом, охопивши площу в понад один мільйонквадратних кілометрів.</text:p>
      <text:p text:style-name="P4">
</text:p>
      <text:p text:style-name="P4">
<text:span text:style-name="T5">
Фото: space.com</text:span>
</text:p>
      <text:p text:style-name="P4">
Супутник зробив світлини з місця свого розташування на геостаціонарній орбітіприблизно в 36 тисяч кілометрів над Землею.</text:p>
      <text:p text:style-name="P4">
Науковець з британського Національного центру спостереження за Землею СаймонПрауд обробив зображення супутника та виділив хмару диму червоним контуром.</text:p>
      <text:p text:style-name="Quotations">

<text:p text:style-name="P4">
It's not only Canada that has wildfires. This video, from Japan's <text:a xlink:type="simple" xlink:href="https://twitter.com/hashtag/Himawari" text:style-name="Internet_20_link" text:visited-style-name="Visited_20_Internet_20_Link">
&gt;
 #Himawari&gt;
 </text:a>
 weather&gt;
 sat, shows smoke and wildfires in Siberia.  &gt;
  &gt;
  Watch on the left - one cluster of fires is powerful enough to trigger a&gt;
 HUGE thunderstorm!  &gt;
  &gt;
  These storms are known as PyroCbs: <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Simon Proud (@simon_sat) <text:a xlink:type="simple" xlink:href="https://twitter.com/simon_sat/status/1674746416550297607" text:style-name="Internet_20_link" text:visited-style-name="Visited_20_Internet_20_Link">
 June 30, 2023&gt;
 </text:a>
</text:p>

</text:p>
      <text:p text:style-name="P4">
«Це дим від канадських <text:a xlink:type="simple" xlink:href="https://www.ukrinform.ua/tag-pozeza" text:style-name="Internet_20_link" text:visited-style-name="Visited_20_Internet_20_Link">
 пожеж </text:a>
 . Вінпройшов через Атлантику та Європу і тепер простягається від Афганістану доозера Байкал», - <text:a xlink:type="simple" xlink:href="https://twitter.com/simon_sat/status/1674514550656315392" text:style-name="Internet_20_link" text:visited-style-name="Visited_20_Internet_20_Link">
 написав</text:a>
 Прауд у Твіттері.</text:p>
      <text:p text:style-name="P4">
<text:span text:style-name="T4">
Читайте також:</text:span>
 <text:a xlink:type="simple" xlink:href="https://www.ukrinform.ua/rubric-world/3720806-kilkist-lisovih-pozez-u-kanadi-do-2050-roku-podvoitsa-ministr.html" text:style-name="Internet_20_link" text:visited-style-name="Visited_20_Internet_20_Link">
 Кількість лісових пожеж у <text:span text:style-name="T4">
Канаді</text:span>
 до 2050 рокуподвоїться - міністр </text:a>
</text:p>
      <text:p text:style-name="P4">
Як повідомляв Укрінформ, від початку року в Канаді вогнем було знищено близько2,7 млн га лісу, що співставно із площею усієї Київської області.</text:p>
      <text:p text:style-name="P4">
<text:span text:style-name="T5">
Фото: euronews</text:span>
</text:p>
      <text:p text:style-name="P4">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Радбез ООН виводить миротворчу місію з Малі</text:span>
</text:h>
      <text:p text:style-name="P4">
Authors: Ukrinform (Person)</text:p>
      <text:p text:style-name="P4">
Publisher: Укринформ (Organization)</text:p>
      <text:p text:style-name="P4">
Published Time: 2023-06-30T10:37:00+03:00</text:p>
      <text:p text:style-name="P4">
Modified Time: 2023-06-30T22:37:00+03:00</text:p>
      <text:p text:style-name="P4">
Description: Рада Безпеки ООН одностайно схвалила рішення про повне виведення миротворчих сил цієї організації з Малі. — Укрінформ.</text:p>
      <text:p text:style-name="P4">
Images: ['<text:a xlink:type="simple" xlink:href="https://static.ukrinform.com/photos/2017_09/thumb_files/630_360_1505824348-9034.jpg" text:style-name="Internet_20_link" text:visited-style-name="Visited_20_Internet_20_Link">
630_360_15058...</text:a>
']</text:p>
      <text:p text:style-name="P4">
Tags: ['Малі', 'Миротворці', 'Радбез ООН']</text:p>
      <text:p text:style-name="P4">
Type: Article</text:p>
      <!--METADATA-->
      <text:p text:style-name="P4">
<draw:frame draw:style-name="fr1" draw:name="Image83" text:anchor-type="as-char" svg:width="6.9236in" svg:height="3.956343in" draw:z-index="0">
<draw:image xlink:href="../Images/yкринформ/2023-06-30T10-37-00-03-00/630_360_1505824348-9034.jpg" xlink:type="simple" xlink:show="embed" xlink:actuate="onLoad" draw:mime-type="image/jpeg"/>
</draw:frame>
 РадаБезпеки ООН одностайно схвалила рішення про повне виведення миротворчих силцієї організації з Малі.</text:p>
      <text:p text:style-name="P4">
Про це повідомляє кореспондент Укрінформу в Нью-Йорку.</text:p>
      <text:p text:style-name="P4">
Відповідальності за безпеку в країні буде покладено на перехідний уряд, якийперебуває при владі після перевороту 2021 року.</text:p>
      <text:p text:style-name="P4">
Генеральний секретар ООН Антоніу Гутерріш закликав перехідний уряд до «повноїспівпраці для впорядкованого та безпечного виведення персоналу та активівмісії», яке триватиме близько шести місяців.</text:p>
      <text:p text:style-name="P4">
Відповідно до ухваленої резолюції, <text:a xlink:type="simple" xlink:href="https://www.ukrinform.ua/tag-mirotvorci" text:style-name="Internet_20_link" text:visited-style-name="Visited_20_Internet_20_Link">
 миротворчі сили</text:a>
 розпочнуть скорочення своєїприсутності вже в суботу й повністю будуть виведені з Малі до 1 січня 2024року.</text:p>
      <text:p text:style-name="P4">
Створена рішенням Радбезу місія станом на лютий 2023 року налічувала понад 15тис. осіб.</text:p>
      <text:p text:style-name="P4">
<text:span text:style-name="T4">
Читайте також:</text:span>
 <text:a xlink:type="simple" xlink:href="https://www.ukrinform.ua/rubric-world/3728590-mirotvorca-misia-oon-u-mali-moze-zaversitisa-naprikinci-cervna-zmi.html" text:style-name="Internet_20_link" text:visited-style-name="Visited_20_Internet_20_Link">
 Миротворча місія ООН у <text:span text:style-name="T4">
Малі</text:span>
 може завершитисянаприкінці червня - ЗМІ </text:a>
</text:p>
      <text:p text:style-name="P4">
Як повідомляє <text:a xlink:type="simple" xlink:href="https://news.un.org/en/story/2023/06/1138257" text:style-name="Internet_20_link" text:visited-style-name="Visited_20_Internet_20_Link">
 пресслужба ООН </text:a>
, останніми роками в Малі та в усьому регіоні Сахель спостерігається сплескнасильства з боку озброєних груп і терористичних угруповань, внаслідок чогозагинули 303 миротворці.</text:p>
      <text:p text:style-name="P4">
Умови перебування контингенту також погіршилися внаслідок кліматичних змін тазростання міжгромадної напруженості через обмежені ресурси, які сталиголовними чинниками насильства, нестабільності та транскордонної торгівлілюдьми.</text:p>
      <text:p text:style-name="P4">
Як повідомляв Укрінформ, адміністрація США викрила інформацію про те, що <text:a xlink:type="simple" xlink:href="https://www.ukrinform.ua/amp/rubric-world/3729978-perehidnij-urad-mali-viplativ-pvk-vagner-ponad-200-miljoniv-bilij-dim.html" text:style-name="Internet_20_link" text:visited-style-name="Visited_20_Internet_20_Link">
перехідний уряд Малі виплатив ПВК «Вагнер»</text:a>
 понад $200 мільйонів,однак присутність російських найманців лише погіршила безпекову ситуацію вкраїні.</text:p>
      <text:p text:style-name="P4">
<text:span text:style-name="T4">
Читайте також:</text:span>
 <text:a xlink:type="simple" xlink:href="https://www.ukrinform.ua/rubric-world/3724024-vlada-mali-prosit-oon-vivesti-mirotvorciv.html" text:style-name="Internet_20_link" text:visited-style-name="Visited_20_Internet_20_Link">
 Влада <text:span text:style-name="T4">
Малі</text:span>
 просить ООН вивести миротворців</text:a>
</text:p>
      <text:p text:style-name="P4">
У Білому домі вказали на зусилля ПВК «Вагнер», спрямовані на витісненнямиротворчої місії ООН з Малі, яка заважає інтересам російських найманців.</text:p>
      <text:p text:style-name="P4">
Перехідний уряд Малі на початку червня скасував згоду на розміщення в країніінтегрованої стабілізаційної місії ООН MINUSMA та наполягав на негайномувиведенні миротворців.</text:p>
      <text:p text:style-name="P4">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Україна та Литва співпрацюватимуть у сфері діджиталізації культурної спадщини</text:span>
</text:h>
      <text:p text:style-name="P4">
Authors: Ukrinform (Person)</text:p>
      <text:p text:style-name="P4">
Publisher: Укринформ (Organization)</text:p>
      <text:p text:style-name="P4">
Published Time: 2023-06-30T11:40:15+03:00</text:p>
      <text:p text:style-name="P4">
Modified Time: 2023-06-30T22:40:15+03:00</text:p>
      <text:p text:style-name="P4">
Description: У Міністерстві культури та інформаційної політики обговорили з представниками Литви подальшу співпрацю та зміцнення кроків у сфері інформаційної безпеки та діджиталізації культурної спадщини України. — Укрінформ.</text:p>
      <text:p text:style-name="P4">
Images: ['<text:a xlink:type="simple" xlink:href="https://static.ukrinform.com/photos/2023_05/thumb_files/630_360_1683304526-994.jpg" text:style-name="Internet_20_link" text:visited-style-name="Visited_20_Internet_20_Link">
630_360_16833...</text:a>
']</text:p>
      <text:p text:style-name="P4">
Tags: ['Культурна спадщина', 'Литва', 'МКІП ', 'Діджиталізація']</text:p>
      <text:p text:style-name="P4">
Type: Article</text:p>
      <!--METADATA-->
      <text:p text:style-name="P4">
<draw:frame draw:style-name="fr1" draw:name="Image84" text:anchor-type="as-char" svg:width="6.9236in" svg:height="3.956343in" draw:z-index="0">
<draw:image xlink:href="../Images/yкринформ/2023-06-30T11-40-15-03-00/630_360_1683304526-994.jpg" xlink:type="simple" xlink:show="embed" xlink:actuate="onLoad" draw:mime-type="image/jpeg"/>
</draw:frame>
 УМіністерстві культури та інформаційної політики обговорили з представникамиЛитви подальшу співпрацю та зміцнення кроків у сфері інформаційної безпеки тадіджиталізації культурної спадщини України.</text:p>
      <text:p text:style-name="P4">
Про це повідомляє  <text:a xlink:type="simple" xlink:href="https://mkip.gov.ua/news/9405.html" text:style-name="Internet_20_link" text:visited-style-name="Visited_20_Internet_20_Link">
 пресслужба </text:a>
міністерства, передає Укрінформ.</text:p>
      <text:p text:style-name="P4">
"Українська сторона висловила щиру подяку Литві та її громадянам в підтримціна культурному фронті, оскільки така підтримка виражається не лише словами, ай конкретними діями", - йдеться у повідомленні.</text:p>
      <text:p text:style-name="P4">
</text:p>
      <text:p text:style-name="P4">
Як зазначається, заступник міністра Тарас Шевченко привітав здійсненілитовською стороною додаткові обмеження та заборони на трансляцію російськихканалів. Він наголосив на необхідності продовження цього процесу тазастосування більших <text:a xlink:type="simple" xlink:href="https://www.ukrinform.ua/tag-sankcii" text:style-name="Internet_20_link" text:visited-style-name="Visited_20_Internet_20_Link">
 санкцій </text:a>
 тамасштабних обмежень щодо російських телевізійних компаній та медіа.</text:p>
      <text:p text:style-name="P4">
Також Шевченко наголосив на необхідності об’єднати зусилля та продовжитикоординацію в просуванні ініціативи «Інформаційного Рамштайну» в сферіінформаційної безпеки, включаючи політику санкцій.</text:p>
      <text:p text:style-name="P4">
</text:p>
      <text:p text:style-name="P4">
У свою чергу заступниця міністра Анастасія Бондар поінформувала про ситуацію вкультурній сфері, основними викликами якої залишаються діджиталізаціянерухомої культурної спадщини, музейних експонатів та нематеріальноїкультурної спадщини України.</text:p>
      <text:p text:style-name="P4">
<text:span text:style-name="T4">
Читайте також:</text:span>
 <text:a xlink:type="simple" xlink:href="https://www.ukrinform.ua/rubric-culture/3725803-mkip-ta-predstavniki-unesko-obgovorili-zberezenna-kulturnoi-spadsini.html" text:style-name="Internet_20_link" text:visited-style-name="Visited_20_Internet_20_Link">
 МКІП та представники ЮНЕСКО обговорили збереженнякультурної спадщини </text:a>
</text:p>
      <text:p text:style-name="P4">
Вона відзначила плідну колаборацію з литовськими інституціями в галузімузейної справи, проведення тренінгів для обміну досвідом між експертами,отримання грантів та стипендій, а також широку співпрацю з мережею бібліотекта проєкти з реставрації окремих об’єктів.</text:p>
      <text:p text:style-name="P4">
</text:p>
      <text:p text:style-name="P4">
Литовська сторона підтвердила свою повну підтримку в цій боротьбі заідентичність та висловила готовність до подальшої співпраці.</text:p>
      <text:p text:style-name="P4">
Як повідомлялося, раніше міністр культури та інформаційної політики ОлександрТкаченко та міністр культури та спорту Іспанії Мікель Ісета Лоренсо обговорилиспівпрацю у  <text:a xlink:type="simple" xlink:href="https://www.ukrinform.ua/rubric-culture/3724924-ukraina-rozrahovue-na-dopomogu-ispanii-u-vidnovlenni-kulturnoi-spadsini-tkacenko.html" text:style-name="Internet_20_link" text:visited-style-name="Visited_20_Internet_20_Link">
 відновленні української культурної спадщини</text:a>
 .</text:p>
      <text:p text:style-name="P4">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Moldovan authorities have put all state institutions, as well as law enforcement agencies on ...</text:span>
</text:h>
      <text:p text:style-name="P4">
Authors: liveuamap (Language: en)</text:p>
      <text:p text:style-name="P4">
Time: 2023-06-30T12:20:40</text:p>
      <text:p text:style-name="P4">
Location: Chișinău, Chișinău (Latitude:47.02821 Longtitude:28.82791)</text:p>
      <text:p text:style-name="P4">
Videos: []</text:p>
      <text:p text:style-name="P4">
Images: []</text:p>
      <text:p text:style-name="P4">
Tags: ["Moldova"]</text:p>
      <text:p text:style-name="P4">
ID: 22572734</text:p>
      <!--METADATA-->
      <text:p text:style-name="P4">
Moldovan authorities have put all state institutions, as well as lawenforcement agencies on high alert after the deadly shooting at the ChisinauAirport - President Maia Sandu. According to her, two people killed as aresult of the shooting - a border guard and an employee of the airportsecurity service</text:p>
      <text:p text:style-name="P4">
News Collection Link: <text:a xlink:type="simple" xlink:href="https:\/\/moldova.liveuamap.com\/en\/2023\/30-june-moldovan-authorities-have-put-all-state-institutions" text:style-name="Internet_20_link" text:visited-style-name="Visited_20_Internet_20_Link">
https:\/\/moldova.liveuamap.com\/en\/2023\/30-june-moldovan-authorities-have-put-all-state-institutions</text:a>
</text:p>
      <text:p text:style-name="P4">
Source: <text:a xlink:type="simple" xlink:href="https://t.me/ukrpravda_news/32609" text:style-name="Internet_20_link" text:visited-style-name="Visited_20_Internet_20_Link">
https://t.me/ukrpravda_news/32609</text:a>
</text:p>
      <!--NEWS-->
      <text:h text:style-name="P10" text:outline-level="1">
<text:span text:style-name="T4">
Suspected shooter at Chișinău airport is Tajikistan citizen</text:span>
</text:h>
      <text:p text:style-name="P4">
Authors: liveuamap (Language: en)</text:p>
      <text:p text:style-name="P4">
Time: 2023-06-30T12:26:07</text:p>
      <text:p text:style-name="P4">
Location: Chișinău, Chișinău (Latitude:46.93264 Longtitude:28.93556)</text:p>
      <text:p text:style-name="P4">
Videos: []</text:p>
      <text:p text:style-name="P4">
Images: []</text:p>
      <text:p text:style-name="P4">
Tags: ["Moldova", "Central Asia"]</text:p>
      <text:p text:style-name="P4">
ID: 22572735</text:p>
      <!--METADATA-->
      <text:p text:style-name="P4">
Suspected shooter at Chișinău airport is Tajikistan citizen</text:p>
      <text:p text:style-name="P4">
News Collection Link: <text:a xlink:type="simple" xlink:href="https:\/\/moldova.liveuamap.com\/en\/2023\/30-june-suspected-shooter-at-chiinu-airport-is-tajikistan" text:style-name="Internet_20_link" text:visited-style-name="Visited_20_Internet_20_Link">
https:\/\/moldova.liveuamap.com\/en\/2023\/30-june-suspected-shooter-at-chiinu-airport-is-tajikistan</text:a>
</text:p>
      <text:p text:style-name="P4">
Source: <text:a xlink:type="simple" xlink:href="https://t.me/babel/34826" text:style-name="Internet_20_link" text:visited-style-name="Visited_20_Internet_20_Link">
https://t.me/babel/34826</text:a>
</text:p>
      <!--NEWS-->
      <text:h text:style-name="P10" text:outline-level="1">
<text:span text:style-name="T4">
У Трускавці побудують завод мінеральних вод за німецьким проєктом</text:span>
</text:h>
      <text:p text:style-name="P4">
Authors: Ukrinform (Person)</text:p>
      <text:p text:style-name="P4">
Publisher: Укринформ (Organization)</text:p>
      <text:p text:style-name="P4">
Published Time: 2023-06-30T12:48:41+03:00</text:p>
      <text:p text:style-name="P4">
Modified Time: 2023-06-30T22:48:41+03:00</text:p>
      <text:p text:style-name="P4">
Description: У місті Трускавець на Львівщині побудують завод мінеральних вод за німецьким проєктом.  — Укрінформ.</text:p>
      <text:p text:style-name="P4">
Images: ['<text:a xlink:type="simple" xlink:href="https://static.ukrinform.com/photos/2020_09/thumb_files/630_360_1601380501-828.jpg" text:style-name="Internet_20_link" text:visited-style-name="Visited_20_Internet_20_Link">
630_360_16013...</text:a>
']</text:p>
      <text:p text:style-name="P4">
Tags: ['Німеччина', 'Вода', 'Завод', 'Трускавець']</text:p>
      <text:p text:style-name="P4">
Type: Article</text:p>
      <!--METADATA-->
      <text:p text:style-name="P4">
<draw:frame draw:style-name="fr1" draw:name="Image88" text:anchor-type="as-char" svg:width="6.9236in" svg:height="3.956343in" draw:z-index="0">
<draw:image xlink:href="../Images/yкринформ/2023-06-30T12-48-41-03-00/630_360_1601380501-828.jpg" xlink:type="simple" xlink:show="embed" xlink:actuate="onLoad" draw:mime-type="image/jpeg"/>
</draw:frame>
 У містіТрускавець на Львівщині побудують завод мінеральних вод за німецьким проєктом.</text:p>
      <text:p text:style-name="P4">
Про це журналістам повідомив Трускавецькій міський голова Андрій Кульчицький уході Міжнародного курортно-рекреаційного форуму, передає кореспондентУкрінформу.</text:p>
      <text:p text:style-name="P4">
«У нас завдяки приватним інвестиціям в межах міста має будуватися величезний,сучасний завод мінеральних вод «Трускавецька». Сам завод, який плануєтьсябудувати, його розрахункова вартість – десь не менше 35 млн доларів», - сказавмер.</text:p>
      <text:p text:style-name="P4">
Він додав, що зараз вже пройшли переговори про закупівлю земельної ділянки,провели вже геологічну розвідку, і в <text:a xlink:type="simple" xlink:href="https://www.ukrinform.ua/tag-nimeccina" text:style-name="Internet_20_link" text:visited-style-name="Visited_20_Internet_20_Link">
 Німеччині</text:a>
 замовили проєктантів, які проводятьпроєктні роботи.</text:p>
      <text:p text:style-name="P4">
«Завод планується побудувати на викупленій приватній ділянці в межахТрускавця. Інвестор оплачує гроші, а німецька якість проєкту гарантуєбезпечність виробництва», - додав Кульчицький.</text:p>
      <text:p text:style-name="P4">
<text:span text:style-name="T4">
Читайте також:</text:span>
 <text:a xlink:type="simple" xlink:href="https://www.ukrinform.ua/rubric-society/3721008-na-tankovomu-zavodi-rheinmetall-v-ukraini-pracuvatimut-miscevi-specialisti-kerivnik-koncernu.html" text:style-name="Internet_20_link" text:visited-style-name="Visited_20_Internet_20_Link">
 На танковому <text:span text:style-name="T4">
завод</text:span>
 і Rheinmetall в Україніпрацюватимуть місцеві спеціалісти - керівник концерну</text:a>
</text:p>
      <text:p text:style-name="P4">
Як повідомлялося, за словами мера Андрія Кульчицького, у Трускавецьку громадуЛьвівської області у цьому 2023 році зайшло 100 млн доларів інвестицій, і цятенденція продовжиться.</text:p>
      <text:p text:style-name="P4">
У Трускавці на Львівщині 29 – 30 червня проходить  <text:a xlink:type="simple" xlink:href="https://www.ukrinform.ua/rubric-regions/3729638-u-truskavci-rozpocav-robotu-miznarodnij-kurortnorekreacijnij-forum.html" text:style-name="Internet_20_link" text:visited-style-name="Visited_20_Internet_20_Link">
 Міжнародний курортно-рекреаційний форум </text:a>
 , на якому фахівці обговорюють розроблення концепції ефективноїсистеми курортної реабілітації для осіб, постраждалих від війни.</text:p>
      <text:p text:style-name="P4">
_ Фото ілюстративне  _</text:p>
      <text:p text:style-name="P4">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Журналісти встановили особи майже 27 тисяч військових РФ, ліквідованих в Україні</text:span>
</text:h>
      <text:p text:style-name="P4">
Authors: Ukrinform (Person)</text:p>
      <text:p text:style-name="P4">
Publisher: Укринформ (Organization)</text:p>
      <text:p text:style-name="P4">
Published Time: 2023-06-30T13:59:00+03:00</text:p>
      <text:p text:style-name="P4">
Modified Time: 2023-06-30T22:59:00+03:00</text:p>
      <text:p text:style-name="P4">
Description: Правозахисний портал «Медіазона» та Російська служба BBC за підтримки волонтерів встановили імена 26 801 російського військовослужбовця, загиблого на війні проти України.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Загибель', 'Журналіст', 'Російські військові', 'Війна з Росією']</text:p>
      <text:p text:style-name="P4">
Type: Article</text:p>
      <!--METADATA-->
      <text:p text:style-name="P4">
<draw:frame draw:style-name="fr1" draw:name="Image89" text:anchor-type="as-char" svg:width="6.9236in" svg:height="3.956343in" draw:z-index="0">
<draw:image xlink:href="../Images/yкринформ/2023-06-30T13-59-00-03-00/630_360_1649246846-820.jpg" xlink:type="simple" xlink:show="embed" xlink:actuate="onLoad" draw:mime-type="image/jpeg"/>
</draw:frame>
Правозахисний портал «Медіазона» та Російська служба BBC за підтримкиволонтерів встановили імена 26 801 російського військовослужбовця, загиблогона війні проти України.</text:p>
      <text:p text:style-name="P4">
Про це повідомляє Укрінформ із посиланням на <text:a xlink:type="simple" xlink:href="http://zona.media/casualties" text:style-name="Internet_20_link" text:visited-style-name="Visited_20_Internet_20_Link">
 сайт «Медіазони»</text:a>
 .</text:p>
      <text:p text:style-name="P4">
При цьому кількість підтверджених загиблих серед в'язнів перевищила п'ятьтисяч. Журналісти також підтвердили загибель 2674 мобілізованих росіян.Зазначається, що загиблих серед мобілізованих уперше за весь час спостереженьбільше, ніж серед добровольців.</text:p>
      <text:p text:style-name="P4">
Окрім того, до 30 червня вдалося підтвердити ліквідацію понад 2250 офіцерівросійської армії та інших силових структур. 263 з них – у званні відпідполковника та вище.</text:p>
      <text:p text:style-name="P4">
Також відомо про 176 випадків загибелі військових пілотів. У зв’язку з цимвидання нагадує, що підготовка одного пілота фронтової авіації першого класузаймає 7-8 років і коштує близько 3,4 млн доларів.</text:p>
      <text:p text:style-name="P4">
<text:span text:style-name="T4">
Читайте також:</text:span>
 <text:a xlink:type="simple" xlink:href="https://www.ukrinform.ua/rubric-ato/3729020-ukrainski-bijci-iglou-zbili-rosijskij-vinisuvac-su25.html" text:style-name="Internet_20_link" text:visited-style-name="Visited_20_Internet_20_Link">
 Українські бійці «Іглою» <text:span text:style-name="T4">
збили</text:span>
 російський винищувачСу-25 </text:a>
</text:p>
      <text:p text:style-name="P4">
Найбільше загиблих - зі Свердловської області, Краснодарського краю,Челябінської області, Башкирії, Бурятії та Ростовської області.</text:p>
      <text:p text:style-name="P4">
Журналісти збирають інформацію про загиблих <text:a xlink:type="simple" xlink:href="https://www.ukrinform.ua/tag-rosijski-vijskovi" text:style-name="Internet_20_link" text:visited-style-name="Visited_20_Internet_20_Link">
 російських військових</text:a>
 від початку бойових дій. Домоніторингу потрапляють лише ті, чию смерть удалося встановити на підставівідкритих джерел. Дослідники підкреслюють, що реальна кількість загиблих можебути в рази вищою. Крім того, невідома кількість зниклих безвісти таполонених.</text:p>
      <text:p text:style-name="P4">
Як повідомлялося, за даними Генштабу ЗС України станом на ранок 30 червняліквідовано 228 340 російських загарбників.</text:p>
      <text:p text:style-name="P4">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Футболісти української «молодіжки» прибули до Клуж-Напоки на чвертьфінал Євро-2023</text:span>
</text:h>
      <text:p text:style-name="P4">
Authors: Ukrinform (Person)</text:p>
      <text:p text:style-name="P4">
Publisher: Укринформ (Organization)</text:p>
      <text:p text:style-name="P4">
Published Time: 2023-06-30T15:00:00+03:00</text:p>
      <text:p text:style-name="P4">
Modified Time: 2023-06-30T23:00:00+03:00</text:p>
      <text:p text:style-name="P4">
Description: Молодіжна збірна України з футболу (гравці до 21-го року) із столиці Румунії Бухареста прибула до Клуж-Напоки, де в неділю, 2 липня, проведе чвертьфінальний поєдинок чемпіонату Європи проти однолітків із Франції. — Укрінформ.</text:p>
      <text:p text:style-name="P4">
Images: ['<text:a xlink:type="simple" xlink:href="https://static.ukrinform.com/photos/2023_06/thumb_files/630_360_1688155471-489.jpg" text:style-name="Internet_20_link" text:visited-style-name="Visited_20_Internet_20_Link">
630_360_16881...</text:a>
']</text:p>
      <text:p text:style-name="P4">
Tags: ['Футбол']</text:p>
      <text:p text:style-name="P4">
Type: Article</text:p>
      <!--METADATA-->
      <text:p text:style-name="P4">
<draw:frame draw:style-name="fr1" draw:name="Image90" text:anchor-type="as-char" svg:width="6.9236in" svg:height="3.956343in" draw:z-index="0">
<draw:image xlink:href="../Images/yкринформ/2023-06-30T15-00-00-03-00/630_360_1688155471-489.jpg" xlink:type="simple" xlink:show="embed" xlink:actuate="onLoad" draw:mime-type="image/jpeg"/>
</draw:frame>
 Молодіжназбірна України з футболу (гравці до 21-го року) із столиці Румунії Бухарестаприбула до Клуж-Напоки, де в неділю, 2 липня, проведе чвертьфінальний поєдинокчемпіонату Європи проти однолітків із Франції.</text:p>
      <text:p text:style-name="P4">
Матч на «Клуж-Арені» розпочнеться о 22.00 за київським часом, передаєУкрінформ.</text:p>
      <text:p text:style-name="P4">
Переможець протистояння гратиме в Кутаїсі (Грузія) 5 липня у півфіналі.</text:p>
      <text:p text:style-name="P4">
<text:span text:style-name="T4">
Читайте також:</text:span>
 <text:a xlink:type="simple" xlink:href="https://www.ukrinform.ua/rubric-sports/3729971-zinoca-zbirna-ukraini-z-plaznogo-futbolu-vijsla-u-final-iii-evropejskih-igor.html" text:style-name="Internet_20_link" text:visited-style-name="Visited_20_Internet_20_Link">
 Жіноча збірна України з пляжного <text:span text:style-name="T4">
футбол</text:span>
 у вийшла уфінал III Європейських ігор </text:a>
</text:p>
      <text:p text:style-name="P4">
Фінал молодіжного Євро-2023 відбудеться 8 липня в Батумі (Грузія).</text:p>
      <text:p text:style-name="P4">
Фото: uaf.ua.</text:p>
      <text:p text:style-name="P4">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Війна в Україні вимагає креативних зусиль на шляху до справедливого миру - Папа Римський</text:span>
</text:h>
      <text:p text:style-name="P4">
Authors: Ukrinform (Person)</text:p>
      <text:p text:style-name="P4">
Publisher: Укринформ (Organization)</text:p>
      <text:p text:style-name="P4">
Published Time: 2023-06-30T15:11:07+03:00</text:p>
      <text:p text:style-name="P4">
Modified Time: 2023-06-30T15:11:07+03:00</text:p>
      <text:p text:style-name="P4">
Description: Папа Римський Франциск під час зустрічі з делегацією Константинопольського патріархату згадав про розв'язану Росією війну проти України і наголосив на необхідності спільних зусиль у пошуку шляхів до миру. — Укрінформ.</text:p>
      <text:p text:style-name="P4">
Images: ['<text:a xlink:type="simple" xlink:href="https://static.ukrinform.com/photos/2023_06/thumb_files/630_360_1688127039-115.jpeg" text:style-name="Internet_20_link" text:visited-style-name="Visited_20_Internet_20_Link">
630_360_16881...</text:a>
']</text:p>
      <text:p text:style-name="P4">
Tags: ['Папа Франциск', 'Війна з Росією']</text:p>
      <text:p text:style-name="P4">
Type: Article</text:p>
      <!--METADATA-->
      <text:p text:style-name="P4">
<draw:frame draw:style-name="fr1" draw:name="Image91" text:anchor-type="as-char" svg:width="6.9236in" svg:height="3.956343in" draw:z-index="0">
<draw:image xlink:href="../Images/yкринформ/2023-06-30T15-11-07-03-00/630_360_1688127039-115.jpeg" xlink:type="simple" xlink:show="embed" xlink:actuate="onLoad" draw:mime-type="image/jpeg"/>
</draw:frame>
 ПапаРимський Франциск під час зустрічі з делегацією Константинопольськогопатріархату згадав про розв'язану Росією війну проти України і наголосив нанеобхідності спільних зусиль у пошуку шляхів до миру.</text:p>
      <text:p text:style-name="P4">
Про це повідомляє <text:a xlink:type="simple" xlink:href="https://www.vaticannews.va/uk/pope/news/2023-06/papa-delegaziji-konstantynopolskogo-patriarhatu.html" text:style-name="Internet_20_link" text:visited-style-name="Visited_20_Internet_20_Link">
 Vatican News</text:a>
 , передає Укрінформ</text:p>
      <text:p text:style-name="P4">
«Трагічна реальність цієї війни, якій, здається, немає кінця, вимагає від усіхнас спільних креативних зусиль, щоб уявляти і реалізовувати шляхи до миру, досправедливого і стабільного миру», – сказав понтифік.</text:p>
      <text:p text:style-name="P4">
Папа зауважив, що зустріч із делегацією Константинопольського патріархату, якаприбула до Рима на святкування з нагоди дня святих Петра і Павла, відбулася в«атмосфері різних тривог», включаючи тему миру, «особливо в стражденнійУкраїні».</text:p>
      <text:p text:style-name="P4">
За його словами, війна Росії проти України «демонструє, що всі <text:a xlink:type="simple" xlink:href="https://www.ukrinform.ua/rubric-ato" text:style-name="Internet_20_link" text:visited-style-name="Visited_20_Internet_20_Link">
 війни</text:a>
 насправді є катастрофою». Францисктакож згадав руйнування росіянами греблі Каховської ГЕС, після якої багатожителів південних регіонів України були змушені полишити домівки.</text:p>
      <text:p text:style-name="P4">
<text:span text:style-name="T4">
Читайте також:</text:span>
 <text:a xlink:type="simple" xlink:href="https://www.ukrinform.ua/rubric-world/3728954-papa-rimskij-zaklikav-prodovzuvati-molitisa-za-bagatostrazdalnu-ukrainu.html" text:style-name="Internet_20_link" text:visited-style-name="Visited_20_Internet_20_Link">
 <text:span text:style-name="T4">
Папа</text:span>
 <text:span text:style-name="T4">
Римський</text:span>
 закликав продовжувати молитися за«багатостраждальну Україну» </text:a>
</text:p>
      <text:p text:style-name="P4">
«Як Христові учні, ми не можемо змиритися з війною, але маємо обов’язок разомтрудитися заради миру», – наголосив Папа.</text:p>
      <text:p text:style-name="P4">
Як повідомляв Укрінформ, дружини українських дипломатів на зустрічах ізВселенським Патріархом Варфоломієм у Стамбулі та Папою Римським Франциском уВатикані закликали духовних лідерів сприяти визволенню українських полонених іприпиненню ядерного тероризму та екоциду з боку Росії.</text:p>
      <text:p text:style-name="P4">
<text:span text:style-name="T5">
Фото: vaticannews.va</text:span>
</text:p>
      <text:p text:style-name="P4">
Source: <text:a xlink:type="simple" xlink:href="https://www.ukrinform.ua/rubric-society/3729829-vijna-v-ukraini-vimagae-kreativnih-zusil-na-slahu-do-spravedlivogo-miru-papa-rimskij.html" text:style-name="Internet_20_link" text:visited-style-name="Visited_20_Internet_20_Link">
https://www.ukrinform.ua/rubric-society/3729829-vijna-v-ukraini-vimagae-kreativnih-zusil-na-slahu-do-spravedlivogo-miru-papa-rimskij.html</text:a>
</text:p>
      <!--NEWS-->
      <text:h text:style-name="P10" text:outline-level="1">
<text:span text:style-name="T4">
СБУ повідомила про підозру капітану судна РФ, який доправляв військову техніку із Сирії до Криму</text:span>
</text:h>
      <text:p text:style-name="P4">
Authors: Ukrinform (Person)</text:p>
      <text:p text:style-name="P4">
Publisher: Укринформ (Organization)</text:p>
      <text:p text:style-name="P4">
Published Time: 2023-06-30T15:14:00+03:00</text:p>
      <text:p text:style-name="P4">
Modified Time: 2023-06-30T15:14:00+03:00</text:p>
      <text:p text:style-name="P4">
Description: Служба безпеки України повідомила про підозру капітану російського вантажного судна Sparta IV Олексію Терещенку, який допомагав перекидати в Україну військову техніку РФ із Сирії. — Укрінформ.</text:p>
      <text:p text:style-name="P4">
Images: ['<text:a xlink:type="simple" xlink:href="https://static.ukrinform.com/photos/2023_02/thumb_files/630_360_1676694829-157.jpg" text:style-name="Internet_20_link" text:visited-style-name="Visited_20_Internet_20_Link">
630_360_16766...</text:a>
']</text:p>
      <text:p text:style-name="P4">
Tags: ['Крим', 'Підозра', 'СБУ', 'Сирія', 'Корабель', 'Війна з Росією']</text:p>
      <text:p text:style-name="P4">
Type: Article</text:p>
      <!--METADATA-->
      <text:p text:style-name="P4">
<draw:frame draw:style-name="fr1" draw:name="Image92" text:anchor-type="as-char" svg:width="6.9236in" svg:height="3.956343in" draw:z-index="0">
<draw:image xlink:href="../Images/yкринформ/2023-06-30T15-14-00-03-00/630_360_1676694829-157.jpg" xlink:type="simple" xlink:show="embed" xlink:actuate="onLoad" draw:mime-type="image/jpeg"/>
</draw:frame>
 Службабезпеки України повідомила про підозру капітану російського вантажного суднаSparta IV Олексію Терещенку, який допомагав перекидати в Україну військовутехніку РФ із Сирії.</text:p>
      <text:p text:style-name="P4">
Як передає Укрінформ, про це СБУ повідомляє у <text:a xlink:type="simple" xlink:href="https://t.me/SBUkr/8821" text:style-name="Internet_20_link" text:visited-style-name="Visited_20_Internet_20_Link">
 Телеграмі</text:a>
 .</text:p>
      <text:p text:style-name="P4">
Для прихованого транспортування вантажу ворог використовував цивільні судна,які належать торговому флоту РФ, ідеться у повідомленні.</text:p>
      <text:p text:style-name="P4">
Встановлено, що з 25 лютого до 7 березня 2023 року суховантаж під керівництвомТерещенка нелегально переправив до Новоросійська партію бойової техніки звійськової бази РФ в сирійському порту Тартус.</text:p>
      <text:p text:style-name="P4">
Йдеться про два ракетно-гарматні комплекси "Панцир-С1", 11 автомобілів"Урал-4320" з причепами, 200 некерованих реактивних снарядів для системзалпового вогню.</text:p>
      <text:p text:style-name="P4">
Потім ворожу техніку була доставлена до тимчасово окупованого Криму длявикористання угрупованнями РФ на південному фронті.</text:p>
      <text:p text:style-name="P4">
На підставі зібраних доказів слідчі <text:a xlink:type="simple" xlink:href="https://www.ukrinform.ua/tag-sbu" text:style-name="Internet_20_link" text:visited-style-name="Visited_20_Internet_20_Link">
 СБУ </text:a>
повідомили Терещенку про підозру за ч. 5 ст. 27 та ч. 2 ст. 437 Кримінальногокодексу України (планування, підготовка, розв’язування та ведення агресивноївійни).</text:p>
      <text:p text:style-name="P4">
<text:span text:style-name="T4">
Читайте також:</text:span>
 <text:a xlink:type="simple" xlink:href="https://www.ukrinform.ua/rubric-ato/3729444-specpriznacenci-sbu-za-tizden-znisili-50-odinic-rosijskoi-tehniki.html" text:style-name="Internet_20_link" text:visited-style-name="Visited_20_Internet_20_Link">
 <text:span text:style-name="T4">
Спецпризначенці</text:span>
 <text:span text:style-name="T4">
СБУ</text:span>
 за <text:span text:style-name="T4">
тиждень</text:span>
 <text:span text:style-name="T4">
знищили</text:span>
 50<text:span text:style-name="T4">
одиниць</text:span>
 <text:span text:style-name="T4">
російської</text:span>
 <text:span text:style-name="T4">
техніки</text:span>
 </text:a>
</text:p>
      <text:p text:style-name="P4">
Оскільки фігурант перебуває на території Росії, тривають комплексні заходи дляпритягнення його до відповідальності за злочини проти України.</text:p>
      <text:p text:style-name="P4">
Зловмиснику загрожує до 15 років тюрми.</text:p>
      <text:p text:style-name="P4">
Як повідомляв Укрінформ, у червні <text:a xlink:type="simple" xlink:href="https://www.ukrinform.ua/rubric-regions/3727177-u-dnipri-sbu-zatrimala-rosianina-akij-keruvav-vivezennam-z-ukraini-titanu-dla-kalibriv.html" text:style-name="Internet_20_link" text:visited-style-name="Visited_20_Internet_20_Link">
 СБУ затримала у Дніпрі росіянинаОлександра Федосеєва </text:a>
 , який є “правою рукою” підсанкційногомільярдера Михайла Шелкова і керував вивезенням з України титану длявиробництва крилатих ракет типу “Калібр”.</text:p>
      <text:p text:style-name="P4">
Source: <text:a xlink:type="simple" xlink:href="https://www.ukrinform.ua/rubric-crimea/3729830-sbu-povidomila-pro-pidozru-kapitanu-sudna-rf-akij-dopravlav-vijskovu-tehniku-iz-sirii-do-krimu.html" text:style-name="Internet_20_link" text:visited-style-name="Visited_20_Internet_20_Link">
https://www.ukrinform.ua/rubric-crimea/3729830-sbu-povidomila-pro-pidozru-kapitanu-sudna-rf-akij-dopravlav-vijskovu-tehniku-iz-sirii-do-krimu.html</text:a>
</text:p>
      <!--NEWS-->
      <text:h text:style-name="P10" text:outline-level="1">
<text:span text:style-name="T4">
Підрив Каховської ГЕС завдав шкоди довкіллю на ₴146 мільярдів</text:span>
</text:h>
      <text:p text:style-name="P4">
Authors: Ukrinform (Person)</text:p>
      <text:p text:style-name="P4">
Publisher: Укринформ (Organization)</text:p>
      <text:p text:style-name="P4">
Published Time: 2023-06-30T15:18:38+03:00</text:p>
      <text:p text:style-name="P4">
Modified Time: 2023-06-30T15:18:38+03:00</text:p>
      <text:p text:style-name="P4">
Description: Орієнтовна сума завданих довкіллю збитків через підрив греблі Каховської ГЕС становить 146 млрд грн. — Укрінформ.</text:p>
      <text:p text:style-name="P4">
Images: ['<text:a xlink:type="simple" xlink:href="https://static.ukrinform.com/photos/2023_06/thumb_files/630_360_1686406508-777.jpeg" text:style-name="Internet_20_link" text:visited-style-name="Visited_20_Internet_20_Link">
630_360_16864...</text:a>
']</text:p>
      <text:p text:style-name="P4">
Tags: ['Екологія', 'Каховська ГЕС', 'Збитки', 'Довкілля']</text:p>
      <text:p text:style-name="P4">
Type: Article</text:p>
      <!--METADATA-->
      <text:p text:style-name="P4">
<draw:frame draw:style-name="fr1" draw:name="Image93" text:anchor-type="as-char" svg:width="6.9236in" svg:height="3.956343in" draw:z-index="0">
<draw:image xlink:href="../Images/yкринформ/2023-06-30T15-18-38-03-00/630_360_1686406508-777.jpeg" xlink:type="simple" xlink:show="embed" xlink:actuate="onLoad" draw:mime-type="image/jpeg"/>
</draw:frame>
Орієнтовна сума завданих довкіллю збитків через підрив греблі Каховської ГЕСстановить 146 млрд грн.</text:p>
      <text:p text:style-name="P4">
Як передає Укрінформ, про це повідомив міністр захисту довкілля та природнихресурсів України Руслан Стрілець у  <text:a xlink:type="simple" xlink:href="https://www.facebook.com/ruslan.strelets/posts/pfbid034sAXSsDXB38XAJNdv4MEpfaaoVyq3BgD1kHXGa4RhScRW3kMwPF9dvhrqNkuLBRSl" text:style-name="Internet_20_link" text:visited-style-name="Visited_20_Internet_20_Link">
 Фейсбуці</text:a>
.</text:p>
      <text:p text:style-name="P4">
«Близько 146 мільярдів гривень. Така орієнтована сума завданих довкіллюзбитків від підриву Росією дамби Каховської ГЕС. Масштаб всіх збитків,завданих довкіллю війною нині, складно порахувати через неможливість зібративсі дані», - наголосив Стрілець.</text:p>
      <text:p text:style-name="P4">
Про наслідки для довкілля від активних воєнних дій, що тривають в Україні,йшлося під час засідання міжнародної групи, яку очолюють керівник ОфісуПрезидента Андрій Єрмак та ексвіцепрем’єр-міністр, колишній міністрзакордонних справ Швеції Маргот Вальстрем.</text:p>
      <text:p text:style-name="P4">
За словами міністра захисту довкілля, в результаті роботи цієї групи буденапрацьований комплексний документ, який допоможе оцінити наслідки війни длянавколишнього середовища. А також будуть розроблені рекомендації для пошукумеханізмів притягнення агресора до відповідальності за екологічні злочини таконцепцію відновлення довкілля.</text:p>
      <text:p text:style-name="P4">
<text:span text:style-name="T4">
Читайте також:</text:span>
 <text:a xlink:type="simple" xlink:href="https://www.ukrinform.ua/rubric-economy/3729737-pidriv-kahovskoi-ges-minekonomiki-vze-narahuvalo-2-milardi-pramih-zbitkiv.html" text:style-name="Internet_20_link" text:visited-style-name="Visited_20_Internet_20_Link">
 Підрив Каховської ГЕС: <text:span text:style-name="T4">
Мінеконом</text:span>
 іки вже нарахувало$2 мільярди прямих збитків </text:a>
</text:p>
      <text:p text:style-name="P4">
«Уряд робить безпрецедентні кроки, аби люди, які зазнали втрат через війну,могли отримати допомогу. Природа ж мовчазна жертва цієї війни. Вона не можезвернутися у «Дію», що у неї зруйнована домівка. Тому ми маємо зробитимаксимум, щоб росія заплатила за екоцид», - зазначив Стрілець.</text:p>
      <text:p text:style-name="P4">
Як повідомлялося, новостворена міжнародна робоча група щодо <text:a xlink:type="simple" xlink:href="https://www.ukrinform.ua/tag-ekologia" text:style-name="Internet_20_link" text:visited-style-name="Visited_20_Internet_20_Link">
 екологічних</text:a>
 злочинів має зосередитися на оцінцізлочинів Росії, розробці певних механізмів для притягнення її довідповідальності та відновленні екосистеми України.</text:p>
      <text:p text:style-name="P4">
_ Фото: Мінагрополитики  _</text:p>
      <text:p text:style-name="P4">
Source: <text:a xlink:type="simple" xlink:href="https://www.ukrinform.ua/rubric-economy/3729833-pidriv-kahovskoi-ges-zavdav-skodi-dovkillu-na-146-milardiv.html" text:style-name="Internet_20_link" text:visited-style-name="Visited_20_Internet_20_Link">
https://www.ukrinform.ua/rubric-economy/3729833-pidriv-kahovskoi-ges-zavdav-skodi-dovkillu-na-146-milardiv.html</text:a>
</text:p>
      <!--NEWS-->
      <text:h text:style-name="P10" text:outline-level="1">
<text:span text:style-name="T4">
Суд залишив митрополита Павла під домашнім арештом іще на два місяці</text:span>
</text:h>
      <text:p text:style-name="P4">
Authors: Ukrinform (Person)</text:p>
      <text:p text:style-name="P4">
Publisher: Укринформ (Organization)</text:p>
      <text:p text:style-name="P4">
Published Time: 2023-06-30T15:26:00+03:00</text:p>
      <text:p text:style-name="P4">
Modified Time: 2023-06-30T15:26:00+03:00</text:p>
      <text:p text:style-name="P4">
Description: Солом’янський районний суд Києва залишив ще на два місяці під домашнім арештом колишнього намісника Києво-Печерської лаври митрополита УПЦ (московського патріархату) Павла (Лебедя). — Укрінформ.</text:p>
      <text:p text:style-name="P4">
Images: ['<text:a xlink:type="simple" xlink:href="https://static.ukrinform.com/photos/2023_04/thumb_files/630_360_1680434107-377.jpg" text:style-name="Internet_20_link" text:visited-style-name="Visited_20_Internet_20_Link">
630_360_16804...</text:a>
']</text:p>
      <text:p text:style-name="P4">
Tags: ['Домашній арешт', 'Суд', 'Митрополит УПЦ МП Павло']</text:p>
      <text:p text:style-name="P4">
Type: Article</text:p>
      <!--METADATA-->
      <text:p text:style-name="P4">
<draw:frame draw:style-name="fr1" draw:name="Image94" text:anchor-type="as-char" svg:width="6.9236in" svg:height="3.956343in" draw:z-index="0">
<draw:image xlink:href="../Images/yкринформ/2023-06-30T15-26-00-03-00/630_360_1680434107-377.jpg" xlink:type="simple" xlink:show="embed" xlink:actuate="onLoad" draw:mime-type="image/jpeg"/>
</draw:frame>
Солом’янський районний суд Києва залишив ще на два місяці під домашнім арештомколишнього намісника Києво-Печерської лаври митрополита УПЦ (московськогопатріархату) Павла (Лебедя).</text:p>
      <text:p text:style-name="P4">
Про це Укрінформу повідомив адвокат екснамісника Лаври Микита Чекман.</text:p>
      <text:p text:style-name="P4">
«Суд задовольнив клопотання прокуратри про продовження домашнього арешту», -сказав Чекман.</text:p>
      <text:p text:style-name="P4">
Прокуратура просила про продовження екснаміснику цілодобового домашньогоарешту з носінням електронного браслета ще на 2 місяці. Захист назвавобвинувачення безпідставними та наполягав на звільненні митрополита Павла.</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Виселення УПЦ МП із Києво-Печерської лаври може триватимісяцями - експерт </text:a>
</text:p>
      <text:p text:style-name="P4">
Напередодні низка медіа поширила інформацію, що митрополиту Павлу нібито непродовжили запобіжний захід і він приїхав до Лаври. Однак у Київській обласнійпрокуратурі це спростували - зазначили, що термін дії запобіжного заходузавершується 1 липня.</text:p>
      <text:p text:style-name="P4">
Як повідомляв Укрінформ, Служба безпеки України повідомила колишньомунаміснику Києво-Печерської лаври митрополиту УПЦ (МП) Павлу (Лебедю) пропідозру у виправдовуванні і запереченні збройної агресії російської федераціїпроти України (ст.161 ККУ), а також порушенні рівноправності громадян залежновід їх расової, національної і регіональної належності (ст. 436-2 ККУ).</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Суд запаркував мерседес на два місяці»: реакція соцмережна арешт митрополита Павла </text:a>
</text:p>
      <text:p text:style-name="P4">
1 квітня Шевченківський райсуд Києва обрав йому запобіжний захід у виглядіцілодобового домашнього арешту на 60 днів.</text:p>
      <text:p text:style-name="P4">
Київський апеляційний суд <text:a xlink:type="simple" xlink:href="https://www.ukrinform.ua/rubric-society/3698879-sud-zalisiv-mitropolita-upc-mp-pavla-pid-domasnim-arestom.html" text:style-name="Internet_20_link" text:visited-style-name="Visited_20_Internet_20_Link">
 21 квітня залишив під домашнім арештом митрополитаУПЦ (МП) Павла. </text:a>
</text:p>
      <text:p text:style-name="P4">
Національний заповідник " <text:a xlink:type="simple" xlink:href="https://www.ukrinform.ua/tag-kiivska-lavra" text:style-name="Internet_20_link" text:visited-style-name="Visited_20_Internet_20_Link">
 Києво-Печерська лавра</text:a>
 " оголосив про розрив договорупро оренду з УПЦ (МП) з 29 березня.</text:p>
      <text:p text:style-name="P4">
Міністерство культури та інформаційної політики розпочало інвентаризацію майнаКиєво-Печерської лаври.</text:p>
      <text:p text:style-name="P4">
Source: <text:a xlink:type="simple" xlink:href="https://www.ukrinform.ua/rubric-society/3729835-sud-zalisiv-mitropolita-pavla-pid-domasnim-arestom-ise-na-dva-misaci.html" text:style-name="Internet_20_link" text:visited-style-name="Visited_20_Internet_20_Link">
https://www.ukrinform.ua/rubric-society/3729835-sud-zalisiv-mitropolita-pavla-pid-domasnim-arestom-ise-na-dva-misaci.html</text:a>
</text:p>
      <!--NEWS-->
      <text:h text:style-name="P10" text:outline-level="1">
<text:span text:style-name="T4">
3 person wounded as result of shelling in Antonivka</text:span>
</text:h>
      <text:p text:style-name="P4">
Authors: liveuamap (Language: en)</text:p>
      <text:p text:style-name="P4">
Time: 2023-06-30T15:27:43</text:p>
      <text:p text:style-name="P4">
Location: Kherson (Latitude:46.67714 Longtitude:32.7177)</text:p>
      <text:p text:style-name="P4">
Videos: []</text:p>
      <text:p text:style-name="P4">
Images: []</text:p>
      <text:p text:style-name="P4">
Tags: ["Europe", "Central and Eastern Europe"]</text:p>
      <text:p text:style-name="P4">
ID: 22572777</text:p>
      <!--METADATA-->
      <text:p text:style-name="P4">
3 person wounded as result of shelling in Antonivka</text:p>
      <text:p text:style-name="P4">
News Collection Link: <text:a xlink:type="simple" xlink:href="https:\/\/liveuamap.com\/en\/2023\/30-june-3-person-wounded-as-result-of-shelling-in-antonivka" text:style-name="Internet_20_link" text:visited-style-name="Visited_20_Internet_20_Link">
https:\/\/liveuamap.com\/en\/2023\/30-june-3-person-wounded-as-result-of-shelling-in-antonivka</text:a>
</text:p>
      <text:p text:style-name="P4">
Source: <text:a xlink:type="simple" xlink:href="https://t.me/suspilnenews/22127" text:style-name="Internet_20_link" text:visited-style-name="Visited_20_Internet_20_Link">
https://t.me/suspilnenews/22127</text:a>
</text:p>
      <!--NEWS-->
      <text:h text:style-name="P10" text:outline-level="1">
<text:span text:style-name="T4">
У Фінляндії подав у відставку міністр, якого вимагали звільнити за екстремістські висловлювання</text:span>
</text:h>
      <text:p text:style-name="P4">
Authors: Ukrinform (Person)</text:p>
      <text:p text:style-name="P4">
Publisher: Укринформ (Organization)</text:p>
      <text:p text:style-name="P4">
Published Time: 2023-06-30T15:27:50+03:00</text:p>
      <text:p text:style-name="P4">
Modified Time: 2023-06-30T15:27:50+03:00</text:p>
      <text:p text:style-name="P4">
Description: Член нового уряду Фінляндії пішов у відставку через 10 днів після формування кабінету: міністр економіки від популістської партії "Справжні фіни" подав у відставку під тиском громадськості через свої екстремістські висловлювання. — Укрінформ.</text:p>
      <text:p text:style-name="P4">
Images: ['<text:a xlink:type="simple" xlink:href="https://static.ukrinform.com/photos/2023_06/thumb_files/630_360_1688128049-751.jpg" text:style-name="Internet_20_link" text:visited-style-name="Visited_20_Internet_20_Link">
630_360_16881...</text:a>
']</text:p>
      <text:p text:style-name="P4">
Tags: ['Екстремізм', 'Фінляндія', 'Відставка']</text:p>
      <text:p text:style-name="P4">
Type: Article</text:p>
      <!--METADATA-->
      <text:p text:style-name="P4">
<draw:frame draw:style-name="fr1" draw:name="Image95" text:anchor-type="as-char" svg:width="6.9236in" svg:height="3.956343in" draw:z-index="0">
<draw:image xlink:href="../Images/yкринформ/2023-06-30T15-27-50-03-00/630_360_1688128049-751.jpg" xlink:type="simple" xlink:show="embed" xlink:actuate="onLoad" draw:mime-type="image/jpeg"/>
</draw:frame>
 Членнового уряду Фінляндії пішов у відставку через 10 днів після формуваннякабінету: міністр економіки від популістської партії "Справжні фіни" подав увідставку під тиском громадськості через свої екстремістські висловлювання.</text:p>
      <text:p text:style-name="P4">
Як передає Укрінформ, про це повідомляє агенція <text:a xlink:type="simple" xlink:href="https://www.bloomberg.com/news/articles/2023-06-30/finland-economy-minister-junnila-resigns-over-extremist-remarks" text:style-name="Internet_20_link" text:visited-style-name="Visited_20_Internet_20_Link">
</text:a>
 <text:a xlink:type="simple" xlink:href="https://www.bloomberg.com/news/articles/2023-06-30/finland-economy-minister-junnila-resigns-over-extremist-remarks" text:style-name="Internet_20_link" text:visited-style-name="Visited_20_Internet_20_Link">
 Bloomberg</text:a>
 <text:a xlink:type="simple" xlink:href="https://www.bloomberg.com/news/articles/2023-06-30/finland-economy-minister-junnila-resigns-over-extremist-remarks" text:style-name="Internet_20_link" text:visited-style-name="Visited_20_Internet_20_Link">
 .</text:a>
</text:p>
      <text:p text:style-name="P4">
Вільгельм Юнніла заявив, що піде у відставку з уряду прем’єр-міністра ПеттеріОрпо після тижня посиленої уваги до його зв'язків з ультраправими.</text:p>
      <text:p text:style-name="P4">
«Грунтуючись на продовженні роботи уряду та репутації Фінляндії, я бачу, щодля мене неможливо продовжувати виконувати обов’язки міністра задовільнимчином», — заявив Юнніла сьогодні.</text:p>
      <text:p text:style-name="P4">
Також Юнніла наголосив, що він ніколи не мав жодних відносин або зв'язків з <text:a xlink:type="simple" xlink:href="https://www.ukrinform.ua/tag-ekstremizm" text:style-name="Internet_20_link" text:visited-style-name="Visited_20_Internet_20_Link">
екстремістами </text:a>
 та що він засуджуєбудь-які прояви антисемітизму.</text:p>
      <text:p text:style-name="P4">
Раніше цього тижня опозиція подала запит на висловлення недовіри міністру,стверджуючи, що його зв’язок з ультраправими рухами є не «окремим інцидентом,непорозумінням чи поганим гумором, а частими, систематичними та товариськимиконтактами». Юнніла зміг зберегти посаду під час голосування у парламенті.</text:p>
      <text:p text:style-name="P4">
<text:span text:style-name="T4">
Читайте також:</text:span>
 <text:a xlink:type="simple" xlink:href="https://www.ukrinform.ua/rubric-polytics/3729316-finlandia-pidtrimuvatime-ukrainu-stilki-skilki-bude-potribno-premer.html" text:style-name="Internet_20_link" text:visited-style-name="Visited_20_Internet_20_Link">
 <text:span text:style-name="T4">
Фінлянд</text:span>
 ія підтримуватиме Україну стільки, скількибуде потрібно - прем’єр </text:a>
</text:p>
      <text:p text:style-name="P4">
Серед звинувачень на адресу Юнніли – промова, виголошена на віче,організованому Націоналістичним альянсом у місті Турку чотири роки тому впам'ять про жертв нападу з ножовими пораненнями в цьому місті.</text:p>
      <text:p text:style-name="P4">
«Протягом багатьох років я жартував таким чином, що в ретроспективі здаєтьсядурним та дитячим», — написав Юнніла.</text:p>
      <text:p text:style-name="P4">
«Я вчинив неправильно, і я шкодую про свої дії», - сказав політик.</text:p>
      <text:p text:style-name="P4">
<text:span text:style-name="T5">
Фото: flickr.com finnishgovernment</text:span>
</text:p>
      <text:p text:style-name="P4">
Source: <text:a xlink:type="simple" xlink:href="https://www.ukrinform.ua/rubric-world/3729836-u-finlandii-podav-u-vidstavku-ministr-akogo-vimagali-zvilniti-za-ekstremistski-vislovluvanna.html" text:style-name="Internet_20_link" text:visited-style-name="Visited_20_Internet_20_Link">
https://www.ukrinform.ua/rubric-world/3729836-u-finlandii-podav-u-vidstavku-ministr-akogo-vimagali-zvilniti-za-ekstremistski-vislovluvanna.html</text:a>
</text:p>
      <!--NEWS-->
      <text:h text:style-name="P10" text:outline-level="1">
<text:span text:style-name="T4">
У Ризі починається Вселатвійське святі пісні та танцю, на якому виконають гімн Україні</text:span>
</text:h>
      <text:p text:style-name="P4">
Authors: Ukrinform (Person)</text:p>
      <text:p text:style-name="P4">
Publisher: Укринформ (Organization)</text:p>
      <text:p text:style-name="P4">
Published Time: 2023-06-30T15:29:02+03:00</text:p>
      <text:p text:style-name="P4">
Modified Time: 2023-06-30T15:29:02+03:00</text:p>
      <text:p text:style-name="P4">
Description: У латвійській столиці 30 червня починаються XXVII Вселатвійське свято пісні та XVII Свято танцю, які триватимуть до наступної неділі. Вперше за 150 річну історію на заході на знак солідарності з українським народом і підтримки України виконають не латиську пісню – Гімн України. — Укрінформ.</text:p>
      <text:p text:style-name="P4">
Images: ['<text:a xlink:type="simple" xlink:href="https://static.ukrinform.com/photos/2023_06/thumb_files/630_360_1688128098-894.jpg" text:style-name="Internet_20_link" text:visited-style-name="Visited_20_Internet_20_Link">
630_360_16881...</text:a>
', '<text:a xlink:type="simple" xlink:href="https://static.ukrinform.com/photos/2023_06/1688127805-923.png" text:style-name="Internet_20_link" text:visited-style-name="Visited_20_Internet_20_Link">
1688127805-92...</text:a>
']</text:p>
      <text:p text:style-name="P4">
Tags: ['Діаспора', 'Латвія']</text:p>
      <text:p text:style-name="P4">
Type: Article</text:p>
      <!--METADATA-->
      <text:p text:style-name="P4">
<draw:frame draw:style-name="fr1" draw:name="Image96" text:anchor-type="as-char" svg:width="6.9236in" svg:height="3.956343in" draw:z-index="0">
<draw:image xlink:href="../Images/yкринформ/2023-06-30T15-29-02-03-00/630_360_1688128098-894.jpg" xlink:type="simple" xlink:show="embed" xlink:actuate="onLoad" draw:mime-type="image/jpeg"/>
</draw:frame>
 Улатвійській столиці 30 червня починаються XXVII Вселатвійське свято пісні таXVII Свято танцю, які триватимуть до наступної неділі. Вперше за 150 річнуісторію на заході на знак солідарності з українським народом і підтримкиУкраїни виконають не латиську пісню – Гімн України.</text:p>
      <text:p text:style-name="P4">
Про це повідомляє кореспондент Укрінформу.</text:p>
      <text:p text:style-name="P4">
Урочисте відкриття Вселатвійського свята пісні та танцю почалося у п’ятницю,триватиме три дні і закінчиться в неділю восьмигодинним парадом «Вшануванняземель». Латвійський хор дипломатів повідомив, що під час ходи нестиме нетільки латвійські знамена, а й прапор України – як символ «невпинної татвердої підтримки Латвією України у боротьбі з агресором Росією».</text:p>
      <text:p text:style-name="P4">
<draw:frame draw:style-name="fr1" draw:name="Image97" text:anchor-type="as-char" svg:width="6.9236in" svg:height="5.1927in" draw:z-index="0">
<draw:image xlink:href="../Images/yкринформ/2023-06-30T15-29-02-03-00/1688127805-923.png" xlink:type="simple" xlink:show="embed" xlink:actuate="onLoad" draw:mime-type="image/png"/>
</draw:frame>
 Латвійський хордипломатів</text:p>
      <text:p text:style-name="P4">
Також за ініціативи Хору дипломатів уперше в історії на Святі звучатименелатиська пісня – Гімн України. Це відбудеться ввечері 6 липня під часконцерту «Чистота. Пісенний шлях», який пройде на Великій естраді Межа-парку.Український Гімн прозвучить у виконанні багатьох хорів під акомпанементвеликого зведеного оркестру.</text:p>
      <text:p text:style-name="P4">
<text:span text:style-name="T4">
Читайте також:</text:span>
 <text:a xlink:type="simple" xlink:href="https://www.ukrinform.ua/rubric-diaspora/3718866-u-rizi-dla-ukrainciv-vidkrili-tvorcu-studiu.html" text:style-name="Internet_20_link" text:visited-style-name="Visited_20_Internet_20_Link">
 У <text:span text:style-name="T4">
Ризі</text:span>
 <text:span text:style-name="T4">
для</text:span>
 <text:span text:style-name="T4">
українців</text:span>
 <text:span text:style-name="T4">
відкрили</text:span>
 <text:span text:style-name="T4">
творчу</text:span>
<text:span text:style-name="T4">
студію</text:span>
 </text:a>
</text:p>
      <text:p text:style-name="P4">
У десятиденному Святі пісні та танцю, яке проходить раз на п’ять років, будуть40 560 учасників з усіх земель Латвії та діаспори. В тому числі – 16 879танцюристів із 695 колективів і 15 870 хористів з 454 хорів.</text:p>
      <text:p text:style-name="P4">
Також у фестивалі візьмуть участь 2097 музикантів із 66 оркестрів, 5714артистів із 580 різноманітних ансамблів і творчих колективів. В тому числі –коклеїсти (гравці на традиційному латиському інструменті кокле), вокальніансамблі, колективи народної музики, аматорські театри тощо.</text:p>
      <text:p text:style-name="P4">
Особливо широко цього року будуть представлені іноземні колективи - 88діаспорних колективів загальною кількістю 2587 учасників.</text:p>
      <text:p text:style-name="P4">
Організатори окремо запрошують на концерти та заходи Свята пісні та танцюукраїнських гостей – діаспорян і біженців.</text:p>
      <text:p text:style-name="P4">
Головними з кількох десятків фестивальних подій стануть танцювальна вистава«Вічний рух» (8 липня, стадіон «Даугава»), а також завершальний концерт Святаз участю оркестрів, хористів, танцюристів «Разом вгору» (9 липня, Великаестрада Межа-парку).</text:p>
      <text:p text:style-name="P4">
Перше Вселатвійське свято пісні відбулося 1873 року. Сполучене з ним Святотанцю почали проводити з 1948 року.</text:p>
      <text:p text:style-name="P4">
Нагадаємо, у латвійській столиці <text:a xlink:type="simple" xlink:href="https://www.ukrinform.ua/rubric-diaspora/3721798-na-osokinskomu-festivali-svobodi-u-rizi-dla-ukraini-zibrali-10-tis-evro-dopomogi.html" text:style-name="Internet_20_link" text:visited-style-name="Visited_20_Internet_20_Link">
 відбувся </text:a>
 IV Осокінський фестиваль Свободи, на якомузібрали приблизно 10 тис. євро допомоги для України.</text:p>
      <text:p text:style-name="P4">
<text:span text:style-name="T5">
Фото: Олег Кудрін, Фейсбук Латвійського хору дипломатів</text:span>
</text:p>
      <text:p text:style-name="P4">
Source: <text:a xlink:type="simple" xlink:href="https://www.ukrinform.ua/rubric-diaspora/3729838-u-rizi-pocinaetsa-vselatvijske-svati-pisni-ta-tancu-na-akomu-vikonaut-gimn-ukraini.html" text:style-name="Internet_20_link" text:visited-style-name="Visited_20_Internet_20_Link">
https://www.ukrinform.ua/rubric-diaspora/3729838-u-rizi-pocinaetsa-vselatvijske-svati-pisni-ta-tancu-na-akomu-vikonaut-gimn-ukraini.html</text:a>
</text:p>
      <!--NEWS-->
      <text:h text:style-name="P10" text:outline-level="1">
<text:span text:style-name="T4">
Сутички у Франції: поранені 249 поліцейських, затримані понад 870 осіб</text:span>
</text:h>
      <text:p text:style-name="P4">
Authors: Ukrinform (Person)</text:p>
      <text:p text:style-name="P4">
Publisher: Укринформ (Organization)</text:p>
      <text:p text:style-name="P4">
Published Time: 2023-06-30T15:30:00+03:00</text:p>
      <text:p text:style-name="P4">
Modified Time: 2023-06-30T15:30:00+03:00</text:p>
      <text:p text:style-name="P4">
Description: Кількість затриманих у Франції під час заворушень, що сталися після вбивства цього тижня поліцією підлітка, зросла до 875 осіб. — Укрінформ.</text:p>
      <text:p text:style-name="P4">
Images: ['<text:a xlink:type="simple" xlink:href="https://static.ukrinform.com/photos/2023_06/thumb_files/630_360_1688127796-842.jpg" text:style-name="Internet_20_link" text:visited-style-name="Visited_20_Internet_20_Link">
630_360_16881...</text:a>
']</text:p>
      <text:p text:style-name="P4">
Tags: ['Франція', 'Париж', 'Поранені', 'Сутички']</text:p>
      <text:p text:style-name="P4">
Type: Article</text:p>
      <!--METADATA-->
      <text:p text:style-name="P4">
<draw:frame draw:style-name="fr1" draw:name="Image98" text:anchor-type="as-char" svg:width="6.9236in" svg:height="3.956343in" draw:z-index="0">
<draw:image xlink:href="../Images/yкринформ/2023-06-30T15-30-00-03-00/630_360_1688127796-842.jpg" xlink:type="simple" xlink:show="embed" xlink:actuate="onLoad" draw:mime-type="image/jpeg"/>
</draw:frame>
 Кількістьзатриманих у Франції під час заворушень, що сталися після вбивства цього тижняполіцією підлітка, зросла до 875 осіб.</text:p>
      <text:p text:style-name="P4">
Про це повідомило міністерство внутрішніх справ країни у п'ятницю, оновившипопередню цифру, передає Укрінформ із посиланням на <text:a xlink:type="simple" xlink:href="https://www.barrons.com/news/french-police-arrested-875-people-in-third-night-of-rioting-ministry-f0831bf0" text:style-name="Internet_20_link" text:visited-style-name="Visited_20_Internet_20_Link">
 Barron`s</text:a>
 .</text:p>
      <text:p text:style-name="P4">
«Французька поліція заарештувала 875 осіб під час нічних заворушень, близькополовини з них - у регіоні Парижа», - йдеться у повідомленні.</text:p>
      <text:p text:style-name="P4">
Згідно з даними, наданими президентом Еммануелем Макроном на початку кризовоїнаради в п'ятницю, загалом було пошкоджено 492 будівлі, спалено 2000транспортних засобів і скоєно 3880 підпалів.</text:p>
      <text:p text:style-name="P4">
<text:span text:style-name="T4">
Читайте також:</text:span>
 <text:a xlink:type="simple" xlink:href="https://www.ukrinform.ua/rubric-world/3729690-zavorusenna-u-francii-zatrimanih-vze-ponad-600-makron-sklikae-ekstrene-zasidanna-uradu.html" text:style-name="Internet_20_link" text:visited-style-name="Visited_20_Internet_20_Link">
 Заворушення у <text:span text:style-name="T4">
Франції</text:span>
 : затриманих вже понад 600,Макрон скликає екстрене засідання уряду </text:a>
</text:p>
      <text:p text:style-name="P4">
<text:a xlink:type="simple" xlink:href="https://www.cbsnews.com/news/protests-in-france-hundreds-arrests-third-night-fatal-police-shooting-nahel-nanterre/" text:style-name="Internet_20_link" text:visited-style-name="Visited_20_Internet_20_Link">
 Зазначається </text:a>
 , що 249працівників поліції зазнали поранень.</text:p>
      <text:p text:style-name="P4">
Французький уряд залучив 40 тисяч правоохоронців для протидії заворушенням укількох містах. У муніципалітетах навколо Парижа введено комендантську годину,а в Ліллі та Туркуен на півночі країни – заборону на громадські зібрання.</text:p>
      <text:p text:style-name="P4">
З огляду на події Макрон скликав засідання кризової команди та змушений бувпередчасно залишити саміт лідерів ЄС.</text:p>
      <text:p text:style-name="P4">
<text:span text:style-name="T4">
Читайте також:</text:span>
 <text:a xlink:type="simple" xlink:href="https://www.ukrinform.ua/rubric-world/3728733-u-parizi-pocalis-protesti-pisla-togo-ak-policejskij-zastreliv-pidlitka.html" text:style-name="Internet_20_link" text:visited-style-name="Visited_20_Internet_20_Link">
 У <text:span text:style-name="T4">
Париж</text:span>
 і почались протести після того, якполіцейський застрелив підлітка </text:a>
</text:p>
      <text:p text:style-name="P4">
Як повідомляв Укрінформ, 27 червня у Франції виникли протести та заворушенняпісля того, як поліція застрелила 17-річного хлопця, який не зупинився занаказом поліцейського.</text:p>
      <text:p text:style-name="P4">
<text:span text:style-name="T5">
Фото: Getty Images</text:span>
</text:p>
      <text:p text:style-name="P4">
Source: <text:a xlink:type="simple" xlink:href="https://www.ukrinform.ua/rubric-world/3729840-suticki-u-francii-poraneni-249-policejskih-zatrimani-ponad-870-osib.html" text:style-name="Internet_20_link" text:visited-style-name="Visited_20_Internet_20_Link">
https://www.ukrinform.ua/rubric-world/3729840-suticki-u-francii-poraneni-249-policejskih-zatrimani-ponad-870-osib.html</text:a>
</text:p>
      <!--NEWS-->
      <text:h text:style-name="P10" text:outline-level="1">
<text:span text:style-name="T4">
Укрзалізниця знижує вартість використання зерновозів у 12 разів</text:span>
</text:h>
      <text:p text:style-name="P4">
Authors: Ukrinform (Person)</text:p>
      <text:p text:style-name="P4">
Publisher: Укринформ (Organization)</text:p>
      <text:p text:style-name="P4">
Published Time: 2023-06-30T15:31:00+03:00</text:p>
      <text:p text:style-name="P4">
Modified Time: 2023-06-30T15:31:00+03:00</text:p>
      <text:p text:style-name="P4">
Description: Із 1 липня 2023 року АТ «Укрзалізниця» знижує ставку оренди власних вагонів-зерновозів та вагонів для перевезення борошна умовного типу 972 із 3,65 тис. грн до 300 грн на добу (без ПДВ). — Укрінформ.</text:p>
      <text:p text:style-name="P4">
Images: ['<text:a xlink:type="simple" xlink:href="https://static.ukrinform.com/photos/2017_04/thumb_files/630_360_1491829032-2215.jpg" text:style-name="Internet_20_link" text:visited-style-name="Visited_20_Internet_20_Link">
630_360_14918...</text:a>
']</text:p>
      <text:p text:style-name="P4">
Tags: ['Зерно', 'Укрзалізниця', 'Оренда']</text:p>
      <text:p text:style-name="P4">
Type: Article</text:p>
      <!--METADATA-->
      <text:p text:style-name="P4">
<draw:frame draw:style-name="fr1" draw:name="Image99" text:anchor-type="as-char" svg:width="6.9236in" svg:height="3.956343in" draw:z-index="0">
<draw:image xlink:href="../Images/yкринформ/2023-06-30T15-31-00-03-00/630_360_1491829032-2215.jpg" xlink:type="simple" xlink:show="embed" xlink:actuate="onLoad" draw:mime-type="image/jpeg"/>
</draw:frame>
 Із 1липня 2023 року АТ «Укрзалізниця» знижує ставку оренди власних вагонів-зерновозів та вагонів для перевезення борошна умовного типу 972 із 3,65 тис.грн до 300 грн на добу (без ПДВ).</text:p>
      <text:p text:style-name="P4">
Як передає Укрінформ, про це повідомляє заступник директора департаментукомерційної роботи УЗ Валерій Ткачов у <text:a xlink:type="simple" xlink:href="https://www.facebook.com/permalink.php" text:style-name="Internet_20_link" text:visited-style-name="Visited_20_Internet_20_Link">
 Фейсбуці.</text:a>
</text:p>
      <text:p text:style-name="P4">
«З 01.07.2023 року вартість використання ЗРВ складатиме 300 грн/доба без ПДВ»,- йдеться в повідомленні.</text:p>
      <text:p text:style-name="P4">
За словами Ткачова, також АТ « <text:a xlink:type="simple" xlink:href="https://www.ukrinform.ua/tag-ukrzaliznica" text:style-name="Internet_20_link" text:visited-style-name="Visited_20_Internet_20_Link">
 Укрзалізниця </text:a>
 » фіксує на рівні червня 2023 року показник «середньої швидкостіруху вагонів перевізника».</text:p>
      <text:p text:style-name="P4">
<text:span text:style-name="T4">
Читайте також:</text:span>
 <text:a xlink:type="simple" xlink:href="https://www.ukrinform.ua/rubric-economy/3726692-es-vidilit-ukrzaliznici-kosti-dla-realizacii-evrointegracijnih-proektiv.html" text:style-name="Internet_20_link" text:visited-style-name="Visited_20_Internet_20_Link">
 ЄС <text:span text:style-name="T4">
виділить</text:span>
 <text:span text:style-name="T4">
Укрзалізниці</text:span>
 <text:span text:style-name="T4">
кошти</text:span>
 <text:span text:style-name="T4">
для</text:span>
<text:span text:style-name="T4">
реалізації</text:span>
 <text:span text:style-name="T4">
євроінтеграційних</text:span>
 <text:span text:style-name="T4">
проєктів</text:span>
</text:a>
</text:p>
      <text:p text:style-name="P4">
Згідно із оприлюдненими <text:a xlink:type="simple" xlink:href="https://www.uz.gov.ua/cargo_transportation/tariff_conditions/stavky/stavky23/" text:style-name="Internet_20_link" text:visited-style-name="Visited_20_Internet_20_Link">
 даними УЗ</text:a>
, у червні ставка плати за використання власних зерновозів та вагонів дляперевезення борошна умовного типу 972 перевізника АТ "Укрзалізниця" становила3 650 грн.</text:p>
      <text:p text:style-name="P4">
Як повідомляв Укрінформ, ставка оренди вагонів-зерновозів та вагонів дляперевезення борошна, які належать АТ «Укрзалізниця», з 1 травня 2023 року <text:a xlink:type="simple" xlink:href="https://www.ukrinform.ua/rubric-economy/3703099-ukrzaliznica-z-1-travna-znizila-stavku-orendi-zernovoziv.html" text:style-name="Internet_20_link" text:visited-style-name="Visited_20_Internet_20_Link">
знижувалася на 200 грн і становила 3850 грн/добу</text:a>
 (без ПДВ), тоді як у квітні вонастановила 4050 грн/добу.</text:p>
      <text:p text:style-name="P4">
В Укрзалізниці фіксують зменшення кількості вагонів із зерном, що рухаються внапрямку портів Великої Одеси.</text:p>
      <text:p text:style-name="P4">
Source: <text:a xlink:type="simple" xlink:href="https://www.ukrinform.ua/rubric-economy/3729839-ukrzaliznica-znizue-vartist-vikoristanna-zernovoziv-u-12-raziv.html" text:style-name="Internet_20_link" text:visited-style-name="Visited_20_Internet_20_Link">
https://www.ukrinform.ua/rubric-economy/3729839-ukrzaliznica-znizue-vartist-vikoristanna-zernovoziv-u-12-raziv.html</text:a>
</text:p>
      <!--NEWS-->
      <text:h text:style-name="P10" text:outline-level="1">
<text:span text:style-name="T4">
Росіяни вивезли з Херсонщини ще 185 українських дітей</text:span>
</text:h>
      <text:p text:style-name="P4">
Authors: Ukrinform (Person)</text:p>
      <text:p text:style-name="P4">
Publisher: Укринформ (Organization)</text:p>
      <text:p text:style-name="P4">
Published Time: 2023-06-30T15:37:29+03:00</text:p>
      <text:p text:style-name="P4">
Modified Time: 2023-06-30T15:37:29+03:00</text:p>
      <text:p text:style-name="P4">
Description: На тимчасово окупованих територіях Херсонщини російські загарбники продовжують викрадати українських дітей, вивозячи їх "на відпочинок" в РФ. Днями так вивезли ще 185 дітей.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Херсонщина', 'Війна з Росією']</text:p>
      <text:p text:style-name="P4">
Type: Article</text:p>
      <!--METADATA-->
      <text:p text:style-name="P4">
<draw:frame draw:style-name="fr1" draw:name="Image100" text:anchor-type="as-char" svg:width="6.9236in" svg:height="3.956343in" draw:z-index="0">
<draw:image xlink:href="../Images/yкринформ/2023-06-30T15-37-29-03-00/630_360_1685537728-468.jpg" xlink:type="simple" xlink:show="embed" xlink:actuate="onLoad" draw:mime-type="image/jpeg"/>
</draw:frame>
 Натимчасово окупованих територіях Херсонщини російські загарбники продовжуютьвикрадати українських дітей, вивозячи їх "на відпочинок" в РФ. Днями таквивезли ще 185 дітей.</text:p>
      <text:p text:style-name="P4">
Про це повідомляє у  <text:a xlink:type="simple" xlink:href="https://t.me/SobolevskyiYurii/1764" text:style-name="Internet_20_link" text:visited-style-name="Visited_20_Internet_20_Link">
 Телеграмі </text:a>
 першийзаступник голови Херсонської обласної ради Юрій Соболевський, передаєУкрінформ.</text:p>
      <text:p text:style-name="P4">
"Продовжується історія із «оздоровчими таборами» десь в Адигеї чи деінде.Днями ще 185 дітей із Херсонщини відправили «відпочивати». Такий відпочинок —це викрадення. Росіяни продовжують підтверджувати факт, що це нація викрадачівдітей", - зазначив Соболевський.</text:p>
      <text:p text:style-name="P4">
Він наголосив, що окупаційна російська "влада" докладає дуже багато зусиль для"промивки мізків" та пропаганди на тимчасово захоплених територіях. Великаувага приділяється такій категорії, як <text:a xlink:type="simple" xlink:href="https://www.ukrinform.ua/tag-diti" text:style-name="Internet_20_link" text:visited-style-name="Visited_20_Internet_20_Link">
 діти </text:a>
 й підлітки. Наприклад, в Генічеську росіяни провели конкурс дитячоїтворчості з пропагандистською назвою «Мы вместе!» З аналізу малюнків видно, щоперевага надається тим, де зображена російська символіка і меседж, що«Херсонщина - це росія», зауважив Соболевський.</text:p>
      <text:p text:style-name="P4">
<text:span text:style-name="T4">
Читайте також:</text:span>
 <text:a xlink:type="simple" xlink:href="https://www.ukrinform.ua/rubric-regions/3717087-zagarbniki-vivozat-ditej-iz-zaporizkoi-oblasti-na-vidpocinok-do-rosii.html" text:style-name="Internet_20_link" text:visited-style-name="Visited_20_Internet_20_Link">
 Загарбники вивозять дітей із Запорізької області «на<text:span text:style-name="T4">
відпочин</text:span>
 ок» до Росії </text:a>
</text:p>
      <text:p text:style-name="P4">
Як повідомляв Укрінформ, судді Міжнародного кримінального суду (МКС) видалиордери на арешт президента росії Володимира Путіна та російської дитячоїомбудсменки Марії Львової-Бєлової. Їх підозрюють у воєнних злочинах у виглядінезаконних депортації та переміщення населення, зокрема дітей, з окупованоїтериторії України.</text:p>
      <text:p text:style-name="P4">
Станом на початок червня 2023, тільки офіційно було підтверджено викрадення івивезення окупантами 19 484 українських дітей до Росії чи Білорусі, з яких4390 – це діти-сироти. Лише 371 дитину на той час вдалося повернути додому.</text:p>
      <text:p text:style-name="P4">
Source: <text:a xlink:type="simple" xlink:href="https://www.ukrinform.ua/rubric-regions/3729843-rosiani-vivezli-z-hersonsini-se-185-ukrainskih-ditej.html" text:style-name="Internet_20_link" text:visited-style-name="Visited_20_Internet_20_Link">
https://www.ukrinform.ua/rubric-regions/3729843-rosiani-vivezli-z-hersonsini-se-185-ukrainskih-ditej.html</text:a>
</text:p>
      <!--NEWS-->
      <text:h text:style-name="P10" text:outline-level="1">
<text:span text:style-name="T4">
На злодії шапка горить: у ОП відреагували на заяви росіян, що Україна планує теракт на ЗАЕС</text:span>
</text:h>
      <text:p text:style-name="P4">
Authors: Ukrinform (Person)</text:p>
      <text:p text:style-name="P4">
Publisher: Укринформ (Organization)</text:p>
      <text:p text:style-name="P4">
Published Time: 2023-06-30T15:41:23+03:00</text:p>
      <text:p text:style-name="P4">
Modified Time: 2023-06-30T15:41:23+03:00</text:p>
      <text:p text:style-name="P4">
Description: Російські посадовці мають проблеми з логікою, адже саме Росія наразі контролює Запорізьку атомну електростанцію, замінувала там усе, випалює тимчасово окуповані території й атакує українські об’єкти критичної інфраструктури. — Укрінформ.</text:p>
      <text:p text:style-name="P4">
Images: ['<text:a xlink:type="simple" xlink:href="https://static.ukrinform.com/photos/2022_08/thumb_files/630_360_1659775244-220.jpg" text:style-name="Internet_20_link" text:visited-style-name="Visited_20_Internet_20_Link">
630_360_16597...</text:a>
']</text:p>
      <text:p text:style-name="P4">
Tags: ['Теракт', 'Офіс Президента', 'Подоляк', 'Запорізька АЕС']</text:p>
      <text:p text:style-name="P4">
Type: Article</text:p>
      <!--METADATA-->
      <text:p text:style-name="P4">
<draw:frame draw:style-name="fr1" draw:name="Image101" text:anchor-type="as-char" svg:width="6.9236in" svg:height="3.956343in" draw:z-index="0">
<draw:image xlink:href="../Images/yкринформ/2023-06-30T15-41-23-03-00/630_360_1659775244-220.jpg" xlink:type="simple" xlink:show="embed" xlink:actuate="onLoad" draw:mime-type="image/jpeg"/>
</draw:frame>
 Російськіпосадовці мають проблеми з логікою, адже саме Росія наразі контролюєЗапорізьку атомну електростанцію, замінувала там усе, випалює тимчасовоокуповані території й атакує українські об’єкти критичної інфраструктури.</text:p>
      <text:p text:style-name="P4">
Про це написав радник керівника Офісу Президента Михайло Подоляк у <text:a xlink:type="simple" xlink:href="https://twitter.com/Podolyak_M/status/1674747878374354945" text:style-name="Internet_20_link" text:visited-style-name="Visited_20_Internet_20_Link">
 Твіттері,</text:a>
 коментуючизвинувачення росіян України у планах здійснити теракт на ЗАЕС, передаєУкрінформ.</text:p>
      <text:p text:style-name="P4">
«На російському злодії і шапка завжди горить. Класика ж. Розумію, що з логікоюу сучасних російських чиновників катастрофа, але все-таки, хто контролює <text:a xlink:type="simple" xlink:href="https://www.ukrinform.ua/tag-zaporizka-aes" text:style-name="Internet_20_link" text:visited-style-name="Visited_20_Internet_20_Link">
ЗАЕС, </text:a>
 хто замінував усе, хтовипалює окуповані території, хто атакує об’єкти критичної інфраструктуриУкраїни? А головне, хто засунув свою безумовно агресивну фізіономію на чужутериторію», - наголосив Подоляк.</text:p>
      <text:p text:style-name="P4">
Як повідомлялося, у п’ятницю речниця російського МЗС Захарова цинічнозвинуватила Україну у підготовці можливого теракту на контрольованій росіянамиЗАЕС,</text:p>
      <text:p text:style-name="P4">
<text:span text:style-name="T4">
Читайте також:</text:span>
 <text:a xlink:type="simple" xlink:href="https://www.ukrinform.ua/rubric-other_news/3729659-rosiani-zmensuut-svou-prisutnist-na-zaes-rozvidka.html" text:style-name="Internet_20_link" text:visited-style-name="Visited_20_Internet_20_Link">
 Росіяни зменшують свою присутність на <text:span text:style-name="T4">
ЗАЕС</text:span>
 -розвідка </text:a>
</text:p>
      <text:p text:style-name="P4">
4 березня 2022 року РФ окупувала ЗАЕС. 22 червня 2023 року Президент ВолодимирЗеленський заявив про плани Росії влаштувати теракт на Запорізькій АЕС.</text:p>
      <text:p text:style-name="P4">
Source: <text:a xlink:type="simple" xlink:href="https://www.ukrinform.ua/rubric-polytics/3729844-na-zlodii-sapka-gorit-u-op-vidreaguvali-na-zaavi-rosian-so-ukraina-planue-terakt-na-zaes.html" text:style-name="Internet_20_link" text:visited-style-name="Visited_20_Internet_20_Link">
https://www.ukrinform.ua/rubric-polytics/3729844-na-zlodii-sapka-gorit-u-op-vidreaguvali-na-zaavi-rosian-so-ukraina-planue-terakt-na-zaes.html</text:a>
</text:p>
      <!--NEWS-->
      <text:h text:style-name="P10" text:outline-level="1">
<text:span text:style-name="T4">
У столиці відбувся Київський форум волонтерів</text:span>
</text:h>
      <text:p text:style-name="P4">
Authors: Ukrinform (Person)</text:p>
      <text:p text:style-name="P4">
Publisher: Укринформ (Organization)</text:p>
      <text:p text:style-name="P4">
Published Time: 2023-06-30T15:45:00+03:00</text:p>
      <text:p text:style-name="P4">
Modified Time: 2023-06-30T15:45:00+03:00</text:p>
      <text:p text:style-name="P4">
Description: Сьогодні в столиці відбувся ІІІ Київський форум волонтерів. — Укрінформ.</text:p>
      <text:p text:style-name="P4">
Images: ['<text:a xlink:type="simple" xlink:href="https://static.ukrinform.com/photos/2023_06/thumb_files/630_360_1688129261-541.jpg" text:style-name="Internet_20_link" text:visited-style-name="Visited_20_Internet_20_Link">
630_360_16881...</text:a>
']</text:p>
      <text:p text:style-name="P4">
Tags: ['Волонтери', 'Київ']</text:p>
      <text:p text:style-name="P4">
Type: Article</text:p>
      <!--METADATA-->
      <text:p text:style-name="P4">
<draw:frame draw:style-name="fr1" draw:name="Image102" text:anchor-type="as-char" svg:width="6.9236in" svg:height="3.956343in" draw:z-index="0">
<draw:image xlink:href="../Images/yкринформ/2023-06-30T15-45-00-03-00/630_360_1688129261-541.jpg" xlink:type="simple" xlink:show="embed" xlink:actuate="onLoad" draw:mime-type="image/jpeg"/>
</draw:frame>
 Сьогодні встолиці відбувся ІІІ Київський форум волонтерів.</text:p>
      <text:p text:style-name="P4">
Про це у <text:a xlink:type="simple" xlink:href="https://t.me/VA_Kyiv/2374" text:style-name="Internet_20_link" text:visited-style-name="Visited_20_Internet_20_Link">
 Телеграмі </text:a>
 повідомила Київська міськавійськова адміністрація, передає Укрінформ.</text:p>
      <text:p text:style-name="P4">
«Аби відзначити тих, хто віддає душу, час, кошти для Перемоги, сьогодні встолиці відбувся ІІІ Київський форум волонтерів», - йдеться в повідомленні.</text:p>
      <text:p text:style-name="P4">
Учасники презентували свої успішні кейси, ділилися досвідом та збирали коштидля ЗСУ на благодійному ярмарку «Світ добра».</text:p>
      <text:p text:style-name="P4">
<text:span text:style-name="T4">
Читайте також:</text:span>
 <text:a xlink:type="simple" xlink:href="https://www.ukrinform.ua/rubric-society/3728811-rosia-vikrala-ponad-560-ukrainskih-aktivistiv-dola-311-z-nih-nevidoma-pravozahisniki.html" text:style-name="Internet_20_link" text:visited-style-name="Visited_20_Internet_20_Link">
 Росія викрала понад 560 українських активістів, доля 311з них невідома – правозахисники </text:a>
</text:p>
      <text:p text:style-name="P4">
«Маю честь подякувати вам за потужну роботу. Як військовий, я в Бахмуті насобі відчув наскільки потрібна і цінна ваша допомога. Від щирого серця дякую.З вами ми непереможні! Разом ми і є та нездоланна нація, яка вже усім довела,що нашу рідну землю ми нікому не віддамо. Слава Україні!» - сказав першийзаступник начальника КМВА Володимир Кидонь.</text:p>
      <text:p text:style-name="P4">
Як повідомляв Укрінформ, волонтерством займаються <text:a xlink:type="simple" xlink:href="https://www.ukrinform.ua/rubric-society/3728308-volonterstvom-zajmautsa-majze-50-ukrainciv.html" text:style-name="Internet_20_link" text:visited-style-name="Visited_20_Internet_20_Link">
 майже 50% українців</text:a>
 : постійно - 6%, а 43% - час від часу.</text:p>
      <text:p text:style-name="P4">
Source: <text:a xlink:type="simple" xlink:href="https://www.ukrinform.ua/rubric-kyiv/3729848-u-stolici-vidbuvsa-kiivskij-forum-volonteriv.html" text:style-name="Internet_20_link" text:visited-style-name="Visited_20_Internet_20_Link">
https://www.ukrinform.ua/rubric-kyiv/3729848-u-stolici-vidbuvsa-kiivskij-forum-volonteriv.html</text:a>
</text:p>
      <!--NEWS-->
      <text:h text:style-name="P10" text:outline-level="1">
<text:span text:style-name="T4">
У Криму окупанти масово встановлюють системи оповіщення - рух «Атеш»</text:span>
</text:h>
      <text:p text:style-name="P4">
Authors: Ukrinform (Person)</text:p>
      <text:p text:style-name="P4">
Publisher: Укринформ (Organization)</text:p>
      <text:p text:style-name="P4">
Published Time: 2023-06-30T15:50:00+03:00</text:p>
      <text:p text:style-name="P4">
Modified Time: 2023-06-30T15:50:00+03:00</text:p>
      <text:p text:style-name="P4">
Description: Російські окупанти почали масово встановлювати системи оповіщення в тимчасово окупованому Криму.  — Укрінформ.</text:p>
      <text:p text:style-name="P4">
Images: ['<text:a xlink:type="simple" xlink:href="https://static.ukrinform.com/photos/2022_04/thumb_files/630_360_1649971569-525.jpg" text:style-name="Internet_20_link" text:visited-style-name="Visited_20_Internet_20_Link">
630_360_16499...</text:a>
']</text:p>
      <text:p text:style-name="P4">
Tags: ['Крим', 'Війна з Росією']</text:p>
      <text:p text:style-name="P4">
Type: Article</text:p>
      <!--METADATA-->
      <text:p text:style-name="P4">
<draw:frame draw:style-name="fr1" draw:name="Image103" text:anchor-type="as-char" svg:width="6.9236in" svg:height="3.956343in" draw:z-index="0">
<draw:image xlink:href="../Images/yкринформ/2023-06-30T15-50-00-03-00/630_360_1649971569-525.jpg" xlink:type="simple" xlink:show="embed" xlink:actuate="onLoad" draw:mime-type="image/jpeg"/>
</draw:frame>
 Російськіокупанти почали масово встановлювати системи оповіщення в тимчасовоокупованому Криму.</text:p>
      <text:p text:style-name="P4">
Про це повідомив у  <text:a xlink:type="simple" xlink:href="https://t.me/atesh_ua/1160" text:style-name="Internet_20_link" text:visited-style-name="Visited_20_Internet_20_Link">
 Телеграмі </text:a>
 військово-партизанський рух «Атеш», передає Укрінформ.</text:p>
      <text:p text:style-name="P4">
«Наші агенти відмітили, що окупанти почали масово встановлювати системиоповіщення. Росіяни чудово розуміють, що незабаром вони їм дуже знадобляться.Вони готуються до бавовни», - йдеться у дописі.</text:p>
      <text:p text:style-name="P4">
 Фото: Атеш</text:p>
      <text:p text:style-name="P4">
Також зазначається, що рух слідкує за діяльністю «правоохоронних органів»окупантів на півострові, веде постійну розвідку в Євпаторії.</text:p>
      <text:p text:style-name="P4">
<text:span text:style-name="T4">
Читайте також:</text:span>
 <text:a xlink:type="simple" xlink:href="https://www.ukrinform.ua/rubric-crimea/3729195-okupanti-perekidaut-z-krimu-arabatskou-strilkou-vazku-tehniku-i-boepripasi-socmerezi.html" text:style-name="Internet_20_link" text:visited-style-name="Visited_20_Internet_20_Link">
 Окупанти перекидають з <text:span text:style-name="T4">
Крим</text:span>
 у Арабатською стрілкоюважку техніку і боєприпаси - ЗМІ </text:a>
</text:p>
      <text:p text:style-name="P4">
Як повідомлялося, за даними Центру національного спротиву,  російські окупантив Криму <text:a xlink:type="simple" xlink:href="https://www.ukrinform.ua/rubric-crimea/3726821-okupanti-u-krimu-gotuut-ratuvalnikiv-do-roboti-za-umov-tehnogennoi-katastrofi.html" text:style-name="Internet_20_link" text:visited-style-name="Visited_20_Internet_20_Link">
 готують рятувальників до роботи в умовах техногенної катастрофи</text:a>
 з радіаційним тахімічним забрудненням.</text:p>
      <text:p text:style-name="P4">
Source: <text:a xlink:type="simple" xlink:href="https://www.ukrinform.ua/rubric-crimea/3729851-u-krimu-okupanti-masovo-vstanovluut-sistemi-opovisenna-ruh-ates.html" text:style-name="Internet_20_link" text:visited-style-name="Visited_20_Internet_20_Link">
https://www.ukrinform.ua/rubric-crimea/3729851-u-krimu-okupanti-masovo-vstanovluut-sistemi-opovisenna-ruh-ates.html</text:a>
</text:p>
      <!--NEWS-->
      <text:h text:style-name="P10" text:outline-level="1">
<text:span text:style-name="T4">
Посли країн G7 про призначення голови АРМА: Важливо дотримуватись процедур</text:span>
</text:h>
      <text:p text:style-name="P4">
Authors: Ukrinform (Person)</text:p>
      <text:p text:style-name="P4">
Publisher: Укринформ (Organization)</text:p>
      <text:p text:style-name="P4">
Published Time: 2023-06-30T15:51:57+03:00</text:p>
      <text:p text:style-name="P4">
Modified Time: 2023-06-30T15:51:57+03:00</text:p>
      <text:p text:style-name="P4">
Description: Посли країн "Групи семи" звернули увагу на занепокоєність громадянського суспільства щодо призначення голови ARMA і наголосили на важливості зміцнення довіри до цієї інституції.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Велика сімка', 'АРМА']</text:p>
      <text:p text:style-name="P4">
Type: Article</text:p>
      <!--METADATA-->
      <text:p text:style-name="P4">
<draw:frame draw:style-name="fr1" draw:name="Image105" text:anchor-type="as-char" svg:width="6.9236in" svg:height="3.956343in" draw:z-index="0">
<draw:image xlink:href="../Images/yкринформ/2023-06-30T15-51-57-03-00/630_360_1528600995-9562.jpg" xlink:type="simple" xlink:show="embed" xlink:actuate="onLoad" draw:mime-type="image/jpeg"/>
</draw:frame>
 Посликраїн "Групи семи" звернули увагу на занепокоєність громадянського суспільстващодо призначення голови ARMA і наголосили на важливості зміцнення довіри доцієї інституції.</text:p>
      <text:p text:style-name="P4">
Про це дипломати заявили у <text:a xlink:type="simple" xlink:href="https://twitter.com/G7AmbReformUA/status/1674743339973763073" text:style-name="Internet_20_link" text:visited-style-name="Visited_20_Internet_20_Link">
 Твіттері</text:a>
 японськогоголовування в групі послів G7, передає Укрінформ.</text:p>
      <text:p text:style-name="P4">
"G7 уважно стежила за процесом призначення голови ARMA та зауважилазанепокоєність громадянського суспільства щодо вжитих процедур. Важливодотримуватись належних процедур, щоб зміцнити довіру до ARMA", - зазначилипосли країн "Групи семи".</text:p>
      <text:p text:style-name="P4">
Як повідомлялося, 28 червня Олена Дума <text:a xlink:type="simple" xlink:href="https://www.ukrinform.ua/rubric-society/3729048-komisia-obrala-novu-ocilnicu-arma-transparency-international-poperedzae-pro-riziki.html" text:style-name="Internet_20_link" text:visited-style-name="Visited_20_Internet_20_Link">
 була визначена переможницею конкурсу</text:a>
 середкандидатів на посаду голови АРМА. Згодом вибухнув скандал щодо фактів їїбіографії.</text:p>
      <text:p text:style-name="P4">
<text:span text:style-name="T4">
Читайте також:</text:span>
 <text:a xlink:type="simple" xlink:href="https://www.ukrinform.ua/rubric-economy/3728806-arma-peredali-majze-2-milardi-z-rahunkiv-kompanii-povazanoi-z-1xbet.html" text:style-name="Internet_20_link" text:visited-style-name="Visited_20_Internet_20_Link">
 <text:span text:style-name="T4">
АРМА</text:span>
 передали майже ₴2 мільярди з рахунків компанії,пов’язаної з російським букмекером 1XBET </text:a>
</text:p>
      <text:p text:style-name="P4">
Член конкурсної комісії з відбору кандидатів на посаду голови Нацагентства зпитань виявлення, розшуку та управління активами, одержаними від корупційнихта інших злочинів (АРМА) Дмитро Остапенко 29 червня <text:a xlink:type="simple" xlink:href="https://www.ukrinform.ua/rubric-economy/3729595-clen-konkursnoi-komisii-z-vidboru-kandidativ-na-glavu-arma-vidklikav-pidpis-za-peremoznicu.html" text:style-name="Internet_20_link" text:visited-style-name="Visited_20_Internet_20_Link">
 відкликав свій підпис запереможницю конкурсу Олену Думу. </text:a>
</text:p>
      <text:p text:style-name="P4">
Source: <text:a xlink:type="simple" xlink:href="https://www.ukrinform.ua/rubric-polytics/3729850-posli-krain-g7-pro-priznacenna-golovi-arma-vazlivo-dotrimuvatis-procedur.html" text:style-name="Internet_20_link" text:visited-style-name="Visited_20_Internet_20_Link">
https://www.ukrinform.ua/rubric-polytics/3729850-posli-krain-g7-pro-priznacenna-golovi-arma-vazlivo-dotrimuvatis-procedur.html</text:a>
</text:p>
      <!--NEWS-->
      <text:h text:style-name="P10" text:outline-level="1">
<text:span text:style-name="T4">
У передмісті Харкова стався мор риби в річці Уди</text:span>
</text:h>
      <text:p text:style-name="P4">
Authors: Ukrinform (Person)</text:p>
      <text:p text:style-name="P4">
Publisher: Укринформ (Organization)</text:p>
      <text:p text:style-name="P4">
Published Time: 2023-06-30T15:54:00+03:00</text:p>
      <text:p text:style-name="P4">
Modified Time: 2023-06-30T15:54:00+03:00</text:p>
      <text:p text:style-name="P4">
Description: У передмісті Харкова сталася масова загибель риби в річці Уди, правоохоронці почали кримінальне провадження. — Укрінформ.</text:p>
      <text:p text:style-name="P4">
Images: ['<text:a xlink:type="simple" xlink:href="https://static.ukrinform.com/photos/2023_06/thumb_files/630_360_1688129737-776.jpg" text:style-name="Internet_20_link" text:visited-style-name="Visited_20_Internet_20_Link">
630_360_16881...</text:a>
']</text:p>
      <text:p text:style-name="P4">
Tags: ['Екологія', 'Харків', 'Риба']</text:p>
      <text:p text:style-name="P4">
Type: Article</text:p>
      <!--METADATA-->
      <text:p text:style-name="P4">
<draw:frame draw:style-name="fr1" draw:name="Image106" text:anchor-type="as-char" svg:width="6.9236in" svg:height="3.956343in" draw:z-index="0">
<draw:image xlink:href="../Images/yкринформ/2023-06-30T15-54-00-03-00/630_360_1688129737-776.jpg" xlink:type="simple" xlink:show="embed" xlink:actuate="onLoad" draw:mime-type="image/jpeg"/>
</draw:frame>
 Упередмісті Харкова сталася масова загибель риби в річці Уди, правоохоронціпочали кримінальне провадження.</text:p>
      <text:p text:style-name="P4">
Про це повідомила пресслужба Харківської обласної прокуратури в <text:a xlink:type="simple" xlink:href="https://t.me/prokuratura_kharkiv/9787" text:style-name="Internet_20_link" text:visited-style-name="Visited_20_Internet_20_Link">
 Телеграмі</text:a>
 , передає Укрінформ.</text:p>
      <text:p text:style-name="P4">
«Вчора у ЗМІ з‘явилась інформація про мор риби в річці Уди на територіїПісочинської територіальної громади. На місце виїхали прокурори, слідчіполіції та представники контролюючих органів. На поверхні води виявленомасляні плями, які ймовірно стали причиною загибелі риби та диких качок», -ідеться в повідомленні.</text:p>
      <text:p text:style-name="P4">
<text:span text:style-name="T4">
Читайте також:</text:span>
 <text:a xlink:type="simple" xlink:href="https://www.ukrinform.ua/rubric-regions/3727989-u-hadzibejskomu-limani-masovo-gine-riba-j-krevetki.html" text:style-name="Internet_20_link" text:visited-style-name="Visited_20_Internet_20_Link">
 У Хаджибейському лимані масово гине <text:span text:style-name="T4">
риба</text:span>
 й креветки</text:a>
</text:p>
      <text:p text:style-name="P4">
За цим фактом внесені відомості до ЄРДР за фактом порушення правил охоронивод, що призвело до забруднення поверхневих вод і створило небезпеку длядовкілля (ч. 1 ст. 242 КК України).</text:p>
      <text:p text:style-name="P4">
<text:span text:style-name="T4">
Читайте також:</text:span>
 <text:a xlink:type="simple" xlink:href="https://www.ukrinform.ua/rubric-culture/3729730-u-zaporizzi-v-obmililij-zoni-dnipra-viavili-starodavnij-dubovij-coven.html" text:style-name="Internet_20_link" text:visited-style-name="Visited_20_Internet_20_Link">
 У Запоріжжі в обмілілій зоні Дніпра виявили стародавнійдубовий човен </text:a>
</text:p>
      <text:p text:style-name="P4">
Під час огляду місця події спеціалісти екологічної інспекції відібрали пробиводи для проведення відповідних досліджень.</text:p>
      <text:p text:style-name="P4">
Трупи качок та риби направили в лабораторію для проведення інструментально-лабораторних досліджень причин загибелі. Після цього буде призначеновідповідні судові експертизи, зазначили в прокуратурі.</text:p>
      <text:p text:style-name="P4">
Source: <text:a xlink:type="simple" xlink:href="https://www.ukrinform.ua/rubric-regions/3729853-u-peredmisti-harkova-stavsa-mor-ribi-v-ricci-udi.html" text:style-name="Internet_20_link" text:visited-style-name="Visited_20_Internet_20_Link">
https://www.ukrinform.ua/rubric-regions/3729853-u-peredmisti-harkova-stavsa-mor-ribi-v-ricci-ud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6-30T15:59:00+03:00</text:p>
      <text:p text:style-name="P4">
Modified Time: 2023-06-30T15:59: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7" text:anchor-type="as-char" svg:width="6.9236in" svg:height="3.956343in" draw:z-index="0">
<draw:image xlink:href="../Images/yкринформ/2023-06-30T15-59-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08" text:anchor-type="as-char" svg:width="6.9236in" svg:height="6.9236in" draw:z-index="0">
<draw:image xlink:href="../Images/yкринформ/2023-06-30T15-59-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09" text:anchor-type="as-char" svg:width="6.9236in" svg:height="6.9236in" draw:z-index="0">
<draw:image xlink:href="../Images/yкринформ/2023-06-30T15-59-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10" text:anchor-type="as-char" svg:width="6.9236in" svg:height="6.9236in" draw:z-index="0">
<draw:image xlink:href="../Images/yкринформ/2023-06-30T15-59-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11" text:anchor-type="as-char" svg:width="6.9236in" svg:height="6.9236in" draw:z-index="0">
<draw:image xlink:href="../Images/yкринформ/2023-06-30T15-59-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В Україні розпочався прийом заяв про вступ на базі 9 класів</text:span>
</text:h>
      <text:p text:style-name="P4">
Authors: Ukrinform (Person)</text:p>
      <text:p text:style-name="P4">
Publisher: Укринформ (Organization)</text:p>
      <text:p text:style-name="P4">
Published Time: 2023-06-30T15:59:38+03:00</text:p>
      <text:p text:style-name="P4">
Modified Time: 2023-06-30T15:59:38+03:00</text:p>
      <text:p text:style-name="P4">
Description: Розпочався прийом заяв на вступ до закладів фахової передвищої освіти на базі 9 класів. — Укрінформ.</text:p>
      <text:p text:style-name="P4">
Images: ['<text:a xlink:type="simple" xlink:href="https://static.ukrinform.com/photos/2016_02/thumb_files/630_360_1454316708-2757.jpg" text:style-name="Internet_20_link" text:visited-style-name="Visited_20_Internet_20_Link">
630_360_14543...</text:a>
']</text:p>
      <text:p text:style-name="P4">
Tags: ['Освіта', 'Школа', 'Абітурієнти']</text:p>
      <text:p text:style-name="P4">
Type: Article</text:p>
      <!--METADATA-->
      <text:p text:style-name="P4">
<draw:frame draw:style-name="fr1" draw:name="Image112" text:anchor-type="as-char" svg:width="6.9236in" svg:height="3.956343in" draw:z-index="0">
<draw:image xlink:href="../Images/yкринформ/2023-06-30T15-59-38-03-00/630_360_1454316708-2757.jpg" xlink:type="simple" xlink:show="embed" xlink:actuate="onLoad" draw:mime-type="image/jpeg"/>
</draw:frame>
Розпочався прийом заяв на вступ до закладів фахової передвищої освіти на базі9 класів.</text:p>
      <text:p text:style-name="P4">
Про це повідомляє <text:a xlink:type="simple" xlink:href="https://mon.gov.ua/ua/news/vidkrito-podannya-zayav-dlya-vstupnikiv-na-osnovi-bazovoyi-serednoyi-osviti-9-ti-klasiv-do-zakladiv-fpo" text:style-name="Internet_20_link" text:visited-style-name="Visited_20_Internet_20_Link">
 Міністерство освіти та науки,</text:a>
 передаєУкрінформ.</text:p>
      <text:p text:style-name="P4">
"Сьогодні, 30 червня 2023 року, почалося прийняття заяв від вступників дозакладів фахової передвищої освіти на основі базової середньої <text:a xlink:type="simple" xlink:href="https://www.ukrinform.ua/tag-osvita" text:style-name="Internet_20_link" text:visited-style-name="Visited_20_Internet_20_Link">
 освіти</text:a>
 (9-ти класів). Подати заяви на бюджетта контракт можна до 13 липня (18:00). Після цього можливі додаткові наборилише на контракт, якщо це передбачено правилами прийому закладу освіти (до 30листопада)", - йдеться у повідомленні.</text:p>
      <text:p text:style-name="P4">
Для подання заяви онлайн вступнику необхідно зареєструвати електронний кабінетабо увійти в уже створений раніше на <text:a xlink:type="simple" xlink:href="https://vstup.edbo.gov.ua" text:style-name="Internet_20_link" text:visited-style-name="Visited_20_Internet_20_Link">
 сайті </text:a>
Єдиної державної електронної бази з питань освіти.</text:p>
      <text:p text:style-name="P4">
З докладними інструкціями з реєстрації електронних кабінетів та подання заявможна ознайомитися за <text:a xlink:type="simple" xlink:href="https://vstup.edbo.gov.ua/files/Instrukciya_EK_FPO_BSO_2023.pdf" text:style-name="Internet_20_link" text:visited-style-name="Visited_20_Internet_20_Link">
 посиланням.</text:a>
</text:p>
      <text:p text:style-name="P4">
<text:span text:style-name="T4">
Читайте також:</text:span>
 <text:a xlink:type="simple" xlink:href="https://www.ukrinform.ua/rubric-society/3728205-v-ukraini-200-tisac-skolariv-ne-zabezpeceni-devajsami-dla-navcanna-lisovij.html" text:style-name="Internet_20_link" text:visited-style-name="Visited_20_Internet_20_Link">
 В Україні 200 тисяч <text:span text:style-name="T4">
школ</text:span>
 ярів не забезпеченідевайсами для навчання – Лісовий </text:a>
</text:p>
      <text:p text:style-name="P4">
В МОН нагадали, що випускники 9-х класів вже другий рік поспіль маютьможливість онлайн-вступу. Вступники вже створили 35 тис. електроннихкабінетів, що на 11 тис. більше, ніж торік у цей же час.</text:p>
      <text:p text:style-name="P4">
Як повідомляв Укрінформ, за даними Міністерства освіти та науки, у цьому роціочікується близько 250 тисяч вступників у заклади вищої освіти.</text:p>
      <text:p text:style-name="P4">
Source: <text:a xlink:type="simple" xlink:href="https://www.ukrinform.ua/rubric-society/3729854-v-ukraini-rozpocavsa-prijom-zaav-pro-vstup-na-bazi-9-klasiv.html" text:style-name="Internet_20_link" text:visited-style-name="Visited_20_Internet_20_Link">
https://www.ukrinform.ua/rubric-society/3729854-v-ukraini-rozpocavsa-prijom-zaav-pro-vstup-na-bazi-9-klasiv.html</text:a>
</text:p>
      <!--NEWS-->
      <text:h text:style-name="P10" text:outline-level="1">
<text:span text:style-name="T4">
Володимир Зеленський зустрівся із представниками бізнесу: серед іншого, обговорили відбудову України</text:span>
</text:h>
      <text:p text:style-name="P4">
Author: ['АРМІЯINFORM']</text:p>
      <text:p text:style-name="P4">
Time: 2023-06-30T16:00:00-04:00</text:p>
      <text:p text:style-name="P4">
Description: Президент України Володимир Зеленський провів зустріч із представниками вітчизняного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8658e677b81056daf577ac19c344a4f_1688040792_extra_large.jpeg" text:style-name="Internet_20_link" text:visited-style-name="Visited_20_Internet_20_Link">
78658e677b81056daf577ac19c344a4f_1688040792_extra_large.jpeg</text:a>
']</text:p>
      <text:p text:style-name="P4">
Tags: ['БІЗНЕС', 'ВОЛОДИМИР ЗЕЛЕНСЬКИЙ', 'ЄОСЕЛЯ', 'ПРЕЗИДЕНТ УКРАЇНИ']</text:p>
      <text:p text:style-name="P4">
Category: News</text:p>
      <!--METADATA-->
      <text:p text:style-name="P4">
<draw:frame draw:style-name="fr1" draw:name="Image113" text:anchor-type="as-char" svg:width="6.9236in" svg:height="4.617948in" draw:z-index="0">
<draw:image xlink:href="../Images/AРМІЯINFORM/2023-06-30T16-00-00-04-00/78658e677b81056daf577ac19c344a4f_1688040792_extra_large.jpeg" xlink:type="simple" xlink:show="embed" xlink:actuate="onLoad" draw:mime-type="image/jpeg"/>
</draw:frame>
</text:p>
      <text:p text:style-name="P4">
Президент України Володимир Зеленський провів зустріч із представникамивітчизняного та іноземного бізнесу, що працює в нашій країні.</text:p>
      <text:p text:style-name="P4">
Про це <text:a xlink:type="simple" xlink:href="https://www.president.gov.ua/news/volodimir-zelenskij-zustrivsya-z-predstavnikami-biznesu-83921" text:style-name="Internet_20_link" text:visited-style-name="Visited_20_Internet_20_Link">
повідомляє</text:a>
 Офіс Президента України.</text:p>
      <text:p text:style-name="P4">
Президент наголосив, що основним пріоритетом для нашої країни сьогодні єперемога у війні, і роль бізнесу, що працює в Україні, у цьому надзвичайноважлива.</text:p>
      <text:p text:style-name="P4">
«Ми вдячні нашим зовнішнім партнерам. У будь-якому разі стратегічно, фінансововони нас підтримують і дуже допомагають. Але ми розраховуємо насамперед насебе», — сказав він.</text:p>
      <text:p text:style-name="P4">
Президент також зазначив, що відбудова України є великим проєктом, іпріоритетом буде участь у ньому українського та іноземного бізнесу, якийпрацював і працює в нашій країні, особливо під час війни.</text:p>
      <text:p text:style-name="P4">
Під час зустрічі домовилися про спільні зусилля, покликані зменшити проблемибізнесу від правоохоронних органів, обговорили ситуацію в податковій сфері таперспективи її реформування, торкнулися питання податкових перевірок,посилення ефективності органів, що мають стимулювати розвиток економіки йзабезпечувати супровід інвестицій.</text:p>
      <text:p text:style-name="P4">
Було відзначено дуже цікаву й перспективу програму доступного кредитуванняжитла «єОселя», ініційовану Президентом України, і важливість її подальшогомасштабування.</text:p>
      <text:p text:style-name="P4">
Під час розмови представники бізнесу запропонували створити координаційнуплатформу для комунікації щодо захисту прав бізнесу й розгляду інших питань.</text:p>
      <text:p text:style-name="P4">
«Дуже важливо створити майданчик, на якому ми постійно говорили б. Тому що неможна роками накопичувати проблеми: ми їх просто не зможемо потім подолати», —зазначив Володимир Зеленський.</text:p>
      <text:p text:style-name="P4">
Source: <text:a xlink:type="simple" xlink:href="https://armyinform.com.ua/2023/06/30/volodymyr-zelenskyj-zustrivsya-iz-predstavnykamy-biznesu-sered-inshogo-obgovoryly-vidbudovu-ukrayiny/" text:style-name="Internet_20_link" text:visited-style-name="Visited_20_Internet_20_Link">
https://armyinform.com.ua/2023/06/30/volodymyr-zelenskyj-zustrivsya-iz-predstavnykamy-biznesu-sered-inshogo-obgovoryly-vidbudovu-ukrayiny/</text:a>
</text:p>
      <!--NEWS-->
      <text:h text:style-name="P10" text:outline-level="1">
<text:span text:style-name="T4">
На грецькому острові спалахнула масштабна лісова пожежа</text:span>
</text:h>
      <text:p text:style-name="P4">
Authors: Ukrinform (Person)</text:p>
      <text:p text:style-name="P4">
Publisher: Укринформ (Organization)</text:p>
      <text:p text:style-name="P4">
Published Time: 2023-06-30T16:02:00+03:00</text:p>
      <text:p text:style-name="P4">
Modified Time: 2023-06-30T16:02:00+03:00</text:p>
      <text:p text:style-name="P4">
Description: На грецькому острові Самосі, що в Егейському морі, у п’ятницю, 30 червня, сталася масштабна лісова пожежа. — Укрінформ.</text:p>
      <text:p text:style-name="P4">
Images: ['<text:a xlink:type="simple" xlink:href="https://static.ukrinform.com/photos/2023_06/thumb_files/630_360_1688130617-889.jpeg" text:style-name="Internet_20_link" text:visited-style-name="Visited_20_Internet_20_Link">
630_360_16881...</text:a>
']</text:p>
      <text:p text:style-name="P4">
Tags: ['Греція', 'Ліс', 'Пожежа']</text:p>
      <text:p text:style-name="P4">
Type: Article</text:p>
      <!--METADATA-->
      <text:p text:style-name="P4">
<draw:frame draw:style-name="fr1" draw:name="Image114" text:anchor-type="as-char" svg:width="6.9236in" svg:height="3.956343in" draw:z-index="0">
<draw:image xlink:href="../Images/yкринформ/2023-06-30T16-02-00-03-00/630_360_1688130617-889.jpeg" xlink:type="simple" xlink:show="embed" xlink:actuate="onLoad" draw:mime-type="image/jpeg"/>
</draw:frame>
 Нагрецькому острові Самосі, що в Егейському морі, у п’ятницю, 30 червня, сталасямасштабна лісова пожежа.</text:p>
      <text:p text:style-name="P4">
Як передає Укрінформ, про це повідомляє <text:a xlink:type="simple" xlink:href="https://convertio.co/ru/download/616a63ba99dc88294d79648d71a66954f5539a/" text:style-name="Internet_20_link" text:visited-style-name="Visited_20_Internet_20_Link">
 Ekathimerini</text:a>
 .</text:p>
      <text:p text:style-name="P4">
Лісова пожежа спалахнула неподалік від селища Мітілініоі, в центрі східногоострова Егейського моря.</text:p>
      <text:p text:style-name="P4">
Під час першої великої <text:a xlink:type="simple" xlink:href="https://www.ukrinform.ua/tag-pozeza" text:style-name="Internet_20_link" text:visited-style-name="Visited_20_Internet_20_Link">
 пожежі </text:a>
цьогорічного літнього сезону на острові 32 пожежники за підтримки 10 машин іволонтерів працюють на місці, щоб загасити вогонь. Два гелікоптери скидаютьводу з повітря.</text:p>
      <text:p text:style-name="P4">
<text:span text:style-name="T4">
Читайте також:</text:span>
 <text:a xlink:type="simple" xlink:href="https://www.ukrinform.ua/rubric-world/3724429-poblizu-filippin-zagorivsa-porom-evakuuvali-120-pasaziriv.html" text:style-name="Internet_20_link" text:visited-style-name="Visited_20_Internet_20_Link">
 <text:span text:style-name="T4">
Поблизу</text:span>
 <text:span text:style-name="T4">
Філіппін</text:span>
 <text:span text:style-name="T4">
загорівся</text:span>
 <text:span text:style-name="T4">
пором</text:span>
 ,<text:span text:style-name="T4">
евакуювали</text:span>
 <text:span text:style-name="T4">
120</text:span>
 <text:span text:style-name="T4">
пасажирів</text:span>
 </text:a>
</text:p>
      <text:p text:style-name="P4">
За даними пожежної служби, у постраждалому районі спостерігається північнийвітер силою 3-5 балів за шкалою Бофорта, який дує в протилежному напрямку відселища.</text:p>
      <text:p text:style-name="P4">
Як повідомляв Укрінформ, дані дослідження вчених із Університету штатуМеріленд (США) показують, що у 2022 році у світі <text:a xlink:type="simple" xlink:href="https://www.ukrinform.ua/rubric-world/3728203-torik-svit-sohvilini-vtracav-11-futbolnih-poliv-lisu-doslidzenna.html" text:style-name="Internet_20_link" text:visited-style-name="Visited_20_Internet_20_Link">
 ліс руйнувався зі швидкістю11 футбольних полів щохвилини </text:a>
 .</text:p>
      <text:p text:style-name="P4">
<text:span text:style-name="T5">
Фото: Ekathimerini</text:span>
</text:p>
      <text:p text:style-name="P4">
Source: <text:a xlink:type="simple" xlink:href="https://www.ukrinform.ua/rubric-world/3729862-na-greckomu-ostrovi-spalahnula-masstabna-lisova-pozeza.html" text:style-name="Internet_20_link" text:visited-style-name="Visited_20_Internet_20_Link">
https://www.ukrinform.ua/rubric-world/3729862-na-greckomu-ostrovi-spalahnula-masstabna-lisova-pozeza.html</text:a>
</text:p>
      <!--NEWS-->
      <text:h text:style-name="P10" text:outline-level="1">
<text:span text:style-name="T4">
Україна у червні залучила від міжнародних партнерів $3 мільярди грантів та пільгового фінансування</text:span>
</text:h>
      <text:p text:style-name="P4">
Authors: Ukrinform (Person)</text:p>
      <text:p text:style-name="P4">
Publisher: Укринформ (Organization)</text:p>
      <text:p text:style-name="P4">
Published Time: 2023-06-30T16:03:00+03:00</text:p>
      <text:p text:style-name="P4">
Modified Time: 2023-06-30T16:03:00+03:00</text:p>
      <text:p text:style-name="P4">
Description: Міністерство фінансів України у червні 2023 року залучило 3 млрд дол. США грантів та пільгового фінансування від міжнародних партнерів. — Укрінформ.</text:p>
      <text:p text:style-name="P4">
Images: ['<text:a xlink:type="simple" xlink:href="https://static.ukrinform.com/photos/2020_03/thumb_files/630_360_1584521971-464.jpg" text:style-name="Internet_20_link" text:visited-style-name="Visited_20_Internet_20_Link">
630_360_15845...</text:a>
']</text:p>
      <text:p text:style-name="P4">
Tags: ['Бюджет', 'Євросоюз', 'Фінляндія', 'Мінфін', 'США', 'Світовий банк', 'фінансування', 'Грант']</text:p>
      <text:p text:style-name="P4">
Type: Article</text:p>
      <!--METADATA-->
      <text:p text:style-name="P4">
<draw:frame draw:style-name="fr1" draw:name="Image115" text:anchor-type="as-char" svg:width="6.9236in" svg:height="3.956343in" draw:z-index="0">
<draw:image xlink:href="../Images/yкринформ/2023-06-30T16-03-00-03-00/630_360_1584521971-464.jpg" xlink:type="simple" xlink:show="embed" xlink:actuate="onLoad" draw:mime-type="image/jpeg"/>
</draw:frame>
Міністерство фінансів України у червні 2023 року залучило 3 млрд дол. СШАгрантів та пільгового фінансування від міжнародних партнерів.</text:p>
      <text:p text:style-name="P4">
Як передає Укрінформ, про це повідомляє <text:a xlink:type="simple" xlink:href="https://www.mof.gov.ua/uk/news/ministry_of_finance_attracted_usd_3_billion_in_grants_and_concessional_financing_from_international_partners_in_june_2023-4086" text:style-name="Internet_20_link" text:visited-style-name="Visited_20_Internet_20_Link">
 пресслужба Мінфіну</text:a>
.</text:p>
      <text:p text:style-name="P4">
"У червні 2023 року до державного бюджету України надійшло 3 млрд доларів СШАзовнішнього фінансування. Близько 40% із залучених коштів Україна отримала уформі грантів (на безповоротних умовах)", - йдеться в повідомленні.</text:p>
      <text:p text:style-name="P4">
У міністерстві повідомляють, що у червні 2023 року серед донорів: ЄвропейськийСоюз – 1,64 млрд доларів США (пільгове фінансування), Сполучені Штати Америки– 1,2 млрд доларів США (грант), Світовий банк – 104 млн доларів США (пільговефінансування), Фінляндська Республіка – 15 млн доларів США (грант).</text:p>
      <text:p text:style-name="P4">
Зауважується, що залучена міжнародна допомога спрямовується на фінансуванняпріоритетних видатків <text:a xlink:type="simple" xlink:href="https://www.ukrinform.ua/tag-budzet" text:style-name="Internet_20_link" text:visited-style-name="Visited_20_Internet_20_Link">
 держбюджету </text:a>
 ,зокрема соціальних та гуманітарних. Кошти від ЄС були надані в рамкахмасштабної макрофінансової допомоги (МФД) на 2023 рік. Загальний обсягфінансування за програмою МФД сягає 18 млрд євро. МФД надається набезпрецедентно пільгових умовах для України. Термін погашення кредиту складає35 років. Водночас відсотки та інші платежі за обслуговування боргу замістьУкраїни компенсуватимуть країни ЄС.</text:p>
      <text:p text:style-name="P4">
<text:span text:style-name="T4">
Читайте також:</text:span>
 <text:a xlink:type="simple" xlink:href="https://www.ukrinform.ua/rubric-vidbudova/3729399-norvegia-nadala-190-miljoniv-grantu-na-vidbudovu-ukraini.html" text:style-name="Internet_20_link" text:visited-style-name="Visited_20_Internet_20_Link">
 <text:span text:style-name="T4">
Норвегія</text:span>
 <text:span text:style-name="T4">
надала</text:span>
 $ <text:span text:style-name="T4">
190</text:span>
 <text:span text:style-name="T4">
мільйонів</text:span>
<text:span text:style-name="T4">
гранту</text:span>
 на <text:span text:style-name="T4">
відбудову</text:span>
 <text:span text:style-name="T4">
України</text:span>
 </text:a>
</text:p>
      <text:p text:style-name="P4">
Гранти від США та Фінляндії надані як частина п’ятого додаткового фінансуванняв рамках проєкту Світового банку “Підтримка державних видатків длязабезпечення стійкого державного управління в Україні” (PEACE in Ukraine).</text:p>
      <text:p text:style-name="P4">
Кошти від Світового банку були надані Міжнародною асоціацією розвитку (IDA) напільгових умовах, у рамках Проєкту «Підтримка державних видатків длязабезпечення стійкого державного управління в Україні» (PEACE in Ukraine).Строк погашення кредиту становить 10 років, з 4-річним пільговим періодом.</text:p>
      <text:p text:style-name="P4">
Як повідомлялось, загалом у 2023 році Міністерство фінансів України залучило22,7 млрд доларів США зовнішнього фінансування на нагальні потребидержбюджету.</text:p>
      <text:p text:style-name="P4">
Source: <text:a xlink:type="simple" xlink:href="https://www.ukrinform.ua/rubric-economy/3729857-ukraina-u-cervni-zalucila-vid-miznarodnih-partneriv-3-milardi-grantiv-ta-pilgovogo-finansuvanna.html" text:style-name="Internet_20_link" text:visited-style-name="Visited_20_Internet_20_Link">
https://www.ukrinform.ua/rubric-economy/3729857-ukraina-u-cervni-zalucila-vid-miznarodnih-partneriv-3-milardi-grantiv-ta-pilgovogo-finansuvanna.html</text:a>
</text:p>
      <!--NEWS-->
      <text:h text:style-name="P10" text:outline-level="1">
<text:span text:style-name="T4">
Президентка Грузії заявила про небезпеку через росіян, які втекли від мобілізації</text:span>
</text:h>
      <text:p text:style-name="P4">
Authors: Ukrinform (Person)</text:p>
      <text:p text:style-name="P4">
Publisher: Укринформ (Organization)</text:p>
      <text:p text:style-name="P4">
Published Time: 2023-06-30T16:04:00+03:00</text:p>
      <text:p text:style-name="P4">
Modified Time: 2023-06-30T16:04:00+03:00</text:p>
      <text:p text:style-name="P4">
Description: Президентка Грузії Саломе Зурабішвілі вважає, що Росія за допомогою пропаганди намагається вплинути на росіян, які втекли в Грузію від мобілізації. — Укрінформ.</text:p>
      <text:p text:style-name="P4">
Images: ['<text:a xlink:type="simple" xlink:href="https://static.ukrinform.com/photos/2018_10/thumb_files/630_360_1540518468-213.jpg" text:style-name="Internet_20_link" text:visited-style-name="Visited_20_Internet_20_Link">
630_360_15405...</text:a>
']</text:p>
      <text:p text:style-name="P4">
Tags: ['Грузія', 'Мобілізація', 'Росія', 'Війна з Росією']</text:p>
      <text:p text:style-name="P4">
Type: Article</text:p>
      <!--METADATA-->
      <text:p text:style-name="P4">
<draw:frame draw:style-name="fr1" draw:name="Image116" text:anchor-type="as-char" svg:width="6.9236in" svg:height="3.956343in" draw:z-index="0">
<draw:image xlink:href="../Images/yкринформ/2023-06-30T16-04-00-03-00/630_360_1540518468-213.jpg" xlink:type="simple" xlink:show="embed" xlink:actuate="onLoad" draw:mime-type="image/jpeg"/>
</draw:frame>
Президентка Грузії Саломе Зурабішвілі вважає, що Росія за допомогою пропагандинамагається вплинути на росіян, які втекли в Грузію від мобілізації.</text:p>
      <text:p text:style-name="P4">
Про це вона сказала в інтерв’ю <text:a xlink:type="simple" xlink:href="https://edition.cnn.com/videos/tv/2023/06/29/amanpour-salome-zourabichvili-georgia-president-eu.cnn" text:style-name="Internet_20_link" text:visited-style-name="Visited_20_Internet_20_Link">
 CNN</text:a>
 , передає Укрінформ.</text:p>
      <text:p text:style-name="P4">
«Росія сьогодні перевіряє другий фронт за допомогою «м'ягкої сили», задопомогою пропаганди... Переважна більшість людей, які сьогодні тікають ізРосії, не є прибічниками Путіна. Але водночас ми знаємо про погрози, яківикористовує РФ: що якщо російськомовні не будуть захищені належним чином, цеможе бути використано як привід для вторгнення», – сказала Зурабішвілі.</text:p>
      <text:p text:style-name="P4">
Вона також висловила сумнів, що у Росії "є ресурси чи бажання випробуватиновий фронт проти Заходу у <text:a xlink:type="simple" xlink:href="https://www.ukrinform.ua/tag-gruzia" text:style-name="Internet_20_link" text:visited-style-name="Visited_20_Internet_20_Link">
 Грузії </text:a>
 ".</text:p>
      <text:p text:style-name="P4">
<text:span text:style-name="T4">
Читайте також:</text:span>
 <text:a xlink:type="simple" xlink:href="https://www.ukrinform.ua/rubric-polytics/3718956-prezidenti-gruzii-ta-moldovi-zasudili-rujnuvanna-rosianami-dambi-kahovskoi-ges.html" text:style-name="Internet_20_link" text:visited-style-name="Visited_20_Internet_20_Link">
 Президенти Грузії та Молдови засудили руйнуванняросіянами дамби Каховської ГЕС </text:a>
</text:p>
      <text:p text:style-name="P4">
Водночас президент наголосила на необхідності контролю за притоком громадян РФу країну.</text:p>
      <text:p text:style-name="P4">
Як повідомляв Укрінформ, голова парламенту Грузії Шалва Папуашвілі заявив, щозаклики щодо введення двосторонніх санкцій проти Росії змусять країну піти наризик ескалації проти країни-агресора.</text:p>
      <text:p text:style-name="P4">
Source: <text:a xlink:type="simple" xlink:href="https://www.ukrinform.ua/rubric-world/3729864-prezidentka-gruzii-zaavila-pro-nebezpeku-cerez-rosian-aki-vtekli-vid-mobilizacii.html" text:style-name="Internet_20_link" text:visited-style-name="Visited_20_Internet_20_Link">
https://www.ukrinform.ua/rubric-world/3729864-prezidentka-gruzii-zaavila-pro-nebezpeku-cerez-rosian-aki-vtekli-vid-mobilizacii.html</text:a>
</text:p>
      <!--NEWS-->
      <text:h text:style-name="P10" text:outline-level="1">
<text:span text:style-name="T4">
Рада ухвалила закон про повернення на довоєнну систему оподаткування</text:span>
</text:h>
      <text:p text:style-name="P4">
Authors: Ukrinform (Person)</text:p>
      <text:p text:style-name="P4">
Publisher: Укринформ (Organization)</text:p>
      <text:p text:style-name="P4">
Published Time: 2023-06-30T16:05:00+03:00</text:p>
      <text:p text:style-name="P4">
Modified Time: 2023-06-30T16:05:00+03:00</text:p>
      <text:p text:style-name="P4">
Description: Верховна Рада ухвалила в цілому законопроєкт №8401, який повертає систему оподаткування у довоєнний стан. Закон набере чинності з 1 серпня 2023 року.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Податки', 'Закон', 'Верховна Рада']</text:p>
      <text:p text:style-name="P4">
Type: Article</text:p>
      <!--METADATA-->
      <text:p text:style-name="P4">
<draw:frame draw:style-name="fr1" draw:name="Image117" text:anchor-type="as-char" svg:width="6.9236in" svg:height="3.956343in" draw:z-index="0">
<draw:image xlink:href="../Images/yкринформ/2023-06-30T16-05-00-03-00/630_360_1682685211-525.jpg" xlink:type="simple" xlink:show="embed" xlink:actuate="onLoad" draw:mime-type="image/jpeg"/>
</draw:frame>
 ВерховнаРада ухвалила в цілому законопроєкт №8401, який повертає систему оподаткуванняу довоєнний стан. Закон набере чинності з 1 серпня 2023 року.</text:p>
      <text:p text:style-name="P4">
Як повідомив у <text:a xlink:type="simple" xlink:href="https://t.me/yzheleznyak/4453" text:style-name="Internet_20_link" text:visited-style-name="Visited_20_Internet_20_Link">
 Телеграмі </text:a>
 народний депутатЯрослав Железняк, документ підтримали 239 народних депутатів, передаєУкрінформ.</text:p>
      <text:p text:style-name="P4">
«Після довгих дискусій парламент підтримав в цілому податковий законопроєкт№8401. прийняття цього законопроєкту є важливою умовою, передбаченою угодою з<text:a xlink:type="simple" xlink:href="https://www.ukrinform.ua/tag-mvf" text:style-name="Internet_20_link" text:visited-style-name="Visited_20_Internet_20_Link">
 МВФ </text:a>
 », - ідеться в повідомленні.</text:p>
      <text:p text:style-name="P4">
Редакція законопроєкту, підготовленого до другого читання, передбачає, щоскасування 2% єдиного податку відбудеться з 1 серпня 2023 року.</text:p>
      <text:p text:style-name="P4">
Водночас платник матиме право подати заяву про відмову від застосування 2% ЄПіз зазначенням того, на яку систему оподаткування він бажає перейти. Безподання такої заяви, а також якщо в заяві платник не вкаже бажаної системи,його автоматично переведуть на систему, на якій він перебував до обрання 2%ЄП.</text:p>
      <text:p text:style-name="P4">
Крім того, платники, які в 2023 року перейшли із 2% ЄП на загальну систему,мають право перейти повторно в 2023 році на спрощену систему за своїм виборомшляхом подання заяви. При цьому, в разі подання заяви до 1 вересня 2023 року,такий платник вважатиметься платником ЄП із 1 серпня 2023 року.</text:p>
      <text:p text:style-name="P4">
Також законопроєктом з 1 серпня частково скасовується чинний мораторій напроведення перевірок для підакцизних товарів (алкоголь, тютюн, пальне),грального бізнесу та фінансових послуг.</text:p>
      <text:p text:style-name="P4">
<text:span text:style-name="T4">
Читайте також:</text:span>
 <text:a xlink:type="simple" xlink:href="https://www.ukrinform.ua/rubric-economy/3728879-zelenskij-nasa-meta-podatkova-bez-podatkivciv-mitnica-bez-mitnikiv.html" text:style-name="Internet_20_link" text:visited-style-name="Visited_20_Internet_20_Link">
 Зеленський: Наша мета – <text:span text:style-name="T4">
податк</text:span>
 ова без <text:span text:style-name="T4">
податк</text:span>
івців, митниця без митників </text:a>
</text:p>
      <text:p text:style-name="P4">
Відповідальність за порушення у сфері застосування РРО буде повернена з 1жовтня. Водночас передбачене звільнення від фінансової відповідальності запорушення з РРО (за винятком порушень під час торгівлі підакцизними товарами),якщо вони були вчинені на прифронтових територіях (у тому числі територіяхможливих бойових дій).</text:p>
      <text:p text:style-name="P4">
Як повідомлялося, Міжнародний валютний фонд очікує, що на наступному етапіпрограми розширеного фінансування EFF українська влада ухвалить у погодженітерміни закони щодо покращення врядування та боротьби з корупцією.</text:p>
      <text:p text:style-name="P4">
Source: <text:a xlink:type="simple" xlink:href="https://www.ukrinform.ua/rubric-economy/3729859-parlament-uhvaliv-zakon-pro-povernenna-na-dovoennu-sistemu-opodatkuvanna.html" text:style-name="Internet_20_link" text:visited-style-name="Visited_20_Internet_20_Link">
https://www.ukrinform.ua/rubric-economy/3729859-parlament-uhvaliv-zakon-pro-povernenna-na-dovoennu-sistemu-opodatkuvanna.html</text:a>
</text:p>
      <!--NEWS-->
      <text:h text:style-name="P10" text:outline-level="1">
<text:span text:style-name="T4">
Річниця звільнення Зміїного: Залужний подякував Силам оборони</text:span>
</text:h>
      <text:p text:style-name="P4">
Authors: Ukrinform (Person)</text:p>
      <text:p text:style-name="P4">
Publisher: Укринформ (Organization)</text:p>
      <text:p text:style-name="P4">
Published Time: 2023-06-30T16:05:26+03:00</text:p>
      <text:p text:style-name="P4">
Modified Time: 2023-06-30T16:05:26+03:00</text:p>
      <text:p text:style-name="P4">
Description: Головнокомандувач Збройних сил України Валерій Залужний подякував Силам безпеки та оборони за визволення острова Зміїний від російських загарбників. — Укрінформ.</text:p>
      <text:p text:style-name="P4">
Images: ['<text:a xlink:type="simple" xlink:href="https://static.ukrinform.com/photos/2023_06/thumb_files/630_360_1687950352-550.jpg" text:style-name="Internet_20_link" text:visited-style-name="Visited_20_Internet_20_Link">
630_360_16879...</text:a>
']</text:p>
      <text:p text:style-name="P4">
Tags: ['Валерій Залужний', 'Острів Зміїний', 'Війна з Росією']</text:p>
      <text:p text:style-name="P4">
Type: Article</text:p>
      <!--METADATA-->
      <text:p text:style-name="P4">
<draw:frame draw:style-name="fr1" draw:name="Image118" text:anchor-type="as-char" svg:width="6.9236in" svg:height="3.956343in" draw:z-index="0">
<draw:image xlink:href="../Images/yкринформ/2023-06-30T16-05-26-03-00/630_360_1687950352-550.jpg" xlink:type="simple" xlink:show="embed" xlink:actuate="onLoad" draw:mime-type="image/jpeg"/>
</draw:frame>
Головнокомандувач Збройних сил України Валерій Залужний подякував Силамбезпеки та оборони за визволення острова Зміїний від російських загарбників.</text:p>
      <text:p text:style-name="P4">
Як передає Укрінформ, про це головнокомандувач ЗСУ написав у  <text:a xlink:type="simple" xlink:href="https://t.me/CinCAFU/523" text:style-name="Internet_20_link" text:visited-style-name="Visited_20_Internet_20_Link">
 Телеграмі</text:a>
 та опублікував відповідне відео.</text:p>
      <text:p text:style-name="P4">
"Рівно рік тому, 30 червня, Сили безпеки та оборони визволили острів Зміїнийвід російських окупантів. Дякую всім, хто захищає Україну", - наголосив <text:a xlink:type="simple" xlink:href="https://www.ukrinform.ua/tag-valerij-zaluznij" text:style-name="Internet_20_link" text:visited-style-name="Visited_20_Internet_20_Link">
Залужний </text:a>
 .</text:p>
      <text:p text:style-name="P4">
Відео: <text:a xlink:type="simple" xlink:href="https://t.me/CinCAFU/523" text:style-name="Internet_20_link" text:visited-style-name="Visited_20_Internet_20_Link">
 Телеграм-канал Головнокомандувача ЗСУ Валерія Залужного</text:a>
</text:p>
      <text:p text:style-name="P4">
<text:span text:style-name="T4">
Читайте також:</text:span>
 <text:a xlink:type="simple" xlink:href="https://www.ukrinform.ua/rubric-ato/3729683-pisla-zvilnenna-zmiinogo-rosiani-kilka-raziv-namagalisa-atakuvati-ostriv-z-aviacii-gumenuk.html" text:style-name="Internet_20_link" text:visited-style-name="Visited_20_Internet_20_Link">
 Після звільнення <text:span text:style-name="T4">
Зміїн</text:span>
 ого росіяни кілька разівнамагалися атакувати острів з авіації - Гуменюк</text:a>
</text:p>
      <text:p text:style-name="P4">
Як повідомлялося, російські війська захопили острів Зміїний  у перший деньповномасштабного вторгнення РФ в Україну, 24 лютого 2022 року.</text:p>
      <text:p text:style-name="P4">
30 червня 2022 року <text:a xlink:type="simple" xlink:href="https://www.ukrinform.ua/rubric-ato/3524282-sili-specoperacij-rozpovili-podrobici-zacisenna-zmiinogo-vid-rosian.html" text:style-name="Internet_20_link" text:visited-style-name="Visited_20_Internet_20_Link">
 українські військові повністю визволили Зміїний.</text:a>
 Міноборони РФ підтвердило втечусвоїх військових, назвавши це "жестом доброї волі".</text:p>
      <text:p text:style-name="P4">
Source: <text:a xlink:type="simple" xlink:href="https://www.ukrinform.ua/rubric-ato/3729858-ricnica-zvilnenna-zmiinogo-zaluznij-podakuvav-silam-oboroni.html" text:style-name="Internet_20_link" text:visited-style-name="Visited_20_Internet_20_Link">
https://www.ukrinform.ua/rubric-ato/3729858-ricnica-zvilnenna-zmiinogo-zaluznij-podakuvav-silam-oboroni.html</text:a>
</text:p>
      <!--NEWS-->
      <text:h text:style-name="P10" text:outline-level="1">
<text:span text:style-name="T4">
Єврокомісія ще не знайшла механізму, як використати російські активи в інтересах України - Шольц</text:span>
</text:h>
      <text:p text:style-name="P4">
Authors: Ukrinform (Person)</text:p>
      <text:p text:style-name="P4">
Publisher: Укринформ (Organization)</text:p>
      <text:p text:style-name="P4">
Published Time: 2023-06-30T16:09:00+03:00</text:p>
      <text:p text:style-name="P4">
Modified Time: 2023-06-30T16:09:00+03:00</text:p>
      <text:p text:style-name="P4">
Description: Використання російських заморожених активів для допомоги Україні є надзвичайно складним завданням з правової точки зору, тож Єврокомісії ще належить проробити це питання. — Укрінформ.</text:p>
      <text:p text:style-name="P4">
Images: ['<text:a xlink:type="simple" xlink:href="https://static.ukrinform.com/photos/2022_12/thumb_files/630_360_1669912793-372.jpg" text:style-name="Internet_20_link" text:visited-style-name="Visited_20_Internet_20_Link">
630_360_16699...</text:a>
']</text:p>
      <text:p text:style-name="P4">
Tags: ['Єврокомісія', 'Німеччина', 'Україна', 'Гроші', 'Шольц']</text:p>
      <text:p text:style-name="P4">
Type: Article</text:p>
      <!--METADATA-->
      <text:p text:style-name="P4">
<draw:frame draw:style-name="fr1" draw:name="Image119" text:anchor-type="as-char" svg:width="6.9236in" svg:height="3.956343in" draw:z-index="0">
<draw:image xlink:href="../Images/yкринформ/2023-06-30T16-09-00-03-00/630_360_1669912793-372.jpg" xlink:type="simple" xlink:show="embed" xlink:actuate="onLoad" draw:mime-type="image/jpeg"/>
</draw:frame>
Використання російських заморожених активів для допомоги Україні є надзвичайноскладним завданням з правової точки зору, тож Єврокомісії ще належитьпроробити це питання.</text:p>
      <text:p text:style-name="P4">
Про це заявив канцлер Німеччини Олаф Шольц на пресконференції за результатамисаміту <text:a xlink:type="simple" xlink:href="https://www.ukrinform.ua/tag-evrosouz" text:style-name="Internet_20_link" text:visited-style-name="Visited_20_Internet_20_Link">
 ЄС </text:a>
 у Брюсселі, повідомляєкореспондент Укрінформу.</text:p>
      <text:p text:style-name="P4">
«Це жахливо складно. Ніхто не знає наразі, що і як робити. Ми дали Єврокомісіїзавдання ламати над цим голову та поінформувати нас після того, як вонидійдуть якихось результатів», - сказав канцлер.</text:p>
      <text:p text:style-name="P4">
Він зауважив, що немає «зрілої» пропозиції щодо того, як можна змінити чинніправові рамки, багато питань є відкритими, існує велика кількістьрізноманітних «правових і фактичних» викликів, які треба ретельно вивчити тазнайти шлях, що непросто та може потребувати чимало часу. Партнери стоять насамому початку дебатів щодо мобілізації фінансових засобів, додав політик.</text:p>
      <text:p text:style-name="P4">
<text:span text:style-name="T4">
Читайте також:</text:span>
 <text:a xlink:type="simple" xlink:href="https://www.ukrinform.ua/rubric-ato/3729603-nimeccina-peredala-ukraini-partiu-voennoi-dopomogi.html" text:style-name="Internet_20_link" text:visited-style-name="Visited_20_Internet_20_Link">
 Німеччина передала Україні партію воєнної допомоги</text:a>
</text:p>
      <text:p text:style-name="P4">
Але, переконаний Шольц, головне, що країни ЄС зобов’язалися підтримуватиУкраїну на довгостроковій основі та не відступляться від цього зобов’язання.Він назвав це меседжем російському президенту, який, можливо, сподівається нате, що партнери згодом перестануть допомагати Києву.</text:p>
      <text:p text:style-name="P4">
Німецький канцлер загалом запевнив, що партнери «європейсько ітрансатлантично» міцно стоять на боці України. Єдність буде засвідчена такожпід час саміту НАТО в липні, додав він.</text:p>
      <text:p text:style-name="P4">
Шольц також наголосив на важливості наростити виробництво зброї, особливоамуніції в Європі.</text:p>
      <text:p text:style-name="P4">
«Для України поставки боєприпасів життєво важливі», - сказав глава уряду ФРН,нагадавши, що рішення про це було узгоджено в березні.</text:p>
      <text:p text:style-name="P4">
<text:span text:style-name="T4">
Читайте також:</text:span>
 <text:a xlink:type="simple" xlink:href="https://www.ukrinform.ua/rubric-world/3729250-zahid-ne-stavit-za-metu-zminu-rezimu-v-rf-solc.html" text:style-name="Internet_20_link" text:visited-style-name="Visited_20_Internet_20_Link">
 Захід не ставить за мету зміну режиму в РФ - <text:span text:style-name="T4">
Шольц</text:span>
</text:a>
</text:p>
      <text:p text:style-name="P4">
На зустрічі в Брюсселі також було обговорено питання відповідальності завоєнні злочини, скоєні російськими солдатами під час війни в Україні.</text:p>
      <text:p text:style-name="P4">
Як повідомлялось, оскільки ЄС не зможе законно конфіскувати замороженіросійські активи, як варіант розглядається можливість використання податку зприбутків на активи.</text:p>
      <text:p text:style-name="P4">
У ЄС заморожено понад 200 мільярдів євро активів російського Центральногобанку.</text:p>
      <text:p text:style-name="P4">
За даними Світового банку, для відновлення України необхідно понад 400мільярдів євро.</text:p>
      <text:p text:style-name="P4">
Source: <text:a xlink:type="simple" xlink:href="https://www.ukrinform.ua/rubric-polytics/3729861-evrokomisia-se-ne-znajsla-mehanizmu-ak-vikoristati-rosijski-aktivi-v-interesah-ukraini-solc.html" text:style-name="Internet_20_link" text:visited-style-name="Visited_20_Internet_20_Link">
https://www.ukrinform.ua/rubric-polytics/3729861-evrokomisia-se-ne-znajsla-mehanizmu-ak-vikoristati-rosijski-aktivi-v-interesah-ukraini-solc.html</text:a>
</text:p>
      <!--NEWS-->
      <text:h text:style-name="P10" text:outline-level="1">
<text:span text:style-name="T4">
Вільнюс став першим містом у Європі, де запустили безпілотні автівки</text:span>
</text:h>
      <text:p text:style-name="P4">
Authors: Ukrinform (Person)</text:p>
      <text:p text:style-name="P4">
Publisher: Укринформ (Organization)</text:p>
      <text:p text:style-name="P4">
Published Time: 2023-06-30T16:22:00+03:00</text:p>
      <text:p text:style-name="P4">
Modified Time: 2023-06-30T23:22:00+03:00</text:p>
      <text:p text:style-name="P4">
Description: Вільнюс став першим містом у Європі, де почали використовувати безпілотні автомобілі у реальних умовах дорожнього руху. — Укрінформ.</text:p>
      <text:p text:style-name="P4">
Images: ['<text:a xlink:type="simple" xlink:href="https://static.ukrinform.com/photos/2023_06/thumb_files/630_360_1688155902-677.jpg" text:style-name="Internet_20_link" text:visited-style-name="Visited_20_Internet_20_Link">
630_360_16881...</text:a>
']</text:p>
      <text:p text:style-name="P4">
Tags: ['Автомобіль', 'Безпілотник', 'Європа', 'Литва', 'Транспорт']</text:p>
      <text:p text:style-name="P4">
Type: Article</text:p>
      <!--METADATA-->
      <text:p text:style-name="P4">
<draw:frame draw:style-name="fr1" draw:name="Image120" text:anchor-type="as-char" svg:width="6.9236in" svg:height="3.956343in" draw:z-index="0">
<draw:image xlink:href="../Images/yкринформ/2023-06-30T16-22-00-03-00/630_360_1688155902-677.jpg" xlink:type="simple" xlink:show="embed" xlink:actuate="onLoad" draw:mime-type="image/jpeg"/>
</draw:frame>
 Вільнюсстав першим містом у Європі, де почали використовувати безпілотні автомобілі уреальних умовах дорожнього руху.</text:p>
      <text:p text:style-name="P4">
Як передає Укрінформ, про це повідомляє  <text:a xlink:type="simple" xlink:href="https://www.lrt.lt/ru/novosti/17/2023233/v-vil-niuse-vpervye-v-evrope-nachali-kursirovat-bespilotnye-avtomobili" text:style-name="Internet_20_link" text:visited-style-name="Visited_20_Internet_20_Link">
 LRT</text:a>
 .</text:p>
      <text:p text:style-name="P4">
Ці автомобілі були визнані безпечними, оскільки один з них з осені минулогороку працює в районі Бальсяй у Вільнюсі, де була перевірена його здатністьбезпечно брати участь у дорожньому русі. За даними литовського Міністерстватранспорту та комунікацій, автівки відповідають усім стандартам безпеки.</text:p>
      <text:p text:style-name="P4">
</text:p>
      <text:p text:style-name="P4">
Агне Вайчюкявічюте, заступниця міністра транспорту та комунікацій, каже, щотаке використання автономних технологій є демонстрацією лідерства Литви уЄвропі. Вона також сподівається, що запуск безпілотного транспорту на вулицяхВільнюса закладатиме основу подальшого розвитку та інновацій.</text:p>
      <text:p text:style-name="P4">
</text:p>
      <text:p text:style-name="P4">
"Я дуже рада, що у нас в Литві безпілотні технології вже будутьзастосовуватися на практиці. Можливо, не всі знають, що Литва вже створилаумови для безпілотного транспорту на законодавчому рівні з 2018 року.Звичайно, оскільки <text:a xlink:type="simple" xlink:href="https://www.ukrinform.ua/tag-tehnologii" text:style-name="Internet_20_link" text:visited-style-name="Visited_20_Internet_20_Link">
 технологія </text:a>
розвивається дуже швидко, ми все ближче до реальних прикладів на дорогахЛитви", - сказала Вайчюкявічюте журналістам.</text:p>
      <text:p text:style-name="P4">
<text:span text:style-name="T4">
Читайте також:</text:span>
 <text:a xlink:type="simple" xlink:href="https://www.ukrinform.ua/rubric-technology/3728390-v-ukraini-ponad-100-kompanij-viroblaut-bezpilotniki-fedorov.html" text:style-name="Internet_20_link" text:visited-style-name="Visited_20_Internet_20_Link">
 В Україні понад 100 компаній виробляють <text:span text:style-name="T4">
безпілотн</text:span>
 ики- Федоров </text:a>
</text:p>
      <text:p text:style-name="P4">
"Я сподіваюся, що це лідерство та перша спроба запустити автономні автомобіліна вулицях Вільнюса - це лише початок, і за декілька років ми побачимо багатоінновацій, якими зможемо пишатися", - додала вона.</text:p>
      <text:p text:style-name="P4">
</text:p>
      <text:p text:style-name="P4">
Март Матісен, керівник проєкту продажів естонської компанії Clevon, якарозробила ці автомобілі, пояснив, що автомобілі зможуть рухатися зі швидкістюдо 50 км/год міськими вулицями, але для забезпечення максимальної безпеки їхшвидкість у Вільнюсі на деякий час буде знижена до 25 км/год.</text:p>
      <text:p text:style-name="P4">
Як повідомляв Укрінформ, у канадському місті Оттава відкрилася перша в країніспеціальна  <text:a xlink:type="simple" xlink:href="https://www.ukrinform.ua/rubric-technology/3726713-u-kanadi-vidkrilasa-persa-zona-dla-viprobovuvanna-robotiv-i-droniv.html" text:style-name="Internet_20_link" text:visited-style-name="Visited_20_Internet_20_Link">
 територія для випробовування роботів і дронів</text:a>
 .</text:p>
      <text:p text:style-name="P4">
_ Фото: G. Skaraitienės / BNS nuotr  _</text:p>
      <text:p text:style-name="P4">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До кінця року 600 кухарів пройдуть навчання з приготування страв шкільного меню</text:span>
</text:h>
      <text:p text:style-name="P4">
Authors: Ukrinform (Person)</text:p>
      <text:p text:style-name="P4">
Publisher: Укринформ (Organization)</text:p>
      <text:p text:style-name="P4">
Published Time: 2023-06-30T16:25:45+03:00</text:p>
      <text:p text:style-name="P4">
Modified Time: 2023-06-30T16:25:45+03:00</text:p>
      <text:p text:style-name="P4">
Description: У кулінарних хабах, відкритих у межах проєкту School Chef’s Training Hubs Development та реформи шкільного харчування, до кінця року 600 кухарів пройдуть навчання з приготування страв оновленого шкільного меню. — Укрінформ.</text:p>
      <text:p text:style-name="P4">
Images: ['<text:a xlink:type="simple" xlink:href="https://static.ukrinform.com/photos/2023_06/thumb_files/630_360_1688131174-514.jpeg" text:style-name="Internet_20_link" text:visited-style-name="Visited_20_Internet_20_Link">
630_360_16881...</text:a>
']</text:p>
      <text:p text:style-name="P4">
Tags: ['Школа', 'Олена Зеленська', 'Кухар', 'Меню']</text:p>
      <text:p text:style-name="P4">
Type: Article</text:p>
      <!--METADATA-->
      <text:p text:style-name="P4">
<draw:frame draw:style-name="fr1" draw:name="Image124" text:anchor-type="as-char" svg:width="6.9236in" svg:height="3.956343in" draw:z-index="0">
<draw:image xlink:href="../Images/yкринформ/2023-06-30T16-25-45-03-00/630_360_1688131174-514.jpeg" xlink:type="simple" xlink:show="embed" xlink:actuate="onLoad" draw:mime-type="image/jpeg"/>
</draw:frame>
 Укулінарних хабах, відкритих у межах проєкту School Chef’s Training HubsDevelopment та реформи шкільного харчування, до кінця року 600 кухарівпройдуть навчання з приготування страв оновленого шкільного меню.</text:p>
      <text:p text:style-name="P4">
Як передає Укрінформ, про це повідомила в  <text:a xlink:type="simple" xlink:href="https://t.me/FirstLadyOfUkraine/3542" text:style-name="Internet_20_link" text:visited-style-name="Visited_20_Internet_20_Link">
 Телеграмі</text:a>
дружина Президента Олена Зеленська.</text:p>
      <text:p text:style-name="P4">
“Вчитися, щоб навчити інших. Готувати, щоб нагодувати тисячі, десятки тисячдітей – до того ж смачно й корисно водночас. Це про наші кулінарні хаби. Ще утрьох областях – Тернопільській, Одеській та Полтавській – відкрилися ціосередки в межах проєкту School Chef’s Training Hubs Development та реформишкільного харчування”, - зауважила перша леді.</text:p>
      <text:p text:style-name="P4">
</text:p>
      <text:p text:style-name="P4">
За її словами, в кулінарних хабах на сучасному обладнанні з найкращимитренерами кухарі професійно-технічних навчальних закладів із усієї країниопановують корисне і смачне меню в межах реформи, підвищують свій професійнийрівень, вчаться вчити.</text:p>
      <text:p text:style-name="P4">
<text:span text:style-name="T4">
Читайте також:</text:span>
 <text:a xlink:type="simple" xlink:href="https://www.ukrinform.ua/rubric-society/3690239-zelenska-rozpovila-pro-principi-zdorovogo-harcuvanna-ditej-pid-cas-vijni.html" text:style-name="Internet_20_link" text:visited-style-name="Visited_20_Internet_20_Link">
 <text:span text:style-name="T4">
Зеленська</text:span>
 <text:span text:style-name="T4">
розповіла</text:span>
 <text:span text:style-name="T4">
про</text:span>
 <text:span text:style-name="T4">
принципи</text:span>
<text:span text:style-name="T4">
здорового</text:span>
 <text:span text:style-name="T4">
харчування</text:span>
 <text:span text:style-name="T4">
дітей</text:span>
 <text:span text:style-name="T4">
під</text:span>
 <text:span text:style-name="T4">
час</text:span>
 <text:span text:style-name="T4">
війни</text:span>
</text:a>
</text:p>
      <text:p text:style-name="P4">
“Вони стануть тими агентами змін, які передадуть отримані знання знутриціології, безпеки харчового процесу, створення технологічних карт колегаму своїх регіонах”, - підкреслила Зеленська.</text:p>
      <text:p text:style-name="P4">
</text:p>
      <text:p text:style-name="P4">
Як зауважила дружина Президента, “щоб це стало можливим, разом працюютьМіністерство освіти і науки України, Швейцарська агенція розвитку таспівробітництва (SDC), Посольство Швейцарії в Україні, громадська організація“Культ Фуд” та громадська організація “Національна асоціація громадського <text:a xlink:type="simple" xlink:href="https://www.ukrinform.ua/tag-harcuvanna" text:style-name="Internet_20_link" text:visited-style-name="Visited_20_Internet_20_Link">
харчування </text:a>
 ”.</text:p>
      <text:p text:style-name="P4">
</text:p>
      <text:p text:style-name="P4">
“Отже, реформа шкільного харчування триває – всупереч війні. Всуперечруйнуванню – створюємо, розвиваємося, покращуємо. В буквальному сенсі –готуємо майбутнє”, - наголосила перша леді.</text:p>
      <text:p text:style-name="P4">
Як повідомляв Укрінформ, у травні Зеленська  <text:a xlink:type="simple" xlink:href="https://www.ukrinform.ua/rubric-society/3712829-v-ukraini-vidkriut-habi-de-navcatimut-gotuvati-stravi-z-onovlenogo-skilnogo-menu.html" text:style-name="Internet_20_link" text:visited-style-name="Visited_20_Internet_20_Link">
 заявила</text:a>
 , що вПолтавській, Одеській і Тернопільській областях створять кулінарні хаби, вяких навчатимуть кухарів готувати страви з оновленого шкільного меню.</text:p>
      <text:p text:style-name="P4">
Source: <text:a xlink:type="simple" xlink:href="https://www.ukrinform.ua/rubric-society/3729866-do-kinca-roku-600-kuhariv-projdut-navcanna-z-prigotuvanna-strav-skilnogo-menu.html" text:style-name="Internet_20_link" text:visited-style-name="Visited_20_Internet_20_Link">
https://www.ukrinform.ua/rubric-society/3729866-do-kinca-roku-600-kuhariv-projdut-navcanna-z-prigotuvanna-strav-skilnogo-menu.html</text:a>
</text:p>
      <!--NEWS-->
      <text:h text:style-name="P10" text:outline-level="1">
<text:span text:style-name="T4">
«Прозорро.Продажі» стане головною платформою з продажу конфіскованих російських активів</text:span>
</text:h>
      <text:p text:style-name="P4">
Authors: Ukrinform (Person)</text:p>
      <text:p text:style-name="P4">
Publisher: Укринформ (Organization)</text:p>
      <text:p text:style-name="P4">
Published Time: 2023-06-30T16:25:51+03:00</text:p>
      <text:p text:style-name="P4">
Modified Time: 2023-06-30T16:25:51+03:00</text:p>
      <text:p text:style-name="P4">
Description: Вилучені російські активи в Україні продаватимуть через онлайн-аукціони «Прозорро.Продажі», усі вилучені кошти буде спрямовано на подолання наслідків російської агресії та відновлення економіки. — Укрінформ.</text:p>
      <text:p text:style-name="P4">
Images: ['<text:a xlink:type="simple" xlink:href="https://static.ukrinform.com/photos/2020_12/thumb_files/630_360_1608807067-680.png" text:style-name="Internet_20_link" text:visited-style-name="Visited_20_Internet_20_Link">
630_360_16088...</text:a>
']</text:p>
      <text:p text:style-name="P4">
Tags: ['Агресія РФ', 'Продаж', 'Відновлення України']</text:p>
      <text:p text:style-name="P4">
Type: Article</text:p>
      <!--METADATA-->
      <text:p text:style-name="P4">
<draw:frame draw:style-name="fr1" draw:name="Image128" text:anchor-type="as-char" svg:width="6.9236in" svg:height="3.956343in" draw:z-index="0">
<draw:image xlink:href="../Images/yкринформ/2023-06-30T16-25-51-03-00/630_360_1608807067-680.png" xlink:type="simple" xlink:show="embed" xlink:actuate="onLoad" draw:mime-type="image/png"/>
</draw:frame>
 Вилученіросійські активи в Україні продаватимуть через онлайн-аукціони«Прозорро.Продажі», усі вилучені кошти буде спрямовано на подолання наслідківросійської агресії та відновлення економіки.</text:p>
      <text:p text:style-name="P4">
Як передає Укрінформ, про це заявила перший віцепрем’єр-міністр України –міністр економіки Юлія Свириденко, повідомляє <text:a xlink:type="simple" xlink:href="https://me.gov.ua/News/Detail" text:style-name="Internet_20_link" text:visited-style-name="Visited_20_Internet_20_Link">
</text:a>
 <text:a xlink:type="simple" xlink:href="https://me.gov.ua/News/Detail" text:style-name="Internet_20_link" text:visited-style-name="Visited_20_Internet_20_Link">
пресслужба міністертсва. </text:a>
</text:p>
      <text:p text:style-name="P4">
«Прозорро.Продажі» стане головним майданчиком з продажу вилучених російськихактивів. Це вкрай важливий напрямок розвитку реформи малої приватизації. Крімгрошей, йдеться про відповідальність, яку повинен понести російський <text:a xlink:type="simple" xlink:href="https://www.ukrinform.ua/tag-biznes" text:style-name="Internet_20_link" text:visited-style-name="Visited_20_Internet_20_Link">
 бізнес</text:a>
 , який фінансує злочини, вчинені армієюрф в Україні», – розповіла Юлія Свириденко.</text:p>
      <text:p text:style-name="P4">
Зазначається, що «Прозорро.Продажі» стане головним майданчиком з продажувилучених російських активів. Це вкрай важливий напрямок розвитку реформималої приватизації. Крім грошей, йдеться про відповідальність, яку повиненпонести російський бізнес, який фінансує злочини, вчинені армією рф в Україні.</text:p>
      <text:p text:style-name="P4">
Крім того, Свириденко повідомила, що Уряд України працює над впровадженнямвеликої приватизації. За словами міністра економіки, під час повномасштабноївійни реформа малої приватизації вкрай актуальна та необхідна. Про це свідчитьінтерес бізнесу до онлайн-аукціонів на «Прозорро.Продажі». Лише за часповномасштабної війни від продажу об’єктів малої приватизації Україна заробила2,8 млрд гривень.</text:p>
      <text:p text:style-name="P4">
Загалом за п’ять років реформи бюджети різних рівнів поповнилися на 14мільярдів гривень. З молотка пішли майже п’ять тисяч державних та комунальнихобʼєктів, які не використовувалися. На їхньому місці підприємці відкрили новізаклади, як-то готелі, кав’ярні, виробництва, а також створили робочі місця таплатять податки.</text:p>
      <text:p text:style-name="P4">
Свириденко також повідомила, що одним з перших російських активів, якіпродадуть через «Прозорро.Продажі» може стати добре відомий у Києві торговийцентр «Ocean Plaza». Дві третини акцій його донедавна належали російськимолігархам, зокрема Аркадію Ротенбергу і його сину Ігорю. На початку червняУряд передав їх Фонду держмайна.</text:p>
      <text:p text:style-name="P4">
<text:span text:style-name="T4">
Читайте також:</text:span>
 <text:a xlink:type="simple" xlink:href="https://www.ukrinform.ua/rubric-economy/3727904-za-pat-rokiv-cerez-prozorroprodazi-derzava-otrimala-vid-privatizacii-majze-14-milardiv.html" text:style-name="Internet_20_link" text:visited-style-name="Visited_20_Internet_20_Link">
 За п'ять років через <text:span text:style-name="T4">
Прозорро</text:span>
 .Продажі державаотримала від приватизації майже ₴14 мільярдів</text:a>
</text:p>
      <text:p text:style-name="P4">
Фонд державного майна вже провів перереєстрацію корпоративних прав на державу.Тепер фахівці проводять інвентаризацію й актуалізують статутні документи.</text:p>
      <text:p text:style-name="P4">
Як повідомляв Укрінформ, Мінекономіки ініціювало необхідні технічні зміни длястарту великої приватизації через систему <text:a xlink:type="simple" xlink:href="https://www.ukrinform.ua/rubric-economy/3729796-u-minekonomiki-anonsuvali-zapusk-velikoi-privatizacii-cerez-prozorroprodazi.html" text:style-name="Internet_20_link" text:visited-style-name="Visited_20_Internet_20_Link">
 Прозорро.Продажі</text:a>
 та розраховує на їхухвалення Урядом на початку липня.</text:p>
      <text:p text:style-name="P4">
Source: <text:a xlink:type="simple" xlink:href="https://www.ukrinform.ua/rubric-economy/3729867-prozorroprodazi-stane-golovnou-platformou-z-prodazu-konfiskovanih-rosijskih-aktiviv.html" text:style-name="Internet_20_link" text:visited-style-name="Visited_20_Internet_20_Link">
https://www.ukrinform.ua/rubric-economy/3729867-prozorroprodazi-stane-golovnou-platformou-z-prodazu-konfiskovanih-rosijskih-aktiviv.html</text:a>
</text:p>
      <!--NEWS-->
      <text:h text:style-name="P10" text:outline-level="1">
<text:span text:style-name="T4">
Росіяни обстріляли школу на Донеччині - двоє загиблих, шестеро поранених</text:span>
</text:h>
      <text:p text:style-name="P4">
Authors: Ukrinform (Person)</text:p>
      <text:p text:style-name="P4">
Publisher: Укринформ (Organization)</text:p>
      <text:p text:style-name="P4">
Published Time: 2023-06-30T16:33:00+03:00</text:p>
      <text:p text:style-name="P4">
Modified Time: 2023-06-30T16:33:00+03:00</text:p>
      <text:p text:style-name="P4">
Description: У селі Сергіївка Покровського району Донецької області внаслідок російського удару по школі двоє людей загинули, ще шестеро зазнали поранень. — Укрінформ.</text:p>
      <text:p text:style-name="P4">
Images: ['<text:a xlink:type="simple" xlink:href="https://static.ukrinform.com/photos/2023_06/thumb_files/630_360_1688132129-588.jpeg" text:style-name="Internet_20_link" text:visited-style-name="Visited_20_Internet_20_Link">
630_360_16881...</text:a>
']</text:p>
      <text:p text:style-name="P4">
Tags: ['Донеччина', 'Обстріл', 'Школа', 'Війна з Росією']</text:p>
      <text:p text:style-name="P4">
Type: Article</text:p>
      <!--METADATA-->
      <text:p text:style-name="P4">
<draw:frame draw:style-name="fr1" draw:name="Image129" text:anchor-type="as-char" svg:width="6.9236in" svg:height="3.956343in" draw:z-index="0">
<draw:image xlink:href="../Images/yкринформ/2023-06-30T16-33-00-03-00/630_360_1688132129-588.jpeg" xlink:type="simple" xlink:show="embed" xlink:actuate="onLoad" draw:mime-type="image/jpeg"/>
</draw:frame>
 У селіСергіївка Покровського району Донецької області внаслідок російського удару пошколі двоє людей загинули, ще шестеро зазнали поранень.</text:p>
      <text:p text:style-name="P4">
Як передає Укрінформ, про це повідомляє <text:a xlink:type="simple" xlink:href="https://www.gp.gov.ua/ua/posts/dvoje-zagiblix-ta-sestero-poranenix-vnaslidok-obstrilu-skoli-u-pokrovskomu-raioni-na-doneccini-prokurori-fiksuyut-naslidki-vojennogo-zlocinu-derzavi-agresora" text:style-name="Internet_20_link" text:visited-style-name="Visited_20_Internet_20_Link">
 Офіс генерального прокурора</text:a>
 .</text:p>
      <text:p text:style-name="P4">
За даними слідства, 30 червня близько 11:20 війська РФ вдарили, імовірно, зреактивних систем залпового вогню по селу Сергіївка Покровського району.</text:p>
      <text:p text:style-name="P4">
</text:p>
      <text:p text:style-name="P4">
Влучання відбулось на території місцевої школи. У ній на момент обстрілуперебували 12 людей – представники адміністрації, вчителі й технічнийперсонал.</text:p>
      <text:p text:style-name="P4">
</text:p>
      <text:p text:style-name="P4">
Внаслідок <text:a xlink:type="simple" xlink:href="https://www.ukrinform.ua/tag-obstril" text:style-name="Internet_20_link" text:visited-style-name="Visited_20_Internet_20_Link">
 обстрілу </text:a>
 загинуливчителька початкових класів та головна бухгалтерка. Зазнали тілесних ушкодженьще шестеро співробітників – четверо чоловіків та двоє жінок.</text:p>
      <text:p text:style-name="P4">
<text:span text:style-name="T4">
Читайте також:</text:span>
 <text:a xlink:type="simple" xlink:href="https://www.ukrinform.ua/rubric-ato/3729651-rosiani-vranci-obstrilali-herson-ta-oblast-e-poraneni.html" text:style-name="Internet_20_link" text:visited-style-name="Visited_20_Internet_20_Link">
 Росіяни вранці <text:span text:style-name="T4">
обстріл</text:span>
 яли Херсон та область, єпоранені </text:a>
</text:p>
      <text:p text:style-name="P4">
Їх усіх госпіталізували до лікарні з мінно-вибуховими травмами та осколковимипораненнями.</text:p>
      <text:p text:style-name="P4">
</text:p>
      <text:p text:style-name="P4">
Частину будівлі школи практично зруйновано: розбиті класні кімнати, кабінетита інші приміщення, розтрощені меблі і шкільний інвентар.</text:p>
      <text:p text:style-name="P4">
</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2 ст. 438 Кримінального кодексу України).</text:p>
      <text:p text:style-name="P4">
На місці обстрілу продовжують працювати прокурори, правоохоронці тарятувальники.</text:p>
      <text:p text:style-name="P4">
Як повідомляв Укрінформ, <text:a xlink:type="simple" xlink:href="https://www.ukrinform.ua/rubric-regions/3729654-rosiani-za-dobu-obstrilali-devat-regioniv-ukraini-zvedenna-ova.html" text:style-name="Internet_20_link" text:visited-style-name="Visited_20_Internet_20_Link">
 російські війська</text:a>
 за добу здійснили обстріли дев'ятиобластей України, є загиблі і поранені.</text:p>
      <text:p text:style-name="P4">
Source: <text:a xlink:type="simple" xlink:href="https://www.ukrinform.ua/rubric-ato/3729871-rosiani-obstrilali-skolu-na-doneccini-dvoe-zagiblih-sestero-poranenih.html" text:style-name="Internet_20_link" text:visited-style-name="Visited_20_Internet_20_Link">
https://www.ukrinform.ua/rubric-ato/3729871-rosiani-obstrilali-skolu-na-doneccini-dvoe-zagiblih-sestero-poranenih.html</text:a>
</text:p>
      <!--NEWS-->
      <text:h text:style-name="P10" text:outline-level="1">
<text:span text:style-name="T4">
На роботу помічників ветеранів виділили понад ₴50 мільйонів</text:span>
</text:h>
      <text:p text:style-name="P4">
Authors: Ukrinform (Person)</text:p>
      <text:p text:style-name="P4">
Publisher: Укринформ (Organization)</text:p>
      <text:p text:style-name="P4">
Published Time: 2023-06-30T16:34:00+03:00</text:p>
      <text:p text:style-name="P4">
Modified Time: 2023-06-30T16:34:00+03:00</text:p>
      <text:p text:style-name="P4">
Description: Понад 50 мільйонів гривень з державного бюджету було виділено на роботу помічників ветеранів. — Укрінформ.</text:p>
      <text:p text:style-name="P4">
Images: ['<text:a xlink:type="simple" xlink:href="https://static.ukrinform.com/photos/2017_06/thumb_files/630_360_1497063073-4692.jpg" text:style-name="Internet_20_link" text:visited-style-name="Visited_20_Internet_20_Link">
630_360_14970...</text:a>
']</text:p>
      <text:p text:style-name="P4">
Tags: ['Бюджет', 'Ветерани війни', 'Війна з Росією']</text:p>
      <text:p text:style-name="P4">
Type: Article</text:p>
      <!--METADATA-->
      <text:p text:style-name="P4">
<draw:frame draw:style-name="fr1" draw:name="Image134" text:anchor-type="as-char" svg:width="6.9236in" svg:height="3.956343in" draw:z-index="0">
<draw:image xlink:href="../Images/yкринформ/2023-06-30T16-34-00-03-00/630_360_1497063073-4692.jpg" xlink:type="simple" xlink:show="embed" xlink:actuate="onLoad" draw:mime-type="image/jpeg"/>
</draw:frame>
 Понад 50мільйонів гривень з державного бюджету було виділено на роботу помічниківветеранів.</text:p>
      <text:p text:style-name="P4">
Про це повідомила генеральна директорка Директорату стратегічного плануваннята європейської інтеграції Мінветеранів Світлана Березіна в <text:a xlink:type="simple" xlink:href="https://www.ukrinform.ua/rubric-society/3729742-svitlana-berezina-gendirektorka-direktoratu-strategicnogo-planuvanna-ta-evropejskoi-integracii-minveteraniv.html" text:style-name="Internet_20_link" text:visited-style-name="Visited_20_Internet_20_Link">
 інтерв'ю</text:a>
 Укрінформу.</text:p>
      <text:p text:style-name="P4">
"Кількість помічників ветеранів під час реалізації пілотного проєкту увизначених областях не може перевищувати 400 осіб. На поточному етапі на їхроботу із держбюджету виділено понад 50 млн гривень. Також ресурснимиджерелами є й партнери з розвитку, зокрема Програми розвитку <text:a xlink:type="simple" xlink:href="https://www.ukrinform.ua/tag-radbez-oon" text:style-name="Internet_20_link" text:visited-style-name="Visited_20_Internet_20_Link">
 ООН</text:a>
 за фінансування Швеції", - сказалаБерезіна.</text:p>
      <text:p text:style-name="P4">
За її словами, один помічник ветерана зможе надавати послуги з підтримкипереходу до мирного життя не більше, ніж 100 учасникам проєкту. Максимально водному сервісному офісі працюватиме 20 помічників ветерана. Вона зазначила, щонаразі зарплата помічника становитиме в середньому 16 тисяч гривень.</text:p>
      <text:p text:style-name="P4">
"Помічник ветерана звітуватиме про свою роботу керівнику сервісного офісу, авін – до ОВА. У свою чергу обласні військові адміністрації інформуватимутьМінветеранів. Критеріями оцінки будуть кількісні та якісні показникисвоєчасності, доступності, точності й відповідності підтримувальної послугипотребам учасників експериментального проєкту", - додала Березіна.</text:p>
      <text:p text:style-name="P4">
<text:span text:style-name="T4">
Читайте також:</text:span>
 <text:a xlink:type="simple" xlink:href="https://www.ukrinform.ua/rubric-society/3729787-ukrainskij-veteranskij-fond-opracuvav-13-tisac-zvernen-z-nih-bilsist-vid-colovikiv.html" text:style-name="Internet_20_link" text:visited-style-name="Visited_20_Internet_20_Link">
 Український <text:span text:style-name="T4">
ветеран</text:span>
 ський фонд опрацював 13 тисячзвернень, з них більшість – від чоловіків </text:a>
</text:p>
      <text:p text:style-name="P4">
Як повідомлялося, в чотирьох областях України незабаром запрацює проєкт задляпідтримки людей, які повертаються з фронту.</text:p>
      <text:p text:style-name="P4">
Source: <text:a xlink:type="simple" xlink:href="https://www.ukrinform.ua/rubric-society/3729869-na-robotu-pomicnikiv-veteraniv-vidileno-ponad-50-miljoniv-minveteraniv.html" text:style-name="Internet_20_link" text:visited-style-name="Visited_20_Internet_20_Link">
https://www.ukrinform.ua/rubric-society/3729869-na-robotu-pomicnikiv-veteraniv-vidileno-ponad-50-miljoniv-minveteraniv.html</text:a>
</text:p>
      <!--NEWS-->
      <text:h text:style-name="P10" text:outline-level="1">
<text:span text:style-name="T4">
Податкова реформа та амністія капіталів: в ОП розповіли про бачення cashless-економіки в Україні</text:span>
</text:h>
      <text:p text:style-name="P4">
Authors: Ukrinform (Person)</text:p>
      <text:p text:style-name="P4">
Publisher: Укринформ (Organization)</text:p>
      <text:p text:style-name="P4">
Published Time: 2023-06-30T16:36:00+03:00</text:p>
      <text:p text:style-name="P4">
Modified Time: 2023-06-30T16:36:00+03:00</text:p>
      <text:p text:style-name="P4">
Description: Перехід на безготівкові розрахунки неможливий без комплексної податкової реформи, амністії капіталів, а також розбудови необхідної інфраструктури. Але в Україні є всі шанси взяти найкращий світовий досвід у цьому напрямку та реалізувати його. — Укрінформ.</text:p>
      <text:p text:style-name="P4">
Images: ['<text:a xlink:type="simple" xlink:href="https://static.ukrinform.com/photos/2023_06/thumb_files/630_360_1688132063-543.jpg" text:style-name="Internet_20_link" text:visited-style-name="Visited_20_Internet_20_Link">
630_360_16881...</text:a>
']</text:p>
      <text:p text:style-name="P4">
Tags: ['Податки', 'Офіс Президента', 'Податкова амністія']</text:p>
      <text:p text:style-name="P4">
Type: Article</text:p>
      <!--METADATA-->
      <text:p text:style-name="P4">
<draw:frame draw:style-name="fr1" draw:name="Image135" text:anchor-type="as-char" svg:width="6.9236in" svg:height="3.956343in" draw:z-index="0">
<draw:image xlink:href="../Images/yкринформ/2023-06-30T16-36-00-03-00/630_360_1688132063-543.jpg" xlink:type="simple" xlink:show="embed" xlink:actuate="onLoad" draw:mime-type="image/jpeg"/>
</draw:frame>
 Перехід набезготівкові розрахунки неможливий без комплексної податкової реформи,амністії капіталів, а також розбудови необхідної інфраструктури. Але в Україніє всі шанси взяти найкращий світовий досвід у цьому напрямку та реалізуватийого.</text:p>
      <text:p text:style-name="P4">
На цьому наголосив під час пресконференції заступник керівника ОфісуПрезидента з економічних питань Ростислав Шурма, повідомляє кореспондентуУкрінформу.</text:p>
      <text:p text:style-name="P4">
«На жаль, відбулась дуже велика маніпуляція і спекуляція цим фактом. Але те,що це відбулось, говорить про те, що питання, напевно, дуже актуальне ічутливе. Що було сказано в Лондоні? Ми аналізуємо досвід і сценарій переходу <text:a xlink:type="simple" xlink:href="https://www.ukrinform.ua/rubric-economy" text:style-name="Internet_20_link" text:visited-style-name="Visited_20_Internet_20_Link">
економіки </text:a>
 і всієї системи наcashless. Тепер щодо реакції. Я можу точно сказати, що реакція в залі, дезнаходилась величезна кількість бізнесу, представників міжнародних організаційта політиків, була надзвичайно позитивна. Водночас я бачу певні страхи, яківиникли в нашому суспільстві навколо цієї теми, хоча це ще не рішення», -зазначив він.</text:p>
      <text:p text:style-name="P4">
<text:span text:style-name="T5">
Відео: Офіс президента</text:span>
</text:p>
      <text:p text:style-name="P4">
На переконання Шурми, є кілька основних факторів, які впливають на побоюваннягромадян щодо впровадження такої системи. Перший – пов’язаний зі сплатоюподатків: орієнтовно до 60-70% людей, які працюють у недержавному секторі, несплачують податків у повному обсязі.</text:p>
      <text:p text:style-name="P4">
<text:span text:style-name="T4">
Читайте також:</text:span>
 <text:a xlink:type="simple" xlink:href="https://www.ukrinform.ua/rubric-economy/3729557-mvf-poasniv-akih-reform-ocikue-vid-ukraini-dla-vidilenna-nastupnih-transiv.html" text:style-name="Internet_20_link" text:visited-style-name="Visited_20_Internet_20_Link">
 МВФ пояснив, яких реформ очікує від України для виділеннянаступних траншів </text:a>
</text:p>
      <text:p text:style-name="P4">
«Це є елементарна статистика. Тому, безумовно, кожен громадянин переживає заце. Але впровадити cashless не можна різко, в один момент. Це доволі системнийта комплексний підхід, який стосуватиметься десятків реформ в інших сферах,зокрема і податкової. Без неї в тій редакції, яку ми почали обговорювати, зсуттєвим зниженням податкових ставок, (працювати - ред.) неможливо. Впадутьдоходи громадян, економіка може стати неконкурентоспроможною», - пояснивзаступник керівника ОП.</text:p>
      <text:p text:style-name="P4">
Другий фактор, вважає Шурма, стосується незадекларованих накопичень тапобоювань щодо їх легалізації:«Cashless неможливо запровадити без повної ітотальної амністії капіталу. Якщо ми переходимо, людям, які мають накопичення(не важливо, як вони їх отримали), потрібно дати можливість легалізувати.Тобто, це повинно відбутись у парі з податковою реформою».</text:p>
      <text:p text:style-name="P4">
Третій фактор полягає в тому, що перехід до безготівкової економіки спричинитьпевні проблеми з оплатою у селах та маленьких населених пунктах, зокрема, улюдей поважного віку. Тому, як повідомив представник ОП, наразі спільно з АТ«Укрпошта» готується законопроєкт, який має розв’язати цю проблему.</text:p>
      <text:p text:style-name="P4">
«Ми готуємо проєкт з Укрпоштою, основною метою якого буде 100% покриття всьогонаселення України цифровими банківськими послугами, а також 100% покриття всіхможливих точок продажу сучасними терміналами, в тому числі тими, які працюютьв офлайн. Тобто, має бути повна доступність всієї інфраструктури для кожногогромадянина в будь-яких умовах», - уточнив він.</text:p>
      <text:p text:style-name="P4">
В основі четвертого фактора лежить безпосередньо корупція, вважає Шурма. Найого переконання, хибним є твердження про те, що хабарі перейшли вбезготівкову форму, наприклад, біткоїнами: 99,9% з них здійснюються вготівковій формі.</text:p>
      <text:p text:style-name="P4">
«99,9% хабарів, на жаль, досі здійснюються в готівці. Це факт. На превеликийжаль, усі ми говоримо про те, що хочемо позбутися корупції, але, коли справадоходить до кожного з нас, дуже часто виходить, що надто велика кількістьгромадян, бізнесу, органів влади в тому чи іншому вигляді задіяні в процесіотримання неправомірної вигоди. Перехід на cashless не дає 100% гарантії і100% елімінації корупції, але це завжди залишає сліди», - зауважив Шурма.</text:p>
      <text:p text:style-name="P4">
Наразі немає жодної країни, яка перейшла на 100% безготівковий механізм, але єкілька успішних прикладів, які практично це зробили. Один із них – Швеція, якапройшла цей шлях за близько 10 років, розповів представник ОП. Він висловивупевненість, що, з огляду на швидкий процес цифровізації, в України є усішанси зробити це значно швидше та ефективніше.</text:p>
      <text:p text:style-name="P4">
«Ми цей шлях можемо пройти не за 10 років, а в рази швидше. Безумовно, це непро один день, коли все змінилось. Це буде тривалий процес із системноюпідготовкою, навчанням. Вважаю, що це є наступний приклад, де ми можемосправді взяти найкращий у світі досвід, застосувати його в Україні і справдіфундаментально змінити якість процесів усередині нашої держави», - резюмувавзаступник керівника ОП.</text:p>
      <text:p text:style-name="P4">
<text:span text:style-name="T4">
Читайте також:</text:span>
 <text:a xlink:type="simple" xlink:href="https://www.ukrinform.ua/rubric-economy/3729859-parlament-uhvaliv-zakon-pro-povernenna-na-dovoennu-sistemu-opodatkuvanna.html" text:style-name="Internet_20_link" text:visited-style-name="Visited_20_Internet_20_Link">
 Рада ухвалила закон про повернення на довоєнну системуоподаткування </text:a>
</text:p>
      <text:p text:style-name="P4">
Як повідомлялось, заступник керівника Офісу Президента України Ростислав Шурмапід час міжнародної інвестиційної конференції у Лондоні заявив, що готівковірозрахунки можуть замінити на платежі за допомогою банківських карток абоP2P-перекази.</text:p>
      <text:p text:style-name="P4">
У Нацбанку наголосили, що банківська система України готова до функціонуваннябез готівки, але певний обсяг готівки в обігу повинен бути.</text:p>
      <text:p text:style-name="P4">
Source: <text:a xlink:type="simple" xlink:href="https://www.ukrinform.ua/rubric-economy/3729876-podatkova-reforma-ta-amnistia-kapitaliv-v-op-rozpovili-pro-bacenna-cashlessekonomiki-v-ukraini.html" text:style-name="Internet_20_link" text:visited-style-name="Visited_20_Internet_20_Link">
https://www.ukrinform.ua/rubric-economy/3729876-podatkova-reforma-ta-amnistia-kapitaliv-v-op-rozpovili-pro-bacenna-cashlessekonomiki-v-ukraini.html</text:a>
</text:p>
      <!--NEWS-->
      <text:h text:style-name="P10" text:outline-level="1">
<text:span text:style-name="T4">
Військова розвідка Естонії назвала прорахунки Пригожина під час заколоту</text:span>
</text:h>
      <text:p text:style-name="P4">
Authors: Ukrinform (Person)</text:p>
      <text:p text:style-name="P4">
Publisher: Укринформ (Organization)</text:p>
      <text:p text:style-name="P4">
Published Time: 2023-06-30T16:37:00+03:00</text:p>
      <text:p text:style-name="P4">
Modified Time: 2023-06-30T16:37:00+03:00</text:p>
      <text:p text:style-name="P4">
Description: Розвідувальний центр Сил оборони Естонії у своєму новому оперативному зведенні проаналізував спробу заколоту, вчиненого у РФ Євгенієм Пригожиним і ПВК "Вагнер" та його наслідки для України, Росії, Білорусі. — Укрінформ.</text:p>
      <text:p text:style-name="P4">
Images: ['<text:a xlink:type="simple" xlink:href="https://static.ukrinform.com/photos/2023_06/thumb_files/630_360_1688131481-603.jpg" text:style-name="Internet_20_link" text:visited-style-name="Visited_20_Internet_20_Link">
630_360_16881...</text:a>
']</text:p>
      <text:p text:style-name="P4">
Tags: ['Естонія', 'Розвідка', 'ПВК "Вагнера"', 'Пригожин', 'Війна з Росією', 'Заколот']</text:p>
      <text:p text:style-name="P4">
Type: Article</text:p>
      <!--METADATA-->
      <text:p text:style-name="P4">
<draw:frame draw:style-name="fr1" draw:name="Image136" text:anchor-type="as-char" svg:width="6.9236in" svg:height="3.956343in" draw:z-index="0">
<draw:image xlink:href="../Images/yкринформ/2023-06-30T16-37-00-03-00/630_360_1688131481-603.jpg" xlink:type="simple" xlink:show="embed" xlink:actuate="onLoad" draw:mime-type="image/jpeg"/>
</draw:frame>
Розвідувальний центр Сил оборони Естонії у своєму новому оперативному зведенніпроаналізував спробу заколоту, вчиненого у РФ Євгенієм Пригожиним і ПВК"Вагнер" та його наслідки для України, Росії, Білорусі.</text:p>
      <text:p text:style-name="P4">
Про це повідомляє Укрінформ із посиланням на національного мовника <text:a xlink:type="simple" xlink:href="https://rus.err.ee/1609022024/svodka-sil-oborony-vozmozhno-nachalo-mjatezha-stalo-rezultatom-proscheta-prigozhina" text:style-name="Internet_20_link" text:visited-style-name="Visited_20_Internet_20_Link">
 ERR.</text:a>
</text:p>
      <text:p text:style-name="P4">
За оцінками естонської розвідки, 24 червня в бік Москви висунулося приблизнополкове угруповання. При цьому <text:a xlink:type="simple" xlink:href="https://www.ukrinform.ua/tag-pvk-vagnera" text:style-name="Internet_20_link" text:visited-style-name="Visited_20_Internet_20_Link">
 бійці "Вагнера"</text:a>
 утримували різні військовіоб'єкти: штаб Південного військового округу та аеродроми в районі Ростова.Вагнерівці підтримували високий темп просування, щоб у захисників булоякнайменше часу на підготовку оборони.</text:p>
      <text:p text:style-name="P4">
Початок заколоту, можливо, став результатом прорахунку ватажка групиПригожина. Він міг покладатися на підтримку деяких воєначальників і те, що допоходу на Москву приєднаються частини регулярної армії. Група "Вагнера"зіткнулася зі слабким опором, але й на бік заколотників ніхто не перейшов.Ймовірно, зрозумівши свій прорахунок, Пригожин шукав виходу із ситуації.</text:p>
      <text:p text:style-name="P4">
Зі свого боку, Олександр Лукашенко запропонував прийнятні гарантії безпеки. Заданими розвідувального центру, Лукашенко міг бути лише посередником упереговорах, однак тривалі дружні стосунки між ним і Пригожиним мали важливийвплив на розвиток подій. Лукашенко був зацікавлений у пошуку вирішенняситуації, оскільки його режим безпосередньо залежить від стабільності РФ.</text:p>
      <text:p text:style-name="P4">
На сьогодні відомо про поїздку Пригожина до Білорусі, однак, наскільки відомо,бійці групи "Вагнер" перебувають на своїх базах на окупованих територіях уЛуганській області. Ймовірно, найближчим часом частина "вагнерівців" усе-такипереїде в РБ. Присутність найманців "Вагнера" в Білорусі дозволяє Лукашенкувикористовувати їх як інструкторів підрозділів спеціального призначення. Протевеликий контингент може дестабілізувати обстановку в країні.</text:p>
      <text:p text:style-name="P4">
<text:span text:style-name="T4">
Читайте також:</text:span>
 <text:a xlink:type="simple" xlink:href="https://www.ukrinform.ua/rubric-ato/3729768-zaluznij-zaaviv-so-zakolot-prigozina-ne-vplinuv-na-kontrnastup-zsu.html" text:style-name="Internet_20_link" text:visited-style-name="Visited_20_Internet_20_Link">
 Залужний заявив, що заколот <text:span text:style-name="T4">
Пригожин</text:span>
 а не вплинув наконтрнаступ ЗСУ </text:a>
</text:p>
      <text:p text:style-name="P4">
У розвідці припускають, що РФ лише починає розбиратися з наслідками заколоту.Щодо заколотників можуть бути застосовані жорсткі заходи, можливе посиленняконтролю над збройними силами та органами безпеки. Судячи з усього, Росіяприпинить фінансову та іншу підтримку групи "Вагнера", бійцям запропонувалиперейти до складу ЗС РФ.</text:p>
      <text:p text:style-name="P4">
За підсумковою оцінкою естонської розвідки, у найближчій перспективі дії"вагнерівців" не матимуть значного впливу на хід війни в Україні.</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ій Пригожин 23 червняоголосив демарш проти російського військового керівництва</text:a>
 , зокрема проти міністра оборони РФ Сергія Шойгу.Олександр Лукашенко провів переговори з Пригожиним, після чого той заявив, щобійці угруповання повертаються до польових таборів.</text:p>
      <text:p text:style-name="P4">
У вівторок Лукашенко підтвердив прибуття Пригожина у Білорусь. Путін своєючергою заявив, що «вагнерівці» можуть підписати контракт із російськимміноборони або їхати в Білорусь.</text:p>
      <text:p text:style-name="P4">
Президент Володимир Зеленський переконаний, що контингент ПВК «Вагнер» уБілорусі буде незначним, оскільки більше як 20 тисяч «вагнерівців» уже знищеноукраїнськими силами оборони.</text:p>
      <text:p text:style-name="P4">
<text:span text:style-name="T5">
Фото: ERR</text:span>
</text:p>
      <text:p text:style-name="P4">
Source: <text:a xlink:type="simple" xlink:href="https://www.ukrinform.ua/rubric-world/3729873-vijskova-rozvidka-estonii-nazvala-prorahunki-prigozina-pid-cas-zakolotu.html" text:style-name="Internet_20_link" text:visited-style-name="Visited_20_Internet_20_Link">
https://www.ukrinform.ua/rubric-world/3729873-vijskova-rozvidka-estonii-nazvala-prorahunki-prigozina-pid-cas-zakolotu.html</text:a>
</text:p>
      <!--NEWS-->
      <text:h text:style-name="P10" text:outline-level="1">
<text:span text:style-name="T4">
Документ «Бачення України 2030»: передбачає розвиток клубної системи українського спорту</text:span>
</text:h>
      <text:p text:style-name="P4">
Authors: Ukrinform (Person)</text:p>
      <text:p text:style-name="P4">
Publisher: Укринформ (Organization)</text:p>
      <text:p text:style-name="P4">
Published Time: 2023-06-30T16:37:43+03:00</text:p>
      <text:p text:style-name="P4">
Modified Time: 2023-06-30T16:37:43+03:00</text:p>
      <text:p text:style-name="P4">
Description: Документ політік «Бачення України 2030: реформування та відновлення соціально-гуманітарної сфери», який підготували близько 50 громадських експертів незалежних аналітичних центрів, громадсьихі організації та академічних інституцій, передбачає, зокрема, важливі зміни у спортивній царині. — Укрінформ.</text:p>
      <text:p text:style-name="P4">
Images: ['<text:a xlink:type="simple" xlink:href="https://static.ukrinform.com/photos/2023_06/thumb_files/630_360_1688129853-794.jpg" text:style-name="Internet_20_link" text:visited-style-name="Visited_20_Internet_20_Link">
630_360_16881...</text:a>
']</text:p>
      <text:p text:style-name="P4">
Tags: ['Реформа', 'Спорт', 'Україна', 'Київ']</text:p>
      <text:p text:style-name="P4">
Type: Article</text:p>
      <!--METADATA-->
      <text:p text:style-name="P4">
<draw:frame draw:style-name="fr1" draw:name="Image137" text:anchor-type="as-char" svg:width="6.9236in" svg:height="3.956343in" draw:z-index="0">
<draw:image xlink:href="../Images/yкринформ/2023-06-30T16-37-43-03-00/630_360_1688129853-794.jpg" xlink:type="simple" xlink:show="embed" xlink:actuate="onLoad" draw:mime-type="image/jpeg"/>
</draw:frame>
 Документполітік «Бачення України 2030: реформування та відновлення соціально-гуманітарної сфери», який підготували близько 50 громадських експертівнезалежних аналітичних центрів, громадсьихі організації та академічнихінституцій, передбачає, зокрема, важливі зміни у спортивній царині.</text:p>
      <text:p text:style-name="P4">
Під час своєї презентації документа співзасновниця ГО «U.Sport», членкиня РадиФонду Президента України з підтримки освіти, науки та спорту Олена Медведенкозазначила, що реформа спортивної галузі полягає у демонополізації від держави,створення умов для широкого розвитку клубної системи, передає Укрінформ.</text:p>
      <text:p text:style-name="P4">
«У галузі спорту плануємо працювати через через громадські організації. Владамає ширше дивитися на спорт. Сама реформа полягає у демонополізації спорту віддержави, широкому розвитку клубної системи. Плануємо створення 20,000спортклубів. Існуватимуть також демократичні федерації. Ми опираємося набазові галузеві документи Європейського союзу, Ради Європи. Робота спрямованана спорт вищих досягнень і на масовий спорт - 50 на 50. Важливими на цьомушляху стануть стратегічне планування та цифровізація усіх процесів», - сказалаОлена Медведенко.</text:p>
      <text:p text:style-name="P4">
Вона також розповіла про проект «Спорт крізь життя»: «Це про те, що спорт маєбути з людиною все його життя, починаючи з раннього дитинства, - зазначиласпівзасновниця ГО «U.Sport». - Це, зокрема, має на п'ять років підвищити життялюдини, на 3 - ВВП країни тощо».</text:p>
      <text:p text:style-name="P4">
<text:span text:style-name="T4">
Читайте також:</text:span>
 <text:a xlink:type="simple" xlink:href="https://www.ukrinform.ua/rubric-sports/3723720-evrokomisia-ta-minmolodsportu-ukraini-poglibluut-spivpracu.html" text:style-name="Internet_20_link" text:visited-style-name="Visited_20_Internet_20_Link">
 Єврокомісія та <text:span text:style-name="T4">
Мінмолодьспорту</text:span>
 України поглиблюютьспівпрацю </text:a>
</text:p>
      <text:p text:style-name="P4">
Додамо, що документ політік «Бачення України 2030: реформування та відновленнясоціально-гуманітарної сфери» охоплює також такі сфери, як національнаідентичність (мова, культура, національна пам’ять та державно-церковнівідносини); громадянське суспільство, медіа, права людини; гендерна політика,права людини і реінтеграція; освіта, наука та інновації; система охорониздоров’я; молодь; соціальні політики щодо людей з інвалідністю та ветеранів.</text:p>
      <text:p text:style-name="P4">
Фото: ukrinform.ua.</text:p>
      <text:p text:style-name="P4">
Source: <text:a xlink:type="simple" xlink:href="https://www.ukrinform.ua/rubric-sports/3729872-dokument-bacenna-ukraini-2030-peredbacae-rozvitok-klubnoi-sistemi-ukrainskogo-sportu.html" text:style-name="Internet_20_link" text:visited-style-name="Visited_20_Internet_20_Link">
https://www.ukrinform.ua/rubric-sports/3729872-dokument-bacenna-ukraini-2030-peredbacae-rozvitok-klubnoi-sistemi-ukrainskogo-sportu.html</text:a>
</text:p>
      <!--NEWS-->
      <text:h text:style-name="P10" text:outline-level="1">
<text:span text:style-name="T4">
Зеленський показав роботу авіації ЗСУ: Коли у нас будуть F-16, Росія не матиме шансів у небі</text:span>
</text:h>
      <text:p text:style-name="P4">
Authors: Ukrinform (Person)</text:p>
      <text:p text:style-name="P4">
Publisher: Укринформ (Organization)</text:p>
      <text:p text:style-name="P4">
Published Time: 2023-06-30T16:40:00+03:00</text:p>
      <text:p text:style-name="P4">
Modified Time: 2023-06-30T16:40:00+03:00</text:p>
      <text:p text:style-name="P4">
Description: Українські пілоти, попри технічну перевагу росіян в авіації, мають перевагу в моралі та майстерності, а коли керуватимуть винищувачами F-16, то не залишать ворогові жодного шансу в українському небі. — Укрінформ.</text:p>
      <text:p text:style-name="P4">
Images: ['<text:a xlink:type="simple" xlink:href="https://static.ukrinform.com/photos/2023_02/thumb_files/630_360_1677389139-461.jpg" text:style-name="Internet_20_link" text:visited-style-name="Visited_20_Internet_20_Link">
630_360_16773...</text:a>
']</text:p>
      <text:p text:style-name="P4">
Tags: ['Літак', 'Винищувач', 'Зеленський', 'Війна з Росією']</text:p>
      <text:p text:style-name="P4">
Type: Article</text:p>
      <!--METADATA-->
      <text:p text:style-name="P4">
<draw:frame draw:style-name="fr1" draw:name="Image138" text:anchor-type="as-char" svg:width="6.9236in" svg:height="3.956343in" draw:z-index="0">
<draw:image xlink:href="../Images/yкринформ/2023-06-30T16-40-00-03-00/630_360_1677389139-461.jpg" xlink:type="simple" xlink:show="embed" xlink:actuate="onLoad" draw:mime-type="image/jpeg"/>
</draw:frame>
 Українськіпілоти, попри технічну перевагу росіян в авіації, мають перевагу в моралі тамайстерності, а коли керуватимуть винищувачами F-16, то не залишать вороговіжодного шансу в українському небі.</text:p>
      <text:p text:style-name="P4">
Про це Президент Володимир Зеленський написав у <text:a xlink:type="simple" xlink:href="https://t.me/V_Zelenskiy_official/6786" text:style-name="Internet_20_link" text:visited-style-name="Visited_20_Internet_20_Link">
 Телеграмі</text:a>
 , передає Укрінформ.</text:p>
      <text:p text:style-name="P4">
«Героїчні українські пілоти. Вдячний кожному! Хоч ворог поки що має значнутехнічну перевагу в авіації, але наші пілоти від першого дня повномасштабноївійни мають очевидну перевагу в моралі та майстерності! Вони рятують українціввід російського терору бомбами, ракетами та вбивчими дронами. Коли українськіпілоти керуватимуть <text:a xlink:type="simple" xlink:href="https://www.ukrinform.ua/tag-vinisuvac" text:style-name="Internet_20_link" text:visited-style-name="Visited_20_Internet_20_Link">
 F-16 </text:a>
 – свободастане нездоланною, а для держави-терориста не залишиться жодного шансу унашому небі», - підкреслив Президент.</text:p>
      <text:p text:style-name="P4">
_Відео:<text:a xlink:type="simple" xlink:href="https://t.me/V_Zelenskiy_official/6786" text:style-name="Internet_20_link" text:visited-style-name="Visited_20_Internet_20_Link">
 Офіційний канал Президента України - Володимира Зеленського</text:a>
 _</text:p>
      <text:p text:style-name="P4">
Він також опублікував короткий відеоролик авторства United24 про роботуукраїнської авіації в умовах повномасштабної війни Росії проти України танагальну потребу отримати F-16.</text:p>
      <text:p text:style-name="P4">
<text:span text:style-name="T4">
Читайте також:</text:span>
 <text:a xlink:type="simple" xlink:href="https://www.ukrinform.ua/rubric-ato/3727856-dania-pocala-navcanna-ukrainskih-pilotiv-na-f16.html" text:style-name="Internet_20_link" text:visited-style-name="Visited_20_Internet_20_Link">
 Данія почала навчання українських пілотів на F-16</text:a>
</text:p>
      <text:p text:style-name="P4">
Як <text:a xlink:type="simple" xlink:href="https://www.ukrinform.ua/rubric-ato/3723489-reznikov-pro-perspektivu-otrimanna-ukrainou-f16-ptaskova-koalicia-vidbulasa.html" text:style-name="Internet_20_link" text:visited-style-name="Visited_20_Internet_20_Link">
 повідомлялося </text:a>
 , міністроборони України Олексій Резніков заявляв, що під час засідання Комісії НАТО-Україна були досягнуті конкретні зобов’язання союзників по Альянсу щодоорганізації спеціалізованого тренування для українських пілотів на літакахF-16, що відкриє шлях до майбутньої поставки цих літаків в Україну.</text:p>
      <text:p text:style-name="P4">
<text:span text:style-name="T5">
Фото: milavia.net</text:span>
</text:p>
      <text:p text:style-name="P4">
Source: <text:a xlink:type="simple" xlink:href="https://www.ukrinform.ua/rubric-ato/3729880-zelenskij-pokazav-robotu-ukrainskoi-aviacii-koli-u-nas-budut-f16-rosia-ne-matime-sansiv-u-nebi.html" text:style-name="Internet_20_link" text:visited-style-name="Visited_20_Internet_20_Link">
https://www.ukrinform.ua/rubric-ato/3729880-zelenskij-pokazav-robotu-ukrainskoi-aviacii-koli-u-nas-budut-f16-rosia-ne-matime-sansiv-u-nebi.html</text:a>
</text:p>
      <!--NEWS-->
      <text:h text:style-name="P10" text:outline-level="1">
<text:span text:style-name="T4">
Частка непрацюючих кредитів у банках скоротилася до 39%</text:span>
</text:h>
      <text:p text:style-name="P4">
Authors: Ukrinform (Person)</text:p>
      <text:p text:style-name="P4">
Publisher: Укринформ (Organization)</text:p>
      <text:p text:style-name="P4">
Published Time: 2023-06-30T16:42:00+03:00</text:p>
      <text:p text:style-name="P4">
Modified Time: 2023-06-30T16:42:00+03:00</text:p>
      <text:p text:style-name="P4">
Description: У банківському секторі України станом на 1 червня 2023 року частка непрацюючих кредитів становила 39,12% проти 39,29% станом на 1 травня. — Укрінформ.</text:p>
      <text:p text:style-name="P4">
Images: ['<text:a xlink:type="simple" xlink:href="https://static.ukrinform.com/photos/2021_03/thumb_files/630_360_1616678949-202.jpg" text:style-name="Internet_20_link" text:visited-style-name="Visited_20_Internet_20_Link">
630_360_16166...</text:a>
']</text:p>
      <text:p text:style-name="P4">
Tags: ['Банк', 'Кредит', 'Нацбанк']</text:p>
      <text:p text:style-name="P4">
Type: Article</text:p>
      <!--METADATA-->
      <text:p text:style-name="P4">
<draw:frame draw:style-name="fr1" draw:name="Image139" text:anchor-type="as-char" svg:width="6.9236in" svg:height="3.956343in" draw:z-index="0">
<draw:image xlink:href="../Images/yкринформ/2023-06-30T16-42-00-03-00/630_360_1616678949-202.jpg" xlink:type="simple" xlink:show="embed" xlink:actuate="onLoad" draw:mime-type="image/jpeg"/>
</draw:frame>
 Убанківському секторі України станом на 1 червня 2023 року частка непрацюючихкредитів становила 39,12% проти 39,29% станом на 1 травня.</text:p>
      <text:p text:style-name="P4">
Як передає Укрінформ, про це повідомляє пресслужба Національного банку Україниу <text:a xlink:type="simple" xlink:href="https://t.me/nbu_ua/1616" text:style-name="Internet_20_link" text:visited-style-name="Visited_20_Internet_20_Link">
 Телеграмі</text:a>
.</text:p>
      <text:p text:style-name="P4">
"Частка непрацюючих <text:a xlink:type="simple" xlink:href="https://www.ukrinform.ua/tag-kredit" text:style-name="Internet_20_link" text:visited-style-name="Visited_20_Internet_20_Link">
 кредитів </text:a>
 (NPL) убанківському секторі станом на 1 червня скоротилась до 39,1% порівняно з 39,3%на 1 травня", - йдеться в повідомленні.</text:p>
      <text:p text:style-name="P4">
Зазначається, що обсяг непрацюючих кредитів у травні скоротився на 7,1 млрдгрн, загальний обсяг кредитного портфеля – на 13,2 млрд грн.</text:p>
      <text:p text:style-name="P4">
<text:span text:style-name="T4">
Читайте також:</text:span>
 <text:a xlink:type="simple" xlink:href="https://www.ukrinform.ua/rubric-economy/3728928-nbu-pereglanuv-prognoz-vtrat-bankami-kreditnogo-portfela-cerez-vijnu.html" text:style-name="Internet_20_link" text:visited-style-name="Visited_20_Internet_20_Link">
 <text:span text:style-name="T4">
НБУ</text:span>
 <text:span text:style-name="T4">
переглянув</text:span>
 <text:span text:style-name="T4">
прогноз</text:span>
 <text:span text:style-name="T4">
втрат</text:span>
 <text:span text:style-name="T4">
банками</text:span>
<text:span text:style-name="T4">
кредитного</text:span>
 <text:span text:style-name="T4">
портфеля</text:span>
 <text:span text:style-name="T4">
через</text:span>
 <text:span text:style-name="T4">
війну</text:span>
</text:a>
</text:p>
      <text:p text:style-name="P4">
Згідно з <text:a xlink:type="simple" xlink:href="https://bank.gov.ua/ua/statistic/supervision-statist#3" text:style-name="Internet_20_link" text:visited-style-name="Visited_20_Internet_20_Link">
 даними Нацбанку </text:a>
 , станом на 1 червня 2023 року обсяг непрацюючих кредитів становив428,245 млрд грн проти 435,324 млрд грн станом на 1 травня. Загальний обсягкредитного портфеля у травні скоротився із 1107,938 млрд грн до 1094,744 млрдгрн.</text:p>
      <text:p text:style-name="P4">
Як повідомляв Укрінформ, у банківському секторі України станом на 1 квітня2023 року частка непрацюючих кредитів становила 38,8% проти 38,1% станом на 1січня. До повномасштабного вторгнення росії в Україну частка непрацюючихкредитів в українських банках скорочувалася з 2018 року (з 55% до 27% станомна 1 березня 2022 року), а кредитний портфель зростав.</text:p>
      <text:p text:style-name="P4">
<text:span text:style-name="T5">
Фото: depositphotos.com</text:span>
</text:p>
      <text:p text:style-name="P4">
Source: <text:a xlink:type="simple" xlink:href="https://www.ukrinform.ua/rubric-economy/3729875-castka-nepracuucih-kreditiv-u-bankah-skorotilasa-do-39.html" text:style-name="Internet_20_link" text:visited-style-name="Visited_20_Internet_20_Link">
https://www.ukrinform.ua/rubric-economy/3729875-castka-nepracuucih-kreditiv-u-bankah-skorotilasa-do-39.html</text:a>
</text:p>
      <!--NEWS-->
      <text:h text:style-name="P10" text:outline-level="1">
<text:span text:style-name="T4">
На Кіпрі відкрили четверту Українську книжкову поличку</text:span>
</text:h>
      <text:p text:style-name="P4">
Authors: Ukrinform (Person)</text:p>
      <text:p text:style-name="P4">
Publisher: Укринформ (Organization)</text:p>
      <text:p text:style-name="P4">
Published Time: 2023-06-30T16:45:00+03:00</text:p>
      <text:p text:style-name="P4">
Modified Time: 2023-06-30T16:45:00+03:00</text:p>
      <text:p text:style-name="P4">
Description: Посол Руслан Німчинський разом з ректоркою Університету Центрального Ланкашира на Кіпрі пані Іреною Полікарпу офіційно відкрили в бібліотеці вишу Українську книжкову поличку, яка стала вже четвертою в Республіці Кіпр. — Укрінформ.</text:p>
      <text:p text:style-name="P4">
Images: ['<text:a xlink:type="simple" xlink:href="https://static.ukrinform.com/photos/2023_06/thumb_files/630_360_1688117090-127.jpg" text:style-name="Internet_20_link" text:visited-style-name="Visited_20_Internet_20_Link">
630_360_16881...</text:a>
']</text:p>
      <text:p text:style-name="P4">
Tags: ['Діаспора', 'Кіпр', 'Книги', 'Культура', 'Посольство']</text:p>
      <text:p text:style-name="P4">
Type: Article</text:p>
      <!--METADATA-->
      <text:p text:style-name="P4">
<draw:frame draw:style-name="fr1" draw:name="Image140" text:anchor-type="as-char" svg:width="6.9236in" svg:height="3.956343in" draw:z-index="0">
<draw:image xlink:href="../Images/yкринформ/2023-06-30T16-45-00-03-00/630_360_1688117090-127.jpg" xlink:type="simple" xlink:show="embed" xlink:actuate="onLoad" draw:mime-type="image/jpeg"/>
</draw:frame>
 ПосолРуслан Німчинський разом з ректоркою Університету Центрального Ланкашира наКіпрі пані Іреною Полікарпу офіційно відкрили в бібліотеці вишу Українськукнижкову поличку, яка стала вже четвертою в Республіці Кіпр.</text:p>
      <text:p text:style-name="P4">
Як передає Укрінформ, про це Посольство в Республіці Кіпр повідомило на своїй<text:a xlink:type="simple" xlink:href="https://www.facebook.com/UAEmbassyinCY/posts/pfbid02jy8dcthN4C6332yB1aWNXt3D1jcDt8oZfPucyHA1ibQgNGahHfMeNUN39gRErHoGl" text:style-name="Internet_20_link" text:visited-style-name="Visited_20_Internet_20_Link">
 фейсбук-сторінці</text:a>
.</text:p>
      <text:p text:style-name="P4">
</text:p>
      <text:p text:style-name="P4">
Поличку відкрито у рамках проєкту «Українська книжкова поличка», щореалізується під патронатом Першої Леді України Олени Зеленської.</text:p>
      <text:p text:style-name="P4">
«Посольство продовжує працювати над тим, щоб українська книжка була доступноюдля українців по всьому острову», – йдеться в дописі.</text:p>
      <text:p text:style-name="P4">
</text:p>
      <text:p text:style-name="P4">
Нагадаємо, третю Українську книжкову поличку на Кіпрі <text:a xlink:type="simple" xlink:href="https://www.ukrinform.ua/rubric-diaspora/3718800-na-kipri-vidkrili-tretu-ukrainsku-knizkovu-policku.html" text:style-name="Internet_20_link" text:visited-style-name="Visited_20_Internet_20_Link">
 відкрили</text:a>
 5 червня при Асоціації «Товариствоукраїнсько-кіпрської дружби».</text:p>
      <text:p text:style-name="P4">
Дружина Президента Олена Зеленська повідомила, що проєкт «Українська книжковаполичка» вже <text:a xlink:type="simple" xlink:href="https://www.ukrinform.ua/rubric-culture/3728694-u-bibliotekah-39-krain-uze-e-170-ukrainskih-knizkovih-policok-zelenska.html" text:style-name="Internet_20_link" text:visited-style-name="Visited_20_Internet_20_Link">
 реалізовано </text:a>
 у бібліотеках 39 країн, загалом налічується 170 поличок із 44тисячами книг.</text:p>
      <text:p text:style-name="P4">
<text:span text:style-name="T5">
Фото: Embassy of Ukraine in the Republic of Cyprus / Фейсбук</text:span>
</text:p>
      <text:p text:style-name="P4">
Source: <text:a xlink:type="simple" xlink:href="https://www.ukrinform.ua/rubric-diaspora/3729741-na-kipri-vidkrili-cetvertu-ukrainsku-knizkovu-policku.html" text:style-name="Internet_20_link" text:visited-style-name="Visited_20_Internet_20_Link">
https://www.ukrinform.ua/rubric-diaspora/3729741-na-kipri-vidkrili-cetvertu-ukrainsku-knizkovu-policku.html</text:a>
</text:p>
      <!--NEWS-->
      <text:h text:style-name="P10" text:outline-level="1">
<text:span text:style-name="T4">
У Гаазі 3 липня відкриється Міжнародний центр із переслідування за злочин агресії проти України</text:span>
</text:h>
      <text:p text:style-name="P4">
Authors: Ukrinform (Person)</text:p>
      <text:p text:style-name="P4">
Publisher: Укринформ (Organization)</text:p>
      <text:p text:style-name="P4">
Published Time: 2023-06-30T16:49:00+03:00</text:p>
      <text:p text:style-name="P4">
Modified Time: 2023-06-30T16:49:00+03:00</text:p>
      <text:p text:style-name="P4">
Description: У Гаазі в понеділок, 3 липня 2023 року, відкриється Міжнародний центр з кримінального переслідування за злочин агресії проти України (ICPA). — Укрінформ.</text:p>
      <text:p text:style-name="P4">
Images: ['<text:a xlink:type="simple" xlink:href="https://static.ukrinform.com/photos/2023_06/thumb_files/630_360_1688133053-441.jpg" text:style-name="Internet_20_link" text:visited-style-name="Visited_20_Internet_20_Link">
630_360_16881...</text:a>
']</text:p>
      <text:p text:style-name="P4">
Tags: ['Гаага', 'Нідерланди', 'Злочин', 'Війна з Росією']</text:p>
      <text:p text:style-name="P4">
Type: Article</text:p>
      <!--METADATA-->
      <text:p text:style-name="P4">
<draw:frame draw:style-name="fr1" draw:name="Image143" text:anchor-type="as-char" svg:width="6.9236in" svg:height="3.948443in" draw:z-index="0">
<draw:image xlink:href="../Images/yкринформ/2023-06-30T16-49-00-03-00/630_360_1688133053-441.jpg" xlink:type="simple" xlink:show="embed" xlink:actuate="onLoad" draw:mime-type="image/jpeg"/>
</draw:frame>
 У Гаазі впонеділок, 3 липня 2023 року, відкриється Міжнародний центр з кримінальногопереслідування за злочин агресії проти України (ICPA).</text:p>
      <text:p text:style-name="P4">
Як повідомляє власний кореспондент Укрінформу в Гаазі, прес-конференція щодовідкриття Міжнародного центру з переслідування за злочин агресії проти України(ICPA) відбудеться у будівлі Євроюсту в Гаазі.</text:p>
      <text:p text:style-name="P4">
Участь у заході візьмуть єврокомісар з питань юстиції Дідьє Рейндерс,президент Євроюсту Ладислав Хамран, генеральний прокурор України АндрійКостін, прокурор Міжнародного кримінального суду (МКС) Карім Хан, помічникгенерального прокурора США Кеннет Політ-молодший.</text:p>
      <text:p text:style-name="P4">
Варто зазначити, що це перший випадок створення ініціативи з розслідуваннязлочину агресії за міжнародної підтримки після Другої світової <text:a xlink:type="simple" xlink:href="https://www.ukrinform.ua/rubric-ato" text:style-name="Internet_20_link" text:visited-style-name="Visited_20_Internet_20_Link">
 війни</text:a>
 .</text:p>
      <text:p text:style-name="P4">
<text:span text:style-name="T4">
Читайте також:</text:span>
 <text:a xlink:type="simple" xlink:href="https://www.ukrinform.ua/rubric-world/3723151-parlament-estonii-uhvaliv-zaavu-na-pidtrimku-stvorenna-spectribunalu-dla-rf.html" text:style-name="Internet_20_link" text:visited-style-name="Visited_20_Internet_20_Link">
 Парламент Естонії ухвалив заяву на підтримку створенняспецтрибуналу для РФ </text:a>
</text:p>
      <text:p text:style-name="P4">
Як повідомлялося, Україна спільно з партнерами просуває створення спеціальноготрибуналу для притягнення до кримінальної відповідальності керівництваРосійської Федерації за скоєння злочину агресії проти України.</text:p>
      <text:p text:style-name="P4">
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Фото: ОГП</text:p>
      <text:p text:style-name="P4">
Source: <text:a xlink:type="simple" xlink:href="https://www.ukrinform.ua/rubric-polytics/3729879-u-gaazi-3-lipna-vidkrietsa-miznarodnij-centr-iz-peresliduvanna-za-zlocin-agresii-proti-ukraini.html" text:style-name="Internet_20_link" text:visited-style-name="Visited_20_Internet_20_Link">
https://www.ukrinform.ua/rubric-polytics/3729879-u-gaazi-3-lipna-vidkrietsa-miznarodnij-centr-iz-peresliduvanna-za-zlocin-agresii-proti-ukraini.html</text:a>
</text:p>
      <!--NEWS-->
      <text:h text:style-name="P10" text:outline-level="1">
<text:span text:style-name="T4">
На Кіровоградщині з 1 липня скоротять комендантську годину</text:span>
</text:h>
      <text:p text:style-name="P4">
Authors: Ukrinform (Person)</text:p>
      <text:p text:style-name="P4">
Publisher: Укринформ (Organization)</text:p>
      <text:p text:style-name="P4">
Published Time: 2023-06-30T16:50:00+03:00</text:p>
      <text:p text:style-name="P4">
Modified Time: 2023-06-30T16:50:00+03:00</text:p>
      <text:p text:style-name="P4">
Description: На Кіровоградщині з 1 липня скоротять комендантську годину, вона триватиме з опівночі до четвертої ранку. — Укрінформ.</text:p>
      <text:p text:style-name="P4">
Images: ['<text:a xlink:type="simple" xlink:href="https://static.ukrinform.com/photos/2023_06/thumb_files/630_360_1688133507-576.jpg" text:style-name="Internet_20_link" text:visited-style-name="Visited_20_Internet_20_Link">
630_360_16881...</text:a>
']</text:p>
      <text:p text:style-name="P4">
Tags: ['Кіровоградщина', 'Комендантська година']</text:p>
      <text:p text:style-name="P4">
Type: Article</text:p>
      <!--METADATA-->
      <text:p text:style-name="P4">
<draw:frame draw:style-name="fr1" draw:name="Image144" text:anchor-type="as-char" svg:width="6.9236in" svg:height="3.956343in" draw:z-index="0">
<draw:image xlink:href="../Images/yкринформ/2023-06-30T16-50-00-03-00/630_360_1688133507-576.jpg" xlink:type="simple" xlink:show="embed" xlink:actuate="onLoad" draw:mime-type="image/jpeg"/>
</draw:frame>
 НаКіровоградщині з 1 липня скоротять комендантську годину, вона триватиме зопівночі до четвертої ранку.</text:p>
      <text:p text:style-name="P4">
Про це повідомив начальник Кіровоградської ОВА Андрій Райкович у <text:a xlink:type="simple" xlink:href="https://t.me/kirovogradskaODA/5950" text:style-name="Internet_20_link" text:visited-style-name="Visited_20_Internet_20_Link">
 Телеграмі</text:a>
 , передає Укрінформ.</text:p>
      <text:p text:style-name="P4">
"На Кіровоградщині з 1 липня змінено <text:a xlink:type="simple" xlink:href="https://www.ukrinform.ua/tag-komendantska-godina" text:style-name="Internet_20_link" text:visited-style-name="Visited_20_Internet_20_Link">
 комендантську годину</text:a>
 . Вона діятиме з опівночідо четвертої ранку", - йдеться у повідомленні.</text:p>
      <text:p text:style-name="P4">
Зазначається, що час на роботу закладів громадського харчування і проведеннямасових заходів продовжено до 23:00.</text:p>
      <text:p text:style-name="P4">
<text:span text:style-name="T4">
Читайте також:</text:span>
 <text:a xlink:type="simple" xlink:href="https://www.ukrinform.ua/rubric-regions/3724907-u-deakih-gromadah-nikopolskogo-rajonu-zminitsa-trivalist-komendantskoi-godini.html" text:style-name="Internet_20_link" text:visited-style-name="Visited_20_Internet_20_Link">
 У <text:span text:style-name="T4">
деяких</text:span>
 <text:span text:style-name="T4">
громадах</text:span>
 <text:span text:style-name="T4">
Нікопольського</text:span>
 <text:span text:style-name="T4">
району</text:span>
<text:span text:style-name="T4">
зміниться</text:span>
 <text:span text:style-name="T4">
тривалість</text:span>
 <text:span text:style-name="T4">
комендантської</text:span>
 <text:span text:style-name="T4">
години</text:span>
</text:a>
</text:p>
      <text:p text:style-name="P4">
До 1 липня комендантська година на Кіровоградщині діє з 23:00 до 5:00.</text:p>
      <text:p text:style-name="P4">
Як повідомляв Укрінформ, раніше на Кіровоградщині <text:a xlink:type="simple" xlink:href="https://www.ukrinform.ua/rubric-regions/3725892-na-kirovogradsini-zaboronili-masovi-zahodi-ta-robotu-zakladiv-harcuvanna-pisla-2200.html" text:style-name="Internet_20_link" text:visited-style-name="Visited_20_Internet_20_Link">
 заборонили масові заходита роботу закладів харчування після 22:00. </text:a>
</text:p>
      <text:p text:style-name="P4">
Source: <text:a xlink:type="simple" xlink:href="https://www.ukrinform.ua/rubric-regions/3729881-na-kirovogradsini-z-1-lipna-skorotat-komendantsku-godinu.html" text:style-name="Internet_20_link" text:visited-style-name="Visited_20_Internet_20_Link">
https://www.ukrinform.ua/rubric-regions/3729881-na-kirovogradsini-z-1-lipna-skorotat-komendantsku-godinu.html</text:a>
</text:p>
      <!--NEWS-->
      <text:h text:style-name="P10" text:outline-level="1">
<text:span text:style-name="T4">
Данія анонсувала новий пакет військової допомоги Україні</text:span>
</text:h>
      <text:p text:style-name="P4">
Authors: Ukrinform (Person)</text:p>
      <text:p text:style-name="P4">
Publisher: Укринформ (Organization)</text:p>
      <text:p text:style-name="P4">
Published Time: 2023-06-30T17:02:00+03:00</text:p>
      <text:p text:style-name="P4">
Modified Time: 2023-06-30T17:02:00+03:00</text:p>
      <text:p text:style-name="P4">
Description: Уряд Данії готовий надати пакет військової допомоги Україні на 1,3 мільярда датських крон (понад 170 млн євро). — Укрінформ.</text:p>
      <text:p text:style-name="P4">
Images: ['<text:a xlink:type="simple" xlink:href="https://static.ukrinform.com/photos/2023_04/thumb_files/630_360_1681284425-774.png" text:style-name="Internet_20_link" text:visited-style-name="Visited_20_Internet_20_Link">
630_360_16812...</text:a>
']</text:p>
      <text:p text:style-name="P4">
Tags: ['Данія', 'Літак', 'Винищувач']</text:p>
      <text:p text:style-name="P4">
Type: Article</text:p>
      <!--METADATA-->
      <text:p text:style-name="P4">
<draw:frame draw:style-name="fr1" draw:name="Image145" text:anchor-type="as-char" svg:width="6.9236in" svg:height="3.956343in" draw:z-index="0">
<draw:image xlink:href="../Images/yкринформ/2023-06-30T17-02-00-03-00/630_360_1681284425-774.png" xlink:type="simple" xlink:show="embed" xlink:actuate="onLoad" draw:mime-type="image/png"/>
</draw:frame>
 Уряд Даніїготовий надати пакет військової допомоги Україні на 1,3 мільярда датських крон(понад 170 млн євро).</text:p>
      <text:p text:style-name="P4">
Про це повідомляє <text:a xlink:type="simple" xlink:href="https://www.defense-aerospace.com/denmark-announces-new-military-aid-package-for-ukraine/" text:style-name="Internet_20_link" text:visited-style-name="Visited_20_Internet_20_Link">
 </text:a>
 <text:a xlink:type="simple" xlink:href="https://www.defense-aerospace.com/denmark-announces-new-military-aid-package-for-ukraine/" text:style-name="Internet_20_link" text:visited-style-name="Visited_20_Internet_20_Link">
 Defense-aerospace </text:a>
 зпосиланням на <text:a xlink:type="simple" xlink:href="https://www.fmn.dk/da/nyheder/2023/ny-donationspakke-pa-13-mia.-kroner-med-militar-stotte-til-ukraine/" text:style-name="Internet_20_link" text:visited-style-name="Visited_20_Internet_20_Link">
 </text:a>
 <text:a xlink:type="simple" xlink:href="https://www.fmn.dk/da/nyheder/2023/ny-donationspakke-pa-13-mia.-kroner-med-militar-stotte-til-ukraine/" text:style-name="Internet_20_link" text:visited-style-name="Visited_20_Internet_20_Link">
 заяву</text:a>
 міністерства оборони Данії, передає Укрінформ.</text:p>
      <text:p text:style-name="P4">
Зазначається, що пакет включає, серед іншого, ракети протиповітряної оборони,машини для розмінування та кошти на закупівлю артилерійських боєприпасів дляпідтримки української визвольної боротьби.</text:p>
      <text:p text:style-name="P4">
"Дуже важливо, щоб ми продовжували підтримувати Україну. Це велика і важливапожертва, яку ми зробили на основі побажань і потреб України, і яка повиннапідтримувати поточну боротьбу України проти російських військ", – заявиввиконувач обов’язків міністра оборони Троелс Лунд Поульсен.</text:p>
      <text:p text:style-name="P4">
<text:span text:style-name="T4">
Читайте також:</text:span>
 <text:a xlink:type="simple" xlink:href="https://www.ukrinform.ua/rubric-ato/3729603-nimeccina-peredala-ukraini-partiu-voennoi-dopomogi.html" text:style-name="Internet_20_link" text:visited-style-name="Visited_20_Internet_20_Link">
 <text:span text:style-name="T4">
Німечч</text:span>
 ина передала Україні партію воєнної допомоги</text:a>
</text:p>
      <text:p text:style-name="P4">
"Потреба України в підтримці залишається великою. Сьогоднішній пакет допомогинадсилає важливий сигнал про те, що Данія стоятиме на боці України стільки,скільки це необхідно. Я щасливий, що під егідою ЄС ми спільно закуповуємоартилерійські боєприпаси та даруємо їх Україні, що є абсолютно необхідним дляборотьби України за свободу", – сказав міністр закордонних справ Данії ЛарсЛюкке Расмуссен.</text:p>
      <text:p text:style-name="P4">
Президент Володимир Зеленський подякував уряду Данії за новий пакет оборонноїдопомоги розміром близько $190 мільйонів.</text:p>
      <text:p text:style-name="P4">
<text:span text:style-name="T4">
Читайте також:</text:span>
 <text:a xlink:type="simple" xlink:href="https://www.ukrinform.ua/rubric-ato/3729889-u-bolgarii-anonsuvali-vidpravlenna-vijskovoi-dopomogi-ukraini.html" text:style-name="Internet_20_link" text:visited-style-name="Visited_20_Internet_20_Link">
 Болгарія відправить військову допомогу Україні</text:a>
</text:p>
      <text:p text:style-name="P4">
"Вдячний уряду Данії на чолі з Метте Фредеріксен за новий пакет оборонноїдопомоги розміром близько $190 млн. Додаткові ракети для ППО, боєприпаси,артилерійські снаряди й техніка для розмінування – критично важливі потреби наполі бою. Дякуємо за своєчасну підтримку та важливий внесок у нашу спільнуперемогу", - <text:a xlink:type="simple" xlink:href="https://twitter.com/ZelenskyyUa/status/1674801169242402816" text:style-name="Internet_20_link" text:visited-style-name="Visited_20_Internet_20_Link">
 написав</text:a>
 Зеленський.</text:p>
      <text:p text:style-name="P4">
Як повідомляв Укрінформ, виконувач обов'язків міністра оборони Данії ТроельсЛунд Поульсен заявив про початок тренування українських пілотів на західних <text:a xlink:type="simple" xlink:href="https://www.ukrinform.ua/rubric-ato/3729880-zelenskij-pokazav-robotu-ukrainskoi-aviacii-koli-u-nas-budut-f16-rosia-ne-matime-sansiv-u-nebi.html" text:style-name="Internet_20_link" text:visited-style-name="Visited_20_Internet_20_Link">
винищувачах F-16 </text:a>
 .</text:p>
      <text:p text:style-name="P4">
Source: <text:a xlink:type="simple" xlink:href="https://www.ukrinform.ua/rubric-ato/3729882-dania-anonsuvala-novij-paket-vijskovoi-dopomogi-ukraini.html" text:style-name="Internet_20_link" text:visited-style-name="Visited_20_Internet_20_Link">
https://www.ukrinform.ua/rubric-ato/3729882-dania-anonsuvala-novij-paket-vijskovoi-dopomogi-ukraini.html</text:a>
</text:p>
      <!--NEWS-->
      <text:h text:style-name="P10" text:outline-level="1">
<text:span text:style-name="T4">
Наразі на півночі безпосередніх загроз з боку Росії та Білорусі немає – Наєв</text:span>
</text:h>
      <text:p text:style-name="P4">
Authors: Ukrinform (Person)</text:p>
      <text:p text:style-name="P4">
Publisher: Укринформ (Organization)</text:p>
      <text:p text:style-name="P4">
Published Time: 2023-06-30T17:09:00+03:00</text:p>
      <text:p text:style-name="P4">
Modified Time: 2023-06-30T17:09:00+03:00</text:p>
      <text:p text:style-name="P4">
Description: Командувач Об’єднаних Сил Збройних Сил України генерал-лейтенант Сергій Наєв заявив, що наразі безпосередньої загрози з боку Білорусі та Росії немає, однак, у разі зростання рівня загроз передбачено нарощування сил. — Укрінформ.</text:p>
      <text:p text:style-name="P4">
Images: ['<text:a xlink:type="simple" xlink:href="https://static.ukrinform.com/photos/2023_05/thumb_files/630_360_1683793421-529.jpeg" text:style-name="Internet_20_link" text:visited-style-name="Visited_20_Internet_20_Link">
630_360_16837...</text:a>
']</text:p>
      <text:p text:style-name="P4">
Tags: ['Білорусь', 'ЗСУ', 'Наєв', 'Війна з Росією']</text:p>
      <text:p text:style-name="P4">
Type: Article</text:p>
      <!--METADATA-->
      <text:p text:style-name="P4">
<draw:frame draw:style-name="fr1" draw:name="Image146" text:anchor-type="as-char" svg:width="6.9236in" svg:height="3.956343in" draw:z-index="0">
<draw:image xlink:href="../Images/yкринформ/2023-06-30T17-09-00-03-00/630_360_1683793421-529.jpeg" xlink:type="simple" xlink:show="embed" xlink:actuate="onLoad" draw:mime-type="image/jpeg"/>
</draw:frame>
Командувач Об’єднаних Сил Збройних Сил України генерал-лейтенант Сергій Наєвзаявив, що наразі безпосередньої загрози з боку Білорусі та Росії немає,однак, у разі зростання рівня загроз передбачено нарощування сил.</text:p>
      <text:p text:style-name="P4">
Як передає Укрінформ, про це Командування Об'єднаних Сил ЗС України повідомляєу <text:a xlink:type="simple" xlink:href="https://t.me/KOS_ZSU/2024" text:style-name="Internet_20_link" text:visited-style-name="Visited_20_Internet_20_Link">
 Телеграмі. </text:a>
</text:p>
      <text:p text:style-name="P4">
"Саме на даний час у смузі відповідальності Північного угрупування військбезпосередньої загрози наступальних дій наземних сил для України з бокуБілорусі та Росії немає. Однак, у разі зростання рівня загроз передбаченонарощування сил та засобів, а також інші практичні заходи щодо підвищенняоборонних спроможностей угруповання", - зазначив <text:a xlink:type="simple" xlink:href="https://www.ukrinform.ua/tag-naev" text:style-name="Internet_20_link" text:visited-style-name="Visited_20_Internet_20_Link">
 Наєв.</text:a>
</text:p>
      <text:p text:style-name="P4">
За його словами, розвідка не припиняє свою роботу зі здобуття інформації. Крімтого, ЗСУ щодня перебувають на постійному робочому контакті з іноземнимипартнерами щодо обміну інформацією.</text:p>
      <text:p text:style-name="P4">
"Ми свідомі тієї інформації, якою володіємо, але час не витрачаємо. Цеозначає, що всі без виключення військовослужбовці у Північній операційній зоніпрофесійно виконують покладені на них завдання", - наголосив Наєв.</text:p>
      <text:p text:style-name="P4">
<text:span text:style-name="T4">
Читайте також:</text:span>
 <text:a xlink:type="simple" xlink:href="https://www.ukrinform.ua/rubric-ato/3727665-na-pivnoci-zaversili-budivnictvo-psihologicnotakticnih-smug-pereskod-naev.html" text:style-name="Internet_20_link" text:visited-style-name="Visited_20_Internet_20_Link">
 На півночі завершили будівництво психологічно-тактичнихсмуг перешкод - <text:span text:style-name="T4">
Наєв</text:span>
 </text:a>
</text:p>
      <text:p text:style-name="P4">
Своєю чергою командування поступово збільшує оборонні спроможності тазаймається заходами підвищення навченості особового складу.</text:p>
      <text:p text:style-name="P4">
"Особовий склад злагоджений, а командири знають, як правильно керуватипідлеглими і як діяти у разі необхідного посилення", - підкреслив Наєв.</text:p>
      <text:p text:style-name="P4">
Як повідомляв Укрінформ, 30 червня Президент Володимир Зеленський провівчергове <text:a xlink:type="simple" xlink:href="https://www.ukrinform.ua/rubric-ato/3729817-na-stavci-dorucili-posiliti-zahist-na-pivnicnomu-napramku-zelenskij.html" text:style-name="Internet_20_link" text:visited-style-name="Visited_20_Internet_20_Link">
 засідання Ставки Верховного головнокомандувача щодо ситуації нафронті та загроз з боку Білорусі. </text:a>
</text:p>
      <text:p text:style-name="P4">
<text:span text:style-name="T5">
Фото: Телеграм Новини КОС ЗСУ</text:span>
</text:p>
      <text:p text:style-name="P4">
Source: <text:a xlink:type="simple" xlink:href="https://www.ukrinform.ua/rubric-ato/3729890-narazi-na-pivnoci-bezposerednih-zagroz-z-boku-rosii-ta-bilorusi-nemae-naev.html" text:style-name="Internet_20_link" text:visited-style-name="Visited_20_Internet_20_Link">
https://www.ukrinform.ua/rubric-ato/3729890-narazi-na-pivnoci-bezposerednih-zagroz-z-boku-rosii-ta-bilorusi-nemae-naev.html</text:a>
</text:p>
      <!--NEWS-->
      <text:h text:style-name="P10" text:outline-level="1">
<text:span text:style-name="T4">
Уряд призначив Олену Думу головою АРМА</text:span>
</text:h>
      <text:p text:style-name="P4">
Authors: Ukrinform (Person)</text:p>
      <text:p text:style-name="P4">
Publisher: Укринформ (Organization)</text:p>
      <text:p text:style-name="P4">
Published Time: 2023-06-30T17:11:00+03:00</text:p>
      <text:p text:style-name="P4">
Modified Time: 2023-06-30T17:11:00+03:00</text:p>
      <text:p text:style-name="P4">
Description: Кабінет Міністрів призначив Олену Думу головою Національного агентства з питань виявлення, розшуку та управління активами, одержаними від корупційних злочинів. — Укрінформ.</text:p>
      <text:p text:style-name="P4">
Images: ['<text:a xlink:type="simple" xlink:href="https://static.ukrinform.com/photos/2020_05/thumb_files/630_360_1589467658-112.jpg" text:style-name="Internet_20_link" text:visited-style-name="Visited_20_Internet_20_Link">
630_360_15894...</text:a>
']</text:p>
      <text:p text:style-name="P4">
Tags: ['Кабмін', 'Призначення', 'АРМА', 'Олена Дума']</text:p>
      <text:p text:style-name="P4">
Type: Article</text:p>
      <!--METADATA-->
      <text:p text:style-name="P4">
<draw:frame draw:style-name="fr1" draw:name="Image147" text:anchor-type="as-char" svg:width="6.9236in" svg:height="3.956343in" draw:z-index="0">
<draw:image xlink:href="../Images/yкринформ/2023-06-30T17-11-00-03-00/630_360_1589467658-112.jpg" xlink:type="simple" xlink:show="embed" xlink:actuate="onLoad" draw:mime-type="image/jpeg"/>
</draw:frame>
 КабінетМіністрів призначив Олену Думу головою Національного агентства з питаньвиявлення, розшуку та управління активами, одержаними від корупційнихзлочинів.</text:p>
      <text:p text:style-name="P4">
Про це повідомляє Укрінформ із посилання на <text:a xlink:type="simple" xlink:href="https://t.me/uriad24/3262" text:style-name="Internet_20_link" text:visited-style-name="Visited_20_Internet_20_Link">
 Телеграм</text:a>
 Уряд online.</text:p>
      <text:p text:style-name="P4">
«На своєму засіданні 30 червня <text:a xlink:type="simple" xlink:href="https://www.ukrinform.ua/tag-kabmin" text:style-name="Internet_20_link" text:visited-style-name="Visited_20_Internet_20_Link">
 Кабінет Міністрів України</text:a>
 ухвалив розпорядження про призначенняДуми Олени Олексіївни головою Національного агентства України з питаньвиявлення, розшуку та управління активами, одержаними від корупційнихзлочинів», - йдеться у повідомленні.</text:p>
      <text:p text:style-name="P4">
<text:span text:style-name="T4">
Читайте також:</text:span>
 <text:a xlink:type="simple" xlink:href="https://www.ukrinform.ua/rubric-polytics/3729850-posli-krain-g7-pro-priznacenna-golovi-arma-vazlivo-dotrimuvatis-procedur.html" text:style-name="Internet_20_link" text:visited-style-name="Visited_20_Internet_20_Link">
 Посли країн G7 про призначення голови <text:span text:style-name="T4">
АРМА</text:span>
 : Важливодотримуватись процедур </text:a>
</text:p>
      <text:p text:style-name="P4">
Також, згідно з повідомленням, погоджено проєкт розпорядження ПрезидентаУкраїни про звільнення Наталії Букрєєвої з посади голови Маріупольськоїрайонної державної адміністрації Донецької області, про призначення ОлександраПанасенка головою Маріупольської районної державної адміністрації Донецькоїобласті.</text:p>
      <text:p text:style-name="P4">
Крім того, погоджено призначення Лесі Карнаух заступником голови Київськоїобласної державної адміністрації, Сергія Кропивченка - заступником головиСумської обласної державної адміністрації, Олексія Дрозденка - заступникомголови Сумської обласної державної адміністрації з питань цифрового розвитку,цифрових трансформацій і цифровізації, а також Антона Самойленка - заступникомголови Херсонської обласної державної адміністрації.</text:p>
      <text:p text:style-name="P4">
Як повідомлялося, 28 червня Олена Дума була <text:a xlink:type="simple" xlink:href="https://www.ukrinform.ua/rubric-society/3729048-komisia-obrala-novu-ocilnicu-arma-transparency-international-poperedzae-pro-riziki.html" text:style-name="Internet_20_link" text:visited-style-name="Visited_20_Internet_20_Link">
 визначена переможницею конкурсусеред кандидатів </text:a>
 на посаду голова АРМА. Згодом вибухнув скандал щодо фактів їїбіографії.</text:p>
      <text:p text:style-name="P4">
29 червня член конкурсної комісії з відбору кандидатів на главу АРМА ДмитроОстапенко <text:a xlink:type="simple" xlink:href="https://www.ukrinform.ua/rubric-economy/3729595-clen-konkursnoi-komisii-z-vidboru-kandidativ-na-glavu-arma-vidklikav-pidpis-za-peremoznicu.html" text:style-name="Internet_20_link" text:visited-style-name="Visited_20_Internet_20_Link">
 відкликав </text:a>
 підпис за переможницю конкурсу Олену Думу. Він мотивувавсвоє рішення тим, що на момент голосування у нього не було повної інформаціїщодо кандидата, “яка має вирішальне для мене значення та яка менеприголомшила". Також він заявив, що було порушено процедуру голосування.</text:p>
      <text:p text:style-name="P4">
Своєю чергою посли країн "Групи семи" <text:a xlink:type="simple" xlink:href="https://www.ukrinform.ua/amp/rubric-polytics/3729850-posli-krain-g7-pro-priznacenna-golovi-arma-vazlivo-dotrimuvatis-procedur.html" text:style-name="Internet_20_link" text:visited-style-name="Visited_20_Internet_20_Link">
 звернули увагу</text:a>
 на занепокоєністьгромадянського суспільства щодо призначення голови АРМА і наголосили наважливості дотримання належних процедур.</text:p>
      <text:p text:style-name="P4">
"G7 уважно стежила за процесом призначення голови AРМА та зауважилазанепокоєність громадянського суспільства щодо вжитих процедур. Важливодотримуватись належних процедур, щоб зміцнити довіру до AРМА", - зазначилипосли.</text:p>
      <text:p text:style-name="P4">
Тимчасовим керівником АРМА із серпня 2021 року був Дмитро Жоравович.</text:p>
      <text:p text:style-name="P4">
Source: <text:a xlink:type="simple" xlink:href="https://www.ukrinform.ua/rubric-economy/3729891-urad-priznaciv-olenu-dumu-golovou-arma.html" text:style-name="Internet_20_link" text:visited-style-name="Visited_20_Internet_20_Link">
https://www.ukrinform.ua/rubric-economy/3729891-urad-priznaciv-olenu-dumu-golovou-arma.html</text:a>
</text:p>
      <!--NEWS-->
      <text:h text:style-name="P10" text:outline-level="1">
<text:span text:style-name="T4">
Болгарія відправить військову допомогу Україні</text:span>
</text:h>
      <text:p text:style-name="P4">
Authors: Ukrinform (Person)</text:p>
      <text:p text:style-name="P4">
Publisher: Укринформ (Organization)</text:p>
      <text:p text:style-name="P4">
Published Time: 2023-06-30T17:14:00+03:00</text:p>
      <text:p text:style-name="P4">
Modified Time: 2023-06-30T17:14:00+03:00</text:p>
      <text:p text:style-name="P4">
Description: Міністр оборони Болгарії Тодор Тагарєв заявив, що незабаром країна відправить військову допомогу Україні. — Укрінформ.</text:p>
      <text:p text:style-name="P4">
Images: ['<text:a xlink:type="simple" xlink:href="https://static.ukrinform.com/photos/2023_06/thumb_files/630_360_1688134420-607.jpg" text:style-name="Internet_20_link" text:visited-style-name="Visited_20_Internet_20_Link">
630_360_16881...</text:a>
']</text:p>
      <text:p text:style-name="P4">
Tags: ['Болгарія', 'Україна', 'Війна з Росією']</text:p>
      <text:p text:style-name="P4">
Type: Article</text:p>
      <!--METADATA-->
      <text:p text:style-name="P4">
<draw:frame draw:style-name="fr1" draw:name="Image148" text:anchor-type="as-char" svg:width="6.9236in" svg:height="3.956343in" draw:z-index="0">
<draw:image xlink:href="../Images/yкринформ/2023-06-30T17-14-00-03-00/630_360_1688134420-607.jpg" xlink:type="simple" xlink:show="embed" xlink:actuate="onLoad" draw:mime-type="image/jpeg"/>
</draw:frame>
 Міністроборони Болгарії Тодор Тагарєв заявив, що незабаром країна відправитьвійськову допомогу Україні.</text:p>
      <text:p text:style-name="P4">
Як передає Укрінформ, про це повідомляє агентство <text:a xlink:type="simple" xlink:href="https://www.novinite.com/articles/220699/Defense+Minister%3A+Bulgaria+will+start+Sending+Military+Aid+to+Ukraine+soon" text:style-name="Internet_20_link" text:visited-style-name="Visited_20_Internet_20_Link">
 Novinite.com</text:a>
з посиланням на Національне телебачення Болгарії.</text:p>
      <text:p text:style-name="P4">
«Незабаром розпочнеться процес відправлення військової допомоги Україні», –наголосив болгарський міністр.</text:p>
      <text:p text:style-name="P4">
Тагарєв не вказав терміни поставок, але запевнив, що Київ «отримаєнайнеобхідніші ресурси негайно».</text:p>
      <text:p text:style-name="P4">
Також він додав, що Болгарія підтримає членство України в <text:a xlink:type="simple" xlink:href="https://www.ukrinform.ua/tag-nato" text:style-name="Internet_20_link" text:visited-style-name="Visited_20_Internet_20_Link">
 НАТО</text:a>
 після закінчення російсько-українськоївійни.</text:p>
      <text:p text:style-name="P4">
Проте на запитання, чи існують пропозиції від Болгарії щодо надання гарантійбезпеки Україні, Тагарєв відповів негативно.</text:p>
      <text:p text:style-name="P4">
«Це питання на даний момент не обговорювалося. Ці перемовини ведуться надвосторонній основі, ми поки що не брали участі у цих переговорах і не маємонаміру їх вести», – прокоментував він.</text:p>
      <text:p text:style-name="P4">
<text:span text:style-name="T4">
Читайте також:</text:span>
 <text:a xlink:type="simple" xlink:href="https://www.ukrinform.ua/rubric-ato/3729603-nimeccina-peredala-ukraini-partiu-voennoi-dopomogi.html" text:style-name="Internet_20_link" text:visited-style-name="Visited_20_Internet_20_Link">
 <text:span text:style-name="T4">
Німеччи</text:span>
 на передала Україні партію воєнної допомоги</text:a>
</text:p>
      <text:p text:style-name="P4">
Голова парламентського комітету з питань оборони Христо Гаджев теж сказав, щонаразі питання про участь Болгарії у коаліції бажаючих надати Україні гарантіїбезпеки не стоїть на порядку денному.</text:p>
      <text:p text:style-name="P4">
«Болгарія має бути частиною загального рішення саміту НАТО (у Вільнюсі –ред.). Гарантії безпеки (для України – ред.) мають бути надані з активноюзаявою про майбутнє членство», – підсумував Гаджев.</text:p>
      <text:p text:style-name="P4">
<text:span text:style-name="T4">
Читайте також:</text:span>
 <text:a xlink:type="simple" xlink:href="https://www.ukrinform.ua/rubric-ato/3729882-dania-anonsuvala-novij-paket-vijskovoi-dopomogi-ukraini.html" text:style-name="Internet_20_link" text:visited-style-name="Visited_20_Internet_20_Link">
 <text:span text:style-name="T4">
Дані</text:span>
 я анонсувала новий пакет військової допомогиУкраїні </text:a>
</text:p>
      <text:p text:style-name="P4">
Як повідомляв Укрінформ, уряд Болгарії 23 червня <text:a xlink:type="simple" xlink:href="https://www.ukrinform.ua/rubric-ato/3728071-bolgaria-shvalila-novij-paket-vijskovoi-dopomogi-ukraini.html" text:style-name="Internet_20_link" text:visited-style-name="Visited_20_Internet_20_Link">
 схвалив</text:a>
 новий пакет військової допомоги Україні.</text:p>
      <text:p text:style-name="P4">
11-12 липня у Вільнюсі відбудеться саміт НАТО. Серед головних питаньрозглядатиметься продовження допомоги для України у боротьбі проти російськоїагресії. Україна від цієї зустрічі очікує конкретних рішень щодо визначенняшляху країни до членства в НАТО та щодо надання гарантій безпеки длязапобігання ймовірному повторенню російської агресії у майбутньому.</text:p>
      <text:p text:style-name="P4">
Source: <text:a xlink:type="simple" xlink:href="https://www.ukrinform.ua/rubric-ato/3729889-u-bolgarii-anonsuvali-vidpravlenna-vijskovoi-dopomogi-ukraini.html" text:style-name="Internet_20_link" text:visited-style-name="Visited_20_Internet_20_Link">
https://www.ukrinform.ua/rubric-ato/3729889-u-bolgarii-anonsuvali-vidpravlenna-vijskovoi-dopomogi-ukraini.html</text:a>
</text:p>
      <!--NEWS-->
      <text:h text:style-name="P10" text:outline-level="1">
<text:span text:style-name="T4">
ОП розробляє концепцію єдиного органу для перевірок бізнесу - Шурма</text:span>
</text:h>
      <text:p text:style-name="P4">
Authors: Ukrinform (Person)</text:p>
      <text:p text:style-name="P4">
Publisher: Укринформ (Organization)</text:p>
      <text:p text:style-name="P4">
Published Time: 2023-06-30T17:14:30+03:00</text:p>
      <text:p text:style-name="P4">
Modified Time: 2023-06-30T17:14:30+03:00</text:p>
      <text:p text:style-name="P4">
Description: В Україні працюють над концепцією, яка передбачає концентрацію правоохоронних та контролюючих функцій взаємодії з бізнесом в одному державному органі. Серед можливих варіантів – Бюро економічної безпеки. — Укрінформ.</text:p>
      <text:p text:style-name="P4">
Images: ['<text:a xlink:type="simple" xlink:href="https://static.ukrinform.com/photos/2023_06/thumb_files/630_360_1688132064-617.jpg" text:style-name="Internet_20_link" text:visited-style-name="Visited_20_Internet_20_Link">
630_360_16881...</text:a>
']</text:p>
      <text:p text:style-name="P4">
Tags: ['Бізнес', 'Офіс Президента', 'Бюро економічної безпеки']</text:p>
      <text:p text:style-name="P4">
Type: Article</text:p>
      <!--METADATA-->
      <text:p text:style-name="P4">
<draw:frame draw:style-name="fr1" draw:name="Image149" text:anchor-type="as-char" svg:width="6.9236in" svg:height="3.956343in" draw:z-index="0">
<draw:image xlink:href="../Images/yкринформ/2023-06-30T17-14-30-03-00/630_360_1688132064-617.jpg" xlink:type="simple" xlink:show="embed" xlink:actuate="onLoad" draw:mime-type="image/jpeg"/>
</draw:frame>
 В Україніпрацюють над концепцією, яка передбачає концентрацію правоохоронних таконтролюючих функцій взаємодії з бізнесом в одному державному органі. Середможливих варіантів – Бюро економічної безпеки.</text:p>
      <text:p text:style-name="P4">
Про це повідомив під час пресконференції заступник керівника Офісу президентаз економічних питань Ростислав Шурма, передає кореспонденту Укрінформу.</text:p>
      <text:p text:style-name="P4">
«Щодо взаємодії з правоохоронними і контролюючими органами. Ми в найближчітижні, можливо, за місяць або два, напрацюємо концепцію, коли ми весьфункціонал взаємодії з бізнесу спробуємо сконцентрувати в одномуправоохоронно-контролюючому органу для того, щоб до однієї і тієї ж компаніїне ходило по 3-5 органів. Який саме це буде орган, поки не можу сказати, алеяк базовий варіант обговорюється, що це все-таки буде Бюро економічноїбезпеки», - наголосив представник <text:a xlink:type="simple" xlink:href="https://www.ukrinform.ua/tag-ofis-prezidenta" text:style-name="Internet_20_link" text:visited-style-name="Visited_20_Internet_20_Link">
 ОП </text:a>
 .</text:p>
      <text:p text:style-name="P4">
За його словами, дискомфорт, який виникає у бізнесу під час спілкування зправоохоронцями або контролюючими органами, часто пов'язаний з глибиннимипроблемами тих чи інших секторів законодавства.</text:p>
      <text:p text:style-name="P4">
<text:span text:style-name="T4">
Читайте також:</text:span>
 <text:a xlink:type="simple" xlink:href="https://www.ukrinform.ua/rubric-economy/3729876-podatkova-reforma-ta-amnistia-kapitaliv-v-op-rozpovili-pro-bacenna-cashlessekonomiki-v-ukraini.html" text:style-name="Internet_20_link" text:visited-style-name="Visited_20_Internet_20_Link">
 Податкова реформа та амністія капіталів: в ОП розповілипро бачення cashless-економіки в Україні </text:a>
</text:p>
      <text:p text:style-name="P4">
«Відбулась якась неправильна технічна дія у законодавстві. Це спровокувалокримінальну справу, потім – слідчі чи інші дії у вигляді обшуків, допитів ітак далі. Тому необхідно просто системно і глибоко брати та лопатити всінапрямки законодавства, аби прибрати та дерегулювати велику кількістьтехнічних причин. Бо в 99% випадків правоохоронці формально праві», - додавШурма.</text:p>
      <text:p text:style-name="P4">
Як повідомлялось, <text:a xlink:type="simple" xlink:href="https://www.ukrinform.ua/rubric-economy/3729243-rada-ratifikuvala-ugodu-z-es-pro-ucast-ukraini-u-programi-edinij-rinok.html" text:style-name="Internet_20_link" text:visited-style-name="Visited_20_Internet_20_Link">
 Верховна Рада ратифікувала угоду між Україною таЄвропейським Союзом щодо участі в програмі «Єдиний ринок»</text:a>
 – платформи для розвиткубізнесу, яка демонструє стійкість та забезпечує стабільний доступ споживачамдо товарів і послуг.</text:p>
      <text:p text:style-name="P4">
Source: <text:a xlink:type="simple" xlink:href="https://www.ukrinform.ua/rubric-economy/3729888-op-rozroblae-koncepciu-edinogo-organu-dla-perevirok-biznesu-surma.html" text:style-name="Internet_20_link" text:visited-style-name="Visited_20_Internet_20_Link">
https://www.ukrinform.ua/rubric-economy/3729888-op-rozroblae-koncepciu-edinogo-organu-dla-perevirok-biznesu-surma.html</text:a>
</text:p>
      <!--NEWS-->
      <text:h text:style-name="P10" text:outline-level="1">
<text:span text:style-name="T4">
АРМА повторно шукає управителів для 14 арештованих санаторіїв та готелів</text:span>
</text:h>
      <text:p text:style-name="P4">
Authors: Ukrinform (Person)</text:p>
      <text:p text:style-name="P4">
Publisher: Укринформ (Organization)</text:p>
      <text:p text:style-name="P4">
Published Time: 2023-06-30T17:24:00+03:00</text:p>
      <text:p text:style-name="P4">
Modified Time: 2023-06-30T17:24:00+03:00</text:p>
      <text:p text:style-name="P4">
Description: Національне агентство України з питань розшуку та менеджменту активів (АРМА) оголосило повторний конкурс з пошуку управителів для арештованих санаторіїв з номерним фондом для переселенців та військовослужбовців. — Укрінформ.</text:p>
      <text:p text:style-name="P4">
Images: ['<text:a xlink:type="simple" xlink:href="https://static.ukrinform.com/photos/2022_08/thumb_files/630_360_1660553796-610.jpg" text:style-name="Internet_20_link" text:visited-style-name="Visited_20_Internet_20_Link">
630_360_16605...</text:a>
']</text:p>
      <text:p text:style-name="P4">
Tags: ['Конкурс', 'Готель', 'АРМА']</text:p>
      <text:p text:style-name="P4">
Type: Article</text:p>
      <!--METADATA-->
      <text:p text:style-name="P4">
<draw:frame draw:style-name="fr1" draw:name="Image150" text:anchor-type="as-char" svg:width="6.9236in" svg:height="3.956343in" draw:z-index="0">
<draw:image xlink:href="../Images/yкринформ/2023-06-30T17-24-00-03-00/630_360_1660553796-610.jpg" xlink:type="simple" xlink:show="embed" xlink:actuate="onLoad" draw:mime-type="image/jpeg"/>
</draw:frame>
Національне агентство України з питань розшуку та менеджменту активів (АРМА)оголосило повторний конкурс з пошуку управителів для арештованих санаторіїв зномерним фондом для переселенців та військовослужбовців.</text:p>
      <text:p text:style-name="P4">
Про це повідомляє пресслужба <text:a xlink:type="simple" xlink:href="https://arma.gov.ua/news/typical/povtorno-shukaemo-upraviteliv-dlya-areshtovanih-sanatoriiv-z-nomernim-fondom-dlya-pereselentsiv-ta-viyskovoslujbovtsiv" text:style-name="Internet_20_link" text:visited-style-name="Visited_20_Internet_20_Link">
 АРМА</text:a>
 , передає Укрінформ.</text:p>
      <text:p text:style-name="P4">
« <text:a xlink:type="simple" xlink:href="https://www.ukrinform.ua/tag-arma" text:style-name="Internet_20_link" text:visited-style-name="Visited_20_Internet_20_Link">
 АРМА </text:a>
 повторно оголосило конкурси звідбору управителів для низки арештованих готелів та санаторіїв, частина площіяких має бути передана майбутніми управителями на потреби внутрішньопереміщених осіб та реабілітації військовослужбовців», - йдеться вповідомленні.</text:p>
      <text:p text:style-name="P4">
Наразі оголошено конкурси для 14 об’єктів нерухомості. Зокрема, йдеться проготелі «Турист» у Києві, Харкові, Миколаєві та Львові, санаторії «Карпати»,«Синяк» та «Шаян» у Закарпатській області, санаторії «Золоті піски» та«Затока» в Одеській області, санаторно-курортний комплекс «Миргородкурорт» уПолтавській області, дитячий оздоровчий комплекс «Збруч» у Тернопільськійобласті тощо.</text:p>
      <text:p text:style-name="P4">
<text:span text:style-name="T4">
Читайте також:</text:span>
 <text:a xlink:type="simple" xlink:href="https://www.ukrinform.ua/rubric-society/3729048-komisia-obrala-novu-ocilnicu-arma-transparency-international-poperedzae-pro-riziki.html" text:style-name="Internet_20_link" text:visited-style-name="Visited_20_Internet_20_Link">
 <text:span text:style-name="T4">
Комісія</text:span>
 <text:span text:style-name="T4">
обрала</text:span>
 <text:span text:style-name="T4">
нову</text:span>
 <text:span text:style-name="T4">
очільницю</text:span>
 <text:span text:style-name="T4">
АРМА</text:span>
 :<text:span text:style-name="T4">
Transparency</text:span>
 <text:span text:style-name="T4">
International</text:span>
 <text:span text:style-name="T4">
попереджає</text:span>
 <text:span text:style-name="T4">
про</text:span>
 <text:span text:style-name="T4">
ризики</text:span>
</text:a>
</text:p>
      <text:p text:style-name="P4">
В АРМА зауважують, що один з головних пунктів програми управління кожногоучасника конкурсу – відсоток загальної площі об’єкта нерухомості, якийуправитель надаватиме для зазначених соціальних цілей. Відтак, чим вищу часткуномерного фонду або квадратних метрів для внутрішньо переміщених осіб тавійськовослужбовців запропонує потенційний управитель, тим більш конкурентноюбуде його пропозиція.</text:p>
      <text:p text:style-name="P4">
Прийом документів триває до 16:00 24 липня 2023 року.</text:p>
      <text:p text:style-name="P4">
Як повідомлялося, в управління АРМА <text:a xlink:type="simple" xlink:href="https://www.ukrinform.ua/rubric-economy/3728806-arma-peredali-majze-2-milardi-z-rahunkiv-kompanii-povazanoi-z-1xbet.html" text:style-name="Internet_20_link" text:visited-style-name="Visited_20_Internet_20_Link">
 передано майже 2 млрд гривень</text:a>
 із рахунківкомпанії-нерезидента, пов’язаної з російським букмекером 1XBET.</text:p>
      <text:p text:style-name="P4">
Source: <text:a xlink:type="simple" xlink:href="https://www.ukrinform.ua/rubric-economy/3729893-arma-povtorno-sukae-upraviteliv-dla-14-arestovanih-sanatoriiv-ta-goteliv.html" text:style-name="Internet_20_link" text:visited-style-name="Visited_20_Internet_20_Link">
https://www.ukrinform.ua/rubric-economy/3729893-arma-povtorno-sukae-upraviteliv-dla-14-arestovanih-sanatoriiv-ta-goteliv.html</text:a>
</text:p>
      <!--NEWS-->
      <text:h text:style-name="P10" text:outline-level="1">
<text:span text:style-name="T4">
ЄС надає Україні масивну підтримку, щоб привести ближче до європейських армій і до НАТО – Мішель</text:span>
</text:h>
      <text:p text:style-name="P4">
Authors: Ukrinform (Person)</text:p>
      <text:p text:style-name="P4">
Publisher: Укринформ (Organization)</text:p>
      <text:p text:style-name="P4">
Published Time: 2023-06-30T17:27:40+03:00</text:p>
      <text:p text:style-name="P4">
Modified Time: 2023-06-30T17:27:40+03:00</text:p>
      <text:p text:style-name="P4">
Description: Європейський Союз не розголошує деталі щодо конкретного співробітництва з владою України у наданні військової допомоги, але ця допомога спрямована на те, щоб підвищити спроможності Збройних сил України та привести їх ближче до стандартів європейських армій та до НАТО. — Укрінформ.</text:p>
      <text:p text:style-name="P4">
Images: ['<text:a xlink:type="simple" xlink:href="https://static.ukrinform.com/photos/2023_02/thumb_files/630_360_1675949664-955.jpg" text:style-name="Internet_20_link" text:visited-style-name="Visited_20_Internet_20_Link">
630_360_16759...</text:a>
']</text:p>
      <text:p text:style-name="P4">
Tags: ['Євросоюз', 'НАТО', 'Мішель']</text:p>
      <text:p text:style-name="P4">
Type: Article</text:p>
      <!--METADATA-->
      <text:p text:style-name="P4">
<draw:frame draw:style-name="fr1" draw:name="Image151" text:anchor-type="as-char" svg:width="6.9236in" svg:height="3.956343in" draw:z-index="0">
<draw:image xlink:href="../Images/yкринформ/2023-06-30T17-27-40-03-00/630_360_1675949664-955.jpg" xlink:type="simple" xlink:show="embed" xlink:actuate="onLoad" draw:mime-type="image/jpeg"/>
</draw:frame>
Європейський Союз не розголошує деталі щодо конкретного співробітництва звладою України у наданні військової допомоги, але ця допомога спрямована нате, щоб підвищити спроможності Збройних сил України та привести їх ближче достандартів європейських армій та до НАТО.</text:p>
      <text:p text:style-name="P4">
Про це сьогодні у Брюсселі під час пресконференції за підсумками другого дняроботи саміту ЄС заявив Президент Європейської Ради Шарль Мішель.</text:p>
      <text:p text:style-name="P4">
Саме так він відповів на запитання кореспондента Укрінформу щодо нарощуванняспроможностей оборонної промисловості та можливості залучення українськихпідприємств до виробництва, для забезпечення українських військ на полі бою.</text:p>
      <text:p text:style-name="P4">
«Очевидно, що ми не розголошуємо всі деталі щодо тісної координації міжукраїнською владою та країнами-членами ЄС у вимірі військового співробітництвата координації. Але одна річ є абсолютно зрозумілою: ми надаємо Українімасивну підтримку та військове обладнання для армії України, щоб привести їїближче до європейських армій та до <text:a xlink:type="simple" xlink:href="https://www.ukrinform.ua/tag-nato" text:style-name="Internet_20_link" text:visited-style-name="Visited_20_Internet_20_Link">
 НАТО </text:a>
», - наголосив Президент Європейської Ради.</text:p>
      <text:p text:style-name="P4">
Він зауважив, що вся військова допомога та обладнання, які надають Українікраїни-члени, допомагають їй рухатися саме у цьому напрямку.</text:p>
      <text:p text:style-name="P4">
<text:span text:style-name="T4">
Читайте також:</text:span>
 <text:a xlink:type="simple" xlink:href="https://www.ukrinform.ua/rubric-polytics/3729493-prezident-zustrivsa-z-majkom-pensom.html" text:style-name="Internet_20_link" text:visited-style-name="Visited_20_Internet_20_Link">
 Зеленський зустрівся з Пенсом – обговорили безпековуспівпрацю і членство України в <text:span text:style-name="T4">
НАТО</text:span>
 </text:a>
</text:p>
      <text:p text:style-name="P4">
«Я абсолютно переконаний, що ми досягнемо великого прогресу. Зі сторони ЄС мидійсно розуміємо, що нам потрібно адаптувати нашу промислову стратегію, щобвона відповідала нашим амбіціям із (зміцнення) реальної європейської оборони»,- додав Мішель.</text:p>
      <text:p text:style-name="P4">
Як вже повідомлялося, 29-30 червня у Брюсселі відбувся дводенний саміт ЄС.Серед інших питань, лідери країн Європейського Союзу розглянули ситуацію вУкраїні, та підтвердили непохитну рішучість продовжувати підтримувати її уборотьбі проти російської агресії так довго, як це буде необхідним, включаючинадання політичної, економічної, фінансової, військової та гуманітарноїдопомоги.</text:p>
      <text:p text:style-name="P4">
Source: <text:a xlink:type="simple" xlink:href="https://www.ukrinform.ua/rubric-polytics/3729894-es-nadae-ukraini-masivnu-pidtrimku-sob-privesti-blizce-do-evropejskih-armij-i-do-nato-misel.html" text:style-name="Internet_20_link" text:visited-style-name="Visited_20_Internet_20_Link">
https://www.ukrinform.ua/rubric-polytics/3729894-es-nadae-ukraini-masivnu-pidtrimku-sob-privesti-blizce-do-evropejskih-armij-i-do-nato-misel.html</text:a>
</text:p>
      <!--NEWS-->
      <text:h text:style-name="P10" text:outline-level="1">
<text:span text:style-name="T4">
В Одесі та Миколаєві погасили присвячену розвідникам марку</text:span>
</text:h>
      <text:p text:style-name="P4">
Authors: Ukrinform (Person)</text:p>
      <text:p text:style-name="P4">
Publisher: Укринформ (Organization)</text:p>
      <text:p text:style-name="P4">
Published Time: 2023-06-30T17:29:00+03:00</text:p>
      <text:p text:style-name="P4">
Modified Time: 2023-06-30T17:29:00+03:00</text:p>
      <text:p text:style-name="P4">
Description: В Одесі пройшла церемонія гасіння нової марки, яка присвячена українським розвідникам. — Укрінформ.</text:p>
      <text:p text:style-name="P4">
Images: ['<text:a xlink:type="simple" xlink:href="https://static.ukrinform.com/photos/2023_06/thumb_files/630_360_1688135012-650.jpeg" text:style-name="Internet_20_link" text:visited-style-name="Visited_20_Internet_20_Link">
630_360_16881...</text:a>
']</text:p>
      <text:p text:style-name="P4">
Tags: ['Марка', 'Миколаїв', 'Одеса', 'Розвідка', 'Укрпошта', 'Дрон']</text:p>
      <text:p text:style-name="P4">
Type: Article</text:p>
      <!--METADATA-->
      <text:p text:style-name="P4">
<draw:frame draw:style-name="fr1" draw:name="Image152" text:anchor-type="as-char" svg:width="6.9236in" svg:height="3.956343in" draw:z-index="0">
<draw:image xlink:href="../Images/yкринформ/2023-06-30T17-29-00-03-00/630_360_1688135012-650.jpeg" xlink:type="simple" xlink:show="embed" xlink:actuate="onLoad" draw:mime-type="image/jpeg"/>
</draw:frame>
 В Одесіпройшла церемонія гасіння нової марки, яка присвячена українським розвідникам.</text:p>
      <text:p text:style-name="P4">
Про це у <text:a xlink:type="simple" xlink:href="https://t.me/odeskaODA/1935" text:style-name="Internet_20_link" text:visited-style-name="Visited_20_Internet_20_Link">
 Телеграмі </text:a>
 повідомляє голова ОдеськоїОВА Олег Кіпер, передає Укрінформ.</text:p>
      <text:p text:style-name="P4">
«У річницю звільнення острова Зміїний мав честь взяти участь у спеціальномупогашені благодійної поштової <text:a xlink:type="simple" xlink:href="https://www.ukrinform.ua/tag-marka" text:style-name="Internet_20_link" text:visited-style-name="Visited_20_Internet_20_Link">
 марки </text:a>
«Слава Силам оборони і безпеки України! Головне управління розвідкиМіністерства оборони України», - йдеться у повідомленні.</text:p>
      <text:p text:style-name="P4">
</text:p>
      <text:p text:style-name="P4">
Кошти від покупки нової марки на честь українських розвідників підуть напридбання морського дрона, який захистить українців від російських ракет,запущених з ворожих кораблів.</text:p>
      <text:p text:style-name="P4">
<text:span text:style-name="T4">
Читайте також:</text:span>
 <text:a xlink:type="simple" xlink:href="https://www.ukrinform.ua/rubric-regions/3726508-u-lvovi-pogasili-marki-na-cest-poleglih-ukrainskih-prikordonnikiv.html" text:style-name="Internet_20_link" text:visited-style-name="Visited_20_Internet_20_Link">
 У Львові <text:span text:style-name="T4">
погасили</text:span>
 марки на честь полеглих українськихприкордонників </text:a>
</text:p>
      <text:p text:style-name="P4">
У Миколаєві захід із спецпогашення поштового випуску серії «Слава силамоборони і безпеки України» відбувся у зоопарку.</text:p>
      <text:p text:style-name="P4">
«Сьогодні, у день звільнення острова Зміїний від російських загарбників, узоопарку пройшов урочистий захід спільний з Укрпоштою, на якому відбулосьофіційне введення другого поштового випуску серії «Слава силам оборони ібезпеки України», присвячений діяльності Головного управління розвідкиМіністерства оборони України. Символ ГУР – сова, тому саме цей герой сьогоднібрав участь у погашенні нової продукції», - йдетьсяу повідомленні <text:a xlink:type="simple" xlink:href="https://www.facebook.com/nikolaevzoo/posts/pfbid036HQAhUXpEZzqTg6hdvhC3taykJSY691a6tTezHk4bmGZQzBPBx1G7RGVGEubW1n2l" text:style-name="Internet_20_link" text:visited-style-name="Visited_20_Internet_20_Link">
 пресслужбиМиколаївського зоопарку.</text:a>
</text:p>
      <text:p text:style-name="P4">
Зазначається, що для погашення поштового блоку спеціально випустили конверт«Перший день».</text:p>
      <text:p text:style-name="P4">
Як повідомляв Укрінформ, АТ «Укрпошта» <text:a xlink:type="simple" xlink:href="https://www.ukrinform.ua/rubric-society/3726876-v-ukraini-vipustat-novij-postovij-nabir-prisvacenij-gur.html" text:style-name="Internet_20_link" text:visited-style-name="Visited_20_Internet_20_Link">
 відкрило передзамовлення поштовогонабору </text:a>
 «Головне управління розвідкиМіністерства оборони України»; введення в обіг заплановане на 30 червня.</text:p>
      <text:p text:style-name="P4">
Source: <text:a xlink:type="simple" xlink:href="https://www.ukrinform.ua/rubric-regions/3729895-v-odesi-ta-mikolaevi-pogasili-prisvacenu-rozvidnikam-marku.html" text:style-name="Internet_20_link" text:visited-style-name="Visited_20_Internet_20_Link">
https://www.ukrinform.ua/rubric-regions/3729895-v-odesi-ta-mikolaevi-pogasili-prisvacenu-rozvidnikam-marku.html</text:a>
</text:p>
      <!--NEWS-->
      <text:h text:style-name="P10" text:outline-level="1">
<text:span text:style-name="T4">
Шмигаль доручив усім міністерствам розробити «дорожні карти змін»</text:span>
</text:h>
      <text:p text:style-name="P4">
Authors: Ukrinform (Person)</text:p>
      <text:p text:style-name="P4">
Publisher: Укринформ (Organization)</text:p>
      <text:p text:style-name="P4">
Published Time: 2023-06-30T17:35:00+03:00</text:p>
      <text:p text:style-name="P4">
Modified Time: 2023-06-30T17:35:00+03:00</text:p>
      <text:p text:style-name="P4">
Description: Кожне міністерство має розробити свою дорожню карту змін, яка базуватиметься на орієнтирах та елементах майбутньої доктрини України. — Укрінформ.</text:p>
      <text:p text:style-name="P4">
Images: ['<text:a xlink:type="simple" xlink:href="https://static.ukrinform.com/photos/2023_03/thumb_files/630_360_1679676099-828.jpg" text:style-name="Internet_20_link" text:visited-style-name="Visited_20_Internet_20_Link">
630_360_16796...</text:a>
']</text:p>
      <text:p text:style-name="P4">
Tags: ['Кабмін', 'Зеленський', 'Безпека', 'Шмигаль', 'Формула миру']</text:p>
      <text:p text:style-name="P4">
Type: Article</text:p>
      <!--METADATA-->
      <text:p text:style-name="P4">
<draw:frame draw:style-name="fr1" draw:name="Image154" text:anchor-type="as-char" svg:width="6.9236in" svg:height="3.956343in" draw:z-index="0">
<draw:image xlink:href="../Images/yкринформ/2023-06-30T17-35-00-03-00/630_360_1679676099-828.jpg" xlink:type="simple" xlink:show="embed" xlink:actuate="onLoad" draw:mime-type="image/jpeg"/>
</draw:frame>
 Кожнеміністерство має розробити свою дорожню карту змін, яка базуватиметься наорієнтирах та елементах майбутньої доктрини України.</text:p>
      <text:p text:style-name="P4">
Про це Прем'єр-міністр Денис Шмигаль <text:a xlink:type="simple" xlink:href="https://t.me/Denys_Smyhal/5536" text:style-name="Internet_20_link" text:visited-style-name="Visited_20_Internet_20_Link">
 сказав</text:a>
 на засіданні уряду, передає Укрінформ.</text:p>
      <text:p text:style-name="P4">
«Кожне міністерство має представити дорожню карту змін відповідно до озвученихелементів нової доктрини. Це має бути комплексна, чітка та публічнастратегія», - заявив Шмигаль.</text:p>
      <text:p text:style-name="P4">
За його словами, розвиток та відбудова усіх територій має відбувати запринципом "краще, ніж було".</text:p>
      <text:p text:style-name="P4">
<text:span text:style-name="T4">
Читайте також:</text:span>
 <text:a xlink:type="simple" xlink:href="https://www.ukrinform.ua/rubric-economy/3729698-smigal-rozpoviv-kudi-ukraina-napravit-15-milarda-poziki-svitovogo-banku.html" text:style-name="Internet_20_link" text:visited-style-name="Visited_20_Internet_20_Link">
 <text:span text:style-name="T4">
Шмигаль</text:span>
 розповів, куди Україна направить $1,5мільярда позики Світового банку </text:a>
</text:p>
      <text:p text:style-name="P4">
Глава уряду нагадав, що Президент окреслив п’ять орієнтирів українськоїдоктрини для обговорення: філософія перемоги України, глобальність українськоїбезпеки, політика героїв, політика справедливості, трансформація України занаступні 10 років.</text:p>
      <text:p text:style-name="P4">
«Першочергове завдання – це реалізація Формули миру. Далі – вступ до ЄС таНАТО. Зараз пріоритетне завдання – вийти на початок переговорів проповноправне членство в ЄС», - сказав Шмигаль.</text:p>
      <text:p text:style-name="P4">
Він зауважив, що безпека країни після війни – це насамперед українська армія іОПК. Саме тому Україна має стати центром виробництва сучасної зброї у Європі.Великий акцент - на сучасні технологічні рішення та розробки, наголосив главауряду.</text:p>
      <text:p text:style-name="P4">
Прем'єр-міністр також запевнив, що герої, які захищають Батьківщину, незалишаться без уваги. «Інтеграція ветеранів у суспільне та економічне життя.Доступна іпотека. Гранти, які ми вже зараз надаємо для ветеранського бізнесу ібудемо надалі розширювати цей напрямок. Соціальна підтримка. Інститутпомічника ветеранів», - додав він.</text:p>
      <text:p text:style-name="P4">
<text:a xlink:type="simple" xlink:href="https://www.ukrinform.ua/tag-smigal" text:style-name="Internet_20_link" text:visited-style-name="Visited_20_Internet_20_Link">
 Шмигаль </text:a>
 упевнений в тому, щосправедливість буде. На його переконання, буде створення спеціальноготрибуналу для покарання російських військових та політичного керівництва, атакож конфіскація російських активів для відбудови України.</text:p>
      <text:p text:style-name="P4">
Як повідомляв Укрінформ, <text:a xlink:type="simple" xlink:href="https://www.ukrinform.ua/rubric-ato/3729669-doktrina-ukrainiperemoznici-askravo-i-vcasno.html" text:style-name="Internet_20_link" text:visited-style-name="Visited_20_Internet_20_Link">
 Президент Володимир Зеленський 28 червня наголосивна тому, Україна потребує доктрини </text:a>
 , якавідповідатиме на фундаментальні питання щодо майбутнього держави.</text:p>
      <text:p text:style-name="P4">
<text:span text:style-name="T5">
Фото: Кабмін</text:span>
</text:p>
      <text:p text:style-name="P4">
Source: <text:a xlink:type="simple" xlink:href="https://www.ukrinform.ua/rubric-polytics/3729907-smigal-doruciv-usim-ministerstvam-rozrobiti-dorozni-karti-zmin.html" text:style-name="Internet_20_link" text:visited-style-name="Visited_20_Internet_20_Link">
https://www.ukrinform.ua/rubric-polytics/3729907-smigal-doruciv-usim-ministerstvam-rozrobiti-dorozni-karti-zmin.html</text:a>
</text:p>
      <!--NEWS-->
      <text:h text:style-name="P10" text:outline-level="1">
<text:span text:style-name="T4">
Дячук продовжив контракт з «Динамо»</text:span>
</text:h>
      <text:p text:style-name="P4">
Authors: Ukrinform (Person)</text:p>
      <text:p text:style-name="P4">
Publisher: Укринформ (Organization)</text:p>
      <text:p text:style-name="P4">
Published Time: 2023-06-30T17:36:14+03:00</text:p>
      <text:p text:style-name="P4">
Modified Time: 2023-06-30T17:36:14+03:00</text:p>
      <text:p text:style-name="P4">
Description: «Динамо» уклало новий контракт з центральним захисником Максимом Дячуком.  — Укрінформ.</text:p>
      <text:p text:style-name="P4">
Images: ['<text:a xlink:type="simple" xlink:href="https://static.ukrinform.com/photos/2023_06/thumb_files/630_360_1688135697-428.jpg" text:style-name="Internet_20_link" text:visited-style-name="Visited_20_Internet_20_Link">
630_360_16881...</text:a>
']</text:p>
      <text:p text:style-name="P4">
Tags: ['Динамо', 'Футбол']</text:p>
      <text:p text:style-name="P4">
Type: Article</text:p>
      <!--METADATA-->
      <text:p text:style-name="P4">
<draw:frame draw:style-name="fr1" draw:name="Image155" text:anchor-type="as-char" svg:width="6.9236in" svg:height="3.956343in" draw:z-index="0">
<draw:image xlink:href="../Images/yкринформ/2023-06-30T17-36-14-03-00/630_360_1688135697-428.jpg" xlink:type="simple" xlink:show="embed" xlink:actuate="onLoad" draw:mime-type="image/jpeg"/>
</draw:frame>
 «Динамо»уклало новий контракт з центральним захисником Максимом Дячуком.</text:p>
      <text:p text:style-name="P4">
Про це повідомила <text:a xlink:type="simple" xlink:href="https://fcdynamo.com/news/maksim-dyachuk-pidpisav-novij-kontrakt-z-dinamo" text:style-name="Internet_20_link" text:visited-style-name="Visited_20_Internet_20_Link">
 пресслужба </text:a>
 команди, передає Укрінформ.</text:p>
      <text:p text:style-name="P4">
Новий контракт 19-річного гравця розрахований на 5 років - до літа 2028 року.</text:p>
      <text:p text:style-name="P4">
<text:span text:style-name="T4">
Читайте також:</text:span>
 <text:a xlink:type="simple" xlink:href="https://www.ukrinform.ua/rubric-sports/3729792-z-odeskogo-cornomorca-pisli-11-futbolistiv.html" text:style-name="Internet_20_link" text:visited-style-name="Visited_20_Internet_20_Link">
 З одеського «Чорноморця» пішли 11 <text:span text:style-name="T4">
футбол</text:span>
 істів</text:a>
</text:p>
      <text:p text:style-name="P4">
Максим приєднався до «Динамо» у 2019 році у віці 16 років, потрапивши довипускної групи динамівської академії. У літнє міжсезоння перед початкомсезону-2022/2023 Дячук на правах оренди перейшов до «Олександрії», а взимкуповернувся до «Динамо».</text:p>
      <text:p text:style-name="P4">
Фото: fcdynamo.com</text:p>
      <text:p text:style-name="P4">
Source: <text:a xlink:type="simple" xlink:href="https://www.ukrinform.ua/rubric-sports/3729896-dacuk-prodovziv-kontrakt-z-dinamo.html" text:style-name="Internet_20_link" text:visited-style-name="Visited_20_Internet_20_Link">
https://www.ukrinform.ua/rubric-sports/3729896-dacuk-prodovziv-kontrakt-z-dinamo.html</text:a>
</text:p>
      <!--NEWS-->
      <text:h text:style-name="P10" text:outline-level="1">
<text:span text:style-name="T4">
«Динамо» визначилося з місцем проведення матчів у Лізі конференцій УЄФА - ЗМІ</text:span>
</text:h>
      <text:p text:style-name="P4">
Authors: Ukrinform (Person)</text:p>
      <text:p text:style-name="P4">
Publisher: Укринформ (Organization)</text:p>
      <text:p text:style-name="P4">
Published Time: 2023-06-30T17:37:01+03:00</text:p>
      <text:p text:style-name="P4">
Modified Time: 2023-06-30T23:37:01+03:00</text:p>
      <text:p text:style-name="P4">
Description: Київський футбольний клуб «Динамо» (Київ) проводитиме номінально домашні матчі Ліги конференцій УЄФА-2023/24 у Бухаресті (Румунія). — Укрінформ.</text:p>
      <text:p text:style-name="P4">
Images: ['<text:a xlink:type="simple" xlink:href="https://static.ukrinform.com/photos/2023_06/thumb_files/630_360_1688157332-848.jpg" text:style-name="Internet_20_link" text:visited-style-name="Visited_20_Internet_20_Link">
630_360_16881...</text:a>
']</text:p>
      <text:p text:style-name="P4">
Tags: ['Динамо', 'Футбол', 'Ліга конференцій УЄФА']</text:p>
      <text:p text:style-name="P4">
Type: Article</text:p>
      <!--METADATA-->
      <text:p text:style-name="P4">
<draw:frame draw:style-name="fr1" draw:name="Image156" text:anchor-type="as-char" svg:width="6.9236in" svg:height="3.956343in" draw:z-index="0">
<draw:image xlink:href="../Images/yкринформ/2023-06-30T17-37-01-03-00/630_360_1688157332-848.jpg" xlink:type="simple" xlink:show="embed" xlink:actuate="onLoad" draw:mime-type="image/jpeg"/>
</draw:frame>
 Київськийфутбольний клуб «Динамо» (Київ) проводитиме номінально домашні матчі Лігиконференцій УЄФА-2023/24 у Бухаресті (Румунія).</text:p>
      <text:p text:style-name="P4">
Як повідомляє <text:a xlink:type="simple" xlink:href="https://sportarena.com/uk/footboll/upl/dinamo-virishilo-provoditi-yevrokubkovi-matchi-u/" text:style-name="Internet_20_link" text:visited-style-name="Visited_20_Internet_20_Link">
 SportArena </text:a>
 , стадіон «Рапід-Джулешті» вміщує14 тисяч уболівальників, передає Укрінформ.</text:p>
      <text:p text:style-name="P4">
Минулого сезону «Динамо» проводило домашні матчі єврокубків у Польщі. Поєдинкикваліфікації Ліги чемпіонів пройшли на арені у Лодзі, а зустрічі груповогоетапу Ліги Європи - у Кракові.</text:p>
      <text:p text:style-name="P4">
<text:span text:style-name="T4">
Читайте також:</text:span>
 <text:a xlink:type="simple" xlink:href="https://www.ukrinform.ua/rubric-sports/3729223-viznacivsa-se-odin-supernik-futbolistiv-dinamo-na-zbori-v-avstrii.html" text:style-name="Internet_20_link" text:visited-style-name="Visited_20_Internet_20_Link">
 Визначився ще один суперник футболістів « <text:span text:style-name="T4">
Динамо</text:span>
 » назборі в Австрії </text:a>
</text:p>
      <text:p text:style-name="P4">
Нагадаємо, у кампанії Української Прем'єр-ліги (УПЛ)-2022/23 кияни посіли 4-темісце, що дозволяє їм виступити в Лізі конференцій і розпочати відбір догрупового раунду турніру з третього раунду кваліфікації. Для виходу догрупового етапу ЛК «Динамо» потрібно пройти два раунди відбору.</text:p>
      <text:p text:style-name="P4">
Фото: ФК «Динамо» (Київ).</text:p>
      <text:p text:style-name="P4">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За життя Путіна жодних змін у політиці Кадирова не буде - Ахмед Закаєв</text:span>
</text:h>
      <text:p text:style-name="P4">
Authors: Ukrinform (Person)</text:p>
      <text:p text:style-name="P4">
Publisher: Укринформ (Organization)</text:p>
      <text:p text:style-name="P4">
Published Time: 2023-06-30T17:40:00+03:00</text:p>
      <text:p text:style-name="P4">
Modified Time: 2023-06-30T17:40:00+03:00</text:p>
      <text:p text:style-name="P4">
Description: Прем'єр-міністр уряду Чеченської Республіки Ічкерія Ахмед Закаєв вважає, що за життя президента Росії Володимира Путіна ніяких змін у політиці глави Чечні Рамзана Кадирова не буде, він залишиться вірним сателітом очільника Кремля, якому зобов'язаний усім, що має. — Укрінформ.</text:p>
      <text:p text:style-name="P4">
Images: ['<text:a xlink:type="simple" xlink:href="https://static.ukrinform.com/photos/2023_06/thumb_files/630_360_1688133820-629.jpg" text:style-name="Internet_20_link" text:visited-style-name="Visited_20_Internet_20_Link">
630_360_16881...</text:a>
']</text:p>
      <text:p text:style-name="P4">
Tags: ['Чечня', 'Кадиров', 'Путін']</text:p>
      <text:p text:style-name="P4">
Type: Article</text:p>
      <!--METADATA-->
      <text:p text:style-name="P4">
<draw:frame draw:style-name="fr1" draw:name="Image157" text:anchor-type="as-char" svg:width="6.9236in" svg:height="3.956343in" draw:z-index="0">
<draw:image xlink:href="../Images/yкринформ/2023-06-30T17-40-00-03-00/630_360_1688133820-629.jpg" xlink:type="simple" xlink:show="embed" xlink:actuate="onLoad" draw:mime-type="image/jpeg"/>
</draw:frame>
 Прем'єр-міністр уряду Чеченської Республіки Ічкерія Ахмед Закаєв вважає, що за життяпрезидента Росії Володимира Путіна ніяких змін у політиці глави Чечні РамзанаКадирова не буде, він залишиться вірним сателітом очільника Кремля, якомузобов'язаний усім, що має.</text:p>
      <text:p text:style-name="P4">
Таку думку Закаєв висловив у коментарі Укрінформу в п'ятницю, 30 червня.</text:p>
      <text:p text:style-name="P4">
"З боку Кадирова, поки Путін живий, ніяких змін у політиці не буде. Усім тим,що він має, Кадиров зобов'язаний виключно Путіну. Путін теж багато чимзобов'язаний Кадирову. Тому вони один від одного не відмовляться", - сказавполітик.</text:p>
      <text:p text:style-name="P4">
На його переконання, глава Чечні ніколи не піде на те, щоб зрадити <text:a xlink:type="simple" xlink:href="https://www.ukrinform.ua/tag-putin" text:style-name="Internet_20_link" text:visited-style-name="Visited_20_Internet_20_Link">
 Путіна</text:a>
 , а пауза під час спроби заколотуПригожина була викликана тим, що Кадиров не знав, як діяти, бо не отримавніякої "відмашки з Кремля".</text:p>
      <text:p text:style-name="P4">
"Він не був залучений у цю спецоперацію (ПВК "Вагнер" - ред.), тому чекав. Іколи йому (керівник Росгвардії - ред.) Золотов дав "відмашку", він відразувиступив і сказав, що відправляє свої підрозділи ("в зони напруженості" -ред.). Він виключно сателіт, піхотинець Путіна, і ніякого іншого "даху" внього немає", - зазначив Закаєв.</text:p>
      <text:p text:style-name="P4">
<text:span text:style-name="T4">
Читайте також:</text:span>
 <text:a xlink:type="simple" xlink:href="https://www.ukrinform.ua/rubric-world/3729884-rosijski-liberali-na-zahodi-stanovlat-bilsu-zagrozu-aniz-putin-ahmed-zakaev.html" text:style-name="Internet_20_link" text:visited-style-name="Visited_20_Internet_20_Link">
 Російські ліберали на Заході становлять більшу загрозу,аніж Путін – Ахмед <text:span text:style-name="T4">
Закаєв</text:span>
 </text:a>
</text:p>
      <text:p text:style-name="P4">
Він також категорично заперечив припущення, що у Кадирова може виникнутибажання задіяти своїх бойовиків на війні в Україні замість пригожинських, абипроявити свої військові можливості.</text:p>
      <text:p text:style-name="P4">
"Ні, абсолютно! Йому нічого не потрібно. Він знає, що все, що він має, він маєу Чечні. Як тільки він опиняється за межами Чечні, він ніхто, а там він цар ібог. Тому він задовольняється цією територією", - вважає прем'єр-міністр урядуЧеченської Республіки Ічкерія.</text:p>
      <text:p text:style-name="P4">
Як повідомляв Укрінформ, ватажок ПВК "Вагнер" <text:a xlink:type="simple" xlink:href="https://www.ukrinform.ua/rubric-other_news/3727120-zakolot-prigozina-vse-so-vidomo-na-cej-moment.html" text:style-name="Internet_20_link" text:visited-style-name="Visited_20_Internet_20_Link">
 Євген Пригожин 23 червняоголосив демарш проти російського військового керівництва</text:a>
 , зокрема проти міністра оборони РФ Сергія Шойгу.</text:p>
      <text:p text:style-name="P4">
Глава Чечні Рамзан Кадиров 24 червня заявив, що дії ватажка "вагнерівців"Євгенія Пригожина це "зрада", "ніж у спину" і "справжній військовий заколот".Він додав, що його бойовики вже виїхали "в зони напруженості" і готовідопомогти Міноборони Росії придушити заколот Пригожина.</text:p>
      <text:p text:style-name="P4">
Того ж дня Олександр Лукашенко провів переговори з Пригожиним, після чого тойзаявив, що бійці угруповання повертаються до польових таборів. За результатамипереговорів ватажок ПВК "Вагнер" та його оточення зможуть перебратися доБілорусі.</text:p>
      <text:p text:style-name="P4">
У вівторок, 27 червня, Лукашенко підтвердив прибуття Пригожина у Білорусь.Лукашенко вже заявив, що хоче, аби бойовики ПВК "Вагнер" передавали свійбойовий досвід білоруській армії.</text:p>
      <text:p text:style-name="P4">
У жовтні 2022 Верховна Рада України проголосувала за визнання ЧеченськоїРеспубліки Ічкерія тимчасово окупованою Росією.</text:p>
      <text:p text:style-name="P4">
Source: <text:a xlink:type="simple" xlink:href="https://www.ukrinform.ua/rubric-world/3729903-za-zitta-putina-zodnih-zmin-u-politici-kadirova-ne-bude-ahmed-zakaev.html" text:style-name="Internet_20_link" text:visited-style-name="Visited_20_Internet_20_Link">
https://www.ukrinform.ua/rubric-world/3729903-za-zitta-putina-zodnih-zmin-u-politici-kadirova-ne-bude-ahmed-zakaev.html</text:a>
</text:p>
      <!--NEWS-->
      <text:h text:style-name="P10" text:outline-level="1">
<text:span text:style-name="T4">
Уряд підтримав законопроєкт щодо пропорційного обчислення страхового стажу</text:span>
</text:h>
      <text:p text:style-name="P4">
Authors: Ukrinform (Person)</text:p>
      <text:p text:style-name="P4">
Publisher: Укринформ (Organization)</text:p>
      <text:p text:style-name="P4">
Published Time: 2023-06-30T17:42:58+03:00</text:p>
      <text:p text:style-name="P4">
Modified Time: 2023-06-30T17:42:58+03:00</text:p>
      <text:p text:style-name="P4">
Description: Кабінет Міністрів підтримав комплексну законодавчу ініціативу Мінсоцполітики щодо пропорційного обчислення страхового стажу особам, які працювали за межами України. — Укрінформ.</text:p>
      <text:p text:style-name="P4">
Images: ['<text:a xlink:type="simple" xlink:href="https://static.ukrinform.com/photos/2023_01/thumb_files/630_360_1673976863-201.jpg" text:style-name="Internet_20_link" text:visited-style-name="Visited_20_Internet_20_Link">
630_360_16739...</text:a>
']</text:p>
      <text:p text:style-name="P4">
Tags: ['Пенсія', 'Уряд', 'Законопроєкт']</text:p>
      <text:p text:style-name="P4">
Type: Article</text:p>
      <!--METADATA-->
      <text:p text:style-name="P4">
<draw:frame draw:style-name="fr1" draw:name="Image158" text:anchor-type="as-char" svg:width="6.9236in" svg:height="3.956343in" draw:z-index="0">
<draw:image xlink:href="../Images/yкринформ/2023-06-30T17-42-58-03-00/630_360_1673976863-201.jpg" xlink:type="simple" xlink:show="embed" xlink:actuate="onLoad" draw:mime-type="image/jpeg"/>
</draw:frame>
 КабінетМіністрів підтримав комплексну законодавчу ініціативу Мінсоцполітики щодопропорційного обчислення страхового стажу особам, які працювали за межамиУкраїни.</text:p>
      <text:p text:style-name="P4">
Про це повідомляє Укрінформ із посиланням на <text:a xlink:type="simple" xlink:href="https://minre.gov.ua/2023/06/30/uryad-pidtrymav-zakonoproyekt-shhodo-vyplaty-pensij-gromadyanam-iz-tot-ta-osobam-yaki-tymchasovo-prozhyvayut-za-kordonom/" text:style-name="Internet_20_link" text:visited-style-name="Visited_20_Internet_20_Link">
</text:a>
 <text:a xlink:type="simple" xlink:href="https://minre.gov.ua/2023/06/30/uryad-pidtrymav-zakonoproyekt-shhodo-vyplaty-pensij-gromadyanam-iz-tot-ta-osobam-yaki-tymchasovo-prozhyvayut-za-kordonom/" text:style-name="Internet_20_link" text:visited-style-name="Visited_20_Internet_20_Link">
 сайт </text:a>
 Міністерства з питань реінтеграціїтимчасово окупованих територій.</text:p>
      <text:p text:style-name="P4">
"Зокрема, в її (ініціативи - ред.) межах врегульовано такі важливі питання: 1.Виплати пенсій громадянам України, які проживають на тимчасово окупованихтериторіях або під час тимчасової окупації виїхали на підконтрольну Українітериторію. 2. Виплата пенсій особам, які тимчасово проживають за межамиУкраїни", - йдеться у повідомленні.</text:p>
      <text:p text:style-name="P4">
Так, для громадян із ТОТ передбачено, що виплата української <text:a xlink:type="simple" xlink:href="https://www.ukrinform.ua/tag-pensijnij-fond" text:style-name="Internet_20_link" text:visited-style-name="Visited_20_Internet_20_Link">
 пенсії</text:a>
 проводиться за умовинеодержання пенсії від органів пенсійного забезпечення Російської Федерації.</text:p>
      <text:p text:style-name="P4">
Оскільки обмін інформацією між Україною та Росією неможливий, пропонуєтьсязапровадити декларативний принцип. Поновлення та виплати пенсій будутьздійснюватися на підставі заяви, в якій особа повідомить про неодержанняпенсії від Російської Федерації.</text:p>
      <text:p text:style-name="P4">
Водночас громадянам, які знайшли прихисток за кордоном, виплата пенсіїздійснюватиметься на поточні рахунки, відкриті в українських банках. При цьомутаким особам потрібно буде до 31 грудня кожного року проходити фізичнуідентифікацію.</text:p>
      <text:p text:style-name="P4">
<text:span text:style-name="T4">
Читайте також:</text:span>
 <text:a xlink:type="simple" xlink:href="https://www.ukrinform.ua/rubric-society/3728866-ukraina-potrebue-sucasnogo-zakonodavstva-pro-pracu-prezident.html" text:style-name="Internet_20_link" text:visited-style-name="Visited_20_Internet_20_Link">
 Україна потребує сучасного законодавства про працю –Президент </text:a>
</text:p>
      <text:p text:style-name="P4">
Передбачено, що фізична ідентифікація може відбуватися віддалено. Першийспосіб – за допомогою Дія.Підпис (Дія ID) в особистому електронному кабінетіна веб-порталі електронних послуг Пенсійного фонду. Другий спосіб –посвідчення місця проживання консульською посадовою особою.</text:p>
      <text:p text:style-name="P4">
Source: <text:a xlink:type="simple" xlink:href="https://www.ukrinform.ua/rubric-society/3729900-urad-pidtrimav-zakonoproekt-sodo-proporcijnogo-obcislenna-strahovogo-stazu.html" text:style-name="Internet_20_link" text:visited-style-name="Visited_20_Internet_20_Link">
https://www.ukrinform.ua/rubric-society/3729900-urad-pidtrimav-zakonoproekt-sodo-proporcijnogo-obcislenna-strahovogo-stazu.html</text:a>
</text:p>
      <!--NEWS-->
      <text:h text:style-name="P10" text:outline-level="1">
<text:span text:style-name="T4">
В Україні стартує проєкт з підготовки кадрів для деокупованого Криму – Ташева</text:span>
</text:h>
      <text:p text:style-name="P4">
Authors: Ukrinform (Person)</text:p>
      <text:p text:style-name="P4">
Publisher: Укринформ (Organization)</text:p>
      <text:p text:style-name="P4">
Published Time: 2023-06-30T17:45:47+03:00</text:p>
      <text:p text:style-name="P4">
Modified Time: 2023-06-30T17:45:47+03:00</text:p>
      <text:p text:style-name="P4">
Description: На базі Національної агенції з питань державної служби запрацює проєкт для підготовки кадрів публічної влади в деокупованому Криму. — Укрінформ.</text:p>
      <text:p text:style-name="P4">
Images: ['<text:a xlink:type="simple" xlink:href="https://static.ukrinform.com/photos/2023_06/thumb_files/630_360_1687457458-948.jpg" text:style-name="Internet_20_link" text:visited-style-name="Visited_20_Internet_20_Link">
630_360_16874...</text:a>
']</text:p>
      <text:p text:style-name="P4">
Tags: ['Крим', 'Влада', 'Таміла Ташева']</text:p>
      <text:p text:style-name="P4">
Type: Article</text:p>
      <!--METADATA-->
      <text:p text:style-name="P4">
<draw:frame draw:style-name="fr1" draw:name="Image159" text:anchor-type="as-char" svg:width="6.9236in" svg:height="3.956343in" draw:z-index="0">
<draw:image xlink:href="../Images/yкринформ/2023-06-30T17-45-47-03-00/630_360_1687457458-948.jpg" xlink:type="simple" xlink:show="embed" xlink:actuate="onLoad" draw:mime-type="image/jpeg"/>
</draw:frame>
 На базіНаціональної агенції з питань державної служби запрацює проєкт для підготовкикадрів публічної влади в деокупованому Криму.</text:p>
      <text:p text:style-name="P4">
Про це під час пресконференції «Майбутня реінтеграція Криму. Погляд з Одесищодо пріоритетів і ризиків» повідомила постійна представниця ПрезидентаУкраїни в АРК Таміла Ташева, передає Укрінформ.</text:p>
      <text:p text:style-name="P4">
«Уже можна анонсувати, що з 3 липня на базі Національної агенції з питаньдержавної служби запрацює наш пілотний проєкт “Кадровий резерв” або “Резерввідновлення” для підготовки кадрів публічної влади в деокупованому <text:a xlink:type="simple" xlink:href="https://www.ukrinform.ua/tag-krim" text:style-name="Internet_20_link" text:visited-style-name="Visited_20_Internet_20_Link">
 Криму</text:a>
 . Це проєкт не лише для державнихслужбовців, а для будь-кого, хто хоче поїхати працювати на деокупованітериторії, пройти для цього перевірки, додаткове навчання», - зазначилаТашева.</text:p>
      <text:p text:style-name="P4">
За її словами, деокупованому Криму потрібно буде щонайменше 50 тисяч фахівців.</text:p>
      <text:p text:style-name="P4">
<text:span text:style-name="T4">
Читайте також:</text:span>
 <text:a xlink:type="simple" xlink:href="https://www.ukrinform.ua/rubric-crimea/3729851-u-krimu-okupanti-masovo-vstanovluut-sistemi-opovisenna-ruh-ates.html" text:style-name="Internet_20_link" text:visited-style-name="Visited_20_Internet_20_Link">
 У <text:span text:style-name="T4">
Крим</text:span>
 у окупанти масово встановлюють системиоповіщення - рух «Атеш» </text:a>
</text:p>
      <text:p text:style-name="P4">
«Звісно, що це – весь правоохоронний блок. Тому що ми розуміємо, що люди, якіпрацювали на окупованій території, не можуть працювати правоохоронцями увідновленій українській правоохоронній системі. Це судді, а всі ми знаємо, щосуддів бракує навіть на підконтрольній Україні території. Звісно, цестосується і викладачів, медпрацівників і так далі», - зауважила посадовиця.</text:p>
      <text:p text:style-name="P4">
Як  <text:a xlink:type="simple" xlink:href="https://www.ukrinform.ua/rubric-crimea/3726814-reintegracia-krimu-ne-bude-prostou-veresuk-rozpovila-na-so-ukraina-robit-stavku.html" text:style-name="Internet_20_link" text:visited-style-name="Visited_20_Internet_20_Link">
 повідомлялося </text:a>
 , за словами віцепрем'єр-міністра - міністра зпитань реінтеграції тимчасово окупованих територій Ірини Верещук, реінтеграціятимчасово окупованого Росією Криму відбуватиметься складніше, ніж іншихтериторій, і потребуватиме окремого підходу.</text:p>
      <text:p text:style-name="P4">
Source: <text:a xlink:type="simple" xlink:href="https://www.ukrinform.ua/rubric-crimea/3729901-v-ukraini-startue-proekt-z-pidgotovki-kadriv-dla-deokupovanogo-krimu-taseva.html" text:style-name="Internet_20_link" text:visited-style-name="Visited_20_Internet_20_Link">
https://www.ukrinform.ua/rubric-crimea/3729901-v-ukraini-startue-proekt-z-pidgotovki-kadriv-dla-deokupovanogo-krimu-taseva.html</text:a>
</text:p>
      <!--NEWS-->
      <text:h text:style-name="P10" text:outline-level="1">
<text:span text:style-name="T4">
Україні потрібна нова економічна модель, щоб ВВП за 10 років досягнув трильйона доларів - Шмигаль</text:span>
</text:h>
      <text:p text:style-name="P4">
Authors: Ukrinform (Person)</text:p>
      <text:p text:style-name="P4">
Publisher: Укринформ (Organization)</text:p>
      <text:p text:style-name="P4">
Published Time: 2023-06-30T17:52:00+03:00</text:p>
      <text:p text:style-name="P4">
Modified Time: 2023-06-30T17:52:00+03:00</text:p>
      <text:p text:style-name="P4">
Description: Прем'єр-міністр Денис Шмигаль вважає, що Україна потребує нової економічної моделі. — Укрінформ.</text:p>
      <text:p text:style-name="P4">
Images: ['<text:a xlink:type="simple" xlink:href="https://static.ukrinform.com/photos/2018_07/thumb_files/630_360_1532156100-3567.jpg" text:style-name="Internet_20_link" text:visited-style-name="Visited_20_Internet_20_Link">
630_360_15321...</text:a>
']</text:p>
      <text:p text:style-name="P4">
Tags: ['Економіка', 'ВВП', 'Шмигаль']</text:p>
      <text:p text:style-name="P4">
Type: Article</text:p>
      <!--METADATA-->
      <text:p text:style-name="P4">
<draw:frame draw:style-name="fr1" draw:name="Image160" text:anchor-type="as-char" svg:width="6.9236in" svg:height="3.956343in" draw:z-index="0">
<draw:image xlink:href="../Images/yкринформ/2023-06-30T17-52-00-03-00/630_360_1532156100-3567.jpg" xlink:type="simple" xlink:show="embed" xlink:actuate="onLoad" draw:mime-type="image/jpeg"/>
</draw:frame>
 Прем'єр-міністр Денис Шмигаль вважає, що Україна потребує нової економічної моделі.</text:p>
      <text:p text:style-name="P4">
Про це він сказав на <text:a xlink:type="simple" xlink:href="https://t.me/Denys_Smyhal/5536" text:style-name="Internet_20_link" text:visited-style-name="Visited_20_Internet_20_Link">
 засіданні уряду </text:a>
 ,передає Укрінформ.</text:p>
      <text:p text:style-name="P4">
«Україна потребує нової економічної моделі. Без цього неможливо буде досягтипоставленої та дуже амбітної мети – ВВП України за 10 років має становититрильйон доларів», - сказав Шмигаль.</text:p>
      <text:p text:style-name="P4">
За його словами, Міністерство економіки відіграє головну роль у реалізаціїцієї мети і тому представить чітку та комплексну стратегію нової економікиУкраїни. Провідними в цій економічній моделі будуть приватний капітал тапідприємці.</text:p>
      <text:p text:style-name="P4">
У свою чергу, додав глава уряду, роль держави в економіці буде кардинальнозменшена. Буде продовжена приватизація та завершена реформа корпоративногоуправління, проведена радикальна дерегуляція, оцифровані всі послуги тасервіси для бізнесу.</text:p>
      <text:p text:style-name="P4">
«Як ми і говорили, в центрі має бути не просто цифра ВВП. Нові робочі місця танові бізнеси – це показники, за якими буде проведена оцінка роботи. Один ізключових елементів економічної філософії – це принцип, що Україна робитьставку на переробку. Не експорт сировини, а експорт готової продукції.Включення України у європейські та глобальні ланцюги виробництва», - зазначив<text:a xlink:type="simple" xlink:href="https://www.ukrinform.ua/tag-smigal" text:style-name="Internet_20_link" text:visited-style-name="Visited_20_Internet_20_Link">
 Шмигаль. </text:a>
</text:p>
      <text:p text:style-name="P4">
За його словами, другий орієнтир – це нові чесні відносини між державою ісуспільством. Це те, що в пріоритетах уряду визначено як ефективна цифровадержава, нова соціальна політика та розвиток людського капіталу.</text:p>
      <text:p text:style-name="P4">
<text:span text:style-name="T4">
Читайте також:</text:span>
 <text:a xlink:type="simple" xlink:href="https://www.ukrinform.ua/rubric-economy/3729556-partneri-vidznacili-stijkist-ukrainskoi-ekonomiki-pisnij.html" text:style-name="Internet_20_link" text:visited-style-name="Visited_20_Internet_20_Link">
 Партнери відзначили стійкість української <text:span text:style-name="T4">
економіки</text:span>
- Пишний </text:a>
</text:p>
      <text:p text:style-name="P4">
«Всі послуги для людей та бізнесу онлайн. Компактний державний апарат.Створення Центру Уряду. У соціальній сфері – це пенсійна реформа, яка маєпередбачати створення накопичувальної пенсійної системи. Це новий соціальнийдоговір. Формуємо власну спроможність людини замість залежності від держави.Соціальні послуги та виплати мають бути максимально адресними», - сказавШмигаль.</text:p>
      <text:p text:style-name="P4">
Як повідомляв Укрінформ, Президент Володимир Зеленський 28 червня наголосив натому, <text:a xlink:type="simple" xlink:href="https://www.ukrinform.ua/rubric-polytics/3728821-zelenskij-proponue-ideu-doktrini-dla-ukraini.html" text:style-name="Internet_20_link" text:visited-style-name="Visited_20_Internet_20_Link">
 Україна потребує доктрини, яка відповідатиме на фундаментальні питаннящодо майбутнього держави. </text:a>
</text:p>
      <text:p text:style-name="P4">
Source: <text:a xlink:type="simple" xlink:href="https://www.ukrinform.ua/rubric-economy/3729908-ukraini-potribna-nova-ekonomicna-model-sob-vvp-za-10-rokiv-dosagnuv-triljona-dolariv-smigal.html" text:style-name="Internet_20_link" text:visited-style-name="Visited_20_Internet_20_Link">
https://www.ukrinform.ua/rubric-economy/3729908-ukraini-potribna-nova-ekonomicna-model-sob-vvp-za-10-rokiv-dosagnuv-triljona-dolariv-smigal.html</text:a>
</text:p>
      <!--NEWS-->
      <text:h text:style-name="P10" text:outline-level="1">
<text:span text:style-name="T4">
Україна формуватиме нову політику батьківства - Шмигаль</text:span>
</text:h>
      <text:p text:style-name="P4">
Authors: Ukrinform (Person)</text:p>
      <text:p text:style-name="P4">
Publisher: Укринформ (Organization)</text:p>
      <text:p text:style-name="P4">
Published Time: 2023-06-30T17:54:11+03:00</text:p>
      <text:p text:style-name="P4">
Modified Time: 2023-06-30T17:54:11+03:00</text:p>
      <text:p text:style-name="P4">
Description: Україна формуватиме нову політику батьківства, у межах якої планується створення системи «Мрія», що включатиме всі необхідні послуги для дітей, їх виховання, освіту, розвиток та майбутнє. — Укрінформ.</text:p>
      <text:p text:style-name="P4">
Images: ['<text:a xlink:type="simple" xlink:href="https://static.ukrinform.com/photos/2023_03/thumb_files/630_360_1679674428-586.jpg" text:style-name="Internet_20_link" text:visited-style-name="Visited_20_Internet_20_Link">
630_360_16796...</text:a>
']</text:p>
      <text:p text:style-name="P4">
Tags: ['Діти', 'Кабмін', 'Освіта', 'Шмигаль']</text:p>
      <text:p text:style-name="P4">
Type: Article</text:p>
      <!--METADATA-->
      <text:p text:style-name="P4">
<draw:frame draw:style-name="fr1" draw:name="Image161" text:anchor-type="as-char" svg:width="6.9236in" svg:height="3.956343in" draw:z-index="0">
<draw:image xlink:href="../Images/yкринформ/2023-06-30T17-54-11-03-00/630_360_1679674428-586.jpg" xlink:type="simple" xlink:show="embed" xlink:actuate="onLoad" draw:mime-type="image/jpeg"/>
</draw:frame>
 Українаформуватиме нову політику батьківства, у межах якої планується створеннясистеми «Мрія», що включатиме всі необхідні послуги для дітей, їх виховання,освіту, розвиток та майбутнє.</text:p>
      <text:p text:style-name="P4">
Про це Прем'єр-міністр України Денис Шмигаль  <text:a xlink:type="simple" xlink:href="https://t.me/Denys_Smyhal/5536" text:style-name="Internet_20_link" text:visited-style-name="Visited_20_Internet_20_Link">
 сказав</text:a>
 на засіданні уряду, передає Укрінформ.</text:p>
      <text:p text:style-name="P4">
«Родина в центрі державної політики та уваги. Необхідно сформувати новуполітику батьківства, про яку багато говорив Президент. Створення системи«Мрія», яка буде включати всі необхідні послуги для дітей, їх виховання,освіту, розвиток та майбутнє», - сказав Шмигаль.</text:p>
      <text:p text:style-name="P4">
За його словами, також країна потребує нової моделі освіти та науки.Комплексні напрацювання від Мінцифри та <text:a xlink:type="simple" xlink:href="https://www.ukrinform.ua/tag-minosviti" text:style-name="Internet_20_link" text:visited-style-name="Visited_20_Internet_20_Link">
 МОН </text:a>
 вже майже завершені та скоро будуть презентовані.</text:p>
      <text:p text:style-name="P4">
«Також до Верховної Ради вже поданий президентський законопроєкт проанглійську мову як мову міжнародного спілкування. Англійська мова станеобов’язковою у всій системі освіти. Держава оплачуватиме курси вивченняанглійської мови через програму єПідтримка. Будемо робити все, щоб коженукраїнець мав змогу розмовляти англійською. Адже знання іноземної мови – цепро підвищення конкурентоспроможності та зарплати на ринку праці для кожногоукраїнця», - сказав Прем’єр-міністр.</text:p>
      <text:p text:style-name="P4">
<text:span text:style-name="T4">
Читайте також:</text:span>
 <text:a xlink:type="simple" xlink:href="https://www.ukrinform.ua/rubric-society/3729627-fedorov-poasniv-comu-zakonoproekt-pro-anglijsku-movu-spravznij-game-changer.html" text:style-name="Internet_20_link" text:visited-style-name="Visited_20_Internet_20_Link">
 Федоров пояснив, чому законопроєкт про <text:span text:style-name="T4">
англійськ</text:span>
 умову – справжній game changer </text:a>
</text:p>
      <text:p text:style-name="P4">
Як повідомляв Укрінформ, Президент Володимир Зеленський 28 червня наголосив натому, що  <text:a xlink:type="simple" xlink:href="https://www.ukrinform.ua/rubric-polytics/3728821-zelenskij-proponue-ideu-doktrini-dla-ukraini.html" text:style-name="Internet_20_link" text:visited-style-name="Visited_20_Internet_20_Link">
 Україна потребує доктрини </text:a>
 , якавідповідатиме на фундаментальні питання щодо майбутнього держави.</text:p>
      <text:p text:style-name="P4">
Фото: КМУ</text:p>
      <text:p text:style-name="P4">
Source: <text:a xlink:type="simple" xlink:href="https://www.ukrinform.ua/rubric-society/3729909-ukraina-formuvatime-novu-politiku-batkivstva-smigal.html" text:style-name="Internet_20_link" text:visited-style-name="Visited_20_Internet_20_Link">
https://www.ukrinform.ua/rubric-society/3729909-ukraina-formuvatime-novu-politiku-batkivstva-smigal.html</text:a>
</text:p>
      <!--NEWS-->
      <text:h text:style-name="P10" text:outline-level="1">
<text:span text:style-name="T4">
У «Дії» з’явилася можливість зміни місця проживання</text:span>
</text:h>
      <text:p text:style-name="P4">
Author: ['АРМІЯINFORM']</text:p>
      <text:p text:style-name="P4">
Time: 2023-06-30T18:00:00-04:00</text:p>
      <text:p text:style-name="P4">
Description: У сервіс «Дія» повернули можливість зміни місця проживання. Послуга поки що доступна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iya.jpg" text:style-name="Internet_20_link" text:visited-style-name="Visited_20_Internet_20_Link">
diya.jpg</text:a>
']</text:p>
      <text:p text:style-name="P4">
Tags: ['ДІЯ', 'МІНЦИФРИ']</text:p>
      <text:p text:style-name="P4">
Category: News</text:p>
      <!--METADATA-->
      <text:p text:style-name="P4">
<draw:frame draw:style-name="fr1" draw:name="Image162" text:anchor-type="as-char" svg:width="6.9236in" svg:height="3.642416in" draw:z-index="0">
<draw:image xlink:href="../Images/AРМІЯINFORM/2023-06-30T18-00-00-04-00/diya.jpg" xlink:type="simple" xlink:show="embed" xlink:actuate="onLoad" draw:mime-type="image/jpeg"/>
</draw:frame>
</text:p>
      <text:p text:style-name="P4">
У сервіс «Дія» повернули можливість зміни місця проживання. Послуга поки щодоступна в режимі бета-тесту, і поки що не для військовозобов’язаних.</text:p>
      <text:p text:style-name="P4">
Про це повідомляє Мінцифрі.</text:p>
      <text:p text:style-name="P4">
Щоб змінити місце проживання, більше не потрібно відвідувати ЦНАПи та органиреєстрації — система буде повністю автоматизованою. Примітно, що дані дореєстру вноситимуться без втручання людини, що зменшить ризик помилки абопояви некоректних даних.</text:p>
      <text:p text:style-name="P4">
Щоб скористатися сервісом, потрібно відповідати таким вимогам:</text:p>
      <ul>
        <li>
мати ID-картку або закордонний паспорт, податковий номер;  * бути старшим за 14 років, або старшим за 18,  * якщо змінюєте місце проживання дитини;  * не бути військовозобов’язаним;  * мати право власності на житло, яке було внесено до Реєстру нерухомості з 2013 року.</li>
      </ul>
      <text:p text:style-name="P4">
У Мінцифри попередили, що послуга поки що буде доступною для дітей, жінок тарешти невійськовозобов’язаних українців.</text:p>
      <text:p text:style-name="P4">
Щоб оцінити функцію вже зараз, потрібно записатися в бета-тестери сервісу.</text:p>
      <text:p text:style-name="P4">
Нещодавно в Мінцифри анонсували <text:a xlink:type="simple" xlink:href="https://life.fakty.com.ua/ua/tekhnolohii/rozmytnennya-avto-dokumenty-pro-osvitu-i-ne-tilky-u-diyi-zyavytsya-5-novyh-poslug/" text:style-name="Internet_20_link" text:visited-style-name="Visited_20_Internet_20_Link">
нові послуги уДія</text:a>
, які помітно спростятьжиття, зокрема й автолюбителям. Наприклад, скоро з’явиться розмитнення автоонлайн, а також відшкодування вкладів і перереєстрація транспортного засобу.Навіть документи про освіту будуть відображатися в сервісі онлайн.</text:p>
      <text:p text:style-name="P4">
Source: <text:a xlink:type="simple" xlink:href="https://armyinform.com.ua/2023/06/30/u-diyi-zyavylasya-mozhlyvist-zminy-misczya-prozhyvannya/" text:style-name="Internet_20_link" text:visited-style-name="Visited_20_Internet_20_Link">
https://armyinform.com.ua/2023/06/30/u-diyi-zyavylasya-mozhlyvist-zminy-misczya-prozhyvannya/</text:a>
</text:p>
      <!--NEWS-->
      <text:h text:style-name="P10" text:outline-level="1">
<text:span text:style-name="T4">
Із Тайваню в Україну передадуть понад 40 пожежних машин та карет швидкої допомоги</text:span>
</text:h>
      <text:p text:style-name="P4">
Authors: Ukrinform (Person)</text:p>
      <text:p text:style-name="P4">
Publisher: Укринформ (Organization)</text:p>
      <text:p text:style-name="P4">
Published Time: 2023-06-30T18:02:00+03:00</text:p>
      <text:p text:style-name="P4">
Modified Time: 2023-06-30T18:02:00+03:00</text:p>
      <text:p text:style-name="P4">
Description: Тайський бізнесмен Пай Саньжун придбав 48 пожежних машин, карет швидкої допомоги та інших транспортних засобів для відправки в Україну. — Укрінформ.</text:p>
      <text:p text:style-name="P4">
Images: ['<text:a xlink:type="simple" xlink:href="https://static.ukrinform.com/photos/2023_06/thumb_files/630_360_1688137231-835.jpg" text:style-name="Internet_20_link" text:visited-style-name="Visited_20_Internet_20_Link">
630_360_16881...</text:a>
']</text:p>
      <text:p text:style-name="P4">
Tags: None</text:p>
      <text:p text:style-name="P4">
Type: Article</text:p>
      <!--METADATA-->
      <text:p text:style-name="P4">
<draw:frame draw:style-name="fr1" draw:name="Image163" text:anchor-type="as-char" svg:width="6.9236in" svg:height="3.956343in" draw:z-index="0">
<draw:image xlink:href="../Images/yкринформ/2023-06-30T18-02-00-03-00/630_360_1688137231-835.jpg" xlink:type="simple" xlink:show="embed" xlink:actuate="onLoad" draw:mime-type="image/jpeg"/>
</draw:frame>
 Тайськийбізнесмен Пай Саньжун придбав 48 пожежних машин, карет швидкої допомоги таінших транспортних засобів для відправки в Україну.</text:p>
      <text:p text:style-name="P4">
Про це повідомляє <text:a xlink:type="simple" xlink:href="https://www.taiwannews.com.tw/en/news/4932715" text:style-name="Internet_20_link" text:visited-style-name="Visited_20_Internet_20_Link">
 Taiwan News</text:a>
 , передає Укрінформ.</text:p>
      <text:p text:style-name="P4">
Зазначається, що голова компанії Sun Jen Textile Co. закупив та відремонтувавтранспортні засоби за власний рахунок. Він заручився допомогою пожежних службта інших установ, щоб зібрати транспортні засоби. Машини будуть відправлені вУкраїну 13 липня через Міністерство закордонних справ, Пресвітеріанську церкву<text:a xlink:type="simple" xlink:href="https://www.ukrinform.ua/tag-tajvan" text:style-name="Internet_20_link" text:visited-style-name="Visited_20_Internet_20_Link">
 Тайваню </text:a>
 та інші організації.</text:p>
      <text:p text:style-name="P4">
Церемонія, на якій показали 43 автомобілі, відбулася у місті Чжанхуа. Іншіп’ять автівок поки що залишаються на ремонті. На кожній машині, яку передадутьіз Тайваню, написано «Тайвань і Україна разом» і «Слава Україні», а такожнадруковані державні прапори країн у формі серця.</text:p>
      <text:p text:style-name="P4">
</text:p>
      <text:p text:style-name="P4">
Спочатку Пай планував перевезти лише дві-чотири машини, але за сприянняНаціональної пожежної служби та місцевих міських і окружних пожежних відділіввдалося зібрати набагато більше автівок. За його словами, вживані транспортнізасоби продовжують надходити в ремонт, тому загалом він пообіцяв відправити вУкраїну 100 автомобілів.</text:p>
      <text:p text:style-name="P4">
<text:span text:style-name="T4">
Читайте також:</text:span>
 <text:a xlink:type="simple" xlink:href="https://www.ukrinform.ua/rubric-world/3729689-derzdepartament-ssa-shvaliv-prodaz-boepripasiv-tajvanu.html" text:style-name="Internet_20_link" text:visited-style-name="Visited_20_Internet_20_Link">
 Держдепартамент США схвалив продаж боєприпасів <text:span text:style-name="T4">
Тайван</text:span>
ю </text:a>
</text:p>
      <text:p text:style-name="P4">
Як повідомляв Укрінформ, Польща у 2022 році <text:a xlink:type="simple" xlink:href="https://www.ukrinform.ua/rubric-society/3704782-polsa-torik-peredala-ukraini-219-pozeznih-avto.html" text:style-name="Internet_20_link" text:visited-style-name="Visited_20_Internet_20_Link">
 передала Україні 219 пожежнихавтомобілів. </text:a>
</text:p>
      <text:p text:style-name="P4">
Source: <text:a xlink:type="simple" xlink:href="https://www.ukrinform.ua/rubric-society/3729916-iz-tajvanu-v-ukrainu-peredadut-ponad-40-pozeznih-masin-ta-karet-svidkoi-dopomogi.html" text:style-name="Internet_20_link" text:visited-style-name="Visited_20_Internet_20_Link">
https://www.ukrinform.ua/rubric-society/3729916-iz-tajvanu-v-ukrainu-peredadut-ponad-40-pozeznih-masin-ta-karet-svidkoi-dopomogi.html</text:a>
</text:p>
      <!--NEWS-->
      <text:h text:style-name="P10" text:outline-level="1">
<text:span text:style-name="T4">
ЗСУ продовжують тиснути на російських загарбників на півдні – Гуменюк</text:span>
</text:h>
      <text:p text:style-name="P4">
Authors: Ukrinform (Person)</text:p>
      <text:p text:style-name="P4">
Publisher: Укринформ (Organization)</text:p>
      <text:p text:style-name="P4">
Published Time: 2023-06-30T18:03:00+03:00</text:p>
      <text:p text:style-name="P4">
Modified Time: 2023-06-30T18:03:00+03:00</text:p>
      <text:p text:style-name="P4">
Description: ЗСУ продовжують тиск на російську армію на тимчасово окупованих територіях півдня України. Тому, не виключено, що окупаційна армія незабаром здійснить черговий "жест доброї волі". — Укрінформ.</text:p>
      <text:p text:style-name="P4">
Images: ['<text:a xlink:type="simple" xlink:href="https://static.ukrinform.com/photos/2023_05/thumb_files/630_360_1683203408-838.jpg" text:style-name="Internet_20_link" text:visited-style-name="Visited_20_Internet_20_Link">
630_360_16832...</text:a>
']</text:p>
      <text:p text:style-name="P4">
Tags: ['ЗСУ', 'Війна з Росією', 'Південь України', 'Єдині новини', 'Наталія Гуменюк']</text:p>
      <text:p text:style-name="P4">
Type: Article</text:p>
      <!--METADATA-->
      <text:p text:style-name="P4">
<draw:frame draw:style-name="fr1" draw:name="Image165" text:anchor-type="as-char" svg:width="6.9236in" svg:height="3.956343in" draw:z-index="0">
<draw:image xlink:href="../Images/yкринформ/2023-06-30T18-03-00-03-00/630_360_1683203408-838.jpg" xlink:type="simple" xlink:show="embed" xlink:actuate="onLoad" draw:mime-type="image/jpeg"/>
</draw:frame>
 ЗСУпродовжують тиск на російську армію на тимчасово окупованих територіях півдняУкраїни. Тому, не виключено, що окупаційна армія незабаром здійснить черговий"жест доброї волі".</text:p>
      <text:p text:style-name="P4">
Про це в ефірі загальнонаціонального телемарафону «Єдині новини» повідомилакерівниця об’єднаного пресцентру Сил оборони півдня України Наталія Гуменюк,передає Укрінформ.</text:p>
      <text:p text:style-name="P4">
"Кожен такий "жест доброї волі", який росіяни демонстрували вже неодноразовоза час повномасштабного вторгнення, відбувався під потужним тиском Силоборони. Зокрема, і на півдні. Потужний тиск ми продовжуємо, тож вартоочікувати "жестів доброї волі". Якщо не дочекаємось, то доженемо", - сказаларечниця.</text:p>
      <text:p text:style-name="P4">
Так вона прокоментувала річницю звільнення острова Зміїний, що загарбникиназвали "жестом доброї волі" з їх боку.</text:p>
      <text:p text:style-name="P4">
<text:a xlink:type="simple" xlink:href="https://www.ukrinform.ua/tag-natalia-gumenuk" text:style-name="Internet_20_link" text:visited-style-name="Visited_20_Internet_20_Link">
 Гуменюк </text:a>
 також прокоментувалауспішний удар <text:a xlink:type="simple" xlink:href="https://www.ukrinform.ua/tag-zsu" text:style-name="Internet_20_link" text:visited-style-name="Visited_20_Internet_20_Link">
 ЗСУ </text:a>
 по російському штабу іскладу паливно-мастильних матеріалів у тимчасово окупованому Бердянську.</text:p>
      <text:p text:style-name="P4">
"Відпрацьовано влучно, вправно І все це робота в рамках того контрнаступу,який всі очікують і який нарешті, побачити наочно. Побачити можна, те що ворогвтрачає свої потужності навіть у тилу, це і є підготовка до того, щоб активнідії ворога були геть неактивними", - сказала Гуменюк</text:p>
      <text:p text:style-name="P4">
<text:span text:style-name="T4">
Читайте також:</text:span>
 <text:a xlink:type="simple" xlink:href="https://www.ukrinform.ua/rubric-ato/3729645-nastup-na-melitopolskomu-ta-berdanskomu-napramkah-sili-oboroni-maut-castkovij-uspih.html" text:style-name="Internet_20_link" text:visited-style-name="Visited_20_Internet_20_Link">
 <text:span text:style-name="T4">
Наступ</text:span>
 на <text:span text:style-name="T4">
Мелітопольському</text:span>
 та <text:span text:style-name="T4">
Бердянському</text:span>
<text:span text:style-name="T4">
напрямках</text:span>
 – <text:span text:style-name="T4">
Сили</text:span>
 <text:span text:style-name="T4">
оборони</text:span>
 <text:span text:style-name="T4">
мають</text:span>
 <text:span text:style-name="T4">
частковий</text:span>
 <text:span text:style-name="T4">
успіх</text:span>
</text:a>
</text:p>
      <text:p text:style-name="P4">
Речниця наголосила на необхідності ураження логістики противника, щоб він неміг підтягувати резерви, а також мають бути уражені тилові бази, які розгортаєармія РФ.</text:p>
      <text:p text:style-name="P4">
"Коли таке відбувається в тилу, можете уявити, що відбувається на фронті",додала Гуменюк.</text:p>
      <text:p text:style-name="P4">
Як повідомлялося, Бердянська міська військова адміністрація заявила, що <text:a xlink:type="simple" xlink:href="https://www.ukrinform.ua/rubric-ato/3729647-u-berdansku-prolunali-11-vibuhiv.html" text:style-name="Internet_20_link" text:visited-style-name="Visited_20_Internet_20_Link">
 вмісті пролунало 11 вибухів </text:a>
 , у районі аеродромусталося займання і чути вибухи.</text:p>
      <text:p text:style-name="P4">
Source: <text:a xlink:type="simple" xlink:href="https://www.ukrinform.ua/rubric-ato/3729899-zsu-prodovzuut-tisnuti-na-rosijskih-zagarbnikiv-na-pivdni-gumenuk.html" text:style-name="Internet_20_link" text:visited-style-name="Visited_20_Internet_20_Link">
https://www.ukrinform.ua/rubric-ato/3729899-zsu-prodovzuut-tisnuti-na-rosijskih-zagarbnikiv-na-pivdni-gumenuk.html</text:a>
</text:p>
      <!--NEWS-->
      <text:h text:style-name="P10" text:outline-level="1">
<text:span text:style-name="T4">
Шурма: Вступ України до НАТО – це найкращі гарантії для будь-якого інвестора</text:span>
</text:h>
      <text:p text:style-name="P4">
Authors: Ukrinform (Person)</text:p>
      <text:p text:style-name="P4">
Publisher: Укринформ (Organization)</text:p>
      <text:p text:style-name="P4">
Published Time: 2023-06-30T18:03:12+03:00</text:p>
      <text:p text:style-name="P4">
Modified Time: 2023-06-30T18:03:12+03:00</text:p>
      <text:p text:style-name="P4">
Description: Вступ України до НАТО може стати найкращим інструментом для залучення іноземних інвестицій, адже надасть справжні гарантії захисту для будь-якого інвестора. — Укрінформ.</text:p>
      <text:p text:style-name="P4">
Images: ['<text:a xlink:type="simple" xlink:href="https://static.ukrinform.com/photos/2023_06/thumb_files/630_360_1688132064-186.jpg" text:style-name="Internet_20_link" text:visited-style-name="Visited_20_Internet_20_Link">
630_360_16881...</text:a>
']</text:p>
      <text:p text:style-name="P4">
Tags: ['Інвестиції', 'НАТО', 'Україна', 'Офіс Президента']</text:p>
      <text:p text:style-name="P4">
Type: Article</text:p>
      <!--METADATA-->
      <text:p text:style-name="P4">
<draw:frame draw:style-name="fr1" draw:name="Image166" text:anchor-type="as-char" svg:width="6.9236in" svg:height="3.956343in" draw:z-index="0">
<draw:image xlink:href="../Images/yкринформ/2023-06-30T18-03-12-03-00/630_360_1688132064-186.jpg" xlink:type="simple" xlink:show="embed" xlink:actuate="onLoad" draw:mime-type="image/jpeg"/>
</draw:frame>
 ВступУкраїни до НАТО може стати найкращим інструментом для залучення іноземнихінвестицій, адже надасть справжні гарантії захисту для будь-якого інвестора.</text:p>
      <text:p text:style-name="P4">
Таку думку керівник Офісу Президента з економічних питань Ростислав Шурмависловив під час пресконференції для журналістів, передає кореспондентуУкрінформу.</text:p>
      <text:p text:style-name="P4">
«Ми не бачимо «великого апетиту» на інвестиції в Україні. І єдина причина – цевоєнні ризики, які неможливо ніяк поки що покрити в необхідних масштабах.Остільки мова йде про проєкти не на десятки сотень мільйонів доларів, а недесятки сотень мільярдів доларів. І жодна система страхування воєнних ризиківцю проблему вирішити не зможе. Єдине, що може стати найкращою страховкою –вступ до <text:a xlink:type="simple" xlink:href="https://www.ukrinform.ua/tag-nato" text:style-name="Internet_20_link" text:visited-style-name="Visited_20_Internet_20_Link">
 НАТО </text:a>
 . Це будуть справжнігарантії для будь-якого інвестора», - переконаний Шурма.</text:p>
      <text:p text:style-name="P4">
Він додав, що за результатами Міжнародної конференції з питань відновленняУкраїни (URC 2023), яка пройшла в Лондоні, Україна отримала як політичну, такі значну фінансову підтримку, в тому числі не лише в короткостроковій, а й вдовгостроковій перспективі.</text:p>
      <text:p text:style-name="P4">
<text:span text:style-name="T4">
Читайте також:</text:span>
 <text:a xlink:type="simple" xlink:href="https://www.ukrinform.ua/rubric-polytics/3729480-nato-mae-rozglanuti-sprosenna-proceduri-vstupu-ukraini-v-alans-volles.html" text:style-name="Internet_20_link" text:visited-style-name="Visited_20_Internet_20_Link">
 <text:span text:style-name="T4">
НАТО</text:span>
 має розглянути спрощення процедури вступуУкраїни в Альянс - Воллес </text:a>
</text:p>
      <text:p text:style-name="P4">
Як повідомлялось, Міністерство економіки спільно з міжнародними партнерамидомовились про початок роботи над створенням Програми гарантій відновленняУкраїни (Ukraine Recovery Guarantee Facility), яка буде сприяти забезпеченнюстрахування приватного сектору від воєнних ризиків. На першому етапі роботавона має зосередитись на страхуванні торгових операцій, але згодом будерозширюватись на страхування інвестицій.</text:p>
      <text:p text:style-name="P4">
Source: <text:a xlink:type="simple" xlink:href="https://www.ukrinform.ua/rubric-economy/3729918-surma-vstup-ukraini-do-nato-ce-najkrasi-garantii-dla-budakogo-investora.html" text:style-name="Internet_20_link" text:visited-style-name="Visited_20_Internet_20_Link">
https://www.ukrinform.ua/rubric-economy/3729918-surma-vstup-ukraini-do-nato-ce-najkrasi-garantii-dla-budakogo-investora.html</text:a>
</text:p>
      <!--NEWS-->
      <text:h text:style-name="P10" text:outline-level="1">
<text:span text:style-name="T4">
У Казахстані намагаються вербувати «добровольців» на війну РФ з Україною</text:span>
</text:h>
      <text:p text:style-name="P4">
Authors: Ukrinform (Person)</text:p>
      <text:p text:style-name="P4">
Publisher: Укринформ (Organization)</text:p>
      <text:p text:style-name="P4">
Published Time: 2023-06-30T18:14:00+03:00</text:p>
      <text:p text:style-name="P4">
Modified Time: 2023-06-30T18:14:00+03:00</text:p>
      <text:p text:style-name="P4">
Description: Прокуратура Казахстану повідомила про випадки спроб вербування на півночі країни місцевих мешканців на війну РФ проти України на боці держави-агресора. — Укрінформ.</text:p>
      <text:p text:style-name="P4">
Images: ['<text:a xlink:type="simple" xlink:href="https://static.ukrinform.com/photos/2016_12/thumb_files/630_360_1480657891-1496.jpg" text:style-name="Internet_20_link" text:visited-style-name="Visited_20_Internet_20_Link">
630_360_14806...</text:a>
']</text:p>
      <text:p text:style-name="P4">
Tags: ['Казахстан', 'Вербування', 'Війна з Росією']</text:p>
      <text:p text:style-name="P4">
Type: Article</text:p>
      <!--METADATA-->
      <text:p text:style-name="P4">
<draw:frame draw:style-name="fr1" draw:name="Image167" text:anchor-type="as-char" svg:width="6.9236in" svg:height="3.95292in" draw:z-index="0">
<draw:image xlink:href="../Images/yкринформ/2023-06-30T18-14-00-03-00/630_360_1480657891-1496.jpg" xlink:type="simple" xlink:show="embed" xlink:actuate="onLoad" draw:mime-type="image/jpeg"/>
</draw:frame>
Прокуратура Казахстану повідомила про випадки спроб вербування на півночікраїни місцевих мешканців на війну РФ проти України на боці держави-агресора.</text:p>
      <text:p text:style-name="P4">
Як передає Укрінформ, про це повідомляє BBC у <text:a xlink:type="simple" xlink:href="https://t.me/bbcrussian/48665" text:style-name="Internet_20_link" text:visited-style-name="Visited_20_Internet_20_Link">
 Телеграмі.</text:a>
</text:p>
      <text:p text:style-name="P4">
"У Костанайській області <text:a xlink:type="simple" xlink:href="https://www.ukrinform.ua/tag-kazahstan" text:style-name="Internet_20_link" text:visited-style-name="Visited_20_Internet_20_Link">
 Казахстану </text:a>
 зафіксовано спроби вербування місцевих жителів на війну в Україніна російському боці", - йдеться у повідомленні.</text:p>
      <text:p text:style-name="P4">
У наглядовому органі не уточнили, у який спосіб велося вербування та чи булозатримано організаторів рекрутингу.</text:p>
      <text:p text:style-name="P4">
Прокуратура лише нагадала про кримінальну відповідальність за участь увійськових діях на території іншої держави. Згідно з Кримінальним кодексомКазахстану, за найманство загрожує 10 років ув'язнення.</text:p>
      <text:p text:style-name="P4">
У середині квітня стало відомо, що Комітет національної безпеки Казахстанупорушив 10 кримінальних справ за фактами участі громадян цієї країни увійськових діях на території України.</text:p>
      <text:p text:style-name="P4">
Подробиці кримінальних справ відомство не надало, зіславшись на таємницюслідства.</text:p>
      <text:p text:style-name="P4">
<text:span text:style-name="T4">
Читайте також:</text:span>
 <text:a xlink:type="simple" xlink:href="https://www.ukrinform.ua/rubric-ato/3670005-ziteliv-bajkonura-akij-rosia-orendue-u-kazahstanu-verbuut-na-vijnu-v-ukraini.html" text:style-name="Internet_20_link" text:visited-style-name="Visited_20_Internet_20_Link">
 Жителів Байконура, який росія орендує у Казахстану,<text:span text:style-name="T4">
вербують</text:span>
 на війну в Україні </text:a>
</text:p>
      <text:p text:style-name="P4">
З початку військового вторгнення Москви в Україну громадян країн ЦентральноїАзії активно вербують на війну. Проте рекрутинг найчастіше відбувався натериторії РФ.</text:p>
      <text:p text:style-name="P4">
Зокрема, мігрантам роздавали листівки біля станцій метро з закликом вступитидо армії заради "відродження Великої Росії". У громадському транспорті Москвибули розміщені оголошення про набір до російської армії киргизькою, узбецькоюта таджицькою мовами.</text:p>
      <text:p text:style-name="P4">
Ба більше, повідомлялося про тиск та примус іноземців до підписаннявійськового контракту у міграційній службі.</text:p>
      <text:p text:style-name="P4">
Як повідомляв Укрінформ, <text:a xlink:type="simple" xlink:href="https://www.ukrinform.ua/rubric-crimea/3705567-u-evpatorii-okupanti-verbuut-ludej-dla-privatnoi-vijskovoi-kompanii.html" text:style-name="Internet_20_link" text:visited-style-name="Visited_20_Internet_20_Link">
 у Євпаторії в тимчасово окупованому Кримузагарбники вербують людей для приватної військової компанії.</text:a>
</text:p>
      <text:p text:style-name="P4">
Source: <text:a xlink:type="simple" xlink:href="https://www.ukrinform.ua/rubric-ato/3729921-u-kazahstani-namagautsa-verbuvati-dobrovolciv-na-vijnu-rf-z-ukrainou.html" text:style-name="Internet_20_link" text:visited-style-name="Visited_20_Internet_20_Link">
https://www.ukrinform.ua/rubric-ato/3729921-u-kazahstani-namagautsa-verbuvati-dobrovolciv-na-vijnu-rf-z-ukrainou.html</text:a>
</text:p>
      <!--NEWS-->
      <text:h text:style-name="P10" text:outline-level="1">
<text:span text:style-name="T4">
В аеропорту Кишинева пасажир відкрив стрілянину - загинули двоє людей</text:span>
</text:h>
      <text:p text:style-name="P4">
Authors: Ukrinform (Person)</text:p>
      <text:p text:style-name="P4">
Publisher: Укринформ (Organization)</text:p>
      <text:p text:style-name="P4">
Published Time: 2023-06-30T18:16:00+03:00</text:p>
      <text:p text:style-name="P4">
Modified Time: 2023-06-30T18:16:00+03:00</text:p>
      <text:p text:style-name="P4">
Description: У Кишинівському аеропорту один із пасажирів відкрив стрілянину. — Укрінформ.</text:p>
      <text:p text:style-name="P4">
Images: ['<text:a xlink:type="simple" xlink:href="https://static.ukrinform.com/photos/2015_08/thumb_files/630_360_1440452325-kishinivskiy-mijnarodniy-aeroport-foto-odessa-dailycomua.jpg" text:style-name="Internet_20_link" text:visited-style-name="Visited_20_Internet_20_Link">
630_360_14404...</text:a>
']</text:p>
      <text:p text:style-name="P4">
Tags: ['Аеропорт', 'Кишинів', 'Молдова', 'Стрілянина']</text:p>
      <text:p text:style-name="P4">
Type: Article</text:p>
      <!--METADATA-->
      <text:p text:style-name="P4">
<draw:frame draw:style-name="fr1" draw:name="Image168" text:anchor-type="as-char" svg:width="6.9236in" svg:height="3.950003in" draw:z-index="0">
<draw:image xlink:href="../Images/yкринформ/2023-06-30T18-16-00-03-00/630_360_1440452325-kishinivskiy-mijnarodniy-aeroport-foto-odessa-dailycomua.jpg" xlink:type="simple" xlink:show="embed" xlink:actuate="onLoad" draw:mime-type="image/jpeg"/>
</draw:frame>
 У Кишинівському аеропортуодин із пасажирів відкрив стрілянину.</text:p>
      <text:p text:style-name="P4">
Про це заявила прессекретар Генінспекторату поліції Діана Фетко, передаєУкрінформ з посиланням на <text:a xlink:type="simple" xlink:href="https://newsmaker.md/rus/novosti/vystrely-v-kishinevskom-aeroportu-politsiya-podtverdila-informatsiyu/" text:style-name="Internet_20_link" text:visited-style-name="Visited_20_Internet_20_Link">
 NewsMaker.</text:a>
</text:p>
      <text:p text:style-name="P4">
У поліції <text:a xlink:type="simple" xlink:href="https://t.me/newsmakerlive/46022" text:style-name="Internet_20_link" text:visited-style-name="Visited_20_Internet_20_Link">
 розповіли </text:a>
 , що іноземнийгромадянин, якому не дозволили в'їзд до <text:a xlink:type="simple" xlink:href="https://www.ukrinform.ua/tag-tajvan" text:style-name="Internet_20_link" text:visited-style-name="Visited_20_Internet_20_Link">
 Молдови</text:a>
 , застосував вогнепальну зброю. Намісці працюють представники спецслужб та МВС Молдови.</text:p>
      <text:p text:style-name="P4">
Поліції спецпризначення вдалося затримати чоловіка, який відкрив вогонь уКишинівському аеропорту. <text:a xlink:type="simple" xlink:href="https://newsmaker.md/rus/novosti/strelyavshego-v-kishinevskom-aeroportu-zaderzhali/" text:style-name="Internet_20_link" text:visited-style-name="Visited_20_Internet_20_Link">
 Внаслідок стрілянини двоє людей загинули</text:a>
 .</text:p>
      <text:p text:style-name="P4">
Нападник отримав поранення, йому надають медичну допомогу.</text:p>
      <text:p text:style-name="P4">
З будівлі аеропорту всіх евакуювали. Співробітники правоохоронних органівпродовжать забезпечувати безпеку та громадський порядок в аеропорту.</text:p>
      <text:p text:style-name="P4">
<text:span text:style-name="T4">
Читайте також:</text:span>
 <text:a xlink:type="simple" xlink:href="https://www.ukrinform.ua/rubric-world/3727442-u-ssa-vulicna-vecirka-zaversilasa-strilaninou-dvoe-zagiblih.html" text:style-name="Internet_20_link" text:visited-style-name="Visited_20_Internet_20_Link">
 У США вулична вечірка завершилася <text:span text:style-name="T4">
стрілян</text:span>
 иною, двоєзагиблих </text:a>
</text:p>
      <text:p text:style-name="P4">
Через інцидент в аеропорту затримуються всі рейси, заплановані на 30 червня.</text:p>
      <text:p text:style-name="P4">
Source: <text:a xlink:type="simple" xlink:href="https://www.ukrinform.ua/rubric-world/3729923-v-aeroportu-kisineva-pasazir-vidkriv-strilaninu.html" text:style-name="Internet_20_link" text:visited-style-name="Visited_20_Internet_20_Link">
https://www.ukrinform.ua/rubric-world/3729923-v-aeroportu-kisineva-pasazir-vidkriv-strilaninu.html</text:a>
</text:p>
      <!--NEWS-->
      <text:h text:style-name="P10" text:outline-level="1">
<text:span text:style-name="T4">
ЄС активно обговорюватиме гарантії безпеки для України впродовж наступних тижнів – фон дер Ляєн</text:span>
</text:h>
      <text:p text:style-name="P4">
Authors: Ukrinform (Person)</text:p>
      <text:p text:style-name="P4">
Publisher: Укринформ (Organization)</text:p>
      <text:p text:style-name="P4">
Published Time: 2023-06-30T18:22:49+03:00</text:p>
      <text:p text:style-name="P4">
Modified Time: 2023-06-30T18:22:49+03:00</text:p>
      <text:p text:style-name="P4">
Description: Європейський Союз та його країни-члени упродовж наступних тижнів активно обговорюватимуть можливі майбутні гарантії безпеки для України, щоб підтримати реалізацію української Формули миру, кожен з 10-ти пунктів якої відповідають Хартії ООН. — Укрінформ.</text:p>
      <text:p text:style-name="P4">
Images: ['<text:a xlink:type="simple" xlink:href="https://static.ukrinform.com/photos/2023_02/thumb_files/630_360_1675438580-335.jpg" text:style-name="Internet_20_link" text:visited-style-name="Visited_20_Internet_20_Link">
630_360_16754...</text:a>
']</text:p>
      <text:p text:style-name="P4">
Tags: ['Єврокомісія', 'Україна', 'Фон дер Ляєн', 'Гарантії безпеки', 'Формула миру']</text:p>
      <text:p text:style-name="P4">
Type: Article</text:p>
      <!--METADATA-->
      <text:p text:style-name="P4">
<draw:frame draw:style-name="fr1" draw:name="Image169" text:anchor-type="as-char" svg:width="6.9236in" svg:height="3.956343in" draw:z-index="0">
<draw:image xlink:href="../Images/yкринформ/2023-06-30T18-22-49-03-00/630_360_1675438580-335.jpg" xlink:type="simple" xlink:show="embed" xlink:actuate="onLoad" draw:mime-type="image/jpeg"/>
</draw:frame>
Європейський Союз та його країни-члени упродовж наступних тижнів активнообговорюватимуть можливі майбутні гарантії безпеки для України, щоб підтриматиреалізацію української Формули миру, кожен з 10-ти пунктів якої відповідаютьХартії ООН.</text:p>
      <text:p text:style-name="P4">
Про це сьогодні у Брюсселі під час пресконференції за підсумками другого дняроботи саміту ЄС заявила президентка Європейської комісії Урсула фон дер Ляєн,відповідаючи на запитання кореспондента Укрінформу щодо європейського баченнязапропонованого Україною Саміту миру та ймовірних модальностей щодо гарантійбезпеки, які можуть бути надані Україні з боку міжнародних партнерів.</text:p>
      <text:p text:style-name="P4">
«Щодо гарантій безпеки - ми будемо активно обговорювати цю тему протягомнаступних тижнів, у тому числі під час саміту <text:a xlink:type="simple" xlink:href="https://www.ukrinform.ua/tag-nato" text:style-name="Internet_20_link" text:visited-style-name="Visited_20_Internet_20_Link">
 НАТО</text:a>
 у Вільнюсі. Я думаю, що дуже важливо, вконтексті розвитку таких гарантій безпеки, щоб Україна продовжувала шляхреформ. Щоб Україна змогла зміцнити країну, боротися проти корупції та противідмивання грошей, мати чітку програму дій, сформувати ефективну та потужнусудову систему. Оскільки Європейська комісія супроводжує уряд України увпроваджені цих реформ, я можу засвідчити - швидкість та рішучість, з якоювони (українці – ред.) виконують ці реформи, є вражаючою», - наголосилаочільниця Єврокомісії.</text:p>
      <text:p text:style-name="P4">
<text:span text:style-name="T4">
Читайте також:</text:span>
 <text:a xlink:type="simple" xlink:href="https://www.ukrinform.ua/rubric-polytics/3729311-premerka-estonii-edina-bezpekova-garantia-dla-ukraini-clenstvo-v-nato.html" text:style-name="Internet_20_link" text:visited-style-name="Visited_20_Internet_20_Link">
 Прем’єрка Естонії: Єдина безпекова <text:span text:style-name="T4">
гаранті</text:span>
 я дляУкраїни - членство в НАТО </text:a>
</text:p>
      <text:p text:style-name="P4">
Вона зауважила, що всі прагнуть миру, але, без сумніву, ніхто не хоче мирубільше за українців, та дала високу оцінку Формулі миру Президента ВолодимираЗеленського.</text:p>
      <text:p text:style-name="P4">
«Ця ініціатива, що складається з 10-ти пунктів, є чудовою основою для того,щоб рухатися далі. Тому що будь-який її окремий пункт і кожне словопогоджуються із Хартією ООН або з резолюціями Об’єднаних Націй. Це забезпечуєшироку глобальну підтримку для принципів, що викладені в цій Формулі миру», -сказала фон дер Ляєн.</text:p>
      <text:p text:style-name="P4">
«Щодо Саміту миру - безумовно, це рішення має приймати Україна та українськавлада, коли організовувати та коли надсилати запрошення на такий саміт. Але яхочу висловити потужну підтримку з нашого боку усьому тому, з чого складаєтьсяФормула миру Президента Зеленського», - додала глава ЄК.</text:p>
      <text:p text:style-name="P4">
<text:span text:style-name="T4">
Читайте також:</text:span>
 <text:a xlink:type="simple" xlink:href="https://www.ukrinform.ua/rubric-polytics/3729023-na-samiti-nato-ukraini-vazlivo-otrimati-mehanizm-dievih-garantij-bezpeki-stefancuk.html" text:style-name="Internet_20_link" text:visited-style-name="Visited_20_Internet_20_Link">
 На саміті НАТО Україні важливо отримати механізм<text:span text:style-name="T4">
дієвих</text:span>
 <text:span text:style-name="T4">
гарантій</text:span>
 безпеки - Стефанчук </text:a>
</text:p>
      <text:p text:style-name="P4">
Як повідомлялося, 29-30 червня у Брюсселі відбувся дводенний саміт ЄС. Середінших питань лідери країн Європейського Союзу розглянули ситуацію в Україні тапідтвердили непохитну рішучість продовжувати підтримувати її у боротьбі протиросійської агресії так довго, як це буде необхідним, включаючи наданняполітичної, економічної, фінансової, військової та гуманітарної допомоги.</text:p>
      <text:p text:style-name="P4">
Source: <text:a xlink:type="simple" xlink:href="https://www.ukrinform.ua/rubric-ato/3729925-es-aktivno-obgovoruvatime-garantii-bezpeki-dla-ukraini-vprodovz-nastupnih-tizniv-fon-der-laen.html" text:style-name="Internet_20_link" text:visited-style-name="Visited_20_Internet_20_Link">
https://www.ukrinform.ua/rubric-ato/3729925-es-aktivno-obgovoruvatime-garantii-bezpeki-dla-ukraini-vprodovz-nastupnih-tizniv-fon-der-laen.html</text:a>
</text:p>
      <!--NEWS-->
      <text:h text:style-name="P10" text:outline-level="1">
<text:span text:style-name="T4">
Марусяк: Влітку стрибати складніше, адже ти тільки входиш в ритм</text:span>
</text:h>
      <text:p text:style-name="P4">
Authors: Ukrinform (Person)</text:p>
      <text:p text:style-name="P4">
Publisher: Укринформ (Organization)</text:p>
      <text:p text:style-name="P4">
Published Time: 2023-06-30T18:29:08+03:00</text:p>
      <text:p text:style-name="P4">
Modified Time: 2023-06-30T18:29:08+03:00</text:p>
      <text:p text:style-name="P4">
Description: Український стрибун на лижах з трампліну Євген Марусяк переконаний, що на якість його виступу на Європейських іграх вплинуло декілька факторів. — Укрінформ.</text:p>
      <text:p text:style-name="P4">
Images: ['<text:a xlink:type="simple" xlink:href="https://static.ukrinform.com/photos/2023_06/thumb_files/630_360_1688138859-188.jpg" text:style-name="Internet_20_link" text:visited-style-name="Visited_20_Internet_20_Link">
630_360_16881...</text:a>
']</text:p>
      <text:p text:style-name="P4">
Tags: ['стрибки на лижах з трампліна']</text:p>
      <text:p text:style-name="P4">
Type: Article</text:p>
      <!--METADATA-->
      <text:p text:style-name="P4">
<draw:frame draw:style-name="fr1" draw:name="Image170" text:anchor-type="as-char" svg:width="6.9236in" svg:height="3.956343in" draw:z-index="0">
<draw:image xlink:href="../Images/yкринформ/2023-06-30T18-29-08-03-00/630_360_1688138859-188.jpg" xlink:type="simple" xlink:show="embed" xlink:actuate="onLoad" draw:mime-type="image/jpeg"/>
</draw:frame>
Український стрибун на лижах з трампліну Євген Марусяк переконаний, що наякість його виступу на Європейських іграх вплинуло декілька факторів.</text:p>
      <text:p text:style-name="P4">
Про це він розповів в коментарі кореспонденту Укрінформу.</text:p>
      <text:p text:style-name="P4">
«Ми налаштувалися і показали на командних стрибках непоганий результат.Індивідуальні стрибати важче, адже ти фокусуєшся на собі. Хоча в команді тежскладно, адже ти думаєш за команду. Нам завадила погода трохи, на мою думку.Важливо також обрати првильний костюм. Його вага - кілограм плюс-мінус. Цевідіграє дуже важливу роль, адже якщо не підібрати хороший костюм, то невдасться нормально виступити. Влітку стрибати складніше, адже ти тільки входишв ритм. Взимку ти відстрибав уже певну кількість разів і маєш певнийбекграунд», - сказав він.</text:p>
      <text:p text:style-name="P4">
Марусяк також зауважив, що якість стрибка залежить від характеру вітру. Найого думку, також вплинуло те, що спортсмени лише набирають форму на сезон.</text:p>
      <text:p text:style-name="P4">
<text:span text:style-name="T4">
Читайте також:</text:span>
 <text:a xlink:type="simple" xlink:href="https://www.ukrinform.ua/rubric-sports/3729548-zbirna-ukraini-jde-tretou-u-komandnomu-zaliku-iii-evropejskih-igor.html" text:style-name="Internet_20_link" text:visited-style-name="Visited_20_Internet_20_Link">
 Збірна України йде третьою у командному заліку IIIЄвропейських Ігор </text:a>
</text:p>
      <text:p text:style-name="P4">
Як повідомлялося, Євген Марусяк не зміг пробитися до фінальної стадіїіндивідуальниз стрибків з трампліну на Європейських іграх-2023.</text:p>
      <text:p text:style-name="P4">
Змагання триватимуть до 2 липня.</text:p>
      <text:p text:style-name="P4">
Фото: Skijumping.pl</text:p>
      <text:p text:style-name="P4">
Source: <text:a xlink:type="simple" xlink:href="https://www.ukrinform.ua/rubric-sports/3729929-marusak-vlitku-stribati-skladnise-adze-ti-tilki-vhodis-v-ritm.html" text:style-name="Internet_20_link" text:visited-style-name="Visited_20_Internet_20_Link">
https://www.ukrinform.ua/rubric-sports/3729929-marusak-vlitku-stribati-skladnise-adze-ti-tilki-vhodis-v-ritm.html</text:a>
</text:p>
      <!--NEWS-->
      <text:h text:style-name="P10" text:outline-level="1">
<text:span text:style-name="T4">
Уряд поновив оцінювання витрат держбюджету - Мінфін</text:span>
</text:h>
      <text:p text:style-name="P4">
Authors: Ukrinform (Person)</text:p>
      <text:p text:style-name="P4">
Publisher: Укринформ (Organization)</text:p>
      <text:p text:style-name="P4">
Published Time: 2023-06-30T18:30:13+03:00</text:p>
      <text:p text:style-name="P4">
Modified Time: 2023-06-30T18:30:13+03:00</text:p>
      <text:p text:style-name="P4">
Description: Кабінет Міністрів ухвалив розпорядження «Про проведення у 2023 році оглядів витрат державного бюджету в окремих сферах». — Укрінформ.</text:p>
      <text:p text:style-name="P4">
Images: ['<text:a xlink:type="simple" xlink:href="https://static.ukrinform.com/photos/2018_02/thumb_files/630_360_1518265938-9397.jpg" text:style-name="Internet_20_link" text:visited-style-name="Visited_20_Internet_20_Link">
630_360_15182...</text:a>
']</text:p>
      <text:p text:style-name="P4">
Tags: ['Бюджет', 'Мінфін', 'Гроші']</text:p>
      <text:p text:style-name="P4">
Type: Article</text:p>
      <!--METADATA-->
      <text:p text:style-name="P4">
<draw:frame draw:style-name="fr1" draw:name="Image171" text:anchor-type="as-char" svg:width="6.9236in" svg:height="3.956343in" draw:z-index="0">
<draw:image xlink:href="../Images/yкринформ/2023-06-30T18-30-13-03-00/630_360_1518265938-9397.jpg" xlink:type="simple" xlink:show="embed" xlink:actuate="onLoad" draw:mime-type="image/jpeg"/>
</draw:frame>
 КабінетМіністрів ухвалив розпорядження «Про проведення у 2023 році оглядів витратдержавного бюджету в окремих сферах».</text:p>
      <text:p text:style-name="P4">
Як передає Укрінформ, про це повідомляє <text:a xlink:type="simple" xlink:href="https://www.mof.gov.ua/uk/news/uriad_priiniav_rozporiadzhennia_shchodo_ogliadiv_vitrat_derzhbiudzhetu_v_2023_rotsi-4089" text:style-name="Internet_20_link" text:visited-style-name="Visited_20_Internet_20_Link">
 пресслужба Міністерства фінансів.</text:a>
</text:p>
      <text:p text:style-name="P4">
Розпорядженням визначено 8 сфер діяльності для 7 головних розпорядників, децьогоріч проводитимуть огляди витрат: МОН – перепідготовка та підвищеннякваліфікації кадрів, Мінінфраструктури (2 сфери), Мінветеранів, Міндовкілля,Агентство відновлення – дорожнє господарство (проєкт ЄІБ на розвиток мережіавтомобільних доріг загального користування державного значення), Національнаакадемія аграрних наук та Міненерго.</text:p>
      <text:p text:style-name="P4">
«Рішення уряду про відновлення проведення оглядів витрат у цьому роцізабезпечить удосконалення механізмів реалізації державної політики увідповідних сферах, дозволить оцінити економічну доцільність витрат тавизначити їх пріоритетність. Особливо це актуально в умовах воєнного стану,коли ми постійно працюємо над пошуком фінансових ресурсів для забезпеченняобороноздатності та соціального захисту наших громадян», – прокоментувавперший заступник міністра фінансів Денис Улютін.</text:p>
      <text:p text:style-name="P4">
<text:span text:style-name="T4">
Читайте також:</text:span>
 <text:a xlink:type="simple" xlink:href="https://www.ukrinform.ua/rubric-economy/3729859-parlament-uhvaliv-zakon-pro-povernenna-na-dovoennu-sistemu-opodatkuvanna.html" text:style-name="Internet_20_link" text:visited-style-name="Visited_20_Internet_20_Link">
 <text:span text:style-name="T4">
Рада</text:span>
 ухвалила закон про повернення на довоєннусистему оподаткування </text:a>
</text:p>
      <text:p text:style-name="P4">
Також передбачено складання головними розпорядниками планів проведення оглядіввитрат на наступні 5 років (2024–2028 роки) та подання їх до Мінфіну.</text:p>
      <text:p text:style-name="P4">
Такі плани мають охопити сфери діяльності за всіма бюджетними програмамиголовного розпорядника, передбаченими у держбюджеті на 2023 рік. Уміністерстві вважають, що це стане першим кроком до законодавчого визначенняперіодичності проведення оглядів витрат та їх повної інтеграції у бюджетнийпроцес.</text:p>
      <text:p text:style-name="P4">
<text:span text:style-name="T4">
Читайте також:</text:span>
 <text:a xlink:type="simple" xlink:href="https://www.ukrinform.ua/rubric-economy/3729888-op-rozroblae-koncepciu-edinogo-organu-dla-perevirok-biznesu-surma.html" text:style-name="Internet_20_link" text:visited-style-name="Visited_20_Internet_20_Link">
 ОП розробляє концепцію єдиного органу для перевірокбізнесу - <text:span text:style-name="T4">
Шурма</text:span>
 </text:a>
</text:p>
      <text:p text:style-name="P4">
Як повідомляв Укрінформ, сума видатків загального фонду державного <text:a xlink:type="simple" xlink:href="https://www.ukrinform.ua/tag-budzet" text:style-name="Internet_20_link" text:visited-style-name="Visited_20_Internet_20_Link">
 бюджету</text:a>
 за січень - травень 2023 року сягнула1,143 трлн грн.</text:p>
      <text:p text:style-name="P4">
Source: <text:a xlink:type="simple" xlink:href="https://www.ukrinform.ua/rubric-economy/3729931-urad-ponoviv-ocinuvanna-vitrat-derzbudzetu-minfin.html" text:style-name="Internet_20_link" text:visited-style-name="Visited_20_Internet_20_Link">
https://www.ukrinform.ua/rubric-economy/3729931-urad-ponoviv-ocinuvanna-vitrat-derzbudzetu-minfin.html</text:a>
</text:p>
      <!--NEWS-->
      <text:h text:style-name="P10" text:outline-level="1">
<text:span text:style-name="T4">
Депутату Держдуми і ще двом росіянам оголосили підозру у депортації 48 українських дітей</text:span>
</text:h>
      <text:p text:style-name="P4">
Authors: Ukrinform (Person)</text:p>
      <text:p text:style-name="P4">
Publisher: Укринформ (Organization)</text:p>
      <text:p text:style-name="P4">
Published Time: 2023-06-30T18:31:00+03:00</text:p>
      <text:p text:style-name="P4">
Modified Time: 2023-06-30T18:31:00+03:00</text:p>
      <text:p text:style-name="P4">
Description: Депутату Держдуми Російської Федерації та ще двом особам повідомили про підозру у депортації 48 українських дітей з Херсонського будинку дитини.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Херсонщина', 'Війна з Росією']</text:p>
      <text:p text:style-name="P4">
Type: Article</text:p>
      <!--METADATA-->
      <text:p text:style-name="P4">
<draw:frame draw:style-name="fr1" draw:name="Image172" text:anchor-type="as-char" svg:width="6.9236in" svg:height="3.948443in" draw:z-index="0">
<draw:image xlink:href="../Images/yкринформ/2023-06-30T18-31-00-03-00/630_360_1655629946-686.jpg" xlink:type="simple" xlink:show="embed" xlink:actuate="onLoad" draw:mime-type="image/jpeg"/>
</draw:frame>
 ДепутатуДерждуми Російської Федерації та ще двом особам повідомили про підозру удепортації 48 українських дітей з Херсонського будинку дитини.</text:p>
      <text:p text:style-name="P4">
Як передає Укрінформ, про це Офіс генерального прокурора повідомляє у <text:a xlink:type="simple" xlink:href="https://t.me/pgo_gov_ua/13973" text:style-name="Internet_20_link" text:visited-style-name="Visited_20_Internet_20_Link">
Телеграмі </text:a>
 .</text:p>
      <text:p text:style-name="P4">
За процесуального керівництва ювенальних прокурорів Офісу генпрокурорапрокурора трьом особам повідомлено про підозру за фактами <text:a xlink:type="simple" xlink:href="https://www.ukrinform.ua/tag-deportacia" text:style-name="Internet_20_link" text:visited-style-name="Visited_20_Internet_20_Link">
 депортації</text:a>
 та примусового переміщення 48 дітейз Херсонського будинку дитини. Їхні дії кваліфіковані як порушення законів тазвичаїв війни (ч. 2 ст. 28, ч. 1 ст. 438 Кримінального кодексу України).</text:p>
      <text:p text:style-name="P4">
Серед підозрюваних - депутат Держдуми федеральних зборів Російської Федерації,начальник незаконно створеного російськими загарбниками "департаментуздравоохранения Херсонской области военно-гражданской администрации Херсонскойобласти" та виконувачка обов’язків головного лікаря "ГБУЗ "Херсонскийобластной дом ребенка".</text:p>
      <text:p text:style-name="P4">
<text:span text:style-name="T4">
Читайте також:</text:span>
 <text:a xlink:type="simple" xlink:href="https://www.ukrinform.ua/rubric-society/3729259-veresuk-anonsuvala-povernenna-kilkoh-nezakonno-vivezenih-rosieu-ditej.html" text:style-name="Internet_20_link" text:visited-style-name="Visited_20_Internet_20_Link">
 <text:span text:style-name="T4">
Верещук</text:span>
 <text:span text:style-name="T4">
анонсувала</text:span>
 <text:span text:style-name="T4">
повернення</text:span>
 <text:span text:style-name="T4">
кількох</text:span>
<text:span text:style-name="T4">
незаконно</text:span>
 <text:span text:style-name="T4">
вивезених</text:span>
 <text:span text:style-name="T4">
Росією</text:span>
 <text:span text:style-name="T4">
дітей</text:span>
</text:a>
</text:p>
      <text:p text:style-name="P4">
За даними слідства, депутат Держдуми безпосередньо керував процесом депортаціїта примусового переміщення дітей. Він був відповідальним за вирішеннясоціальних питань населення Херсонщини та питань дітей в тимчасово окупованомуКриму.</text:p>
      <text:p text:style-name="P4">
Спочатку херсонський псевдопосадовець та в.о. головного лікаря організувалидепортацію двох дітей до Росії. Приводом стало начебто проходження обстеженняу московській лікарні. До цього діти утримувались у незаконно створеномуросіянами "ГБУЗ "Херсонский областной дом ребенка" на базі Херсонськогообласного будинку дитини Херсонської облради.</text:p>
      <text:p text:style-name="P4">
Слідство встановило, що за станом здоров’я діти не потребували окремоголікування.</text:p>
      <text:p text:style-name="P4">
2 вересня 2022 року невстановлені особи забрали та на авто депортували до РФдвох українських дітей з Херсона.</text:p>
      <text:p text:style-name="P4">
21 жовтня 2022 року персонал незаконно створеного "Дома ребенка" на чолі з в.о. головного лікаря за вказівкою псевдопосадовця передали 46 дітейневстановленим особам.</text:p>
      <text:p text:style-name="P4">
Відбувалося це у присутності та під контролем депутата Держдуми. Дітей вивезлина територію тимчасово окупованого Криму. Наразі їхня доля залишаєтьсяневідомою.</text:p>
      <text:p text:style-name="P4">
Під час передачі дітей для подальшого переміщення саме депутат Держдумиконтролював процес поміщення в автобуси та переміщення.</text:p>
      <text:p text:style-name="P4">
Як повідомляв Укрінформ, на тимчасово захоплених територіях Херсонщиниросійські <text:a xlink:type="simple" xlink:href="https://www.ukrinform.ua/rubric-regions/3729843-rosiani-vivezli-z-hersonsini-se-185-ukrainskih-ditej.html" text:style-name="Internet_20_link" text:visited-style-name="Visited_20_Internet_20_Link">
 загарбники продовжують викрадати українських дітей</text:a>
 , вивозячи їх "на відпочинок" у РФ.Днями так вивезли ще 185 дітей.</text:p>
      <text:p text:style-name="P4">
Source: <text:a xlink:type="simple" xlink:href="https://www.ukrinform.ua/rubric-society/3729886-deputatu-derzdumi-i-se-dvom-rosianam-ogolosili-pidozru-u-deportacii-48-ukrainskih-ditej.html" text:style-name="Internet_20_link" text:visited-style-name="Visited_20_Internet_20_Link">
https://www.ukrinform.ua/rubric-society/3729886-deputatu-derzdumi-i-se-dvom-rosianam-ogolosili-pidozru-u-deportacii-48-ukrainskih-ditej.html</text:a>
</text:p>
      <!--NEWS-->
      <text:h text:style-name="P10" text:outline-level="1">
<text:span text:style-name="T4">
НБУ зробив черговий крок для стабілізації ситуації з обміном валюти</text:span>
</text:h>
      <text:p text:style-name="P4">
Authors: Ukrinform (Person)</text:p>
      <text:p text:style-name="P4">
Publisher: Укринформ (Organization)</text:p>
      <text:p text:style-name="P4">
Published Time: 2023-06-30T18:32:00+03:00</text:p>
      <text:p text:style-name="P4">
Modified Time: 2023-06-30T18:32:00+03:00</text:p>
      <text:p text:style-name="P4">
Description: Національний банк з 1 липня 2023 року дав змогу небанківським фінансовим установам знімати без обмежень за сумою національну та іноземну валюту з їхніх рахунків у банках для підкріплення готівкою власних кас або кас відокремлених підрозділів. — Укрінформ.</text:p>
      <text:p text:style-name="P4">
Images: ['<text:a xlink:type="simple" xlink:href="https://static.ukrinform.com/photos/2022_05/thumb_files/630_360_1653063946-759.jpg" text:style-name="Internet_20_link" text:visited-style-name="Visited_20_Internet_20_Link">
630_360_16530...</text:a>
']</text:p>
      <text:p text:style-name="P4">
Tags: ['Нацбанк', 'Обмін', 'Валюта', 'Гривня']</text:p>
      <text:p text:style-name="P4">
Type: Article</text:p>
      <!--METADATA-->
      <text:p text:style-name="P4">
<draw:frame draw:style-name="fr1" draw:name="Image173" text:anchor-type="as-char" svg:width="6.9236in" svg:height="3.956343in" draw:z-index="0">
<draw:image xlink:href="../Images/yкринформ/2023-06-30T18-32-00-03-00/630_360_1653063946-759.jpg" xlink:type="simple" xlink:show="embed" xlink:actuate="onLoad" draw:mime-type="image/jpeg"/>
</draw:frame>
Національний банк з 1 липня 2023 року дав змогу небанківським фінансовимустановам знімати без обмежень за сумою національну та іноземну валюту з їхніхрахунків у банках для підкріплення готівкою власних кас або кас відокремленихпідрозділів.</text:p>
      <text:p text:style-name="P4">
Як передає Укрінформ, про це повідомляє <text:a xlink:type="simple" xlink:href="https://bank.gov.ua/ua/news/all/nbu-vjiv-dodatkovih-zahodiv-dlya-podalshoyi-stabilizatsiyi-situatsiyi-z-obminom-gotivkovoyi-inozemnoyi-valyuti" text:style-name="Internet_20_link" text:visited-style-name="Visited_20_Internet_20_Link">
 пресслужба НБУ</text:a>
 .</text:p>
      <text:p text:style-name="P4">
"Національний банк України розширює перелік виключень із чиннихадміністративних обмежень з метою подальшої стабілізації ситуації з обміномготівкової іноземної <text:a xlink:type="simple" xlink:href="https://www.ukrinform.ua/tag-valuta" text:style-name="Internet_20_link" text:visited-style-name="Visited_20_Internet_20_Link">
 валюти </text:a>
 . Так, з1 липня 2023 року Національний банк дав змогу небанківським фінансовимустановам знімати без обмежень за сумою національну та іноземну валюту з їхніхрахунків у банках для підкріплення готівкою власних кас або кас відокремленихпідрозділів", - йдеться в повідомленні.</text:p>
      <text:p text:style-name="P4">
На думку регулятора це сприятиме розширенню пропозиції іноземної валюти, якане має ознак значного зношення чи пошкодження, на готівковому валютному ринку,де мають змогу купувати та продавати іноземну валюту громадяни. Крім того,надання дозволу небанківським фінансовим установам знімати без обмеженьготівкову гривню дасть змогу підтримувати на належному рівні гривневуліквідність останніх, що важливо для безперебійного прийняття ними готівковоїіноземної валюти в громадян. У такий спосіб НБУ надав вагомий імпульс дляподальшої стабілізації ситуації з обміном готівкової іноземної валюти.</text:p>
      <text:p text:style-name="P4">
<text:span text:style-name="T4">
Читайте також:</text:span>
 <text:a xlink:type="simple" xlink:href="https://www.ukrinform.ua/rubric-economy/3726225-nacbank-kontroluvatime-obmin-valuti-bankami-ta-obminnikami.html" text:style-name="Internet_20_link" text:visited-style-name="Visited_20_Internet_20_Link">
 <text:span text:style-name="T4">
Нацбанк</text:span>
 <text:span text:style-name="T4">
контролюватиме</text:span>
 <text:span text:style-name="T4">
обмін</text:span>
 <text:span text:style-name="T4">
валюти</text:span>
<text:span text:style-name="T4">
банками</text:span>
 та <text:span text:style-name="T4">
обмінниками</text:span>
 </text:a>
</text:p>
      <text:p text:style-name="P4">
Так, завдяки запровадженим змінам небанківські фінансові установи матимутьбезперебійний доступ до готівкової іноземної валюти без ознак значногозношення чи пошкодження, який вже мають банки. Відповідно це позитивно вплинена стан готівкової іноземної валюти, до якої мають доступ громадяни.</text:p>
      <text:p text:style-name="P4">
Щоб наданий дозвіл використовувався виключно з метою забезпечення стабільноїситуації на валютному ринку, НБУ визначив умови, яких повинні дотримуватисянебанківські фінансові установи. Так, обсяг знятої готівки у гривні чиіноземній валюті небанківською фінансовою установою не повинен перевищуватиобсяг коштів у гривні чи іноземній валюті, яка була раніше зарахована на їхнійрахунок у банку.</text:p>
      <text:p text:style-name="P4">
Зокрема, на рахунок у гривні небанківська фінансова установа може зараховуватикошти, отримані завдяки здійсненню валютно-обмінних операцій та від продажубезготівкової іноземної валюти, а на рахунок в іноземній валюті – кошти,отримані від здійснення валютно-обмінних операцій та як відшкодування заприйняті на інкасо банкноти іноземної валюти.</text:p>
      <text:p text:style-name="P4">
Цей крок затверджено постановою Правління Національного банку України від 30червня 2023 року № 88 "Про внесення змін до постанови Правління Національногобанку України від 24 лютого 2022 року № 18", що набирає чинності 1 липня 2023року.</text:p>
      <text:p text:style-name="P4">
Як повідомляв Укрінформ, <text:a xlink:type="simple" xlink:href="https://www.ukrinform.ua/rubric-economy/3729702-obminniki-mozut-pozbavlati-licenzii-za-vigaduvanna-vlasnih-vimog-do-valuti-pisnij.html" text:style-name="Internet_20_link" text:visited-style-name="Visited_20_Internet_20_Link">
 учасники валютного ринку наражаються на анулюванняліцензії </text:a>
 завигадування власних вимог до банкнот та визначення комісії за неіснуючіпослуги при обміні валюти.</text:p>
      <text:p text:style-name="P4">
Source: <text:a xlink:type="simple" xlink:href="https://www.ukrinform.ua/rubric-economy/3729932-nbu-zrobiv-cergovij-krok-dla-stabilizacii-situacii-z-obminom-valuti.html" text:style-name="Internet_20_link" text:visited-style-name="Visited_20_Internet_20_Link">
https://www.ukrinform.ua/rubric-economy/3729932-nbu-zrobiv-cergovij-krok-dla-stabilizacii-situacii-z-obminom-valuti.html</text:a>
</text:p>
      <!--NEWS-->
      <text:h text:style-name="P10" text:outline-level="1">
<text:span text:style-name="T4">
Майже 40 громад стали учасниками пілотного проєкту «Помічник ветерана»</text:span>
</text:h>
      <text:p text:style-name="P4">
Authors: Ukrinform (Person)</text:p>
      <text:p text:style-name="P4">
Publisher: Укринформ (Organization)</text:p>
      <text:p text:style-name="P4">
Published Time: 2023-06-30T18:34:03+03:00</text:p>
      <text:p text:style-name="P4">
Modified Time: 2023-06-30T18:34:03+03:00</text:p>
      <text:p text:style-name="P4">
Description: Майже 40 громад стали учасниками пілотного проєкту "Помічник ветерана", що допомагатиме при переході від військової служби до цивільного життя. — Укрінформ.</text:p>
      <text:p text:style-name="P4">
Images: ['<text:a xlink:type="simple" xlink:href="https://static.ukrinform.com/photos/2023_02/thumb_files/630_360_1676665553-8294.jpeg" text:style-name="Internet_20_link" text:visited-style-name="Visited_20_Internet_20_Link">
630_360_16766...</text:a>
']</text:p>
      <text:p text:style-name="P4">
Tags: ['Ветерани війни', 'Міністерство у справах ветеранів']</text:p>
      <text:p text:style-name="P4">
Type: Article</text:p>
      <!--METADATA-->
      <text:p text:style-name="P4">
<draw:frame draw:style-name="fr1" draw:name="Image174" text:anchor-type="as-char" svg:width="6.9236in" svg:height="3.956343in" draw:z-index="0">
<draw:image xlink:href="../Images/yкринформ/2023-06-30T18-34-03-03-00/630_360_1676665553-8294.jpeg" xlink:type="simple" xlink:show="embed" xlink:actuate="onLoad" draw:mime-type="image/jpeg"/>
</draw:frame>
 Майже 40громад стали учасниками пілотного проєкту "Помічник ветерана", що допомагатимепри переході від військової служби до цивільного життя.</text:p>
      <text:p text:style-name="P4">
Про це повідомила генеральна директорка Директорату стратегічного плануваннята європейської інтеграції Мінветеранів Світлана Березіна в  <text:a xlink:type="simple" xlink:href="https://www.ukrinform.ua/rubric-society/3729742-svitlana-berezina-gendirektorka-direktoratu-strategicnogo-planuvanna-ta-evropejskoi-integracii-minveteraniv.html" text:style-name="Internet_20_link" text:visited-style-name="Visited_20_Internet_20_Link">
 інтерв'ю</text:a>
 Укрінформу.</text:p>
      <text:p text:style-name="P4">
"Наразі майже 40 громад стали учасниками «пілоту». І громади ще можутьдолучатися. Так, додатково звернулися окремі ОТГ з Полтавщини й Одещини, якіхочуть власним коштом організувати роботу помічників <text:a xlink:type="simple" xlink:href="https://www.ukrinform.ua/tag-veterani-vijni" text:style-name="Internet_20_link" text:visited-style-name="Visited_20_Internet_20_Link">
 ветерана</text:a>
 в селищних радах, від наспотрібне лише фахове навчання. Передовсім, у кожній територіальній громадіповинні розуміти, скільки людей і якого фаху з-поміж їхніх земляківдемобілізують після завершення бойових дій", - сказала Березіна.</text:p>
      <text:p text:style-name="P4">
За її словами, в адміністративних центрах громад передбачено створеннясервісного офісу в справах ветеранів як юридичної особи публічного права.Такий офіс можна створити і спільно кількома ОТГ відповідно до закону «Проспівробітництво територіальних громад».</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text:span text:style-name="T4">
роботу</text:span>
 <text:span text:style-name="T4">
помічників</text:span>
 <text:span text:style-name="T4">
ветеранів</text:span>
 <text:span text:style-name="T4">
виділили</text:span>
<text:span text:style-name="T4">
понад</text:span>
 ₴50 <text:span text:style-name="T4">
мільйонів</text:span>
 </text:a>
</text:p>
      <text:p text:style-name="P4">
Березіна зазначила, що за результатами пілотного проєкту відбудетьсяімплементація фінальної моделі діяльності інституту помічника ветерана умасштабі держави.</text:p>
      <text:p text:style-name="P4">
Як повідомлялося, в чотирьох областях України незабаром запрацює проєкт задляпідтримки людей, які повертаються з фронту.</text:p>
      <text:p text:style-name="P4">
Source: <text:a xlink:type="simple" xlink:href="https://www.ukrinform.ua/rubric-society/3729933-majze-40-gromad-stali-ucasnikami-pilotnogo-proektu-pomicnik-veterana.html" text:style-name="Internet_20_link" text:visited-style-name="Visited_20_Internet_20_Link">
https://www.ukrinform.ua/rubric-society/3729933-majze-40-gromad-stali-ucasnikami-pilotnogo-proektu-pomicnik-veterana.html</text:a>
</text:p>
      <!--NEWS-->
      <text:h text:style-name="P10" text:outline-level="1">
<text:span text:style-name="T4">
Заступники начальника Тернопільської ОВА вийшли з-під варти після внесення застави</text:span>
</text:h>
      <text:p text:style-name="P4">
Authors: Ukrinform (Person)</text:p>
      <text:p text:style-name="P4">
Publisher: Укринформ (Organization)</text:p>
      <text:p text:style-name="P4">
Published Time: 2023-06-30T18:34:23+03:00</text:p>
      <text:p text:style-name="P4">
Modified Time: 2023-06-30T18:34:23+03:00</text:p>
      <text:p text:style-name="P4">
Description: Заступники начальника Тернопільської ОВА, яких затримали на хабарі, вийшли з-під варти після внесення застави. — Укрінформ.</text:p>
      <text:p text:style-name="P4">
Images: ['<text:a xlink:type="simple" xlink:href="https://static.ukrinform.com/photos/2020_02/thumb_files/630_360_1582135276-970.jpg" text:style-name="Internet_20_link" text:visited-style-name="Visited_20_Internet_20_Link">
630_360_15821...</text:a>
']</text:p>
      <text:p text:style-name="P4">
Tags: ['Хабар', 'Тернопільщина']</text:p>
      <text:p text:style-name="P4">
Type: Article</text:p>
      <!--METADATA-->
      <text:p text:style-name="P4">
<draw:frame draw:style-name="fr1" draw:name="Image175" text:anchor-type="as-char" svg:width="6.9236in" svg:height="3.956343in" draw:z-index="0">
<draw:image xlink:href="../Images/yкринформ/2023-06-30T18-34-23-03-00/630_360_1582135276-970.jpg" xlink:type="simple" xlink:show="embed" xlink:actuate="onLoad" draw:mime-type="image/jpeg"/>
</draw:frame>
 Заступникиначальника Тернопільської ОВА, яких затримали на хабарі, вийшли з-під вартипісля внесення застави.</text:p>
      <text:p text:style-name="P4">
Як передає Укрінформ, про це повідомляє <text:a xlink:type="simple" xlink:href="https://suspilne.media/519353-zastupnikiv-nacalnika-ternopilskoi-vijskovoi-administracii-zvilnili-z-pid-varti/" text:style-name="Internet_20_link" text:visited-style-name="Visited_20_Internet_20_Link">
 Суспільне.</text:a>
</text:p>
      <text:p text:style-name="P4">
“Заступників начальника Тернопільської військової адміністрації ІгоряДем'янчука та Ігоря Гайдука звільнили з-під варти”, - повідомила прессекретарСАП Ольга Постолюк.</text:p>
      <text:p text:style-name="P4">
За її словами, підозрювані внесли заставу по 805 200 гривень.</text:p>
      <text:p text:style-name="P4">
"Заставу вони внесли відразу після судового засідання. Їх зобов’язали носитиелектронний засіб контролю", – зазначила Постолюк.</text:p>
      <text:p text:style-name="P4">
Як повідомлялося, вранці 26 червня у НАБУ заявили про <text:a xlink:type="simple" xlink:href="https://www.ukrinform.ua/rubric-regions/3727754-golovu-ternopilskoi-oblradi-ta-dvoh-cinovnikiv-vijskovoi-administracii-vikrili-na-habari-nabu.html" text:style-name="Internet_20_link" text:visited-style-name="Visited_20_Internet_20_Link">
 затримання головиТернопільської облради та двох заступників голови Тернопільської ОВА.</text:a>
 Тоді вБюро інформували, що посадовці, за даними слідства, вимагали у власникапідприємства 1,8 млн грн за підписання актів виконаних робіт з будівництва таремонту інфраструктурних об’єктів комунальним підприємством Тернопільськоїоблради. Пізніше у НАБУ уточнили, що тернопільські посадовці вимагали близько2,4 млн грн у підприємця.</text:p>
      <text:p text:style-name="P4">
<text:span text:style-name="T4">
Читайте також:</text:span>
 <text:a xlink:type="simple" xlink:href="https://www.ukrinform.ua/rubric-regions/3729524-golovu-ternopilskoi-oblradi-golovka-zvilnili-zpid-varti.html" text:style-name="Internet_20_link" text:visited-style-name="Visited_20_Internet_20_Link">
 Голову <text:span text:style-name="T4">
Тернопільс</text:span>
 ької облради Головка звільнилиз-під варти </text:a>
</text:p>
      <text:p text:style-name="P4">
Голову Тернопільської облради та двох заступників голови ОВА затримали «нагарячому» після передачі третього траншу у розмірі понад 600 тис. грн.</text:p>
      <text:p text:style-name="P4">
Суд обрав їм запобіжні заходи у вигляді тримання під вартою з можливістювнесення понад 800 тис. грн застави.</text:p>
      <text:p text:style-name="P4">
Source: <text:a xlink:type="simple" xlink:href="https://www.ukrinform.ua/rubric-regions/3729934-zastupniki-nacalnika-ternopilskoi-ova-vijsli-zpid-varti-pisla-vnesenna-zastavi.html" text:style-name="Internet_20_link" text:visited-style-name="Visited_20_Internet_20_Link">
https://www.ukrinform.ua/rubric-regions/3729934-zastupniki-nacalnika-ternopilskoi-ova-vijsli-zpid-varti-pisla-vnesenna-zastavi.html</text:a>
</text:p>
      <!--NEWS-->
      <text:h text:style-name="P10" text:outline-level="1">
<text:span text:style-name="T4">
Данілов - про ймовірний теракт росіян на ЗАЕС: У нас є протоколи та плани, в який спосіб діяти</text:span>
</text:h>
      <text:p text:style-name="P4">
Authors: Ukrinform (Person)</text:p>
      <text:p text:style-name="P4">
Publisher: Укринформ (Organization)</text:p>
      <text:p text:style-name="P4">
Published Time: 2023-06-30T18:46:00+03:00</text:p>
      <text:p text:style-name="P4">
Modified Time: 2023-06-30T23:46:00+03:00</text:p>
      <text:p text:style-name="P4">
Description: Олексій Данілов заявив, що після інформації про ймовірний теракт на окупованій Запорізькій АЕС в Україні провели «велике навчання» і була «ще одна підготовка».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РНБО', 'Теракт', 'Данілов', 'Запорізька АЕС']</text:p>
      <text:p text:style-name="P4">
Type: Article</text:p>
      <!--METADATA-->
      <text:p text:style-name="P4">
<draw:frame draw:style-name="fr1" draw:name="Image176" text:anchor-type="as-char" svg:width="6.9236in" svg:height="3.956343in" draw:z-index="0">
<draw:image xlink:href="../Images/yкринформ/2023-06-30T18-46-00-03-00/630_360_1680783783-785.jpg" xlink:type="simple" xlink:show="embed" xlink:actuate="onLoad" draw:mime-type="image/jpeg"/>
</draw:frame>
 ОлексійДанілов заявив, що після інформації про ймовірний теракт на окупованійЗапорізькій АЕС в Україні провели «велике навчання» і була «ще однапідготовка».</text:p>
      <text:p text:style-name="P4">
Про це секретар РНБО сказав в ефірі <text:a xlink:type="simple" xlink:href="https://www.radiosvoboda.org/a/news-zaes-terakt-danilov-pidhotovka/32484147.html" text:style-name="Internet_20_link" text:visited-style-name="Visited_20_Internet_20_Link">
 Радіо Свобода</text:a>
 , передає Укрінформ.</text:p>
      <text:p text:style-name="P4">
«У нас є наші протоколи, наші плани, в який спосіб ми маємо діяти. Заразвідбулося велике навчання, ще відбулася одна підготовка, якщо станеться цейтерористичний акт з боку Російської Федерації», – зазначив Данілов, коментуючиплан дій України у разі теракту на <text:a xlink:type="simple" xlink:href="https://www.ukrinform.ua/tag-aes" text:style-name="Internet_20_link" text:visited-style-name="Visited_20_Internet_20_Link">
 АЕС </text:a>
 .</text:p>
      <text:p text:style-name="P4">
Він зауважив, що зараз складно сказати про можливі наслідки надзвичайноїситуації на ЗАЕС.</text:p>
      <text:p text:style-name="P4">
«Сам факт, якщо ці терористи здійснюють такий теракт на ядерному об’єкті, будевважатися всіма цивілізованими країнами, що це застосування ядерної зброїпроти цивільного населення. Тому будемо дуже уважно спостерігати – якщо не дайбог це станеться – яка буде реакція світу на ці події. На превеликий жаль, те,що відбулося нещодавно щодо підриву дамби, реакція світу не відповідала тійтерористичній атаці, якої зазнала Україна. Ми зараз робимо все можливе інеможливе, щоб цього не сталося, але станція зараз в руках терористів», –заявив секретар РНБО.</text:p>
      <text:p text:style-name="P4">
<text:span text:style-name="T4">
Читайте також:</text:span>
 <text:a xlink:type="simple" xlink:href="https://www.ukrinform.ua/rubric-regions/3729535-danilov-pro-zaes-ukraina-gotuetsa-do-budakih-scenariiv-reakcia-svitu-mala-b-buti-mittevou.html" text:style-name="Internet_20_link" text:visited-style-name="Visited_20_Internet_20_Link">
 <text:span text:style-name="T4">
Данілов</text:span>
 про ЗАЕС: Україна готується до будь-якихсценаріїв, реакція світу мала б бути миттєвою</text:a>
</text:p>
      <text:p text:style-name="P4">
Данілов також припустив, що дехто із західних партнерів зараз пояснює Росії,що цього не варто робити, адже наслідки будуть «абсолютно катастрофічними дляРФ».</text:p>
      <text:p text:style-name="P4">
Коментуючи ймовірність вчинення Росією теракту на ЗАЕС, секретар РНБОзазначив, що зараз складно сказати, оскільки «ці люди не є передбачуваними,вони діють поза межами будь-яких норм і правил світової спільноти».</text:p>
      <text:p text:style-name="P4">
Як повідомляв Укрінформ, у Запорізькій, Дніпропетровській, Миколаївській таХерсонській областях <text:a xlink:type="simple" xlink:href="http://www.ukrinform.ua/rubric-regions/3729138-u-zaporizzi-ta-oblasti-provodat-navcanna-na-vipadok-avarii-na-zaes.html" text:style-name="Internet_20_link" text:visited-style-name="Visited_20_Internet_20_Link">
 розпочалися масштабні навчання</text:a>
 з подолання наслідківможливого теракту на Запорізькій АЕС.</text:p>
      <text:p text:style-name="P4">
<text:span text:style-name="T4">
Читайте також:</text:span>
 <text:a xlink:type="simple" xlink:href="https://www.ukrinform.ua/rubric-society/3729425-u-razi-teraktu-na-zaes-pracuvatimut-specialni-sistemi-opovisenna-lasko.html" text:style-name="Internet_20_link" text:visited-style-name="Visited_20_Internet_20_Link">
 У разі теракту на ЗАЕС працюватимуть спеціальні системиоповіщення – <text:span text:style-name="T4">
Ляшко</text:span>
 </text:a>
</text:p>
      <text:p text:style-name="P4">
Росіяни окупували ЗАЕС 4 березня 2022 року.</text:p>
      <text:p text:style-name="P4">
22 червня 2023 року Президент Володимир Зеленський заявив про плани Росіївлаштувати теракт на Запорізькій АЕС.</text:p>
      <text:p text:style-name="P4">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Відповідь Путіну: Польща просить НАТО розмістити на своїй території ядерну зброю</text:span>
</text:h>
      <text:p text:style-name="P4">
Authors: Ukrinform (Person)</text:p>
      <text:p text:style-name="P4">
Publisher: Укринформ (Organization)</text:p>
      <text:p text:style-name="P4">
Published Time: 2023-06-30T18:48:00+03:00</text:p>
      <text:p text:style-name="P4">
Modified Time: 2023-06-30T18:48:00+03:00</text:p>
      <text:p text:style-name="P4">
Description: У відповідь на розташування Росією ядерної зброї на території Білорусі, Польща звертається до НАТО по участь у програмі Nuclear Sharing, що передбачає розміщення ядерної зброї на території РП. — Укрінформ.</text:p>
      <text:p text:style-name="P4">
Images: ['<text:a xlink:type="simple" xlink:href="https://static.ukrinform.com/photos/2023_02/thumb_files/630_360_1677243295-550.jpg" text:style-name="Internet_20_link" text:visited-style-name="Visited_20_Internet_20_Link">
630_360_16772...</text:a>
']</text:p>
      <text:p text:style-name="P4">
Tags: ['Білорусь', 'Польща', 'Ядерна зброя', 'Війна з Росією']</text:p>
      <text:p text:style-name="P4">
Type: Article</text:p>
      <!--METADATA-->
      <text:p text:style-name="P4">
<draw:frame draw:style-name="fr1" draw:name="Image177" text:anchor-type="as-char" svg:width="6.9236in" svg:height="3.956343in" draw:z-index="0">
<draw:image xlink:href="../Images/yкринформ/2023-06-30T18-48-00-03-00/630_360_1677243295-550.jpg" xlink:type="simple" xlink:show="embed" xlink:actuate="onLoad" draw:mime-type="image/jpeg"/>
</draw:frame>
 Увідповідь на розташування Росією ядерної зброї на території Білорусі, Польщазвертається до НАТО по участь у програмі Nuclear Sharing, що передбачаєрозміщення ядерної зброї на території РП.</text:p>
      <text:p text:style-name="P4">
Про це заявив в п’ятницю у Брюсселі глава польського уряду Матеуш Моравецький,передає кореспондент Укрінформу.</text:p>
      <text:p text:style-name="P4">
“У зв’язку з тим, що Росія має намір розмістити тактичну ядерну зброю вБілорусі, ми (Польща – ред.) тим більше звертаємося до всього <text:a xlink:type="simple" xlink:href="https://www.ukrinform.ua/tag-nato" text:style-name="Internet_20_link" text:visited-style-name="Visited_20_Internet_20_Link">
 НАТО</text:a>
 про участь у програмі Nuclear Sharing”,-повідомив Моравецький.</text:p>
      <text:p text:style-name="P4">
Він додав, що остаточне рішення з цього приводу залежатиме від США.</text:p>
      <text:p text:style-name="P4">
“Ми декларуємо наше бажання швидко діяти в цьому напрямку. Ми не хочемо сидітисклавши руки, поки Путін посилює усілякі погрози”,- заявив глава польськогоуряду.</text:p>
      <text:p text:style-name="P4">
Як відомо, в рамках програми Nuclear Sharing тактична ядерна зброя США заразрозміщується в Європі на території Бельгії, Німеччині, Італії, в Нідерландах іТуреччині. Про можливість взяти участь у програмі обміну ядерними ресурсами вінтерв’ю польським ЗМІ президент Польщі Анджей Дуда говорив ще у жовтніминулого року.</text:p>
      <text:p text:style-name="P4">
<text:span text:style-name="T4">
Читайте також:</text:span>
 <text:a xlink:type="simple" xlink:href="https://www.ukrinform.ua/rubric-world/3729779-vceni-sproektuvali-model-adernoi-vijni-miz-ssa-ta-rf.html" text:style-name="Internet_20_link" text:visited-style-name="Visited_20_Internet_20_Link">
 Вчені спроєктували модель <text:span text:style-name="T4">
ядерн</text:span>
 ої війни між США таРосією </text:a>
</text:p>
      <text:p text:style-name="P4">
Під час нещодавнього візиту до Києва Дуда заявив, що розташування тактичноїядерної зброї РФ в Білорусі, а також перекидання до цієї країни ПВК “Вагнер”"змінюють архітектуру безпеки в регіоні".</text:p>
      <text:p text:style-name="P4">
У середині червня президент Білорусі Олександр Лукашенко заявив, що йогокраїна почала отримувати російську тактичну ядерну зброю.</text:p>
      <text:p text:style-name="P4">
Source: <text:a xlink:type="simple" xlink:href="https://www.ukrinform.ua/rubric-world/3729940-vidpovid-putinu-polsa-prosit-nato-rozmistiti-na-svoij-teritorii-adernu-zbrou.html" text:style-name="Internet_20_link" text:visited-style-name="Visited_20_Internet_20_Link">
https://www.ukrinform.ua/rubric-world/3729940-vidpovid-putinu-polsa-prosit-nato-rozmistiti-na-svoij-teritorii-adernu-zbrou.html</text:a>
</text:p>
      <!--NEWS-->
      <text:h text:style-name="P10" text:outline-level="1">
<text:span text:style-name="T4">
У Добропіллі поховали дівчат-близнючок, які загинули від ракетного удару по Краматорську</text:span>
</text:h>
      <text:p text:style-name="P4">
Authors: Ukrinform (Person)</text:p>
      <text:p text:style-name="P4">
Publisher: Укринформ (Organization)</text:p>
      <text:p text:style-name="P4">
Published Time: 2023-06-30T18:51:32+03:00</text:p>
      <text:p text:style-name="P4">
Modified Time: 2023-06-30T18:51:32+03:00</text:p>
      <text:p text:style-name="P4">
Description: У місті Добропілля поховали двох 14-річних дівчаток-близнючок, які загинули від удару російської ракети 27 червня по кафе в Краматорську. — Укрінформ.</text:p>
      <text:p text:style-name="P4">
Images: ['<text:a xlink:type="simple" xlink:href="https://static.ukrinform.com/photos/2023_06/thumb_files/630_360_1688139850-362.jpg" text:style-name="Internet_20_link" text:visited-style-name="Visited_20_Internet_20_Link">
630_360_16881...</text:a>
']</text:p>
      <text:p text:style-name="P4">
Tags: ['Діти', 'Донеччина', 'Краматорськ', 'Похорон']</text:p>
      <text:p text:style-name="P4">
Type: Article</text:p>
      <!--METADATA-->
      <text:p text:style-name="P4">
<draw:frame draw:style-name="fr1" draw:name="Image178" text:anchor-type="as-char" svg:width="6.9236in" svg:height="3.956343in" draw:z-index="0">
<draw:image xlink:href="../Images/yкринформ/2023-06-30T18-51-32-03-00/630_360_1688139850-362.jpg" xlink:type="simple" xlink:show="embed" xlink:actuate="onLoad" draw:mime-type="image/jpeg"/>
</draw:frame>
 У містіДобропілля поховали двох 14-річних дівчаток-близнючок, які загинули від ударуросійської ракети 27 червня по кафе в Краматорську.</text:p>
      <text:p text:style-name="P4">
Як передає Укрінформ, про це у  <text:a xlink:type="simple" xlink:href="https://www.facebook.com/svoicity/posts/pfbid02Q8c1D2CmXLFkQERjSpoWL94cqaP7amftYDcTpuDpoLBqzJnDNPEQ53bw7y1PjuTYl" text:style-name="Internet_20_link" text:visited-style-name="Visited_20_Internet_20_Link">
 Фейсбуці</text:a>
повідомляє Онлайн-журнал «Свої».</text:p>
      <text:p text:style-name="P4">
«Ці дівчата у серпні мали б відсвяткувати своє 15-річчя. Сестри-близнючки Аннаі Юлія Аксенченко загинули від російської <text:a xlink:type="simple" xlink:href="https://www.ukrinform.ua/tag-raketa" text:style-name="Internet_20_link" text:visited-style-name="Visited_20_Internet_20_Link">
 ракети</text:a>
 , якою окупанти цілеспрямовано вдарилипо центру Краматорська… Дівчата ненадовго приїхали у місто… Сьогодні з нимипопрощалися у Добропіллі…», - йдеться у повідомленні.</text:p>
      <text:p text:style-name="P4">
</text:p>
      <text:p text:style-name="P4">
Про це також написав у себе в  <text:a xlink:type="simple" xlink:href="https://www.instagram.com/p/CuHSOwzNfQ2/" text:style-name="Internet_20_link" text:visited-style-name="Visited_20_Internet_20_Link">
 Інстаграм</text:a>
 фотограф із Данії ЯнГраруп. Він уточнив, що дівчат-близнючок у Добропіллі поховала їх мати, лікар-хірург Краматорської лікарні Ольга Аксенченко.</text:p>
      <text:p text:style-name="P4">
<text:span text:style-name="T4">
Читайте також:</text:span>
 <text:a xlink:type="simple" xlink:href="https://www.ukrinform.ua/rubric-regions/3729813-raketnij-udar-po-kramatorsku-agenta-rf-vidpravili-pid-arest.html" text:style-name="Internet_20_link" text:visited-style-name="Visited_20_Internet_20_Link">
 Ракетний удар по <text:span text:style-name="T4">
Краматорс</text:span>
 ьку: агента РФ відправилипід арешт </text:a>
</text:p>
      <text:p text:style-name="P4">
«Сім'я виїхала з Краматорська, коли почалася війна. Але цього дня вони разом збатьком приїхали в місто провідати маму в шпиталі - перед від'їздом вирішилипіти поїсти піци», - написав Граруп під скорботною фотографією з похованьдівчат.</text:p>
      <text:p text:style-name="P4">
</text:p>
      <text:p text:style-name="P4">
Як повідомляв Укрінформ, російські війська ввечері 27 червня  <text:a xlink:type="simple" xlink:href="https://www.ukrinform.ua/rubric-ato/3728508-u-kramatorsku-rosijska-raketa-zrujnuvala-zaklad-u-centri-mista.html" text:style-name="Internet_20_link" text:visited-style-name="Visited_20_Internet_20_Link">
 завдали дваракетних удари по Краматорську </text:a>
 . Одна ракета влучила у ресторан-піцерію «Ріа» в центрі міста.Серед загиблих - дівчина віком 17 років і двоє 14-річних сестер. Друга ракетавдарила по селищу Біленьке.</text:p>
      <text:p text:style-name="P4">
У Краматорську  <text:a xlink:type="simple" xlink:href="https://www.ukrinform.ua/rubric-regions/3729474-u-kramatorsku-ogolosili-tridennu-zalobu-za-zagiblimi-pid-cas-raketnogo-udaru.html" text:style-name="Internet_20_link" text:visited-style-name="Visited_20_Internet_20_Link">
 оголосили триденну жалобу </text:a>
 (30 червня, 1 та 2 липня) за жертвами російськогоракетного удару.</text:p>
      <text:p text:style-name="P4">
_ Фото: Instagram / Photographer Jan Grarup  _</text:p>
      <text:p text:style-name="P4">
Source: <text:a xlink:type="simple" xlink:href="https://www.ukrinform.ua/rubric-regions/3729938-u-dobropilli-pohovali-divcatbliznucok-aki-zaginuli-vid-raketnogo-udaru-po-kramatorsku.html" text:style-name="Internet_20_link" text:visited-style-name="Visited_20_Internet_20_Link">
https://www.ukrinform.ua/rubric-regions/3729938-u-dobropilli-pohovali-divcatbliznucok-aki-zaginuli-vid-raketnogo-udaru-po-kramatorsku.html</text:a>
</text:p>
      <!--NEWS-->
      <text:h text:style-name="P10" text:outline-level="1">
<text:span text:style-name="T4">
Хижняк вийшов у фінал боксерського турніру Європейських ігор</text:span>
</text:h>
      <text:p text:style-name="P4">
Authors: Ukrinform (Person)</text:p>
      <text:p text:style-name="P4">
Publisher: Укринформ (Organization)</text:p>
      <text:p text:style-name="P4">
Published Time: 2023-06-30T18:52:47+03:00</text:p>
      <text:p text:style-name="P4">
Modified Time: 2023-06-30T18:52:47+03:00</text:p>
      <text:p text:style-name="P4">
Description: У Кракові (Польща) тривають III Європейські ігри. — Укрінформ.</text:p>
      <text:p text:style-name="P4">
Images: ['<text:a xlink:type="simple" xlink:href="https://static.ukrinform.com/photos/2023_06/thumb_files/630_360_1688140358-804.jpg" text:style-name="Internet_20_link" text:visited-style-name="Visited_20_Internet_20_Link">
630_360_16881...</text:a>
']</text:p>
      <text:p text:style-name="P4">
Tags: ['Бокс', 'Олександр Хижняк', 'Європейські ігри']</text:p>
      <text:p text:style-name="P4">
Type: Article</text:p>
      <!--METADATA-->
      <text:p text:style-name="P4">
<draw:frame draw:style-name="fr1" draw:name="Image181" text:anchor-type="as-char" svg:width="6.9236in" svg:height="3.956343in" draw:z-index="0">
<draw:image xlink:href="../Images/yкринформ/2023-06-30T18-52-47-03-00/630_360_1688140358-804.jpg" xlink:type="simple" xlink:show="embed" xlink:actuate="onLoad" draw:mime-type="image/jpeg"/>
</draw:frame>
 У Кракові(Польща) тривають III Європейські ігри.</text:p>
      <text:p text:style-name="P4">
Український боксер Олександр Хижняк вийшов у фінал змагань у ваговій категоріїдо 80 кг, передає Укрінформ.</text:p>
      <text:p text:style-name="P4">
У півфіналі Хижняк упевнено переміг італійця Сальваторе Кавальяро (5:0),гарантувавши собі як мінімум «срібло».</text:p>
      <text:p text:style-name="P4">
<text:span text:style-name="T4">
Читайте також:</text:span>
 <text:a xlink:type="simple" xlink:href="https://www.ukrinform.ua/rubric-sports/3728963-hiznak-probivsa-do-pivfinalu-bokserskogo-turniru-evropejskih-igor.html" text:style-name="Internet_20_link" text:visited-style-name="Visited_20_Internet_20_Link">
 Хижняк пробився до півфіналу <text:span text:style-name="T4">
бокс</text:span>
 ерського турніруЄвропейських ігор </text:a>
</text:p>
      <text:p text:style-name="P4">
«Золото» Європейських ігор-2023 Хижняк розііграє із хорватом ГабріелемВеочичем, який взяв гору над азербайджанцем Мурадом Аллахвердієвим (5:0).</text:p>
      <text:p text:style-name="P4">
Фото: European Games 2023.</text:p>
      <text:p text:style-name="P4">
Source: <text:a xlink:type="simple" xlink:href="https://www.ukrinform.ua/rubric-sports/3729939-hiznak-vijsov-u-final-bokserskogo-turniru-evropejskih-igor.html" text:style-name="Internet_20_link" text:visited-style-name="Visited_20_Internet_20_Link">
https://www.ukrinform.ua/rubric-sports/3729939-hiznak-vijsov-u-final-bokserskogo-turniru-evropejskih-igor.html</text:a>
</text:p>
      <!--NEWS-->
      <text:h text:style-name="P10" text:outline-level="1">
<text:span text:style-name="T4">
Реінтеграція в інформполе: у МКІП планують повернути український телерадіосигнал на 100% ТОТ</text:span>
</text:h>
      <text:p text:style-name="P4">
Authors: Ukrinform (Person)</text:p>
      <text:p text:style-name="P4">
Publisher: Укринформ (Organization)</text:p>
      <text:p text:style-name="P4">
Published Time: 2023-06-30T19:01:05+03:00</text:p>
      <text:p text:style-name="P4">
Modified Time: 2023-06-30T19:01:05+03:00</text:p>
      <text:p text:style-name="P4">
Description: Інформаційна реінтеграція тимчасово окупованих територій передбачає їхнє повне покриття українським телерадіосигналом. — Укрінформ.</text:p>
      <text:p text:style-name="P4">
Images: ['<text:a xlink:type="simple" xlink:href="https://static.ukrinform.com/photos/2018_05/thumb_files/630_360_1526567976-7866.jpg" text:style-name="Internet_20_link" text:visited-style-name="Visited_20_Internet_20_Link">
630_360_15265...</text:a>
']</text:p>
      <text:p text:style-name="P4">
Tags: ['Реінтеграція Донбасу', 'Тарас Шевченко', 'МКІП ', 'Телебачення']</text:p>
      <text:p text:style-name="P4">
Type: Article</text:p>
      <!--METADATA-->
      <text:p text:style-name="P4">
<draw:frame draw:style-name="fr1" draw:name="Image182" text:anchor-type="as-char" svg:width="6.9236in" svg:height="3.956343in" draw:z-index="0">
<draw:image xlink:href="../Images/yкринформ/2023-06-30T19-01-05-03-00/630_360_1526567976-7866.jpg" xlink:type="simple" xlink:show="embed" xlink:actuate="onLoad" draw:mime-type="image/jpeg"/>
</draw:frame>
Інформаційна реінтеграція тимчасово окупованих територій передбачає їхнє повнепокриття українським телерадіосигналом.</text:p>
      <text:p text:style-name="P4">
Про результати наради у Міністерстві культури та інформаційної політики щодореалізації Стратегічної цілі №5 Плану заходів з реалізації Стратегіїінформаційної безпеки на період до 2025 року повідомляє <text:a xlink:type="simple" xlink:href="https://mkip.gov.ua/news/9401.html" text:style-name="Internet_20_link" text:visited-style-name="Visited_20_Internet_20_Link">
 пресслужба</text:a>
 відомства, передає Укрінформ.</text:p>
      <text:p text:style-name="P4">
«Для... нейтралізації багаторічного деструктивного впливу російськогопропагандистського наративу необхідно здійснити низку заходів для повноцінноїінформаційної інтеграції ТОТ в загальне інформаційне поле України. Середпершочергових кроків мають бути: відновлення інформаційної інфраструктури іпокриття 100% територій українським <text:a xlink:type="simple" xlink:href="https://www.ukrinform.ua/tag-radio-i-tb" text:style-name="Internet_20_link" text:visited-style-name="Visited_20_Internet_20_Link">
 телерадіосигналом</text:a>
 , сприяння поверненню на ТОТукраїнських телерадіокомпаній», - йдеться в повідомленні.</text:p>
      <text:p text:style-name="P4">
<text:span text:style-name="T4">
Читайте також:</text:span>
 <text:a xlink:type="simple" xlink:href="https://www.ukrinform.ua/rubric-society/3729831-delegacia-inozemnih-zurnalistiv-vidvidala-ukrainu-sob-diznatisa-pravdu-pro-vijnu.html" text:style-name="Internet_20_link" text:visited-style-name="Visited_20_Internet_20_Link">
 Делегація іноземних журналістів відвідала Україну, щобдізнатися правду про війну </text:a>
</text:p>
      <text:p text:style-name="P4">
Зазначається, що з 2014 року на тимчасово окупованих територіях Росія транслюєвласні пропагандистські канали. Як зауважують у МКІП, увесь цей час російськоюокупаційною адміністрацією здійснюється жорсткий контроль за будь-якимпоширенням інформації, діє цензура, що призвело до відсутності свободи слова йзупинки діяльності незалежних медіа.</text:p>
      <text:p text:style-name="P4">
«Для МКІП Стратегія інформаційної безпеки є фактично головним стратегічнимдокументом. І тема Стратегічної цілі №5 є однією з найбільш важливих. Тому мизапросили у першу чергу виконавців плану заходів Стратегії – представниківпрофільних міністерств та центральних органів виконавчої влади, а також кількаміжнародних партнерів з розвитку, які працюють в цій темі, щоб почути про хідреалізації зазначеного плану заходів», – підкреслив заступник міністракультури та інформаційної політики з питань європейської інтеграції ТарасШевченко.</text:p>
      <text:p text:style-name="P4">
<text:span text:style-name="T4">
Читайте також:</text:span>
 <text:a xlink:type="simple" xlink:href="https://www.ukrinform.ua/rubric-culture/3729375-murali-posteri-ta-memi-pro-vijnu-v-ukraini-stvorili-portal-mistectvo-peremogi.html" text:style-name="Internet_20_link" text:visited-style-name="Visited_20_Internet_20_Link">
 Мурали, постери та меми про війну: в Україні створилипортал «Мистецтво перемоги» </text:a>
</text:p>
      <text:p text:style-name="P4">
Також у відомстві нагадали, що відповідно до <text:a xlink:type="simple" xlink:href="https://zakon.rada.gov.ua/laws/show/272-2023-%D1%80#Text" text:style-name="Internet_20_link" text:visited-style-name="Visited_20_Internet_20_Link">
 розпорядження КМУ від 30березня 2023 </text:a>
 р. №272-р «Про затвердження плану заходів з реалізації Стратегії інформаційноїбезпеки на період до 2025 року» міністерствам, іншим центральним органамвиконавчої влади необхідно забезпечити низку заходів для виконання зазначеногоплану.</text:p>
      <text:p text:style-name="P4">
Як повідомлялося, на деокупованих територіях Харківщини восени 2022 рокувідновили мовлення 27 телерадіокомпаній, повернувся телемарафон "Єдиніновини".</text:p>
      <text:p text:style-name="P4">
Source: <text:a xlink:type="simple" xlink:href="https://www.ukrinform.ua/rubric-society/3729942-reintegracia-v-informpole-u-mkip-planuut-povernuti-ukrainskij-teleradiosignal-na-100-tot.html" text:style-name="Internet_20_link" text:visited-style-name="Visited_20_Internet_20_Link">
https://www.ukrinform.ua/rubric-society/3729942-reintegracia-v-informpole-u-mkip-planuut-povernuti-ukrainskij-teleradiosignal-na-100-tot.html</text:a>
</text:p>
      <!--NEWS-->
      <text:h text:style-name="P10" text:outline-level="1">
<text:span text:style-name="T4">
Після вторгнення РФ попит на українську літературу збільшився - директор видавництва</text:span>
</text:h>
      <text:p text:style-name="P4">
Authors: Ukrinform (Person)</text:p>
      <text:p text:style-name="P4">
Publisher: Укринформ (Organization)</text:p>
      <text:p text:style-name="P4">
Published Time: 2023-06-30T19:08:00+03:00</text:p>
      <text:p text:style-name="P4">
Modified Time: 2023-06-30T19:08:00+03:00</text:p>
      <text:p text:style-name="P4">
Description: Після початку повномасштабного вторгнення Росії серед читачів збільшився попит на українську літературу. — Укрінформ.</text:p>
      <text:p text:style-name="P4">
Images: ['<text:a xlink:type="simple" xlink:href="https://static.ukrinform.com/photos/2023_06/thumb_files/630_360_1688141183-156.jpg" text:style-name="Internet_20_link" text:visited-style-name="Visited_20_Internet_20_Link">
630_360_16881...</text:a>
']</text:p>
      <text:p text:style-name="P4">
Tags: ['Ціни', 'Книги', 'Література', 'Видавництво']</text:p>
      <text:p text:style-name="P4">
Type: Article</text:p>
      <!--METADATA-->
      <text:p text:style-name="P4">
<draw:frame draw:style-name="fr1" draw:name="Image183" text:anchor-type="as-char" svg:width="6.9236in" svg:height="3.956343in" draw:z-index="0">
<draw:image xlink:href="../Images/yкринформ/2023-06-30T19-08-00-03-00/630_360_1688141183-156.jpg" xlink:type="simple" xlink:show="embed" xlink:actuate="onLoad" draw:mime-type="image/jpeg"/>
</draw:frame>
 Післяпочатку повномасштабного вторгнення Росії серед читачів збільшився попит наукраїнську літературу.</text:p>
      <text:p text:style-name="P4">
Про це сказав директор видавництва «Фоліо» Олександр Красовицький під часпресконференції в Укрінформі.</text:p>
      <text:p text:style-name="P4">
"Зацікавлення читачів до української літератури зросло буквально починаючи зтравня-червня минулого року. Фактором зростання в першу чергу була література20-40 років. Як і українське розстріляне відродження тих письменників, які в30-ті роки загинули в своїй країні, так і тих, кому вдалося виїхати за кордон.В першу чергу це Іван Багряний", - сказав Красовицький.</text:p>
      <text:p text:style-name="P4">
Він зазначив, що попит збільшився як і на класичну українську літературу, такі на сучасну. Крім того, збільшився попит на зарубіжну класичну літературу.</text:p>
      <text:p text:style-name="P4">
За словами Красовицького, українці менше почали читати <text:a xlink:type="simple" xlink:href="https://www.ukrinform.ua/tag-kniga" text:style-name="Internet_20_link" text:visited-style-name="Visited_20_Internet_20_Link">
 книги</text:a>
 з психології, медичну та навчальнулітературу. В Україні, додав він, нині дуже мало письменників масовоїлітератури, якої також потребують українці.</text:p>
      <text:p text:style-name="P4">
"У нас письменників масового жанру можна перелічити на пальцях однієїруки...Але їх повинно бути для такого розміру країни, як наша, 40, 50, 70авторів. Вони не з'являться з нуля. Є цілі жанри, де українці не працюють.Наприклад, наукова фантастика. Одиниці, і багато з них роками працювали наросійські видавництва, бо українські видавництва не могли просувати", - сказаввін.</text:p>
      <text:p text:style-name="P4">
Також Красовицький зауважив, що нині більшість українців впевнено купує книжкисаме українською мовою. "На книжковому ринку зараз відбувається абсолютнадивна ситуація, коли є книжки російською мовою, але на них майже до нуля впавпопит", - сказав директор видавництва.</text:p>
      <text:p text:style-name="P4">
За його словами, станом на сьогодні в місяць видається приблизно 800-900 книгзагальним накладом приблизно 900-950 тис. примірників.</text:p>
      <text:p text:style-name="P4">
<text:span text:style-name="T4">
Читайте також:</text:span>
 <text:a xlink:type="simple" xlink:href="https://www.ukrinform.ua/rubric-culture/3726912-pidtrimka-ukrainskoi-mkip-iniciue-vidacu-knizkovih-sertifikativ-i-subsidij-dla-knigaren.html" text:style-name="Internet_20_link" text:visited-style-name="Visited_20_Internet_20_Link">
 Підтримка української: МКІП ініціює видачу сертифікатів ісубсидій для <text:span text:style-name="T4">
книга</text:span>
 рень </text:a>
</text:p>
      <text:p text:style-name="P4">
"За минулий рік вийшло 12 млн книжок на 40-мільйонну країну. Я рахую саме такнаселення країни, бо ті, хто отримують ці книжки, це не тільки ті, хто зараззнаходяться на території країни... Це менше ніж 0,3 книжки на душу населення.В Україні до широкомасштабного вторгнення багато років було близько однієїкниги на душу населення. В різних країнах Європи це 4-12 книжок на душунаселення. В Танзаніїї та Кенії - 2 книги. Ми маємо статистику набагато меншесанітарної межі", - акцентував Красовицький.</text:p>
      <text:p text:style-name="P4">
Також він зазначив, що собівартість книжки наразі приблизно в 2 рази більше,ніж в середині 2021 року. За його словами, книжки і надалі зростатимуть в цінічерез папір. "Та целюлоза, яка йде на виробництво вибухівки, це та ж самацелюлоза, яка йде на виробництво книжок. Якщо весь світ збільшує виробництвоснарядів, то тим самим зменшується виробництво книжок", - додав Красовицький.</text:p>
      <text:p text:style-name="P4">
Як повідомлялося, міністр культури та інформаційної політики Олександр <text:a xlink:type="simple" xlink:href="https://www.ukrinform.ua/rubric-culture/3727186-tkacenko-zaaviv-pro-neobhidnist-pidtrimki-ukrainskogo-knigovirobnictva.html" text:style-name="Internet_20_link" text:visited-style-name="Visited_20_Internet_20_Link">
Ткаченко заявив про необхідність підтримки українського книговиробництва.</text:a>
</text:p>
      <text:p text:style-name="P4">
Source: <text:a xlink:type="simple" xlink:href="https://www.ukrinform.ua/rubric-culture/3729945-pisla-vtorgnenna-rf-popit-na-ukrainsku-literaturu-zbilsivsa-direktor-vidavnictva.html" text:style-name="Internet_20_link" text:visited-style-name="Visited_20_Internet_20_Link">
https://www.ukrinform.ua/rubric-culture/3729945-pisla-vtorgnenna-rf-popit-na-ukrainsku-literaturu-zbilsivsa-direktor-vidavnictva.html</text:a>
</text:p>
      <!--NEWS-->
      <text:h text:style-name="P10" text:outline-level="1">
<text:span text:style-name="T4">
В Україні створили Центр зі збереження культурної спадщини у підтоплених областях</text:span>
</text:h>
      <text:p text:style-name="P4">
Authors: Ukrinform (Person)</text:p>
      <text:p text:style-name="P4">
Publisher: Укринформ (Organization)</text:p>
      <text:p text:style-name="P4">
Published Time: 2023-06-30T19:08:35+03:00</text:p>
      <text:p text:style-name="P4">
Modified Time: 2023-06-30T19:08:35+03:00</text:p>
      <text:p text:style-name="P4">
Description: За ініціативи МКІП створено міжвідомчий Координаційний центр зі збереження культурної спадщини та культурних цінностей задля протидії мародерству на територіях, що постраждали внаслідок руйнування Каховської ГЕС. — Укрінформ.</text:p>
      <text:p text:style-name="P4">
Images: ['<text:a xlink:type="simple" xlink:href="https://static.ukrinform.com/photos/2023_06/thumb_files/630_360_1688121072-522.jpg" text:style-name="Internet_20_link" text:visited-style-name="Visited_20_Internet_20_Link">
630_360_16881...</text:a>
']</text:p>
      <text:p text:style-name="P4">
Tags: ['Культурна спадщина', 'Ткаченко', 'Каховська ГЕС', 'МКІП ']</text:p>
      <text:p text:style-name="P4">
Type: Article</text:p>
      <!--METADATA-->
      <text:p text:style-name="P4">
<draw:frame draw:style-name="fr1" draw:name="Image184" text:anchor-type="as-char" svg:width="6.9236in" svg:height="3.956343in" draw:z-index="0">
<draw:image xlink:href="../Images/yкринформ/2023-06-30T19-08-35-03-00/630_360_1688121072-522.jpg" xlink:type="simple" xlink:show="embed" xlink:actuate="onLoad" draw:mime-type="image/jpeg"/>
</draw:frame>
 Заініціативи МКІП створено міжвідомчий Координаційний центр зі збереженнякультурної спадщини та культурних цінностей задля протидії мародерству натериторіях, що постраждали внаслідок руйнування Каховської ГЕС.</text:p>
      <text:p text:style-name="P4">
Про це повідомляє міністр культури та інформаційної політики ОлександрТкаченко в  <text:a xlink:type="simple" xlink:href="https://t.me/otkachenkokyiv/3831" text:style-name="Internet_20_link" text:visited-style-name="Visited_20_Internet_20_Link">
 Телеграмі </text:a>
 , передаєУкрінформ.</text:p>
      <text:p text:style-name="P4">
"Після підриву росіянами Каховської ГЕС перед нами став новий виклик взбереженні культурної спадщини України на постраждалих територіях. МКІПрозробив відповідне розпорядження про створення міжвідомчого Координаційногоцентру зі збереження культурної спадщини та культурних цінностей натериторіях, що постраждали внаслідок руйнування <text:a xlink:type="simple" xlink:href="https://www.ukrinform.ua/tag-kahovska-ges" text:style-name="Internet_20_link" text:visited-style-name="Visited_20_Internet_20_Link">
 Каховської ГЕС</text:a>
 . Сьогодні Уряд підтримав нашупропозицію", - написав міністр.</text:p>
      <text:p text:style-name="P4">
Ткаченко зазначив, що за два тижні Центр має розробити та подати до МКІП планзаходів, спрямованих на посилення захисту культурної спадщини та культурнихцінностей на території Дніпропетровської, Запорізької, Миколаївської таХерсонської областей. Після цього МКІП подасть план на затвердження уряду.</text:p>
      <text:p text:style-name="P4">
Міністр зауважив, що обласні військові адміністрації разом з органамимісцевого самоврядування, Нацполіцією, Силами тероборони ЗСУ мають невідкладнообмежити доступ населення до територій, що постраждали внаслідок руйнуванняКаховської ГЕС для попередження випадків мародерства, завдання шкоди об’єктамкультурної спадщини та культурним цінностям.</text:p>
      <text:p text:style-name="P4">
<text:span text:style-name="T4">
Читайте також:</text:span>
 <text:a xlink:type="simple" xlink:href="https://www.ukrinform.ua/rubric-culture/3729730-u-zaporizzi-v-obmililij-zoni-dnipra-viavili-starodavnij-dubovij-coven.html" text:style-name="Internet_20_link" text:visited-style-name="Visited_20_Internet_20_Link">
 У Запоріжжі в обмілілій зоні Дніпра виявили стародавній<text:span text:style-name="T4">
дубов</text:span>
 ий човен </text:a>
</text:p>
      <text:p text:style-name="P4">
"Координаційний центр має звернутись до міжнародних інституцій щодо наданнядопомоги у збереженні, документуванні, дослідженні і музеєфікації об’єктівкультурної спадщини та культурних цінностей на постраждалих територіях", -додав Ткаченко.</text:p>
      <text:p text:style-name="P4">
Згідно з повідомленням, головою Координаційного центру є очільник МКІП. Такожтуди увійшли інші представники міністерства, посадовці з Мінінфраструктури,МОН, МВС, Міноборони, Нацполіції, Сил територіальної оборони Збройних сил,Дніпропетровської, Запорізької, Миколаївської, Херсонської ОВА та члениІнституту археології НАН.</text:p>
      <text:p text:style-name="P4">
Як повідомляв  Укрінформ, вночі 6 червня <text:a xlink:type="simple" xlink:href="https://www.ukrinform.ua/rubric-other_news/3723441-pidriv-rosianami-kahovskoi-ges-usi-novini.html" text:style-name="Internet_20_link" text:visited-style-name="Visited_20_Internet_20_Link">
 російська армія підірвала греблюКаховської ГЕС </text:a>
 , спричинивши затоплення частиниХерсонської та Миколаївської областей і водночас - критичне обмілінняКаховського водосховища.</text:p>
      <text:p text:style-name="P4">
Source: <text:a xlink:type="simple" xlink:href="https://www.ukrinform.ua/rubric-culture/3729946-v-ukraini-stvorili-centr-zi-zberezenna-kulturnoi-spadsini-u-pidtoplenih-oblastah.html" text:style-name="Internet_20_link" text:visited-style-name="Visited_20_Internet_20_Link">
https://www.ukrinform.ua/rubric-culture/3729946-v-ukraini-stvorili-centr-zi-zberezenna-kulturnoi-spadsini-u-pidtoplenih-oblastah.html</text:a>
</text:p>
      <!--NEWS-->
      <text:h text:style-name="P10" text:outline-level="1">
<text:span text:style-name="T4">
Поставки зброї для України стали початком формування європейської оборони – Шарль Мішель</text:span>
</text:h>
      <text:p text:style-name="P4">
Authors: Ukrinform (Person)</text:p>
      <text:p text:style-name="P4">
Publisher: Укринформ (Organization)</text:p>
      <text:p text:style-name="P4">
Published Time: 2023-06-30T19:14:00+03:00</text:p>
      <text:p text:style-name="P4">
Modified Time: 2023-06-30T19:14:00+03:00</text:p>
      <text:p text:style-name="P4">
Description: Безпрецедентне рішення ЄС від початку російської агресії підтримати Україну поставками зброї, стало поворотним пунктом в історії ЄС та кроком до формування європейської оборони. — Укрінформ.</text:p>
      <text:p text:style-name="P4">
Images: ['<text:a xlink:type="simple" xlink:href="https://static.ukrinform.com/photos/2022_10/thumb_files/630_360_1665159923-179.jpg" text:style-name="Internet_20_link" text:visited-style-name="Visited_20_Internet_20_Link">
630_360_16651...</text:a>
']</text:p>
      <text:p text:style-name="P4">
Tags: ['Євросоюз', 'Оборона', 'Україна', 'Безпека', 'Війна з Росією']</text:p>
      <text:p text:style-name="P4">
Type: Article</text:p>
      <!--METADATA-->
      <text:p text:style-name="P4">
<draw:frame draw:style-name="fr1" draw:name="Image185" text:anchor-type="as-char" svg:width="6.9236in" svg:height="3.956343in" draw:z-index="0">
<draw:image xlink:href="../Images/yкринформ/2023-06-30T19-14-00-03-00/630_360_1665159923-179.jpg" xlink:type="simple" xlink:show="embed" xlink:actuate="onLoad" draw:mime-type="image/jpeg"/>
</draw:frame>
Безпрецедентне рішення ЄС від початку російської агресії підтримати Українупоставками зброї, стало поворотним пунктом в історії ЄС та кроком доформування європейської оборони.</text:p>
      <text:p text:style-name="P4">
Про це сьогодні у Брюсселі під час пресконференції за підсумками дводенногосаміту ЄС заявив Президент Європейської Ради Шарль Мішель, повідомляєкореспондент Укрінформу.</text:p>
      <text:p text:style-name="P4">
«Усього за кілька годин після початку повномасштабного вторгнення Росії вУкраїну саме Європейський Союз, за ініціативи високого представника ЄС,вирішив мобілізувати військову допомогу для України, включаючи поставкилетального обладнання. Це був поворотний момент в історії Європейського Союзу.Без сумніву, це було початком європейської <text:a xlink:type="simple" xlink:href="https://www.ukrinform.ua/tag-oborona" text:style-name="Internet_20_link" text:visited-style-name="Visited_20_Internet_20_Link">
 оборони</text:a>
 », - зазначив Мішель.</text:p>
      <text:p text:style-name="P4">
Він нагадав, що рік тому, під час зустрічі у Версалі, глави держав та урядівЄС визначили рамкові умови для зміцнення системи безпеки й оборони наєвропейському рівні, включаючи промислову стратегію та виробничі спроможності.Поточні обставини, за словами Мішеля, примушують ЄС прискорювати цю роботу.</text:p>
      <text:p text:style-name="P4">
У цьому контексті Президент Європейської Ради наголосив на важливості зустрічієвропейських лідерів з генеральним секретарем НАТО Єнсом Столтенбергом, щовідбулася вчора та стала нагодою підкреслити партнерство між ЄС і НАТОвідповідно до двосторонньої Декларації про співробітництво. Створення наоснові ЄС і НАТО оперативної групи із захисту критичної інфраструктури сталоодним із проявів того, що обидві організації вкладають дуже реальний зміст унеобхідність доповнювати одна одну.</text:p>
      <text:p text:style-name="P4">
<text:span text:style-name="T4">
Читайте також:</text:span>
 <text:a xlink:type="simple" xlink:href="https://www.ukrinform.ua/rubric-polytics/3729894-es-nadae-ukraini-masivnu-pidtrimku-sob-privesti-blizce-do-evropejskih-armij-i-do-nato-misel.html" text:style-name="Internet_20_link" text:visited-style-name="Visited_20_Internet_20_Link">
 ЄС надає Україні масивну підтримку, щоб привести ближчедо європейських армій і до НАТО – Мішель </text:a>
</text:p>
      <text:p text:style-name="P4">
«У тому, що стосується України - ми об’єднані та рішучі, - і це першепослання, яке ми хотіли б надіслати, особливо на фоні розвитку, що відбувавсяпротягом минулих вихідних в Росії, що продемонстрували вразливість, непевністьта розкол. Натомість ми маємо об’єднаний європейський підхід, і розглядаємоглобальні можливості для фінансування та розвитку військових спроможностейУкраїни», - сказав Президент Європейської Ради.</text:p>
      <text:p text:style-name="P4">
Він зауважив, що дискусія щодо ситуації в Україні торкалася також можливостівикористання заморожених в ЄС російських фінансових активів. ЄС має намірпродовжувати зусилля, разом із міжнародними партнерами, щоб знайти правовийшлях для мобілізації цих російських активів для надання допомоги Україні тадля підтримки її майбутнього.</text:p>
      <text:p text:style-name="P4">
Другим важливим питанням було забезпечення правосуддя та відповідальності, щобули скоєні російськими загарбниками під час війни проти України – у цьому ЄСтакож продовжує тісну взаємодію із глобальними партнерами.</text:p>
      <text:p text:style-name="P4">
«Третій пункт – це гарантії безпеки. Безумовно, це є ключовим питанням. З бокуЄС ми маємо дуже чітке послання щодо цього: ми залишатимемося серед ключовихосіб у цьому обговоренні. Залишилося лише два тижні до майбутнього саміту НАТОу Вільнюсі, і це важлива подія, оскільки не всі, але багато країн-членіводночасно є членами Альянсу», - наголосив Мішель.</text:p>
      <text:p text:style-name="P4">
<text:span text:style-name="T4">
Читайте також:</text:span>
 <text:a xlink:type="simple" xlink:href="https://www.ukrinform.ua/rubric-ato/3729925-es-aktivno-obgovoruvatime-garantii-bezpeki-dla-ukraini-vprodovz-nastupnih-tizniv-fon-der-laen.html" text:style-name="Internet_20_link" text:visited-style-name="Visited_20_Internet_20_Link">
 ЄС активно обговорюватиме гарантії <text:span text:style-name="T4">
безпеки</text:span>
 дляУкраїни впродовж наступних тижнів – фон дер Ляєн</text:a>
</text:p>
      <text:p text:style-name="P4">
Він повідомив також, що лідери ЄС приділили особливу увагу ситуації вБілорусі, а також подіям, які, на думку білоруської опозиції, можутьрозгортатися у цій країні протягом наступних тижнів та місяців.</text:p>
      <text:p text:style-name="P4">
Як вже повідомлялося, 29-30 червня у Брюсселі відбувся дводенний саміт ЄС.Серед інших питань, лідери країн Європейського Союзу розглянули ситуацію вУкраїні та підтвердили непохитну рішучість продовжувати підтримувати її уборотьбі проти російської агресії так довго, як це буде необхідним, включаючинадання політичної, економічної, фінансової, військової та гуманітарноїдопомоги.</text:p>
      <text:p text:style-name="P4">
Source: <text:a xlink:type="simple" xlink:href="https://www.ukrinform.ua/rubric-polytics/3729950-postavki-zbroi-dla-vouucoi-ukraini-stali-pocatkom-formuvanna-evropejskoi-oboroni-sarl-misel.html" text:style-name="Internet_20_link" text:visited-style-name="Visited_20_Internet_20_Link">
https://www.ukrinform.ua/rubric-polytics/3729950-postavki-zbroi-dla-vouucoi-ukraini-stali-pocatkom-formuvanna-evropejskoi-oboroni-sarl-misel.html</text:a>
</text:p>
      <!--NEWS-->
      <text:h text:style-name="P10" text:outline-level="1">
<text:span text:style-name="T4">
МЗС України з'ясовує, чи були українці на місці стрілянини в аеропорту Кишинева</text:span>
</text:h>
      <text:p text:style-name="P4">
Authors: Ukrinform (Person)</text:p>
      <text:p text:style-name="P4">
Publisher: Укринформ (Organization)</text:p>
      <text:p text:style-name="P4">
Published Time: 2023-06-30T19:16:18+03:00</text:p>
      <text:p text:style-name="P4">
Modified Time: 2023-06-30T19:16:18+03:00</text:p>
      <text:p text:style-name="P4">
Description: Міністерство зовнішних справ України відслідковує ситуацію в аеропорту міста Кишинів. — Укрінформ.</text:p>
      <text:p text:style-name="P4">
Images: ['<text:a xlink:type="simple" xlink:href="https://static.ukrinform.com/photos/2023_06/thumb_files/630_360_1688141677-392.jpg" text:style-name="Internet_20_link" text:visited-style-name="Visited_20_Internet_20_Link">
630_360_16881...</text:a>
']</text:p>
      <text:p text:style-name="P4">
Tags: ['Аеропорт', 'Молдова', 'МЗС', 'Стрілянина', 'Україна']</text:p>
      <text:p text:style-name="P4">
Type: Article</text:p>
      <!--METADATA-->
      <text:p text:style-name="P4">
<draw:frame draw:style-name="fr1" draw:name="Image186" text:anchor-type="as-char" svg:width="6.9236in" svg:height="3.956343in" draw:z-index="0">
<draw:image xlink:href="../Images/yкринформ/2023-06-30T19-16-18-03-00/630_360_1688141677-392.jpg" xlink:type="simple" xlink:show="embed" xlink:actuate="onLoad" draw:mime-type="image/jpeg"/>
</draw:frame>
Міністерство зовнішних справ України відслідковує ситуацію в аеропорту містаКишинів.</text:p>
      <text:p text:style-name="P4">
Як передає Укрінформ, про це речник МЗС Олег Ніколенко повідомляє у  <text:a xlink:type="simple" xlink:href="https://www.facebook.com/oleg.nikolenko.50/posts/pfbid0f5xAuqD24pWTYieSMNCTvc6CT49r7v4XEYFUNQEbmxECjtUK4S4dggVw9qST5i1Zl" text:style-name="Internet_20_link" text:visited-style-name="Visited_20_Internet_20_Link">
Фейсбуці</text:a>
.</text:p>
      <text:p text:style-name="P4">
"МЗС України відслідковує ситуацію в аеропорту м. Кишинів. Дипломативзаємодіють із молдовською владою задля отримання деталей, з‘ясовують можливунаявність українців", - йдеться у повідомленні.</text:p>
      <text:p text:style-name="P4">
<text:span text:style-name="T4">
Читайте також:</text:span>
 <text:a xlink:type="simple" xlink:href="https://www.ukrinform.ua/rubric-world/3721188-u-aeroportu-tokio-zistovhnulisa-dva-litaki-obijslosa-bez-zertv.html" text:style-name="Internet_20_link" text:visited-style-name="Visited_20_Internet_20_Link">
 У <text:span text:style-name="T4">
аеропорт</text:span>
 у Токіо зіштовхнулися два літаки:обійшлося без жертв </text:a>
</text:p>
      <text:p text:style-name="P4">
Для отримання допомоги українці можуть звертатися на "гарячу лінію"українського посольства: +37360170896.</text:p>
      <text:p text:style-name="P4">
Як повідомляв Укрінформ, 30 червня у Кишинівському аеропорту один із пасажирів<text:a xlink:type="simple" xlink:href="https://www.ukrinform.ua/rubric-world/3729923-v-aeroportu-kisineva-pasazir-vidkriv-strilaninu.html" text:style-name="Internet_20_link" text:visited-style-name="Visited_20_Internet_20_Link">
 відкрив стрілянину </text:a>
 .</text:p>
      <text:p text:style-name="P4">
<text:span text:style-name="T5">
Фото: NewsMaker</text:span>
</text:p>
      <text:p text:style-name="P4">
Source: <text:a xlink:type="simple" xlink:href="https://www.ukrinform.ua/rubric-society/3729951-mzs-ukraini-zasovue-ci-buli-ukrainci-na-misci-strilanini-v-aeroportu-kisineva.html" text:style-name="Internet_20_link" text:visited-style-name="Visited_20_Internet_20_Link">
https://www.ukrinform.ua/rubric-society/3729951-mzs-ukraini-zasovue-ci-buli-ukrainci-na-misci-strilanini-v-aeroportu-kisineva.html</text:a>
</text:p>
      <!--NEWS-->
      <text:h text:style-name="P10" text:outline-level="1">
<text:span text:style-name="T4">
На сході йдуть важкі бої, на півдні ворог намагається зупинити просування Сил оборони</text:span>
</text:h>
      <text:p text:style-name="P4">
Authors: Ukrinform (Person)</text:p>
      <text:p text:style-name="P4">
Publisher: Укринформ (Organization)</text:p>
      <text:p text:style-name="P4">
Published Time: 2023-06-30T19:22:00+03:00</text:p>
      <text:p text:style-name="P4">
Modified Time: 2023-06-30T19:22:00+03:00</text:p>
      <text:p text:style-name="P4">
Description: Росіяни наразі зосереджують основні зусилля на трьох напрямках на сході, на Запорізькому та Херсонському - ворог намагається не допустити просування Сил оборони України. — Укрінформ.</text:p>
      <text:p text:style-name="P4">
Images: ['<text:a xlink:type="simple" xlink:href="https://static.ukrinform.com/photos/2023_03/thumb_files/630_360_1679375939-209.jpg" text:style-name="Internet_20_link" text:visited-style-name="Visited_20_Internet_20_Link">
630_360_16793...</text:a>
']</text:p>
      <text:p text:style-name="P4">
Tags: ['Генштаб', 'Обстріл', 'Війна з Росією']</text:p>
      <text:p text:style-name="P4">
Type: Article</text:p>
      <!--METADATA-->
      <text:p text:style-name="P4">
<draw:frame draw:style-name="fr1" draw:name="Image187" text:anchor-type="as-char" svg:width="6.9236in" svg:height="3.956343in" draw:z-index="0">
<draw:image xlink:href="../Images/yкринформ/2023-06-30T19-22-00-03-00/630_360_1679375939-209.jpg" xlink:type="simple" xlink:show="embed" xlink:actuate="onLoad" draw:mime-type="image/jpeg"/>
</draw:frame>
 Росіянинаразі зосереджують основні зусилля на трьох напрямках на сході, наЗапорізькому та Херсонському - ворог намагається не допустити просування Силоборони України.</text:p>
      <text:p text:style-name="P4">
Про це поінформувала пресслужба Генерального штабу ЗСУ у <text:a xlink:type="simple" xlink:href="https://www.facebook.com/GeneralStaff.ua/posts/pfbid02Z5gPgJTa4ae3pe1AAce7bPe573v3e4b5zA14Vbfh3aXCgGcCgKgZG2qJXHhyZJ6Rl" text:style-name="Internet_20_link" text:visited-style-name="Visited_20_Internet_20_Link">
 Фейсбуці</text:a>
, оприлюднивши оперативну інформацію станом на 18.00 30 червня 2023 року щодоросійського вторгнення, передає Укрінформ.</text:p>
      <text:p text:style-name="P4">
“Противник і надалі зосереджує основні зусилля <text:span text:style-name="T4">
на Лиманському, Бахмутськомута Мар’їнському напрямках</text:span>
 , тривають важкі бої. Протягом доби відбулось 18бойових зіткнень. <text:span text:style-name="T4">
На Запорізькому та Херсонському напрямках</text:span>
 противникзосереджує основні зусилля на недопущенні просування наших військ. Завдававіаційного удару в районі Антонівки Херсонської області. Здійснивартилерійські <text:a xlink:type="simple" xlink:href="https://www.ukrinform.ua/tag-obstril" text:style-name="Internet_20_link" text:visited-style-name="Visited_20_Internet_20_Link">
 обстріли </text:a>
 понад 40населених пунктів. Серед них Новодарівка, Левадне, Гуляйполе, Залізничне,Гуляйпільське, Мала Токмачка, Новоданилівка, Оріхів, Новоандріївка Запорізькоїобласті та Дудчани, Антонівка, Херсон, Степанівка, Дніпровське Херсонськоїобласті”, - зазначили у Генштабі.</text:p>
      <text:p text:style-name="P4">
<text:span text:style-name="T4">
На Лиманському напрямку</text:span>
 РФ завдала авіаударів у районах БілогорівкиЛуганської області та Спірного і Роздолівки на Донеччині. Артилерійськихобстрілів зазнали понад 10 населених пунктів, зокрема - Білогорівка Луганськоїобласті та Торське, Діброва, Верхньокам’янське, Роздолівка, БерестовеДонецької області.</text:p>
      <text:p text:style-name="P4">
<text:span text:style-name="T4">
Читайте також:</text:span>
 <text:a xlink:type="simple" xlink:href="https://www.ukrinform.ua/rubric-ato/3729906-na-tavrijskomu-napramku-za-dobu-rosiani-vtratili-majze-tri-roti-tarnavskij.html" text:style-name="Internet_20_link" text:visited-style-name="Visited_20_Internet_20_Link">
 На Таврійському напрямку випалюємо ворога, росіянивтратили ще майже три роти – <text:span text:style-name="T4">
Тарнав</text:span>
 ський</text:a>
</text:p>
      <text:p text:style-name="P4">
“ <text:span text:style-name="T4">
На Бахмутському напрямку</text:span>
 противник здійснив безуспішні наступальні дії врайонах Богданівки та Хромового Донецької області. Завдав авіаційного ударупоблизу Нью-Йорка на Донеччині. Від ворожих артилерійських обстрілівпостраждали близько 15 населених пунктів, зокрема Часів Яр, Костянтинівка,Кліщіївка, Біла Гора, Диліївка, Південне Донецької області”, - заявили уГенштабі.</text:p>
      <text:p text:style-name="P4">
За даними військових, <text:span text:style-name="T4">
на Авдіївському напрямку</text:span>
 за підтримки авіації ворогвів безуспішні наступальні дії в районах Авдіївки та Первомайського і здійснивартобстріли понад 15 населених пунктів. Серед них - Очеретине, Керамік,Авдіївка, Сєверне, Водяне, Невельське Донецької області.</text:p>
      <text:p text:style-name="P4">
А <text:span text:style-name="T4">
на Мар’їнському напрямку</text:span>
 українські захисники відбили усі атаки росіян урайоні Мар’їнки. “У той же час ворог завдав авіаційного удару в районі цьогоміста. Здійснив артилерійські обстріли близько 10 населених пунктів, зокрема,це - Красногорівка, Мар’їнка, Георгіївка та Побєда Донецької області”, -зазначається у повідомленні.</text:p>
      <text:p text:style-name="P4">
<text:span text:style-name="T4">
На Куп’янському напрямку</text:span>
 росіяни здійснили безуспішні наступальні дії внапрямку Новоселівського Луганської області; завдали авіаудару в районіКислівки Харківської області. За інформацією ЗСУ, артилерійських і мінометнихобстрілів противника зазнали Путникове, Фиголівка, Дворічна, Масютівка,Куп’янськ та Кислівка на Харківщині.</text:p>
      <text:p text:style-name="P4">
“ <text:span text:style-name="T4">
На Шахтарському напрямку</text:span>
 ворог завдав авіаційних ударів в районахБлагодатне та Золота Нива Донецької області. Здійснив обстріли близько 15населених пунктів, зокрема обстріляв Парасковіївку, Благодатне, Вугледар,Новоукраїнку, Шахтарське Донецької області”, - поінформували у Генштабі.</text:p>
      <text:p text:style-name="P4">
За даними військових, <text:span text:style-name="T4">
на Волинському та Поліському напрямках</text:span>
 оперативнаобстановка - без суттєвих змін, і ознак формування наступальних угруповань невиявлено.</text:p>
      <text:p text:style-name="P4">
<text:span text:style-name="T4">
Читайте також:</text:span>
 <text:a xlink:type="simple" xlink:href="https://www.ukrinform.ua/rubric-ato/3729890-narazi-na-pivnoci-bezposerednih-zagroz-z-boku-rosii-ta-bilorusi-nemae-naev.html" text:style-name="Internet_20_link" text:visited-style-name="Visited_20_Internet_20_Link">
 Наразі на півночі безпосередніх загроз з боку Росії таБілорусі немає – <text:span text:style-name="T4">
Наєв</text:span>
 </text:a>
</text:p>
      <text:p text:style-name="P4">
“Визначені підрозділи ЗС білорусі виконують завдання у прикордонних з Україноюрайонах. На полігонах республіки білорусь тривають заходи бойової підготовкита злагодження підрозділів зс рф перед їх відправкою у райони ведення бойовихдій на території України”, - заявили у ЗСУ.</text:p>
      <text:p text:style-name="P4">
Зазначається, що <text:span text:style-name="T4">
на Сіверському та Слобожанському напрямках</text:span>
 противникзберігає військову присутність: здійснив мінометні та артилерійські обстрілипонад 10 населених пунктів. Серед цих населених пунктів - Красні ЛозиЧернігівської області; Баранівка і Свобода Сумської області; Уди, Гатище,Огірцеве та Дворічанське Харківської області.</text:p>
      <text:p text:style-name="P4">
<text:span text:style-name="T4">
Читайте також:</text:span>
 <text:a xlink:type="simple" xlink:href="https://www.ukrinform.ua/rubric-ato/3729817-na-stavci-dorucili-posiliti-zahist-na-pivnicnomu-napramku-zelenskij.html" text:style-name="Internet_20_link" text:visited-style-name="Visited_20_Internet_20_Link">
 Зеленський провів <text:span text:style-name="T4">
Ставку</text:span>
 - доручив посилити кордоніз Білоруссю </text:a>
</text:p>
      <text:p text:style-name="P4">
“Загалом, протягом доби противник завдав вісм ракетних та 34 авіаційних удари,здійснив 40 обстрілів з реактивних систем залпового вогню по позиціях нашихвійськ та населених пунктах. На жаль, є загиблі та поранені мирні люди,пошкоджено понад 20 цивільних житлових будинків та навчально-виховнийкомплекс. Ймовірність завдання ракетних та авіаційних ударів по всій територіїУкраїни залишається високою”, - поінформували у Генштабі.</text:p>
      <text:p text:style-name="P4">
Як повідомлялося, <text:a xlink:type="simple" xlink:href="https://www.ukrinform.ua/rubric-ato/3729608-sili-ppo-vnoci-znisili-na-pivdni-10-iz-13-sahediv.html" text:style-name="Internet_20_link" text:visited-style-name="Visited_20_Internet_20_Link">
 вночі на півдні сили протиповітряної оборони знищили 10 із13 ворожих ударних дронів Shahed-136/131 </text:a>
 .</text:p>
      <text:p text:style-name="P4">
Source: <text:a xlink:type="simple" xlink:href="https://www.ukrinform.ua/rubric-ato/3729955-na-shodi-jdut-vazki-boi-na-pivdni-vorog-namagaetsa-zupiniti-prosuvanna-sil-oboroni.html" text:style-name="Internet_20_link" text:visited-style-name="Visited_20_Internet_20_Link">
https://www.ukrinform.ua/rubric-ato/3729955-na-shodi-jdut-vazki-boi-na-pivdni-vorog-namagaetsa-zupiniti-prosuvanna-sil-oboroni.html</text:a>
</text:p>
      <!--NEWS-->
      <text:h text:style-name="P10" text:outline-level="1">
<text:span text:style-name="T4">
Модульні будинки та соціальне житло: Зеленський подякував власнику Wasatch Group за допомогу Україні</text:span>
</text:h>
      <text:p text:style-name="P4">
Authors: Ukrinform (Person)</text:p>
      <text:p text:style-name="P4">
Publisher: Укринформ (Organization)</text:p>
      <text:p text:style-name="P4">
Published Time: 2023-06-30T19:27:00+03:00</text:p>
      <text:p text:style-name="P4">
Modified Time: 2023-06-30T19:27:00+03:00</text:p>
      <text:p text:style-name="P4">
Description: Президент Володимир Зеленський зустрівся з американським бізнесменом і меценатом, засновником і виконавчим директором Wasatch Group Деллом Лоєм Хансеном. — Укрінформ.</text:p>
      <text:p text:style-name="P4">
Images: ['<text:a xlink:type="simple" xlink:href="https://static.ukrinform.com/photos/2023_06/thumb_files/630_360_1688143042-507.jpeg" text:style-name="Internet_20_link" text:visited-style-name="Visited_20_Internet_20_Link">
630_360_16881...</text:a>
']</text:p>
      <text:p text:style-name="P4">
Tags: ['Київщина', 'Зеленський', 'Меценатство', 'Відбудова', 'Модульні будинки']</text:p>
      <text:p text:style-name="P4">
Type: Article</text:p>
      <!--METADATA-->
      <text:p text:style-name="P4">
<draw:frame draw:style-name="fr1" draw:name="Image188" text:anchor-type="as-char" svg:width="6.9236in" svg:height="3.956343in" draw:z-index="0">
<draw:image xlink:href="../Images/yкринформ/2023-06-30T19-27-00-03-00/630_360_1688143042-507.jpeg" xlink:type="simple" xlink:show="embed" xlink:actuate="onLoad" draw:mime-type="image/jpeg"/>
</draw:frame>
 ПрезидентВолодимир Зеленський зустрівся з американським бізнесменом і меценатом,засновником і виконавчим директором Wasatch Group Деллом Лоєм Хансеном.</text:p>
      <text:p text:style-name="P4">
Як передає Укрінформ, про це Зеленський написав у <text:a xlink:type="simple" xlink:href="https://t.me/V_Zelenskiy_official/6787" text:style-name="Internet_20_link" text:visited-style-name="Visited_20_Internet_20_Link">
 Телеграмі.</text:a>
</text:p>
      <text:p text:style-name="P4">
"Докладно обговорили проєкти, які допоможуть нашим людям швидше повернутися донормального життя. Wasatch Group у партнерстві з благодійною організацією ToUkraine With Love планує у 2023–2024 роках побудувати в Україні, у Київськійобласті, 600 повністю мебльованих модульних будинків для людей, чий дім бувзруйнований війною", - зазначив <text:a xlink:type="simple" xlink:href="https://www.ukrinform.ua/tag-zelenskij" text:style-name="Internet_20_link" text:visited-style-name="Visited_20_Internet_20_Link">
 Зеленський. </text:a>
</text:p>
      <text:p text:style-name="P4">
<text:span text:style-name="T5">
Відео: Фейсбук Володимир Зеленський</text:span>
</text:p>
      <text:p text:style-name="P4">
Як повідомляє <text:a xlink:type="simple" xlink:href="https://www.president.gov.ua/news/volodimir-zelenskij-zustrivsya-iz-zasnovnikom-wasatch-group-83969" text:style-name="Internet_20_link" text:visited-style-name="Visited_20_Internet_20_Link">
 сайт Президента </text:a>
 , Зеленськийподякував Хансену за допомогу Україні та українцям, адже з початкуповномасштабного вторгнення РФ в Україну він є активним учасником благодійнихпроєктів.</text:p>
      <text:p text:style-name="P4">
"Я знаю, що ви реалізуєте дуже важливі проєкти для підтримки наших людей. Мидуже цінуємо, що ви інвестуєте саме в життя, у допомогу людям", – наголосивЗеленський.</text:p>
      <text:p text:style-name="P4">
Зі свого боку Хансен зазначив, що захоплюється лідерством Президента Українита всього українського народу в захисті цінностей свободи та демократії, івисловив переконання, що підтримка України в цій боротьбі має залишатисянепохитною.</text:p>
      <text:p text:style-name="P4">
</text:p>
      <text:p text:style-name="P4">
Засновник Wasatch Group презентував Зеленському й проєкт багатоквартирногожитлового комплексу "Містечко Хансена", головна ідея якого полягає у створеннівеликої громади для людей похилого віку, ветеранів війни, удів, сиріт і людейз обмеженими можливостями. Проєкт передбачатиме центри медичного й емоційногодогляду, а також фізіотерапію, арттерапію та інші необхідні послуги.</text:p>
      <text:p text:style-name="P4">
"Це містечко зможе замінити кілька дитячих будинків сімейного типу,зруйнованих під час війни. Ми знаємо, що понад 100 таких закладів булизруйновані, і питанням їх відновлення опікується перша леді України ОленаЗеленська", – зазначив Хансен.</text:p>
      <text:p text:style-name="P4">
<text:span text:style-name="T4">
Читайте також:</text:span>
 <text:a xlink:type="simple" xlink:href="https://www.ukrinform.ua/rubric-vidbudova/3725951-francia-dopomoze-ukraini-pobuduvati-modulni-likarni-u-londoni-pidpisali-memorandum.html" text:style-name="Internet_20_link" text:visited-style-name="Visited_20_Internet_20_Link">
 Франція допоможе Україні побудувати <text:span text:style-name="T4">
модульні</text:span>
 лікарні- у Лондоні підписали меморандум </text:a>
</text:p>
      <text:p text:style-name="P4">
Також він розповів Главі держави про ініціативу побудови в кількох регіонахУкраїни житлових будинків для людей похилого віку, які залишилися без домівки.Для потреб їх мешканців на безоплатній основі будуть передбаченістоматологічна клініка, перукарські та манікюрні послуги, центр гарячогохарчування та кінотеатр.</text:p>
      <text:p text:style-name="P4">
Зеленський подякував Хансену за цю ідею та таку важливу турботу про людейпохилого віку.</text:p>
      <text:p text:style-name="P4">
Президент також обговорив із засновником Wasatch Group можливість участі йогокомпанії в побудові нових, сучасних реабілітаційних центрів для ветераніввійни, якій держава всіляко сприятиме.</text:p>
      <text:p text:style-name="P4">
<text:span text:style-name="T4">
Читайте також:</text:span>
 <text:a xlink:type="simple" xlink:href="https://www.ukrinform.ua/rubric-vidbudova/3718148-zavdaki-united24-na-vidnovlenna-liceu-na-kiivsini-zibrali-125-miljona.html" text:style-name="Internet_20_link" text:visited-style-name="Visited_20_Internet_20_Link">
 Завдяки UNITED24 на відновлення ліцею на Київщині зібрали$1,25 мільйона </text:a>
</text:p>
      <text:p text:style-name="P4">
Як повідомляв Укрінформ, 29 червня <text:a xlink:type="simple" xlink:href="https://www.ukrinform.ua/rubric-polytics/3729493-prezident-zustrivsa-z-majkom-pensom.html" text:style-name="Internet_20_link" text:visited-style-name="Visited_20_Internet_20_Link">
 Президент України Володимир Зеленськийзустрівся з 48-м віцепрезидентом США Майком Пенсом</text:a>
 , обговорили безпекову співпрацю і питання членстваУкраїни в НАТО.</text:p>
      <text:p text:style-name="P4">
<text:span text:style-name="T5">
Фото: ОП</text:span>
</text:p>
      <text:p text:style-name="P4">
Source: <text:a xlink:type="simple" xlink:href="https://www.ukrinform.ua/rubric-vidbudova/3729961-modulni-budinki-ta-socialne-zitlo-zelenskij-podakuvav-vlasniku-wasatch-group-za-dopomogu-ukraini.html" text:style-name="Internet_20_link" text:visited-style-name="Visited_20_Internet_20_Link">
https://www.ukrinform.ua/rubric-vidbudova/3729961-modulni-budinki-ta-socialne-zitlo-zelenskij-podakuvav-vlasniku-wasatch-group-za-dopomogu-ukraini.html</text:a>
</text:p>
      <!--NEWS-->
      <text:h text:style-name="P10" text:outline-level="1">
<text:span text:style-name="T4">
У Києві через аварію 18 будинків залишилися без води</text:span>
</text:h>
      <text:p text:style-name="P4">
Authors: Ukrinform (Person)</text:p>
      <text:p text:style-name="P4">
Publisher: Укринформ (Organization)</text:p>
      <text:p text:style-name="P4">
Published Time: 2023-06-30T19:29:21+03:00</text:p>
      <text:p text:style-name="P4">
Modified Time: 2023-06-30T19:29:21+03:00</text:p>
      <text:p text:style-name="P4">
Description: У Києві на вулиці Дмитрівській, 17 стався провал біля водопровідного колодязя на проїжджій частині. — Укрінформ.</text:p>
      <text:p text:style-name="P4">
Images: ['<text:a xlink:type="simple" xlink:href="https://static.ukrinform.com/photos/2023_04/thumb_files/630_360_1681117315-658.jpeg" text:style-name="Internet_20_link" text:visited-style-name="Visited_20_Internet_20_Link">
630_360_16811...</text:a>
']</text:p>
      <text:p text:style-name="P4">
Tags: ['Аварія', 'Вода', 'Київ']</text:p>
      <text:p text:style-name="P4">
Type: Article</text:p>
      <!--METADATA-->
      <text:p text:style-name="P4">
<draw:frame draw:style-name="fr1" draw:name="Image190" text:anchor-type="as-char" svg:width="6.9236in" svg:height="3.956343in" draw:z-index="0">
<draw:image xlink:href="../Images/yкринформ/2023-06-30T19-29-21-03-00/630_360_1681117315-658.jpeg" xlink:type="simple" xlink:show="embed" xlink:actuate="onLoad" draw:mime-type="image/jpeg"/>
</draw:frame>
 У Києвіна вулиці Дмитрівській, 17 стався провал біля водопровідного колодязя напроїжджій частині.</text:p>
      <text:p text:style-name="P4">
Про це повідомляє  <text:a xlink:type="simple" xlink:href="https://kyivcity.gov.ua/news/na_vul_dmitrivskiy_17_stavsya_proval_bilya_vodoprovidnogo_kolodyazya_na_prozhdzhiy_chastini/" text:style-name="Internet_20_link" text:visited-style-name="Visited_20_Internet_20_Link">
 пресслужба</text:a>
КМДА, передає Укрінформ.</text:p>
      <text:p text:style-name="P4">
"Наразі відключена водопровідна мережа діаметром 500 мм, без водопостачаннязалишились 18 житлових будинків на вулиці Дмитрівській – з 1 до 39 будинку(непарна сторона). «Київводоканал» направив автоцистерну з <text:a xlink:type="simple" xlink:href="https://www.ukrinform.ua/tag-voda" text:style-name="Internet_20_link" text:visited-style-name="Visited_20_Internet_20_Link">
 водою</text:a>
 до будинку за адресою вул. Дмитрівська,17", - йдеться у повідомленні.</text:p>
      <text:p text:style-name="P4">
Як зазначається, фахівці відкачують воду з колодязя для з’ясування характерупошкодження.</text:p>
      <text:p text:style-name="P4">
<text:span text:style-name="T4">
Читайте також:</text:span>
 <text:a xlink:type="simple" xlink:href="https://www.ukrinform.ua/rubric-kyiv/3729511-u-stolici-na-velikij-vasilkivskij-zaversili-remont-vodogonu.html" text:style-name="Internet_20_link" text:visited-style-name="Visited_20_Internet_20_Link">
 У <text:span text:style-name="T4">
столиці</text:span>
 на <text:span text:style-name="T4">
Великій</text:span>
 <text:span text:style-name="T4">
Васильківській</text:span>
<text:span text:style-name="T4">
завершили</text:span>
 <text:span text:style-name="T4">
ремонт</text:span>
 <text:span text:style-name="T4">
водогону</text:span>
 </text:a>
</text:p>
      <text:p text:style-name="P4">
Рух транспорту вулицею Дмитрівська поблизу будинку № 17 тимчасово обмежено.</text:p>
      <text:p text:style-name="P4">
Як повідомлялося, у Києві 1–2 липня через ремонт проїжджої частини на перетиніОболонського проспекту і вулиці Левка Лук’яненка  <text:a xlink:type="simple" xlink:href="https://www.ukrinform.ua/rubric-kyiv/3729001-na-obolonskomu-prospekti-castkovo-obmezat-ruh-transportu.html" text:style-name="Internet_20_link" text:visited-style-name="Visited_20_Internet_20_Link">
 змінить рух низкамаршрутів громадського транспорту </text:a>
 .</text:p>
      <text:p text:style-name="P4">
Source: <text:a xlink:type="simple" xlink:href="https://www.ukrinform.ua/rubric-kyiv/3729953-u-kievi-cerez-avariu-18-budinkiv-zalisilisa-bez-vodi.html" text:style-name="Internet_20_link" text:visited-style-name="Visited_20_Internet_20_Link">
https://www.ukrinform.ua/rubric-kyiv/3729953-u-kievi-cerez-avariu-18-budinkiv-zalisilisa-bez-vodi.html</text:a>
</text:p>
      <!--NEWS-->
      <text:h text:style-name="P10" text:outline-level="1">
<text:span text:style-name="T4">
Навколо ЗАЕС немає ознак збільшення радіоактивного фону – Білий дім</text:span>
</text:h>
      <text:p text:style-name="P4">
Authors: Ukrinform (Person)</text:p>
      <text:p text:style-name="P4">
Publisher: Укринформ (Organization)</text:p>
      <text:p text:style-name="P4">
Published Time: 2023-06-30T19:38:00+03:00</text:p>
      <text:p text:style-name="P4">
Modified Time: 2023-06-30T19:38:00+03:00</text:p>
      <text:p text:style-name="P4">
Description: Адміністрація США продовжує уважно стежити за ситуацією навколо окупованої росіянами Запорізької атомної станції та зазначає, що станом на п’ятницю ознак підвищення радіації або інших критичних показників не виявлено. — Укрінформ.</text:p>
      <text:p text:style-name="P4">
Images: ['<text:a xlink:type="simple" xlink:href="https://static.ukrinform.com/photos/2023_06/thumb_files/630_360_1688108437-837.jpg" text:style-name="Internet_20_link" text:visited-style-name="Visited_20_Internet_20_Link">
630_360_16881...</text:a>
']</text:p>
      <text:p text:style-name="P4">
Tags: ['Радіація', 'США', 'Запорізька АЕС']</text:p>
      <text:p text:style-name="P4">
Type: Article</text:p>
      <!--METADATA-->
      <text:p text:style-name="P4">
<draw:frame draw:style-name="fr1" draw:name="Image191" text:anchor-type="as-char" svg:width="6.9236in" svg:height="3.956343in" draw:z-index="0">
<draw:image xlink:href="../Images/yкринформ/2023-06-30T19-38-00-03-00/630_360_1688108437-837.jpg" xlink:type="simple" xlink:show="embed" xlink:actuate="onLoad" draw:mime-type="image/jpeg"/>
</draw:frame>
Адміністрація США продовжує уважно стежити за ситуацією навколо окупованоїросіянами Запорізької атомної станції та зазначає, що станом на п’ятницю ознакпідвищення радіації або інших критичних показників не виявлено.</text:p>
      <text:p text:style-name="P4">
Про це заявив у п’ятницю під час онлайн-брифінгу координатор Ради нацбезпекиБілого дому Джон Кірбі, передає власний кореспондент Укрінформу.</text:p>
      <text:p text:style-name="P4">
«Ми маємо можливість моніторингу навколо електростанції, і досі не бачилиознак підвищення рівня радіоактивності, або інших чинників для занепокоєння уцьому зв’язку», - зауважив представник адміністрації США.</text:p>
      <text:p text:style-name="P4">
Водночас, він наголосив, що позиція <text:a xlink:type="simple" xlink:href="https://www.ukrinform.ua/tag-ssa" text:style-name="Internet_20_link" text:visited-style-name="Visited_20_Internet_20_Link">
 США </text:a>
залишається незмінною: атомна електростанція, навіть непрацююча, не може бутимісцем для проведення бойових дій, оскільки це несе загрозу для всіх навколо.</text:p>
      <text:p text:style-name="P4">
<text:span text:style-name="T4">
Читайте також:</text:span>
 <text:a xlink:type="simple" xlink:href="https://www.ukrinform.ua/rubric-economy/3729786-dla-stabilizacii-rivna-vodi-u-stavkuoholodzuvaci-zaes-potribni-dodatkovi-zahodi-magate.html" text:style-name="Internet_20_link" text:visited-style-name="Visited_20_Internet_20_Link">
 Для стабілізації рівня води у ставку-охолоджувачі<text:span text:style-name="T4">
ЗАЕС</text:span>
 потрібні додаткові заходи - МАГАТЕ </text:a>
</text:p>
      <text:p text:style-name="P4">
«Росія не повинна бути там, і якщо відверто, то їм нема чого робити і вУкраїні»,- підкреслив представник Ради нацбезпеки США.</text:p>
      <text:p text:style-name="P4">
Він також зауважив, що Сполучені Штати уважно відстежують розвиток подійнавколо Запорізької АЕС та регулярно контактують з МАГАТЕ.</text:p>
      <text:p text:style-name="P4">
<text:span text:style-name="T4">
Читайте також:</text:span>
 <text:a xlink:type="simple" xlink:href="https://www.ukrinform.ua/rubric-polytics/3729844-na-zlodii-sapka-gorit-u-op-vidreaguvali-na-zaavi-rosian-so-ukraina-planue-terakt-na-zaes.html" text:style-name="Internet_20_link" text:visited-style-name="Visited_20_Internet_20_Link">
 На злодії шапка горить: у ОП відреагували на заявиросіян, що Україна планує теракт на <text:span text:style-name="T4">
ЗАЕС</text:span>
</text:a>
</text:p>
      <text:p text:style-name="P4">
Як повідомляв Укрінформ, генеральний директор МАГАТЕ Рафаель Гроссі під часвізиту на захоплену росіянами Запорізьку атомну електростанцію закликав <text:a xlink:type="simple" xlink:href="https://www.ukrinform.ua/rubric-polytics/3723729-gendirektor-magate-zaklikav-ne-peretvoruvati-zaes-na-vijskovu-bazu.html" text:style-name="Internet_20_link" text:visited-style-name="Visited_20_Internet_20_Link">
 невикористовувати АЕС як військову базу </text:a>
 .</text:p>
      <text:p text:style-name="P4">
<text:span text:style-name="T5">
Фото: Костянтин Ліберов</text:span>
</text:p>
      <text:p text:style-name="P4">
Source: <text:a xlink:type="simple" xlink:href="https://www.ukrinform.ua/rubric-ato/3729962-navkolo-zaes-nemae-oznak-zbilsenna-radioaktivnogo-fonu-bilij-dim.html" text:style-name="Internet_20_link" text:visited-style-name="Visited_20_Internet_20_Link">
https://www.ukrinform.ua/rubric-ato/3729962-navkolo-zaes-nemae-oznak-zbilsenna-radioaktivnogo-fonu-bilij-dim.html</text:a>
</text:p>
      <!--NEWS-->
      <text:h text:style-name="P10" text:outline-level="1">
<text:span text:style-name="T4">
Діти з інтернату на Миколаївщині, яких незаконно вивезли до РФ, перебувають у Грузії</text:span>
</text:h>
      <text:p text:style-name="P4">
Authors: Ukrinform (Person)</text:p>
      <text:p text:style-name="P4">
Publisher: Укринформ (Organization)</text:p>
      <text:p text:style-name="P4">
Published Time: 2023-06-30T19:42:00+03:00</text:p>
      <text:p text:style-name="P4">
Modified Time: 2023-06-30T19:42:00+03:00</text:p>
      <text:p text:style-name="P4">
Description: 16 вихованців Новопетрівської школи-інтернату, яких раніше незаконно вивезли до російської Анапи, нині перебувають у Грузії під опікою посла України, і залишатимуться там до кінця воєнного стану.  — Укрінформ.</text:p>
      <text:p text:style-name="P4">
Images: ['<text:a xlink:type="simple" xlink:href="https://static.ukrinform.com/photos/2023_06/thumb_files/630_360_1686333767-399.jpg" text:style-name="Internet_20_link" text:visited-style-name="Visited_20_Internet_20_Link">
630_360_16863...</text:a>
']</text:p>
      <text:p text:style-name="P4">
Tags: ['Діти', 'Грузія', 'Війна з Росією']</text:p>
      <text:p text:style-name="P4">
Type: Article</text:p>
      <!--METADATA-->
      <text:p text:style-name="P4">
<draw:frame draw:style-name="fr1" draw:name="Image192" text:anchor-type="as-char" svg:width="6.9236in" svg:height="3.956343in" draw:z-index="0">
<draw:image xlink:href="../Images/yкринформ/2023-06-30T19-42-00-03-00/630_360_1686333767-399.jpg" xlink:type="simple" xlink:show="embed" xlink:actuate="onLoad" draw:mime-type="image/jpeg"/>
</draw:frame>
 16вихованців Новопетрівської школи-інтернату, яких раніше незаконно вивезли доросійської Анапи, нині перебувають у Грузії під опікою посла України, ізалишатимуться там до кінця воєнного стану.</text:p>
      <text:p text:style-name="P4">
Про це на  <text:a xlink:type="simple" xlink:href="https://www.youtube.com/watch" text:style-name="Internet_20_link" text:visited-style-name="Visited_20_Internet_20_Link">
 брифінгу </text:a>
повідомила директорка департаменту освіти і науки Миколаївської ОВА АллаВеліховська, відповідаючи на запитання про дітей, яких силоміць вивезли до РФ,передає Укрінформ.</text:p>
      <text:p text:style-name="P4">
«Діти Новопетрівської школи у кількості 16 осіб, які перебували на територіїНовопетрівської спеціальної школи-інтернату, спочатку потрапили до Херсонськоїобласті, потім, наскільки я знаю, до Анапи (Росія – ред.), і потім булививезені до <text:a xlink:type="simple" xlink:href="https://www.ukrinform.ua/tag-gruzia" text:style-name="Internet_20_link" text:visited-style-name="Visited_20_Internet_20_Link">
 Грузії </text:a>
 . Зараз вониперебувають там», - зазначила Веліховська.</text:p>
      <text:p text:style-name="P4">
Вона уточнила, що діти перебувають під опікою посла України у Грузії. Увесьцей час вони там навчались і перебувають в нормальних умовах. Повернутись вУкраїну діти мають по закінченню воєнного стану.</text:p>
      <text:p text:style-name="P4">
Якщо їх повертати в Україну тепер, зауважила Веліховська, вони мають написатиписьмове звернення, відповідно до встановленого порядку.</text:p>
      <text:p text:style-name="P4">
<text:span text:style-name="T4">
Читайте також:</text:span>
 <text:a xlink:type="simple" xlink:href="https://www.ukrinform.ua/rubric-regions/3729843-rosiani-vivezli-z-hersonsini-se-185-ukrainskih-ditej.html" text:style-name="Internet_20_link" text:visited-style-name="Visited_20_Internet_20_Link">
 Росіяни вивезли з Херсонщини ще 185 українських дітей</text:a>
</text:p>
      <text:p text:style-name="P4">
«Ми їх чекаємо. В нас для них місця підготовлені вже давно», - запевнилаВеліховська.</text:p>
      <text:p text:style-name="P4">
Вона додала, що місця для дітей підготували у Вознесенську ще у перший деньможливої евакуації, яка не відбулась. Увесь процес повернення дітей, кажеВеліховська, відстежували, організовували «зелені коридори», які були зірвані.</text:p>
      <text:p text:style-name="P4">
Вона додала, що найбільш ймовірно в Україну повернуться 14 дітейНовопетрівської школи-інтернату. Одну дитину всиновила родина зі США і забралаїї. Ще одну дитину нині теж бажає забрати родина, яка має права на це.</text:p>
      <text:p text:style-name="P4">
Як повідомляв Укрінформ, на тимчасово захоплених територіях Херсонщиниросійські загарбники продовжують викрадати українських дітей, вивозячи їх "навідпочинок" в РФ. Днями так вивезли ще 185 дітей.</text:p>
      <text:p text:style-name="P4">
Source: <text:a xlink:type="simple" xlink:href="https://www.ukrinform.ua/rubric-regions/3729959-diti-z-internatu-na-mikolaivsini-akih-nezakonno-vivezli-do-rf-perebuvaut-u-gruzii.html" text:style-name="Internet_20_link" text:visited-style-name="Visited_20_Internet_20_Link">
https://www.ukrinform.ua/rubric-regions/3729959-diti-z-internatu-na-mikolaivsini-akih-nezakonno-vivezli-do-rf-perebuvaut-u-gruzii.html</text:a>
</text:p>
      <!--NEWS-->
      <text:h text:style-name="P10" text:outline-level="1">
<text:span text:style-name="T4">
Міністр оборони Литви зустрівся з Резніковим і розповів про трирічний план підтримки ЗСУ</text:span>
</text:h>
      <text:p text:style-name="P4">
Authors: Ukrinform (Person)</text:p>
      <text:p text:style-name="P4">
Publisher: Укринформ (Organization)</text:p>
      <text:p text:style-name="P4">
Published Time: 2023-06-30T19:49:00+03:00</text:p>
      <text:p text:style-name="P4">
Modified Time: 2023-06-30T19:49:00+03:00</text:p>
      <text:p text:style-name="P4">
Description: Литовський міністр оборони Арвідас Анушаускас, перебуваючи з неанонсованим візитом в Україні, ознайомив українського колегу Олексія Резнікова з довгостроковим планом Литви щодо допомоги української армії, а також поінформував його про останній пакет підтримки. — Укрінформ.</text:p>
      <text:p text:style-name="P4">
Images: ['<text:a xlink:type="simple" xlink:href="https://static.ukrinform.com/photos/2023_06/thumb_files/630_360_1688144044-113.png" text:style-name="Internet_20_link" text:visited-style-name="Visited_20_Internet_20_Link">
630_360_16881...</text:a>
']</text:p>
      <text:p text:style-name="P4">
Tags: ['Армія', 'Литва', 'Міноборони', 'допомога', 'Резніков']</text:p>
      <text:p text:style-name="P4">
Type: Article</text:p>
      <!--METADATA-->
      <text:p text:style-name="P4">
<draw:frame draw:style-name="fr1" draw:name="Image193" text:anchor-type="as-char" svg:width="6.9236in" svg:height="3.956343in" draw:z-index="0">
<draw:image xlink:href="../Images/yкринформ/2023-06-30T19-49-00-03-00/630_360_1688144044-113.png" xlink:type="simple" xlink:show="embed" xlink:actuate="onLoad" draw:mime-type="image/png"/>
</draw:frame>
 Литовськийміністр оборони Арвідас Анушаускас, перебуваючи з неанонсованим візитом вУкраїні, ознайомив українського колегу Олексія Резнікова з довгостроковимпланом Литви щодо допомоги української армії, а також поінформував його проостанній пакет підтримки.</text:p>
      <text:p text:style-name="P4">
Як передає Укрінформ, про це повідомляє національний  <text:a xlink:type="simple" xlink:href="https://www.lrt.lt/ua/novini/1263/2025833/ministr-oboroni-litvi-poinformuvav-ukrayins-kogo-kolegu-pro-pidtrimku-ukrayins-koyi-armiyi" text:style-name="Internet_20_link" text:visited-style-name="Visited_20_Internet_20_Link">
 мовник LRT</text:a>
 зпосиланням на Міноборони Литви.</text:p>
      <text:p text:style-name="P4">
«Ми розуміємо, що лише довгострокова військова та фінансова підтримка Українипринесе стабільність у вільну Європу. Саме тому ми підготували трирічний планпідтримки української армії», - сказав Анушаускас.</text:p>
      <text:p text:style-name="P4">
За його словами, трьома основними завданнями плану є: докладання всіх зусильдля забезпечення безперервного надання військової підтримки українській армії;забезпечення реабілітації поранених українських солдатів; продовженняконсультацій щодо оборонних реформ, розпочатих ще до війни, щоб наблизитиУкраїну до членства в <text:a xlink:type="simple" xlink:href="https://www.ukrinform.ua/tag-nato" text:style-name="Internet_20_link" text:visited-style-name="Visited_20_Internet_20_Link">
 НАТО </text:a>
 .</text:p>
      <text:p text:style-name="P4">
Анушаускас також підтвердив, що останній пакет підтримки Литви включає ракетніпускові установки NASAMS, які будуть доставлені в Україну восени. Пакет такожвключатиме десять бронетранспортерів М113, боєприпаси для гранатометів і 2,5мільйона набоїв, причому останні будуть відправлені в Україну вже цього тижня.</text:p>
      <text:p text:style-name="P4">
<text:span text:style-name="T4">
Читайте також:</text:span>
 <text:a xlink:type="simple" xlink:href="https://www.ukrinform.ua/rubric-polytics/3729032-zelenskij-rozpoviv-prezidentam-polsi-j-litvi-pro-potrebi-ukrainskih-vijsk.html" text:style-name="Internet_20_link" text:visited-style-name="Visited_20_Internet_20_Link">
 Зеленський розповів президентам Польщі й <text:span text:style-name="T4">
Литв</text:span>
 и пропотреби українських військ </text:a>
</text:p>
      <text:p text:style-name="P4">
Перебуваючи з візитом в Україні з четверга, Анушаускас відвідав Чернігів,Ірпінь і Бучу. Серед іншого він оглянув об'єкти, що фінансуються Литвою ізнаходяться на стадії будівництва.</text:p>
      <text:p text:style-name="P4">
Міністри оборони Литви й України також обговорили підготовку до майбутньогосаміту НАТО у Вільнюсі і прогрес України в реформуванні системи військовоїпідготовки.</text:p>
      <text:p text:style-name="P4">
Як повідомляв Укрінформ, президент Литви Гітанас Науседа під час візиту доКиєва в середу заявив, що  <text:a xlink:type="simple" xlink:href="https://www.ukrinform.ua/rubric-ato/3728922-pridbani-litvou-dvi-ustanovki-nasams-nezabarom-pribudut-do-ukraini-nauseda.html" text:style-name="Internet_20_link" text:visited-style-name="Visited_20_Internet_20_Link">
 Литва купує два пускові комплекси NASAMS дляУкраїни. </text:a>
</text:p>
      <text:p text:style-name="P4">
Того ж дня міністр оборони Арвідас Анушаускас розкрив подробиці нового пакетудопомоги та зазначив, що загальний обсяг литовської військової допомогиУкраїні після його надання сягне 0,5 млрд євро.</text:p>
      <text:p text:style-name="P4">
Фото: A. Čemerkos / KAM nuotr</text:p>
      <text:p text:style-name="P4">
Source: <text:a xlink:type="simple" xlink:href="https://www.ukrinform.ua/rubric-ato/3729966-ministr-oboroni-litvi-zustrivsa-z-reznikovim-i-rozpoviv-pro-triricnij-plan-pidtrimki-zsu.html" text:style-name="Internet_20_link" text:visited-style-name="Visited_20_Internet_20_Link">
https://www.ukrinform.ua/rubric-ato/3729966-ministr-oboroni-litvi-zustrivsa-z-reznikovim-i-rozpoviv-pro-triricnij-plan-pidtrimki-zsu.html</text:a>
</text:p>
      <!--NEWS-->
      <text:h text:style-name="P10" text:outline-level="1">
<text:span text:style-name="T4">
Вімблдон. Українки отримали суперниць у парному розряді</text:span>
</text:h>
      <text:p text:style-name="P4">
Authors: Ukrinform (Person)</text:p>
      <text:p text:style-name="P4">
Publisher: Укринформ (Organization)</text:p>
      <text:p text:style-name="P4">
Published Time: 2023-06-30T19:53:00+03:00</text:p>
      <text:p text:style-name="P4">
Modified Time: 2023-06-30T19:53:00+03:00</text:p>
      <text:p text:style-name="P4">
Description: Відбулося жеребкування парної сітки Вімблдонського тенісного турніру-2023, який стартує у Лондоні (Велика Британія) у понеділок, 3 липня. — Укрінформ.</text:p>
      <text:p text:style-name="P4">
Images: ['<text:a xlink:type="simple" xlink:href="https://static.ukrinform.com/photos/2023_06/thumb_files/630_360_1688143949-145.jpg" text:style-name="Internet_20_link" text:visited-style-name="Visited_20_Internet_20_Link">
630_360_16881...</text:a>
']</text:p>
      <text:p text:style-name="P4">
Tags: ['Теніс', 'Марта Костюк', 'Вімблдон', 'Ангеліна Калініна']</text:p>
      <text:p text:style-name="P4">
Type: Article</text:p>
      <!--METADATA-->
      <text:p text:style-name="P4">
<draw:frame draw:style-name="fr1" draw:name="Image194" text:anchor-type="as-char" svg:width="6.9236in" svg:height="3.956343in" draw:z-index="0">
<draw:image xlink:href="../Images/yкринформ/2023-06-30T19-53-00-03-00/630_360_1688143949-145.jpg" xlink:type="simple" xlink:show="embed" xlink:actuate="onLoad" draw:mime-type="image/jpeg"/>
</draw:frame>
 Відбулосяжеребкування парної сітки Вімблдонського тенісного турніру-2023, який стартуєу Лондоні (Велика Британія) у понеділок, 3 липня.</text:p>
      <text:p text:style-name="P4">
У парному розряді третього у сезоні турніру серії Grand Slam виступлять п'ятьукраїнок, передає Укрінформ.</text:p>
      <text:p text:style-name="P4">
<text:span text:style-name="T5">
Результати жеребкування першого кола змагань за участю українськихтенісисток:</text:span>
</text:p>
      <text:p text:style-name="P4">
Людмила Кіченок / Олена Остапенко (Україна/Латвія, 7-й номер «посіву») -Гарріет Дарт / Хезер Вотсон (Велика Британія, WC)</text:p>
      <text:p text:style-name="P4">
Марта Костюк / Олена-Габриіела Русе (Україна/Румунія, 15) - ЕлізабеттаКоччаретто / Клара Таусон (Італія/Данія)</text:p>
      <text:p text:style-name="P4">
Ангеліна Калініна / Ірина-Камелія Бегу (Україна/Румунія) - Алекса Гуарачі /Ерин Раутліфф (Чилі/Новая Зеландія)</text:p>
      <text:p text:style-name="P4">
Надфя Кіченок / Аліція Росольська (Україна/Польща) - Сторм Хантер / ЕлізеМертенс (Австралія/Бельгія, 3)</text:p>
      <text:p text:style-name="P4">
Катерина Байндл / Дар'я Севілл (Україна/Австралія) - Анна-Лєна Фрідсам / МаярШеріф (Німеччина/Єгипет).</text:p>
      <text:p text:style-name="P4">
<text:span text:style-name="T4">
Читайте також:</text:span>
 <text:a xlink:type="simple" xlink:href="https://www.ukrinform.ua/rubric-sports/3729818-vimbldon-svitolina-curenko-ta-bajndl-startuut-u-ponedilok.html" text:style-name="Internet_20_link" text:visited-style-name="Visited_20_Internet_20_Link">
 Вімблдон: Світоліна, Цуренко та Байндль стартують упонеділок </text:a>
</text:p>
      <text:p text:style-name="P4">
Вімблдонський турнір триватиме до 16 липня.</text:p>
      <text:p text:style-name="P4">
Фото: Getty Images.</text:p>
      <text:p text:style-name="P4">
Source: <text:a xlink:type="simple" xlink:href="https://www.ukrinform.ua/rubric-sports/3729964-vimbldon-ukrainki-otrimali-supernic-u-parnomu-rozradi.html" text:style-name="Internet_20_link" text:visited-style-name="Visited_20_Internet_20_Link">
https://www.ukrinform.ua/rubric-sports/3729964-vimbldon-ukrainki-otrimali-supernic-u-parnomu-rozradi.html</text:a>
</text:p>
      <!--NEWS-->
      <text:h text:style-name="P10" text:outline-level="1">
<text:span text:style-name="T4">
Польська армія у найближчі роки отримає кількасот мільйонів набоїв - Блащак</text:span>
</text:h>
      <text:p text:style-name="P4">
Authors: Ukrinform (Person)</text:p>
      <text:p text:style-name="P4">
Publisher: Укринформ (Organization)</text:p>
      <text:p text:style-name="P4">
Published Time: 2023-06-30T19:54:00+03:00</text:p>
      <text:p text:style-name="P4">
Modified Time: 2023-06-30T19:54:00+03:00</text:p>
      <text:p text:style-name="P4">
Description: У найближчі кілька років ЗС Польщі отримають кількасот мільйонів набоїв різного калібру для стрілецької зброї. — Укрінформ.</text:p>
      <text:p text:style-name="P4">
Images: ['<text:a xlink:type="simple" xlink:href="https://static.ukrinform.com/photos/2023_03/thumb_files/630_360_1678978206-340.jpg" text:style-name="Internet_20_link" text:visited-style-name="Visited_20_Internet_20_Link">
630_360_16789...</text:a>
']</text:p>
      <text:p text:style-name="P4">
Tags: ['Армія', 'Польща', 'Боєприпаси']</text:p>
      <text:p text:style-name="P4">
Type: Article</text:p>
      <!--METADATA-->
      <text:p text:style-name="P4">
<draw:frame draw:style-name="fr1" draw:name="Image195" text:anchor-type="as-char" svg:width="6.9236in" svg:height="3.956343in" draw:z-index="0">
<draw:image xlink:href="../Images/yкринформ/2023-06-30T19-54-00-03-00/630_360_1678978206-340.jpg" xlink:type="simple" xlink:show="embed" xlink:actuate="onLoad" draw:mime-type="image/jpeg"/>
</draw:frame>
 Унайближчі кілька років ЗС Польщі отримають кількасот мільйонів набоїв різногокалібру для стрілецької зброї.</text:p>
      <text:p text:style-name="P4">
Про підписання у п’ятницю відповідної угоди з польськими підприємствами ОПКповідомив у п’ятницю в <text:a xlink:type="simple" xlink:href="https://twitter.com/mblaszczak/status/1674780633007292418" text:style-name="Internet_20_link" text:visited-style-name="Visited_20_Internet_20_Link">
 Твіттері</text:a>
 міністрнаціональної оборони Польщі Маріуш Блащак, передає Укрінформ.</text:p>
      <text:p text:style-name="P4">
“У найближчі роки польські військові отримають кількасот мільйонів набоїв дострілецької зброї. Підписаний сьогодні контракт з вітчизняним ОПК дозволитьпостачати боєприпаси різного калібру”, - написав Блащак.</text:p>
      <text:p text:style-name="P4">
<text:span text:style-name="T4">
Читайте також:</text:span>
 <text:a xlink:type="simple" xlink:href="https://www.ukrinform.ua/rubric-world/3700065-polsa-zbilsue-ciselnist-armii-dla-uniknenna-tragedij-buci-ci-irpena-blasak.html" text:style-name="Internet_20_link" text:visited-style-name="Visited_20_Internet_20_Link">
 Польща збільшує чисельність армії для уникнення трагедійБучі чи Ірпеня – Блащак </text:a>
</text:p>
      <text:p text:style-name="P4">
Як передавало агентство, наприкінці березня уряд Польщі затвердив програмущодо заохочення державних і приватних компаній вітчизняного ОПК <text:a xlink:type="simple" xlink:href="https://www.ukrinform.ua/rubric-world/3689047-urad-polsi-zakupit-800-tisac-boepripasiv-na-28-milarda.html" text:style-name="Internet_20_link" text:visited-style-name="Visited_20_Internet_20_Link">
 збільшувативиробництво боєприпасів для польської армії і Збройних сил України</text:a>
 та вирішив виділити 12 млрд злотих (близько2,8 млрд дол.) на закупівлю 800 тисяч боєприпасів. Зокрема, на польськомупідприємстві ОПК Dezamet S.A буде розгорнуто додаткові виробничі потужностідля виробництва боєприпасів, в т. ч. і для потреб ЗСУ.</text:p>
      <text:p text:style-name="P4">
<text:span text:style-name="T5">
Фото: The Washington Post</text:span>
</text:p>
      <text:p text:style-name="P4">
Source: <text:a xlink:type="simple" xlink:href="https://www.ukrinform.ua/rubric-world/3729965-polska-armia-u-najblizci-roki-otrimae-kilkasot-miljoniv-naboiv-blasak.html" text:style-name="Internet_20_link" text:visited-style-name="Visited_20_Internet_20_Link">
https://www.ukrinform.ua/rubric-world/3729965-polska-armia-u-najblizci-roki-otrimae-kilkasot-miljoniv-naboiv-blasak.html</text:a>
</text:p>
      <!--NEWS-->
      <text:h text:style-name="P10" text:outline-level="1">
<text:span text:style-name="T4">
Росіяни обстріляли Антонівку на Херсонщині - постраждала родина з дитиною</text:span>
</text:h>
      <text:p text:style-name="P4">
Authors: Ukrinform (Person)</text:p>
      <text:p text:style-name="P4">
Publisher: Укринформ (Organization)</text:p>
      <text:p text:style-name="P4">
Published Time: 2023-06-30T1:42:00+03:00</text:p>
      <text:p text:style-name="P4">
Modified Time: 2023-06-30T21:42:00+03:00</text:p>
      <text:p text:style-name="P4">
Description: Російська армія обстріляла житловий будинок в Антонівці — постраждала родина з шестирічною дитиною.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Поранені', 'Лікарня']</text:p>
      <text:p text:style-name="P4">
Type: Article</text:p>
      <!--METADATA-->
      <text:p text:style-name="P4">
<draw:frame draw:style-name="fr1" draw:name="Image196" text:anchor-type="as-char" svg:width="6.9236in" svg:height="3.956343in" draw:z-index="0">
<draw:image xlink:href="../Images/yкринформ/2023-06-30T1-42-00-03-00/630_360_1654768443-794.jpg" xlink:type="simple" xlink:show="embed" xlink:actuate="onLoad" draw:mime-type="image/jpeg"/>
</draw:frame>
 Російськаармія обстріляла житловий будинок в Антонівці — постраждала родина зшестирічною дитиною.</text:p>
      <text:p text:style-name="P4">
Як передає Укрінформ, про це начальник Херсонської обласної військовоїадміністрації Олександр Прокудін повідомляє у <text:a xlink:type="simple" xlink:href="https://t.me/olexandrprokudin/832" text:style-name="Internet_20_link" text:visited-style-name="Visited_20_Internet_20_Link">
 Телеграмі</text:a>
 .</text:p>
      <text:p text:style-name="P4">
"У 6-річного хлопчика діагностували поранення ноги середнього ступенятяжкості. Також через ворожий удар поранення отримав 79-річний чоловік та42-річна жінка", - ідеться у повідомленні.</text:p>
      <text:p text:style-name="P4">
<text:span text:style-name="T4">
Читайте також:</text:span>
 <text:a xlink:type="simple" xlink:href="https://www.ukrinform.ua/rubric-ato/3729651-rosiani-vranci-obstrilali-herson-ta-oblast-e-poraneni.html" text:style-name="Internet_20_link" text:visited-style-name="Visited_20_Internet_20_Link">
 Росіяни вранці <text:span text:style-name="T4">
обстріл</text:span>
 яли Херсон та область, єпоранені </text:a>
</text:p>
      <text:p text:style-name="P4">
Усіх постраждалих шпиталізували, <text:a xlink:type="simple" xlink:href="https://www.ukrinform.ua/tag-bolnica" text:style-name="Internet_20_link" text:visited-style-name="Visited_20_Internet_20_Link">
 лікарі </text:a>
 надають їм необхідну медичну допомогу.</text:p>
      <text:p text:style-name="P4">
Як повідомляв Укрнформ, 29 червня у Херсоні внаслідок російського удару <text:a xlink:type="simple" xlink:href="https://www.ukrinform.ua/rubric-ato/3729351-udar-pro-hersonu-zaginuli-dvoe-civilnih-se-dvoe-poraneni.html" text:style-name="Internet_20_link" text:visited-style-name="Visited_20_Internet_20_Link">
 двоєлюдей загинуло </text:a>
 , ще двоє осіб отримали опіки.</text:p>
      <text:p text:style-name="P4">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У Мінреінтеграції розповіли про темпи евакуації з небезпечних територій України</text:span>
</text:h>
      <text:p text:style-name="P4">
Author: ['АРМІЯINFORM']</text:p>
      <text:p text:style-name="P4">
Time: 2023-06-30T20:00:00-04:00</text:p>
      <text:p text:style-name="P4">
Description: У Міністерстві з питань реінтеграції тимчасово окупованих територій України розпові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116676974970489091304076482659175461872655n_635919cc39f32.jpg" text:style-name="Internet_20_link" text:visited-style-name="Visited_20_Internet_20_Link">
3116676974970489091304076482659175461872655n_635919cc39f32.jpg</text:a>
']</text:p>
      <text:p text:style-name="P4">
Tags: ['ВІЙНА', 'ЕВАКУАЦІЯ', 'МІНРЕІНТЕГРАЦІЯ']</text:p>
      <text:p text:style-name="P4">
Category: News</text:p>
      <!--METADATA-->
      <text:p text:style-name="P4">
<draw:frame draw:style-name="fr1" draw:name="Image197" text:anchor-type="as-char" svg:width="6.9236in" svg:height="5.186833in" draw:z-index="0">
<draw:image xlink:href="../Images/AРМІЯINFORM/2023-06-30T20-00-00-04-00/3116676974970489091304076482659175461872655n_635919cc39f32.jpg" xlink:type="simple" xlink:show="embed" xlink:actuate="onLoad" draw:mime-type="image/jpeg"/>
</draw:frame>
</text:p>
      <text:p text:style-name="P4">
У Міністерстві з питань реінтеграції тимчасово окупованих територій Українирозповіли про темпи евакуації людей з небезпечних територій.</text:p>
      <text:p text:style-name="P4">
Про це <text:a xlink:type="simple" xlink:href="https://www.kmu.gov.ua/news/evakuatsiia-hromadian-do-bezpechnykh-rehioniv-ukrainy-tryvaie" text:style-name="Internet_20_link" text:visited-style-name="Visited_20_Internet_20_Link">
повідомляє</text:a>
 Урядовий портал.</text:p>
      <text:p text:style-name="P4">
«З серпня 2022 року здійснюється обов’язкова евакуація з Донеччини. Такимчином за 11 місяців до безпечних регіонів перемістилися більш ніж 83 тисячігромадян. Серед них – понад 9,7 тисячі дітей і більш як 3,5 тисячімаломобільних», — йдеться у повідомленні.</text:p>
      <text:p text:style-name="P4">
Також продовжується евакуація з деокупованих територій, яка розпочалася восениминулого року.</text:p>
      <text:p text:style-name="P4">
«В її межах із Харківщини за 10 місяців виїхали понад 25 тисяч громадян. Знещодавно звільнених територій Херсонщини за 8 місяців евакуювалася більш ніж31 тисяча людей», — зазначили у міністерстві..</text:p>
      <text:p text:style-name="P4">
У Мінреінтеграції додали, що для централізованого переміщення громадян убезпечні регіони України проводиться як у плановому, так і в терміновомупорядку у разі потреби. Влада, міжнародні організації та волонтери докладаютьмаксимум зусиль, щоб забезпечити нашим співгромадянам безпеку.</text:p>
      <text:p text:style-name="P4">
Нагадаємо, що евакуація здійснюється безкоштовно.</text:p>
      <text:p text:style-name="P4">
Source: <text:a xlink:type="simple" xlink:href="https://armyinform.com.ua/2023/06/30/u-minreintegracziyi-rozpovily-pro-tempy-evakuacziyi-z-nebezpechnyh-terytorij-ukrayiny/" text:style-name="Internet_20_link" text:visited-style-name="Visited_20_Internet_20_Link">
https://armyinform.com.ua/2023/06/30/u-minreintegracziyi-rozpovily-pro-tempy-evakuacziyi-z-nebezpechnyh-terytorij-ukrayiny/</text:a>
</text:p>
      <!--NEWS-->
      <text:h text:style-name="P10" text:outline-level="1">
<text:span text:style-name="T4">
На фронті маємо просування вперед на всіх напрямках - Зеленський</text:span>
</text:h>
      <text:p text:style-name="P4">
Authors: Ukrinform (Person)</text:p>
      <text:p text:style-name="P4">
Publisher: Укринформ (Organization)</text:p>
      <text:p text:style-name="P4">
Published Time: 2023-06-30T20:04:00+03:00</text:p>
      <text:p text:style-name="P4">
Modified Time: 2023-06-30T20:04:00+03:00</text:p>
      <text:p text:style-name="P4">
Description: Україна й українці значно сильніші, ніж будь-хто думає про нас. — Укрінформ.</text:p>
      <text:p text:style-name="P4">
Images: ['<text:a xlink:type="simple" xlink:href="https://static.ukrinform.com/photos/2023_06/thumb_files/630_360_1687376812-770.jpeg" text:style-name="Internet_20_link" text:visited-style-name="Visited_20_Internet_20_Link">
630_360_16873...</text:a>
']</text:p>
      <text:p text:style-name="P4">
Tags: ['ЗСУ', 'Зеленський', 'Війна з Росією']</text:p>
      <text:p text:style-name="P4">
Type: Article</text:p>
      <!--METADATA-->
      <text:p text:style-name="P4">
<draw:frame draw:style-name="fr1" draw:name="Image198" text:anchor-type="as-char" svg:width="6.9236in" svg:height="3.956343in" draw:z-index="0">
<draw:image xlink:href="../Images/yкринформ/2023-06-30T20-04-00-03-00/630_360_1687376812-770.jpeg" xlink:type="simple" xlink:show="embed" xlink:actuate="onLoad" draw:mime-type="image/jpeg"/>
</draw:frame>
 Україна йукраїнці значно сильніші, ніж будь-хто думає про нас.</text:p>
      <text:p text:style-name="P4">
Про це сказав у традиційному <text:a xlink:type="simple" xlink:href="https://www.youtube.com/watch" text:style-name="Internet_20_link" text:visited-style-name="Visited_20_Internet_20_Link">
 зверненні</text:a>
 до українців ПрезидентВолодимир Зеленський.</text:p>
      <text:p text:style-name="P4">
_Джерело:<text:a xlink:type="simple" xlink:href="https://t.me/OP_UA/9837" text:style-name="Internet_20_link" text:visited-style-name="Visited_20_Internet_20_Link">
 ОП </text:a>
 _</text:p>
      <text:p text:style-name="P4">
_<text:span text:style-name="T4">
Бажаю здоровʼя, шановні українці, українки!</text:span>
 _</text:p>
      <text:p text:style-name="P4">
Провів сьогодні засідання Ставки – тривале та дуже детальне щодо кількохпитань. Доповідали Головком, командувачі – і щодо загальної оборонноїситуації, і щодо конкретних напрямків нашої оборони та наших наступальних дій.</text:p>
      <text:p text:style-name="P4">
За цей день також маємо просування вперед на всіх напрямках наших активнихдій.</text:p>
      <text:p text:style-name="P4">
Розглянули на Ставці постачання боєприпасів для артилерії – для Сходу, дляПівдня. І хоча вже на максимумі наша робота з партнерами заради снарядів дляукраїнських воїнів, зробимо її ще активнішою. Посилення нашої артилерії –очевидний пріоритет, і всі міжнародники отримали сьогодні додаткові завдання.</text:p>
      <text:p text:style-name="P4">
Окремо розглянули ситуацію на півночі, зокрема на території Білорусі. Булидоповіді нашої розвідки: ГУР, зовнішньої розвідки, розвідки прикордонників.Доповідь керівника СБУ. Дуже уважно аналізуємо кожен факт і будь-якіперспективи по всіх напрямкам.</text:p>
      <text:p text:style-name="P4">
Рішенням Ставки Головкому Залужному та генералу Наєву доручено посилитипівнічний напрямок, щоб гарантувати спокій. Є відповідні терміни виконання.</text:p>
      <text:p text:style-name="P4">
Дякую сьогодні Данії та особисто пані Премʼєр-міністру Метте Фредеріксен зановий оборонний пакет для України: снаряди для артилерії, ракети для ППО,техніка для розмінування… Дякую!</text:p>
      <text:p text:style-name="P4">
Провів сьогодні й кілька змістовних підготовчих нарад – як щодо внутрішньогоконтексту в нашій державі, відповідних внутрішніх заходів, так і щодоміжнародних заходів. Починається надзвичайно важливий період зовнішньоїполітики. Це робота заради розширення миру через розширення наших безпековихможливостей, наших альянсів і співпраці. Наступні тижні будуть надзвичайноактивними, і позиції нашої держави чітко визначені, усі наші посадовці знають,що робити.</text:p>
      <text:p text:style-name="P4">
І ще одне.</text:p>
      <text:p text:style-name="P4">
Сьогодні перша річниця звільнення Зміїного від російських окупантів. Це одна знайвагоміших наших перемог. Памʼятаєте? Минулого року навесні ніхто неочікував від України, що ми зможемо реалізувати, зокрема, і це фундаментальнеоборонне завдання: дати безпеку Зміїному, а отже, значній частиніЧорноморської акваторії. Але наші воїни це зробили. Російським терористампотрібен був Зміїний, щоб знищити весь Південь нашої країни, нашу прекраснуОдесу й інші міста. Наші воїни їх зупинили, вигнали зі Зміїного.</text:p>
      <text:p text:style-name="P4">
Україна й українці значно сильніші, ніж будь-хто думає про нас. Інодісильніші, ніж ми самі про себе звикли думати. Завдяки всьому тому, що нашимлюдям вдається робити в протистоянні російським терористам, ми відкриваємо длявсього світу та й для самих себе нову українську силу – справжню українськусилу. Силу, яку ми ніколи не втратимо і яка завжди буде опорою безпекивільного світу.</text:p>
      <text:p text:style-name="P4">
Я вдячний усім, хто звільнив Зміїний! ГУР разом з іншими складовими Силоборони і безпеки нашої держави провели цю операцію. Головне управліннярозвідки та спецпідрозділ «Альфа» СБУ, Військово-Морські сили й армійськаавіація Командування Сухопутних військ, авіація Повітряних Сил і наші міцніприкордонники. Дякую!</text:p>
      <text:p text:style-name="P4">
І завжди будемо памʼятати наших героїв, наших воїнів, які віддали своє життязаради цієї української перемоги. Із тих, чиї імена зараз можна назвати… БійціГУР: Руслан Попов, Герой України, капітан 1-го рангу; Олег Зайцев, ГеройУкраїни, молодший лейтенант; Віталій Ігнатенко, Герой України, солдат. Бійці«Альфи» СБУ: Володимир Кисельов, Герой України, капітан; Олександр Крикуненко,Герой України, майор. Воїни Військово-морський Сил: Ігор Бедзай, ГеройУкраїни, полковник; Михайло Заремба, майор; Сергій Мущицький, капітан; ЮрійПирог, штаб-сержант. Вічна памʼять!</text:p>
      <text:p text:style-name="P4">
Вічна памʼять і слава всім, хто віддав своє життя, щоб жила наша прекраснаУкраїна!</text:p>
      <text:p text:style-name="P4">
_<text:span text:style-name="T4">
Слава Україні!</text:span>
 _</text:p>
      <text:p text:style-name="P4">
Source: <text:a xlink:type="simple" xlink:href="https://www.ukrinform.ua/rubric-ato/3729970-na-fronti-maemo-prosuvanna-vpered-na-vsih-napramkah-zelenskij.html" text:style-name="Internet_20_link" text:visited-style-name="Visited_20_Internet_20_Link">
https://www.ukrinform.ua/rubric-ato/3729970-na-fronti-maemo-prosuvanna-vpered-na-vsih-napramkah-zelenskij.html</text:a>
</text:p>
      <!--NEWS-->
      <text:h text:style-name="P10" text:outline-level="1">
<text:span text:style-name="T4">
Військові за добу знищили шість районів зосередження ворога та станцію РЕБ</text:span>
</text:h>
      <text:p text:style-name="P4">
Authors: Ukrinform (Person)</text:p>
      <text:p text:style-name="P4">
Publisher: Укринформ (Organization)</text:p>
      <text:p text:style-name="P4">
Published Time: 2023-06-30T20:05:39+03:00</text:p>
      <text:p text:style-name="P4">
Modified Time: 2023-06-30T20:05:39+03:00</text:p>
      <text:p text:style-name="P4">
Description: Українські військовослужбовці за добу знищили 6 районів зосередження живої сили, три склади боєприпасів, 24 артилерійських засоби на вогневих позиціях та станцію РЕБ росіян. — Укрінформ.</text:p>
      <text:p text:style-name="P4">
Images: ['<text:a xlink:type="simple" xlink:href="https://static.ukrinform.com/photos/2023_06/thumb_files/630_360_1686022540-181.jpg" text:style-name="Internet_20_link" text:visited-style-name="Visited_20_Internet_20_Link">
630_360_16860...</text:a>
']</text:p>
      <text:p text:style-name="P4">
Tags: ['Генштаб', 'ЗСУ', 'Війна з Росією']</text:p>
      <text:p text:style-name="P4">
Type: Article</text:p>
      <!--METADATA-->
      <text:p text:style-name="P4">
<draw:frame draw:style-name="fr1" draw:name="Image199" text:anchor-type="as-char" svg:width="6.9236in" svg:height="3.956343in" draw:z-index="0">
<draw:image xlink:href="../Images/yкринформ/2023-06-30T20-05-39-03-00/630_360_1686022540-181.jpg" xlink:type="simple" xlink:show="embed" xlink:actuate="onLoad" draw:mime-type="image/jpeg"/>
</draw:frame>
 Українськівійськовослужбовці за добу знищили 6 районів зосередження живої сили, трисклади боєприпасів, 24 артилерійських засоби на вогневих позиціях та станціюРЕБ росіян.</text:p>
      <text:p text:style-name="P4">
Про це поінформувала  <text:a xlink:type="simple" xlink:href="https://www.facebook.com/GeneralStaff.ua/posts/pfbid02Z5gPgJTa4ae3pe1AAce7bPe573v3e4b5zA14Vbfh3aXCgGcCgKgZG2qJXHhyZJ6Rl" text:style-name="Internet_20_link" text:visited-style-name="Visited_20_Internet_20_Link">
 пресслужба Генерального штабу ЗСУ у Фейсбуці</text:a>
, оприлюднивши оперативну інформацію станом на 18:00 30 червня щодоросійського вторгнення, передає Укрінформ.</text:p>
      <text:p text:style-name="P4">
“Авіація сил оборони за добу завдала 10 ударів по районах зосередженняособового складу противника та 1 - по зенітно-ракетному комплексу ворога.Підрозділи ракетних військ і артилерії протягом доби уразили 6 районівзосередження живої сили, озброєння та військової техніки противника, 3 складибоєприпасів, 24 артилерійських засоби на вогневих позиціях та станцію РЕБокупантів”, - поінформували у <text:a xlink:type="simple" xlink:href="https://www.ukrinform.ua/tag-zsu" text:style-name="Internet_20_link" text:visited-style-name="Visited_20_Internet_20_Link">
 ЗСУ </text:a>
 .</text:p>
      <text:p text:style-name="P4">
<text:span text:style-name="T4">
Читайте також:</text:span>
 <text:a xlink:type="simple" xlink:href="https://www.ukrinform.ua/rubric-ato/3728758-rozvidniki-znisili-rosijsku-stanciu-reb.html" text:style-name="Internet_20_link" text:visited-style-name="Visited_20_Internet_20_Link">
 Розвідники знищили російську станцію <text:span text:style-name="T4">
РЕБ</text:span>
</text:a>
</text:p>
      <text:p text:style-name="P4">
Як повідомлялося, у ЗСУ підтвердили  <text:a xlink:type="simple" xlink:href="https://www.ukrinform.ua/rubric-ato/3729748-u-zsu-pidtverdili-znisenna-stabu-i-skladu-rosian-bila-berdanska.html" text:style-name="Internet_20_link" text:visited-style-name="Visited_20_Internet_20_Link">
 знищення штабу та складу росіян біляБердянська. </text:a>
</text:p>
      <text:p text:style-name="P4">
Source: <text:a xlink:type="simple" xlink:href="https://www.ukrinform.ua/rubric-ato/3729968-vijskovi-za-dobu-znisili-sist-rajoniv-zoseredzenna-voroga-ta-stanciu-reb.html" text:style-name="Internet_20_link" text:visited-style-name="Visited_20_Internet_20_Link">
https://www.ukrinform.ua/rubric-ato/3729968-vijskovi-za-dobu-znisili-sist-rajoniv-zoseredzenna-voroga-ta-stanciu-reb.html</text:a>
</text:p>
      <!--NEWS-->
      <text:h text:style-name="P10" text:outline-level="1">
<text:span text:style-name="T4">
У Татарстані вибухнув резервуар з хімічними речовинами, є жертви</text:span>
</text:h>
      <text:p text:style-name="P4">
Authors: Ukrinform (Person)</text:p>
      <text:p text:style-name="P4">
Publisher: Укринформ (Organization)</text:p>
      <text:p text:style-name="P4">
Published Time: 2023-06-30T20:07:00+03:00</text:p>
      <text:p text:style-name="P4">
Modified Time: 2023-06-30T20:07:00+03:00</text:p>
      <text:p text:style-name="P4">
Description: У Татарстані, який входить до складу РФ, вибухнув резервуар із хімікатами. Унаслідок інциденту загинули двоє осіб.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Загибель', 'Росія', 'Татарстан']</text:p>
      <text:p text:style-name="P4">
Type: Article</text:p>
      <!--METADATA-->
      <text:p text:style-name="P4">
<draw:frame draw:style-name="fr1" draw:name="Image200" text:anchor-type="as-char" svg:width="6.9236in" svg:height="3.956343in" draw:z-index="0">
<draw:image xlink:href="../Images/yкринформ/2023-06-30T20-07-00-03-00/630_360_1669987737-966.jpg" xlink:type="simple" xlink:show="embed" xlink:actuate="onLoad" draw:mime-type="image/jpeg"/>
</draw:frame>
 УТатарстані, який входить до складу РФ, вибухнув резервуар із хімікатами.Унаслідок інциденту загинули двоє осіб.</text:p>
      <text:p text:style-name="P4">
Як передає Укрінформ, про це повідомляє російський <text:a xlink:type="simple" xlink:href="https://t.me/shot_shot/53557" text:style-name="Internet_20_link" text:visited-style-name="Visited_20_Internet_20_Link">
 Teлеграм-канал</text:a>
 Shot.</text:p>
      <text:p text:style-name="P4">
Резервуар з хімікатами вибухнув через взаємодію їхніх залишків з киснем."Бавовна" сталася, коли робітники підприємства "Єлховнафта" спускалися зємності: вони загинули внаслідок падіння з висоти.</text:p>
      <text:p text:style-name="P4">
</text:p>
      <text:p text:style-name="P4">
За інформацією каналу, начальник дільниці з оператором робили оглядрезервуарів. Вони відчинили люк, зробили замір донних відкладень, закрили йогота почали спускатися.</text:p>
      <text:p text:style-name="P4">
<text:span text:style-name="T4">
Читайте також:</text:span>
 <text:a xlink:type="simple" xlink:href="https://www.ukrinform.ua/rubric-world/3724466-u-rosijskomu-bransku-gorit-spital-dla-veteraniv-akij-tilki-buduetsa.html" text:style-name="Internet_20_link" text:visited-style-name="Visited_20_Internet_20_Link">
 У російському Брянську <text:span text:style-name="T4">
горів</text:span>
 шпиталь для ветеранів,який тільки будується </text:a>
</text:p>
      <text:p text:style-name="P4">
За основною версією, через потрапляння всередину кисню сталося загорянняпіроформних відкладень та потім <text:a xlink:type="simple" xlink:href="https://t.me/shot_shot/53562" text:style-name="Internet_20_link" text:visited-style-name="Visited_20_Internet_20_Link">
 вибух. </text:a>
</text:p>
      <text:p text:style-name="P4">
Порушено кримінальну справу.</text:p>
      <text:p text:style-name="P4">
Як повідомляв Укрінформ, <text:a xlink:type="simple" xlink:href="https://www.ukrinform.ua/rubric-crimea/3702314-na-naftobazi-u-sevastopoli-stalasa-pozeza.html" text:style-name="Internet_20_link" text:visited-style-name="Visited_20_Internet_20_Link">
 у тимчасово окупованому Севастополі горів резервуаріз паливом </text:a>
 у мікрорайоні Козача Бухта.</text:p>
      <text:p text:style-name="P4">
<text:span text:style-name="T5">
Перше фото ілюстративне</text:span>
</text:p>
      <text:p text:style-name="P4">
Source: <text:a xlink:type="simple" xlink:href="https://www.ukrinform.ua/rubric-world/3729969-u-tatarstani-vibuhnuv-rezervuar-z-himicnimi-recovinami-e-zertvi.html" text:style-name="Internet_20_link" text:visited-style-name="Visited_20_Internet_20_Link">
https://www.ukrinform.ua/rubric-world/3729969-u-tatarstani-vibuhnuv-rezervuar-z-himicnimi-recovinami-e-zertvi.html</text:a>
</text:p>
      <!--NEWS-->
      <text:h text:style-name="P10" text:outline-level="1">
<text:span text:style-name="T4">
Жіноча збірна України з пляжного футболу вийшла у фінал III Європейських ігор</text:span>
</text:h>
      <text:p text:style-name="P4">
Authors: Ukrinform (Person)</text:p>
      <text:p text:style-name="P4">
Publisher: Укринформ (Organization)</text:p>
      <text:p text:style-name="P4">
Published Time: 2023-06-30T20:10:48+03:00</text:p>
      <text:p text:style-name="P4">
Modified Time: 2023-06-30T20:10:48+03:00</text:p>
      <text:p text:style-name="P4">
Description: Жіноча збірна України з пляжного футболу зіграє у вирішальному матчі Європейських ігор-2023. — Укрінформ.</text:p>
      <text:p text:style-name="P4">
Images: ['<text:a xlink:type="simple" xlink:href="https://static.ukrinform.com/photos/2023_06/thumb_files/630_360_1688144345-111.jpg" text:style-name="Internet_20_link" text:visited-style-name="Visited_20_Internet_20_Link">
630_360_16881...</text:a>
']</text:p>
      <text:p text:style-name="P4">
Tags: ['Жінки', 'пляжний футбол', 'Європейські ігри']</text:p>
      <text:p text:style-name="P4">
Type: Article</text:p>
      <!--METADATA-->
      <text:p text:style-name="P4">
<draw:frame draw:style-name="fr1" draw:name="Image203" text:anchor-type="as-char" svg:width="6.9236in" svg:height="3.956343in" draw:z-index="0">
<draw:image xlink:href="../Images/yкринформ/2023-06-30T20-10-48-03-00/630_360_1688144345-111.jpg" xlink:type="simple" xlink:show="embed" xlink:actuate="onLoad" draw:mime-type="image/jpeg"/>
</draw:frame>
 Жіночазбірна України з пляжного футболу зіграє у вирішальному матчі Європейськихігор-2023.</text:p>
      <text:p text:style-name="P4">
У півфіналі «синьо-жовті» переграли суперниць з Португалії - 3:1.</text:p>
      <text:p text:style-name="P4">
Перемогу підопічним Юрія Клименка принесли голи Ірини Дубицької, якавідзначилася на 4-й хвилині, Марії Тихонової (20) та Ірини Костюк (31).</text:p>
      <text:p text:style-name="P4">
<text:span text:style-name="T4">
Читайте також:</text:span>
 <text:a xlink:type="simple" xlink:href="https://www.ukrinform.ua/rubric-sports/3729297-ukraina-pidnalasa-na-sist-pozicij-u-rejtingu-fifa.html" text:style-name="Internet_20_link" text:visited-style-name="Visited_20_Internet_20_Link">
 Україна піднялася на шість позицій у рейтингу ФІФА</text:a>
</text:p>
      <text:p text:style-name="P4">
У фіналі 1 липня українки зустрінуться з переможницями іншого півфінальногопоєдинку Польща - Іспанія.</text:p>
      <text:p text:style-name="P4">
Фото: АПФУ.</text:p>
      <text:p text:style-name="P4">
Source: <text:a xlink:type="simple" xlink:href="https://www.ukrinform.ua/rubric-sports/3729971-zinoca-zbirna-ukraini-z-plaznogo-futbolu-vijsla-u-final-iii-evropejskih-igor.html" text:style-name="Internet_20_link" text:visited-style-name="Visited_20_Internet_20_Link">
https://www.ukrinform.ua/rubric-sports/3729971-zinoca-zbirna-ukraini-z-plaznogo-futbolu-vijsla-u-final-iii-evropejskih-igor.html</text:a>
</text:p>
      <!--NEWS-->
      <text:h text:style-name="P10" text:outline-level="1">
<text:span text:style-name="T4">
Cтрілянину в аеропорту Кишинева відкрив громадянин Таджикистану</text:span>
</text:h>
      <text:p text:style-name="P4">
Authors: Ukrinform (Person)</text:p>
      <text:p text:style-name="P4">
Publisher: Укринформ (Organization)</text:p>
      <text:p text:style-name="P4">
Published Time: 2023-06-30T20:12:55+03:00</text:p>
      <text:p text:style-name="P4">
Modified Time: 2023-06-30T20:12:55+03:00</text:p>
      <text:p text:style-name="P4">
Description: Нападником, який відкрив вогонь у Кишинівському аеропорту, виявився 43-річний громадянин Таджикистану, якому відмовили у в’їзді до Молдови. — Укрінформ.</text:p>
      <text:p text:style-name="P4">
Images: ['<text:a xlink:type="simple" xlink:href="https://static.ukrinform.com/photos/2023_06/thumb_files/630_360_1688141677-392.jpg" text:style-name="Internet_20_link" text:visited-style-name="Visited_20_Internet_20_Link">
630_360_16881...</text:a>
']</text:p>
      <text:p text:style-name="P4">
Tags: ['Аеропорт', 'Кишинів', 'Молдова', 'Стрілянина', 'Таджикистан']</text:p>
      <text:p text:style-name="P4">
Type: Article</text:p>
      <!--METADATA-->
      <text:p text:style-name="P4">
<draw:frame draw:style-name="fr1" draw:name="Image204" text:anchor-type="as-char" svg:width="6.9236in" svg:height="3.956343in" draw:z-index="0">
<draw:image xlink:href="../Images/yкринформ/2023-06-30T20-12-55-03-00/630_360_1688141677-392.jpg" xlink:type="simple" xlink:show="embed" xlink:actuate="onLoad" draw:mime-type="image/jpeg"/>
</draw:frame>
Нападником, який відкрив вогонь у Кишинівському аеропорту, виявився 43-річнийгромадянин Таджикистану, якому відмовили у в’їзді до Молдови.</text:p>
      <text:p text:style-name="P4">
Як передає Укрінформ, про це повідомляє  <text:a xlink:type="simple" xlink:href="https://newsmaker.md/rus/novosti/podrobnosti-o-strelke-ubivshem-dvuh-chelovek-v-kishinevskom-aeroportu/" text:style-name="Internet_20_link" text:visited-style-name="Visited_20_Internet_20_Link">
 NewsMaker</text:a>
 .</text:p>
      <text:p text:style-name="P4">
Стрільцем, який вбив у кишинівському аеропорту прикордонника та співробітникаохорони, виявився 43-річний громадянин Таджикистану, якому заборонили в'їзд доМолдови. Про це повідомив прем'єр-міністр країни Дорін Речан.</text:p>
      <text:p text:style-name="P4">
«43-річному громадянинові Таджикистану відмовили у в'їзді до Молдови зміркувань безпеки. Під час супроводу його в стерильну зону для оформленняпроцедури повернення в країну походження він застрелив зі <text:a xlink:type="simple" xlink:href="https://www.ukrinform.ua/tag-zbroa" text:style-name="Internet_20_link" text:visited-style-name="Visited_20_Internet_20_Link">
 зброї</text:a>
 , відібраної у співробітникаприкордонної поліції, прикордонника та співробітника служби безпеки аеропорту.Також він поранив пасажира, якому зараз надають медичну допомогу», - повідомивпрем'єр.</text:p>
      <text:p text:style-name="P4">
<text:span text:style-name="T4">
Читайте також:</text:span>
 <text:a xlink:type="simple" xlink:href="https://www.ukrinform.ua/rubric-society/3729951-mzs-ukraini-zasovue-ci-buli-ukrainci-na-misci-strilanini-v-aeroportu-kisineva.html" text:style-name="Internet_20_link" text:visited-style-name="Visited_20_Internet_20_Link">
 МЗС України з'ясовує, чи були українці на місцістрілянини в <text:span text:style-name="T4">
аеропорт</text:span>
 у Кишинева </text:a>
</text:p>
      <text:p text:style-name="P4">
Як повідомлялося, 30 червня  <text:a xlink:type="simple" xlink:href="https://www.ukrinform.ua/rubric-world/3729923-v-aeroportu-kisineva-pasazir-vidkriv-strilaninu.html" text:style-name="Internet_20_link" text:visited-style-name="Visited_20_Internet_20_Link">
 в Кишинівському аеропорту іноземець відкривстрілянину </text:a>
 , вбивши двох людей та поранившиодного пасажира. Поліції вдалося затримати стрільця. Він отримав поранення.Співробітники правоохоронних органів продовжать забезпечувати безпеку тагромадський порядок в аеропорту.</text:p>
      <text:p text:style-name="P4">
Як повідомила президент Майя Санду, іноземець, який відкрив стрілянину,застрелив працівника прикордонної поліції та співробітника служби безпекиаеропорту. Президент висловила співчуття рідним та близьким загиблих. Воназазначила, що держустанови приведено у стан підвищеної готовності, поліція таправоохоронні органи мобілізовані по всій країні.</text:p>
      <text:p text:style-name="P4">
_ Фото: NewsMaker  _</text:p>
      <text:p text:style-name="P4">
Source: <text:a xlink:type="simple" xlink:href="https://www.ukrinform.ua/rubric-world/3729972-ctrilaninu-v-aeroportu-kisineva-vidkriv-gromadanin-tadzikistanu.html" text:style-name="Internet_20_link" text:visited-style-name="Visited_20_Internet_20_Link">
https://www.ukrinform.ua/rubric-world/3729972-ctrilaninu-v-aeroportu-kisineva-vidkriv-gromadanin-tadzikistanu.html</text:a>
</text:p>
      <!--NEWS-->
      <text:h text:style-name="P10" text:outline-level="1">
<text:span text:style-name="T4">
Україна посилить співпрацю з міжнародними партнерами щодо артилерійських снарядів - Зеленський</text:span>
</text:h>
      <text:p text:style-name="P4">
Authors: Ukrinform (Person)</text:p>
      <text:p text:style-name="P4">
Publisher: Укринформ (Organization)</text:p>
      <text:p text:style-name="P4">
Published Time: 2023-06-30T20:17:00+03:00</text:p>
      <text:p text:style-name="P4">
Modified Time: 2023-06-30T20:17:00+03:00</text:p>
      <text:p text:style-name="P4">
Description: Україна посилюватиме співпрацю з міжнародними партнерами щодо артилерійських снарядів для українських військових.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Боєприпаси', 'Зеленський', 'Війна з Росією', 'Артилерія']</text:p>
      <text:p text:style-name="P4">
Type: Article</text:p>
      <!--METADATA-->
      <text:p text:style-name="P4">
<draw:frame draw:style-name="fr1" draw:name="Image205" text:anchor-type="as-char" svg:width="6.9236in" svg:height="3.956343in" draw:z-index="0">
<draw:image xlink:href="../Images/yкринформ/2023-06-30T20-17-00-03-00/630_360_1685119271-129.jpeg" xlink:type="simple" xlink:show="embed" xlink:actuate="onLoad" draw:mime-type="image/jpeg"/>
</draw:frame>
 Українапосилюватиме співпрацю з міжнародними партнерами щодо артилерійських снарядівдля українських військових.</text:p>
      <text:p text:style-name="P4">
Про це сказав Президент Володимир Зеленський у своєму  <text:a xlink:type="simple" xlink:href="https://t.me/V_Zelenskiy_official/6788" text:style-name="Internet_20_link" text:visited-style-name="Visited_20_Internet_20_Link">
 зверненні</text:a>
 , передає Укрінформ.</text:p>
      <text:p text:style-name="P4">
"Розглянули на Ставці постачання боєприпасів для артилерії. Для Сходу, дляПівдня. І хоч вже на максимумі наша робота з партнерами заради снарядів дляукраїнських воїнів, зробимо її ще активнішою. Посилення нашої <text:a xlink:type="simple" xlink:href="https://www.ukrinform.ua/tag-artileria" text:style-name="Internet_20_link" text:visited-style-name="Visited_20_Internet_20_Link">
 артилерії</text:a>
 очевидно пріоритет, і всіміжнародники отримали сьогодні додаткові завдання", - сказав Президент.</text:p>
      <text:p text:style-name="P4">
<text:span text:style-name="T4">
Читайте також:</text:span>
 <text:a xlink:type="simple" xlink:href="https://www.ukrinform.ua/rubric-ato/3729618-u-ssa-rozgladaut-mozlivist-peredaci-ukraini-kasetnih-snaradiv-zmi.html" text:style-name="Internet_20_link" text:visited-style-name="Visited_20_Internet_20_Link">
 У США розглядають можливість передачі Україні касетних<text:span text:style-name="T4">
снаряд</text:span>
 ів – ЗМІ </text:a>
</text:p>
      <text:p text:style-name="P4">
Він зазначив, що за сьогодні маємо просування вперед наших військ на всіхнапрямках активних дій.</text:p>
      <text:p text:style-name="P4">
Як повідомлялося, Президент Володимир  <text:a xlink:type="simple" xlink:href="https://www.ukrinform.ua/rubric-ato/3729817-na-stavci-dorucili-posiliti-zahist-na-pivnicnomu-napramku-zelenskij.html" text:style-name="Internet_20_link" text:visited-style-name="Visited_20_Internet_20_Link">
 Зеленський провів чергове засіданняСтавки </text:a>
 Верховногоголовнокомандувача щодо ситуації на фронті та загроз з боку Білорусі.</text:p>
      <text:p text:style-name="P4">
Source: <text:a xlink:type="simple" xlink:href="https://www.ukrinform.ua/rubric-ato/3729974-ukraina-posilit-spivpracu-z-miznarodnimi-partnerami-sodo-artilerijskih-snaradiv-zelenskij.html" text:style-name="Internet_20_link" text:visited-style-name="Visited_20_Internet_20_Link">
https://www.ukrinform.ua/rubric-ato/3729974-ukraina-posilit-spivpracu-z-miznarodnimi-partnerami-sodo-artilerijskih-snaradiv-zelenskij.html</text:a>
</text:p>
      <!--NEWS-->
      <text:h text:style-name="P10" text:outline-level="1">
<text:span text:style-name="T4">
На Херсонщині російські військові підриваються на своїх мінах, які встановила попередня ротація</text:span>
</text:h>
      <text:p text:style-name="P4">
Authors: Ukrinform (Person)</text:p>
      <text:p text:style-name="P4">
Publisher: Укринформ (Organization)</text:p>
      <text:p text:style-name="P4">
Published Time: 2023-06-30T20:23:59+03:00</text:p>
      <text:p text:style-name="P4">
Modified Time: 2023-06-30T20:23:59+03:00</text:p>
      <text:p text:style-name="P4">
Description: У Сергіївці Херсонської області з 15 червня по теперішній час у одному з підрозділів 5-ї армії східного воєнного округу на мінах, які були встановлені попередньою ротацією, підірвалося до 10 військовослужбовців Росії. — Укрінформ.</text:p>
      <text:p text:style-name="P4">
Images: ['<text:a xlink:type="simple" xlink:href="https://static.ukrinform.com/photos/2023_01/thumb_files/630_360_1673620105-978.jpeg" text:style-name="Internet_20_link" text:visited-style-name="Visited_20_Internet_20_Link">
630_360_16736...</text:a>
']</text:p>
      <text:p text:style-name="P4">
Tags: ['Генштаб', 'Херсонщина', 'Мінування', 'Російські військові', 'Війна з Росією']</text:p>
      <text:p text:style-name="P4">
Type: Article</text:p>
      <!--METADATA-->
      <text:p text:style-name="P4">
<draw:frame draw:style-name="fr1" draw:name="Image206" text:anchor-type="as-char" svg:width="6.9236in" svg:height="3.956343in" draw:z-index="0">
<draw:image xlink:href="../Images/yкринформ/2023-06-30T20-23-59-03-00/630_360_1673620105-978.jpeg" xlink:type="simple" xlink:show="embed" xlink:actuate="onLoad" draw:mime-type="image/jpeg"/>
</draw:frame>
 УСергіївці Херсонської області з 15 червня по теперішній час у одному зпідрозділів 5-ї армії східного воєнного округу на мінах, які були встановленіпопередньою ротацією, підірвалося до 10 військовослужбовців Росії.</text:p>
      <text:p text:style-name="P4">
Про це поінформувала пресслужба Генерального штабу ЗС України у <text:a xlink:type="simple" xlink:href="https://www.facebook.com/GeneralStaff.ua/posts/pfbid02Z5gPgJTa4ae3pe1AAce7bPe573v3e4b5zA14Vbfh3aXCgGcCgKgZG2qJXHhyZJ6Rl" text:style-name="Internet_20_link" text:visited-style-name="Visited_20_Internet_20_Link">
 Фейсбуці</text:a>
, оприлюднивши оперативну інформацію станом на 18.00 30 червня 2023 року щодоросійського вторгнення, передає Укрінформ.</text:p>
      <text:p text:style-name="P4">
“Російські окупаційні війська продовжують вбивати один одного на полі бою.Так, в населеному пункті Сергіївка Херсонської області, після проведеннячергової ротації на позиціях, з 15 червня по теперішній час в одному зпідрозділів 5-ї армії східного воєнного округу підірвалося до 10військовослужбовців противника на мінах, які встановлені попередньоюротацією”, - йдеться у повідомленні.</text:p>
      <text:p text:style-name="P4">
<text:span text:style-name="T4">
Читайте також:</text:span>
 <text:a xlink:type="simple" xlink:href="https://www.ukrinform.ua/rubric-ato/3729955-na-shodi-jdut-vazki-boi-na-pivdni-vorog-namagaetsa-zupiniti-prosuvanna-sil-oboroni.html" text:style-name="Internet_20_link" text:visited-style-name="Visited_20_Internet_20_Link">
 На сході йдуть важкі бої, на півдні ворог намагаєтьсязупинити просування Сил оборони </text:a>
</text:p>
      <text:p text:style-name="P4">
За даними Генштабу, росіяни продовжують мародерство та використання цивільноїмедичної інфраструктури тимчасово окупованих населених пунктів для наданнямеддопомоги своїм пораненим військовослужбовцям.</text:p>
      <text:p text:style-name="P4">
“У населеному пункті Новопсков Луганської області <text:a xlink:type="simple" xlink:href="https://www.ukrinform.ua/tag-rosijski-vijskovi" text:style-name="Internet_20_link" text:visited-style-name="Visited_20_Internet_20_Link">
 російськівійськовослужбовці </text:a>
завантажили меблі з пологового будинку на військові автомобілі та вивезли уневідомому напрямку, а саму територію пологового будинку загарбникиоблаштовують під польовий шпиталь”, - зазначається у повідомленні.</text:p>
      <text:p text:style-name="P4">
<text:span text:style-name="T4">
Читайте також:</text:span>
 <text:a xlink:type="simple" xlink:href="https://www.ukrinform.ua/rubric-ato/3729968-vijskovi-za-dobu-znisili-sist-rajoniv-zoseredzenna-voroga-ta-stanciu-reb.html" text:style-name="Internet_20_link" text:visited-style-name="Visited_20_Internet_20_Link">
 Військові за добу <text:span text:style-name="T4">
знищи</text:span>
 ли шість районів зосередженняворога та станцію РЕБ </text:a>
</text:p>
      <text:p text:style-name="P4">
Як повідомлялося, у Покровському Запорізької області інженерні підрозділиросійських військ мінують приватні земельні ділянки місцевих жителів, яківиїхали на підконтрольну Україні територію.</text:p>
      <text:p text:style-name="P4">
Source: <text:a xlink:type="simple" xlink:href="https://www.ukrinform.ua/rubric-ato/3729977-na-hersonsini-rosijski-vijskovi-pidrivautsa-na-svoih-minah-aki-vstanovila-poperedna-rotacia.html" text:style-name="Internet_20_link" text:visited-style-name="Visited_20_Internet_20_Link">
https://www.ukrinform.ua/rubric-ato/3729977-na-hersonsini-rosijski-vijskovi-pidrivautsa-na-svoih-minah-aki-vstanovila-poperedna-rotacia.html</text:a>
</text:p>
      <!--NEWS-->
      <text:h text:style-name="P10" text:outline-level="1">
<text:span text:style-name="T4">
В Україні з'явився другий авторизований економічний оператор - Держмитслужба</text:span>
</text:h>
      <text:p text:style-name="P4">
Authors: Ukrinform (Person)</text:p>
      <text:p text:style-name="P4">
Publisher: Укринформ (Organization)</text:p>
      <text:p text:style-name="P4">
Published Time: 2023-06-30T20:37:00+03:00</text:p>
      <text:p text:style-name="P4">
Modified Time: 2023-06-30T20:37:00+03:00</text:p>
      <text:p text:style-name="P4">
Description: Компанія «Епіцентр К» отримала статус авторизованого економічного оператора (АЕО). — Укрінформ.</text:p>
      <text:p text:style-name="P4">
Images: ['<text:a xlink:type="simple" xlink:href="https://static.ukrinform.com/photos/2020_11/thumb_files/630_360_1605169802-760.jpg" text:style-name="Internet_20_link" text:visited-style-name="Visited_20_Internet_20_Link">
630_360_16051...</text:a>
']</text:p>
      <text:p text:style-name="P4">
Tags: ['Мито', 'Транзит', 'Епіцентр', 'Митний кодекс']</text:p>
      <text:p text:style-name="P4">
Type: Article</text:p>
      <!--METADATA-->
      <text:p text:style-name="P4">
<draw:frame draw:style-name="fr1" draw:name="Image207" text:anchor-type="as-char" svg:width="6.9236in" svg:height="3.956343in" draw:z-index="0">
<draw:image xlink:href="../Images/yкринформ/2023-06-30T20-37-00-03-00/630_360_1605169802-760.jpg" xlink:type="simple" xlink:show="embed" xlink:actuate="onLoad" draw:mime-type="image/jpeg"/>
</draw:frame>
 Компанія«Епіцентр К» отримала статус авторизованого економічного оператора (АЕО).</text:p>
      <text:p text:style-name="P4">
Як передає Укрінформ, про це повідомляє Держмитслужба у <text:a xlink:type="simple" xlink:href="https://www.facebook.com/UkraineCustoms/posts/pfbid02Egv4SeD1kPkbbrjz8gsvG4AWM9UPbHUSXSWPFzspqb38KSHvatAYr9bcJc3FrQR3l" text:style-name="Internet_20_link" text:visited-style-name="Visited_20_Internet_20_Link">
 Фейсбуці.</text:a>
</text:p>
      <text:p text:style-name="P4">
"Епіцентр К - друге підприємство в Україні, яке отримало статус авторизованогоекономічного оператора", - йдеться в повідомленні.</text:p>
      <text:p text:style-name="P4">
У Держмитслужбі зазначають, що наявність статусу АЕО надає підприємствуможливість пріоритетного та більш швидкого доступу до спрощень, передбаченихяк Митним кодексом України, так і Конвенцією про процедуру спільного <text:a xlink:type="simple" xlink:href="https://www.ukrinform.ua/tag-tranzit" text:style-name="Internet_20_link" text:visited-style-name="Visited_20_Internet_20_Link">
транзиту </text:a>
 .</text:p>
      <text:p text:style-name="P4">
Відтепер компанія має ряд переваг, зокрема це виконання митних формальностейщодо товарів в першочерговому порядку, зменшення автоматизованою системоюуправління ризиками форм та обсягів митного контролю щодо товарівпідприємства.</text:p>
      <text:p text:style-name="P4">
<text:span text:style-name="T4">
Читайте також:</text:span>
 <text:a xlink:type="simple" xlink:href="https://www.ukrinform.ua/rubric-society/3723712-urad-shvaliv-zmini-do-mitnogo-kodeksu-sodo-sprosenna-peremisenna-vantaziv-zsu.html" text:style-name="Internet_20_link" text:visited-style-name="Visited_20_Internet_20_Link">
 Уряд схвалив зміни до Митного кодексу щодо спрощенняпереміщення вантажів ЗСУ </text:a>
</text:p>
      <text:p text:style-name="P4">
У Держмитслужбі звертають увагу підприємств, які планують отримати авторизаціюАЕО, що у жовтні 2022 року внесено зміни до Митного кодексу України, якимизокрема: усунуто обмеження щодо підприємств, які можуть претендувати на статусАЕО, в залежності від їх ролі у міжнародному ланцюзі постачання, виключеноположення щодо встановлення мінімального строку проведення митними органамиоцінки відповідності підприємства, а також кількості одночасно поданих заявпро надання авторизації, що можуть бути на розгляді у митних органах. Такожпередбачено можливість врахування для цілей оцінки відповідності наявних упідприємства авторизацій та суттєво зменшено на період дії воєнного станукоефіцієнти платоспроможності та ліквідності платоспроможності.</text:p>
      <text:p text:style-name="P4">
Нині на розгляді Держмитслужби на різних етапах знаходяться 14 заяв пронадання авторизацій АЕО.</text:p>
      <text:p text:style-name="P4">
<text:span text:style-name="T4">
Читайте також:</text:span>
 <text:a xlink:type="simple" xlink:href="https://www.ukrinform.ua/rubric-economy/3710483-tovaroobig-nablizivsa-do-34-milardiv-z-akimi-krainami-i-cim-torgue-ukraina.html" text:style-name="Internet_20_link" text:visited-style-name="Visited_20_Internet_20_Link">
 <text:span text:style-name="T4">
Товарообіг</text:span>
 наблизився до $34 мільярдів: з якимикраїнами і чим торгує Україна </text:a>
</text:p>
      <text:p text:style-name="P4">
Державна митна служба України в рамках виконання зобов’язань, передбаченихУгодою про асоціацію з ЄС, продовжує роботу із впровадження програми АЕО тазакликає субʼєктів зовнішньоекономічної діяльності подавати заявки наавторизацію.</text:p>
      <text:p text:style-name="P4">
Як повідомлялось, у березні 2021 року першим підприємством, яке отрималоавторизацію АЕО, стало публічне акціонерне товариство «Джей Ті ІнтернешнлУкраїна» (м. Кременчук).</text:p>
      <text:p text:style-name="P4">
Source: <text:a xlink:type="simple" xlink:href="https://www.ukrinform.ua/rubric-economy/3729984-v-ukraini-zavivsa-drugij-avtorizovanij-ekonomicnij-operator-derzmitsluzba.html" text:style-name="Internet_20_link" text:visited-style-name="Visited_20_Internet_20_Link">
https://www.ukrinform.ua/rubric-economy/3729984-v-ukraini-zavivsa-drugij-avtorizovanij-ekonomicnij-operator-derzmitsluzba.html</text:a>
</text:p>
      <!--NEWS-->
      <text:h text:style-name="P10" text:outline-level="1">
<text:span text:style-name="T4">
Зеленський анонсував надзвичайно важливі тижні в зовнішній політиці</text:span>
</text:h>
      <text:p text:style-name="P4">
Authors: Ukrinform (Person)</text:p>
      <text:p text:style-name="P4">
Publisher: Укринформ (Organization)</text:p>
      <text:p text:style-name="P4">
Published Time: 2023-06-30T20:38:00+03:00</text:p>
      <text:p text:style-name="P4">
Modified Time: 2023-06-30T20:38:00+03:00</text:p>
      <text:p text:style-name="P4">
Description: Президент Володимир Зеленський анонсував, що наступні тижні будуть активними для України в сфері зовнішньої політики. — Укрінформ.</text:p>
      <text:p text:style-name="P4">
Images: ['<text:a xlink:type="simple" xlink:href="https://static.ukrinform.com/photos/2023_06/thumb_files/630_360_1687943415-494.jpeg" text:style-name="Internet_20_link" text:visited-style-name="Visited_20_Internet_20_Link">
630_360_16879...</text:a>
']</text:p>
      <text:p text:style-name="P4">
Tags: ['Президент', 'Політика', 'Зеленський']</text:p>
      <text:p text:style-name="P4">
Type: Article</text:p>
      <!--METADATA-->
      <text:p text:style-name="P4">
<draw:frame draw:style-name="fr1" draw:name="Image208" text:anchor-type="as-char" svg:width="6.9236in" svg:height="3.956343in" draw:z-index="0">
<draw:image xlink:href="../Images/yкринформ/2023-06-30T20-38-00-03-00/630_360_1687943415-494.jpeg" xlink:type="simple" xlink:show="embed" xlink:actuate="onLoad" draw:mime-type="image/jpeg"/>
</draw:frame>
 ПрезидентВолодимир Зеленський анонсував, що наступні тижні будуть активними для Українив сфері зовнішньої політики.</text:p>
      <text:p text:style-name="P4">
Про це Зеленський сказав у своєму  <text:a xlink:type="simple" xlink:href="https://t.me/V_Zelenskiy_official/6788" text:style-name="Internet_20_link" text:visited-style-name="Visited_20_Internet_20_Link">
 зверненні</text:a>
 , передає Укрінформ.</text:p>
      <text:p text:style-name="P4">
"Провів сьогодні й кілька змістовних підготовчих нарад – як щодо внутрішньогоконтексту в нашій державі, відповідних внутрішніх заходів, так і щодоміжнародних заходів. Починається надзвичайно важливий період зовнішньоїполітики. Це робота заради розширення миру через розширення наших безпековихможливостей, наших альянсів і співпраці", - сказав Президент.</text:p>
      <text:p text:style-name="P4">
<text:span text:style-name="T4">
Читайте також:</text:span>
 <text:a xlink:type="simple" xlink:href="https://www.ukrinform.ua/rubric-ato/3729974-ukraina-posilit-spivpracu-z-miznarodnimi-partnerami-sodo-artilerijskih-snaradiv-zelenskij.html" text:style-name="Internet_20_link" text:visited-style-name="Visited_20_Internet_20_Link">
 Україна посилить співпрацю з <text:span text:style-name="T4">
міжнародн</text:span>
 ими партнерамищодо артилерійських снарядів - Зеленський </text:a>
</text:p>
      <text:p text:style-name="P4">
Він наголосив, що наступні тижні будуть надзвичайно активними, і позиції нашоїдержави чітко визначені. За його словами, "українські посадовці знають, щоробити".</text:p>
      <text:p text:style-name="P4">
Як повідомлялося, Володимир  <text:a xlink:type="simple" xlink:href="https://www.ukrinform.ua/rubric-vidbudova/3729961-modulni-budinki-ta-socialne-zitlo-zelenskij-podakuvav-vlasniku-wasatch-group-za-dopomogu-ukraini.html" text:style-name="Internet_20_link" text:visited-style-name="Visited_20_Internet_20_Link">
 Зеленський зустрівся з американськимбізнесменом </text:a>
 і меценатом, засновником і виконавчим директоромWasatch Group Деллом Лоєм Хансеном.</text:p>
      <text:p text:style-name="P4">
Фото: Офіс Президента</text:p>
      <text:p text:style-name="P4">
Source: <text:a xlink:type="simple" xlink:href="https://www.ukrinform.ua/rubric-polytics/3729981-zelenskij-anonsuvav-nadzvicajno-aktivni-tizni-v-zovnisnij-politici.html" text:style-name="Internet_20_link" text:visited-style-name="Visited_20_Internet_20_Link">
https://www.ukrinform.ua/rubric-polytics/3729981-zelenskij-anonsuvav-nadzvicajno-aktivni-tizni-v-zovnisnij-politici.html</text:a>
</text:p>
      <!--NEWS-->
      <text:h text:style-name="P10" text:outline-level="1">
<text:span text:style-name="T4">
Українки поступилися баскетболісткам Болгарії на старті Євро-2023 (U18)</text:span>
</text:h>
      <text:p text:style-name="P4">
Authors: Ukrinform (Person)</text:p>
      <text:p text:style-name="P4">
Publisher: Укринформ (Organization)</text:p>
      <text:p text:style-name="P4">
Published Time: 2023-06-30T20:48:00+03:00</text:p>
      <text:p text:style-name="P4">
Modified Time: 2023-06-30T20:48:00+03:00</text:p>
      <text:p text:style-name="P4">
Description: У стартовому матчі групового турніру юніорського чемпіонату Європи з баскетболу (гравці до 18-ти років) дівоча збірна України програла команді Болгарії. — Укрінформ.</text:p>
      <text:p text:style-name="P4">
Images: ['<text:a xlink:type="simple" xlink:href="https://static.ukrinform.com/photos/2023_06/thumb_files/630_360_1688147248-907.jpg" text:style-name="Internet_20_link" text:visited-style-name="Visited_20_Internet_20_Link">
630_360_16881...</text:a>
']</text:p>
      <text:p text:style-name="P4">
Tags: ['Баскетбол']</text:p>
      <text:p text:style-name="P4">
Type: Article</text:p>
      <!--METADATA-->
      <text:p text:style-name="P4">
<draw:frame draw:style-name="fr1" draw:name="Image209" text:anchor-type="as-char" svg:width="6.9236in" svg:height="3.956343in" draw:z-index="0">
<draw:image xlink:href="../Images/yкринформ/2023-06-30T20-48-00-03-00/630_360_1688147248-907.jpg" xlink:type="simple" xlink:show="embed" xlink:actuate="onLoad" draw:mime-type="image/jpeg"/>
</draw:frame>
 Устартовому матчі групового турніру юніорського чемпіонату Європи з баскетболу(гравці до 18-ти років) дівоча збірна України програла команді Болгарії.</text:p>
      <text:p text:style-name="P4">
Поєдинок у Софії завершився на користь господарок Євробаскету-2023 з рахунком67:54 (19:6, 13:12, 28:18, 7:18), передає Укрінформ.</text:p>
      <text:p text:style-name="P4">
Наступний матч у Дивізіоні В українки проведуть 1 липня проти збірної Швеції.</text:p>
      <text:p text:style-name="P4">
На груповому етапі Євро-2023 збірна України (U18) також зіграє протиСловаччини та Естонії.</text:p>
      <text:p text:style-name="P4">
<text:span text:style-name="T4">
Читайте також:</text:span>
 <text:a xlink:type="simple" xlink:href="https://www.ukrinform.ua/rubric-sports/3729487-prometej-predstavlatime-ukrainu-v-basketbolnomu-evrokubku.html" text:style-name="Internet_20_link" text:visited-style-name="Visited_20_Internet_20_Link">
 «Прометей» представлятиме Україну в <text:span text:style-name="T4">
баскетбол</text:span>
 ьномуЄврокубку </text:a>
</text:p>
      <text:p text:style-name="P4">
До плей-офф вийдуть дві найкращі команди з групи, а три найкращі збірнічемпіонату Європи стануть володарями путівок до Дивізіону А.</text:p>
      <text:p text:style-name="P4">
Фото: ФБУ.</text:p>
      <text:p text:style-name="P4">
Source: <text:a xlink:type="simple" xlink:href="https://www.ukrinform.ua/rubric-sports/3729986-ukrainki-postupilisa-basketbolistkam-bolgarii-na-starti-evro2023-u18.html" text:style-name="Internet_20_link" text:visited-style-name="Visited_20_Internet_20_Link">
https://www.ukrinform.ua/rubric-sports/3729986-ukrainki-postupilisa-basketbolistkam-bolgarii-na-starti-evro2023-u18.html</text:a>
</text:p>
      <!--NEWS-->
      <text:h text:style-name="P10" text:outline-level="1">
<text:span text:style-name="T4">
Хоч бери і стріляйся: російські військові в Україні ниють і хочуть померти</text:span>
</text:h>
      <text:p text:style-name="P4">
Authors: Ukrinform (Person)</text:p>
      <text:p text:style-name="P4">
Publisher: Укринформ (Organization)</text:p>
      <text:p text:style-name="P4">
Published Time: 2023-06-30T20:50:00+03:00</text:p>
      <text:p text:style-name="P4">
Modified Time: 2023-06-30T20:50:00+03:00</text:p>
      <text:p text:style-name="P4">
Description: Російські військовослужбовці в Україні перебувають у важких умовах та висловлюють бажання померти або поранити себе.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Перехоплення', 'Розвідка', 'Російські військові', 'Війна з Росією']</text:p>
      <text:p text:style-name="P4">
Type: Article</text:p>
      <!--METADATA-->
      <text:p text:style-name="P4">
<draw:frame draw:style-name="fr1" draw:name="Image210" text:anchor-type="as-char" svg:width="6.9236in" svg:height="3.956343in" draw:z-index="0">
<draw:image xlink:href="../Images/yкринформ/2023-06-30T20-50-00-03-00/630_360_1668461240-442.jpg" xlink:type="simple" xlink:show="embed" xlink:actuate="onLoad" draw:mime-type="image/jpeg"/>
</draw:frame>
 Російськівійськовослужбовці в Україні перебувають у важких умовах та висловлюютьбажання померти або поранити себе.</text:p>
      <text:p text:style-name="P4">
Про це йдеться у розмові російського військовослужбовця із знайомою,аудіозапис якої оприлюднила у  <text:a xlink:type="simple" xlink:href="https://t.me/DIUkraine/2504" text:style-name="Internet_20_link" text:visited-style-name="Visited_20_Internet_20_Link">
 Телеграмі </text:a>
пресслужба Головного управління розвідки Міністерства оборони України, передаєУкрінформ.</text:p>
      <text:p text:style-name="P4">
“Нервів не вистачає, застрельте (мене — ред.), я хоч відмучаюся”, - сказавросіянин.</text:p>
      <text:p text:style-name="P4">
Жінка зі свого боку висловила схвилювання цими його словами.</text:p>
      <text:p text:style-name="P4">
“Все набридло. Пішки ходити, дуби ці тягати. Там дуби по 6 метрів. Сосна, вонатовста, неможливо підняти. Кожен божий день ця (складна — ред.) робота. Копай,копай, тягай... Кожен раз все новий і новий (керівник - ред.) приходить, щепальці віялом крутить. Як він назвав (нас — ред.)... коротше, що ми з села. А!Скот... і там образили з ніг до голови, ми — ніхто”, - заявив військовий РФ.</text:p>
      <text:p text:style-name="P4">
<text:span text:style-name="T4">
Читайте також:</text:span>
 <text:a xlink:type="simple" xlink:href="https://www.ukrinform.ua/rubric-ato/3729899-zsu-prodovzuut-tisnuti-na-rosijskih-zagarbnikiv-na-pivdni-gumenuk.html" text:style-name="Internet_20_link" text:visited-style-name="Visited_20_Internet_20_Link">
 <text:span text:style-name="T4">
ЗСУ</text:span>
 <text:span text:style-name="T4">
продовжують</text:span>
 <text:span text:style-name="T4">
тиснути</text:span>
 на <text:span text:style-name="T4">
російських</text:span>
<text:span text:style-name="T4">
загарбників</text:span>
 на <text:span text:style-name="T4">
півдні</text:span>
 – <text:span text:style-name="T4">
Гуменюк</text:span>
 </text:a>
</text:p>
      <text:p text:style-name="P4">
За його словами, “тут мужики вже плачуть”.</text:p>
      <text:p text:style-name="P4">
“Хоч бери і стріляйся. Тут 300-х мішками вивозять; зашили, побув трохи вдома і(приїхав - ред.) назад. Ми вчора збиралися 300-титися. Все, нерви здаютьвзагалі”, - сказав він.</text:p>
      <text:p text:style-name="P4">
Відео: <text:a xlink:type="simple" xlink:href="https://www.youtube.com/watch" text:style-name="Internet_20_link" text:visited-style-name="Visited_20_Internet_20_Link">
 Головне управління розвідки МО України</text:a>
</text:p>
      <text:p text:style-name="P4">
У ГУР запевняють, що за кожен <text:a xlink:type="simple" xlink:href="https://www.ukrinform.ua/tag-vijskovi-zlocini" text:style-name="Internet_20_link" text:visited-style-name="Visited_20_Internet_20_Link">
 воєнний злочин </text:a>
 , здійснений проти України, буде справедлива відплата.</text:p>
      <text:p text:style-name="P4">
Як повідомлялося, 20 червня у ГУР заявили, що військовослужбовцям Росії  <text:a xlink:type="simple" xlink:href="https://www.ukrinform.ua/rubric-ato/3725526-vijskovosluzbovcam-rf-ne-daut-informacii-pro-vtrati-v-ukraini-perehoplenna.html" text:style-name="Internet_20_link" text:visited-style-name="Visited_20_Internet_20_Link">
 некажуть про реальні втрати </text:a>
 їхніх військ в Україні, хоча вони і самі усвідомлюють, щоці втрати дуже великі.</text:p>
      <text:p text:style-name="P4">
Source: <text:a xlink:type="simple" xlink:href="https://www.ukrinform.ua/rubric-ato/3729987-hoc-beri-i-strilajsa-rosijski-vijskovi-v-ukraini-niut-i-hocut-pomerti.html" text:style-name="Internet_20_link" text:visited-style-name="Visited_20_Internet_20_Link">
https://www.ukrinform.ua/rubric-ato/3729987-hoc-beri-i-strilajsa-rosijski-vijskovi-v-ukraini-niut-i-hocut-pomerti.html</text:a>
</text:p>
      <!--NEWS-->
      <text:h text:style-name="P10" text:outline-level="1">
<text:span text:style-name="T4">
В Ірпені розпочали масштабний проєкт із заміни вікон у пошкоджених будинках</text:span>
</text:h>
      <text:p text:style-name="P4">
Authors: Ukrinform (Person)</text:p>
      <text:p text:style-name="P4">
Publisher: Укринформ (Organization)</text:p>
      <text:p text:style-name="P4">
Published Time: 2023-06-30T21:01:00+03:00</text:p>
      <text:p text:style-name="P4">
Modified Time: 2023-06-30T21:01:00+03:00</text:p>
      <text:p text:style-name="P4">
Description: В Ірпені стартував масштабний проєкт із заміни вікон у будинках міста, які постраждали внаслідок повномасштабного вторгнення. — Укрінформ.</text:p>
      <text:p text:style-name="P4">
Images: ['<text:a xlink:type="simple" xlink:href="https://static.ukrinform.com/photos/2023_06/thumb_files/630_360_1688148171-3639.jpeg" text:style-name="Internet_20_link" text:visited-style-name="Visited_20_Internet_20_Link">
630_360_16881...</text:a>
']</text:p>
      <text:p text:style-name="P4">
Tags: ['Будинок', 'Ірпінь', 'Київщина', 'Війна з Росією', 'Відбудова']</text:p>
      <text:p text:style-name="P4">
Type: Article</text:p>
      <!--METADATA-->
      <text:p text:style-name="P4">
<draw:frame draw:style-name="fr1" draw:name="Image211" text:anchor-type="as-char" svg:width="6.9236in" svg:height="3.956343in" draw:z-index="0">
<draw:image xlink:href="../Images/yкринформ/2023-06-30T21-01-00-03-00/630_360_1688148171-3639.jpeg" xlink:type="simple" xlink:show="embed" xlink:actuate="onLoad" draw:mime-type="image/jpeg"/>
</draw:frame>
 В Ірпеністартував масштабний проєкт із заміни вікон у будинках міста, які постраждаливнаслідок повномасштабного вторгнення.</text:p>
      <text:p text:style-name="P4">
Про це у <text:a xlink:type="simple" xlink:href="https://www.facebook.com/100091315017222/posts/pfbid01QL5Qc4JmM4QiHzLGFFHPxuETyQ6NxcEoThy1cUWMXkzXoXGrsFHXjn3sLRikDDvl/" text:style-name="Internet_20_link" text:visited-style-name="Visited_20_Internet_20_Link">
 Фейсбуці</text:a>
повідомив голова Київської обласної військової адміністрації Руслан Кравченко,передає Укрінформ.</text:p>
      <text:p text:style-name="P4">
“В Ірпені стартував масштабний проєкт із заміни вікон у будинках міста, якіпостраждали в результаті повномасштабного вторгнення. Йдеться про монтаж майжеу 300 приватних будинках та на 141 багатоповерховому об'єкті”, - зазначивКравченко.</text:p>
      <text:p text:style-name="P4">
</text:p>
      <text:p text:style-name="P4">
<text:a xlink:type="simple" xlink:href="https://static.ukrinform.com/photos/2023_06/1688148170-4029.jpeg" text:style-name="Internet_20_link" text:visited-style-name="Visited_20_Internet_20_Link">
 </text:a>
 <text:a xlink:type="simple" xlink:href="https://static.ukrinform.com/photos/2023_06/1688148170-9961.jpeg" text:style-name="Internet_20_link" text:visited-style-name="Visited_20_Internet_20_Link">
</text:a>
 <text:a xlink:type="simple" xlink:href="https://static.ukrinform.com/photos/2023_06/1688148171-3092.jpeg" text:style-name="Internet_20_link" text:visited-style-name="Visited_20_Internet_20_Link">
</text:a>
 <text:a xlink:type="simple" xlink:href="https://static.ukrinform.com/photos/2023_06/1688148171-7511.jpeg" text:style-name="Internet_20_link" text:visited-style-name="Visited_20_Internet_20_Link">
</text:a>
 <text:a xlink:type="simple" xlink:href="https://static.ukrinform.com/photos/2023_06/1688148171-7514.jpeg" text:style-name="Internet_20_link" text:visited-style-name="Visited_20_Internet_20_Link">
</text:a>
 <text:a xlink:type="simple" xlink:href="https://static.ukrinform.com/photos/2023_06/1688148171-3639.jpeg" text:style-name="Internet_20_link" text:visited-style-name="Visited_20_Internet_20_Link">
<draw:frame draw:style-name="fr1" draw:name="Image218" text:anchor-type="as-char" svg:width="6.9236in" svg:height="3.956343in" draw:z-index="0">
<draw:image xlink:href="../Images/yкринформ/2023-06-30T21-01-00-03-00/630_360_1688148171-3639.jpeg" xlink:type="simple" xlink:show="embed" xlink:actuate="onLoad" draw:mime-type="image/jpeg"/>
</draw:frame>
</text:a>
 <text:a xlink:type="simple" xlink:href="https://static.ukrinform.com/photos/2023_06/1688148171-3244.jpeg" text:style-name="Internet_20_link" text:visited-style-name="Visited_20_Internet_20_Link">
</text:a>
 <text:a xlink:type="simple" xlink:href="https://static.ukrinform.com/photos/2023_06/1688148171-8355.jpeg" text:style-name="Internet_20_link" text:visited-style-name="Visited_20_Internet_20_Link">
</text:a>
 <text:a xlink:type="simple" xlink:href="https://static.ukrinform.com/photos/2023_06/1688148172-5369.jpeg" text:style-name="Internet_20_link" text:visited-style-name="Visited_20_Internet_20_Link">
</text:a>
 <text:a xlink:type="simple" xlink:href="https://static.ukrinform.com/photos/2023_06/1688148172-4514.jpeg" text:style-name="Internet_20_link" text:visited-style-name="Visited_20_Internet_20_Link">
</text:a>
</text:p>
      <text:p text:style-name="P4">
Він зауважив, що завдяки підтримці некомерційної організації GlobalEmpowerment Mission (GEM) у партнерстві з Фондом Говарда Г. Баффетта (HGBF)вікна будуть замінені фактично на всіх об’єктах Ірпеня, де є потреба.</text:p>
      <text:p text:style-name="P4">
</text:p>
      <text:p text:style-name="P4">
За його словами, КОВА ще наприкінці травня домовилась із засновником GEMМайком Каппоні, що <text:a xlink:type="simple" xlink:href="https://www.ukrinform.ua/tag-kiivsina" text:style-name="Internet_20_link" text:visited-style-name="Visited_20_Internet_20_Link">
 Київщина </text:a>
 отримаєвікна на суму 1 млн дол. США.</text:p>
      <text:p text:style-name="P4">
“Розуміємо, що деякі мешканці міста одразу після деокупації зробили цевласними силами. Але багато хто не має коштів, оскільки масштаби руйнуваньчималі”, - підкреслив Кравченко.</text:p>
      <text:p text:style-name="P4">
 <text:span text:style-name="T4">
Читайтетакож:</text:span>
 <text:a xlink:type="simple" xlink:href="https://www.ukrinform.ua/rubric-vidbudova/3728636-na-kiivsini-vze-vidnovili-ponad-12-tisac-obektiv.html" text:style-name="Internet_20_link" text:visited-style-name="Visited_20_Internet_20_Link">
 На Київщині вже відновили понад 12 тисяч об'єктів</text:a>
</text:p>
      <text:p text:style-name="P4">
Начальник КОВА повідомив, що сьогодні першу партію встановлюють у приватномусекторі напроти ЖК «Ірпінські липки». Тут наразі відбудовують 31 будинок,пошкоджений росіянами. Ще 30 будуватимуть з нуля.</text:p>
      <text:p text:style-name="P4">
Далі монтаж вікон проводитимуть на інших об’єктах міста. Роботи плануютьзавершити за 2-3 місяці.</text:p>
      <text:p text:style-name="P4">
Крім того, монтаж також відбудеться в 3 закладах освіти Київщини, зокремаБоярській спецшколі для дітей із вадами зору, Ржищівському та Броварськомупрофесійних ліцеях. Також вікна будуть встановлені в пошкоджених будинкахВишгородського району та Гостомеля.</text:p>
      <text:p text:style-name="P4">
<text:span text:style-name="T4">
Читайте також:</text:span>
 <text:a xlink:type="simple" xlink:href="https://www.ukrinform.ua/rubric-vidbudova/3726858-na-kiivsini-pocali-vstanovluvati-vikna-u-poskodzenih-obstrilami-budinkah.html" text:style-name="Internet_20_link" text:visited-style-name="Visited_20_Internet_20_Link">
 На Київщині почали встановлювати вікна у пошкодженихобстрілами будинках </text:a>
</text:p>
      <text:p text:style-name="P4">
“Вдячні міжнародним партнерам за допомогу. Разом робимо все, щоб людиповерталися до своїх осель. Повертаємо життя в деокуповані населені пунктиКиївщини”, - наголосив Кравченко.</text:p>
      <text:p text:style-name="P4">
Як повідомляв Укрінформ, за час окупації Ірпеня пошкоджено 10,5 тисячбудівель, з яких 2501 зазнала повного або сильного руйнування, а збиткиінфраструктури міста від війни оцінюються у 25,3 млрд гривень або <text:a xlink:type="simple" xlink:href="https://www.ukrinform.ua/rubric-regions/3529209-zbitki-irpena-vid-vijni-z-rosieu-skladaut-922-miljoni-kse.html" text:style-name="Internet_20_link" text:visited-style-name="Visited_20_Internet_20_Link">
 майже $922млн </text:a>
 .</text:p>
      <text:p text:style-name="P4">
Source: <text:a xlink:type="simple" xlink:href="https://www.ukrinform.ua/rubric-vidbudova/3729990-v-irpeni-rozpocali-masstabnij-proekt-iz-zamini-vikon-u-poskodzenih-budinkah.html" text:style-name="Internet_20_link" text:visited-style-name="Visited_20_Internet_20_Link">
https://www.ukrinform.ua/rubric-vidbudova/3729990-v-irpeni-rozpocali-masstabnij-proekt-iz-zamini-vikon-u-poskodzenih-budinkah.html</text:a>
</text:p>
      <!--NEWS-->
      <text:h text:style-name="P10" text:outline-level="1">
<text:span text:style-name="T4">
Народу України присудили німецьку премію за мир та права людини</text:span>
</text:h>
      <text:p text:style-name="P4">
Authors: Ukrinform (Person)</text:p>
      <text:p text:style-name="P4">
Publisher: Укринформ (Organization)</text:p>
      <text:p text:style-name="P4">
Published Time: 2023-06-30T21:02:00+03:00</text:p>
      <text:p text:style-name="P4">
Modified Time: 2023-06-30T21:02:00+03:00</text:p>
      <text:p text:style-name="P4">
Description: У Німеччині премією імені Льва Копелева за мир і права людини в 2023 році нагородили увесь український народ. Нагороду вручать меру Києва Віталію Кличку та його брату Володимиру Кличку, парамедикині Юлії "Тайрі" Паєвській та Харківській правозахисній групі. — Укрінформ.</text:p>
      <text:p text:style-name="P4">
Images: ['<text:a xlink:type="simple" xlink:href="https://static.ukrinform.com/photos/2021_12/thumb_files/630_360_1640719116-564.jpg" text:style-name="Internet_20_link" text:visited-style-name="Visited_20_Internet_20_Link">
630_360_16407...</text:a>
']</text:p>
      <text:p text:style-name="P4">
Tags: ['Німеччина', 'Права людини', 'Премія', 'Україна']</text:p>
      <text:p text:style-name="P4">
Type: Article</text:p>
      <!--METADATA-->
      <text:p text:style-name="P4">
<draw:frame draw:style-name="fr1" draw:name="Image225" text:anchor-type="as-char" svg:width="6.9236in" svg:height="3.956343in" draw:z-index="0">
<draw:image xlink:href="../Images/yкринформ/2023-06-30T21-02-00-03-00/630_360_1640719116-564.jpg" xlink:type="simple" xlink:show="embed" xlink:actuate="onLoad" draw:mime-type="image/jpeg"/>
</draw:frame>
 УНімеччині премією імені Льва Копелева за мир і права людини в 2023 роцінагородили увесь український народ. Нагороду вручать меру Києва Віталію Кличкута його брату Володимиру Кличку, парамедикині Юлії "Тайрі" Паєвській таХарківській правозахисній групі.</text:p>
      <text:p text:style-name="P4">
Про це повідомила пресслужба Фонду Льва Копелева у п'ятницю, 30 червня,повідомляє Укрінформ із посиланням на  <text:a xlink:type="simple" xlink:href="https://www.dw.com/uk/premiu-imeni-lva-kopeleva-2023-prisudili-narodu-ukraini/a-66081135" text:style-name="Internet_20_link" text:visited-style-name="Visited_20_Internet_20_Link">
 DW </text:a>
 .</text:p>
      <text:p text:style-name="P4">
"Лев Копелев, який народився та виріс у столиці України Києві, присвятив своєжиття боротьбі за мир та права людини. Ми впевнені у тому, що сьогодні він бирішуче став на захист України, своєї Батьківщини. На його Батьківщині мужнійукраїнський народ захищає демократію, права людини та власну свободу протиросійської агресії", - йдеться у повідомленні.</text:p>
      <text:p text:style-name="P4">
"Брати Клички, багаторазові чемпіони світу з боксу, борються в Україні протипутінської армії, яка, порушуючи усі норми міжнародного права, веде безжальнувійну проти українського населення", - йдеться у повідомленні.</text:p>
      <text:p text:style-name="P4">
<text:span text:style-name="T4">
Читайте також:</text:span>
 <text:a xlink:type="simple" xlink:href="https://www.ukrinform.ua/rubric-society/3722715-ratuvalniki-peredali-vinagorodu-za-premiu-saharova-dla-united24.html" text:style-name="Internet_20_link" text:visited-style-name="Visited_20_Internet_20_Link">
 Рятувальники передали винагороду за <text:span text:style-name="T4">
премію</text:span>
 Сахаровадля United24 </text:a>
</text:p>
      <text:p text:style-name="P4">
Рішення запросити на вручення премії Юлію Паєвську організатори пояснили їїавторитетом. "В Україні "Тайра" є справжньою народною героїнею", - зазначаютьу Фонді. Вона, нагадують організатори, допомагала пораненим і рятувала життяпід час облоги Маріуполя, знімала події за допомогою нагрудної камери іпередала знятий відеоматеріал міжнародним журналістам.</text:p>
      <text:p text:style-name="P4">
Тим часом Харківська правозахисна група надає підтримку внутрішнім біженцям ізбирає факти та свідоцтва про <text:a xlink:type="simple" xlink:href="https://www.ukrinform.ua/tag-vijskovi-zlocini" text:style-name="Internet_20_link" text:visited-style-name="Visited_20_Internet_20_Link">
 військові злочини</text:a>
 , щоб якнайшвидше притягнутизлочинців до суду, наголошується в пресрелізі.</text:p>
      <text:p text:style-name="P4">
Вручення премії відбудеться 22 жовтня у центральному залі Кельнськоїрегіональної ощадної каси. З урочистою промовою виступить депутат та колишнійпрезидент Бундестагу Вольфґанґ Шойбле. Премія Копелева вручається Форумом ЛеваКопелева в Кельні, починаючи з 2001 року, і не передбачає грошової винагороди.</text:p>
      <text:p text:style-name="P4">
Гуманіст і письменник Лев Копелев народився у Києві і провів там дитинство, ав Харкові ходив до школи, одружився і навчався в університеті. Під час Другоїсвітової війни він у званні майора радянської армії боровся проти нацистів.Коли ж Червона Армія дісталася Східної Пруссії, Копелев намагався захищатинімецьке цивільне населення від убивств і насильства, а також від грабежіврадянських солдатів. За це його засудили до 10 років ув'язнення у таборахГУЛАГу. А в 1981 році радянська влада позбавила його громадянства СРСР.Копелев помер у 1997 році, провівши останні роки життя в німецькому містіКельні.</text:p>
      <text:p text:style-name="P4">
<text:span text:style-name="T4">
Читайте також:</text:span>
 <text:a xlink:type="simple" xlink:href="https://www.ukrinform.ua/rubric-society/3723511-persa-ledi-otrimala-miznarodnu-premiu-za-vnesok-v-ohoronu-psihicnogo-zdorova-ukrainciv.html" text:style-name="Internet_20_link" text:visited-style-name="Visited_20_Internet_20_Link">
 Перша леді отримала міжнародну <text:span text:style-name="T4">
премію</text:span>
 за внесок вохорону психічного здоровʼя українців </text:a>
</text:p>
      <text:p text:style-name="P4">
Лауреатами премії імені Копелева у різні роки ставали голова Харківськоїправозахисної групи Євген Захаров та співачка і активістка Майдану РусланаЛижичко, російський соціолог з "Левада-центру" Лев Гудков, організація HALOTrust, що займається знешкодженням мін, товариство "Меморіал", редакція "Новойгазеты", сирійські лікарі Аммар Закарія і Абдулкадер Абдулрахім та Дрезденськаініціатива з порятунку біженців у Середземному морі Mission Lifeline.</text:p>
      <text:p text:style-name="P4">
Громадську організацію "Форум Льва Копелева" заснували друзі і соратникиКопелева після його смерті в 1998 році в Кельні. Її мета - продовженняборотьби діяча за гуманність, мир і права людини.</text:p>
      <text:p text:style-name="P4">
Source: <text:a xlink:type="simple" xlink:href="https://www.ukrinform.ua/rubric-society/3729989-narodu-ukraini-prisudili-nimecku-premiu-za-mir-ta-prava-ludini.html" text:style-name="Internet_20_link" text:visited-style-name="Visited_20_Internet_20_Link">
https://www.ukrinform.ua/rubric-society/3729989-narodu-ukraini-prisudili-nimecku-premiu-za-mir-ta-prava-ludini.html</text:a>
</text:p>
      <!--NEWS-->
      <text:h text:style-name="P10" text:outline-level="1">
<text:span text:style-name="T4">
США проти того, щоб будь-яка держава сприяла Путіну у вбивстві українців – Білий дім</text:span>
</text:h>
      <text:p text:style-name="P4">
Authors: Ukrinform (Person)</text:p>
      <text:p text:style-name="P4">
Publisher: Укринформ (Organization)</text:p>
      <text:p text:style-name="P4">
Published Time: 2023-06-30T21:16:00+03:00</text:p>
      <text:p text:style-name="P4">
Modified Time: 2023-06-30T21:16:00+03:00</text:p>
      <text:p text:style-name="P4">
Description: Сполучені Штати продовжують чітко відстоювати позицію, що ні Китай, ні будь-яка інша країна не мають сприяти Росії в агресії проти України та допомагати їй оминати санкції.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Китай', 'Санкції', 'США', 'Білий дім', 'Війна з Росією']</text:p>
      <text:p text:style-name="P4">
Type: Article</text:p>
      <!--METADATA-->
      <text:p text:style-name="P4">
<draw:frame draw:style-name="fr1" draw:name="Image226" text:anchor-type="as-char" svg:width="6.9236in" svg:height="3.956343in" draw:z-index="0">
<draw:image xlink:href="../Images/yкринформ/2023-06-30T21-16-00-03-00/630_360_1472621188-8020.jpg" xlink:type="simple" xlink:show="embed" xlink:actuate="onLoad" draw:mime-type="image/jpeg"/>
</draw:frame>
 СполученіШтати продовжують чітко відстоювати позицію, що ні Китай, ні будь-яка іншакраїна не мають сприяти Росії в агресії проти України та допомагати їй оминатисанкції.</text:p>
      <text:p text:style-name="P4">
Про це заявив на пресбрифінгу координатор Ради нацбезпеки Білого дому ДжонКірбі, передає власний кореспондент Укрінформу.</text:p>
      <text:p text:style-name="P4">
«Стосовно Китаю ми чітко заявили, що не хочемо, аби будь-яка країнаполегшувала Путіну вбивати українців. Ми не хочемо, аби будь-яка державастримувала процес притягнення його до відповідальності», - сказав він.</text:p>
      <text:p text:style-name="P4">
Кірбі зазначив, що Китай приймає власні рішення, тож Сполучені Штати чіткоокреслили свою позицію в цьому питанні.</text:p>
      <text:p text:style-name="P4">
«Ми дуже чітко висловили свою стурбованість через те, що такі країни як Китайта інші не долучаються до міжнародних санкцій і не докладають всіх можливихзусиль, аби притягти Путіна до відповідальності», - наголосив представникадміністрації США.</text:p>
      <text:p text:style-name="P4">
<text:span text:style-name="T4">
Читайте також:</text:span>
 <text:a xlink:type="simple" xlink:href="https://www.ukrinform.ua/rubric-ato/3728079-ssa-vvazaut-so-putin-ne-gotovij-zastosuvati-adernu-zbrou-v-ukraini-ci-deinde.html" text:style-name="Internet_20_link" text:visited-style-name="Visited_20_Internet_20_Link">
 США вважають, що Путін не готовий застосувати ядернузброю в Україні чи деінде </text:a>
</text:p>
      <text:p text:style-name="P4">
Водночас, за його словами, Сполучені Штати вважають, що «КНР потенційно можевідіграти певну роль у підтримці мирного врегулювання (в Україні – ред.)шляхом переговорів».</text:p>
      <text:p text:style-name="P4">
У цьому зв’язку Кірбі назвав важливим той факт, що Сі Цзіньпін мав розмову зВолодимиром Зеленським. «Ми заохочуємо продовжувати цей діалог», - зауваживпредставник Білого дому.</text:p>
      <text:p text:style-name="P4">
Він також позитивно оцінив призначення <text:a xlink:type="simple" xlink:href="https://www.ukrinform.ua/tag-kitaj" text:style-name="Internet_20_link" text:visited-style-name="Visited_20_Internet_20_Link">
 Китаєм</text:a>
 спецпредставника в Україні. «Мипродовжуватимемо бути відвертими та відкритими з Китаєм стосовно розвитку вУкраїні та зі свого боку надалі підтримуватимемо Україну», - додав представникадміністрації Байдена.</text:p>
      <text:p text:style-name="P4">
<text:span text:style-name="T4">
Читайте також:</text:span>
 <text:a xlink:type="simple" xlink:href="https://www.ukrinform.ua/rubric-world/3725513-ssa-dokladaut-zusil-abi-rosia-ne-mogla-uhilatisa-vid-sankcij-bilij-dim.html" text:style-name="Internet_20_link" text:visited-style-name="Visited_20_Internet_20_Link">
 США докладають зусиль, аби Росія не могла ухилятися відсанкцій – <text:span text:style-name="T4">
Білий</text:span>
 <text:span text:style-name="T4">
дім</text:span>
 </text:a>
</text:p>
      <text:p text:style-name="P4">
Як <text:a xlink:type="simple" xlink:href="http://www.ukrinform.ua/rubric-polytics/3725509-ssa-ne-zaperecuut-roli-tretoi-storoni-u-procesi-vstanovlenna-miru-v-ukraini-bilij-dim.html" text:style-name="Internet_20_link" text:visited-style-name="Visited_20_Internet_20_Link">
 повідомляв Укрінформ </text:a>
 , американська сторона неодноразово заявляла,що не заперечує, аби для процесу встановлення миру в Україні була залученатретя сторона. Водночас у Вашингтоні наголошують, що це має ґрунтуватися наповному розумінні української перспективи, а також на цілковитій відданостістатуту ООН, ідеї територіальної цілісності й суверенітету України.</text:p>
      <text:p text:style-name="P4">
Source: <text:a xlink:type="simple" xlink:href="https://www.ukrinform.ua/rubric-polytics/3729992-ssa-proti-togo-sob-budaka-derzava-spriala-putinu-u-vbivstvi-ukrainciv-bilij-dim.html" text:style-name="Internet_20_link" text:visited-style-name="Visited_20_Internet_20_Link">
https://www.ukrinform.ua/rubric-polytics/3729992-ssa-proti-togo-sob-budaka-derzava-spriala-putinu-u-vbivstvi-ukrainciv-bilij-dim.html</text:a>
</text:p>
      <!--NEWS-->
      <text:h text:style-name="P10" text:outline-level="1">
<text:span text:style-name="T4">
На Харківщині можуть примусово евакуювати дітей із п’яти прикордонних сіл - Синєгубов</text:span>
</text:h>
      <text:p text:style-name="P4">
Authors: Ukrinform (Person)</text:p>
      <text:p text:style-name="P4">
Publisher: Укринформ (Organization)</text:p>
      <text:p text:style-name="P4">
Published Time: 2023-06-30T21:24:00+03:00</text:p>
      <text:p text:style-name="P4">
Modified Time: 2023-06-30T21:24:00+03:00</text:p>
      <text:p text:style-name="P4">
Description: Розглядається питання про примусову евакуацію дітей із п’яти прикордонних сіл Вовчанської громади на Харківщині. — Укрінформ.</text:p>
      <text:p text:style-name="P4">
Images: ['<text:a xlink:type="simple" xlink:href="https://static.ukrinform.com/photos/2023_05/thumb_files/630_360_1685537728-468.jpg" text:style-name="Internet_20_link" text:visited-style-name="Visited_20_Internet_20_Link">
630_360_16855...</text:a>
']</text:p>
      <text:p text:style-name="P4">
Tags: ['Діти', 'Евакуація', 'Синєгубов', 'Єдині новини']</text:p>
      <text:p text:style-name="P4">
Type: Article</text:p>
      <!--METADATA-->
      <text:p text:style-name="P4">
<draw:frame draw:style-name="fr1" draw:name="Image227" text:anchor-type="as-char" svg:width="6.9236in" svg:height="3.956343in" draw:z-index="0">
<draw:image xlink:href="../Images/yкринформ/2023-06-30T21-24-00-03-00/630_360_1685537728-468.jpg" xlink:type="simple" xlink:show="embed" xlink:actuate="onLoad" draw:mime-type="image/jpeg"/>
</draw:frame>
Розглядається питання про примусову евакуацію дітей із п’яти прикордонних сілВовчанської громади на Харківщині.</text:p>
      <text:p text:style-name="P4">
Про це в ефірі національного телемарафону “Єдині новини” заявив начальникХарківської обласної військової адміністрації Олег Синєгубов, передаєкореспондент Укрінформу.</text:p>
      <text:p text:style-name="P4">
“На Вовчанському напрямку щодня обстріли. Ми вже маємо звернення від міськоївійськової адміністрації щодо примусової <text:a xlink:type="simple" xlink:href="https://www.ukrinform.ua/tag-evakuacia" text:style-name="Internet_20_link" text:visited-style-name="Visited_20_Internet_20_Link">
 евакуації</text:a>
 дітей із п’яти населених пунктів,які входять до складу Вовчанської територіальної громади. Це зверненнярозглядається і, скоріше за все, буде прийняте”, - сказав Синєгубов.</text:p>
      <text:p text:style-name="P4">
Він зауважив, що місця для розміщення родин із дітьми є у Харкові та іншихрайонах області, більш безпечних порівняно з прикордонням.</text:p>
      <text:p text:style-name="P4">
<text:span text:style-name="T4">
Читайте також:</text:span>
 <text:a xlink:type="simple" xlink:href="https://www.ukrinform.ua/rubric-regions/3729959-diti-z-internatu-na-mikolaivsini-akih-nezakonno-vivezli-do-rf-perebuvaut-u-gruzii.html" text:style-name="Internet_20_link" text:visited-style-name="Visited_20_Internet_20_Link">
 Діти з інтернату на <text:span text:style-name="T4">
Миколаїв</text:span>
 щині, яких незаконновивезли до РФ, перебувають у Грузії </text:a>
</text:p>
      <text:p text:style-name="P4">
“У Харкові зарезервовано 3,5 тисячі місць у гуртожитках вищих навчальнихзакладів. Люди можуть там проживати стільки, скільки потрібно”, - зазначивСинєгубов.</text:p>
      <text:p text:style-name="P4">
Як повідомлялося, на Харківщині бойові дії тривають у Куп’янському районі, здеяких населених пунктів якого вже евакуювали всіх дітей. Також обстрілівзазнають Ізюмський, Харківський, Богодухівський, Чугуївський райони, зокремамісто Вовчанськ, в якому наразі залишилося близько трьох тисяч жителів (довторгнення - майже 17 тисяч).</text:p>
      <text:p text:style-name="P4">
Source: <text:a xlink:type="simple" xlink:href="https://www.ukrinform.ua/rubric-regions/3729993-na-harkivsini-mozut-primusovo-evakuuvati-ditej-iz-pati-prikordonnih-sil-sinegubov.html" text:style-name="Internet_20_link" text:visited-style-name="Visited_20_Internet_20_Link">
https://www.ukrinform.ua/rubric-regions/3729993-na-harkivsini-mozut-primusovo-evakuuvati-ditej-iz-pati-prikordonnih-sil-sinegubov.html</text:a>
</text:p>
      <!--NEWS-->
      <text:h text:style-name="P10" text:outline-level="1">
<text:span text:style-name="T4">
Під час головування Швеції в ЄС вдалося об’єднати Європу в підтримці України - Урсула фон дер Ляєн</text:span>
</text:h>
      <text:p text:style-name="P4">
Authors: Ukrinform (Person)</text:p>
      <text:p text:style-name="P4">
Publisher: Укринформ (Organization)</text:p>
      <text:p text:style-name="P4">
Published Time: 2023-06-30T21:33:00+03:00</text:p>
      <text:p text:style-name="P4">
Modified Time: 2023-06-30T21:33:00+03:00</text:p>
      <text:p text:style-name="P4">
Description: Урсула фон дер Ляєн подякувала Швеції за «дуже успішне» головування в ЄС, термін якого добігає кінця сьогодні, та відзначила роль цієї країни у забезпеченні єдності зусиль з підтримки України в боротьбі проти російської агресії. — Укрінформ.</text:p>
      <text:p text:style-name="P4">
Images: ['<text:a xlink:type="simple" xlink:href="https://static.ukrinform.com/photos/2023_05/thumb_files/630_360_1685526282-448.jpg" text:style-name="Internet_20_link" text:visited-style-name="Visited_20_Internet_20_Link">
630_360_16855...</text:a>
']</text:p>
      <text:p text:style-name="P4">
Tags: ['Євросоюз', 'Швеція', 'Фон дер Ляєн', 'Війна з Росією']</text:p>
      <text:p text:style-name="P4">
Type: Article</text:p>
      <!--METADATA-->
      <text:p text:style-name="P4">
<draw:frame draw:style-name="fr1" draw:name="Image228" text:anchor-type="as-char" svg:width="6.9236in" svg:height="3.956343in" draw:z-index="0">
<draw:image xlink:href="../Images/yкринформ/2023-06-30T21-33-00-03-00/630_360_1685526282-448.jpg" xlink:type="simple" xlink:show="embed" xlink:actuate="onLoad" draw:mime-type="image/jpeg"/>
</draw:frame>
 Урсула фондер Ляєн подякувала Швеції за «дуже успішне» головування в ЄС, термін якогодобігає кінця сьогодні, та відзначила роль цієї країни у забезпеченні єдностізусиль з підтримки України в боротьбі проти російської агресії.</text:p>
      <text:p text:style-name="P4">
Про це очільниця Єврокомісії заявила у Брюсселі під час пресконференції запідсумками дводенної зустрічі Європейської Ради, останньої за Шведськогоголовування в ЄС, повідомляє кореспондент Укрінформу.</text:p>
      <text:p text:style-name="P4">
«Під час вашого головування вдалося сформувати міцну єдність Європи упідтримці України. Ми бачили протягом вихідних спробу заколоту «групи Вагнера»та очевидні тріщини в путінській системі. Зараз прийшов час дійсно подвоїтинашу підтримку для України, і це знайшло прояв у обговоренні багатьох тем,наприклад, з військової точки зору, за ініціативою вашого головування», -сказала Урсула фон дер Ляєн, звертаючись до прем’єр-міністра Швеції УльфаКрістерссона.</text:p>
      <text:p text:style-name="P4">
Вона нагадала, що за часів Шведського головування країни ЄС погодилисявикористати 2 мільярди євро з Європейського фонду миру на замовленнябоєприпасів для України. За словами президента Єврокомісії, Україна вжеотримала понад 220 тисяч снарядів та більш як 2000 ракет. Таким чином, ЄСупевнено просувається до визначеної мети: поставити в Україну 1 мільйонартилерійських снарядів протягом наступних 12 місяців.</text:p>
      <text:p text:style-name="P4">
<text:span text:style-name="T4">
Читайте також:</text:span>
 <text:a xlink:type="simple" xlink:href="https://www.ukrinform.ua/rubric-ato/3729974-ukraina-posilit-spivpracu-z-miznarodnimi-partnerami-sodo-artilerijskih-snaradiv-zelenskij.html" text:style-name="Internet_20_link" text:visited-style-name="Visited_20_Internet_20_Link">
 Україна посилить співпрацю з міжнародними партнерами щодоартилерійських <text:span text:style-name="T4">
снарядів</text:span>
 - Зеленський </text:a>
</text:p>
      <text:p text:style-name="P4">
«До кінця року ми мали надати тренування для 30 тисяч українськихвійськовослужбовців. Зараз ми вже досягли кількості у 24 тисячі, тож миперевищуємо темпи досягнення поставленої мети, зокрема, завдяки допомозівашого головування», - відзначила фон дер Ляєн.</text:p>
      <text:p text:style-name="P4">
За її словами, з фінансової точки зору протягом вже майже 500 днів війни, якурозв’язала Росія, ЄС та його члени надали Україні допомогу на суму понад 70мільярдів євро. Лише минулого тижня Єврокомісія перерахувала Україні 9мільярдів євро із загального пакета макрофінансової допомоги у 18 мільярдівєвро, розрахованого на 2023 рік.</text:p>
      <text:p text:style-name="P4">
Минулого тижня ЄС ухвалив 11-й пакет санкцій проти Росії, спрямований,головним чином, на усунення слабких місць та боротьбу з обминанням санкційпроти країни-агресорки.</text:p>
      <text:p text:style-name="P4">
За Шведського головування <text:a xlink:type="simple" xlink:href="https://www.ukrinform.ua/tag-evrosouz" text:style-name="Internet_20_link" text:visited-style-name="Visited_20_Internet_20_Link">
 Євросоюз </text:a>
зміг суттєво просунутися вперед у забезпеченні відповідальності Росії зазлочини, скоєні в Україні. Зокрема, за допомогою Швеції був заснованийМіжнародний центр з покарання злочину агресії проти України. Певне просуванняспостерігається також у пошуку правових засобів для використання заблокованихв ЄС фінансових активів російського ЦБ для відновлення України.</text:p>
      <text:p text:style-name="P4">
<text:span text:style-name="T4">
Читайте також:</text:span>
 <text:a xlink:type="simple" xlink:href="https://www.ukrinform.ua/rubric-ato/3729925-es-aktivno-obgovoruvatime-garantii-bezpeki-dla-ukraini-vprodovz-nastupnih-tizniv-fon-der-laen.html" text:style-name="Internet_20_link" text:visited-style-name="Visited_20_Internet_20_Link">
 ЄС активно обговорюватиме гарантії безпеки для Українивпродовж наступних тижнів – <text:span text:style-name="T4">
фон</text:span>
 <text:span text:style-name="T4">
дер</text:span>
 <text:span text:style-name="T4">
Ляєн</text:span>
</text:a>
</text:p>
      <text:p text:style-name="P4">
«Ми були дуже успішними під час вашого головування в усуненні однієї зголовних перешкод для нашої конкурентоспроможності. Йдеться про ціни наенергію. Оптові ціни на електрику зараз на 80% нижчі, ніж під час ціновогопіку в серпні минулого року. Ціни на газ – на 90% є нижчі. Це колективнеєвропейське досягнення, але воно потребувало багатьох добре скоординованихдій», - наголосила президент Єврокомісії.</text:p>
      <text:p text:style-name="P4">
Як повідомлялося, 29-30 червня у Брюсселі відбувся саміт ЄС. Лідери країнЄвропейського Союзу розглянули, зокрема, ситуацію в Україні та підтвердилинепохитну рішучість продовжувати підтримувати нашу державу в боротьбі протиросійської агресії так довго, як це буде необхідно, що передбачає наданняполітичної, економічної, фінансової, військової та гуманітарної допомоги.</text:p>
      <text:p text:style-name="P4">
Завтра, 1 липня, естафету головування в ЄС приймає Іспанія.</text:p>
      <text:p text:style-name="P4">
<text:span text:style-name="T5">
Фото: globalist.it</text:span>
</text:p>
      <text:p text:style-name="P4">
Source: <text:a xlink:type="simple" xlink:href="https://www.ukrinform.ua/rubric-polytics/3729995-pid-cas-golovuvanna-svecii-v-es-vdalosa-obednati-evropu-v-pidtrimci-ukraini-ursula-fon-der-laen.html" text:style-name="Internet_20_link" text:visited-style-name="Visited_20_Internet_20_Link">
https://www.ukrinform.ua/rubric-polytics/3729995-pid-cas-golovuvanna-svecii-v-es-vdalosa-obednati-evropu-v-pidtrimci-ukraini-ursula-fon-der-laen.html</text:a>
</text:p>
      <!--NEWS-->
      <text:h text:style-name="P10" text:outline-level="1">
<text:span text:style-name="T4">
Дим від лісових пожеж у Канаді сягнув Афганістану</text:span>
</text:h>
      <text:p text:style-name="P4">
Authors: Ukrinform (Person)</text:p>
      <text:p text:style-name="P4">
Publisher: Укринформ (Organization)</text:p>
      <text:p text:style-name="P4">
Published Time: 2023-06-30T21:36:00+03:00</text:p>
      <text:p text:style-name="P4">
Modified Time: 2023-06-30T21:36:00+03:00</text:p>
      <text:p text:style-name="P4">
Description: Дим від масштабних лісових пожеж у Канаді поширився до Афганістану і Сибіру через Атлантичний океан. — Укрінформ.</text:p>
      <text:p text:style-name="P4">
Images: ['<text:a xlink:type="simple" xlink:href="https://static.ukrinform.com/photos/2023_06/thumb_files/630_360_1688150015-868.jpg" text:style-name="Internet_20_link" text:visited-style-name="Visited_20_Internet_20_Link">
630_360_16881...</text:a>
']</text:p>
      <text:p text:style-name="P4">
Tags: ['Афганістан', 'Канада', 'Пожежа', 'Супутник']</text:p>
      <text:p text:style-name="P4">
Type: Article</text:p>
      <!--METADATA-->
      <text:p text:style-name="P4">
<draw:frame draw:style-name="fr1" draw:name="Image229" text:anchor-type="as-char" svg:width="6.9236in" svg:height="3.956343in" draw:z-index="0">
<draw:image xlink:href="../Images/yкринформ/2023-06-30T21-36-00-03-00/630_360_1688150015-868.jpg" xlink:type="simple" xlink:show="embed" xlink:actuate="onLoad" draw:mime-type="image/jpeg"/>
</draw:frame>
 Дим відмасштабних лісових пожеж у Канаді поширився до Афганістану і Сибіру черезАтлантичний океан.</text:p>
      <text:p text:style-name="P4">
Як передає Укрінформ, про це повідомляє <text:a xlink:type="simple" xlink:href="https://www.space.com/34-image-day.html" text:style-name="Internet_20_link" text:visited-style-name="Visited_20_Internet_20_Link">
 Space.com</text:a>
 .</text:p>
      <text:p text:style-name="P4">
На знімку японського метеорологічного супутника Himawari 9 хмара блакитногодиму застигла над Азійським континентом, охопивши площу в понад один мільйонквадратних кілометрів.</text:p>
      <text:p text:style-name="P4">
</text:p>
      <text:p text:style-name="P4">
<text:span text:style-name="T5">
Фото: space.com</text:span>
</text:p>
      <text:p text:style-name="P4">
Супутник зробив світлини з місця свого розташування на геостаціонарній орбітіприблизно в 36 тисяч кілометрів над Землею.</text:p>
      <text:p text:style-name="P4">
Науковець з британського Національного центру спостереження за Землею СаймонПрауд обробив зображення супутника та виділив хмару диму червоним контуром.</text:p>
      <text:p text:style-name="Quotations">

<text:p text:style-name="P4">
It's not only Canada that has wildfires. This video, from Japan's <text:a xlink:type="simple" xlink:href="https://twitter.com/hashtag/Himawari" text:style-name="Internet_20_link" text:visited-style-name="Visited_20_Internet_20_Link">
&gt;
 #Himawari&gt;
 </text:a>
 weather&gt;
 sat, shows smoke and wildfires in Siberia.  &gt;
  &gt;
  Watch on the left - one cluster of fires is powerful enough to trigger a&gt;
 HUGE thunderstorm!  &gt;
  &gt;
  These storms are known as PyroCbs: <text:a xlink:type="simple" xlink:href="https://t.co/w8w028Jp08" text:style-name="Internet_20_link" text:visited-style-name="Visited_20_Internet_20_Link">
 https://t.co/w8w028Jp08&gt;
 </text:a>
 <text:a xlink:type="simple" xlink:href="https://t.co/xvssV3Fh7i" text:style-name="Internet_20_link" text:visited-style-name="Visited_20_Internet_20_Link">
 pic.twitter.com/xvssV3Fh7i&gt;
 </text:a>
&gt;
&gt;
 — Simon Proud (@simon_sat) <text:a xlink:type="simple" xlink:href="https://twitter.com/simon_sat/status/1674746416550297607" text:style-name="Internet_20_link" text:visited-style-name="Visited_20_Internet_20_Link">
 June 30, 2023&gt;
 </text:a>
</text:p>

</text:p>
      <text:p text:style-name="P4">
«Це дим від канадських <text:a xlink:type="simple" xlink:href="https://www.ukrinform.ua/tag-pozeza" text:style-name="Internet_20_link" text:visited-style-name="Visited_20_Internet_20_Link">
 пожеж </text:a>
 . Вінпройшов через Атлантику та Європу і тепер простягається від Афганістану доозера Байкал», - <text:a xlink:type="simple" xlink:href="https://twitter.com/simon_sat/status/1674514550656315392" text:style-name="Internet_20_link" text:visited-style-name="Visited_20_Internet_20_Link">
 написав</text:a>
 Прауд у Твіттері.</text:p>
      <text:p text:style-name="P4">
<text:span text:style-name="T4">
Читайте також:</text:span>
 <text:a xlink:type="simple" xlink:href="https://www.ukrinform.ua/rubric-world/3720806-kilkist-lisovih-pozez-u-kanadi-do-2050-roku-podvoitsa-ministr.html" text:style-name="Internet_20_link" text:visited-style-name="Visited_20_Internet_20_Link">
 Кількість лісових пожеж у <text:span text:style-name="T4">
Канаді</text:span>
 до 2050 рокуподвоїться - міністр </text:a>
</text:p>
      <text:p text:style-name="P4">
Як повідомляв Укрінформ, від початку року в Канаді вогнем було знищено близько2,7 млн га лісу, що співставно із площею усієї Київської області.</text:p>
      <text:p text:style-name="P4">
<text:span text:style-name="T5">
Фото: euronews</text:span>
</text:p>
      <text:p text:style-name="P4">
Source: <text:a xlink:type="simple" xlink:href="https://www.ukrinform.ua/rubric-world/3729996-dim-vid-lisovih-pozez-u-kanadi-sagnuv-afganistanu.html" text:style-name="Internet_20_link" text:visited-style-name="Visited_20_Internet_20_Link">
https://www.ukrinform.ua/rubric-world/3729996-dim-vid-lisovih-pozez-u-kanadi-sagnuv-afganistanu.html</text:a>
</text:p>
      <!--NEWS-->
      <text:h text:style-name="P10" text:outline-level="1">
<text:span text:style-name="T4">
Росіяни обстріляли Антонівку на Херсонщині - постраждала родина з дитиною</text:span>
</text:h>
      <text:p text:style-name="P4">
Authors: Ukrinform (Person)</text:p>
      <text:p text:style-name="P4">
Publisher: Укринформ (Organization)</text:p>
      <text:p text:style-name="P4">
Published Time: 2023-06-30T21:42:00+03:00</text:p>
      <text:p text:style-name="P4">
Modified Time: 2023-06-30T21:42:00+03:00</text:p>
      <text:p text:style-name="P4">
Description: Російська армія обстріляла житловий будинок в Антонівці — постраждала родина з шестирічною дитиною.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Херсонщина', 'Обстріл', 'Поранені', 'Лікарня']</text:p>
      <text:p text:style-name="P4">
Type: Article</text:p>
      <!--METADATA-->
      <text:p text:style-name="P4">
<draw:frame draw:style-name="fr1" draw:name="Image231" text:anchor-type="as-char" svg:width="6.9236in" svg:height="3.956343in" draw:z-index="0">
<draw:image xlink:href="../Images/yкринформ/2023-06-30T21-42-00-03-00/630_360_1654768443-794.jpg" xlink:type="simple" xlink:show="embed" xlink:actuate="onLoad" draw:mime-type="image/jpeg"/>
</draw:frame>
 Російськаармія обстріляла житловий будинок в Антонівці — постраждала родина зшестирічною дитиною.</text:p>
      <text:p text:style-name="P4">
Як передає Укрінформ, про це начальник Херсонської обласної військовоїадміністрації Олександр Прокудін повідомляє у <text:a xlink:type="simple" xlink:href="https://t.me/olexandrprokudin/832" text:style-name="Internet_20_link" text:visited-style-name="Visited_20_Internet_20_Link">
 Телеграмі</text:a>
 .</text:p>
      <text:p text:style-name="P4">
"У 6-річного хлопчика діагностували поранення ноги середнього ступенятяжкості. Також через ворожий удар поранення отримав 79-річний чоловік та42-річна жінка", - ідеться у повідомленні.</text:p>
      <text:p text:style-name="P4">
<text:span text:style-name="T4">
Читайте також:</text:span>
 <text:a xlink:type="simple" xlink:href="https://www.ukrinform.ua/rubric-ato/3729651-rosiani-vranci-obstrilali-herson-ta-oblast-e-poraneni.html" text:style-name="Internet_20_link" text:visited-style-name="Visited_20_Internet_20_Link">
 Росіяни вранці <text:span text:style-name="T4">
обстріл</text:span>
 яли Херсон та область, єпоранені </text:a>
</text:p>
      <text:p text:style-name="P4">
Усіх постраждалих шпиталізували, <text:a xlink:type="simple" xlink:href="https://www.ukrinform.ua/tag-bolnica" text:style-name="Internet_20_link" text:visited-style-name="Visited_20_Internet_20_Link">
 лікарі </text:a>
 надають їм необхідну медичну допомогу.</text:p>
      <text:p text:style-name="P4">
Як повідомляв Укрнформ, 29 червня у Херсоні внаслідок російського удару <text:a xlink:type="simple" xlink:href="https://www.ukrinform.ua/rubric-ato/3729351-udar-pro-hersonu-zaginuli-dvoe-civilnih-se-dvoe-poraneni.html" text:style-name="Internet_20_link" text:visited-style-name="Visited_20_Internet_20_Link">
 двоєлюдей загинуло </text:a>
 , ще двоє осіб отримали опіки.</text:p>
      <text:p text:style-name="P4">
Source: <text:a xlink:type="simple" xlink:href="https://www.ukrinform.ua/rubric-ato/3729999-rosiani-obstrilali-antonivku-na-hersonsini-postrazdala-rodina-z-ditinou.html" text:style-name="Internet_20_link" text:visited-style-name="Visited_20_Internet_20_Link">
https://www.ukrinform.ua/rubric-ato/3729999-rosiani-obstrilali-antonivku-na-hersonsini-postrazdala-rodina-z-ditinou.html</text:a>
</text:p>
      <!--NEWS-->
      <text:h text:style-name="P10" text:outline-level="1">
<text:span text:style-name="T4">
Україна сподівається на допомогу Іспанії, щоб отримати вплив у Латинській Америці - Зеленський</text:span>
</text:h>
      <text:p text:style-name="P4">
Authors: Ukrinform (Person)</text:p>
      <text:p text:style-name="P4">
Publisher: Укринформ (Organization)</text:p>
      <text:p text:style-name="P4">
Published Time: 2023-06-30T21:43:50+03:00</text:p>
      <text:p text:style-name="P4">
Modified Time: 2023-06-30T21:43:50+03:00</text:p>
      <text:p text:style-name="P4">
Description: Президент Володимир Зеленський розраховує, що під час головування Іспанії в Раді ЄC Україні вдасться отримати вплив у Латинській Америці. — Укрінформ.</text:p>
      <text:p text:style-name="P4">
Images: ['<text:a xlink:type="simple" xlink:href="https://static.ukrinform.com/photos/2023_06/thumb_files/630_360_1687808366-528.jpeg" text:style-name="Internet_20_link" text:visited-style-name="Visited_20_Internet_20_Link">
630_360_16878...</text:a>
']</text:p>
      <text:p text:style-name="P4">
Tags: ['Іспанія', 'Україна', 'Латинська Америка', 'Зеленський', 'Війна з Росією', 'Формула миру']</text:p>
      <text:p text:style-name="P4">
Type: Article</text:p>
      <!--METADATA-->
      <text:p text:style-name="P4">
<draw:frame draw:style-name="fr1" draw:name="Image232" text:anchor-type="as-char" svg:width="6.9236in" svg:height="3.956343in" draw:z-index="0">
<draw:image xlink:href="../Images/yкринформ/2023-06-30T21-43-50-03-00/630_360_1687808366-528.jpeg" xlink:type="simple" xlink:show="embed" xlink:actuate="onLoad" draw:mime-type="image/jpeg"/>
</draw:frame>
 ПрезидентВолодимир Зеленський розраховує, що під час головування Іспанії в Раді ЄCУкраїні вдасться отримати вплив у Латинській Америці.</text:p>
      <text:p text:style-name="P4">
Як передає Укрінформ, про це повідомляє агенція  <text:a xlink:type="simple" xlink:href="https://www.reuters.com/world/ukraine-hopes-win-over-latam-through-spains-eu-presidency-2023-06-30/" text:style-name="Internet_20_link" text:visited-style-name="Visited_20_Internet_20_Link">
 Reuters</text:a>
 .</text:p>
      <text:p text:style-name="P4">
У п'ятницю, напередодні візиту прем’єр-міністра Іспанії Педро Санчеса,Володимир Зеленський заявив, що декілька неназваних країн заблокувализапрошення, надіслане йому Санчесом, взяти участь у саміті ЄС-ЛатинськаАмерика у Брюсселі 17-18 липня.</text:p>
      <text:p text:style-name="P4">
"У нас є Формула миру, і Педро нас дуже підтримав. Він веде постійний діалог зЛатинською Америкою, і вони до нього прислухаються, це факт. Але я відвертоскажу, що деякі країни Латинської Америки блокують це рішення і цезапрошення", - сказав Зеленський.</text:p>
      <text:p text:style-name="P4">
"Я хочу, щоб вони не лише приєдналися до <text:a xlink:type="simple" xlink:href="https://www.ukrinform.ua/tag-formula-miru" text:style-name="Internet_20_link" text:visited-style-name="Visited_20_Internet_20_Link">
 Формули миру</text:a>
 , але й виступили проти війни", -додав він.</text:p>
      <text:p text:style-name="P4">
В інтерв’ю Зеленський також згадав про необхідність конкретного плану вступуУкраїни в НАТО.</text:p>
      <text:p text:style-name="P4">
<text:span text:style-name="T4">
Читайте також:</text:span>
 <text:a xlink:type="simple" xlink:href="https://www.ukrinform.ua/rubric-polytics/3728683-ukraina-za-dopomogou-portugalii-hoce-donesti-pravdu-pro-agresiu-rf-do-krain-latinskoi-ameriki.html" text:style-name="Internet_20_link" text:visited-style-name="Visited_20_Internet_20_Link">
 Україна за допомогою Португалії хоче донести правду проагресію РФ до країн <text:span text:style-name="T4">
Латинськ</text:span>
 ої Америки </text:a>
</text:p>
      <text:p text:style-name="P4">
Україна співпрацює із союзниками, щоб створити широку міжнародну підтримкуплану миру без територіальних компромісів.</text:p>
      <text:p text:style-name="P4">
Українські та західні офіційні особи прагнуть згуртувати широку коаліцію –включаючи великі країни, які вирішили не надавати Україні військову допомогучи не впроваджувати санкції проти РФ – для посилення дипломатичного тиску наМоскву.</text:p>
      <text:p text:style-name="P4">
Як повідомлялося, прем'єр-міністр Іспанії  <text:a xlink:type="simple" xlink:href="https://www.ukrinform.ua/rubric-polytics/3729513-premer-ispanii-vidvidae-ukrainu-v-persij-den-golovuvanna-v-radi-es.html" text:style-name="Internet_20_link" text:visited-style-name="Visited_20_Internet_20_Link">
 Педро Санчес відвідає Україну</text:a>
 в перший день головування вРаді ЄС. Президент України Володимир Зеленський переконаний, що це історичнийчас, аби почати переговори про членство України у ЄС.</text:p>
      <text:p text:style-name="P4">
1 липня Іспанія розпочне своє піврічне головування в Раді ЄС відповідно досистеми ротації між 27 державами-членами.</text:p>
      <text:p text:style-name="P4">
_ Фото: Офіс Президента  _</text:p>
      <text:p text:style-name="P4">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Збірна України утримує третью позицію у командному заліку III Європейських Ігор</text:span>
</text:h>
      <text:p text:style-name="P4">
Authors: Ukrinform (Person)</text:p>
      <text:p text:style-name="P4">
Publisher: Укринформ (Organization)</text:p>
      <text:p text:style-name="P4">
Published Time: 2023-06-30T21:54:29+03:00</text:p>
      <text:p text:style-name="P4">
Modified Time: 2023-06-30T21:54:29+03:00</text:p>
      <text:p text:style-name="P4">
Description: У Кракові (Польща) тривають III Європейські ігри. — Укрінформ.</text:p>
      <text:p text:style-name="P4">
Images: ['<text:a xlink:type="simple" xlink:href="https://static.ukrinform.com/photos/2023_06/thumb_files/630_360_1688151228-392.jpg" text:style-name="Internet_20_link" text:visited-style-name="Visited_20_Internet_20_Link">
630_360_16881...</text:a>
']</text:p>
      <text:p text:style-name="P4">
Tags: ['Європейські ігри']</text:p>
      <text:p text:style-name="P4">
Type: Article</text:p>
      <!--METADATA-->
      <text:p text:style-name="P4">
<draw:frame draw:style-name="fr1" draw:name="Image233" text:anchor-type="as-char" svg:width="6.9236in" svg:height="3.956343in" draw:z-index="0">
<draw:image xlink:href="../Images/yкринформ/2023-06-30T21-54-29-03-00/630_360_1688151228-392.jpg" xlink:type="simple" xlink:show="embed" xlink:actuate="onLoad" draw:mime-type="image/jpeg"/>
</draw:frame>
 У Кракові(Польща) тривають III Європейські ігри.</text:p>
      <text:p text:style-name="P4">
У загальнокомандному заліку змагань, які завершаться 2 липня, лідирує збірнаІталії, в активі якої 79 нагород (24 - золоті, 23 - срібні, 32 - бронзові),передає Укрінформ.</text:p>
      <text:p text:style-name="P4">
На другій позиції - спортсмени Іспанії - 49 (19, 13, 17).</text:p>
      <text:p text:style-name="P4">
Третє місце у списку посідає збірна України - 36 (19, 10, 7).</text:p>
      <text:p text:style-name="P4">
До топ-10 також входять Німеччина - 47 (14, 11, 22), Франція - 50 (13, 14,23), Польща - 40 (11, 17, 12), Велика Британія - 36 (9, 6, 21), Угорщина - 25(7, 8, 10), Нідерланди - 16 (7, 5, 4) та Австрія - 17 (7, 4, 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text:p>
      <text:p text:style-name="P4">
Зазначимо, що на перередніх Європейських іграх у 2019 році українці здобули 51нагороду (16, 17, 18).</text:p>
      <text:p text:style-name="P4">
Фото: EOC.</text:p>
      <text:p text:style-name="P4">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Російські хакери розсилають фейкові листи про відпустки для військових ЗСУ</text:span>
</text:h>
      <text:p text:style-name="P4">
Authors: Ukrinform (Person)</text:p>
      <text:p text:style-name="P4">
Publisher: Укринформ (Organization)</text:p>
      <text:p text:style-name="P4">
Published Time: 2023-06-30T21:56:00+03:00</text:p>
      <text:p text:style-name="P4">
Modified Time: 2023-06-30T21:56:00+03:00</text:p>
      <text:p text:style-name="P4">
Description: Росіяни проводять фішингову атаку, розсилаючи на електронні адреси листи, які нібито стосуються збільшення відпусток для військовослужбовців.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Фейк', 'Кібербезпека', 'Хакери', 'Військові', 'Лист', 'Відпустка', 'Війна з Росією']</text:p>
      <text:p text:style-name="P4">
Type: Article</text:p>
      <!--METADATA-->
      <text:p text:style-name="P4">
<draw:frame draw:style-name="fr1" draw:name="Image234" text:anchor-type="as-char" svg:width="6.9236in" svg:height="3.956343in" draw:z-index="0">
<draw:image xlink:href="../Images/yкринформ/2023-06-30T21-56-00-03-00/630_360_1597991697-815.jpg" xlink:type="simple" xlink:show="embed" xlink:actuate="onLoad" draw:mime-type="image/jpeg"/>
</draw:frame>
 Росіянипроводять фішингову атаку, розсилаючи на електронні адреси листи, які нібитостосуються збільшення відпусток для військовослужбовців.</text:p>
      <text:p text:style-name="P4">
Про це у <text:a xlink:type="simple" xlink:href="http://t.me/AFUStratCom/18737" text:style-name="Internet_20_link" text:visited-style-name="Visited_20_Internet_20_Link">
 Телеграмі </text:a>
 поінформував Центрстратегічних комунікацій ЗСУ, передає Укрінформ.</text:p>
      <text:p text:style-name="P4">
“Ворог проводить фішингову атаку на встановлені адреси електронної пошти.Отримавши такий лист не відкривайте та не клікайте на файли, додані до листа,та на посилання в самому листі”, - йдеться у повідомленні.</text:p>
      <text:p text:style-name="P4">
У СтратКомі оприлюднили скрін такого листа, у якому вказана тема - “збільшеннявідпусток для військовослужбовців” авторства нібито майора Семена Петрова.</text:p>
      <text:p text:style-name="P4">
У посланні зазначається, що роз'яснення Закону №9342 про доплати та збільшеннявідпусток для <text:a xlink:type="simple" xlink:href="https://www.ukrinform.ua/tag-vijskovi" text:style-name="Internet_20_link" text:visited-style-name="Visited_20_Internet_20_Link">
 військових </text:a>
 , якийпідписав Президент Володимир Зеленський, нібито міститься на сайті МіноборониУкраїни за прикріпленим лінком.</text:p>
      <text:p text:style-name="P4">
<text:span text:style-name="T4">
Читайте також:</text:span>
 <text:a xlink:type="simple" xlink:href="https://www.ukrinform.ua/rubric-technology/3726316-hakeri-z-rf-namagautsa-otrimati-dostup-do-postovih-skrinok-koristuvaciv-ukrnet.html" text:style-name="Internet_20_link" text:visited-style-name="Visited_20_Internet_20_Link">
 Хакери з РФ атакують поштові скриньки користувачівUkr.net </text:a>
</text:p>
      <text:p text:style-name="P4">
“Помічайте такий лист, як фішинг. Якщо лист прийшов на службові адресиелектронної пошти, повідомте про це відповідний підрозділ кібербезпеки та, заможливості, надайте цю інформацію Команді реагування на кіберінциденти <text:a xlink:type="simple" xlink:href="http://cert.gov.ua/contact-us" text:style-name="Internet_20_link" text:visited-style-name="Visited_20_Internet_20_Link">
https://cert.gov.ua/contact-us </text:a>
 ”, -наголошують у СтратКомі.</text:p>
      <text:p text:style-name="P4">
Як повідомлялося, на початку червня СтратКом попередив, що російські військаактивізують інформаційно-психологічні операції.</text:p>
      <text:p text:style-name="P4">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Шойгу наказав ліквідувати «вагнерівців» на тимчасово окупованій території України - ЦПД</text:span>
</text:h>
      <text:p text:style-name="P4">
Authors: Ukrinform (Person)</text:p>
      <text:p text:style-name="P4">
Publisher: Укринформ (Organization)</text:p>
      <text:p text:style-name="P4">
Published Time: 2023-06-30T22:00:00+03:00</text:p>
      <text:p text:style-name="P4">
Modified Time: 2023-06-30T22:00:00+03:00</text:p>
      <text:p text:style-name="P4">
Description: За наказом міністра оборони РФ Сергія Шойгу із 25 червня розпочалася фізична ліквідація “вагнерівців” на тимчасово окупованих територіях Донецької і Запорізької областей. — Укрінформ.</text:p>
      <text:p text:style-name="P4">
Images: ['<text:a xlink:type="simple" xlink:href="https://static.ukrinform.com/photos/2018_09/thumb_files/630_360_1537854279-8084.jpg" text:style-name="Internet_20_link" text:visited-style-name="Visited_20_Internet_20_Link">
630_360_15378...</text:a>
']</text:p>
      <text:p text:style-name="P4">
Tags: ['Росія', 'Війна', 'ПВК "Вагнера"', 'Шойгу']</text:p>
      <text:p text:style-name="P4">
Type: Article</text:p>
      <!--METADATA-->
      <text:p text:style-name="P4">
<draw:frame draw:style-name="fr1" draw:name="Image235" text:anchor-type="as-char" svg:width="6.9236in" svg:height="3.956343in" draw:z-index="0">
<draw:image xlink:href="../Images/yкринформ/2023-06-30T22-00-00-03-00/630_360_1537854279-8084.jpg" xlink:type="simple" xlink:show="embed" xlink:actuate="onLoad" draw:mime-type="image/jpeg"/>
</draw:frame>
 Занаказом міністра оборони РФ Сергія Шойгу із 25 червня розпочалася фізичналіквідація “вагнерівців” на тимчасово окупованих територіях Донецької іЗапорізької областей.</text:p>
      <text:p text:style-name="P4">
Про це у  <text:a xlink:type="simple" xlink:href="https://www.facebook.com/protydiyadezinformatsiyi.cpd/posts/pfbid0GmA4P153KLQ4nB1zihJXvdvxMRA1RtJRh1K2qXpifCwYTit8meLk2Z1gEZmzBCbNl" text:style-name="Internet_20_link" text:visited-style-name="Visited_20_Internet_20_Link">
 Фейсбуці</text:a>
поінформувала пресслужба Центру протидії дезінформації при РНБО України,передає Укрінформ.</text:p>
      <text:p text:style-name="P4">
“Докорінно змінилося відношення до “вагнерівців” на українському фронті. Заоцінками західних розвідок, з Пригожиним до Білорусі відбуло не більше тисячі“вагнерівців”, а інших змушують укладати контракти з міністерством оборони. Занаказом Шойгу з 25 червня розпочалася фізична ліквідація “вагнерівців” натимчасово окупованих територіях Донецької та Запорізької областей”, - йдетьсяу повідомленні.</text:p>
      <text:p text:style-name="P4">
Зазначається, що з них створюють окремі штурмові загони “смертників” івідправляють відбивати втрачені росіянами позиції.</text:p>
      <text:p text:style-name="P4">
<text:span text:style-name="T4">
Читайте також:</text:span>
 <text:a xlink:type="simple" xlink:href="https://www.ukrinform.ua/rubric-ato/3729572-castina-pvk-vagner-zalisaetsa-na-okupovanij-teritorii-ukraini-pentagon.html" text:style-name="Internet_20_link" text:visited-style-name="Visited_20_Internet_20_Link">
 Частина ПВК « <text:span text:style-name="T4">
Вагнер</text:span>
 » залишається на окупованійтериторії України – Пентагон </text:a>
</text:p>
      <text:p text:style-name="P4">
“Навіть якщо штурми були вдалими, ці позиції “накривають” з артилеріїросійської армії. За попередніми даними, тільки за дві доби втрати від такого“підходу” перевищили 50 людей”, - інформує ЦПД.</text:p>
      <text:p text:style-name="P4">
За його даними, зачистка внутрішньої підтримки “Вагнера” супроводжуєтьсянамірами Кремля взяти під контроль “імперію Пригожина” в Африці та наБлизькому Сході.</text:p>
      <text:p text:style-name="P4">
“Звісно, Росія не може відмовитися від такого важеля впливу в Африці як ПВК“Вагнер”. Тому єдиним виходом для кремля стає ребрендинг компанії зпризначенням нових очільників. Представники російського мзс уже попередилилідерів африканських країн, що <text:a xlink:type="simple" xlink:href="https://www.ukrinform.ua/tag-pvk-vagnera" text:style-name="Internet_20_link" text:visited-style-name="Visited_20_Internet_20_Link">
 ПВК “Вагнер” </text:a>
 продовжить свою діяльність, але під новим керівництвом”, -заявили у відомстві.</text:p>
      <text:p text:style-name="P4">
Зазначається, що один із заступників міністра закордонних справ РФ особистозаявив президенту Сирії Башару Асаду, що підрозділи ПВК більше не діятимутьсамостійно.</text:p>
      <text:p text:style-name="P4">
“Ба більше, за наявною інформацією, російська воєнна поліція затримала главувідділення ПВК “вагнер” у Ес-Сувейді, що на півдні Сирії, та трьохвисокопоставлених командирів ПВК на авіабазі Хмеймім”, - зазначили у ЦПД.</text:p>
      <text:p text:style-name="P4">
<text:span text:style-name="T4">
Читайте також:</text:span>
 <text:a xlink:type="simple" xlink:href="https://www.ukrinform.ua/rubric-ato/3729354-zaava-budanova-so-vagnerivci-bilse-ne-vouvatimut-v-ukraini-mae-serjozne-pidgrunta-gur.html" text:style-name="Internet_20_link" text:visited-style-name="Visited_20_Internet_20_Link">
 Заява Буданова, що « <text:span text:style-name="T4">
вагнер</text:span>
 івці» більше невоюватимуть в Україні, має серйозне підґрунтя – ГУР</text:a>
</text:p>
      <text:p text:style-name="P4">
У відомстві висловили думку, що наразі невідомо, чи втратить ватажок ПВК“Вагнер” остаточний контроль над своєю армією бойовиків, чи боротьба за владулише перейде на новий рівень. “Проте режим кремля отримав найсильніший удар успину, який став першим практичним етапом демонтажу путінської системи”, -переконані в установі.</text:p>
      <text:p text:style-name="P4">
Як повідомлялося, ватажок ПВК “Вагнер” Євгеній Пригожин 23 червня оголосивдемарш проти російського військового керівництва, зокрема проти міністраоборони РФ Сергія Шойгу. Олександр Лукашенко провів переговори з Пригожиним,після чого той заявив, що бійці угруповання повертаються до польових таборів.</text:p>
      <text:p text:style-name="P4">
У вівторок Лукашенко підтвердив прибуття Пригожина у Білорусь. Путін своєючергою заявив, що “вагнерівці” можуть підписати контракт із російськимміноборони або їхати в Білорусь.</text:p>
      <text:p text:style-name="P4">
Президент Володимир Зеленський переконаний, що контингент ПВК “Вагнер” уБілорусі буде незначним, оскільки більше як 20 тисяч “вагнерівців” уже знищеноукраїнськими силами оборони.</text:p>
      <text:p text:style-name="P4">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У таборі активної реабілітації пройшли курс навчання 17 військових та цивільних з травмами спинного мозку</text:span>
</text:h>
      <text:p text:style-name="P4">
Author: ['АРМІЯINFORM']</text:p>
      <text:p text:style-name="P4">
Time: 2023-06-30T22:00:00-04:00</text:p>
      <text:p text:style-name="P4">
Description: 17 військових і цивільних осіб у таборі активної реабілітації пройшли курс навчання, я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830264_933508504899727_5289906177741347885_n.jpg" text:style-name="Internet_20_link" text:visited-style-name="Visited_20_Internet_20_Link">
356830264_933508504899727_5289906177741347885_n.jpg</text:a>
', '<text:a xlink:type="simple" xlink:href="https://armyinform.com.ua/wp-content/uploads/2023/06/356908571_933508418233069_2264625871132692877_n.jpg" text:style-name="Internet_20_link" text:visited-style-name="Visited_20_Internet_20_Link">
356908571_933508418233069_2264625871132692877_n.jpg</text:a>
', '<text:a xlink:type="simple" xlink:href="https://armyinform.com.ua/wp-content/uploads/2023/06/356694152_933508278233083_1466681935887120678_n.jpg" text:style-name="Internet_20_link" text:visited-style-name="Visited_20_Internet_20_Link">
356694152_933508278233083_1466681935887120678_n.jpg</text:a>
']</text:p>
      <text:p text:style-name="P4">
Tags: ["БЕЗБАР'ЄРНІСТЬ", 'ОЛЕНА ЗЕЛЕНСЬКА', 'РЕАБІЛІТАЦІЯ ВІЙСЬКОВИХ']</text:p>
      <text:p text:style-name="P4">
Category: News</text:p>
      <!--METADATA-->
      <text:p text:style-name="P4">
<draw:frame draw:style-name="fr1" draw:name="Image236" text:anchor-type="as-char" svg:width="6.9236in" svg:height="4.61393in" draw:z-index="0">
<draw:image xlink:href="../Images/AРМІЯINFORM/2023-06-30T22-00-00-04-00/356830264_933508504899727_5289906177741347885_n.jpg" xlink:type="simple" xlink:show="embed" xlink:actuate="onLoad" draw:mime-type="image/jpeg"/>
</draw:frame>
</text:p>
      <text:p text:style-name="P4">
17 військових і цивільних осіб у таборі активної реабілітації пройшли курснавчання, як повноцінно жити з травмою спинного мозку.</text:p>
      <text:p text:style-name="P4">
Про це<text:a xlink:type="simple" xlink:href="https://www.facebook.com/olenazelenska.official/posts/pfbid02bdYq8F6DPxEgavCcrrurdu2pDzTpf59Fu6qweU6SQEYQpCCS7ofxgd6h6soHPxUdl" text:style-name="Internet_20_link" text:visited-style-name="Visited_20_Internet_20_Link">
повідомила</text:a>
перша леді Олена Зеленська у Фейсбуці.</text:p>
      <text:p text:style-name="P4">
«Навчитися заново жити після травми спинного мозку означає опанувати кріслоколісне так, щоб навколишній простір не видавався ворожим. Щоб пересуватися вмісті і самостійно вести побут. Щоб у житті знову з’явився спорт і активнірозваги. Щоби, власне, було життя. Усього цього вчать у таборі активноїреабілітації , що є серед програм ГО «Група активної реабілітації». І цьогочервня, вперше після пандемії коронавірусу та початку широкомасштабної війни,табір приймав людей: 17 військових та цивільних упродовж 10 днів училисьповноцінно жити з травмою спинного мозку», — зазначила дружина ПрезидентаУкраїни.</text:p>
      <text:p text:style-name="P4">
<draw:frame draw:style-name="fr1" draw:name="Image237" text:anchor-type="as-char" svg:width="6.9236in" svg:height="4.61393in" draw:z-index="0">
<draw:image xlink:href="../Images/AРМІЯINFORM/2023-06-30T22-00-00-04-00/356908571_933508418233069_2264625871132692877_n.jpg" xlink:type="simple" xlink:show="embed" xlink:actuate="onLoad" draw:mime-type="image/jpeg"/>
</draw:frame>
</text:p>
      <text:p text:style-name="P4">
Вона додала, що цей рух має гасло: «Навчився жити після травми сам – навчиіншого», тому інструктори тут – це люди, які колись самі через травму сіли накрісло колісне, однак навчилися жити незалежно і тепер своїм прикладоммотивують інших.</text:p>
      <text:p text:style-name="P4">
Олена Зеленська зазначила, що мета руху активної реабілітації – закластипідґрунтя для максимальної незалежності від сторонньої допомоги.</text:p>
      <text:p text:style-name="P4">
<draw:frame draw:style-name="fr1" draw:name="Image238" text:anchor-type="as-char" svg:width="6.664062in" svg:height="10.0in" draw:z-index="0">
<draw:image xlink:href="../Images/AРМІЯINFORM/2023-06-30T22-00-00-04-00/356694152_933508278233083_1466681935887120678_n.jpg" xlink:type="simple" xlink:show="embed" xlink:actuate="onLoad" draw:mime-type="image/jpeg"/>
</draw:frame>
</text:p>
      <text:p text:style-name="P4">
«Цей табір та майбутні програми, над якими працюють у «Групі активноїреабілітації» — приклад, як реалізовується наша стратегія безбар’єрності. Людирятують людей — певно, це основний принцип, за яким живе зараз уся нашакраїна», — резюмувала перша леді.</text:p>
      <text:p text:style-name="P4">
Source: <text:a xlink:type="simple" xlink:href="https://armyinform.com.ua/2023/06/30/u-tabori-aktyvnoyi-reabilitacziyi-projshly-kurs-navchannya-17-vijskovyh-ta-czyvilnyh-z-travmamy-spynnogo-mozku/" text:style-name="Internet_20_link" text:visited-style-name="Visited_20_Internet_20_Link">
https://armyinform.com.ua/2023/06/30/u-tabori-aktyvnoyi-reabilitacziyi-projshly-kurs-navchannya-17-vijskovyh-ta-czyvilnyh-z-travmamy-spynnogo-mozku/</text:a>
</text:p>
      <!--NEWS-->
      <text:h text:style-name="P10" text:outline-level="1">
<text:span text:style-name="T4">
Кабмін унормував терміни відрядження поліції та військових на заходи з нацбезпеки</text:span>
</text:h>
      <text:p text:style-name="P4">
Authors: Ukrinform (Person)</text:p>
      <text:p text:style-name="P4">
Publisher: Укринформ (Organization)</text:p>
      <text:p text:style-name="P4">
Published Time: 2023-06-30T22:09:00+03:00</text:p>
      <text:p text:style-name="P4">
Modified Time: 2023-06-30T22:09:00+03:00</text:p>
      <text:p text:style-name="P4">
Description: Кабінет Міністрів унормував терміни відрядження поліцейських і військовослужбовців на здійснення заходів із забезпечення національної безпеки й оборони України. — Укрінформ.</text:p>
      <text:p text:style-name="P4">
Images: ['<text:a xlink:type="simple" xlink:href="https://static.ukrinform.com/photos/2023_06/thumb_files/630_360_1687785209-931.png" text:style-name="Internet_20_link" text:visited-style-name="Visited_20_Internet_20_Link">
630_360_16877...</text:a>
']</text:p>
      <text:p text:style-name="P4">
Tags: ['Кабмін', 'Поліція', 'Військові', 'Нацбезпека']</text:p>
      <text:p text:style-name="P4">
Type: Article</text:p>
      <!--METADATA-->
      <text:p text:style-name="P4">
<draw:frame draw:style-name="fr1" draw:name="Image239" text:anchor-type="as-char" svg:width="6.9236in" svg:height="3.956343in" draw:z-index="0">
<draw:image xlink:href="../Images/yкринформ/2023-06-30T22-09-00-03-00/630_360_1687785209-931.png" xlink:type="simple" xlink:show="embed" xlink:actuate="onLoad" draw:mime-type="image/png"/>
</draw:frame>
 КабінетМіністрів унормував терміни відрядження поліцейських і військовослужбовців наздійснення заходів із забезпечення національної безпеки й оборони України.</text:p>
      <text:p text:style-name="P4">
Про це у <text:a xlink:type="simple" xlink:href="http://t.me/tmelnychuk/2632" text:style-name="Internet_20_link" text:visited-style-name="Visited_20_Internet_20_Link">
 Телеграмі </text:a>
 поінформував уповноваженийКабінету Міністрів у Верховній Раді Тарас Мельничук, передає Укрінформ.</text:p>
      <text:p text:style-name="P4">
“Встановлено, що строк відрядження військовослужбовців, поліцейських, осібрядового і начальницького складу та працівників, які в особливий періоднаправляються в межах України в райони воєнних (бойових) дій для участі уздійсненні заходів із забезпечення національної безпеки і оборони, відсічі істримування збройної агресії РФ, забезпеченні їх здійснення, перебуваючибезпосередньо в районах та у період здійснення зазначених заходів, а такожздійснення заходів із забезпечення правопорядку на деокупованих територіях тана державному <text:a xlink:type="simple" xlink:href="https://www.ukrinform.ua/tag-kordon" text:style-name="Internet_20_link" text:visited-style-name="Visited_20_Internet_20_Link">
 кордоні </text:a>
 , не повиненперевищувати період здійснення таких заходів”, - йдеться в дописі.</text:p>
      <text:p text:style-name="P4">
<text:span text:style-name="T4">
Читайте також:</text:span>
 <text:a xlink:type="simple" xlink:href="https://www.ukrinform.ua/rubric-society/3727301-kabmin-zatverdiv-poradok-pidgotovki-kadriv-dla-reintegracii-zvilnenih-teritorij.html" text:style-name="Internet_20_link" text:visited-style-name="Visited_20_Internet_20_Link">
 <text:span text:style-name="T4">
Кабмін</text:span>
 затвердив порядок підготовки кадрів дляреінтеграції звільнених територій </text:a>
</text:p>
      <text:p text:style-name="P4">
Як повідомлялося, 16 травня 2023 року уряд вніс зміни до постанови про нормихарчування військовослужбовців ЗСУ та низки правоохоронних підрозділів.</text:p>
      <text:p text:style-name="P4">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Загарбники обстріляли Миколаївку на Донеччині, є загиблий та поранена</text:span>
</text:h>
      <text:p text:style-name="P4">
Authors: Ukrinform (Person)</text:p>
      <text:p text:style-name="P4">
Publisher: Укринформ (Organization)</text:p>
      <text:p text:style-name="P4">
Published Time: 2023-06-30T22:15:00+03:00</text:p>
      <text:p text:style-name="P4">
Modified Time: 2023-06-30T22:15:00+03:00</text:p>
      <text:p text:style-name="P4">
Description: Унаслідок обстрілу села Миколаївка на Донеччині 30 червня одна людина загинула, ще одна зазнала поранень.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Донеччина', 'Поранені', 'Загибель', 'Війна з Росією']</text:p>
      <text:p text:style-name="P4">
Type: Article</text:p>
      <!--METADATA-->
      <text:p text:style-name="P4">
<draw:frame draw:style-name="fr1" draw:name="Image240" text:anchor-type="as-char" svg:width="6.9236in" svg:height="3.956343in" draw:z-index="0">
<draw:image xlink:href="../Images/yкринформ/2023-06-30T22-15-00-03-00/630_360_1656480323-642.jpg" xlink:type="simple" xlink:show="embed" xlink:actuate="onLoad" draw:mime-type="image/jpeg"/>
</draw:frame>
 Унаслідокобстрілу села Миколаївка на Донеччині 30 червня одна людина загинула, ще одназазнала поранень.</text:p>
      <text:p text:style-name="P4">
Як передає Укрінформ, про це повідомляє  <text:a xlink:type="simple" xlink:href="https://suspilne.media/519417-rosijski-vijskovi-obstrilali-selo-na-doneccini-30-cervna-zaginula-odna-ludina-se-odna-poranena/" text:style-name="Internet_20_link" text:visited-style-name="Visited_20_Internet_20_Link">
 Суспільне</text:a>
 з посиланням наречницю Донецької обласної прокуратури Анастасію Мєдвєдєву.</text:p>
      <text:p text:style-name="P4">
“Російські військові вдень, 30 червня, обстріляли село МиколаївкаКраматорського району в Донецькій області. Внаслідок обстрілу загинув чоловікта поранено жінку”, - йдеться у повідомленні.</text:p>
      <text:p text:style-name="P4">
Зазначається, що обстріл почався близько 15:50. Чоловік та жінка виконувалигосподарчі роботи на території приватного домоволодіння.</text:p>
      <text:p text:style-name="P4">
<text:span text:style-name="T4">
Читайте також:</text:span>
 <text:a xlink:type="simple" xlink:href="https://www.ukrinform.ua/rubric-regions/3729606-vijska-rf-za-dobu-poranili-se-dvoh-civilnih-na-doneccini.html" text:style-name="Internet_20_link" text:visited-style-name="Visited_20_Internet_20_Link">
 Війська РФ за добу поранили ще двох цивільних на<text:span text:style-name="T4">
Донечч</text:span>
 ині </text:a>
</text:p>
      <text:p text:style-name="P4">
“46-річний чоловік загинув на власному городі, а 42-річна жінка зазналаосколкових поранень. Їй надали медичну допомогу", — розповіла Мєдвєдєва.</text:p>
      <text:p text:style-name="P4">
За даними речниці, ймовірно, російські війська <text:a xlink:type="simple" xlink:href="https://www.ukrinform.ua/tag-obstril" text:style-name="Internet_20_link" text:visited-style-name="Visited_20_Internet_20_Link">
 обстріляли</text:a>
 село з артилерії.</text:p>
      <text:p text:style-name="P4">
За вказаним фактом розпочато досудове розслідування за ч. 2 ст. 438 КК України(порушення законів і звичаїв війни).</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по школі двоє людей загинули, ще шестеро зазнали поранень.</text:p>
      <text:p text:style-name="P4">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Після скасування карантину пункти COVID-вакцинації продовжать роботу</text:span>
</text:h>
      <text:p text:style-name="P4">
Authors: Ukrinform (Person)</text:p>
      <text:p text:style-name="P4">
Publisher: Укринформ (Organization)</text:p>
      <text:p text:style-name="P4">
Published Time: 2023-06-30T22:22:38+03:00</text:p>
      <text:p text:style-name="P4">
Modified Time: 2023-06-30T22:22:38+03:00</text:p>
      <text:p text:style-name="P4">
Description: Скасування карантину не вплине на роботу пунктів вакцинації від COVID-19. — Укрінформ.</text:p>
      <text:p text:style-name="P4">
Images: ['<text:a xlink:type="simple" xlink:href="https://static.ukrinform.com/photos/2021_11/thumb_files/630_360_1636469305-267.jpg" text:style-name="Internet_20_link" text:visited-style-name="Visited_20_Internet_20_Link">
630_360_16364...</text:a>
']</text:p>
      <text:p text:style-name="P4">
Tags: ['МОЗ', 'Вакцинація', 'Коронавірус', 'COVID-19', 'Ігор Кузін']</text:p>
      <text:p text:style-name="P4">
Type: Article</text:p>
      <!--METADATA-->
      <text:p text:style-name="P4">
<draw:frame draw:style-name="fr1" draw:name="Image241" text:anchor-type="as-char" svg:width="6.9236in" svg:height="3.956343in" draw:z-index="0">
<draw:image xlink:href="../Images/yкринформ/2023-06-30T22-22-38-03-00/630_360_1636469305-267.jpg" xlink:type="simple" xlink:show="embed" xlink:actuate="onLoad" draw:mime-type="image/jpeg"/>
</draw:frame>
 Скасуваннякарантину не вплине на роботу пунктів вакцинації від COVID-19.</text:p>
      <text:p text:style-name="P4">
Про це повідомляє  <text:a xlink:type="simple" xlink:href="https://moz.gov.ua/article/news/z-1-lipnja-karantin-sprichinenij-covid-19-skasovano-scheplennja-zalishajutsja-rekomendovanimi-punkti-vakcinacii-–-pracjuvatimut-" text:style-name="Internet_20_link" text:visited-style-name="Visited_20_Internet_20_Link">
 Міністерство охорони здоров'я</text:a>
 , передає Укрінформ.</text:p>
      <text:p text:style-name="P4">
«Навесні ВООЗ скасувала надзвичайну ситуацію в сфері охорони здоров'я, тобтоCOVID-19 було перенесено до постійної проблеми охорони здоров'я. ОднакCOVID-19 нікуди не зникає, а SARS-CoV-2 циркулюватиме надалі. Тому вакцинаціязалишається рекомендованою, пункти щеплення працюватимуть», – пояснивзаступник міністра, головний державний санітарний лікар Ігор Кузін.</text:p>
      <text:p text:style-name="P4">
Як зазначають в МОЗ, щеплення проти COVID-19 залишаються рекомендованими ібезоплатними. Зараз на рівні країни є понад 7 млн доз вакцини.</text:p>
      <text:p text:style-name="P4">
За рекомендаціями <text:a xlink:type="simple" xlink:href="https://www.ukrinform.ua/tag-vooz" text:style-name="Internet_20_link" text:visited-style-name="Visited_20_Internet_20_Link">
 ВООЗ </text:a>
 , вакцинуватисьнасамперед мають групи ризику: вагітні, особи віком 60+,імуноскомпроментовані, а також працівники об’єктів критичної інфраструктури.</text:p>
      <text:p text:style-name="P4">
<text:span text:style-name="T4">
Читайте також:</text:span>
 <text:a xlink:type="simple" xlink:href="https://www.ukrinform.ua/rubric-society/3729520-lasko-koronavirus-ne-znik-ale-vin-vtracae-agresivnist.html" text:style-name="Internet_20_link" text:visited-style-name="Visited_20_Internet_20_Link">
 Ляшко: <text:span text:style-name="T4">
Коронавір</text:span>
 ус не зник, але він втрачаєагресивність </text:a>
</text:p>
      <text:p text:style-name="P4">
Вакцинуватися можна буде як і до скасування карантину: у свого сімейноголікаря або у пунктах вакцинації. Вакцинація проти COVID-19 може бути проведеназгідно з рішенням лікаря за бажанням пацієнта.</text:p>
      <text:p text:style-name="P4">
Вакцинація проти COVID-19 є рекомендованою, але не обовʼязковою. Базовий курсщеплення складається з двох вакцин (або з однієї, якщо використовуєтьсяоднодозна вакцина «Джонсон»).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маски, антисептики,обмежувальні заходи та дистанції у місцях громадського користування)залишаються рекомендованими та застосовуватимуться у разі точкових спалахівCOVID-19 на рівні окремих колективів, міст чи областей.</text:p>
      <text:p text:style-name="P4">
Щодо COVID-сертифікатів на території України через відсутність карантиннихобмежень його використання та наявність є не обовʼязковою. Попри скасуванняпандемії кожна держава приймає самостійні рішення щодо запровадженнякарантинних обмежень стосовно різних інфекційних хвороб, тому в разізакордонних поїздок варто перевірити вимоги країни стосовно COVID-сертифікатів.</text:p>
      <text:p text:style-name="P4">
<text:span text:style-name="T4">
Читайте також:</text:span>
 <text:a xlink:type="simple" xlink:href="https://www.ukrinform.ua/rubric-world/3727070-rozvidka-ssa-ne-mae-dokaziv-pohodzenna-pandemii-koronavirusu-z-uhanskogo-institutu-v-kitai.html" text:style-name="Internet_20_link" text:visited-style-name="Visited_20_Internet_20_Link">
 Розвідка США не має доказів походження <text:span text:style-name="T4">
коронавір</text:span>
 усуз Уханьського інституту в Китаї </text:a>
</text:p>
      <text:p text:style-name="P4">
Як повідомляв Укрінформ, уряд ухвалив рішення про  <text:a xlink:type="simple" xlink:href="https://www.ukrinform.ua/rubric-society/3728443-v-ukraini-1-lipna-zaversuetsa-karantin-cerez-pandemiu-koronavirusu.html" text:style-name="Internet_20_link" text:visited-style-name="Visited_20_Internet_20_Link">
 скасування з 1 липня вУкраїні карантину </text:a>
 , встановленого з метою запобігання поширенню COVID-19.</text:p>
      <text:p text:style-name="P4">
В Україні початок поширення коронавірусу було зафіксовано 3 березня 2020 року,коли підтвердився перший випадок хвороби в Чернівецькій області. Із 12 березня2020 року влада запровадила карантин, який продовжували декілька разів до 2023року, при цьому вносячи певні зміни та послаблення обмежень.</text:p>
      <text:p text:style-name="P4">
Всесвітня організація охорони здоров’я 5 травня  <text:a xlink:type="simple" xlink:href="https://www.ukrinform.ua/rubric-society/3705279-vooz-skasuvala-status-pandemii-covid19.html" text:style-name="Internet_20_link" text:visited-style-name="Visited_20_Internet_20_Link">
 скасувала статус пандеміїCOVID-19 </text:a>
 .</text:p>
      <text:p text:style-name="P4">
З початку пандемії COVID-19 в Україні зафіксовано понад 5,5 млн випадківзахворювання на коронавірусну хворобу, з них летальних - понад 112 тисяч.</text:p>
      <text:p text:style-name="P4">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Радбез ООН виводить миротворчу місію з Малі</text:span>
</text:h>
      <text:p text:style-name="P4">
Authors: Ukrinform (Person)</text:p>
      <text:p text:style-name="P4">
Publisher: Укринформ (Organization)</text:p>
      <text:p text:style-name="P4">
Published Time: 2023-06-30T22:37:00+03:00</text:p>
      <text:p text:style-name="P4">
Modified Time: 2023-06-30T22:37:00+03:00</text:p>
      <text:p text:style-name="P4">
Description: Рада Безпеки ООН одностайно схвалила рішення про повне виведення миротворчих сил цієї організації з Малі. — Укрінформ.</text:p>
      <text:p text:style-name="P4">
Images: ['<text:a xlink:type="simple" xlink:href="https://static.ukrinform.com/photos/2017_09/thumb_files/630_360_1505824348-9034.jpg" text:style-name="Internet_20_link" text:visited-style-name="Visited_20_Internet_20_Link">
630_360_15058...</text:a>
']</text:p>
      <text:p text:style-name="P4">
Tags: ['Малі', 'Миротворці', 'Радбез ООН']</text:p>
      <text:p text:style-name="P4">
Type: Article</text:p>
      <!--METADATA-->
      <text:p text:style-name="P4">
<draw:frame draw:style-name="fr1" draw:name="Image242" text:anchor-type="as-char" svg:width="6.9236in" svg:height="3.956343in" draw:z-index="0">
<draw:image xlink:href="../Images/yкринформ/2023-06-30T22-37-00-03-00/630_360_1505824348-9034.jpg" xlink:type="simple" xlink:show="embed" xlink:actuate="onLoad" draw:mime-type="image/jpeg"/>
</draw:frame>
 РадаБезпеки ООН одностайно схвалила рішення про повне виведення миротворчих силцієї організації з Малі.</text:p>
      <text:p text:style-name="P4">
Про це повідомляє кореспондент Укрінформу в Нью-Йорку.</text:p>
      <text:p text:style-name="P4">
Відповідальності за безпеку в країні буде покладено на перехідний уряд, якийперебуває при владі після перевороту 2021 року.</text:p>
      <text:p text:style-name="P4">
Генеральний секретар ООН Антоніу Гутерріш закликав перехідний уряд до «повноїспівпраці для впорядкованого та безпечного виведення персоналу та активівмісії», яке триватиме близько шести місяців.</text:p>
      <text:p text:style-name="P4">
Відповідно до ухваленої резолюції, <text:a xlink:type="simple" xlink:href="https://www.ukrinform.ua/tag-mirotvorci" text:style-name="Internet_20_link" text:visited-style-name="Visited_20_Internet_20_Link">
 миротворчі сили</text:a>
 розпочнуть скорочення своєїприсутності вже в суботу й повністю будуть виведені з Малі до 1 січня 2024року.</text:p>
      <text:p text:style-name="P4">
Створена рішенням Радбезу місія станом на лютий 2023 року налічувала понад 15тис. осіб.</text:p>
      <text:p text:style-name="P4">
<text:span text:style-name="T4">
Читайте також:</text:span>
 <text:a xlink:type="simple" xlink:href="https://www.ukrinform.ua/rubric-world/3728590-mirotvorca-misia-oon-u-mali-moze-zaversitisa-naprikinci-cervna-zmi.html" text:style-name="Internet_20_link" text:visited-style-name="Visited_20_Internet_20_Link">
 Миротворча місія ООН у <text:span text:style-name="T4">
Малі</text:span>
 може завершитисянаприкінці червня - ЗМІ </text:a>
</text:p>
      <text:p text:style-name="P4">
Як повідомляє <text:a xlink:type="simple" xlink:href="https://news.un.org/en/story/2023/06/1138257" text:style-name="Internet_20_link" text:visited-style-name="Visited_20_Internet_20_Link">
 пресслужба ООН </text:a>
, останніми роками в Малі та в усьому регіоні Сахель спостерігається сплескнасильства з боку озброєних груп і терористичних угруповань, внаслідок чогозагинули 303 миротворці.</text:p>
      <text:p text:style-name="P4">
Умови перебування контингенту також погіршилися внаслідок кліматичних змін тазростання міжгромадної напруженості через обмежені ресурси, які сталиголовними чинниками насильства, нестабільності та транскордонної торгівлілюдьми.</text:p>
      <text:p text:style-name="P4">
Як повідомляв Укрінформ, адміністрація США викрила інформацію про те, що <text:a xlink:type="simple" xlink:href="https://www.ukrinform.ua/amp/rubric-world/3729978-perehidnij-urad-mali-viplativ-pvk-vagner-ponad-200-miljoniv-bilij-dim.html" text:style-name="Internet_20_link" text:visited-style-name="Visited_20_Internet_20_Link">
перехідний уряд Малі виплатив ПВК «Вагнер»</text:a>
 понад $200 мільйонів,однак присутність російських найманців лише погіршила безпекову ситуацію вкраїні.</text:p>
      <text:p text:style-name="P4">
<text:span text:style-name="T4">
Читайте також:</text:span>
 <text:a xlink:type="simple" xlink:href="https://www.ukrinform.ua/rubric-world/3724024-vlada-mali-prosit-oon-vivesti-mirotvorciv.html" text:style-name="Internet_20_link" text:visited-style-name="Visited_20_Internet_20_Link">
 Влада <text:span text:style-name="T4">
Малі</text:span>
 просить ООН вивести миротворців</text:a>
</text:p>
      <text:p text:style-name="P4">
У Білому домі вказали на зусилля ПВК «Вагнер», спрямовані на витісненнямиротворчої місії ООН з Малі, яка заважає інтересам російських найманців.</text:p>
      <text:p text:style-name="P4">
Перехідний уряд Малі на початку червня скасував згоду на розміщення в країніінтегрованої стабілізаційної місії ООН MINUSMA та наполягав на негайномувиведенні миротворців.</text:p>
      <text:p text:style-name="P4">
Source: <text:a xlink:type="simple" xlink:href="https://www.ukrinform.ua/rubric-world/3730009-radbez-oon-vivodit-mirotvorcu-misiu-z-mali.html" text:style-name="Internet_20_link" text:visited-style-name="Visited_20_Internet_20_Link">
https://www.ukrinform.ua/rubric-world/3730009-radbez-oon-vivodit-mirotvorcu-misiu-z-mali.html</text:a>
</text:p>
      <!--NEWS-->
      <text:h text:style-name="P10" text:outline-level="1">
<text:span text:style-name="T4">
Україна та Литва співпрацюватимуть у сфері діджиталізації культурної спадщини</text:span>
</text:h>
      <text:p text:style-name="P4">
Authors: Ukrinform (Person)</text:p>
      <text:p text:style-name="P4">
Publisher: Укринформ (Organization)</text:p>
      <text:p text:style-name="P4">
Published Time: 2023-06-30T22:40:15+03:00</text:p>
      <text:p text:style-name="P4">
Modified Time: 2023-06-30T22:40:15+03:00</text:p>
      <text:p text:style-name="P4">
Description: У Міністерстві культури та інформаційної політики обговорили з представниками Литви подальшу співпрацю та зміцнення кроків у сфері інформаційної безпеки та діджиталізації культурної спадщини України. — Укрінформ.</text:p>
      <text:p text:style-name="P4">
Images: ['<text:a xlink:type="simple" xlink:href="https://static.ukrinform.com/photos/2023_05/thumb_files/630_360_1683304526-994.jpg" text:style-name="Internet_20_link" text:visited-style-name="Visited_20_Internet_20_Link">
630_360_16833...</text:a>
']</text:p>
      <text:p text:style-name="P4">
Tags: ['Культурна спадщина', 'Литва', 'МКІП ', 'Діджиталізація']</text:p>
      <text:p text:style-name="P4">
Type: Article</text:p>
      <!--METADATA-->
      <text:p text:style-name="P4">
<draw:frame draw:style-name="fr1" draw:name="Image243" text:anchor-type="as-char" svg:width="6.9236in" svg:height="3.956343in" draw:z-index="0">
<draw:image xlink:href="../Images/yкринформ/2023-06-30T22-40-15-03-00/630_360_1683304526-994.jpg" xlink:type="simple" xlink:show="embed" xlink:actuate="onLoad" draw:mime-type="image/jpeg"/>
</draw:frame>
 УМіністерстві культури та інформаційної політики обговорили з представникамиЛитви подальшу співпрацю та зміцнення кроків у сфері інформаційної безпеки тадіджиталізації культурної спадщини України.</text:p>
      <text:p text:style-name="P4">
Про це повідомляє  <text:a xlink:type="simple" xlink:href="https://mkip.gov.ua/news/9405.html" text:style-name="Internet_20_link" text:visited-style-name="Visited_20_Internet_20_Link">
 пресслужба </text:a>
міністерства, передає Укрінформ.</text:p>
      <text:p text:style-name="P4">
"Українська сторона висловила щиру подяку Литві та її громадянам в підтримціна культурному фронті, оскільки така підтримка виражається не лише словами, ай конкретними діями", - йдеться у повідомленні.</text:p>
      <text:p text:style-name="P4">
</text:p>
      <text:p text:style-name="P4">
Як зазначається, заступник міністра Тарас Шевченко привітав здійсненілитовською стороною додаткові обмеження та заборони на трансляцію російськихканалів. Він наголосив на необхідності продовження цього процесу тазастосування більших <text:a xlink:type="simple" xlink:href="https://www.ukrinform.ua/tag-sankcii" text:style-name="Internet_20_link" text:visited-style-name="Visited_20_Internet_20_Link">
 санкцій </text:a>
 тамасштабних обмежень щодо російських телевізійних компаній та медіа.</text:p>
      <text:p text:style-name="P4">
Також Шевченко наголосив на необхідності об’єднати зусилля та продовжитикоординацію в просуванні ініціативи «Інформаційного Рамштайну» в сферіінформаційної безпеки, включаючи політику санкцій.</text:p>
      <text:p text:style-name="P4">
</text:p>
      <text:p text:style-name="P4">
У свою чергу заступниця міністра Анастасія Бондар поінформувала про ситуацію вкультурній сфері, основними викликами якої залишаються діджиталізаціянерухомої культурної спадщини, музейних експонатів та нематеріальноїкультурної спадщини України.</text:p>
      <text:p text:style-name="P4">
<text:span text:style-name="T4">
Читайте також:</text:span>
 <text:a xlink:type="simple" xlink:href="https://www.ukrinform.ua/rubric-culture/3725803-mkip-ta-predstavniki-unesko-obgovorili-zberezenna-kulturnoi-spadsini.html" text:style-name="Internet_20_link" text:visited-style-name="Visited_20_Internet_20_Link">
 МКІП та представники ЮНЕСКО обговорили збереженнякультурної спадщини </text:a>
</text:p>
      <text:p text:style-name="P4">
Вона відзначила плідну колаборацію з литовськими інституціями в галузімузейної справи, проведення тренінгів для обміну досвідом між експертами,отримання грантів та стипендій, а також широку співпрацю з мережею бібліотекта проєкти з реставрації окремих об’єктів.</text:p>
      <text:p text:style-name="P4">
</text:p>
      <text:p text:style-name="P4">
Литовська сторона підтвердила свою повну підтримку в цій боротьбі заідентичність та висловила готовність до подальшої співпраці.</text:p>
      <text:p text:style-name="P4">
Як повідомлялося, раніше міністр культури та інформаційної політики ОлександрТкаченко та міністр культури та спорту Іспанії Мікель Ісета Лоренсо обговорилиспівпрацю у  <text:a xlink:type="simple" xlink:href="https://www.ukrinform.ua/rubric-culture/3724924-ukraina-rozrahovue-na-dopomogu-ispanii-u-vidnovlenni-kulturnoi-spadsini-tkacenko.html" text:style-name="Internet_20_link" text:visited-style-name="Visited_20_Internet_20_Link">
 відновленні української культурної спадщини</text:a>
 .</text:p>
      <text:p text:style-name="P4">
Source: <text:a xlink:type="simple" xlink:href="https://www.ukrinform.ua/rubric-culture/3730011-ukraina-ta-litva-spivpracuvatimut-u-sferi-didzitalizacii-kulturnoi-spadsini.html" text:style-name="Internet_20_link" text:visited-style-name="Visited_20_Internet_20_Link">
https://www.ukrinform.ua/rubric-culture/3730011-ukraina-ta-litva-spivpracuvatimut-u-sferi-didzitalizacii-kulturnoi-spadsini.html</text:a>
</text:p>
      <!--NEWS-->
      <text:h text:style-name="P10" text:outline-level="1">
<text:span text:style-name="T4">
У Трускавці побудують завод мінеральних вод за німецьким проєктом</text:span>
</text:h>
      <text:p text:style-name="P4">
Authors: Ukrinform (Person)</text:p>
      <text:p text:style-name="P4">
Publisher: Укринформ (Organization)</text:p>
      <text:p text:style-name="P4">
Published Time: 2023-06-30T22:48:41+03:00</text:p>
      <text:p text:style-name="P4">
Modified Time: 2023-06-30T22:48:41+03:00</text:p>
      <text:p text:style-name="P4">
Description: У місті Трускавець на Львівщині побудують завод мінеральних вод за німецьким проєктом.  — Укрінформ.</text:p>
      <text:p text:style-name="P4">
Images: ['<text:a xlink:type="simple" xlink:href="https://static.ukrinform.com/photos/2020_09/thumb_files/630_360_1601380501-828.jpg" text:style-name="Internet_20_link" text:visited-style-name="Visited_20_Internet_20_Link">
630_360_16013...</text:a>
']</text:p>
      <text:p text:style-name="P4">
Tags: ['Німеччина', 'Вода', 'Завод', 'Трускавець']</text:p>
      <text:p text:style-name="P4">
Type: Article</text:p>
      <!--METADATA-->
      <text:p text:style-name="P4">
<draw:frame draw:style-name="fr1" draw:name="Image247" text:anchor-type="as-char" svg:width="6.9236in" svg:height="3.956343in" draw:z-index="0">
<draw:image xlink:href="../Images/yкринформ/2023-06-30T22-48-41-03-00/630_360_1601380501-828.jpg" xlink:type="simple" xlink:show="embed" xlink:actuate="onLoad" draw:mime-type="image/jpeg"/>
</draw:frame>
 У містіТрускавець на Львівщині побудують завод мінеральних вод за німецьким проєктом.</text:p>
      <text:p text:style-name="P4">
Про це журналістам повідомив Трускавецькій міський голова Андрій Кульчицький уході Міжнародного курортно-рекреаційного форуму, передає кореспондентУкрінформу.</text:p>
      <text:p text:style-name="P4">
«У нас завдяки приватним інвестиціям в межах міста має будуватися величезний,сучасний завод мінеральних вод «Трускавецька». Сам завод, який плануєтьсябудувати, його розрахункова вартість – десь не менше 35 млн доларів», - сказавмер.</text:p>
      <text:p text:style-name="P4">
Він додав, що зараз вже пройшли переговори про закупівлю земельної ділянки,провели вже геологічну розвідку, і в <text:a xlink:type="simple" xlink:href="https://www.ukrinform.ua/tag-nimeccina" text:style-name="Internet_20_link" text:visited-style-name="Visited_20_Internet_20_Link">
 Німеччині</text:a>
 замовили проєктантів, які проводятьпроєктні роботи.</text:p>
      <text:p text:style-name="P4">
«Завод планується побудувати на викупленій приватній ділянці в межахТрускавця. Інвестор оплачує гроші, а німецька якість проєкту гарантуєбезпечність виробництва», - додав Кульчицький.</text:p>
      <text:p text:style-name="P4">
<text:span text:style-name="T4">
Читайте також:</text:span>
 <text:a xlink:type="simple" xlink:href="https://www.ukrinform.ua/rubric-society/3721008-na-tankovomu-zavodi-rheinmetall-v-ukraini-pracuvatimut-miscevi-specialisti-kerivnik-koncernu.html" text:style-name="Internet_20_link" text:visited-style-name="Visited_20_Internet_20_Link">
 На танковому <text:span text:style-name="T4">
завод</text:span>
 і Rheinmetall в Україніпрацюватимуть місцеві спеціалісти - керівник концерну</text:a>
</text:p>
      <text:p text:style-name="P4">
Як повідомлялося, за словами мера Андрія Кульчицького, у Трускавецьку громадуЛьвівської області у цьому 2023 році зайшло 100 млн доларів інвестицій, і цятенденція продовжиться.</text:p>
      <text:p text:style-name="P4">
У Трускавці на Львівщині 29 – 30 червня проходить  <text:a xlink:type="simple" xlink:href="https://www.ukrinform.ua/rubric-regions/3729638-u-truskavci-rozpocav-robotu-miznarodnij-kurortnorekreacijnij-forum.html" text:style-name="Internet_20_link" text:visited-style-name="Visited_20_Internet_20_Link">
 Міжнародний курортно-рекреаційний форум </text:a>
 , на якому фахівці обговорюють розроблення концепції ефективноїсистеми курортної реабілітації для осіб, постраждалих від війни.</text:p>
      <text:p text:style-name="P4">
_ Фото ілюстративне  _</text:p>
      <text:p text:style-name="P4">
Source: <text:a xlink:type="simple" xlink:href="https://www.ukrinform.ua/rubric-economy/3730012-u-truskavci-pobuduut-zavod-mineralnih-vod-za-nimeckim-proektom.html" text:style-name="Internet_20_link" text:visited-style-name="Visited_20_Internet_20_Link">
https://www.ukrinform.ua/rubric-economy/3730012-u-truskavci-pobuduut-zavod-mineralnih-vod-za-nimeckim-proektom.html</text:a>
</text:p>
      <!--NEWS-->
      <text:h text:style-name="P10" text:outline-level="1">
<text:span text:style-name="T4">
Журналісти встановили особи майже 27 тисяч військових РФ, ліквідованих в Україні</text:span>
</text:h>
      <text:p text:style-name="P4">
Authors: Ukrinform (Person)</text:p>
      <text:p text:style-name="P4">
Publisher: Укринформ (Organization)</text:p>
      <text:p text:style-name="P4">
Published Time: 2023-06-30T22:59:00+03:00</text:p>
      <text:p text:style-name="P4">
Modified Time: 2023-06-30T22:59:00+03:00</text:p>
      <text:p text:style-name="P4">
Description: Правозахисний портал «Медіазона» та Російська служба BBC за підтримки волонтерів встановили імена 26 801 російського військовослужбовця, загиблого на війні проти України.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Загибель', 'Журналіст', 'Російські військові', 'Війна з Росією']</text:p>
      <text:p text:style-name="P4">
Type: Article</text:p>
      <!--METADATA-->
      <text:p text:style-name="P4">
<draw:frame draw:style-name="fr1" draw:name="Image248" text:anchor-type="as-char" svg:width="6.9236in" svg:height="3.956343in" draw:z-index="0">
<draw:image xlink:href="../Images/yкринформ/2023-06-30T22-59-00-03-00/630_360_1649246846-820.jpg" xlink:type="simple" xlink:show="embed" xlink:actuate="onLoad" draw:mime-type="image/jpeg"/>
</draw:frame>
Правозахисний портал «Медіазона» та Російська служба BBC за підтримкиволонтерів встановили імена 26 801 російського військовослужбовця, загиблогона війні проти України.</text:p>
      <text:p text:style-name="P4">
Про це повідомляє Укрінформ із посиланням на <text:a xlink:type="simple" xlink:href="http://zona.media/casualties" text:style-name="Internet_20_link" text:visited-style-name="Visited_20_Internet_20_Link">
 сайт «Медіазони»</text:a>
 .</text:p>
      <text:p text:style-name="P4">
При цьому кількість підтверджених загиблих серед в'язнів перевищила п'ятьтисяч. Журналісти також підтвердили загибель 2674 мобілізованих росіян.Зазначається, що загиблих серед мобілізованих уперше за весь час спостереженьбільше, ніж серед добровольців.</text:p>
      <text:p text:style-name="P4">
Окрім того, до 30 червня вдалося підтвердити ліквідацію понад 2250 офіцерівросійської армії та інших силових структур. 263 з них – у званні відпідполковника та вище.</text:p>
      <text:p text:style-name="P4">
Також відомо про 176 випадків загибелі військових пілотів. У зв’язку з цимвидання нагадує, що підготовка одного пілота фронтової авіації першого класузаймає 7-8 років і коштує близько 3,4 млн доларів.</text:p>
      <text:p text:style-name="P4">
<text:span text:style-name="T4">
Читайте також:</text:span>
 <text:a xlink:type="simple" xlink:href="https://www.ukrinform.ua/rubric-ato/3729020-ukrainski-bijci-iglou-zbili-rosijskij-vinisuvac-su25.html" text:style-name="Internet_20_link" text:visited-style-name="Visited_20_Internet_20_Link">
 Українські бійці «Іглою» <text:span text:style-name="T4">
збили</text:span>
 російський винищувачСу-25 </text:a>
</text:p>
      <text:p text:style-name="P4">
Найбільше загиблих - зі Свердловської області, Краснодарського краю,Челябінської області, Башкирії, Бурятії та Ростовської області.</text:p>
      <text:p text:style-name="P4">
Журналісти збирають інформацію про загиблих <text:a xlink:type="simple" xlink:href="https://www.ukrinform.ua/tag-rosijski-vijskovi" text:style-name="Internet_20_link" text:visited-style-name="Visited_20_Internet_20_Link">
 російських військових</text:a>
 від початку бойових дій. Домоніторингу потрапляють лише ті, чию смерть удалося встановити на підставівідкритих джерел. Дослідники підкреслюють, що реальна кількість загиблих можебути в рази вищою. Крім того, невідома кількість зниклих безвісти таполонених.</text:p>
      <text:p text:style-name="P4">
Як повідомлялося, за даними Генштабу ЗС України станом на ранок 30 червняліквідовано 228 340 російських загарбників.</text:p>
      <text:p text:style-name="P4">
Source: <text:a xlink:type="simple" xlink:href="https://www.ukrinform.ua/rubric-ato/3730008-zurnalisti-vstanovili-osobi-majze-27-tisac-vijskovih-rf-likvidovanih-v-ukraini.html" text:style-name="Internet_20_link" text:visited-style-name="Visited_20_Internet_20_Link">
https://www.ukrinform.ua/rubric-ato/3730008-zurnalisti-vstanovili-osobi-majze-27-tisac-vijskovih-rf-likvidovanih-v-ukraini.html</text:a>
</text:p>
      <!--NEWS-->
      <text:h text:style-name="P10" text:outline-level="1">
<text:span text:style-name="T4">
Футболісти української «молодіжки» прибули до Клуж-Напоки на чвертьфінал Євро-2023</text:span>
</text:h>
      <text:p text:style-name="P4">
Authors: Ukrinform (Person)</text:p>
      <text:p text:style-name="P4">
Publisher: Укринформ (Organization)</text:p>
      <text:p text:style-name="P4">
Published Time: 2023-06-30T23:00:00+03:00</text:p>
      <text:p text:style-name="P4">
Modified Time: 2023-06-30T23:00:00+03:00</text:p>
      <text:p text:style-name="P4">
Description: Молодіжна збірна України з футболу (гравці до 21-го року) із столиці Румунії Бухареста прибула до Клуж-Напоки, де в неділю, 2 липня, проведе чвертьфінальний поєдинок чемпіонату Європи проти однолітків із Франції. — Укрінформ.</text:p>
      <text:p text:style-name="P4">
Images: ['<text:a xlink:type="simple" xlink:href="https://static.ukrinform.com/photos/2023_06/thumb_files/630_360_1688155471-489.jpg" text:style-name="Internet_20_link" text:visited-style-name="Visited_20_Internet_20_Link">
630_360_16881...</text:a>
']</text:p>
      <text:p text:style-name="P4">
Tags: ['Футбол']</text:p>
      <text:p text:style-name="P4">
Type: Article</text:p>
      <!--METADATA-->
      <text:p text:style-name="P4">
<draw:frame draw:style-name="fr1" draw:name="Image249" text:anchor-type="as-char" svg:width="6.9236in" svg:height="3.956343in" draw:z-index="0">
<draw:image xlink:href="../Images/yкринформ/2023-06-30T23-00-00-03-00/630_360_1688155471-489.jpg" xlink:type="simple" xlink:show="embed" xlink:actuate="onLoad" draw:mime-type="image/jpeg"/>
</draw:frame>
 Молодіжназбірна України з футболу (гравці до 21-го року) із столиці Румунії Бухарестаприбула до Клуж-Напоки, де в неділю, 2 липня, проведе чвертьфінальний поєдинокчемпіонату Європи проти однолітків із Франції.</text:p>
      <text:p text:style-name="P4">
Матч на «Клуж-Арені» розпочнеться о 22.00 за київським часом, передаєУкрінформ.</text:p>
      <text:p text:style-name="P4">
Переможець протистояння гратиме в Кутаїсі (Грузія) 5 липня у півфіналі.</text:p>
      <text:p text:style-name="P4">
<text:span text:style-name="T4">
Читайте також:</text:span>
 <text:a xlink:type="simple" xlink:href="https://www.ukrinform.ua/rubric-sports/3729971-zinoca-zbirna-ukraini-z-plaznogo-futbolu-vijsla-u-final-iii-evropejskih-igor.html" text:style-name="Internet_20_link" text:visited-style-name="Visited_20_Internet_20_Link">
 Жіноча збірна України з пляжного <text:span text:style-name="T4">
футбол</text:span>
 у вийшла уфінал III Європейських ігор </text:a>
</text:p>
      <text:p text:style-name="P4">
Фінал молодіжного Євро-2023 відбудеться 8 липня в Батумі (Грузія).</text:p>
      <text:p text:style-name="P4">
Фото: uaf.ua.</text:p>
      <text:p text:style-name="P4">
Source: <text:a xlink:type="simple" xlink:href="https://www.ukrinform.ua/rubric-sports/3730013-futbolisti-ukrainskoi-molodizki-pribuli-do-kluznapoki-na-cvertfinal-evro2023.html" text:style-name="Internet_20_link" text:visited-style-name="Visited_20_Internet_20_Link">
https://www.ukrinform.ua/rubric-sports/3730013-futbolisti-ukrainskoi-molodizki-pribuli-do-kluznapoki-na-cvertfinal-evro2023.html</text:a>
</text:p>
      <!--NEWS-->
      <text:h text:style-name="P10" text:outline-level="1">
<text:span text:style-name="T4">
Вільнюс став першим містом у Європі, де запустили безпілотні автівки</text:span>
</text:h>
      <text:p text:style-name="P4">
Authors: Ukrinform (Person)</text:p>
      <text:p text:style-name="P4">
Publisher: Укринформ (Organization)</text:p>
      <text:p text:style-name="P4">
Published Time: 2023-06-30T23:22:00+03:00</text:p>
      <text:p text:style-name="P4">
Modified Time: 2023-06-30T23:22:00+03:00</text:p>
      <text:p text:style-name="P4">
Description: Вільнюс став першим містом у Європі, де почали використовувати безпілотні автомобілі у реальних умовах дорожнього руху. — Укрінформ.</text:p>
      <text:p text:style-name="P4">
Images: ['<text:a xlink:type="simple" xlink:href="https://static.ukrinform.com/photos/2023_06/thumb_files/630_360_1688155902-677.jpg" text:style-name="Internet_20_link" text:visited-style-name="Visited_20_Internet_20_Link">
630_360_16881...</text:a>
']</text:p>
      <text:p text:style-name="P4">
Tags: ['Автомобіль', 'Безпілотник', 'Європа', 'Литва', 'Транспорт']</text:p>
      <text:p text:style-name="P4">
Type: Article</text:p>
      <!--METADATA-->
      <text:p text:style-name="P4">
<draw:frame draw:style-name="fr1" draw:name="Image250" text:anchor-type="as-char" svg:width="6.9236in" svg:height="3.956343in" draw:z-index="0">
<draw:image xlink:href="../Images/yкринформ/2023-06-30T23-22-00-03-00/630_360_1688155902-677.jpg" xlink:type="simple" xlink:show="embed" xlink:actuate="onLoad" draw:mime-type="image/jpeg"/>
</draw:frame>
 Вільнюсстав першим містом у Європі, де почали використовувати безпілотні автомобілі уреальних умовах дорожнього руху.</text:p>
      <text:p text:style-name="P4">
Як передає Укрінформ, про це повідомляє  <text:a xlink:type="simple" xlink:href="https://www.lrt.lt/ru/novosti/17/2023233/v-vil-niuse-vpervye-v-evrope-nachali-kursirovat-bespilotnye-avtomobili" text:style-name="Internet_20_link" text:visited-style-name="Visited_20_Internet_20_Link">
 LRT</text:a>
 .</text:p>
      <text:p text:style-name="P4">
Ці автомобілі були визнані безпечними, оскільки один з них з осені минулогороку працює в районі Бальсяй у Вільнюсі, де була перевірена його здатністьбезпечно брати участь у дорожньому русі. За даними литовського Міністерстватранспорту та комунікацій, автівки відповідають усім стандартам безпеки.</text:p>
      <text:p text:style-name="P4">
</text:p>
      <text:p text:style-name="P4">
Агне Вайчюкявічюте, заступниця міністра транспорту та комунікацій, каже, щотаке використання автономних технологій є демонстрацією лідерства Литви уЄвропі. Вона також сподівається, що запуск безпілотного транспорту на вулицяхВільнюса закладатиме основу подальшого розвитку та інновацій.</text:p>
      <text:p text:style-name="P4">
</text:p>
      <text:p text:style-name="P4">
"Я дуже рада, що у нас в Литві безпілотні технології вже будутьзастосовуватися на практиці. Можливо, не всі знають, що Литва вже створилаумови для безпілотного транспорту на законодавчому рівні з 2018 року.Звичайно, оскільки <text:a xlink:type="simple" xlink:href="https://www.ukrinform.ua/tag-tehnologii" text:style-name="Internet_20_link" text:visited-style-name="Visited_20_Internet_20_Link">
 технологія </text:a>
розвивається дуже швидко, ми все ближче до реальних прикладів на дорогахЛитви", - сказала Вайчюкявічюте журналістам.</text:p>
      <text:p text:style-name="P4">
<text:span text:style-name="T4">
Читайте також:</text:span>
 <text:a xlink:type="simple" xlink:href="https://www.ukrinform.ua/rubric-technology/3728390-v-ukraini-ponad-100-kompanij-viroblaut-bezpilotniki-fedorov.html" text:style-name="Internet_20_link" text:visited-style-name="Visited_20_Internet_20_Link">
 В Україні понад 100 компаній виробляють <text:span text:style-name="T4">
безпілотн</text:span>
 ики- Федоров </text:a>
</text:p>
      <text:p text:style-name="P4">
"Я сподіваюся, що це лідерство та перша спроба запустити автономні автомобіліна вулицях Вільнюса - це лише початок, і за декілька років ми побачимо багатоінновацій, якими зможемо пишатися", - додала вона.</text:p>
      <text:p text:style-name="P4">
</text:p>
      <text:p text:style-name="P4">
Март Матісен, керівник проєкту продажів естонської компанії Clevon, якарозробила ці автомобілі, пояснив, що автомобілі зможуть рухатися зі швидкістюдо 50 км/год міськими вулицями, але для забезпечення максимальної безпеки їхшвидкість у Вільнюсі на деякий час буде знижена до 25 км/год.</text:p>
      <text:p text:style-name="P4">
Як повідомляв Укрінформ, у канадському місті Оттава відкрилася перша в країніспеціальна  <text:a xlink:type="simple" xlink:href="https://www.ukrinform.ua/rubric-technology/3726713-u-kanadi-vidkrilasa-persa-zona-dla-viprobovuvanna-robotiv-i-droniv.html" text:style-name="Internet_20_link" text:visited-style-name="Visited_20_Internet_20_Link">
 територія для випробовування роботів і дронів</text:a>
 .</text:p>
      <text:p text:style-name="P4">
_ Фото: G. Skaraitienės / BNS nuotr  _</text:p>
      <text:p text:style-name="P4">
Source: <text:a xlink:type="simple" xlink:href="https://www.ukrinform.ua/rubric-technology/3730017-vilnus-stav-persim-mistom-u-evropi-de-zapustili-bezpilotni-avtivki.html" text:style-name="Internet_20_link" text:visited-style-name="Visited_20_Internet_20_Link">
https://www.ukrinform.ua/rubric-technology/3730017-vilnus-stav-persim-mistom-u-evropi-de-zapustili-bezpilotni-avtivki.html</text:a>
</text:p>
      <!--NEWS-->
      <text:h text:style-name="P10" text:outline-level="1">
<text:span text:style-name="T4">
«Динамо» визначилося з місцем проведення матчів у Лізі конференцій УЄФА - ЗМІ</text:span>
</text:h>
      <text:p text:style-name="P4">
Authors: Ukrinform (Person)</text:p>
      <text:p text:style-name="P4">
Publisher: Укринформ (Organization)</text:p>
      <text:p text:style-name="P4">
Published Time: 2023-06-30T23:37:01+03:00</text:p>
      <text:p text:style-name="P4">
Modified Time: 2023-06-30T23:37:01+03:00</text:p>
      <text:p text:style-name="P4">
Description: Київський футбольний клуб «Динамо» (Київ) проводитиме номінально домашні матчі Ліги конференцій УЄФА-2023/24 у Бухаресті (Румунія). — Укрінформ.</text:p>
      <text:p text:style-name="P4">
Images: ['<text:a xlink:type="simple" xlink:href="https://static.ukrinform.com/photos/2023_06/thumb_files/630_360_1688157332-848.jpg" text:style-name="Internet_20_link" text:visited-style-name="Visited_20_Internet_20_Link">
630_360_16881...</text:a>
']</text:p>
      <text:p text:style-name="P4">
Tags: ['Динамо', 'Футбол', 'Ліга конференцій УЄФА']</text:p>
      <text:p text:style-name="P4">
Type: Article</text:p>
      <!--METADATA-->
      <text:p text:style-name="P4">
<draw:frame draw:style-name="fr1" draw:name="Image254" text:anchor-type="as-char" svg:width="6.9236in" svg:height="3.956343in" draw:z-index="0">
<draw:image xlink:href="../Images/yкринформ/2023-06-30T23-37-01-03-00/630_360_1688157332-848.jpg" xlink:type="simple" xlink:show="embed" xlink:actuate="onLoad" draw:mime-type="image/jpeg"/>
</draw:frame>
 Київськийфутбольний клуб «Динамо» (Київ) проводитиме номінально домашні матчі Лігиконференцій УЄФА-2023/24 у Бухаресті (Румунія).</text:p>
      <text:p text:style-name="P4">
Як повідомляє <text:a xlink:type="simple" xlink:href="https://sportarena.com/uk/footboll/upl/dinamo-virishilo-provoditi-yevrokubkovi-matchi-u/" text:style-name="Internet_20_link" text:visited-style-name="Visited_20_Internet_20_Link">
 SportArena </text:a>
 , стадіон «Рапід-Джулешті» вміщує14 тисяч уболівальників, передає Укрінформ.</text:p>
      <text:p text:style-name="P4">
Минулого сезону «Динамо» проводило домашні матчі єврокубків у Польщі. Поєдинкикваліфікації Ліги чемпіонів пройшли на арені у Лодзі, а зустрічі груповогоетапу Ліги Європи - у Кракові.</text:p>
      <text:p text:style-name="P4">
<text:span text:style-name="T4">
Читайте також:</text:span>
 <text:a xlink:type="simple" xlink:href="https://www.ukrinform.ua/rubric-sports/3729223-viznacivsa-se-odin-supernik-futbolistiv-dinamo-na-zbori-v-avstrii.html" text:style-name="Internet_20_link" text:visited-style-name="Visited_20_Internet_20_Link">
 Визначився ще один суперник футболістів « <text:span text:style-name="T4">
Динамо</text:span>
 » назборі в Австрії </text:a>
</text:p>
      <text:p text:style-name="P4">
Нагадаємо, у кампанії Української Прем'єр-ліги (УПЛ)-2022/23 кияни посіли 4-темісце, що дозволяє їм виступити в Лізі конференцій і розпочати відбір догрупового раунду турніру з третього раунду кваліфікації. Для виходу догрупового етапу ЛК «Динамо» потрібно пройти два раунди відбору.</text:p>
      <text:p text:style-name="P4">
Фото: ФК «Динамо» (Київ).</text:p>
      <text:p text:style-name="P4">
Source: <text:a xlink:type="simple" xlink:href="https://www.ukrinform.ua/rubric-sports/3730020-dinamo-viznacilosa-z-miscem-provedenna-matciv-u-lizi-konferencij-uefa-zmi.html" text:style-name="Internet_20_link" text:visited-style-name="Visited_20_Internet_20_Link">
https://www.ukrinform.ua/rubric-sports/3730020-dinamo-viznacilosa-z-miscem-provedenna-matciv-u-lizi-konferencij-uefa-zmi.html</text:a>
</text:p>
      <!--NEWS-->
      <text:h text:style-name="P10" text:outline-level="1">
<text:span text:style-name="T4">
Данілов - про ймовірний теракт росіян на ЗАЕС: У нас є протоколи та плани, в який спосіб діяти</text:span>
</text:h>
      <text:p text:style-name="P4">
Authors: Ukrinform (Person)</text:p>
      <text:p text:style-name="P4">
Publisher: Укринформ (Organization)</text:p>
      <text:p text:style-name="P4">
Published Time: 2023-06-30T23:46:00+03:00</text:p>
      <text:p text:style-name="P4">
Modified Time: 2023-06-30T23:46:00+03:00</text:p>
      <text:p text:style-name="P4">
Description: Олексій Данілов заявив, що після інформації про ймовірний теракт на окупованій Запорізькій АЕС в Україні провели «велике навчання» і була «ще одна підготовка». — Укрінформ.</text:p>
      <text:p text:style-name="P4">
Images: ['<text:a xlink:type="simple" xlink:href="https://static.ukrinform.com/photos/2023_04/thumb_files/630_360_1680783783-785.jpg" text:style-name="Internet_20_link" text:visited-style-name="Visited_20_Internet_20_Link">
630_360_16807...</text:a>
']</text:p>
      <text:p text:style-name="P4">
Tags: ['РНБО', 'Теракт', 'Данілов', 'Запорізька АЕС']</text:p>
      <text:p text:style-name="P4">
Type: Article</text:p>
      <!--METADATA-->
      <text:p text:style-name="P4">
<draw:frame draw:style-name="fr1" draw:name="Image255" text:anchor-type="as-char" svg:width="6.9236in" svg:height="3.956343in" draw:z-index="0">
<draw:image xlink:href="../Images/yкринформ/2023-06-30T23-46-00-03-00/630_360_1680783783-785.jpg" xlink:type="simple" xlink:show="embed" xlink:actuate="onLoad" draw:mime-type="image/jpeg"/>
</draw:frame>
 ОлексійДанілов заявив, що після інформації про ймовірний теракт на окупованійЗапорізькій АЕС в Україні провели «велике навчання» і була «ще однапідготовка».</text:p>
      <text:p text:style-name="P4">
Про це секретар РНБО сказав в ефірі <text:a xlink:type="simple" xlink:href="https://www.radiosvoboda.org/a/news-zaes-terakt-danilov-pidhotovka/32484147.html" text:style-name="Internet_20_link" text:visited-style-name="Visited_20_Internet_20_Link">
 Радіо Свобода</text:a>
 , передає Укрінформ.</text:p>
      <text:p text:style-name="P4">
«У нас є наші протоколи, наші плани, в який спосіб ми маємо діяти. Заразвідбулося велике навчання, ще відбулася одна підготовка, якщо станеться цейтерористичний акт з боку Російської Федерації», – зазначив Данілов, коментуючиплан дій України у разі теракту на <text:a xlink:type="simple" xlink:href="https://www.ukrinform.ua/tag-aes" text:style-name="Internet_20_link" text:visited-style-name="Visited_20_Internet_20_Link">
 АЕС </text:a>
 .</text:p>
      <text:p text:style-name="P4">
Він зауважив, що зараз складно сказати про можливі наслідки надзвичайноїситуації на ЗАЕС.</text:p>
      <text:p text:style-name="P4">
«Сам факт, якщо ці терористи здійснюють такий теракт на ядерному об’єкті, будевважатися всіма цивілізованими країнами, що це застосування ядерної зброїпроти цивільного населення. Тому будемо дуже уважно спостерігати – якщо не дайбог це станеться – яка буде реакція світу на ці події. На превеликий жаль, те,що відбулося нещодавно щодо підриву дамби, реакція світу не відповідала тійтерористичній атаці, якої зазнала Україна. Ми зараз робимо все можливе інеможливе, щоб цього не сталося, але станція зараз в руках терористів», –заявив секретар РНБО.</text:p>
      <text:p text:style-name="P4">
<text:span text:style-name="T4">
Читайте також:</text:span>
 <text:a xlink:type="simple" xlink:href="https://www.ukrinform.ua/rubric-regions/3729535-danilov-pro-zaes-ukraina-gotuetsa-do-budakih-scenariiv-reakcia-svitu-mala-b-buti-mittevou.html" text:style-name="Internet_20_link" text:visited-style-name="Visited_20_Internet_20_Link">
 <text:span text:style-name="T4">
Данілов</text:span>
 про ЗАЕС: Україна готується до будь-якихсценаріїв, реакція світу мала б бути миттєвою</text:a>
</text:p>
      <text:p text:style-name="P4">
Данілов також припустив, що дехто із західних партнерів зараз пояснює Росії,що цього не варто робити, адже наслідки будуть «абсолютно катастрофічними дляРФ».</text:p>
      <text:p text:style-name="P4">
Коментуючи ймовірність вчинення Росією теракту на ЗАЕС, секретар РНБОзазначив, що зараз складно сказати, оскільки «ці люди не є передбачуваними,вони діють поза межами будь-яких норм і правил світової спільноти».</text:p>
      <text:p text:style-name="P4">
Як повідомляв Укрінформ, у Запорізькій, Дніпропетровській, Миколаївській таХерсонській областях <text:a xlink:type="simple" xlink:href="http://www.ukrinform.ua/rubric-regions/3729138-u-zaporizzi-ta-oblasti-provodat-navcanna-na-vipadok-avarii-na-zaes.html" text:style-name="Internet_20_link" text:visited-style-name="Visited_20_Internet_20_Link">
 розпочалися масштабні навчання</text:a>
 з подолання наслідківможливого теракту на Запорізькій АЕС.</text:p>
      <text:p text:style-name="P4">
<text:span text:style-name="T4">
Читайте також:</text:span>
 <text:a xlink:type="simple" xlink:href="https://www.ukrinform.ua/rubric-society/3729425-u-razi-teraktu-na-zaes-pracuvatimut-specialni-sistemi-opovisenna-lasko.html" text:style-name="Internet_20_link" text:visited-style-name="Visited_20_Internet_20_Link">
 У разі теракту на ЗАЕС працюватимуть спеціальні системиоповіщення – <text:span text:style-name="T4">
Ляшко</text:span>
 </text:a>
</text:p>
      <text:p text:style-name="P4">
Росіяни окупували ЗАЕС 4 березня 2022 року.</text:p>
      <text:p text:style-name="P4">
22 червня 2023 року Президент Володимир Зеленський заявив про плани Росіївлаштувати теракт на Запорізькій АЕС.</text:p>
      <text:p text:style-name="P4">
Source: <text:a xlink:type="simple" xlink:href="https://www.ukrinform.ua/rubric-ato/3730021-danilov-pro-jmovirnij-terakt-rosian-na-zaes-u-nas-e-protokoli-ta-plani-v-akij-sposib-diati.html" text:style-name="Internet_20_link" text:visited-style-name="Visited_20_Internet_20_Link">
https://www.ukrinform.ua/rubric-ato/3730021-danilov-pro-jmovirnij-terakt-rosian-na-zaes-u-nas-e-protokoli-ta-plani-v-akij-sposib-diati.html</text:a>
</text:p>
      <!--NEWS-->
      <text:h text:style-name="P10" text:outline-level="1">
<text:span text:style-name="T4">
В Україні відбудуться спортивні змагання зі стронгмену серед ветеранів</text:span>
</text:h>
      <text:p text:style-name="P4">
Author: ['АРМІЯINFORM']</text:p>
      <text:p text:style-name="P4">
Time: 2023-06-30T24:00:00-04:00</text:p>
      <text:p text:style-name="P4">
Description: Федерація стронгмену України запрошує взяти участь у всеукраїнських спортивних змаган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5472362_748472417281684_4616108480686034089_n.jpg" text:style-name="Internet_20_link" text:visited-style-name="Visited_20_Internet_20_Link">
355472362_748472417281684_4616108480686034089_n.jpg</text:a>
']</text:p>
      <text:p text:style-name="P4">
Tags: ['ЗМАГАННЯ', 'МІНВЕТЕРАНІВ', 'СТРОНГМЕН']</text:p>
      <text:p text:style-name="P4">
Category: News</text:p>
      <!--METADATA-->
      <text:p text:style-name="P4">
<draw:frame draw:style-name="fr1" draw:name="Image256" text:anchor-type="as-char" svg:width="6.9236in" svg:height="3.637595in" draw:z-index="0">
<draw:image xlink:href="../Images/AРМІЯINFORM/2023-06-30T24-00-00-04-00/355472362_748472417281684_4616108480686034089_n.jpg" xlink:type="simple" xlink:show="embed" xlink:actuate="onLoad" draw:mime-type="image/jpeg"/>
</draw:frame>
</text:p>
      <text:p text:style-name="P4">
Федерація стронгмену України запрошує взяти участь у всеукраїнських спортивнихзмаганнях зі стронгмену «Сильні України», які пройдуть у Полтаві.</text:p>
      <text:p text:style-name="P4">
Про це <text:a xlink:type="simple" xlink:href="https://mva.gov.ua/ua/news/u-poltavi-vidbudutsya-vseukrayinski-sportivni-zmagannya-zi-strongmenu-sered-veteraniv" text:style-name="Internet_20_link" text:visited-style-name="Visited_20_Internet_20_Link">
повідомляє</text:a>
 Міністерствоу справах ветеранів України.</text:p>
      <text:p text:style-name="P4">
У програмі змагань:</text:p>
      <ul>
        <li>
жим лежачи;  * кросфіт;  * веслування на тренажері;  * інвастронг.</li>
      </ul>
      <text:p text:style-name="P4">
Крім того, на гостей чекатимуть:</text:p>
      <ul>
        <li>
показові виступи найсильніших стронгменів України  * функціональні тренування  * атракції для дітей  * челлендж в «Козацькому присіданні» та багато іншого.</li>
      </ul>
      <text:p text:style-name="P4">
Детальніше про захід — на сторінці <text:a xlink:type="simple" xlink:href="https://www.facebook.com/strongman.org.ua/posts/pfbid02oc8HCSqwfgbu9nyFFEtbqpQweNze9QvjkYSCe38bKFe4xrPyVUvgfp35ybcq36Ujl" text:style-name="Internet_20_link" text:visited-style-name="Visited_20_Internet_20_Link">
Федерації стронгменуУкраїни</text:a>
.</text:p>
      <text:p text:style-name="P4">
У Мінветеранів зазначили, що розвиток ветеранського спорту є пріоритетомміністерства, адже спорт – одна з ефективних форм реабілітації наших воїнів.</text:p>
      <text:p text:style-name="P4">
Source: <text:a xlink:type="simple" xlink:href="https://armyinform.com.ua/2023/06/30/v-ukrayini-vidbudutsya-sportyvni-zmagannya-zi-strongmenu-sered-veteraniv/" text:style-name="Internet_20_link" text:visited-style-name="Visited_20_Internet_20_Link">
https://armyinform.com.ua/2023/06/30/v-ukrayini-vidbudutsya-sportyvni-zmagannya-zi-strongmenu-sered-veteraniv/</text:a>
</text:p>
      <!--NEWS-->
      <text:h text:style-name="P10" text:outline-level="1">
<text:span text:style-name="T4">
росія збирає дані цивільних українських заручників нібито для прискорення процесу їхнього повернення</text:span>
</text:h>
      <text:p text:style-name="P4">
Author: ['АРМІЯINFORM']</text:p>
      <text:p text:style-name="P4">
Time: 2023-06-30T26:00:00-04:00</text:p>
      <text:p text:style-name="P4">
Description: росія почала збирати особисті дані цивільних українців буцімто для того, щоб прискор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5a28a85586855a23237a47a6f3d7e992.jpg" text:style-name="Internet_20_link" text:visited-style-name="Visited_20_Internet_20_Link">
5a28a85586855a23237a47a6f3d7e992.jpg</text:a>
']</text:p>
      <text:p text:style-name="P4">
Tags: ['ДМИТРО ЛУБІНЕЦЬ', 'ЖЕНЕВСЬКА КОНВЕНЦІЯ', 'ТИМЧАСОВО ОКУПОВАНІ ТЕРИТОРІЇ']</text:p>
      <text:p text:style-name="P4">
Category: News</text:p>
      <!--METADATA-->
      <text:p text:style-name="P4">
<draw:frame draw:style-name="fr1" draw:name="Image257" text:anchor-type="as-char" svg:width="6.9236in" svg:height="3.4618in" draw:z-index="0">
<draw:image xlink:href="../Images/AРМІЯINFORM/2023-06-30T26-00-00-04-00/5a28a85586855a23237a47a6f3d7e992.jpg" xlink:type="simple" xlink:show="embed" xlink:actuate="onLoad" draw:mime-type="image/jpeg"/>
</draw:frame>
</text:p>
      <text:p text:style-name="P4">
росія почала збирати особисті дані цивільних українців буцімто для того, щобприскорити процес їх повернення.</text:p>
      <text:p text:style-name="P4">
Про це<text:a xlink:type="simple" xlink:href="https://www.facebook.com/office.ombudsman.ua/posts/pfbid0R5RmyWhbKP1zQobYR8MjfAf9qMLDR4S1QdfLkhE3TAPusXHcJ6iYWTZMGHY6jjsXl" text:style-name="Internet_20_link" text:visited-style-name="Visited_20_Internet_20_Link">
повідомив</text:a>
Уповноважений Верховної Ради України з прав людини Дмитро Лубінець.</text:p>
      <text:p text:style-name="P4">
«Наполегливо рекомендуємо – не взаємодіяти з представниками рф, не повідомлятиїй персональні дані українських громадян та не порушувати Закон України «Прозахист персональних даних». Цілком очевидно, що після їх збору росія можерозпочати чергову маніпуляцію та нашкодити тим, хто нині перебуває узаручниках», — йдеться у повідомленні.</text:p>
      <text:p text:style-name="P4">
Дмитро Лубінець наголосив, що відповідно до Женевської конвенції, що ворогвзагалі не повинен брати у полон/заручники цивільних громадян, однак рф вжепорушила це правило.</text:p>
      <text:p text:style-name="P4">
Наразі для того, щоб повернути цивільних українців, держава напрацьовуємеханізми, долучає міжнародних представників та організації, випробовуєрізноманітні варіанти для верифікації та повернення наших громадян.</text:p>
      <text:p text:style-name="P4">
«Єдиною перепоною для їх повернення залишається рф. Однак все неодміннозміниться і кожен українець повернеться на Батьківщину», — йдеться уповідомленні.</text:p>
      <text:p text:style-name="P4">
Source: <text:a xlink:type="simple" xlink:href="https://armyinform.com.ua/2023/06/30/rosiya-zbyraye-dani-czyvilnyh-nibyto-dlya-pryskorennya-proczesu-yih-povernennya/" text:style-name="Internet_20_link" text:visited-style-name="Visited_20_Internet_20_Link">
https://armyinform.com.ua/2023/06/30/rosiya-zbyraye-dani-czyvilnyh-nibyto-dlya-pryskorennya-proczesu-yih-povernennya/</text:a>
</text:p>
      <!--NEWS-->
      <text:h text:style-name="P10" text:outline-level="1">
<text:span text:style-name="T4">
Наші артилеристи ліквідували три пункти управління та радіолокаційну станцію окупантів</text:span>
</text:h>
      <text:p text:style-name="P4">
Author: ['АРМІЯINFORM']</text:p>
      <text:p text:style-name="P4">
Time: 2023-06-30T28:00:00-04:00</text:p>
      <text:p text:style-name="P4">
Description: Підрозділи ракетних військ і артилерії протягом минулої доби уразили 3 пункти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nasams2.jpg" text:style-name="Internet_20_link" text:visited-style-name="Visited_20_Internet_20_Link">
nasams2.jpg</text:a>
']</text:p>
      <text:p text:style-name="P4">
Tags: ['ГЕНЕРАЛЬНИЙ ШТАБ ЗС УКРАЇНИ', 'ОПЕРАТИВНА ОБСТАНОВКА']</text:p>
      <text:p text:style-name="P4">
Category: News</text:p>
      <!--METADATA-->
      <text:p text:style-name="P4">
<draw:frame draw:style-name="fr1" draw:name="Image258" text:anchor-type="as-char" svg:width="6.9236in" svg:height="4.283401in" draw:z-index="0">
<draw:image xlink:href="../Images/AРМІЯINFORM/2023-06-30T28-00-00-04-00/nasams2.jpg" xlink:type="simple" xlink:show="embed" xlink:actuate="onLoad" draw:mime-type="image/jpeg"/>
</draw:frame>
</text:p>
      <text:p text:style-name="P4">
Підрозділи ракетних військ і артилерії протягом минулої доби уразили 3 пунктиуправління, 2 райони зосередження живої сили, радіолокаційну станцію та 13артилерійських підрозділів на вогневих позиціях.</text:p>
      <text:p text:style-name="P4">
Про це<text:a xlink:type="simple" xlink:href="https://www.facebook.com/GeneralStaff.ua/posts/pfbid02vRo36iFR9f8cmGE27LBzpMwo5Akh3tHTS1qfcQsm8XpfrmzdRSaCW1YTpPUXWCERl" text:style-name="Internet_20_link" text:visited-style-name="Visited_20_Internet_20_Link">
повідомляє</text:a>
Генеральний штаб ЗСУ в оперативній інформації.</text:p>
      <text:p text:style-name="P4">
Авіація Сил оборони за минулу добу завдала 11 ударів по районах зосередженняособового складу противника.</text:p>
      <text:p text:style-name="P4">
Source: <text:a xlink:type="simple" xlink:href="https://armyinform.com.ua/2023/06/30/artylerysty-likviduvaly-try-punkty-upravlinnya-ta-radiolokaczijnu-stancziyu-okupantiv/" text:style-name="Internet_20_link" text:visited-style-name="Visited_20_Internet_20_Link">
https://armyinform.com.ua/2023/06/30/artylerysty-likviduvaly-try-punkty-upravlinnya-ta-radiolokaczijnu-stancziyu-okupantiv/</text:a>
</text:p>
      <!--NEWS-->
      <text:h text:style-name="P10" text:outline-level="1">
<text:span text:style-name="T4">
Україна сподівається на допомогу Іспанії, щоб отримати вплив у Латинській Америці - Зеленський</text:span>
</text:h>
      <text:p text:style-name="P4">
Authors: Ukrinform (Person)</text:p>
      <text:p text:style-name="P4">
Publisher: Укринформ (Organization)</text:p>
      <text:p text:style-name="P4">
Published Time: 2023-06-30T2:43:50+03:00</text:p>
      <text:p text:style-name="P4">
Modified Time: 2023-06-30T21:43:50+03:00</text:p>
      <text:p text:style-name="P4">
Description: Президент Володимир Зеленський розраховує, що під час головування Іспанії в Раді ЄC Україні вдасться отримати вплив у Латинській Америці. — Укрінформ.</text:p>
      <text:p text:style-name="P4">
Images: ['<text:a xlink:type="simple" xlink:href="https://static.ukrinform.com/photos/2023_06/thumb_files/630_360_1687808366-528.jpeg" text:style-name="Internet_20_link" text:visited-style-name="Visited_20_Internet_20_Link">
630_360_16878...</text:a>
']</text:p>
      <text:p text:style-name="P4">
Tags: ['Іспанія', 'Україна', 'Латинська Америка', 'Зеленський', 'Війна з Росією', 'Формула миру']</text:p>
      <text:p text:style-name="P4">
Type: Article</text:p>
      <!--METADATA-->
      <text:p text:style-name="P4">
<draw:frame draw:style-name="fr1" draw:name="Image259" text:anchor-type="as-char" svg:width="6.9236in" svg:height="3.956343in" draw:z-index="0">
<draw:image xlink:href="../Images/yкринформ/2023-06-30T2-43-50-03-00/630_360_1687808366-528.jpeg" xlink:type="simple" xlink:show="embed" xlink:actuate="onLoad" draw:mime-type="image/jpeg"/>
</draw:frame>
 ПрезидентВолодимир Зеленський розраховує, що під час головування Іспанії в Раді ЄCУкраїні вдасться отримати вплив у Латинській Америці.</text:p>
      <text:p text:style-name="P4">
Як передає Укрінформ, про це повідомляє агенція  <text:a xlink:type="simple" xlink:href="https://www.reuters.com/world/ukraine-hopes-win-over-latam-through-spains-eu-presidency-2023-06-30/" text:style-name="Internet_20_link" text:visited-style-name="Visited_20_Internet_20_Link">
 Reuters</text:a>
 .</text:p>
      <text:p text:style-name="P4">
У п'ятницю, напередодні візиту прем’єр-міністра Іспанії Педро Санчеса,Володимир Зеленський заявив, що декілька неназваних країн заблокувализапрошення, надіслане йому Санчесом, взяти участь у саміті ЄС-ЛатинськаАмерика у Брюсселі 17-18 липня.</text:p>
      <text:p text:style-name="P4">
"У нас є Формула миру, і Педро нас дуже підтримав. Він веде постійний діалог зЛатинською Америкою, і вони до нього прислухаються, це факт. Але я відвертоскажу, що деякі країни Латинської Америки блокують це рішення і цезапрошення", - сказав Зеленський.</text:p>
      <text:p text:style-name="P4">
"Я хочу, щоб вони не лише приєдналися до <text:a xlink:type="simple" xlink:href="https://www.ukrinform.ua/tag-formula-miru" text:style-name="Internet_20_link" text:visited-style-name="Visited_20_Internet_20_Link">
 Формули миру</text:a>
 , але й виступили проти війни", -додав він.</text:p>
      <text:p text:style-name="P4">
В інтерв’ю Зеленський також згадав про необхідність конкретного плану вступуУкраїни в НАТО.</text:p>
      <text:p text:style-name="P4">
<text:span text:style-name="T4">
Читайте також:</text:span>
 <text:a xlink:type="simple" xlink:href="https://www.ukrinform.ua/rubric-polytics/3728683-ukraina-za-dopomogou-portugalii-hoce-donesti-pravdu-pro-agresiu-rf-do-krain-latinskoi-ameriki.html" text:style-name="Internet_20_link" text:visited-style-name="Visited_20_Internet_20_Link">
 Україна за допомогою Португалії хоче донести правду проагресію РФ до країн <text:span text:style-name="T4">
Латинськ</text:span>
 ої Америки </text:a>
</text:p>
      <text:p text:style-name="P4">
Україна співпрацює із союзниками, щоб створити широку міжнародну підтримкуплану миру без територіальних компромісів.</text:p>
      <text:p text:style-name="P4">
Українські та західні офіційні особи прагнуть згуртувати широку коаліцію –включаючи великі країни, які вирішили не надавати Україні військову допомогучи не впроваджувати санкції проти РФ – для посилення дипломатичного тиску наМоскву.</text:p>
      <text:p text:style-name="P4">
Як повідомлялося, прем'єр-міністр Іспанії  <text:a xlink:type="simple" xlink:href="https://www.ukrinform.ua/rubric-polytics/3729513-premer-ispanii-vidvidae-ukrainu-v-persij-den-golovuvanna-v-radi-es.html" text:style-name="Internet_20_link" text:visited-style-name="Visited_20_Internet_20_Link">
 Педро Санчес відвідає Україну</text:a>
 в перший день головування вРаді ЄС. Президент України Володимир Зеленський переконаний, що це історичнийчас, аби почати переговори про членство України у ЄС.</text:p>
      <text:p text:style-name="P4">
1 липня Іспанія розпочне своє піврічне головування в Раді ЄС відповідно досистеми ротації між 27 державами-членами.</text:p>
      <text:p text:style-name="P4">
_ Фото: Офіс Президента  _</text:p>
      <text:p text:style-name="P4">
Source: <text:a xlink:type="simple" xlink:href="https://www.ukrinform.ua/rubric-polytics/3729998-ukraina-spodivaetsa-na-dopomogu-ispanii-sob-otrimati-vpliv-u-latinskij-americi-zelenskij.html" text:style-name="Internet_20_link" text:visited-style-name="Visited_20_Internet_20_Link">
https://www.ukrinform.ua/rubric-polytics/3729998-ukraina-spodivaetsa-na-dopomogu-ispanii-sob-otrimati-vpliv-u-latinskij-americi-zelenskij.html</text:a>
</text:p>
      <!--NEWS-->
      <text:h text:style-name="P10" text:outline-level="1">
<text:span text:style-name="T4">
Генштаб ЗСУ: Протягом доби відбулося 31 бойове зіткнення з ворогом</text:span>
</text:h>
      <text:p text:style-name="P4">
Author: ['АРМІЯINFORM']</text:p>
      <text:p text:style-name="P4">
Time: 2023-06-30T30:00:00-04:00</text:p>
      <text:p text:style-name="P4">
Description: Противник і надалі зосереджує основні зусилля на Лиманському, Бахмут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0000-0aff-0242-1cc0-08db6f71b5b9_w1023_r1_s.webp" text:style-name="Internet_20_link" text:visited-style-name="Visited_20_Internet_20_Link">
01000000-0aff-0242-1cc0-08db6f71b5b9_w1023_r1_s.webp</text:a>
']</text:p>
      <text:p text:style-name="P4">
Tags: ['ГЕНЕРАЛЬНИЙ ШТАБ ЗС УКРАЇНИ', 'ОПЕРАТИВНА ІНФОРМАЦІЯ']</text:p>
      <text:p text:style-name="P4">
Category: News</text:p>
      <!--METADATA-->
      <text:p text:style-name="P4">
<draw:frame draw:style-name="fr1" draw:name="Image260" text:anchor-type="as-char" svg:width="6.9236in" svg:height="3.891564in" draw:z-index="0">
<draw:image xlink:href="../ConvertedIMGs/AРМІЯINFORM/2023-06-30T30-00-00-04-00/01000000-0aff-0242-1cc0-08db6f71b5b9_w1023_r1_s.png" xlink:type="simple" xlink:show="embed" xlink:actuate="onLoad" draw:mime-type="image/png"/>
</draw:frame>
</text:p>
      <text:p text:style-name="P4">
Противник і надалі зосереджує основні зусилля на Лиманському, Бахмутському таМар’їнському напрямках, тривають важкі бої. Протягом доби відбулось 31 бойовезіткнення.</text:p>
      <text:p text:style-name="P4">
Про це<text:a xlink:type="simple" xlink:href="https://www.facebook.com/GeneralStaff.ua/posts/pfbid02vRo36iFR9f8cmGE27LBzpMwo5Akh3tHTS1qfcQsm8XpfrmzdRSaCW1YTpPUXWCERl" text:style-name="Internet_20_link" text:visited-style-name="Visited_20_Internet_20_Link">
повідомляє</text:a>
Генеральний штаб ЗСУ в оперативній інформації.</text:p>
      <text:p text:style-name="P4">
На Лиманському та Бахмутському напрямках ворог здійснив безуспішні наступальнідії біля Роздолівки, Білогорівки та Бахмута.  Також за підтримки авіації ворог вів безуспішні наступальні дії в районіАвдіївки.</text:p>
      <text:p text:style-name="P4">
На Мар’їнському напрямку наші захисники відбили усі атаки противника в районахміста Мар’їнка та Побєди і Новомихайлівки.</text:p>
      <text:p text:style-name="P4">
На Шахтарському напрямку ворог безуспішно наступав в районі Новомихайлівки. НаЗапорізькому та Херсонському напрямках — зосереджує основні зусилля нанедопущенні просування наших військ.</text:p>
      <text:p text:style-name="P4">
Source: <text:a xlink:type="simple" xlink:href="https://armyinform.com.ua/2023/06/30/genshtab-zsu-protyagom-doby-vidbulosya-31-bojove-zitknennya-z-vorogom/" text:style-name="Internet_20_link" text:visited-style-name="Visited_20_Internet_20_Link">
https://armyinform.com.ua/2023/06/30/genshtab-zsu-protyagom-doby-vidbulosya-31-bojove-zitknennya-z-vorogom/</text:a>
</text:p>
      <!--NEWS-->
      <text:h text:style-name="P10" text:outline-level="1">
<text:span text:style-name="T4">
Українські захисники за добу ліквідували 560 окупантів, знищили 11 артсистем і 6 ББМ</text:span>
</text:h>
      <text:p text:style-name="P4">
Author: ['АРМІЯINFORM']</text:p>
      <text:p text:style-name="P4">
Time: 2023-06-30T32:00:00-04:00</text:p>
      <text:p text:style-name="P4">
Description: Загальні бойові втрати противника з 24.02.22 по 30.06.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1884e77-f237-44fb-9995-47954b22b0be-scaled.jpg" text:style-name="Internet_20_link" text:visited-style-name="Visited_20_Internet_20_Link">
21884e77-f237-44fb-9995-47954b22b0be-scaled.jpg</text:a>
']</text:p>
      <text:p text:style-name="P4">
Tags: ['АГРЕСІЯ РФ', 'ВТОРГНЕННЯ РФ', 'ВТРАТИ ВОРОГА', 'ГШ ЗСУ']</text:p>
      <text:p text:style-name="P4">
Category: News</text:p>
      <!--METADATA-->
      <text:p text:style-name="P4">
<draw:frame draw:style-name="fr1" draw:name="Image261" text:anchor-type="as-char" svg:width="6.9236in" svg:height="6.987066in" draw:z-index="0">
<draw:image xlink:href="../Images/AРМІЯINFORM/2023-06-30T32-00-00-04-00/21884e77-f237-44fb-9995-47954b22b0be-scaled.jpg" xlink:type="simple" xlink:show="embed" xlink:actuate="onLoad" draw:mime-type="image/jpeg"/>
</draw:frame>
</text:p>
      <text:p text:style-name="P4">
Загальні бойові втрати противника з 24.02.22 по 30.06.23 орієнтовностановлять:</text:p>
      <ul>
        <li>
<text:span text:style-name="T4">
особового складу ‒</text:span>
 228340 (+560) осіб ліквідовано  * <text:span text:style-name="T4">
танків ‒</text:span>
 4041 (+3)  * <text:span text:style-name="T4">
бойових броньованих машин ‒</text:span>
 7863 (+6)  * <text:span text:style-name="T4">
артилерійських систем ‒</text:span>
 4127 (+11)  * <text:span text:style-name="T4">
РСЗВ ‒</text:span>
 630 (+3)  * <text:span text:style-name="T4">
засоби ППО ‒</text:span>
 389 (+1)  * <text:span text:style-name="T4">
літаків ‒</text:span>
 315 (0)  * <text:span text:style-name="T4">
гелікоптерів ‒</text:span>
 308 (0)  * <text:span text:style-name="T4">
БПЛА оперативно-тактичного рівня ‒</text:span>
 3519 (+6)  * <text:span text:style-name="T4">
крилаті ракети ‒</text:span>
 1261 (0)  * <text:span text:style-name="T4">
кораблі / катери ‒</text:span>
 18 (0)  * <text:span text:style-name="T4">
автомобільної техніки та автоцистерн ‒</text:span>
 6785 (+5)  * <text:span text:style-name="T4">
спеціальна техніка ‒</text:span>
 569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0.06.23.</text:p>
      <text:p text:style-name="P4">
Source: <text:a xlink:type="simple" xlink:href="https://armyinform.com.ua/2023/06/30/ukrayinski-zahysnyky-za-dobu-likviduvaly-560-okupantiv-znyshhyly-11-artsystem-i-6-bbm/" text:style-name="Internet_20_link" text:visited-style-name="Visited_20_Internet_20_Link">
https://armyinform.com.ua/2023/06/30/ukrayinski-zahysnyky-za-dobu-likviduvaly-560-okupantiv-znyshhyly-11-artsystem-i-6-bbm/</text:a>
</text:p>
      <!--NEWS-->
      <text:h text:style-name="P10" text:outline-level="1">
<text:span text:style-name="T4">
Сили ППО на півдні України знищили 10 «шахедів»</text:span>
</text:h>
      <text:p text:style-name="P4">
Author: ['АРМІЯINFORM']</text:p>
      <text:p text:style-name="P4">
Time: 2023-06-30T34:00:00-04:00</text:p>
      <text:p text:style-name="P4">
Description: Уночі 30 червня 2023 року російські окупанти атакували Україну з південно-схід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po2.jpg" text:style-name="Internet_20_link" text:visited-style-name="Visited_20_Internet_20_Link">
ppo2.jpg</text:a>
']</text:p>
      <text:p text:style-name="P4">
Tags: ['SHAHED-136/131', 'АГРЕСІЯ РФ', 'ВТОРГНЕННЯ РФ', 'КОМАНДУВАННЯ ПОВІТРЯНИХ СИЛ ЗСУ', 'ППО ЗСУ']</text:p>
      <text:p text:style-name="P4">
Category: News</text:p>
      <!--METADATA-->
      <text:p text:style-name="P4">
<draw:frame draw:style-name="fr1" draw:name="Image262" text:anchor-type="as-char" svg:width="6.9236in" svg:height="3.606042in" draw:z-index="0">
<draw:image xlink:href="../Images/AРМІЯINFORM/2023-06-30T34-00-00-04-00/ppo2.jpg" xlink:type="simple" xlink:show="embed" xlink:actuate="onLoad" draw:mime-type="image/jpeg"/>
</draw:frame>
</text:p>
      <text:p text:style-name="P4">
Уночі 30 червня 2023 року російські окупанти атакували Україну з південно-східного напрямку. Силами та засобами протиповітряної оборони Повітряних Силта ППО інших складових Сил оборони України знищено 10 із 13 ударних дронівShahed-136/131.</text:p>
      <text:p text:style-name="P4">
Про це <text:a xlink:type="simple" xlink:href="https://t.me/kpszsu/2946" text:style-name="Internet_20_link" text:visited-style-name="Visited_20_Internet_20_Link">
повідомляє</text:a>
 Командування Повітряних Сил ЗСУ.</text:p>
      <text:p text:style-name="P4">
Завдали ударів 13-ма дронами-камікалдзе іранського виробництва Shahed-136/131із східного узбережжя Азовського моря (Приморсько – Ахтарськ) та 4-мазенітними керованими ракетами із ЗРК С-300.</text:p>
      <text:p text:style-name="P4">
Атаковано військові та інфраструктурні об’єкти у Запорізькій області.</text:p>
      <text:p text:style-name="P4">
Попередньо без жертв, про наслідки повідомлять місцеві військовіадміністрації.</text:p>
      <text:p text:style-name="P4">
Source: <text:a xlink:type="simple" xlink:href="https://armyinform.com.ua/2023/06/30/syly-ppo-na-pivdni-ukrayiny-znyshhyly-10-shahediv/" text:style-name="Internet_20_link" text:visited-style-name="Visited_20_Internet_20_Link">
https://armyinform.com.ua/2023/06/30/syly-ppo-na-pivdni-ukrayiny-znyshhyly-10-shahediv/</text:a>
</text:p>
      <!--NEWS-->
      <text:h text:style-name="P10" text:outline-level="1">
<text:span text:style-name="T4">
В Україні хвилина мовчання</text:span>
</text:h>
      <text:p text:style-name="P4">
Author: ['АРМІЯINFORM']</text:p>
      <text:p text:style-name="P4">
Time: 2023-06-30T3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3" text:anchor-type="as-char" svg:width="6.9236in" svg:height="3.895992in" draw:z-index="0">
<draw:image xlink:href="../Images/AРМІЯINFORM/2023-06-30T3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6/30/v-ukrayini-hvylyna-movchannya/" text:style-name="Internet_20_link" text:visited-style-name="Visited_20_Internet_20_Link">
https://armyinform.com.ua/2023/06/30/v-ukrayini-hvylyna-movchannya/</text:a>
</text:p>
      <!--NEWS-->
      <text:h text:style-name="P10" text:outline-level="1">
<text:span text:style-name="T4">
Ракетами С-300 вночі противник атакував об’єкти інфраструктури у Запорізькій області — Юрій Ігнат</text:span>
</text:h>
      <text:p text:style-name="P4">
Author: ['Григорій Мазур']</text:p>
      <text:p text:style-name="P4">
Time: 2023-06-30T38:00:00-04:00</text:p>
      <text:p text:style-name="P4">
Description: Для окупантів розкіш постійно завдавати ударів далекобійною та високоточною зброєю.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ЄДИНІ НОВИНИ', 'ЗАПОРІЖЖЯ', 'С-300', 'ЮРІЙ ІГНАТ']</text:p>
      <text:p text:style-name="P4">
Category: News</text:p>
      <!--METADATA-->
      <text:p text:style-name="P4">
<draw:frame draw:style-name="fr1" draw:name="Image264" text:anchor-type="as-char" svg:width="6.9236in" svg:height="4.361868in" draw:z-index="0">
<draw:image xlink:href="../Images/AРМІЯINFORM/2023-06-30T38-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Для окупантів розкіш постійно завдавати ударів далекобійною та високоточноюзброєю. Про це в ефірі телемарафону «Єдині новини» сказав речник КомандуванняПовітряних Сил ЗСУ полковник Юрій Ігнат. Тому, за його словами, російськівійська для обстрілу українських міст все частіше використовувати зенітніракети С-300 і С-400, які призначені для протиповітряної оборони.</text:p>
      <text:p text:style-name="P4">
— Ракетами С-300 вночі противник атакував об’єкти інфраструктури у Запорізькійобласті, — повідомив Юрій Ігнат. — Розуміємо, що цих ракет у росіян на складахможуть бути тисячі. Тому раціональніше знищувати самі пускові установки. Самецим і займаються наші військові пілоти і наша артилерія. Саме цю статистику мибачимо у повідомленнях Генерального штабу ЗСУ. Щодня наші захисники знищуютькілька таких цілей.</text:p>
      <text:p text:style-name="P4">
Офіцер наголосив, що нам потрібно ще більше високоточної зброї від нашихпартнерів, щоб ворог не міг тероризувати населення України.</text:p>
      <text:p text:style-name="P4">
Юрій Ігнат також повідомив, що сьогодні вночі російські війська завдали ударівза допомогою 13 дронів-камікадзе іранського виробництва Shahed. Силами тазасобами протиповітряної оборони наших військ 10 із них було знищено.</text:p>
      <text:p text:style-name="P4">
Source: <text:a xlink:type="simple" xlink:href="https://armyinform.com.ua/2023/06/30/raketamy-s-300-vnochi-protyvnyk-atakuvav-obyekty-infrastruktury-u-zaporizkij-oblasti-yurij-ignat/" text:style-name="Internet_20_link" text:visited-style-name="Visited_20_Internet_20_Link">
https://armyinform.com.ua/2023/06/30/raketamy-s-300-vnochi-protyvnyk-atakuvav-obyekty-infrastruktury-u-zaporizkij-oblasti-yurij-ignat/</text:a>
</text:p>
      <!--NEWS-->
      <text:h text:style-name="P10" text:outline-level="1">
<text:span text:style-name="T4">
Збірна України утримує третью позицію у командному заліку III Європейських Ігор</text:span>
</text:h>
      <text:p text:style-name="P4">
Authors: Ukrinform (Person)</text:p>
      <text:p text:style-name="P4">
Publisher: Укринформ (Organization)</text:p>
      <text:p text:style-name="P4">
Published Time: 2023-06-30T3:54:29+03:00</text:p>
      <text:p text:style-name="P4">
Modified Time: 2023-06-30T21:54:29+03:00</text:p>
      <text:p text:style-name="P4">
Description: У Кракові (Польща) тривають III Європейські ігри. — Укрінформ.</text:p>
      <text:p text:style-name="P4">
Images: ['<text:a xlink:type="simple" xlink:href="https://static.ukrinform.com/photos/2023_06/thumb_files/630_360_1688151228-392.jpg" text:style-name="Internet_20_link" text:visited-style-name="Visited_20_Internet_20_Link">
630_360_16881...</text:a>
']</text:p>
      <text:p text:style-name="P4">
Tags: ['Європейські ігри']</text:p>
      <text:p text:style-name="P4">
Type: Article</text:p>
      <!--METADATA-->
      <text:p text:style-name="P4">
<draw:frame draw:style-name="fr1" draw:name="Image265" text:anchor-type="as-char" svg:width="6.9236in" svg:height="3.956343in" draw:z-index="0">
<draw:image xlink:href="../Images/yкринформ/2023-06-30T3-54-29-03-00/630_360_1688151228-392.jpg" xlink:type="simple" xlink:show="embed" xlink:actuate="onLoad" draw:mime-type="image/jpeg"/>
</draw:frame>
 У Кракові(Польща) тривають III Європейські ігри.</text:p>
      <text:p text:style-name="P4">
У загальнокомандному заліку змагань, які завершаться 2 липня, лідирує збірнаІталії, в активі якої 79 нагород (24 - золоті, 23 - срібні, 32 - бронзові),передає Укрінформ.</text:p>
      <text:p text:style-name="P4">
На другій позиції - спортсмени Іспанії - 49 (19, 13, 17).</text:p>
      <text:p text:style-name="P4">
Третє місце у списку посідає збірна України - 36 (19, 10, 7).</text:p>
      <text:p text:style-name="P4">
До топ-10 також входять Німеччина - 47 (14, 11, 22), Франція - 50 (13, 14,23), Польща - 40 (11, 17, 12), Велика Британія - 36 (9, 6, 21), Угорщина - 25(7, 8, 10), Нідерланди - 16 (7, 5, 4) та Австрія - 17 (7, 4, 6).</text:p>
      <text:p text:style-name="P4">
<text:span text:style-name="T4">
Читайте також:</text:span>
 <text:a xlink:type="simple" xlink:href="https://www.ukrinform.ua/rubric-sports/3729939-hiznak-vijsov-u-final-bokserskogo-turniru-evropejskih-igor.html" text:style-name="Internet_20_link" text:visited-style-name="Visited_20_Internet_20_Link">
 Хижняк вийшов у фінал боксерського турніру Європейськихігор </text:a>
</text:p>
      <text:p text:style-name="P4">
Зазначимо, що на перередніх Європейських іграх у 2019 році українці здобули 51нагороду (16, 17, 18).</text:p>
      <text:p text:style-name="P4">
Фото: EOC.</text:p>
      <text:p text:style-name="P4">
Source: <text:a xlink:type="simple" xlink:href="https://www.ukrinform.ua/rubric-sports/3730001-zbirna-ukraini-utrimue-tretu-poziciu-u-komandnomu-zaliku-iii-evropejskih-igor.html" text:style-name="Internet_20_link" text:visited-style-name="Visited_20_Internet_20_Link">
https://www.ukrinform.ua/rubric-sports/3730001-zbirna-ukraini-utrimue-tretu-poziciu-u-komandnomu-zaliku-iii-evropejskih-igor.html</text:a>
</text:p>
      <!--NEWS-->
      <text:h text:style-name="P10" text:outline-level="1">
<text:span text:style-name="T4">
«Вироки» судів рф не є перешкодою для залучення захисників до обміну — Координаційний штаб</text:span>
</text:h>
      <text:p text:style-name="P4">
Author: ['АРМІЯINFORM']</text:p>
      <text:p text:style-name="P4">
Time: 2023-06-30T40:00:00-04:00</text:p>
      <text:p text:style-name="P4">
Description: У Координаційному штабі відбулася зустріч з родинами зниклих безвісти  та полоне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0041f10-0d39-431c-aac4-1c5aa9a0051b.jpg" text:style-name="Internet_20_link" text:visited-style-name="Visited_20_Internet_20_Link">
00041f10-0d39-431c-aac4-1c5aa9a0051b.jpg</text:a>
']</text:p>
      <text:p text:style-name="P4">
Tags: ['ВІЙСЬКОВОПОЛОНЕНІ', 'КООРДИНАЦІЙНИЙ ШТАБ', 'ОБМІН ПОЛОНЕНИМИ']</text:p>
      <text:p text:style-name="P4">
Category: News</text:p>
      <!--METADATA-->
      <text:p text:style-name="P4">
<draw:frame draw:style-name="fr1" draw:name="Image266" text:anchor-type="as-char" svg:width="6.9236in" svg:height="3.888755in" draw:z-index="0">
<draw:image xlink:href="../Images/AРМІЯINFORM/2023-06-30T40-00-00-04-00/00041f10-0d39-431c-aac4-1c5aa9a0051b.jpg" xlink:type="simple" xlink:show="embed" xlink:actuate="onLoad" draw:mime-type="image/jpeg"/>
</draw:frame>
</text:p>
      <text:p text:style-name="P4">
У Координаційному штабі відбулася зустріч з родинами зниклих безвісти таполонених музикантів оркестру окремої бригади морської піхоти іменіконтрадмірала Михайла Білинського.</text:p>
      <text:p text:style-name="P4">
Про це <text:a xlink:type="simple" xlink:href="https://t.me/Koord_shtab/1402" text:style-name="Internet_20_link" text:visited-style-name="Visited_20_Internet_20_Link">
повідомляє</text:a>
 Координаційний штаб зпитань поводження з військовополоненими.</text:p>
      <text:p text:style-name="P4">
Представник штабу, відповідаючи на запитання родичів, зазначив, що фейковікримінальні справи, які порушені проти наших захисників, або так звані«вироки» судів країни-агресорки не є перешкодою для залучення наших оборонцівдо процесів обміну.</text:p>
      <text:p text:style-name="P4">
Серед інших питань порушили тему використання кремлем вразливого становищарідних та близьких військовополонених для впливу на українське суспільство іспособи захисту від цього впливу.</text:p>
      <text:p text:style-name="P4">
Source: <text:a xlink:type="simple" xlink:href="https://armyinform.com.ua/2023/06/30/vyroky-sudiv-rf-ne-ye-pereshkodoyu-dlya-zaluchennya-zahysnykiv-do-obminu-koordynaczijnyj-shtab/" text:style-name="Internet_20_link" text:visited-style-name="Visited_20_Internet_20_Link">
https://armyinform.com.ua/2023/06/30/vyroky-sudiv-rf-ne-ye-pereshkodoyu-dlya-zaluchennya-zahysnykiv-do-obminu-koordynaczijnyj-shtab/</text:a>
</text:p>
      <!--NEWS-->
      <text:h text:style-name="P10" text:outline-level="1">
<text:span text:style-name="T4">
Рівно рік тому, 30 червня 2022 року, Сили безпеки та оборони України звільнили острів Зміїний</text:span>
</text:h>
      <text:p text:style-name="P4">
Author: ['АРМІЯINFORM']</text:p>
      <text:p text:style-name="P4">
Time: 2023-06-30T42:00:00-04:00</text:p>
      <text:p text:style-name="P4">
Description: Повернення державного синьо-жовтого прапора на Зміїний — славетна, без жод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48678-1-e1679061845731.jpg" text:style-name="Internet_20_link" text:visited-style-name="Visited_20_Internet_20_Link">
2748678-1-e1679061845731.jpg</text:a>
']</text:p>
      <text:p text:style-name="P4">
Tags: ['ГУР МІНОБОРОНИ УКРАЇНИ', 'ОСТРІВ ЗМІЇНИЙ']</text:p>
      <text:p text:style-name="P4">
Category: News</text:p>
      <!--METADATA-->
      <text:p text:style-name="P4">
<draw:frame draw:style-name="fr1" draw:name="Image267" text:anchor-type="as-char" svg:width="6.9236in" svg:height="4.460583in" draw:z-index="0">
<draw:image xlink:href="../Images/AРМІЯINFORM/2023-06-30T42-00-00-04-00/2748678-1-e1679061845731.jpg" xlink:type="simple" xlink:show="embed" xlink:actuate="onLoad" draw:mime-type="image/jpeg"/>
</draw:frame>
</text:p>
      <text:p text:style-name="P4">
Повернення державного синьо-жовтого прапора на Зміїний — славетна, без жоднихгіпербол, віха в історії нашої держави і армії.</text:p>
      <text:p text:style-name="P4">
Головне управління розвідки Міністерства оборони України, усі наші воїни,горді бути серед тих, хто планував та здійснював складну, багаторівневу,сповнену величезних ризиків спецоперацію.</text:p>
      <text:p text:style-name="P4">
Деокупація Зміїного зірвала зухвалі плани агресора позбавити Україну статусуморської держави.</text:p>
      <text:p text:style-name="P4">
Ватажки московської диктатури самовпевнено вважали, ніби їхній чорноморськийфлот — залізна рука, що вхопила й тримає божу бороду. Українські воїнивідсікли цю іржаву конструкцію по лікоть.</text:p>
      <text:p text:style-name="P4">
Спецпризначенці ГУР МО України та Центру спецоперацій «А» СБУ, авіаториПовітряних Сил та моряки Військово-Морських Сил ЗСУ, вояки Державноїприкордонної служби України, військові інженери, оператори «Байрактарів» — усіпродемонстрували найвищу міру злагодженості та звитяги.</text:p>
      <text:p text:style-name="P4">
<text:span text:style-name="T4">
Вільний Зміїний</text:span>
 — запорука спокою в західній частині Чорного моря,гарантія морської логістики, що є елементом економічної стабільності в Україніта продовольчої безпеки у світі.</text:p>
      <text:p text:style-name="P4">
<text:span text:style-name="T4">
Вільний Зміїний</text:span>
 — символ важкої, але перемоги. Так буде й з усіма іншимитимчасово окупованими українськими землями.</text:p>
      <text:p text:style-name="P4">
З честю згадуємо наших воїнів, які полягли на Зміїному — поруч з руїнами храмулегендарного Ахілла, місці кривавих битв, острові кам’яної сили волі тамужності.</text:p>
      <text:p text:style-name="P4">
Слава Україні!</text:p>
      <text:p text:style-name="P4">
<text:span text:style-name="T4">
Джерело:</text:span>
 <text:a xlink:type="simple" xlink:href="https://gur.gov.ua/content/rivno-rik-tomu-30-chervnia-2022-roku-syly-bezpeky-ta-oborony-ukrainy-zvilnyly-ostriv-zmiinyi.html" text:style-name="Internet_20_link" text:visited-style-name="Visited_20_Internet_20_Link">
<text:span text:style-name="T5">
ГУР МОУ</text:span>
</text:a>
</text:p>
      <text:p text:style-name="P4">
Source: <text:a xlink:type="simple" xlink:href="https://armyinform.com.ua/2023/06/30/rivno-rik-tomu-30-chervnya-2022-roku-syly-bezpeky-ta-oborony-ukrayiny-zvilnyly-ostriv-zmiyinyj/" text:style-name="Internet_20_link" text:visited-style-name="Visited_20_Internet_20_Link">
https://armyinform.com.ua/2023/06/30/rivno-rik-tomu-30-chervnya-2022-roku-syly-bezpeky-ta-oborony-ukrayiny-zvilnyly-ostriv-zmiyinyj/</text:a>
</text:p>
      <!--NEWS-->
      <text:h text:style-name="P10" text:outline-level="1">
<text:span text:style-name="T4">
Понад 300 вибухонебезпечних предметів знешкодили піротехніки за добу</text:span>
</text:h>
      <text:p text:style-name="P4">
Author: ['АРМІЯINFORM']</text:p>
      <text:p text:style-name="P4">
Time: 2023-06-30T44:00:00-04:00</text:p>
      <text:p text:style-name="P4">
Description: Протягом доби піротехнічні підрозділи Державної служби України з надзвичайних ситуа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text:p>
      <text:p text:style-name="P4">
Tags: ['АГРЕСІЯ РФ', 'ДСНС УКРАЇНИ', 'ПІРОТЕХНІЧНІ ПІДРОЗДІЛИ', 'РОЗМІНУВАННЯ']</text:p>
      <text:p text:style-name="P4">
Category: News</text:p>
      <!--METADATA-->
      <text:p text:style-name="P4">
<draw:frame draw:style-name="fr1" draw:name="Image268" text:anchor-type="as-char" svg:width="6.9236in" svg:height="3.89773in" draw:z-index="0">
<draw:image xlink:href="../Images/AРМІЯINFORM/2023-06-30T44-00-00-04-00/rozminuvannya.jpg" xlink:type="simple" xlink:show="embed" xlink:actuate="onLoad" draw:mime-type="image/jpeg"/>
</draw:frame>
Ілюстративне фото</text:p>
      <text:p text:style-name="P4">
Протягом доби піротехнічні підрозділи Державної служби України з надзвичайнихситуацій <text:span text:style-name="T4">
127 разів</text:span>
 залучалися до виконання завдань із розмінування.</text:p>
      <text:p text:style-name="P4">
Про це <text:a xlink:type="simple" xlink:href="https://dsns.gov.ua/uk/news/nadzvicaini-podiyi/operativna-informaciia-shhodo-roboti-pirotexnicnix-pidrozdiliv-dsns-ukrayini-75" text:style-name="Internet_20_link" text:visited-style-name="Visited_20_Internet_20_Link">
повідомляє</text:a>
 ДСНСУкраїни.</text:p>
      <text:p text:style-name="P4">
Піротехнічні підрозділи виявили, вилучили і знешкодили <text:span text:style-name="T4">
322 вибухонебезпечнихпредмети</text:span>
 , обстежено територію площею 26,93 гектара.</text:p>
      <text:p text:style-name="P4">
Найчастіше піротехнічні підрозділи працювали: в Харківській області 19 899разів, Київщині — 8 066, Донеччині — 6 358, Миколаївщині — 5 300, Херсонщині —5 924, Чернігівщині — 4 750, Сумщині — 2 232, Черкащині — 1 131.</text:p>
      <text:p text:style-name="P4">
Довідково: Всього з початку широкомасштабного військового вторгненняросійської федерації на території України знешкоджено <text:span text:style-name="T4">
406 080вибухонебезпечних предметів</text:span>
 та 2 891 кг вибухової речовини, зокрема 3 43авіаційних бомб. Обстежено територію площею понад 90 701 гектара.</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6/30/ponad-300-vybuhonebezpechnyh-predmetiv-zneshkodyly-pirotehniky-za-dobu-2/" text:style-name="Internet_20_link" text:visited-style-name="Visited_20_Internet_20_Link">
https://armyinform.com.ua/2023/06/30/ponad-300-vybuhonebezpechnyh-predmetiv-zneshkodyly-pirotehniky-za-dobu-2/</text:a>
</text:p>
      <!--NEWS-->
      <text:h text:style-name="P10" text:outline-level="1">
<text:span text:style-name="T4">
Президент відзначив «Хрестом бойових заслуг» сімох українських військових</text:span>
</text:h>
      <text:p text:style-name="P4">
Author: ['АРМІЯINFORM']</text:p>
      <text:p text:style-name="P4">
Time: 2023-06-30T46:00:00-04:00</text:p>
      <text:p text:style-name="P4">
Description: Президент України Володимир Зеленський своїм Указом №356/2023 відзначив держав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rest-boyovih-zaslug.jpg" text:style-name="Internet_20_link" text:visited-style-name="Visited_20_Internet_20_Link">
hrest-boyovih-zaslug.jpg</text:a>
']</text:p>
      <text:p text:style-name="P4">
Tags: ['УКАЗ ПРЕЗИДЕНТА УКРАЇНИ']</text:p>
      <text:p text:style-name="P4">
Category: News</text:p>
      <!--METADATA-->
      <text:p text:style-name="P4">
<draw:frame draw:style-name="fr1" draw:name="Image269" text:anchor-type="as-char" svg:width="6.9236in" svg:height="3.871909in" draw:z-index="0">
<draw:image xlink:href="../Images/AРМІЯINFORM/2023-06-30T46-00-00-04-00/hrest-boyovih-zaslug.jpg" xlink:type="simple" xlink:show="embed" xlink:actuate="onLoad" draw:mime-type="image/jpeg"/>
</draw:frame>
</text:p>
      <text:p text:style-name="P4">
Президент України Володимир Зеленський своїм Указом<text:a xlink:type="simple" xlink:href="https://www.president.gov.ua/documents/3562023-47169" text:style-name="Internet_20_link" text:visited-style-name="Visited_20_Internet_20_Link">
№356/2023</text:a>
 відзначивдержавною нагородою <text:a xlink:type="simple" xlink:href="https://armyinform.com.ua/2022/06/28/vidznaka-hrest-bojovyh-zaslug-cze-vidrodzhennya-vijskovyh-tradyczij-ukrayinskogo-narodu/" text:style-name="Internet_20_link" text:visited-style-name="Visited_20_Internet_20_Link">
«Хрест бойовихзаслуг»</text:a>
 захисниківУкраїни.</text:p>
      <text:p text:style-name="P4">
Нагорода присвоєна «за визначні особисті заслуги у захисті державногосуверенітету та територіальної цілісності України, самовіддане служінняУкраїнському народові, вірність військовій присязі».</text:p>
      <text:p text:style-name="P4">
<text:span text:style-name="T4">
Відзнакою Президента України «Хрест бойових заслуг»</text:span>
 <text:span text:style-name="T4">
нагороджено:</text:span>
</text:p>
      <text:p text:style-name="P4">
ГНЕВУ Дмитра Володимировича — старшого сержанта</text:p>
      <text:p text:style-name="P4">
КОЗАЧЕНКО Галину Валентинівну — старшого сержанта</text:p>
      <text:p text:style-name="P4">
КОЛІНЬКА Сергія Анатолійовича — солдата</text:p>
      <text:p text:style-name="P4">
КРАСОВСЬКОГО Василя Миколайовича — підполковника</text:p>
      <text:p text:style-name="P4">
КУЗЬМЕНКА Богдана Костянтиновича — майора</text:p>
      <text:p text:style-name="P4">
ЛУКАШЕВИЧА Івана Володимировича — полковника</text:p>
      <text:p text:style-name="P4">
УРСАТІЯ Івана Олеговича — майора.</text:p>
      <text:p text:style-name="P4">
Source: <text:a xlink:type="simple" xlink:href="https://armyinform.com.ua/2023/06/30/prezydent-vidznachyv-hrestom-bojovyh-zaslug-simoh-ukrayinskyh-vijskovyh/" text:style-name="Internet_20_link" text:visited-style-name="Visited_20_Internet_20_Link">
https://armyinform.com.ua/2023/06/30/prezydent-vidznachyv-hrestom-bojovyh-zaslug-simoh-ukrayinskyh-vijskovyh/</text:a>
</text:p>
      <!--NEWS-->
      <text:h text:style-name="P10" text:outline-level="1">
<text:span text:style-name="T4">
В Україні з 1 липня почнуть впроваджувати інститут помічника ветерана у чотирьох пілотних регіонах</text:span>
</text:h>
      <text:p text:style-name="P4">
Author: ['АРМІЯINFORM']</text:p>
      <text:p text:style-name="P4">
Time: 2023-06-30T48:00:00-04:00</text:p>
      <text:p text:style-name="P4">
Description: Пілотний проєкт стартує з 1 липня у чотирьох областях — Вінницькій, Дніпропетровськ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idtrymka-veteraniv.jpg" text:style-name="Internet_20_link" text:visited-style-name="Visited_20_Internet_20_Link">
pidtrymka-veteraniv.jpg</text:a>
']</text:p>
      <text:p text:style-name="P4">
Tags: ['ВОЄННИЙ СТАН', 'ІНСТИТУТ ПОМІЧНИКА ВЕТЕРАНА', 'МІНВЕТЕРАНІВ', 'СОЦІАЛЬНИЙ ЗАХИСТ']</text:p>
      <text:p text:style-name="P4">
Category: News</text:p>
      <!--METADATA-->
      <text:p text:style-name="P4">
<draw:frame draw:style-name="fr1" draw:name="Image270" text:anchor-type="as-char" svg:width="6.9236in" svg:height="3.723238in" draw:z-index="0">
<draw:image xlink:href="../Images/AРМІЯINFORM/2023-06-30T48-00-00-04-00/pidtrymka-veteraniv.jpg" xlink:type="simple" xlink:show="embed" xlink:actuate="onLoad" draw:mime-type="image/jpeg"/>
</draw:frame>
</text:p>
      <text:p text:style-name="P4">
Пілотний проєкт стартує з 1 липня у чотирьох областях — Вінницькій,Дніпропетровській, Львівській, Миколаївській. Це будуть спеціальнопідготовлені з відповідними повноваженнями представники громади, якідопомагатимуть українським захисникам і захисницям адаптуватися до цивільногожиття після повернеться з фронту. Отримати належні послуги та соціальнігарантії, пройти програми підвищення кваліфікації та працевлаштуватись, тобтовсі питання, всі потреби, які виникатимуть у ветеранів — повинні знаходитисупровід і підтримку з боку такого помічника.</text:p>
      <text:p text:style-name="P4">
Про це <text:a xlink:type="simple" xlink:href="https://mva.gov.ua/ua/news/yuliya-laputina-minveteraniv-z-1-lipnya-pochinaye-vprovadzhuvati-institut-pomichnika-veterana-u-chotiroh-pilotnih-regionah" text:style-name="Internet_20_link" text:visited-style-name="Visited_20_Internet_20_Link">
повідомила</text:a>
 міністр у справах ветеранів України ЮліяЛапутіна під час прямого ефіру Національного марафону «Єдині новини».</text:p>
      <text:p text:style-name="P4">
«Загальна чисельність помічників ветерана у пілотному проєкті — <text:span text:style-name="T4">
400 осіб</text:span>
.Подача заяв та конкурсний відбір кандидатів відбуватиметься за допомогоюсучасних цифрових рішень через інформаційний <text:a xlink:type="simple" xlink:href="https://eveteran.gov.ua/" text:style-name="Internet_20_link" text:visited-style-name="Visited_20_Internet_20_Link">
порталЕ-ветеран</text:a>
. Пріоритет у відборі надаватиметьсяветеранам й ветеранкам, членам їхніх сімей, а також членам родин загиблихвоїнів, які готові за принципом “рівний-рівному” допомагати демобілізованимзахисникам і захисницям», — розповіла Юлія Лапутіна.</text:p>
      <text:p text:style-name="P4">
Майбутніх помічників ветерана готуватимуть у центрах ветеранського розвитку набазі визначених закладів вищої освіти. Один з таких центрів вже відкрито умісті Дніпро на базі Університету митної справи та фінансів. А у партнерстві зМіносвіти розроблені спеціальні навчальні програми для підготовки фахівців ізсупроводу ветеранів війни та членів їхніх родин.</text:p>
      <text:p text:style-name="P4">
Пілотний проєкт триватиме до кінця поточного року, надалі буде поширений повсій території України.</text:p>
      <text:p text:style-name="P4">
Source: <text:a xlink:type="simple" xlink:href="https://armyinform.com.ua/2023/06/30/v-ukrayini-z-1-lypnya-pochnut-vprovadzhuvaty-instytut-pomichnyka-veterana-u-chotyroh-pilotnyh-regionah/" text:style-name="Internet_20_link" text:visited-style-name="Visited_20_Internet_20_Link">
https://armyinform.com.ua/2023/06/30/v-ukrayini-z-1-lypnya-pochnut-vprovadzhuvaty-instytut-pomichnyka-veterana-u-chotyroh-pilotnyh-regionah/</text:a>
</text:p>
      <!--NEWS-->
      <text:h text:style-name="P10" text:outline-level="1">
<text:span text:style-name="T4">
Російські хакери розсилають фейкові листи про відпустки для військових ЗСУ</text:span>
</text:h>
      <text:p text:style-name="P4">
Authors: Ukrinform (Person)</text:p>
      <text:p text:style-name="P4">
Publisher: Укринформ (Organization)</text:p>
      <text:p text:style-name="P4">
Published Time: 2023-06-30T4:56:00+03:00</text:p>
      <text:p text:style-name="P4">
Modified Time: 2023-06-30T21:56:00+03:00</text:p>
      <text:p text:style-name="P4">
Description: Росіяни проводять фішингову атаку, розсилаючи на електронні адреси листи, які нібито стосуються збільшення відпусток для військовослужбовців. — Укрінформ.</text:p>
      <text:p text:style-name="P4">
Images: ['<text:a xlink:type="simple" xlink:href="https://static.ukrinform.com/photos/2020_08/thumb_files/630_360_1597991697-815.jpg" text:style-name="Internet_20_link" text:visited-style-name="Visited_20_Internet_20_Link">
630_360_15979...</text:a>
']</text:p>
      <text:p text:style-name="P4">
Tags: ['Фейк', 'Кібербезпека', 'Хакери', 'Військові', 'Лист', 'Відпустка', 'Війна з Росією']</text:p>
      <text:p text:style-name="P4">
Type: Article</text:p>
      <!--METADATA-->
      <text:p text:style-name="P4">
<draw:frame draw:style-name="fr1" draw:name="Image271" text:anchor-type="as-char" svg:width="6.9236in" svg:height="3.956343in" draw:z-index="0">
<draw:image xlink:href="../Images/yкринформ/2023-06-30T4-56-00-03-00/630_360_1597991697-815.jpg" xlink:type="simple" xlink:show="embed" xlink:actuate="onLoad" draw:mime-type="image/jpeg"/>
</draw:frame>
 Росіянипроводять фішингову атаку, розсилаючи на електронні адреси листи, які нібитостосуються збільшення відпусток для військовослужбовців.</text:p>
      <text:p text:style-name="P4">
Про це у <text:a xlink:type="simple" xlink:href="http://t.me/AFUStratCom/18737" text:style-name="Internet_20_link" text:visited-style-name="Visited_20_Internet_20_Link">
 Телеграмі </text:a>
 поінформував Центрстратегічних комунікацій ЗСУ, передає Укрінформ.</text:p>
      <text:p text:style-name="P4">
“Ворог проводить фішингову атаку на встановлені адреси електронної пошти.Отримавши такий лист не відкривайте та не клікайте на файли, додані до листа,та на посилання в самому листі”, - йдеться у повідомленні.</text:p>
      <text:p text:style-name="P4">
У СтратКомі оприлюднили скрін такого листа, у якому вказана тема - “збільшеннявідпусток для військовослужбовців” авторства нібито майора Семена Петрова.</text:p>
      <text:p text:style-name="P4">
У посланні зазначається, що роз'яснення Закону №9342 про доплати та збільшеннявідпусток для <text:a xlink:type="simple" xlink:href="https://www.ukrinform.ua/tag-vijskovi" text:style-name="Internet_20_link" text:visited-style-name="Visited_20_Internet_20_Link">
 військових </text:a>
 , якийпідписав Президент Володимир Зеленський, нібито міститься на сайті МіноборониУкраїни за прикріпленим лінком.</text:p>
      <text:p text:style-name="P4">
<text:span text:style-name="T4">
Читайте також:</text:span>
 <text:a xlink:type="simple" xlink:href="https://www.ukrinform.ua/rubric-technology/3726316-hakeri-z-rf-namagautsa-otrimati-dostup-do-postovih-skrinok-koristuvaciv-ukrnet.html" text:style-name="Internet_20_link" text:visited-style-name="Visited_20_Internet_20_Link">
 Хакери з РФ атакують поштові скриньки користувачівUkr.net </text:a>
</text:p>
      <text:p text:style-name="P4">
“Помічайте такий лист, як фішинг. Якщо лист прийшов на службові адресиелектронної пошти, повідомте про це відповідний підрозділ кібербезпеки та, заможливості, надайте цю інформацію Команді реагування на кіберінциденти <text:a xlink:type="simple" xlink:href="http://cert.gov.ua/contact-us" text:style-name="Internet_20_link" text:visited-style-name="Visited_20_Internet_20_Link">
https://cert.gov.ua/contact-us </text:a>
 ”, -наголошують у СтратКомі.</text:p>
      <text:p text:style-name="P4">
Як повідомлялося, на початку червня СтратКом попередив, що російські військаактивізують інформаційно-психологічні операції.</text:p>
      <text:p text:style-name="P4">
Source: <text:a xlink:type="simple" xlink:href="https://www.ukrinform.ua/rubric-ato/3730002-rosijski-hakeri-rozsilaut-fejkovi-listi-pro-vidpustki-dla-vijskovih-zsu.html" text:style-name="Internet_20_link" text:visited-style-name="Visited_20_Internet_20_Link">
https://www.ukrinform.ua/rubric-ato/3730002-rosijski-hakeri-rozsilaut-fejkovi-listi-pro-vidpustki-dla-vijskovih-zsu.html</text:a>
</text:p>
      <!--NEWS-->
      <text:h text:style-name="P10" text:outline-level="1">
<text:span text:style-name="T4">
Квартири для військових: повідомлено про підозру гендиректору підприємства-забудовника</text:span>
</text:h>
      <text:p text:style-name="P4">
Author: ['АРМІЯINFORM']</text:p>
      <text:p text:style-name="P4">
Time: 2023-06-30T50:00:00-04:00</text:p>
      <text:p text:style-name="P4">
Description: За процесуального керівництва прокурорів Спеціалізованої прокуратури у сфері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МОУ', 'СПЕЦІАЛІЗОВАНА ПРОКУРАТУРА У\xa0СФЕРІ ОБОРОНИ']</text:p>
      <text:p text:style-name="P4">
Category: News</text:p>
      <!--METADATA-->
      <text:p text:style-name="P4">
<draw:frame draw:style-name="fr1" draw:name="Image272" text:anchor-type="as-char" svg:width="6.9236in" svg:height="4.615733in" draw:z-index="0">
<draw:image xlink:href="../Images/AРМІЯINFORM/2023-06-30T50-00-00-04-00/77acfef9ac002e47cfc3020e10de49c60959d638.jpg" xlink:type="simple" xlink:show="embed" xlink:actuate="onLoad" draw:mime-type="image/jpeg"/>
</draw:frame>
</text:p>
      <text:p text:style-name="P4">
За процесуального керівництва прокурорів Спеціалізованої прокуратури у сферіоборони Центрального регіону повідомлено про підозру генеральному директорупідприємства-забудовника.</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сфері оборони Центрального регіону</text:p>
      <text:p text:style-name="P4">
Слідством установлено, що підозрюваний, маючи почесне звання «Заслуженийбудівельник України», не виконав умови договору на пайову участь в будівництвіжитла та не передав Міністерству оборони України квартири у житловому будинкуна території Київської області, а отримані від МО України на виконання умовдоговору бюджетні кошти привласнив та використав у власних інтересах,внаслідок чого державі завдано збитків на суму понад 3 мільйони гривень.</text:p>
      <text:p text:style-name="P4">
Досудове розслідування здійснюється слідчими ГУ НП України в Київськійобласті.</text:p>
      <text:p text:style-name="P4">
Наразі вирішується питання щодо обрання підозрюваному запобіжного заходу танакладення арешту на належне йому майно.</text:p>
      <text:p text:style-name="P4">
Санкцією ч. 5 ст. 191 Кримінального кодексу України, за привласнення, розтратумайна або заволодіння ним шляхом зловживання службовим становищем, вчинені вособливо великих розмірах, передбачено покарання у виді позбавлення волі настрок від семи до дванадцяти років з позбавленням права обіймати певні посадичи займатися певною діяльністю на строк до трьох років та з конфіскацієюмайна.</text:p>
      <text:p text:style-name="P4">
Source: <text:a xlink:type="simple" xlink:href="https://armyinform.com.ua/2023/06/30/kvartyry-dlya-vijskovyh-povidomleno-pro-pidozru-gendyrektoru-pidpryyemstva-zabudovnyka/" text:style-name="Internet_20_link" text:visited-style-name="Visited_20_Internet_20_Link">
https://armyinform.com.ua/2023/06/30/kvartyry-dlya-vijskovyh-povidomleno-pro-pidozru-gendyrektoru-pidpryyemstva-zabudovnyka/</text:a>
</text:p>
      <!--NEWS-->
      <text:h text:style-name="P10" text:outline-level="1">
<text:span text:style-name="T4">
Окупанти за добу атакували дев’ять областей України</text:span>
</text:h>
      <text:p text:style-name="P4">
Author: ['АРМІЯINFORM']</text:p>
      <text:p text:style-name="P4">
Time: 2023-06-30T52:00:00-04:00</text:p>
      <text:p text:style-name="P4">
Description: російські війська обстріляли територію 9 областей України.    Про це повідомляє Milite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56014319685061147_y.jpg" text:style-name="Internet_20_link" text:visited-style-name="Visited_20_Internet_20_Link">
photo_5256014319685061147_y.jpg</text:a>
']</text:p>
      <text:p text:style-name="P4">
Tags: ['ВІЙНА', 'ОБСТРІЛИ РФ']</text:p>
      <text:p text:style-name="P4">
Category: News</text:p>
      <!--METADATA-->
      <text:p text:style-name="P4">
<draw:frame draw:style-name="fr1" draw:name="Image273" text:anchor-type="as-char" svg:width="6.9236in" svg:height="5.146684in" draw:z-index="0">
<draw:image xlink:href="../Images/AРМІЯINFORM/2023-06-30T52-00-00-04-00/photo_5256014319685061147_y.jpg" xlink:type="simple" xlink:show="embed" xlink:actuate="onLoad" draw:mime-type="image/jpeg"/>
</draw:frame>
</text:p>
      <text:p text:style-name="P4">
російські війська обстріляли територію 9 областей України.</text:p>
      <text:p text:style-name="P4">
Про це <text:a xlink:type="simple" xlink:href="https://t.me/militarymediacenter/2393" text:style-name="Internet_20_link" text:visited-style-name="Visited_20_Internet_20_Link">
повідомляє</text:a>
 Militery MediaCenter.</text:p>
      <text:p text:style-name="P4">
«Із різних видів озброєння — гранатомети, міномети, танки, артилерія, РСЗВ,ЗРК, БПЛА та тактична авіація — були атаковані 102 населених пунктів та 49об’єктів інфраструктури», — йдеться у повідомленні.</text:p>
      <text:p text:style-name="P4">
Є загиблі та поранені серед цивільних, кількість жертв уточнюється.</text:p>
      <text:p text:style-name="P4">
Source: <text:a xlink:type="simple" xlink:href="https://armyinform.com.ua/2023/06/30/okupanty-za-dobu-atakuvaly-devyat-oblastej-ukrayiny/" text:style-name="Internet_20_link" text:visited-style-name="Visited_20_Internet_20_Link">
https://armyinform.com.ua/2023/06/30/okupanty-za-dobu-atakuvaly-devyat-oblastej-ukrayiny/</text:a>
</text:p>
      <!--NEWS-->
      <text:h text:style-name="P10" text:outline-level="1">
<text:span text:style-name="T4">
На Бахмутському напрямку відбувається просування наших військ —  Ганна Маляр</text:span>
</text:h>
      <text:p text:style-name="P4">
Author: ['Григорій Мазур']</text:p>
      <text:p text:style-name="P4">
Time: 2023-06-30T54:00:00-04:00</text:p>
      <text:p text:style-name="P4">
Description: Наразі на фронті триває боротьба за те, яка зі сторін буде утримувати ініціатив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231259605659666147_y-1-e1688130611747.jpg" text:style-name="Internet_20_link" text:visited-style-name="Visited_20_Internet_20_Link">
photo_5231259605659666147_y-1-e1688130611747.jpg</text:a>
']</text:p>
      <text:p text:style-name="P4">
Tags: ['STOPRUSSIA', 'АГРЕСІЯ РФ', 'БАХМУТСЬКИЙ НАПРЯМОК', 'ГАННА МАЛЯР']</text:p>
      <text:p text:style-name="P4">
Category: News</text:p>
      <!--METADATA-->
      <text:p text:style-name="P4">
<draw:frame draw:style-name="fr1" draw:name="Image274" text:anchor-type="as-char" svg:width="6.9236in" svg:height="4.223396in" draw:z-index="0">
<draw:image xlink:href="../Images/AРМІЯINFORM/2023-06-30T54-00-00-04-00/photo_5231259605659666147_y-1-e1688130611747.jpg" xlink:type="simple" xlink:show="embed" xlink:actuate="onLoad" draw:mime-type="image/jpeg"/>
</draw:frame>
</text:p>
      <text:p text:style-name="P4">
Наразі на фронті триває боротьба за те, яка зі сторін буде утримуватиініціативу. Про це в ефірі телемарафону «Єдині новини» розповіла заступникМіністра оборони України Ганна Маляр. За її словами, Збройні Сили України насході і півдні країни наразі перехопили стратегічну ініціативу і наступають наусіх напрямках.</text:p>
      <text:p text:style-name="P4">
— На сході держави наші війська впевнено рухаються вперед на Бахмутськомунапрямку, — повідомила заступник Міністра оборони. — В саме місто не заходили.Але ми контролюємо південно-західні його околиці. Основні бої зараз точатьсядовкола міста. Можна стверджувати, що там наступ іде за кількома напрямками іскрізь відбувається просування наших військ.</text:p>
      <text:p text:style-name="P4">
За її словами, потрібно розуміти, що ворог підтягнув під Бахмут великукількість своїх військ, наші захисники ведуть бої за цілковитої переваги силокупантів і в особовому складі, і в зброї.</text:p>
      <text:p text:style-name="P4">
Ганна Маляр також розповіла, що на півдні країни відбувається вирівнюванняфронту. Тут Сили оборони рухаються з різним успіхом. Також тривають жорстокібої на Лиманському, Авдіївському та Мар'їнському напрямках. Тут окупанти непросунулися ні на метр. Проте це вимагає від українського війська значноїконцентрації сил і засобів.</text:p>
      <text:p text:style-name="P4">
Водночас на півночі держави окупанти проводять відволікаючі дії — постійнообстрілюють територію України з метою сконцентрувати наші війська на цихнапрямках та унеможливити їх використання на інших ділянках фронту.</text:p>
      <text:p text:style-name="P4">
Source: <text:a xlink:type="simple" xlink:href="https://armyinform.com.ua/2023/06/30/na-bahmutskomu-napryamku-vidbuvayetsya-prosuvannya-nashyh-vijsk-ganna-malyar/" text:style-name="Internet_20_link" text:visited-style-name="Visited_20_Internet_20_Link">
https://armyinform.com.ua/2023/06/30/na-bahmutskomu-napryamku-vidbuvayetsya-prosuvannya-nashyh-vijsk-ganna-malyar/</text:a>
</text:p>
      <!--NEWS-->
      <text:h text:style-name="P10" text:outline-level="1">
<text:span text:style-name="T4">
росіяни затримують і допитують українців, які їдуть забирати своїх викрадених дітей — Дмитро Лубінець</text:span>
</text:h>
      <text:p text:style-name="P4">
Author: ['АРМІЯINFORM']</text:p>
      <text:p text:style-name="P4">
Time: 2023-06-30T56:00:00-04:00</text:p>
      <text:p text:style-name="P4">
Description: Українських громадян, які за допомогою волонтерів їдуть на територію росії для того, а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30_10-57-43.jpg" text:style-name="Internet_20_link" text:visited-style-name="Visited_20_Internet_20_Link">
photo_2023-06-30_10-57-43.jpg</text:a>
']</text:p>
      <text:p text:style-name="P4">
Tags: ['STOPRUSSIA', 'ВОЄННІ ЗЛОЧИНИ ЗС РФ', 'ВТОРГНЕННЯ РФ', 'ДМИТРО ЛУБІНЕЦЬ']</text:p>
      <text:p text:style-name="P4">
Category: News</text:p>
      <!--METADATA-->
      <text:p text:style-name="P4">
<draw:frame draw:style-name="fr1" draw:name="Image275" text:anchor-type="as-char" svg:width="6.9236in" svg:height="4.618041in" draw:z-index="0">
<draw:image xlink:href="../Images/AРМІЯINFORM/2023-06-30T56-00-00-04-00/photo_2023-06-30_10-57-43.jpg" xlink:type="simple" xlink:show="embed" xlink:actuate="onLoad" draw:mime-type="image/jpeg"/>
</draw:frame>
</text:p>
      <text:p text:style-name="P4">
Українських громадян, які за допомогою волонтерів їдуть на територію росії длятого, аби забрати своїх дітей, затримують і допитують.</text:p>
      <text:p text:style-name="P4">
Про це <text:a xlink:type="simple" xlink:href="https://t.me/dmytro_lubinetzs/2839" text:style-name="Internet_20_link" text:visited-style-name="Visited_20_Internet_20_Link">
повідомив</text:a>
 уповноважений ВерховноїРади України з прав людини Дмитро Лубінець.</text:p>
      <text:p text:style-name="P4">
«Це небезпечно, і тому ми закликаємо не відправляти навмання родичів за своїмидітьми на територію росії. Наприклад, у рф в одному з аеропортів затрималидвох жінок: одна — мама, яка їхала за своєю дитиною, а інша — жінка, якувідправили за дитиною. Їх відправила громадська організація, а про те, що їхзатримали, ми дізналися зі свого каналу комунікації у рф. А одна з бабусьпросто померла після 13-годинного допиту фсб росії. Її теж відправилагромадська організація», — зазначив Дмитро Лубінець.</text:p>
      <text:p text:style-name="P4">
Source: <text:a xlink:type="simple" xlink:href="https://armyinform.com.ua/2023/06/30/rosiny-zatrymuyut-i-dopytuyut-ukrayincziv-yaki-yidut-zabyraty-svoyih-vykradenyh-ditej-dmytro-lubinecz/" text:style-name="Internet_20_link" text:visited-style-name="Visited_20_Internet_20_Link">
https://armyinform.com.ua/2023/06/30/rosiny-zatrymuyut-i-dopytuyut-ukrayincziv-yaki-yidut-zabyraty-svoyih-vykradenyh-ditej-dmytro-lubinecz/</text:a>
</text:p>
      <!--NEWS-->
      <text:h text:style-name="P10" text:outline-level="1">
<text:span text:style-name="T4">
Судитимуть командира артполку зс рф, за наказом якого окупанти обстріляли середмістя Херсона</text:span>
</text:h>
      <text:p text:style-name="P4">
Author: ['АРМІЯINFORM']</text:p>
      <text:p text:style-name="P4">
Time: 2023-06-30T58:00:00-04:00</text:p>
      <text:p text:style-name="P4">
Description: Прокурори Херсонської обласної та Херсонської окружної прокуратур скерували до су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260049_664859569010213_5278563059066343770_n.jpg" text:style-name="Internet_20_link" text:visited-style-name="Visited_20_Internet_20_Link">
347260049_664859569010213_5278563059066343770_n.jpg</text:a>
']</text:p>
      <text:p text:style-name="P4">
Tags: ['STOPRUSSIA', 'ВОЄННІ ЗЛОЧИНИ ЗС РФ', 'ВТОРГНЕННЯ РФ', 'ОФІС ГЕНЕРАЛЬНОГО ПРОКУРОРА УКРАЇНИ']</text:p>
      <text:p text:style-name="P4">
Category: News</text:p>
      <!--METADATA-->
      <text:p text:style-name="P4">
<draw:frame draw:style-name="fr1" draw:name="Image276" text:anchor-type="as-char" svg:width="6.9236in" svg:height="8.768511in" draw:z-index="0">
<draw:image xlink:href="../Images/AРМІЯINFORM/2023-06-30T58-00-00-04-00/347260049_664859569010213_5278563059066343770_n.jpg" xlink:type="simple" xlink:show="embed" xlink:actuate="onLoad" draw:mime-type="image/jpeg"/>
</draw:frame>
</text:p>
      <text:p text:style-name="P4">
Прокурори Херсонської обласної та Херсонської окружної прокуратур скерували досуду обвинувальний акт стосовно командира 8-го артилерійського полку береговоїоборони 22-го армійського корпусу берегових військ Чорноморського флоту вмф рфза фактом порушення законів та звичаїв війни (ч. 2 ст. 28, ч. 2 ст. 438 ККУкраїни),<text:a xlink:type="simple" xlink:href="https://www.facebook.com/pgo.gov.ua/posts/pfbid0c3o71hBSmMext4A6a1HqQyvSKrQ7ThcqRaz3GspZ8HyYBLnwYa9Xj94Z7uaEjwBPl" text:style-name="Internet_20_link" text:visited-style-name="Visited_20_Internet_20_Link">
інформує</text:a>
Офіс Генерального прокурора.</text:p>
      <text:p text:style-name="P4">
«Слідством установлено, що підполковник зс рф, перебуваючи з підлеглимивійськовослужбовцями артилерійського полку на лівобережній частині Херсонськоїобласті, віддав їм накази про вчинення злочину проти цивільного населення.Виконуючи їх, 24 грудня 2022 року окупанти завдали масованих невибірковихударів по середмістю Херсона та місцях масового скупчення людей, де відсутнібудь-які воєнні об’єкти. Снаряди поцілили по центральному ринку, торговельномуцентру, пункту видачі гуманітарної допомоги, лікарні та інших об’єктахцивільної інфраструктури обласного центру. У результаті цього загинуло 13людей, поранення різного ступеня тяжкості дістали понад 60 мирних жителів», —йдеться у повідомленні.</text:p>
      <text:p text:style-name="P4">
Спеціальне досудове розслідування здійснювалося УСБ України в Херсонськійобласті, оперативний супровід — підрозділ контррозвідки УСБ України в областіі Департамент оперативно-розшукової діяльності АдміністраціїДержприкордонслужби України.</text:p>
      <text:p text:style-name="P4">
Source: <text:a xlink:type="simple" xlink:href="https://armyinform.com.ua/2023/06/30/sudytymut-komandyra-artylerijskogo-polku-rf-za-nakazom-yakogo-okupanty-obstrilyaly-seredmistya-hersona/" text:style-name="Internet_20_link" text:visited-style-name="Visited_20_Internet_20_Link">
https://armyinform.com.ua/2023/06/30/sudytymut-komandyra-artylerijskogo-polku-rf-za-nakazom-yakogo-okupanty-obstrilyaly-seredmistya-hersona/</text:a>
</text:p>
      <!--NEWS-->
      <text:h text:style-name="P10" text:outline-level="1">
<text:span text:style-name="T4">
Жителів Запорізької області просять повідомляти про техніку росіян у «єВорог»</text:span>
</text:h>
      <text:p text:style-name="P4">
Author: ['АРМІЯINFORM']</text:p>
      <text:p text:style-name="P4">
Time: 2023-06-30T59:00:00-04:00</text:p>
      <text:p text:style-name="P4">
Description: Міністерство цифрової трансформації закликало жителів Запорізької області повідомлят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5831327817504239796_x-e1688029145495.jpg" text:style-name="Internet_20_link" text:visited-style-name="Visited_20_Internet_20_Link">
photo_5831327817504239796_x-e1688029145495.jpg</text:a>
']</text:p>
      <text:p text:style-name="P4">
Tags: ['ЗАПОРІЗЬКА ОБЛАСТЬ', 'МІНЦИФРИ', 'ЧАТБОТ ЄВОРОГ']</text:p>
      <text:p text:style-name="P4">
Category: News</text:p>
      <!--METADATA-->
      <text:p text:style-name="P4">
<draw:frame draw:style-name="fr1" draw:name="Image277" text:anchor-type="as-char" svg:width="6.9236in" svg:height="5.210009in" draw:z-index="0">
<draw:image xlink:href="../Images/AРМІЯINFORM/2023-06-30T59-00-00-04-00/photo_5831327817504239796_x-e1688029145495.jpg" xlink:type="simple" xlink:show="embed" xlink:actuate="onLoad" draw:mime-type="image/jpeg"/>
</draw:frame>
</text:p>
      <text:p text:style-name="P4">
Міністерство цифрової трансформації закликало жителів Запорізької областіповідомляти про техніку російських військ у регіоні через спеціальний чат-бот«єВорог».</text:p>
      <text:p text:style-name="P4">
Про це <text:a xlink:type="simple" xlink:href="https://t.me/mintsyfra/4245" text:style-name="Internet_20_link" text:visited-style-name="Visited_20_Internet_20_Link">
йдеться </text:a>
у телеграм-каналі міністерства.</text:p>
      <text:p text:style-name="P4">
У Мінцифри нагадали, що українські захисники та захисниці продовжуютьефективно нищити окупантів на полі бою. Вони ліквідували понад 227 тисячросійських солдатів, а 4038 ворожих танків перетворили на металобрухт.</text:p>
      <text:p text:style-name="P4">
«Допомагайте примножувати статистику! Повідомляйте про особовий склад ворогата російську техніку в чатбот єВорог. Зараз найбільше потребуємо інформації зконкретних населених пунктів Запорізької області», — йдеться у повідомленні.</text:p>
      <text:p text:style-name="P4">
Про що писати в чатбот єВорог:</text:p>
      <ul>
        <li>
ракетні комплекси С300 та Іскандер;  * системи зв’язку;  * засоби радіоелектронної боротьби;  * бензовози;  * скупчення техніки та особового складу;  * переміщення колон техніки;  * транспортування техніки залізницею;  * склади з боєприпасами;  * позиції артилерії.</li>
      </ul>
      <text:p text:style-name="P4">
Перейти в єВорог можна з головного екрана в застосунку Дія або за посиланнямt.me/evorog_bot</text:p>
      <text:p text:style-name="P4">
Source: <text:a xlink:type="simple" xlink:href="https://armyinform.com.ua/2023/06/30/zhyteliv-zaporizkoyi-oblasti-prosyat-povidomlyaty-pro-tehniku-rosiyan-u-yevorog/" text:style-name="Internet_20_link" text:visited-style-name="Visited_20_Internet_20_Link">
https://armyinform.com.ua/2023/06/30/zhyteliv-zaporizkoyi-oblasti-prosyat-povidomlyaty-pro-tehniku-rosiyan-u-yevorog/</text:a>
</text:p>
      <!--NEWS-->
      <text:h text:style-name="P10" text:outline-level="1">
<text:span text:style-name="T4">
Терор рф доводить світові, що держава-терорист заслуговує на поразку й трибунал — Володимир Зеленський</text:span>
</text:h>
      <text:p text:style-name="P4">
Author: ['АРМІЯINFORM']</text:p>
      <text:p text:style-name="P4">
Time: 2023-06-30T60:00:00-04:00</text:p>
      <text:p text:style-name="P4">
Description: Президент України Володимир Зеленський наголосив у телеграм-каналі, що на всіх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769a2218-6674-4259-bee6-ee7f55808fd8.jpg" text:style-name="Internet_20_link" text:visited-style-name="Visited_20_Internet_20_Link">
769a2218-6674-4259-bee6-ee7f55808fd8.jpg</text:a>
', '<text:a xlink:type="simple" xlink:href="https://armyinform.com.ua/wp-content/uploads/2023/06/0337db78-3935-4ceb-a057-57f451ab9646-150x150.jpg" text:style-name="Internet_20_link" text:visited-style-name="Visited_20_Internet_20_Link">
0337db78-3935-4ceb-a057-57f451ab9646-150x150.jpg</text:a>
', '<text:a xlink:type="simple" xlink:href="https://armyinform.com.ua/wp-content/uploads/2023/06/ccf0ee3a-0f73-4106-b59c-1c5d26a2a6c1-150x150.jpg" text:style-name="Internet_20_link" text:visited-style-name="Visited_20_Internet_20_Link">
ccf0ee3a-0f73-4106-b59c-1c5d26a2a6c1-150x150.jpg</text:a>
', '<text:a xlink:type="simple" xlink:href="https://armyinform.com.ua/wp-content/uploads/2023/06/f3a74f54-ab0d-499a-8a9d-e9365bb272f9-150x150.jpg" text:style-name="Internet_20_link" text:visited-style-name="Visited_20_Internet_20_Link">
f3a74f54-ab0d-499a-8a9d-e9365bb272f9-150x150.jpg</text:a>
', '<text:a xlink:type="simple" xlink:href="https://armyinform.com.ua/wp-content/uploads/2023/06/f42bbf53-89f9-47a9-a5c9-2f087eae8f0f-150x150.jpg" text:style-name="Internet_20_link" text:visited-style-name="Visited_20_Internet_20_Link">
f42bbf53-89f9-47a9-a5c9-2f087eae8f0f-150x150.jpg</text:a>
']</text:p>
      <text:p text:style-name="P4">
Tags: ['АГРЕСІЯ РФ', 'ВОЛОДИМИР ЗЕЛЕНСЬКИЙ', 'ПРЕЗИДЕНТ УКРАЇНИ']</text:p>
      <text:p text:style-name="P4">
Category: News</text:p>
      <!--METADATA-->
      <text:p text:style-name="P4">
<draw:frame draw:style-name="fr1" draw:name="Image278" text:anchor-type="as-char" svg:width="6.9236in" svg:height="4.615733in" draw:z-index="0">
<draw:image xlink:href="../Images/AРМІЯINFORM/2023-06-30T60-00-00-04-00/769a2218-6674-4259-bee6-ee7f55808fd8.jpg" xlink:type="simple" xlink:show="embed" xlink:actuate="onLoad" draw:mime-type="image/jpeg"/>
</draw:frame>
</text:p>
      <text:p text:style-name="P4">
Президент України Володимир Зеленський<text:a xlink:type="simple" xlink:href="https://t.me/V_Zelenskiy_official/6784" text:style-name="Internet_20_link" text:visited-style-name="Visited_20_Internet_20_Link">
наголосив</text:a>
 у телеграм-каналі, що навсіх російських убивць і терористів чекають справедливі та законні суди.</text:p>
      <text:p text:style-name="P4">
«Кожен прояв російського терору знову й знову доводить і нам, і всьомусвітові: держава-терорист заслуговує лише на одне за наслідками всього, щовона наробила, — поразку й трибунал, справедливі та законні суди проти всіхросійських убивць і терористів», — написав глава держави.</text:p>
      <text:p text:style-name="P4">
<text:a xlink:type="simple" xlink:href="https://armyinform.com.ua/wp-content/uploads/2023/06/0337db78-3935-4ceb-a057-57f451ab9646.jpg" text:style-name="Internet_20_link" text:visited-style-name="Visited_20_Internet_20_Link">
<draw:frame draw:style-name="fr1" draw:name="Image279" text:anchor-type="as-char" svg:width="6.9236in" svg:height="6.9236in" draw:z-index="0">
<draw:image xlink:href="../Images/AРМІЯINFORM/2023-06-30T60-00-00-04-00/0337db78-3935-4ceb-a057-57f451ab9646-150x150.jpg" xlink:type="simple" xlink:show="embed" xlink:actuate="onLoad" draw:mime-type="image/jpeg"/>
</draw:frame>
</text:a>
</text:p>
      <text:p text:style-name="P4">
<text:a xlink:type="simple" xlink:href="https://armyinform.com.ua/wp-content/uploads/2023/06/ccf0ee3a-0f73-4106-b59c-1c5d26a2a6c1.jpg" text:style-name="Internet_20_link" text:visited-style-name="Visited_20_Internet_20_Link">
<draw:frame draw:style-name="fr1" draw:name="Image280" text:anchor-type="as-char" svg:width="6.9236in" svg:height="6.9236in" draw:z-index="0">
<draw:image xlink:href="../Images/AРМІЯINFORM/2023-06-30T60-00-00-04-00/ccf0ee3a-0f73-4106-b59c-1c5d26a2a6c1-150x150.jpg" xlink:type="simple" xlink:show="embed" xlink:actuate="onLoad" draw:mime-type="image/jpeg"/>
</draw:frame>
</text:a>
</text:p>
      <text:p text:style-name="P4">
<text:a xlink:type="simple" xlink:href="https://armyinform.com.ua/wp-content/uploads/2023/06/f3a74f54-ab0d-499a-8a9d-e9365bb272f9.jpg" text:style-name="Internet_20_link" text:visited-style-name="Visited_20_Internet_20_Link">
<draw:frame draw:style-name="fr1" draw:name="Image281" text:anchor-type="as-char" svg:width="6.9236in" svg:height="6.9236in" draw:z-index="0">
<draw:image xlink:href="../Images/AРМІЯINFORM/2023-06-30T60-00-00-04-00/f3a74f54-ab0d-499a-8a9d-e9365bb272f9-150x150.jpg" xlink:type="simple" xlink:show="embed" xlink:actuate="onLoad" draw:mime-type="image/jpeg"/>
</draw:frame>
</text:a>
</text:p>
      <text:p text:style-name="P4">
<text:a xlink:type="simple" xlink:href="https://armyinform.com.ua/wp-content/uploads/2023/06/f42bbf53-89f9-47a9-a5c9-2f087eae8f0f.jpg" text:style-name="Internet_20_link" text:visited-style-name="Visited_20_Internet_20_Link">
<draw:frame draw:style-name="fr1" draw:name="Image282" text:anchor-type="as-char" svg:width="6.9236in" svg:height="6.9236in" draw:z-index="0">
<draw:image xlink:href="../Images/AРМІЯINFORM/2023-06-30T60-00-00-04-00/f42bbf53-89f9-47a9-a5c9-2f087eae8f0f-150x150.jpg" xlink:type="simple" xlink:show="embed" xlink:actuate="onLoad" draw:mime-type="image/jpeg"/>
</draw:frame>
</text:a>
</text:p>
      <text:p text:style-name="P4">
Source: <text:a xlink:type="simple" xlink:href="https://armyinform.com.ua/2023/06/30/teror-rf-dovodyt-svitovi-shho-derzhava-teroryst-zaslugovuye-na-porazku-j-trybunal-volodymyr-zelenskyj/" text:style-name="Internet_20_link" text:visited-style-name="Visited_20_Internet_20_Link">
https://armyinform.com.ua/2023/06/30/teror-rf-dovodyt-svitovi-shho-derzhava-teroryst-zaslugovuye-na-porazku-j-trybunal-volodymyr-zelenskyj/</text:a>
</text:p>
      <!--NEWS-->
      <text:h text:style-name="P10" text:outline-level="1">
<text:span text:style-name="T4">
Вийшла збірка успішних справ надання безоплатної правової допомоги захисникам та захисницям України</text:span>
</text:h>
      <text:p text:style-name="P4">
Author: ['АРМІЯINFORM']</text:p>
      <text:p text:style-name="P4">
Time: 2023-06-30T61:00:00-04:00</text:p>
      <text:p text:style-name="P4">
Description: З 24 лютого 2022 року до системи безоплатної правової допомоги (БПД) звернулося майже 1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c221bc70e86fc28c9a1582c3b67973d1.jpg" text:style-name="Internet_20_link" text:visited-style-name="Visited_20_Internet_20_Link">
c221bc70e86fc28c9a1582c3b67973d1.jpg</text:a>
']</text:p>
      <text:p text:style-name="P4">
Tags: ['ВТОРГНЕННЯ РФ', 'ПРАВОВА ДОПОМОГА', 'УЧАСНИКИ БОЙОВИХ ДІЙ']</text:p>
      <text:p text:style-name="P4">
Category: News</text:p>
      <!--METADATA-->
      <text:p text:style-name="P4">
<draw:frame draw:style-name="fr1" draw:name="Image283" text:anchor-type="as-char" svg:width="6.9236in" svg:height="4.621503in" draw:z-index="0">
<draw:image xlink:href="../Images/AРМІЯINFORM/2023-06-30T61-00-00-04-00/c221bc70e86fc28c9a1582c3b67973d1.jpg" xlink:type="simple" xlink:show="embed" xlink:actuate="onLoad" draw:mime-type="image/jpeg"/>
</draw:frame>
 Ілюстративнефото</text:p>
      <text:p text:style-name="P4">
З 24 лютого 2022 року до системи безоплатної правової допомоги (БПД)звернулося майже <text:span text:style-name="T4">
12 тисяч захисників та захисниць України</text:span>
. У кожній третійсправі клієнти потребували вторинної правової допомоги, зокрема звернення досуду. Деякі з цих справ презентовано в збірці, розробленій системоюбезоплатної правової допомоги.</text:p>
      <text:p text:style-name="P4">
Про це <text:a xlink:type="simple" xlink:href="https://www.kmu.gov.ua/news/vyishla-zbirka-uspishnykh-sprav-nadannia-bezoplatnoi-pravovoi-dopomohy-zakhysnykam-ta-zakhysnytsiam-ukrainy-a-takozh-ikhnim-rodynam" text:style-name="Internet_20_link" text:visited-style-name="Visited_20_Internet_20_Link">
інформує</text:a>
 Урядовий портал.</text:p>
      <text:p text:style-name="P4">
«Допомога ветеранам війни завжди була для системи БПД в пріоритеті, однак самезараз вона набуває особливого значення. В цій збірці ми презентуємо лише деякіз багатьох справ, які позитивно завершились на користь наших клієнтів», —зазначає директор Координаційного центру з надання правової допомоги ОлександрБаранов.</text:p>
      <text:p text:style-name="P4">
Серед топ-звернень від військових, питання щодо:</text:p>
      <ul>
        <li>
державної допомоги, виплат та компенсацій;  * оскарження рішень, дій та бездіяльності органів державної влади та органів місцевого самоврядування;  * військової служби, у тому числі військовий облік, мобілізація, бронювання тощо.</li>
      </ul>
      <text:p text:style-name="P4">
Крім цього, в збірці представлені приклади надання правової допомоги членамсімей загиблих героїв. За період повномасштабного вторгнення у системі БПДзареєстрували <text:span text:style-name="T4">
понад дві тисячі звернень</text:span>
 від сімей загиблих захисників тазахисниць.</text:p>
      <text:p text:style-name="P4">
Збірка доступна за посиланням <text:a xlink:type="simple" xlink:href="http://bit.ly/3NPOPJh" text:style-name="Internet_20_link" text:visited-style-name="Visited_20_Internet_20_Link">
bit.ly/3NPOPJh</text:a>
</text:p>
      <text:p text:style-name="P4">
Нагадаємо, ветерани війни, члени сімей загиблих (померлих) ветеранів війни,члени сімей загиблих (померлих) захисників і захисниць України можуть отриматибезоплатно усі види правових послуг від системи безоплатної правової допомоги.Адресу найближчого бюро правової допомоги можна дізнатися за посиланням:<text:span text:style-name="T5">
&lt;https://bit.ly/bpd_buro&gt;
</text:span>
</text:p>
      <text:p text:style-name="P4">
Source: <text:a xlink:type="simple" xlink:href="https://armyinform.com.ua/2023/06/30/vyjshla-zbirka-uspishnyh-sprav-nadannya-bezoplatnoyi-pravovoyi-dopomogy-zahysnykam-ta-zahysnyczyam-ukrayiny/" text:style-name="Internet_20_link" text:visited-style-name="Visited_20_Internet_20_Link">
https://armyinform.com.ua/2023/06/30/vyjshla-zbirka-uspishnyh-sprav-nadannya-bezoplatnoyi-pravovoyi-dopomogy-zahysnykam-ta-zahysnyczyam-ukrayiny/</text:a>
</text:p>
      <!--NEWS-->
      <text:h text:style-name="P10" text:outline-level="1">
<text:span text:style-name="T4">
Повідомлено про підозру капітану російського судна, який «привіз» в Україну військову техніку рф із Сирії</text:span>
</text:h>
      <text:p text:style-name="P4">
Author: ['АРМІЯINFORM']</text:p>
      <text:p text:style-name="P4">
Time: 2023-06-30T62:00:00-04:00</text:p>
      <text:p text:style-name="P4">
Description: Служба безпеки задокументувала злочинні дії капітана російського вантажного судна «Spart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7033739_634742295419351_1017789117448775965_n.jpg" text:style-name="Internet_20_link" text:visited-style-name="Visited_20_Internet_20_Link">
357033739_634742295419351_1017789117448775965_n.jpg</text:a>
']</text:p>
      <text:p text:style-name="P4">
Tags: ['STOPRUSSIA', 'ВТОРГНЕННЯ РФ', 'СБУ']</text:p>
      <text:p text:style-name="P4">
Category: News</text:p>
      <!--METADATA-->
      <text:p text:style-name="P4">
<draw:frame draw:style-name="fr1" draw:name="Image284" text:anchor-type="as-char" svg:width="6.9236in" svg:height="7.362095in" draw:z-index="0">
<draw:image xlink:href="../Images/AРМІЯINFORM/2023-06-30T62-00-00-04-00/357033739_634742295419351_1017789117448775965_n.jpg" xlink:type="simple" xlink:show="embed" xlink:actuate="onLoad" draw:mime-type="image/jpeg"/>
</draw:frame>
</text:p>
      <text:p text:style-name="P4">
Служба безпеки задокументувала злочинні дії капітана російського вантажногосудна «Sparta IV» Олексія Терещенка, який причетний до ведення агресивноївійни проти України, <text:a xlink:type="simple" xlink:href="https://ssu.gov.ua/novyny/sbu-povidomyla-pro-pidozru-kapitanu-rosiiskoho-sudna-yakyi-pryviz-v-ukrainu-viiskovu-tekhniku-rf-iz-syrii" text:style-name="Internet_20_link" text:visited-style-name="Visited_20_Internet_20_Link">
повідомляє</text:a>
 пресслужба відомства.</text:p>
      <text:p text:style-name="P4">
Зазначається, що він допомагав перекидати бойову техніку російських військ ізСирії на тимчасово окуповані території нашої держави.</text:p>
      <text:p text:style-name="P4">
Для прихованого транспортування «вантажу» ворог використовував цивільні судна,які належать торговому флоту рф.</text:p>
      <text:p text:style-name="P4">
Встановлено, що з 25 лютого до 7 березня 2023 року суховантаж під керівництвомТерещенка нелегально переправив до Новоросійська партію бойової техніки звійськової бази рф в сирійському порту Тартус.</text:p>
      <text:p text:style-name="P4">
Мова йде про:</text:p>
      <text:p text:style-name="P4">
2 російських ракетно-гарматних комплекси «Панцир-С1»;</text:p>
      <text:p text:style-name="P4">
11 автомобілів «Урал-4320» з причепами;</text:p>
      <text:p text:style-name="P4">
200 некерованих реактивних снарядів для систем залпового вогню.</text:p>
      <text:p text:style-name="P4">
Потім ворожу техніку було доставлено до тимчасово захопленого Криму длявикористання окупаційними угрупованнями рф на південному фронті.</text:p>
      <text:p text:style-name="P4">
На підставі зібраних доказів слідчі Служби безпеки повідомили Терещенку пропідозру за ч. 5 ст. 27 та ч. 2 ст. 437 Кримінального кодексу України(планування, підготовка, розв’язування та ведення агресивної війни).</text:p>
      <text:p text:style-name="P4">
Оскільки фігурант перебуває на території росії, тривають комплексні заходи дляпритягнення його до відповідальності за злочини проти нашої держави.Зловмиснику загрожує до 15 років тюрми.</text:p>
      <text:p text:style-name="P4">
Розслідування проводили за процесуального керівництва Офісу Генеральногопрокурора.</text:p>
      <text:p text:style-name="P4">
Source: <text:a xlink:type="simple" xlink:href="https://armyinform.com.ua/2023/06/30/povidomleno-pro-pidozru-kapitanu-rosijskogo-sudna-yakyj-pryviz-v-ukrayinu-vijskovu-tehniku-rf-iz-syriyi/" text:style-name="Internet_20_link" text:visited-style-name="Visited_20_Internet_20_Link">
https://armyinform.com.ua/2023/06/30/povidomleno-pro-pidozru-kapitanu-rosijskogo-sudna-yakyj-pryviz-v-ukrayinu-vijskovu-tehniku-rf-iz-syriyi/</text:a>
</text:p>
      <!--NEWS-->
      <text:h text:style-name="P10" text:outline-level="1">
<text:span text:style-name="T4">
Окупанти бояться контрнаступу ЗСУ і збираються тікати з позицій — перехоплення ГУР</text:span>
</text:h>
      <text:p text:style-name="P4">
Author: ['АРМІЯINFORM']</text:p>
      <text:p text:style-name="P4">
Time: 2023-06-30T63:00:00-04:00</text:p>
      <text:p text:style-name="P4">
Description: Військовий рф каже, що очікується наступ українських військ, також розповів про загибел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01001mtp-31d3.jpeg" text:style-name="Internet_20_link" text:visited-style-name="Visited_20_Internet_20_Link">
01001mtp-31d3.jpeg</text:a>
']</text:p>
      <text:p text:style-name="P4">
Tags: ['ВОЄННА РОЗВІДКА', 'ГУР ПЕРЕХОПЛЕННЯ']</text:p>
      <text:p text:style-name="P4">
Category: News</text:p>
      <!--METADATA-->
      <text:p text:style-name="P4">
<draw:frame draw:style-name="fr1" draw:name="Image285" text:anchor-type="as-char" svg:width="6.9236in" svg:height="4.868156in" draw:z-index="0">
<draw:image xlink:href="../Images/AРМІЯINFORM/2023-06-30T63-00-00-04-00/01001mtp-31d3.jpeg" xlink:type="simple" xlink:show="embed" xlink:actuate="onLoad" draw:mime-type="image/jpeg"/>
</draw:frame>
</text:p>
      <text:p text:style-name="P4">
Військовий рф каже, що очікується наступ українських військ, також розповівпро загибель людей.</text:p>
      <text:p text:style-name="P4">
Про це <text:a xlink:type="simple" xlink:href="https://gur.gov.ua/content/nastuplenye-u-nykh-budet-bk-vydaiut-patrony-my-srazu-raskladyvaem-chtoby-na-pozytsyy-byt-hotovym.html" text:style-name="Internet_20_link" text:visited-style-name="Visited_20_Internet_20_Link">
йдеться</text:a>
 учерговому перехопленні ГУР МОУ.</text:p>
      <text:p text:style-name="P4">
«Наступ у них буде. Нам автомати, боєкомплекти видають, патрони ми відразурозкладаємо, щоб бути готовими на позиції. Ну ми може відразу тікати будемо.Броніки візьмемо і в Сватово. Вони нас беруть в кільце і підуть з обох боків»,— йдеться у розмові.</text:p>
      <text:p text:style-name="P4">
Source: <text:a xlink:type="simple" xlink:href="https://armyinform.com.ua/2023/06/30/okupanty-boyatsya-kontrnastupu-zsu-i-zbyrayutsya-tikaty-z-pozyczij-perehoplennya-gur/" text:style-name="Internet_20_link" text:visited-style-name="Visited_20_Internet_20_Link">
https://armyinform.com.ua/2023/06/30/okupanty-boyatsya-kontrnastupu-zsu-i-zbyrayutsya-tikaty-z-pozyczij-perehoplennya-gur/</text:a>
</text:p>
      <!--NEWS-->
      <text:h text:style-name="P10" text:outline-level="1">
<text:span text:style-name="T4">
Президент підписав закон про доплати та відпустки для військових</text:span>
</text:h>
      <text:p text:style-name="P4">
Author: ['АРМІЯINFORM']</text:p>
      <text:p text:style-name="P4">
Time: 2023-06-30T64:00:00-04:00</text:p>
      <text:p text:style-name="P4">
Description: Президент України Володимир Зеленський підписав закон про внесення змін до де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3f27cd3-0600-45f3-8bf7-c4b44d9c8d46.jpg" text:style-name="Internet_20_link" text:visited-style-name="Visited_20_Internet_20_Link">
b3f27cd3-0600-45f3-8bf7-c4b44d9c8d46.jpg</text:a>
']</text:p>
      <text:p text:style-name="P4">
Tags: []</text:p>
      <text:p text:style-name="P4">
Category: News</text:p>
      <!--METADATA-->
      <text:p text:style-name="P4">
<draw:frame draw:style-name="fr1" draw:name="Image286" text:anchor-type="as-char" svg:width="6.9236in" svg:height="4.615733in" draw:z-index="0">
<draw:image xlink:href="../Images/AРМІЯINFORM/2023-06-30T64-00-00-04-00/b3f27cd3-0600-45f3-8bf7-c4b44d9c8d46.jpg" xlink:type="simple" xlink:show="embed" xlink:actuate="onLoad" draw:mime-type="image/jpeg"/>
</draw:frame>
</text:p>
      <text:p text:style-name="P4">
Президент України Володимир Зеленський підписав закон про внесення змін додеяких законодавчих актів України щодо окремих питань, пов’язаних ізпроходженням військової служби під час дії воєнного стану.</text:p>
      <text:p text:style-name="P4">
Це зазначено в <text:a xlink:type="simple" xlink:href="https://itd.rada.gov.ua/billInfo/Bills/Card/42005" text:style-name="Internet_20_link" text:visited-style-name="Visited_20_Internet_20_Link">
картці</text:a>
законопроєкту.</text:p>
      <text:p text:style-name="P4">
Нагадаємо, 28 червня Верховна Рада<text:a xlink:type="simple" xlink:href="https://armyinform.com.ua/2023/06/28/dlya-vijskovosluzhbovcziv-zbilshyly-tryvalist-vidpustky-do-30-dniv/" text:style-name="Internet_20_link" text:visited-style-name="Visited_20_Internet_20_Link">
ухвалила</text:a>
 у другому читанні та в ціломузаконопроєкт № 9342 про доплати військовим.</text:p>
      <text:p text:style-name="P4">
Законом передбачено щомісячні доплати військовослужбовцям, які берутьбезпосередню участь у бойових діях — <text:span text:style-name="T4">
від 30 тис. до 100 тис. грн.</text:span>
</text:p>
      <text:p text:style-name="P4">
Також передбачені законом виплати:</text:p>
      <text:p text:style-name="P4">
· строковикам у розмірі 6000 грн/міс, курсантам — 2350 грн/міс.</text:p>
      <text:p text:style-name="P4">
· поранені, які визнані непридатними до військової служби та зараховані урозпорядження відповідних командирів, отримуватимуть два місяці виплати заостанньою займаною посадою, з 3-го місяця до закінчення розпорядження —додаткову виплату 20 100 грн на умовах та в порядку, встановлених КабінетомМіністрів України.</text:p>
      <text:p text:style-name="P4">
· родинам померлих внаслідок поранення передбачена одноразова виплата урозмірі 100 тис. грн на умовах та в порядку, встановлених Кабінетом МіністрівУкраїни.</text:p>
      <text:p text:style-name="P4">
· тяжко пораненим на лікуванні, полоненим та зниклим безвісти встановлюєтьсящомісячна додаткова винагорода у 100 тис. грн на умовах та в порядку,встановлених Кабінетом Міністрів України.</text:p>
      <text:p text:style-name="P4">
· військовослужбовцям на посадах керівного та інструкторсько-викладацькогоскладу в навчальних військових частинах — щомісяця від 15 тис. до 30 тис. грнна умовах та в порядку, встановлених Кабінетом Міністрів України.</text:p>
      <text:p text:style-name="P4">
Законом також передбачено збільшення відпусток для військовослужбовців під часдії воєнного стану. Всім військовослужбовцям передбачена щорічна відпустка 30днів, а також може ще бути відпустка до 10 днів за сімейними обставинами.</text:p>
      <text:p text:style-name="P4">
Source: <text:a xlink:type="simple" xlink:href="https://armyinform.com.ua/2023/06/30/prezydent-pidpysav-zakon-pro-doplaty-ta-vidpustky-dlya-vijskovyh/" text:style-name="Internet_20_link" text:visited-style-name="Visited_20_Internet_20_Link">
https://armyinform.com.ua/2023/06/30/prezydent-pidpysav-zakon-pro-doplaty-ta-vidpustky-dlya-vijskovyh/</text:a>
</text:p>
      <!--NEWS-->
      <text:h text:style-name="P10" text:outline-level="1">
<text:span text:style-name="T4">
За добу росія завдала 29 авіаційних ударів та 60 обстрілів з РСЗВ по Україні</text:span>
</text:h>
      <text:p text:style-name="P4">
Author: ['АРМІЯINFORM']</text:p>
      <text:p text:style-name="P4">
Time: 2023-06-30T65:00:00-04:00</text:p>
      <text:p text:style-name="P4">
Description: Протягом минулої доби ворог завдав 29 авіаційних ударів, здійснив 60 обстрілів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su29.jpg" text:style-name="Internet_20_link" text:visited-style-name="Visited_20_Internet_20_Link">
zsu29.jpg</text:a>
']</text:p>
      <text:p text:style-name="P4">
Tags: ['ГЕНШТАБ ЗС УКРАЇНИ', 'ОПЕРАТИВНА ОБСТАНОВКА']</text:p>
      <text:p text:style-name="P4">
Category: News</text:p>
      <!--METADATA-->
      <text:p text:style-name="P4">
<draw:frame draw:style-name="fr1" draw:name="Image287" text:anchor-type="as-char" svg:width="6.9236in" svg:height="4.615733in" draw:z-index="0">
<draw:image xlink:href="../Images/AРМІЯINFORM/2023-06-30T65-00-00-04-00/zsu29.jpg" xlink:type="simple" xlink:show="embed" xlink:actuate="onLoad" draw:mime-type="image/jpeg"/>
</draw:frame>
</text:p>
      <text:p text:style-name="P4">
Протягом минулої доби ворог завдав 29 авіаційних ударів, здійснив 60 обстрілівз реактивних систем залпового вогню по позиціях наших військ та населенихпунктах.</text:p>
      <text:p text:style-name="P4">
Про це<text:a xlink:type="simple" xlink:href="https://www.facebook.com/GeneralStaff.ua/posts/pfbid02vRo36iFR9f8cmGE27LBzpMwo5Akh3tHTS1qfcQsm8XpfrmzdRSaCW1YTpPUXWCERl" text:style-name="Internet_20_link" text:visited-style-name="Visited_20_Internet_20_Link">
повідомляє</text:a>
Генеральний штаб ЗСУ в оперативній інформації.</text:p>
      <text:p text:style-name="P4">
Крім того, сьогодні вночі російська федерація завдала чергового ракетно-авіаційного удару застосувавши іранські ударні БПЛА типу «Shahed» та зенітнікеровані ракети із С-300. Інформація щодо наслідків цієї терористичної атакинаразі уточнюється.</text:p>
      <text:p text:style-name="P4">
Минулої доби противник застосував 6 зенітних керованих ракет із С-300 пооб’єктах цивільної інфраструктури міст Запоріжжя та Чугуїв.</text:p>
      <text:p text:style-name="P4">
У Генштабі ЗСУ додали, що ймовірність завдання ракетних та авіаційних ударівпо всій території України залишається дуже високою.</text:p>
      <text:p text:style-name="P4">
Source: <text:a xlink:type="simple" xlink:href="https://armyinform.com.ua/2023/06/30/za-dobu-rosiya-zavdala-29-aviaczijnyh-udariv-ta-60-obstriliv-z-rszv-po-ukrayini/" text:style-name="Internet_20_link" text:visited-style-name="Visited_20_Internet_20_Link">
https://armyinform.com.ua/2023/06/30/za-dobu-rosiya-zavdala-29-aviaczijnyh-udariv-ta-60-obstriliv-z-rszv-po-ukrayini/</text:a>
</text:p>
      <!--NEWS-->
      <text:h text:style-name="P10" text:outline-level="1">
<text:span text:style-name="T4">
Сили оборони продовжують утримувати ініціативу на Бахмутському напрямку — Сергій Череватий</text:span>
</text:h>
      <text:p text:style-name="P4">
Author: ['Григорій Мазур']</text:p>
      <text:p text:style-name="P4">
Time: 2023-06-30T66:00:00-04:00</text:p>
      <text:p text:style-name="P4">
Description: Сили оборони продовжують утримувати ініціативу на Бахмутському напрямку, наступ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2.jpg" text:style-name="Internet_20_link" text:visited-style-name="Visited_20_Internet_20_Link">
bahmut2.jpg</text:a>
']</text:p>
      <text:p text:style-name="P4">
Tags: ['БАХМУТСЬКИЙ НАПРЯМОК', 'ЄДИНІ НОВИНИ', 'СЕРГІЙ ЧЕРЕВАТИЙ']</text:p>
      <text:p text:style-name="P4">
Category: News</text:p>
      <!--METADATA-->
      <text:p text:style-name="P4">
<draw:frame draw:style-name="fr1" draw:name="Image288" text:anchor-type="as-char" svg:width="6.9236in" svg:height="3.883707in" draw:z-index="0">
<draw:image xlink:href="../Images/AРМІЯINFORM/2023-06-30T66-00-00-04-00/bahmut2.jpg" xlink:type="simple" xlink:show="embed" xlink:actuate="onLoad" draw:mime-type="image/jpeg"/>
</draw:frame>
</text:p>
      <text:p text:style-name="P4">
Сили оборони продовжують утримувати ініціативу на Бахмутському напрямку,наступають на ворога із флангів. Про це в ефірі телемарафону «Єдині новини»повідомив речник Східного угруповання військ ЗСУ полковник Сергій Череватий.Водночас окупанти чинять потужний спротив.</text:p>
      <text:p text:style-name="P4">
— За минулу добу ворог здійснив 445 обстрілів зі ствольної артилерії йреактивних систем залпового вогню та 2 авіанальоти. Загалом відбулося 10бойових зіткнень. Втрати особового складу окупантів становлять 104 чоловікивбитими, 166 — пораненими та 6 осіб полоненими. Також було знищено 2 РСЗВ«Град», протитанковий ракетний комплекс, бойову розвідувальну дозорну машину,один командно-спостережний пункт батальйону та 3 склади з боєприпасами, —сказав полковник Сергій Череватий.</text:p>
      <text:p text:style-name="P4">
Також офіцер повідомив, що ворог намагався здійснювати наступальні дії наЛимано-Куп’янському напрямку. Тут окупанти завдали 333 артилерійські удари, анаші захисники тричі відбивали їхні атаки. 22 окупанти знищено, 59 — поранено.Також знищено 2 міномети, безпілотний літальний апарат і склад з боєприпасами.</text:p>
      <text:p text:style-name="P4">
Відповідаючи на запитання ведучих студії про наявність представниківзлочинного угруповання «Вагнер», Сергій Череватий повідомив, що бійцівросійської ПВК під Бахмутом немає. Водночас речник зазначив, що поблизу містарозташувалося потужне угруповання регулярних військ рф. Воно налічує до 50тисяч окупантів, понад 300 танків, близько 330 різних артилерійських систем і140 реактивних систем залпового вогню. На цьому напрямку перебуваютьповітряно-десантні підрозділи, механізовані підрозділи, бойовий армійськийрезерв «Барс», територіальні війська ворога та частина підрозділів невеликихприватних військових компаній рф на зразок ПВК «Ветеран».</text:p>
      <text:p text:style-name="P4">
Source: <text:a xlink:type="simple" xlink:href="https://armyinform.com.ua/2023/06/30/syly-oborony-prodovzhuyut-utrymuvaty-inicziatyvu-na-bahmutskomu-napryamku-sergij-cherevatyj/" text:style-name="Internet_20_link" text:visited-style-name="Visited_20_Internet_20_Link">
https://armyinform.com.ua/2023/06/30/syly-oborony-prodovzhuyut-utrymuvaty-inicziatyvu-na-bahmutskomu-napryamku-sergij-cherevatyj/</text:a>
</text:p>
      <!--NEWS-->
      <text:h text:style-name="P10" text:outline-level="1">
<text:span text:style-name="T4">
Україна розслідує 15 випадків, які законодавство кваліфікує як екоцид — Андрій Костін</text:span>
</text:h>
      <text:p text:style-name="P4">
Author: ['АРМІЯINFORM']</text:p>
      <text:p text:style-name="P4">
Time: 2023-06-30T67:00:00-04:00</text:p>
      <text:p text:style-name="P4">
Description: Україна розслідує 15 випадків, які кваліфікуються Кримінальним кодексом як екоци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789256.jpg" text:style-name="Internet_20_link" text:visited-style-name="Visited_20_Internet_20_Link">
2789256.jpg</text:a>
']</text:p>
      <text:p text:style-name="P4">
Tags: ['ЕКОЦИД', 'ОФІС ГЕНЕРАЛЬНОГО ПРОКУРОРА УКРАЇНИ', 'ПІДРИВ КАХОВСЬКОЇ ГЕС']</text:p>
      <text:p text:style-name="P4">
Category: News</text:p>
      <!--METADATA-->
      <text:p text:style-name="P4">
<draw:frame draw:style-name="fr1" draw:name="Image289" text:anchor-type="as-char" svg:width="6.9236in" svg:height="4.369813in" draw:z-index="0">
<draw:image xlink:href="../Images/AРМІЯINFORM/2023-06-30T67-00-00-04-00/2789256.jpg" xlink:type="simple" xlink:show="embed" xlink:actuate="onLoad" draw:mime-type="image/jpeg"/>
</draw:frame>
</text:p>
      <text:p text:style-name="P4">
Україна розслідує 15 випадків, які кваліфікуються Кримінальним кодексом якекоцид. Подібних прецедентів практично не існує в системі міжнародногоправосуддя.</text:p>
      <text:p text:style-name="P4">
Про це <text:a xlink:type="simple" xlink:href="https://gp.gov.ua/ua/posts/andrii-kostin-dovkillya-bilse-ne-maje-buti-movcaznoyu-zertvoyu-viini" text:style-name="Internet_20_link" text:visited-style-name="Visited_20_Internet_20_Link">
заявив</text:a>
 Генеральний прокурор України АндрійКостін.</text:p>
      <text:p text:style-name="P4">
«Україна є першою державою, яка переслідує екологічні воєнні злочини та екоциду такому масштабі. Загалом розслідується понад 200 воєнних злочинів протидовкілля та 15 випадків, які за Кримінальним кодексом України кваліфікуютьсяяк екоцид. Таких прецедентів практично не існує в системі міжнародногокримінального правосуддя», — зазначив він.</text:p>
      <text:p text:style-name="P4">
Він закликав посилити співпрацю в розслідуванні та судовому переслідуваннівоєнних злочинів рф проти довкілля на міжнародному рівні. Також він наголосив,що необхідно змусити агресора заплатити за колосальну шкоду, завдану цимизлочинами.</text:p>
      <text:p text:style-name="P4">
«Переконаний, що лише спільними зусиллями вільного світу ми зможемо відновитисправедливість і мир та гарантувати безпеку й чисте довкілля для майбутніхпоколінь», — резюмував Андрій Костін.</text:p>
      <text:p text:style-name="P4">
У повідомленні сказано також, що близько 30% території України — 174 кв км —забруднені вибухонебезпечними предметами. Понад 2,4 млн га лісів пошкоджено.Нещодавня атака на греблю Каховської ГЕС призвела до найбільшої екологічноїкатастрофи в Україні з часів Чорнобиля. І цей список не остаточний, аджеінтенсивні бойові дії тривають.</text:p>
      <text:p text:style-name="P4">
Source: <text:a xlink:type="simple" xlink:href="https://armyinform.com.ua/2023/06/30/ukrayina-rozsliduye-15-vypadkiv-yaki-kvalifikuyutsya-zakonodavstvom-yak-ekoczyd-andrij-kostin/" text:style-name="Internet_20_link" text:visited-style-name="Visited_20_Internet_20_Link">
https://armyinform.com.ua/2023/06/30/ukrayina-rozsliduye-15-vypadkiv-yaki-kvalifikuyutsya-zakonodavstvom-yak-ekoczyd-andrij-kostin/</text:a>
</text:p>
      <!--NEWS-->
      <text:h text:style-name="P10" text:outline-level="1">
<text:span text:style-name="T4">
Ранковий удар по тимчасово окупованому Бердянську свідчить про послаблення військ рашистів навіть у тилу — Наталія Гуменюк</text:span>
</text:h>
      <text:p text:style-name="P4">
Author: ['Григорій Мазур']</text:p>
      <text:p text:style-name="P4">
Time: 2023-06-30T68:00:00-04:00</text:p>
      <text:p text:style-name="P4">
Description: По Бердянську відпрацювали влучно та вправно. Це робота наших військ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3-nataliya-gumenyuk.jpg" text:style-name="Internet_20_link" text:visited-style-name="Visited_20_Internet_20_Link">
3-nataliya-gumenyuk.jpg</text:a>
']</text:p>
      <text:p text:style-name="P4">
Tags: ['БЕРДЯНСЬК', 'ВТОРГНЕННЯ РФ', 'ЄДИНІ НОВИНИ', 'НАТАЛІЯ ГУМЕНЮК']</text:p>
      <text:p text:style-name="P4">
Category: News</text:p>
      <!--METADATA-->
      <text:p text:style-name="P4">
<draw:frame draw:style-name="fr1" draw:name="Image290" text:anchor-type="as-char" svg:width="6.9236in" svg:height="4.483031in" draw:z-index="0">
<draw:image xlink:href="../Images/AРМІЯINFORM/2023-06-30T68-00-00-04-00/3-nataliya-gumenyuk.jpg" xlink:type="simple" xlink:show="embed" xlink:actuate="onLoad" draw:mime-type="image/jpeg"/>
</draw:frame>
</text:p>
      <text:p text:style-name="P4">
По Бердянську відпрацювали влучно та вправно. Це робота наших військ під часконтрнаступу. Про це сказала в прямому ефірі загальнонаціонального марафону«Єдині новини» керівниця об’єднаного пресцентру Сил оборони півдня УкраїниНаталія Гуменюк, коментуючи удар наших захисників по штабу та складу пально-мастильних матеріалів військ рф.</text:p>
      <text:p text:style-name="P4">
За словами Наталії Гуменюк, успішний удар, якого завдали Збройні Сили України,свідчить про те, що ворог втрачає свої потужності навіть у себе в тилу.Подібні удари значно знижують активність дій окупантів.</text:p>
      <text:p text:style-name="P4">
Наталія Гуменюк також відповіла на запитання ведучих «Єдиних новин» протактику дій військ рф.</text:p>
      <text:p text:style-name="P4">
— Не треба забувати, що триває гібридна війна. З метою реалізації своїхпропагандистських планів та залякування мирного населення окупанти продовжуютьобстріли населених пунктів, які перебувають у зоні стихійного лиха, — сказалаофіцер. — Накриваючи вогнем ці селища, війська рф намагаються зірватирятувальні операції Сил оборони. Водночас військові рф до сьогодні самі недопустили на тимчасово окуповані території представників гуманітарної місіїООН.</text:p>
      <text:p text:style-name="P4">
Source: <text:a xlink:type="simple" xlink:href="https://armyinform.com.ua/2023/06/30/rankovyj-udar-po-tymchasovo-okupovanomu-berdyansku-svidchyt-pro-poslablennya-vijsk-rashystiv-navit-u-tylu-nataliya-gumenyuk/" text:style-name="Internet_20_link" text:visited-style-name="Visited_20_Internet_20_Link">
https://armyinform.com.ua/2023/06/30/rankovyj-udar-po-tymchasovo-okupovanomu-berdyansku-svidchyt-pro-poslablennya-vijsk-rashystiv-navit-u-tylu-nataliya-gumenyuk/</text:a>
</text:p>
      <!--NEWS-->
      <text:h text:style-name="P10" text:outline-level="1">
<text:span text:style-name="T4">
Саміт НАТО у Вільнюсі охоронятимуть польські спецпризначенці</text:span>
</text:h>
      <text:p text:style-name="P4">
Author: ['АРМІЯINFORM']</text:p>
      <text:p text:style-name="P4">
Time: 2023-06-30T69:00:00-04:00</text:p>
      <text:p text:style-name="P4">
Description: Найближчим часом Польща відправить до Литви контингент спецпризначенців для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zzqr3kxwaa9xqq_650x410.jpg" text:style-name="Internet_20_link" text:visited-style-name="Visited_20_Internet_20_Link">
fzzqr3kxwaa9xqq_650x410.jpg</text:a>
']</text:p>
      <text:p text:style-name="P4">
Tags: ['ВІЛЬНЮС', 'НАТО', 'САМІТ']</text:p>
      <text:p text:style-name="P4">
Category: News</text:p>
      <!--METADATA-->
      <text:p text:style-name="P4">
<draw:frame draw:style-name="fr1" draw:name="Image291" text:anchor-type="as-char" svg:width="6.9236in" svg:height="4.367194in" draw:z-index="0">
<draw:image xlink:href="../Images/AРМІЯINFORM/2023-06-30T69-00-00-04-00/fzzqr3kxwaa9xqq_650x410.jpg" xlink:type="simple" xlink:show="embed" xlink:actuate="onLoad" draw:mime-type="image/jpeg"/>
</draw:frame>
</text:p>
      <text:p text:style-name="P4">
Найближчим часом Польща відправить до Литви контингент спецпризначенців длявиконання завдань з охорони саміту НАТО.</text:p>
      <text:p text:style-name="P4">
Про це повідомляє Бюро національної безпеки Польщі у<text:a xlink:type="simple" xlink:href="https://twitter.com/BBN_PL/status/1674471207226290176" text:style-name="Internet_20_link" text:visited-style-name="Visited_20_Internet_20_Link">
Twitter</text:a>
.</text:p>
      <text:p text:style-name="P4">
Рішення узгоджено президентом Польщі Анджеєм Дудою, прем’єр-міністром МатеушемМоравецьким і міністром оборони Маріушем Блащаком та «результатомдомовленостей між президентами Польщі та Литви про ширшу військову співпрацю».</text:p>
      <text:p text:style-name="P4">
Польські спецпризначенці виконуватимуть завдання за допомогою засобівповітряних перевезень, гелікоптерів і систем протидії безпілотним літальнимапаратам.</text:p>
      <text:p text:style-name="P4">
Нагадаємо, що черговий саміт НАТО відбудеться 11-12 липня у столиці ЛитвиВільнюсі. На ньому Україна очікує отримати від Альянсу ПДЧ і гарантії безпеки.</text:p>
      <text:p text:style-name="P4">
Source: <text:a xlink:type="simple" xlink:href="https://armyinform.com.ua/2023/06/30/samit-nato-u-vilnyusi-ohoronyatyme-polskyj-specznaz/" text:style-name="Internet_20_link" text:visited-style-name="Visited_20_Internet_20_Link">
https://armyinform.com.ua/2023/06/30/samit-nato-u-vilnyusi-ohoronyatyme-polskyj-specznaz/</text:a>
</text:p>
      <!--NEWS-->
      <text:h text:style-name="P10" text:outline-level="1">
<text:span text:style-name="T4">
Шойгу наказав ліквідувати «вагнерівців» на тимчасово окупованій території України - ЦПД</text:span>
</text:h>
      <text:p text:style-name="P4">
Authors: Ukrinform (Person)</text:p>
      <text:p text:style-name="P4">
Publisher: Укринформ (Organization)</text:p>
      <text:p text:style-name="P4">
Published Time: 2023-06-30T6:00:00+03:00</text:p>
      <text:p text:style-name="P4">
Modified Time: 2023-06-30T22:00:00+03:00</text:p>
      <text:p text:style-name="P4">
Description: За наказом міністра оборони РФ Сергія Шойгу із 25 червня розпочалася фізична ліквідація “вагнерівців” на тимчасово окупованих територіях Донецької і Запорізької областей. — Укрінформ.</text:p>
      <text:p text:style-name="P4">
Images: ['<text:a xlink:type="simple" xlink:href="https://static.ukrinform.com/photos/2018_09/thumb_files/630_360_1537854279-8084.jpg" text:style-name="Internet_20_link" text:visited-style-name="Visited_20_Internet_20_Link">
630_360_15378...</text:a>
']</text:p>
      <text:p text:style-name="P4">
Tags: ['Росія', 'Війна', 'ПВК "Вагнера"', 'Шойгу']</text:p>
      <text:p text:style-name="P4">
Type: Article</text:p>
      <!--METADATA-->
      <text:p text:style-name="P4">
<draw:frame draw:style-name="fr1" draw:name="Image292" text:anchor-type="as-char" svg:width="6.9236in" svg:height="3.956343in" draw:z-index="0">
<draw:image xlink:href="../Images/yкринформ/2023-06-30T6-00-00-03-00/630_360_1537854279-8084.jpg" xlink:type="simple" xlink:show="embed" xlink:actuate="onLoad" draw:mime-type="image/jpeg"/>
</draw:frame>
 За наказомміністра оборони РФ Сергія Шойгу із 25 червня розпочалася фізична ліквідація“вагнерівців” на тимчасово окупованих територіях Донецької і Запорізькоїобластей.</text:p>
      <text:p text:style-name="P4">
Про це у  <text:a xlink:type="simple" xlink:href="https://www.facebook.com/protydiyadezinformatsiyi.cpd/posts/pfbid0GmA4P153KLQ4nB1zihJXvdvxMRA1RtJRh1K2qXpifCwYTit8meLk2Z1gEZmzBCbNl" text:style-name="Internet_20_link" text:visited-style-name="Visited_20_Internet_20_Link">
 Фейсбуці</text:a>
поінформувала пресслужба Центру протидії дезінформації при РНБО України,передає Укрінформ.</text:p>
      <text:p text:style-name="P4">
“Докорінно змінилося відношення до “вагнерівців” на українському фронті. Заоцінками західних розвідок, з Пригожиним до Білорусі відбуло не більше тисячі“вагнерівців”, а інших змушують укладати контракти з міністерством оборони. Занаказом Шойгу з 25 червня розпочалася фізична ліквідація “вагнерівців” натимчасово окупованих територіях Донецької та Запорізької областей”, - йдетьсяу повідомленні.</text:p>
      <text:p text:style-name="P4">
Зазначається, що з них створюють окремі штурмові загони “смертників” івідправляють відбивати втрачені росіянами позиції.</text:p>
      <text:p text:style-name="P4">
<text:span text:style-name="T4">
Читайте також:</text:span>
 <text:a xlink:type="simple" xlink:href="https://www.ukrinform.ua/rubric-ato/3729572-castina-pvk-vagner-zalisaetsa-na-okupovanij-teritorii-ukraini-pentagon.html" text:style-name="Internet_20_link" text:visited-style-name="Visited_20_Internet_20_Link">
 Частина ПВК « <text:span text:style-name="T4">
Вагнер</text:span>
 » залишається на окупованійтериторії України – Пентагон </text:a>
</text:p>
      <text:p text:style-name="P4">
“Навіть якщо штурми були вдалими, ці позиції “накривають” з артилеріїросійської армії. За попередніми даними, тільки за дві доби втрати від такого“підходу” перевищили 50 людей”, - інформує ЦПД.</text:p>
      <text:p text:style-name="P4">
За його даними, зачистка внутрішньої підтримки “Вагнера” супроводжуєтьсянамірами Кремля взяти під контроль “імперію Пригожина” в Африці та наБлизькому Сході.</text:p>
      <text:p text:style-name="P4">
“Звісно, Росія не може відмовитися від такого важеля впливу в Африці як ПВК“Вагнер”. Тому єдиним виходом для кремля стає ребрендинг компанії зпризначенням нових очільників. Представники російського мзс уже попередилилідерів африканських країн, що <text:a xlink:type="simple" xlink:href="https://www.ukrinform.ua/tag-pvk-vagnera" text:style-name="Internet_20_link" text:visited-style-name="Visited_20_Internet_20_Link">
 ПВК “Вагнер” </text:a>
 продовжить свою діяльність, але під новим керівництвом”, -заявили у відомстві.</text:p>
      <text:p text:style-name="P4">
Зазначається, що один із заступників міністра закордонних справ РФ особистозаявив президенту Сирії Башару Асаду, що підрозділи ПВК більше не діятимутьсамостійно.</text:p>
      <text:p text:style-name="P4">
“Ба більше, за наявною інформацією, російська воєнна поліція затримала главувідділення ПВК “вагнер” у Ес-Сувейді, що на півдні Сирії, та трьохвисокопоставлених командирів ПВК на авіабазі Хмеймім”, - зазначили у ЦПД.</text:p>
      <text:p text:style-name="P4">
<text:span text:style-name="T4">
Читайте також:</text:span>
 <text:a xlink:type="simple" xlink:href="https://www.ukrinform.ua/rubric-ato/3729354-zaava-budanova-so-vagnerivci-bilse-ne-vouvatimut-v-ukraini-mae-serjozne-pidgrunta-gur.html" text:style-name="Internet_20_link" text:visited-style-name="Visited_20_Internet_20_Link">
 Заява Буданова, що « <text:span text:style-name="T4">
вагнер</text:span>
 івці» більше невоюватимуть в Україні, має серйозне підґрунтя – ГУР</text:a>
</text:p>
      <text:p text:style-name="P4">
У відомстві висловили думку, що наразі невідомо, чи втратить ватажок ПВК“Вагнер” остаточний контроль над своєю армією бойовиків, чи боротьба за владулише перейде на новий рівень. “Проте режим кремля отримав найсильніший удар успину, який став першим практичним етапом демонтажу путінської системи”, -переконані в установі.</text:p>
      <text:p text:style-name="P4">
Як повідомлялося, ватажок ПВК “Вагнер” Євгеній Пригожин 23 червня оголосивдемарш проти російського військового керівництва, зокрема проти міністраоборони РФ Сергія Шойгу. Олександр Лукашенко провів переговори з Пригожиним,після чого той заявив, що бійці угруповання повертаються до польових таборів.</text:p>
      <text:p text:style-name="P4">
У вівторок Лукашенко підтвердив прибуття Пригожина у Білорусь. Путін своєючергою заявив, що “вагнерівці” можуть підписати контракт із російськимміноборони або їхати в Білорусь.</text:p>
      <text:p text:style-name="P4">
Президент Володимир Зеленський переконаний, що контингент ПВК “Вагнер” уБілорусі буде незначним, оскільки більше як 20 тисяч “вагнерівців” уже знищеноукраїнськими силами оборони.</text:p>
      <text:p text:style-name="P4">
Source: <text:a xlink:type="simple" xlink:href="https://www.ukrinform.ua/rubric-world/3730004-sojgu-nakazav-likviduvati-vagnerivciv-na-timcasovo-okupovanij-teritorii-ukraini-cpd.html" text:style-name="Internet_20_link" text:visited-style-name="Visited_20_Internet_20_Link">
https://www.ukrinform.ua/rubric-world/3730004-sojgu-nakazav-likviduvati-vagnerivciv-na-timcasovo-okupovanij-teritorii-ukraini-cpd.html</text:a>
</text:p>
      <!--NEWS-->
      <text:h text:style-name="P10" text:outline-level="1">
<text:span text:style-name="T4">
росіяни створили азовський військово-морський район зі штабом у Маріуполі — Military Media Center</text:span>
</text:h>
      <text:p text:style-name="P4">
Author: ['АРМІЯINFORM']</text:p>
      <text:p text:style-name="P4">
Time: 2023-06-30T70:00:00-04:00</text:p>
      <text:p text:style-name="P4">
Description: За наявною інформацією, для посилення контролю над Азовським регіоном рф формує азов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6k9bh7xnfbourjgpqzm1.jpg" text:style-name="Internet_20_link" text:visited-style-name="Visited_20_Internet_20_Link">
6k9bh7xnfbourjgpqzm1.jpg</text:a>
']</text:p>
      <text:p text:style-name="P4">
Tags: ['MILITARY MEDIA CENTER', 'АГРЕСІЯ РФ', 'ВТОРГНЕННЯ РФ']</text:p>
      <text:p text:style-name="P4">
Category: News</text:p>
      <!--METADATA-->
      <text:p text:style-name="P4">
<draw:frame draw:style-name="fr1" draw:name="Image293" text:anchor-type="as-char" svg:width="6.9236in" svg:height="3.63489in" draw:z-index="0">
<draw:image xlink:href="../Images/AРМІЯINFORM/2023-06-30T70-00-00-04-00/6k9bh7xnfbourjgpqzm1.jpg" xlink:type="simple" xlink:show="embed" xlink:actuate="onLoad" draw:mime-type="image/jpeg"/>
</draw:frame>
</text:p>
      <text:p text:style-name="P4">
За наявною інформацією, для посилення контролю над Азовським регіоном рфформує азовський військово-морський район у складі чорноморського флоту. Штаб— у Маріуполі.</text:p>
      <text:p text:style-name="P4">
Про це <text:a xlink:type="simple" xlink:href="https://t.me/militarymediacenter/2395" text:style-name="Internet_20_link" text:visited-style-name="Visited_20_Internet_20_Link">
повідомляє</text:a>
 Military MediaCenter.</text:p>
      <text:p text:style-name="P4">
Комплектуватиметься цей військово-морський район за рахунок кораблівчорноморського флоту та каспійської флотилії вмф росії.</text:p>
      <text:p text:style-name="P4">
Наразі основні зусилля рф в Азовській та Чорноморській операційних зонахзосереджені на удосконаленні систем протидиверсійної оборони пунктів базуваннясил флоту, а також на захисті корабельного складу вмф рф.</text:p>
      <text:p text:style-name="P4">
Source: <text:a xlink:type="simple" xlink:href="https://armyinform.com.ua/2023/06/30/rosiyany-stvoryly-azovskyj-vijskovo-morskyj-rajon-zi-shtabom-u-mariupoli-military-media-center/" text:style-name="Internet_20_link" text:visited-style-name="Visited_20_Internet_20_Link">
https://armyinform.com.ua/2023/06/30/rosiyany-stvoryly-azovskyj-vijskovo-morskyj-rajon-zi-shtabom-u-mariupoli-military-media-center/</text:a>
</text:p>
      <!--NEWS-->
      <text:h text:style-name="P10" text:outline-level="1">
<text:span text:style-name="T4">
Окупанти зменшують присутність на території ЗАЕС — ГУР</text:span>
</text:h>
      <text:p text:style-name="P4">
Author: ['АРМІЯINFORM']</text:p>
      <text:p text:style-name="P4">
Time: 2023-06-30T71:00:00-04:00</text:p>
      <text:p text:style-name="P4">
Description: За останніми даними окупаційний контингент поступово залишає територію Запоріз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30-02.jpg" text:style-name="Internet_20_link" text:visited-style-name="Visited_20_Internet_20_Link">
20230630-02.jpg</text:a>
']</text:p>
      <text:p text:style-name="P4">
Tags: ['АГРЕСІЯ РФ', 'ВТОРГНЕННЯ РФ', 'ГУР МОУ', 'НЕБЕЗПЕКА ПІДРИВУ ЗАЕС']</text:p>
      <text:p text:style-name="P4">
Category: News</text:p>
      <!--METADATA-->
      <text:p text:style-name="P4">
<draw:frame draw:style-name="fr1" draw:name="Image294" text:anchor-type="as-char" svg:width="6.9236in" svg:height="4.619339in" draw:z-index="0">
<draw:image xlink:href="../Images/AРМІЯINFORM/2023-06-30T71-00-00-04-00/20230630-02.jpg" xlink:type="simple" xlink:show="embed" xlink:actuate="onLoad" draw:mime-type="image/jpeg"/>
</draw:frame>
</text:p>
      <text:p text:style-name="P4">
За останніми даними окупаційний контингент поступово залишає територіюЗапорізької атомної електростанції. Одними з перших зі станції поїхали троєспівробітників «росатому», які керували діями росіян.</text:p>
      <text:p text:style-name="P4">
Про це <text:a xlink:type="simple" xlink:href="https://gur.gov.ua/content/okupanty-zmenshuiut-prysutnist-na-terytorii-zaes.html" text:style-name="Internet_20_link" text:visited-style-name="Visited_20_Internet_20_Link">
повідомляє</text:a>
 Головне управління розвідки Міністерства оборониУкраїни.</text:p>
      <text:p text:style-name="P4">
Також рекомендації евакуюватися отримали українські співробітники, якіпідписали контракт з «росатомом». Згідно з отриманими вказівками вони маютьвід’їхати до 5 липня. Бажаний напрямок – територія окупованого Криму. Насьогодні відомо про від’їзд на півострів начальниці юридичного відділуМанцурової, головного інспектора Штатського та заступника директора станції іззабезпечення Губарева.</text:p>
      <text:p text:style-name="P4">
Також на території самої ЗАЕС та в місті-супутнику станції Енергодаріпоступово зменшується кількість військових патрулів.</text:p>
      <text:p text:style-name="P4">
Персоналу, що залишається на станції, дано вказівку «в разі будь-якихаварійних ситуацій звинувачувати Україну».</text:p>
      <text:p text:style-name="P4">
Source: <text:a xlink:type="simple" xlink:href="https://armyinform.com.ua/2023/06/30/okupanty-zmenshuyut-prysutnist-na-terytoriyi-zaes-gur/" text:style-name="Internet_20_link" text:visited-style-name="Visited_20_Internet_20_Link">
https://armyinform.com.ua/2023/06/30/okupanty-zmenshuyut-prysutnist-na-terytoriyi-zaes-gur/</text:a>
</text:p>
      <!--NEWS-->
      <text:h text:style-name="P10" text:outline-level="1">
<text:span text:style-name="T4">
Підрив росією дамби Каховської ГЕС завдав шкоди довкіллю на 146 мільярдів гривень</text:span>
</text:h>
      <text:p text:style-name="P4">
Author: ['АРМІЯINFORM']</text:p>
      <text:p text:style-name="P4">
Time: 2023-06-30T72:00:00-04:00</text:p>
      <text:p text:style-name="P4">
Description: Орієнтовна сума завданих довкіллю збитків через підрив греблі Каховської ГЕС станов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ja-ges-poslednie-novosti-na-segodnja-6-ijunja-2023-v-kremle-znajut-kakuju-cel-presledoval-kievskij-rezhim-pri-podryve-kahovskoj-ges-b017ec5.jpg" text:style-name="Internet_20_link" text:visited-style-name="Visited_20_Internet_20_Link">
kahovskaja-ges-poslednie-novosti-na-segodnja-6-ijunja-2023-v-kremle-znajut-kakuju-cel-presledoval-kievskij-rezhim-pri-podryve-kahovskoj-ges-b017ec5.jpg</text:a>
']</text:p>
      <text:p text:style-name="P4">
Tags: ['STOPRUSSIA', 'ЗБИТКИ ДОВКІЛЛЮ', 'КАХОВСЬКА ГЕС', 'МІНДОВКІЛЛЯ']</text:p>
      <text:p text:style-name="P4">
Category: News</text:p>
      <!--METADATA-->
      <text:p text:style-name="P4">
<draw:frame draw:style-name="fr1" draw:name="Image295" text:anchor-type="as-char" svg:width="6.9236in" svg:height="3.4618in" draw:z-index="0">
<draw:image xlink:href="../Images/AРМІЯINFORM/2023-06-30T72-00-00-04-00/kahovskaja-ges-poslednie-novosti-na-segodnja-6-ijunja-2023-v-kremle-znajut-kakuju-cel-presledoval-kievskij-rezhim-pri-podryve-kahovskoj-ges-b017ec5.jpg" xlink:type="simple" xlink:show="embed" xlink:actuate="onLoad" draw:mime-type="image/jpeg"/>
</draw:frame>
</text:p>
      <text:p text:style-name="P4">
Орієнтовна сума завданих довкіллю збитків через підрив греблі Каховської ГЕСстановить 146 млрд грн.</text:p>
      <text:p text:style-name="P4">
Про це заявив міністр захисту довкілля та природних ресурсів України РусланСтрілець, <text:a xlink:type="simple" xlink:href="https://t.me/shtab_kakhovska_hes/1306" text:style-name="Internet_20_link" text:visited-style-name="Visited_20_Internet_20_Link">
повідомляє</text:a>
 Штаб зліквідації наслідків підриву Каховської ГЕС.</text:p>
      <text:p text:style-name="P4">
«Підрив росіянами Каховської ГЕС — спланований терористичний акт. Він повністюпідпадає під визначення екоциду. Важливо, щоб цей термін отримав чіткевизначення у Римському статуті. Це потрібно не лише Україні, це потрібновсьому цивілізованому світу, щоб надалі в жодної країни не виникало намірівтак зухвало знищувати довкілля», <text:span text:style-name="T5">
—</text:span>
 зазначив Руслан Стрілець.</text:p>
      <text:p text:style-name="P4">
Очільник Міндовкілля висловив впевненість, що Міжнародна екологічна групанапрацює комплексний документ, який допоможе оцінити наслідки війни длянавколишнього середовища. А також розробить рекомендації для пошуку механізмівпритягнення агресора до відповідальності за екологічні злочини та концепціювідновлення довкілля.</text:p>
      <text:p text:style-name="P4">
Source: <text:a xlink:type="simple" xlink:href="https://armyinform.com.ua/2023/06/30/pidryvu-rosiyeyu-damby-kahovskoyi-ges-zavdav-shkody-dovkillyu-na-146-milyardiv-gryven/" text:style-name="Internet_20_link" text:visited-style-name="Visited_20_Internet_20_Link">
https://armyinform.com.ua/2023/06/30/pidryvu-rosiyeyu-damby-kahovskoyi-ges-zavdav-shkody-dovkillyu-na-146-milyardiv-gryven/</text:a>
</text:p>
      <!--NEWS-->
      <text:h text:style-name="P10" text:outline-level="1">
<text:span text:style-name="T4">
Армієць Олег Колодій у парі з Данилом Коноваловим здобули «золото» Європейських ігор</text:span>
</text:h>
      <text:p text:style-name="P4">
Author: ['АРМІЯINFORM']</text:p>
      <text:p text:style-name="P4">
Time: 2023-06-30T73:00:00-04:00</text:p>
      <text:p text:style-name="P4">
Description: Олег Колодій та Данило Коновалов стали чемпіонами Європейських ігор у синхронних стриб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935005_766103255311484_8664792118886792721_n.jpg" text:style-name="Internet_20_link" text:visited-style-name="Visited_20_Internet_20_Link">
356935005_766103255311484_8664792118886792721_n.jpg</text:a>
']</text:p>
      <text:p text:style-name="P4">
Tags: ['ВІЙСЬКОВІ СПОРТСМЕНИ', 'ЦСК ЗС\xa0УКРАЇНИ']</text:p>
      <text:p text:style-name="P4">
Category: News</text:p>
      <!--METADATA-->
      <text:p text:style-name="P4">
<draw:frame draw:style-name="fr1" draw:name="Image296" text:anchor-type="as-char" svg:width="6.9236in" svg:height="4.615733in" draw:z-index="0">
<draw:image xlink:href="../Images/AРМІЯINFORM/2023-06-30T73-00-00-04-00/356935005_766103255311484_8664792118886792721_n.jpg" xlink:type="simple" xlink:show="embed" xlink:actuate="onLoad" draw:mime-type="image/jpeg"/>
</draw:frame>
</text:p>
      <text:p text:style-name="P4">
Олег Колодій та Данило Коновалов стали чемпіонами Європейських ігор усинхронних стрибках з 3-метрового трампліна.</text:p>
      <text:p text:style-name="P4">
Про це<text:a xlink:type="simple" xlink:href="https://www.facebook.com/CSKA1992/posts/pfbid0ZFHqQ88oMMrX4a3K8oEDU9a2rT5JkUTuyq4c4tW9sTohtAkrWqXzH9xhJvUnLwaZl" text:style-name="Internet_20_link" text:visited-style-name="Visited_20_Internet_20_Link">
повідомили</text:a>
в ЦСК ЗСУ.</text:p>
      <text:p text:style-name="P4">
Для спортсменів це дебютний офіційний старт у такому складі, у якому вонинабрали рекордну суму балів — 410.16.</text:p>
      <text:p text:style-name="P4">
Зазначимо, що «золото» Олега Колодія та Данила Коновалова в останній деньзмагань із дайвінгу стало для України 19-м у всіх видах спорту на Європейськихіграх.</text:p>
      <text:p text:style-name="P4">
У медальному заліку збірна посідає друге загальне місце.</text:p>
      <text:p text:style-name="P4">
Source: <text:a xlink:type="simple" xlink:href="https://armyinform.com.ua/2023/06/30/armiyecz-oleg-kolodij-u-pari-z-danylom-konovalovym-zdobuly-zoloto-yevropejskyh-igor/" text:style-name="Internet_20_link" text:visited-style-name="Visited_20_Internet_20_Link">
https://armyinform.com.ua/2023/06/30/armiyecz-oleg-kolodij-u-pari-z-danylom-konovalovym-zdobuly-zoloto-yevropejskyh-igor/</text:a>
</text:p>
      <!--NEWS-->
      <text:h text:style-name="P10" text:outline-level="1">
<text:span text:style-name="T4">
В Україні завершено тестування технологій з виявлення мін за допомогою дронів</text:span>
</text:h>
      <text:p text:style-name="P4">
Author: ['АРМІЯINFORM']</text:p>
      <text:p text:style-name="P4">
Time: 2023-06-30T74:00:00-04:00</text:p>
      <text:p text:style-name="P4">
Description: В Україні завершився польовий етап проєкту з випробування в реальних умовах сучас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rozminuvannya.jpg" text:style-name="Internet_20_link" text:visited-style-name="Visited_20_Internet_20_Link">
rozminuvannya.jpg</text:a>
']</text:p>
      <text:p text:style-name="P4">
Tags: ['STOPRUSSIA', 'АГРЕСІЯ РФ', 'ВТОРГНЕННЯ РФ', 'РОЗМІНУВАННЯ']</text:p>
      <text:p text:style-name="P4">
Category: News</text:p>
      <!--METADATA-->
      <text:p text:style-name="P4">
<draw:frame draw:style-name="fr1" draw:name="Image297" text:anchor-type="as-char" svg:width="6.9236in" svg:height="3.894525in" draw:z-index="0">
<draw:image xlink:href="../Images/AРМІЯINFORM/2023-06-30T74-00-00-04-00/rozminuvannya.jpg" xlink:type="simple" xlink:show="embed" xlink:actuate="onLoad" draw:mime-type="image/jpeg"/>
</draw:frame>
</text:p>
      <text:p text:style-name="P4">
В Україні завершився польовий етап проєкту з випробування в реальних умовахсучасних закордонних та вітчизняних технологій дистанційного обстеженнятериторій. Після аналізу результатів тестів технології, що довели своюефективність, можуть бути залучені до обстеження потенційно забруднених земельв рамках гуманітарного розмінування України.</text:p>
      <text:p text:style-name="P4">
Про це <text:a xlink:type="simple" xlink:href="https://me.gov.ua/News/Detail" text:style-name="Internet_20_link" text:visited-style-name="Visited_20_Internet_20_Link">
розповів</text:a>
Координатор напрямку гуманітарного розмінування при Міністерстві економікиУкраїни Ігор Безкаравайний.</text:p>
      <text:p text:style-name="P4">
«Уже сьогодні можна сказати, що серед продемонстрованих технологійдистанційного виявлення мін та снарядів за допомогою БПЛА є дуже ефективні.Які, без перебільшення, вразили та здивували наших фахівців-піротехніківточністю та функціональністю. Для пришвидшення очищення території Українинеобхідне, зокрема залучення новітніх технологій обстеження та розмінування.Тож працюємо над тим, щоб сучасна техніка якомога швидше опинилася наозброєнні наших піротехніків», — зазначив Ігор Безкаравайний.</text:p>
      <text:p text:style-name="P4">
Проєкт з тестування технологій дистанційного обстеження територій дляподальшого їх очищення та розмінування ініційований Програмою розвитку ООН(ПРООН). Реалізований у співпраці з Міністерством економіки України,Міністерством оборони України та Державною службою України з надзвичайнихситуацій та за координації Міжвідомчої робочої групи з питань гуманітарногорозмінування. На заклик ПРООН до участі в проєкті долучилися 10 іноземних таукраїнських компаній, що володіють відповідними технологіями. Польовий етапвідбувався на одному з військових полігонів України в умовах, максимальнонаближених до реальних.</text:p>
      <text:p text:style-name="P4">
Source: <text:a xlink:type="simple" xlink:href="https://armyinform.com.ua/2023/06/30/v-ukrayini-zaversheno-testuvannya-tehnologij-z-vyyavlennya-min-za-dopomogoyu-droniv/" text:style-name="Internet_20_link" text:visited-style-name="Visited_20_Internet_20_Link">
https://armyinform.com.ua/2023/06/30/v-ukrayini-zaversheno-testuvannya-tehnologij-z-vyyavlennya-min-za-dopomogoyu-droniv/</text:a>
</text:p>
      <!--NEWS-->
      <text:h text:style-name="P10" text:outline-level="1">
<text:span text:style-name="T4">
«Сі Бриз»: Команда мінного корабля «Чернігів» провела тренування з використанням дронів</text:span>
</text:h>
      <text:p text:style-name="P4">
Author: ['АРМІЯINFORM']</text:p>
      <text:p text:style-name="P4">
Time: 2023-06-30T75:00:00-04:00</text:p>
      <text:p text:style-name="P4">
Description: Гідроакустична команда мінного корабля «Чернігів» провела тренування корабельних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807648_654081450092774_1232543087469479573_n.jpg" text:style-name="Internet_20_link" text:visited-style-name="Visited_20_Internet_20_Link">
356807648_654081450092774_1232543087469479573_n.jpg</text:a>
', '<text:a xlink:type="simple" xlink:href="https://armyinform.com.ua/wp-content/uploads/2023/06/356139276_654081010092818_8409600880184807695_n-150x150.jpg" text:style-name="Internet_20_link" text:visited-style-name="Visited_20_Internet_20_Link">
356139276_654081010092818_8409600880184807695_n-150x150.jpg</text:a>
', '<text:a xlink:type="simple" xlink:href="https://armyinform.com.ua/wp-content/uploads/2023/06/357011943_654081163426136_5081155004193472053_n-150x150.jpg" text:style-name="Internet_20_link" text:visited-style-name="Visited_20_Internet_20_Link">
357011943_654081163426136_5081155004193472053_n-150x150.jpg</text:a>
', '<text:a xlink:type="simple" xlink:href="https://armyinform.com.ua/wp-content/uploads/2023/06/356628414_654081376759448_9172430124540882225_n-150x150.jpg" text:style-name="Internet_20_link" text:visited-style-name="Visited_20_Internet_20_Link">
356628414_654081376759448_9172430124540882225_n-150x150.jpg</text:a>
', '<text:a xlink:type="simple" xlink:href="https://armyinform.com.ua/wp-content/uploads/2023/06/356402912_654081156759470_9135721882908051408_n-150x150.jpg" text:style-name="Internet_20_link" text:visited-style-name="Visited_20_Internet_20_Link">
356402912_654081156759470_9135721882908051408_n-150x150.jpg</text:a>
', '<text:a xlink:type="simple" xlink:href="https://armyinform.com.ua/wp-content/uploads/2023/06/356808593_654081160092803_4144934195997505437_n-150x150.jpg" text:style-name="Internet_20_link" text:visited-style-name="Visited_20_Internet_20_Link">
356808593_654081160092803_4144934195997505437_n-150x150.jpg</text:a>
', '<text:a xlink:type="simple" xlink:href="https://armyinform.com.ua/wp-content/uploads/2023/06/356427406_654081080092811_1961519253998509864_n-150x150.jpg" text:style-name="Internet_20_link" text:visited-style-name="Visited_20_Internet_20_Link">
356427406_654081080092811_1961519253998509864_n-150x150.jpg</text:a>
']</text:p>
      <text:p text:style-name="P4">
Tags: []</text:p>
      <text:p text:style-name="P4">
Category: News</text:p>
      <!--METADATA-->
      <text:p text:style-name="P4">
<draw:frame draw:style-name="fr1" draw:name="Image298" text:anchor-type="as-char" svg:width="6.9236in" svg:height="4.615733in" draw:z-index="0">
<draw:image xlink:href="../Images/AРМІЯINFORM/2023-06-30T75-00-00-04-00/356807648_654081450092774_1232543087469479573_n.jpg" xlink:type="simple" xlink:show="embed" xlink:actuate="onLoad" draw:mime-type="image/jpeg"/>
</draw:frame>
</text:p>
      <text:p text:style-name="P4">
Гідроакустична команда мінного корабля «Чернігів» провела тренуваннякорабельних бойових розрахунків з використанням дронів. Захід відбувавсявідповідно до плану комплексу тренувань в рамках серії навчань «Сі Бриз».</text:p>
      <text:p text:style-name="P4">
Про це<text:a xlink:type="simple" xlink:href="https://www.facebook.com/100064727737034/posts/pfbid02T9n1nsAAngqor7BTH4DBJN6AjooLEQKiERnUxAVqEh9kM7xqYM1be9iExuvgMRTwl/" text:style-name="Internet_20_link" text:visited-style-name="Visited_20_Internet_20_Link">
інформує</text:a>
служба зв’язків з громадськістю Командування Військово-Морських Сил ЗбройнихСил України.</text:p>
      <text:p text:style-name="P4">
Сьогодні тренування проводились дистанційними підводними апаратами типу Seafox. Ці дрони призначені для уточнення місцеперебування та ідентифікаціївибухонебезпечних об’єктів під водою.</text:p>
      <text:p text:style-name="P4">
<text:a xlink:type="simple" xlink:href="https://armyinform.com.ua/wp-content/uploads/2023/06/356139276_654081010092818_8409600880184807695_n.jpg" text:style-name="Internet_20_link" text:visited-style-name="Visited_20_Internet_20_Link">
<draw:frame draw:style-name="fr1" draw:name="Image299" text:anchor-type="as-char" svg:width="6.9236in" svg:height="6.9236in" draw:z-index="0">
<draw:image xlink:href="../Images/AРМІЯINFORM/2023-06-30T75-00-00-04-00/356139276_654081010092818_8409600880184807695_n-150x150.jpg" xlink:type="simple" xlink:show="embed" xlink:actuate="onLoad" draw:mime-type="image/jpeg"/>
</draw:frame>
</text:a>
</text:p>
      <text:p text:style-name="P4">
<text:a xlink:type="simple" xlink:href="https://armyinform.com.ua/wp-content/uploads/2023/06/357011943_654081163426136_5081155004193472053_n.jpg" text:style-name="Internet_20_link" text:visited-style-name="Visited_20_Internet_20_Link">
<draw:frame draw:style-name="fr1" draw:name="Image300" text:anchor-type="as-char" svg:width="6.9236in" svg:height="6.9236in" draw:z-index="0">
<draw:image xlink:href="../Images/AРМІЯINFORM/2023-06-30T75-00-00-04-00/357011943_654081163426136_5081155004193472053_n-150x150.jpg" xlink:type="simple" xlink:show="embed" xlink:actuate="onLoad" draw:mime-type="image/jpeg"/>
</draw:frame>
</text:a>
</text:p>
      <text:p text:style-name="P4">
Головним завданням комплексу тренувань — є забезпечення готовностібагатонаціональних сил до проведення операції зі звільнення Чорного моря відмінної небезпеки відповідно до стандартів та процедур НАТО із залученнямзразків озброєння та військової техніки, яку ВМС ЗС України отримали відкраїн-партнерів.</text:p>
      <text:p text:style-name="P4">
Спорядивши дрон, перевіривши всі системи апарату та зануривши його у водукорабельний розрахунок розпочав пошук точного місцеперебування міни та їїідентифікацію. Безпосереднє керування дроном здійснювалось з операційноїкімнати.</text:p>
      <text:p text:style-name="P4">
Виявивши навчальну міну, її було оглянуто безпосередньо на дні за допомогоюкамери, якою обладнано вищезазначений дрон. Зафіксувавши місцемісцеперебування міни, старшина протимінного комплексу виконав заходи щодоповернення дрона на борт корабля. Наступним етапом є використання дрона типуCharly, який має знищити міну підірвавши її разом з собою.</text:p>
      <text:p text:style-name="P4">
<text:a xlink:type="simple" xlink:href="https://armyinform.com.ua/wp-content/uploads/2023/06/356628414_654081376759448_9172430124540882225_n.jpg" text:style-name="Internet_20_link" text:visited-style-name="Visited_20_Internet_20_Link">
<draw:frame draw:style-name="fr1" draw:name="Image301" text:anchor-type="as-char" svg:width="6.9236in" svg:height="6.9236in" draw:z-index="0">
<draw:image xlink:href="../Images/AРМІЯINFORM/2023-06-30T75-00-00-04-00/356628414_654081376759448_9172430124540882225_n-150x150.jpg" xlink:type="simple" xlink:show="embed" xlink:actuate="onLoad" draw:mime-type="image/jpeg"/>
</draw:frame>
</text:a>
</text:p>
      <text:p text:style-name="P4">
<text:a xlink:type="simple" xlink:href="https://armyinform.com.ua/wp-content/uploads/2023/06/356402912_654081156759470_9135721882908051408_n.jpg" text:style-name="Internet_20_link" text:visited-style-name="Visited_20_Internet_20_Link">
<draw:frame draw:style-name="fr1" draw:name="Image302" text:anchor-type="as-char" svg:width="6.9236in" svg:height="6.9236in" draw:z-index="0">
<draw:image xlink:href="../Images/AРМІЯINFORM/2023-06-30T75-00-00-04-00/356402912_654081156759470_9135721882908051408_n-150x150.jpg" xlink:type="simple" xlink:show="embed" xlink:actuate="onLoad" draw:mime-type="image/jpeg"/>
</draw:frame>
</text:a>
</text:p>
      <text:p text:style-name="P4">
<text:a xlink:type="simple" xlink:href="https://armyinform.com.ua/wp-content/uploads/2023/06/356808593_654081160092803_4144934195997505437_n.jpg" text:style-name="Internet_20_link" text:visited-style-name="Visited_20_Internet_20_Link">
<draw:frame draw:style-name="fr1" draw:name="Image303" text:anchor-type="as-char" svg:width="6.9236in" svg:height="6.9236in" draw:z-index="0">
<draw:image xlink:href="../Images/AРМІЯINFORM/2023-06-30T75-00-00-04-00/356808593_654081160092803_4144934195997505437_n-150x150.jpg" xlink:type="simple" xlink:show="embed" xlink:actuate="onLoad" draw:mime-type="image/jpeg"/>
</draw:frame>
</text:a>
</text:p>
      <text:p text:style-name="P4">
<text:a xlink:type="simple" xlink:href="https://armyinform.com.ua/wp-content/uploads/2023/06/356427406_654081080092811_1961519253998509864_n.jpg" text:style-name="Internet_20_link" text:visited-style-name="Visited_20_Internet_20_Link">
<draw:frame draw:style-name="fr1" draw:name="Image304" text:anchor-type="as-char" svg:width="6.9236in" svg:height="6.9236in" draw:z-index="0">
<draw:image xlink:href="../Images/AРМІЯINFORM/2023-06-30T75-00-00-04-00/356427406_654081080092811_1961519253998509864_n-150x150.jpg" xlink:type="simple" xlink:show="embed" xlink:actuate="onLoad" draw:mime-type="image/jpeg"/>
</draw:frame>
</text:a>
</text:p>
      <text:p text:style-name="P4">
Source: <text:a xlink:type="simple" xlink:href="https://armyinform.com.ua/2023/06/30/si-bryz-komanda-minnogo-korablya-chernigiv-provela-trenuvannya-z-vykorystannyam-droniv/" text:style-name="Internet_20_link" text:visited-style-name="Visited_20_Internet_20_Link">
https://armyinform.com.ua/2023/06/30/si-bryz-komanda-minnogo-korablya-chernigiv-provela-trenuvannya-z-vykorystannyam-droniv/</text:a>
</text:p>
      <!--NEWS-->
      <text:h text:style-name="P10" text:outline-level="1">
<text:span text:style-name="T4">
Двоє загиблих та шестеро поранених: прокуратура розслідує наслідки обстрілу школи на Донеччині</text:span>
</text:h>
      <text:p text:style-name="P4">
Author: ['АРМІЯINFORM']</text:p>
      <text:p text:style-name="P4">
Time: 2023-06-30T76:00:00-04:00</text:p>
      <text:p text:style-name="P4">
Description: У Покровському районі Донеччини зс рф завдали удару по школі, внаслідок якого загин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7368998_665029318993238_6519901473938362003_n.jpg" text:style-name="Internet_20_link" text:visited-style-name="Visited_20_Internet_20_Link">
357368998_665029318993238_6519901473938362003_n.jpg</text:a>
', '<text:a xlink:type="simple" xlink:href="https://armyinform.com.ua/wp-content/uploads/2023/06/357135240_665029288993241_8625944407439976111_n-150x150.jpg" text:style-name="Internet_20_link" text:visited-style-name="Visited_20_Internet_20_Link">
357135240_665029288993241_8625944407439976111_n-150x150.jpg</text:a>
', '<text:a xlink:type="simple" xlink:href="https://armyinform.com.ua/wp-content/uploads/2023/06/357143948_665029258993244_9041470223385464986_n-150x150.jpg" text:style-name="Internet_20_link" text:visited-style-name="Visited_20_Internet_20_Link">
357143948_665029258993244_9041470223385464986_n-150x150.jpg</text:a>
', '<text:a xlink:type="simple" xlink:href="https://armyinform.com.ua/wp-content/uploads/2023/06/357358989_665029392326564_4341617769016728987_n-150x150.jpg" text:style-name="Internet_20_link" text:visited-style-name="Visited_20_Internet_20_Link">
357358989_665029392326564_4341617769016728987_n-150x150.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305" text:anchor-type="as-char" svg:width="6.9236in" svg:height="5.1927in" draw:z-index="0">
<draw:image xlink:href="../Images/AРМІЯINFORM/2023-06-30T76-00-00-04-00/357368998_665029318993238_6519901473938362003_n.jpg" xlink:type="simple" xlink:show="embed" xlink:actuate="onLoad" draw:mime-type="image/jpeg"/>
</draw:frame>
</text:p>
      <text:p text:style-name="P4">
У Покровському районі Донеччини зс рф завдали удару по школі, внаслідок якогозагинуло двоє громадян, ще шестеро зазнали поранень.</text:p>
      <text:p text:style-name="P4">
За процесуального керівництва Донецької обласної прокуратури розпочатодосудове розслідування у кримінальному провадженні за фактом порушення законівта звичаїв війни (ч. 2 ст. 438 КК України),<text:a xlink:type="simple" xlink:href="https://www.facebook.com/pgo.gov.ua/posts/pfbid0AoqMxAbfp1PGXGy3RUGPqxjyJrrXLvN6Az36CN3Ps659XKesbUBDQXQhLiz3UFJbl" text:style-name="Internet_20_link" text:visited-style-name="Visited_20_Internet_20_Link">
інформує</text:a>
Офіс Генерального прокурора.</text:p>
      <text:p text:style-name="P4">
«За даними слідства, 30 червня 2023 року близько 11:20 окупаційні війська рфвдарили, ймовірно, з реактивних систем залпового вогню по с. СергіївкаПокровського району. Влучання відбулось на території місцевої школи. У ній намомент обстрілу перебували 12 людей — представники адміністрації, вчителі йтехнічний персонал. Внаслідок обстрілу загинули вчителька початкових класів таголовна бухгалтерка. Зазнали тілесних ушкоджень ще шестеро співробітників —четверо чоловіків та двоє жінок. Наразі їх усіх госпіталізували до лікарні змінно-вибуховими травмами та осколковими пораненнями», — йдеться уповідомленні.</text:p>
      <text:p text:style-name="P4">
<text:a xlink:type="simple" xlink:href="https://armyinform.com.ua/wp-content/uploads/2023/06/357135240_665029288993241_8625944407439976111_n.jpg" text:style-name="Internet_20_link" text:visited-style-name="Visited_20_Internet_20_Link">
<draw:frame draw:style-name="fr1" draw:name="Image306" text:anchor-type="as-char" svg:width="6.9236in" svg:height="6.9236in" draw:z-index="0">
<draw:image xlink:href="../Images/AРМІЯINFORM/2023-06-30T76-00-00-04-00/357135240_665029288993241_8625944407439976111_n-150x150.jpg" xlink:type="simple" xlink:show="embed" xlink:actuate="onLoad" draw:mime-type="image/jpeg"/>
</draw:frame>
</text:a>
</text:p>
      <text:p text:style-name="P4">
<text:a xlink:type="simple" xlink:href="https://armyinform.com.ua/wp-content/uploads/2023/06/357143948_665029258993244_9041470223385464986_n.jpg" text:style-name="Internet_20_link" text:visited-style-name="Visited_20_Internet_20_Link">
<draw:frame draw:style-name="fr1" draw:name="Image307" text:anchor-type="as-char" svg:width="6.9236in" svg:height="6.9236in" draw:z-index="0">
<draw:image xlink:href="../Images/AРМІЯINFORM/2023-06-30T76-00-00-04-00/357143948_665029258993244_9041470223385464986_n-150x150.jpg" xlink:type="simple" xlink:show="embed" xlink:actuate="onLoad" draw:mime-type="image/jpeg"/>
</draw:frame>
</text:a>
</text:p>
      <text:p text:style-name="P4">
<text:a xlink:type="simple" xlink:href="https://armyinform.com.ua/wp-content/uploads/2023/06/357358989_665029392326564_4341617769016728987_n.jpg" text:style-name="Internet_20_link" text:visited-style-name="Visited_20_Internet_20_Link">
<draw:frame draw:style-name="fr1" draw:name="Image308" text:anchor-type="as-char" svg:width="6.9236in" svg:height="6.9236in" draw:z-index="0">
<draw:image xlink:href="../Images/AРМІЯINFORM/2023-06-30T76-00-00-04-00/357358989_665029392326564_4341617769016728987_n-150x150.jpg" xlink:type="simple" xlink:show="embed" xlink:actuate="onLoad" draw:mime-type="image/jpeg"/>
</draw:frame>
</text:a>
</text:p>
      <text:p text:style-name="P4">
Частину будівлі школи практично зруйновано: розбиті класні кімнати, кабінетита інші приміщення, розтрощені меблі і шкільний інвентар. На місці обстрілупродовжують працювати прокурори, правоохоронці та рятувальники.</text:p>
      <text:p text:style-name="P4">
Source: <text:a xlink:type="simple" xlink:href="https://armyinform.com.ua/2023/06/30/dvoye-zagyblyh-ta-shestero-poranenyh-prokuratura-rozsliduye-naslidky-vnaslidok-obstrilu-shkoly-na-donechchyni/" text:style-name="Internet_20_link" text:visited-style-name="Visited_20_Internet_20_Link">
https://armyinform.com.ua/2023/06/30/dvoye-zagyblyh-ta-shestero-poranenyh-prokuratura-rozsliduye-naslidky-vnaslidok-obstrilu-shkoly-na-donechchyni/</text:a>
</text:p>
      <!--NEWS-->
      <text:h text:style-name="P10" text:outline-level="1">
<text:span text:style-name="T4">
Знешкоджено агентурну мережу фсб, яка наводила російські «Смерчі» та «Урагани» на Харків</text:span>
</text:h>
      <text:p text:style-name="P4">
Author: ['АРМІЯINFORM']</text:p>
      <text:p text:style-name="P4">
Time: 2023-06-30T77:00:00-04:00</text:p>
      <text:p text:style-name="P4">
Description: Служба безпеки нейтралізувала агентурну мережу ФСБ у результаті багатоетап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409595_634678795425701_3622599770970497765_n.jpg" text:style-name="Internet_20_link" text:visited-style-name="Visited_20_Internet_20_Link">
356409595_634678795425701_3622599770970497765_n.jpg</text:a>
', '<text:a xlink:type="simple" xlink:href="https://armyinform.com.ua/wp-content/uploads/2023/06/356406966_634678882092359_7177873890505348069_n-150x150.jpg" text:style-name="Internet_20_link" text:visited-style-name="Visited_20_Internet_20_Link">
356406966_634678882092359_7177873890505348069_n-150x150.jpg</text:a>
', '<text:a xlink:type="simple" xlink:href="https://armyinform.com.ua/wp-content/uploads/2023/06/356436391_634678855425695_8829402134757859498_n-150x150.jpg" text:style-name="Internet_20_link" text:visited-style-name="Visited_20_Internet_20_Link">
356436391_634678855425695_8829402134757859498_n-150x150.jpg</text:a>
', '<text:a xlink:type="simple" xlink:href="https://armyinform.com.ua/wp-content/uploads/2023/06/357440737_634678812092366_7475528827026342498_n-150x150.jpg" text:style-name="Internet_20_link" text:visited-style-name="Visited_20_Internet_20_Link">
357440737_634678812092366_7475528827026342498_n-150x150.jpg</text:a>
', '<text:a xlink:type="simple" xlink:href="https://armyinform.com.ua/wp-content/uploads/2023/06/357348942_634678908759023_5669581180834779935_n.jpg" text:style-name="Internet_20_link" text:visited-style-name="Visited_20_Internet_20_Link">
357348942_634678908759023_5669581180834779935_n.jpg</text:a>
']</text:p>
      <text:p text:style-name="P4">
Tags: ['STOPRUSSIA', 'ВТОРГНЕННЯ РФ', 'СБУ', 'СМЕРЧ']</text:p>
      <text:p text:style-name="P4">
Category: News</text:p>
      <!--METADATA-->
      <text:p text:style-name="P4">
<draw:frame draw:style-name="fr1" draw:name="Image309" text:anchor-type="as-char" svg:width="6.9236in" svg:height="4.615733in" draw:z-index="0">
<draw:image xlink:href="../Images/AРМІЯINFORM/2023-06-30T77-00-00-04-00/356409595_634678795425701_3622599770970497765_n.jpg" xlink:type="simple" xlink:show="embed" xlink:actuate="onLoad" draw:mime-type="image/jpeg"/>
</draw:frame>
</text:p>
      <text:p text:style-name="P4">
Служба безпеки нейтралізувала агентурну мережу ФСБ у результаті багатоетапноїспецоперації у Харкові. До складу ворожої групи входило троє місцевих жителів,які збирали розвіддані про місця базування та переміщення Сил оборони натериторії регіону,<text:a xlink:type="simple" xlink:href="https://www.facebook.com/SecurSerUkraine/posts/pfbid0duayGxk6uZXx28cJ7s2BGXJZJJb3neBd5FAsaCq9nEEPReNayxgaLNoo6Nyecue6l" text:style-name="Internet_20_link" text:visited-style-name="Visited_20_Internet_20_Link">
повідомляє</text:a>
пресцентр СБУ.</text:p>
      <text:p text:style-name="P4">
Як зазначається, передусім зловмисники намагались виявити напрямки перекиданняпідрозділів ЗСУ, які задіяні у контрнаступі українських військ на східномуфронті.Також їх цікавили маршрути руху і пункти тимчасового зберіганняіноземного озброєння та боєприпасів Сил оборони. Отримані відомості російськіагенти переправляли до ФСБ через месенджер «Телеграм».</text:p>
      <text:p text:style-name="P4">
<text:a xlink:type="simple" xlink:href="https://armyinform.com.ua/wp-content/uploads/2023/06/356406966_634678882092359_7177873890505348069_n.jpg" text:style-name="Internet_20_link" text:visited-style-name="Visited_20_Internet_20_Link">
<draw:frame draw:style-name="fr1" draw:name="Image310" text:anchor-type="as-char" svg:width="6.9236in" svg:height="6.9236in" draw:z-index="0">
<draw:image xlink:href="../Images/AРМІЯINFORM/2023-06-30T77-00-00-04-00/356406966_634678882092359_7177873890505348069_n-150x150.jpg" xlink:type="simple" xlink:show="embed" xlink:actuate="onLoad" draw:mime-type="image/jpeg"/>
</draw:frame>
</text:a>
</text:p>
      <text:p text:style-name="P4">
<text:a xlink:type="simple" xlink:href="https://armyinform.com.ua/wp-content/uploads/2023/06/356436391_634678855425695_8829402134757859498_n.jpg" text:style-name="Internet_20_link" text:visited-style-name="Visited_20_Internet_20_Link">
<draw:frame draw:style-name="fr1" draw:name="Image311" text:anchor-type="as-char" svg:width="6.9236in" svg:height="6.9236in" draw:z-index="0">
<draw:image xlink:href="../Images/AРМІЯINFORM/2023-06-30T77-00-00-04-00/356436391_634678855425695_8829402134757859498_n-150x150.jpg" xlink:type="simple" xlink:show="embed" xlink:actuate="onLoad" draw:mime-type="image/jpeg"/>
</draw:frame>
</text:a>
</text:p>
      <text:p text:style-name="P4">
<text:a xlink:type="simple" xlink:href="https://armyinform.com.ua/wp-content/uploads/2023/06/357440737_634678812092366_7475528827026342498_n.jpg" text:style-name="Internet_20_link" text:visited-style-name="Visited_20_Internet_20_Link">
<draw:frame draw:style-name="fr1" draw:name="Image312" text:anchor-type="as-char" svg:width="6.9236in" svg:height="6.9236in" draw:z-index="0">
<draw:image xlink:href="../Images/AРМІЯINFORM/2023-06-30T77-00-00-04-00/357440737_634678812092366_7475528827026342498_n-150x150.jpg" xlink:type="simple" xlink:show="embed" xlink:actuate="onLoad" draw:mime-type="image/jpeg"/>
</draw:frame>
</text:a>
</text:p>
      <text:p text:style-name="P4">
«Розвідінформація потрібна була окупантам для підготовки і проведеннямасованих ракетних ударів по Харкову з використанням російських реактивнихсистем залпового вогню „Смерч“ та „Ураган“. Співробітники СБУ затримализловмисників під час виконання ними ворожих завдань», — йдеться уповідомленні.</text:p>
      <text:p text:style-name="P4">
За даними слідства, вони були залучені до негласної співпраці кадровимспівробітником ФСБ на початку повномасштабного вторгнення РФ. Середзавербованих був колишній викладач місцевого військово-навчального закладу.Під час обшуків у зловмисників виявлено мобільні телефони і комп’ютернутехніку з доказами листування з агресором.</text:p>
      <text:p text:style-name="P4">
<draw:frame draw:style-name="fr1" draw:name="Image313" text:anchor-type="as-char" svg:width="6.6625in" svg:height="10.0in" draw:z-index="0">
<draw:image xlink:href="../Images/AРМІЯINFORM/2023-06-30T77-00-00-04-00/357348942_634678908759023_5669581180834779935_n.jpg" xlink:type="simple" xlink:show="embed" xlink:actuate="onLoad" draw:mime-type="image/jpeg"/>
</draw:frame>
</text:p>
      <text:p text:style-name="P4">
Source: <text:a xlink:type="simple" xlink:href="https://armyinform.com.ua/2023/06/30/zneshkodzheno-agenturnu-merezhu-fsb-yaka-navodyla-rosijski-smerchi-ta-uragany-na-harkiv/" text:style-name="Internet_20_link" text:visited-style-name="Visited_20_Internet_20_Link">
https://armyinform.com.ua/2023/06/30/zneshkodzheno-agenturnu-merezhu-fsb-yaka-navodyla-rosijski-smerchi-ta-uragany-na-harkiv/</text:a>
</text:p>
      <!--NEWS-->
      <text:h text:style-name="P10" text:outline-level="1">
<text:span text:style-name="T4">
Поштова марка «ГУР МО України» введена в обіг</text:span>
</text:h>
      <text:p text:style-name="P4">
Author: ['АРМІЯINFORM']</text:p>
      <text:p text:style-name="P4">
Time: 2023-06-30T78:00:00-04:00</text:p>
      <text:p text:style-name="P4">
Description: 30 червня, у річницю деокупації острова Зміїний, начальник Головного управління розві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0230630-5-1.jpg" text:style-name="Internet_20_link" text:visited-style-name="Visited_20_Internet_20_Link">
20230630-5-1.jpg</text:a>
', '<text:a xlink:type="simple" xlink:href="https://armyinform.com.ua/wp-content/uploads/2023/06/20230630-5.jpg" text:style-name="Internet_20_link" text:visited-style-name="Visited_20_Internet_20_Link">
20230630-5.jpg</text:a>
']</text:p>
      <text:p text:style-name="P4">
Tags: []</text:p>
      <text:p text:style-name="P4">
Category: News</text:p>
      <!--METADATA-->
      <text:p text:style-name="P4">
<draw:frame draw:style-name="fr1" draw:name="Image314" text:anchor-type="as-char" svg:width="6.9236in" svg:height="4.615733in" draw:z-index="0">
<draw:image xlink:href="../Images/AРМІЯINFORM/2023-06-30T78-00-00-04-00/20230630-5-1.jpg" xlink:type="simple" xlink:show="embed" xlink:actuate="onLoad" draw:mime-type="image/jpeg"/>
</draw:frame>
</text:p>
      <text:p text:style-name="P4">
30 червня, у річницю деокупації острова Зміїний, начальник Головногоуправління розвідки Міністерства оборони України генерал-майор Кирило Будановта генеральний директор АТ «Укрпошта» Ігор Смілянський взяли участь у заходіспецпогашення пам’ятної поштової марки, яка присвячена воєнній розвідціУкраїни, <text:a xlink:type="simple" xlink:href="https://gur.gov.ua/content/poshtova-marka-hur-mo-ukrainy-vvedena-v-obih.html" text:style-name="Internet_20_link" text:visited-style-name="Visited_20_Internet_20_Link">
повідомляє</text:a>
 пресслужба спецслужби.</text:p>
      <text:p text:style-name="P4">
«Учасники заходу відзначили роль підрозділів ГУР МО України під часповномасштабного вторгнення рф, зокрема ― звільнення Зміїного, дії наГостомельському аеродромі, штурмові операції під час Харківського наступу,повітряні рейди на Азовсталь і загалом ― надскладну бойову та спеціальнуроботу воєнних розвідників, спрямовану на захист та визволення України», —йдеться у повідомленні.</text:p>
      <text:p text:style-name="P4">
<draw:frame draw:style-name="fr1" draw:name="Image315" text:anchor-type="as-char" svg:width="6.9236in" svg:height="5.18693in" draw:z-index="0">
<draw:image xlink:href="../Images/AРМІЯINFORM/2023-06-30T78-00-00-04-00/20230630-5.jpg" xlink:type="simple" xlink:show="embed" xlink:actuate="onLoad" draw:mime-type="image/jpeg"/>
</draw:frame>
</text:p>
      <text:p text:style-name="P4">
Зазначається, що номінал однієї марки ― 30 гривень, кожні 7 з яких підуть наблагодійність. На зібрані кошти буде придбано морський бойовий дронукраїнського виробництва.</text:p>
      <text:p text:style-name="P4">
Source: <text:a xlink:type="simple" xlink:href="https://armyinform.com.ua/2023/06/30/poshtova-marka-gur-mo-ukrayiny-vvedena-v-obig/" text:style-name="Internet_20_link" text:visited-style-name="Visited_20_Internet_20_Link">
https://armyinform.com.ua/2023/06/30/poshtova-marka-gur-mo-ukrayiny-vvedena-v-obig/</text:a>
</text:p>
      <!--NEWS-->
      <text:h text:style-name="P10" text:outline-level="1">
<text:span text:style-name="T4">
Прямі збитки, спричинені підривом росіянами Каховської ГЕС, становлять $ 2 млрд</text:span>
</text:h>
      <text:p text:style-name="P4">
Author: ['АРМІЯINFORM']</text:p>
      <text:p text:style-name="P4">
Time: 2023-06-30T79:00:00-04:00</text:p>
      <text:p text:style-name="P4">
Description: Сума прямих збитків, спричинених підривом Каховської ГЕС, складає щонайменше $2 млр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kahovskages.jpg" text:style-name="Internet_20_link" text:visited-style-name="Visited_20_Internet_20_Link">
kahovskages.jpg</text:a>
', '<text:a xlink:type="simple" xlink:href="https://armyinform.com.ua/wp-content/uploads/2023/06/image-9.jpg" text:style-name="Internet_20_link" text:visited-style-name="Visited_20_Internet_20_Link">
image-9.jpg</text:a>
']</text:p>
      <text:p text:style-name="P4">
Tags: ['STOPRUSSIA', 'ВОЄННІ ЗЛОЧИНИ ЗС РФ', 'ВТОРГНЕННЯ РФ', 'КАХОВСЬКА ГЕС', 'КАХОВСЬКА ГЕС/ШТАБ INFO']</text:p>
      <text:p text:style-name="P4">
Category: News</text:p>
      <!--METADATA-->
      <text:p text:style-name="P4">
<draw:frame draw:style-name="fr1" draw:name="Image316" text:anchor-type="as-char" svg:width="6.9236in" svg:height="3.894525in" draw:z-index="0">
<draw:image xlink:href="../Images/AРМІЯINFORM/2023-06-30T79-00-00-04-00/kahovskages.jpg" xlink:type="simple" xlink:show="embed" xlink:actuate="onLoad" draw:mime-type="image/jpeg"/>
</draw:frame>
Ілюстративне фото</text:p>
      <text:p text:style-name="P4">
Сума прямих збитків, спричинених підривом Каховської ГЕС, складає щонайменше$2 млрд. Йдеться про втрати житлово-комунального сектора, енергетики,сільського господарства, транспорту, екології, промисловості. Такі данінаведено у першому аналізі, здійсненому фахівцями KSE Institute — аналітичногопідрозділу Київської школи економіки, у співпраці з Офісом Президента України,Мінекономіки та Мінінфраструктури.</text:p>
      <text:p text:style-name="P4">
Про це<text:a xlink:type="simple" xlink:href="https://me.gov.ua/News/Detail" text:style-name="Internet_20_link" text:visited-style-name="Visited_20_Internet_20_Link">
 повідомляє</text:a>
Міністерство економіки України.</text:p>
      <text:p text:style-name="P4">
«Ми продовжуємо фіксувати пошкодження та обраховувати збитки, спричиненіпідривом росією дамби Каховської ГЕС. Серйозних втрат зазнав житловий фондХерсонської та Миколаївської областей. Прямі збитки від затоплення приватнихбудинків та супутньої інфраструктури оцінюються в $950 млн. Понад чвертьзагальної суми збитків — $586 млн — повʼязані з руйнуванням безпосередньогідроелектростанції, яку доведеться будувати з нуля. Окремо Міндовкілляпопередньо оцінена шкода навколишньому середовищу завдано щонайменше на $1,5млрд. Першочерговим питанням залишається забезпечення постраждалих регіонівпитною водою. Так, бюджетний комітет погодив виділення $41 млн (1,5 млрд грн)на будівництво магістральних водогонів», — зазначила Перший віцепрем’єр-міністр — Міністр економіки України Юлія Свириденко.</text:p>
      <text:p text:style-name="P4">
<draw:frame draw:style-name="fr1" draw:name="Image317" text:anchor-type="as-char" svg:width="6.9236in" svg:height="4.615733in" draw:z-index="0">
<draw:image xlink:href="../Images/AРМІЯINFORM/2023-06-30T79-00-00-04-00/image-9.jpg" xlink:type="simple" xlink:show="embed" xlink:actuate="onLoad" draw:mime-type="image/jpeg"/>
</draw:frame>
</text:p>
      <text:p text:style-name="P4">
Відповідно до аналізу KSE Institute, збитки через трагедію на Каховській ГЕСохоплюють:</text:p>
      <text:p text:style-name="P4">
· Житлове господарство: $950 млн збитків. Попередньо у зону підтопленняпотрапити близько 20-30 тис. будинків у Херсонській області та понад 500приватних будинків у Миколаївській області.</text:p>
      <text:p text:style-name="P4">
· Енергетика: $624 млн збитків. Зруйновано Каховську гідроелектростанцію, якане підлягає відновленню, збитки від якої в загальних збитках сектору сягають$586 млн. Потреби на побудову нової ГЕС складуть близько $1 млрд.</text:p>
      <text:p text:style-name="P4">
· Транспортна інфраструктура: $311 млн збитків. Від повені постраждали понад290 км доріг.</text:p>
      <text:p text:style-name="P4">
· Промисловість: $105 млн збитків. Затоплено 28 великих промислових об’єктів,розташованих на правому і лівому берегах Дніпра.</text:p>
      <text:p text:style-name="P4">
· Сільське господарство: $25 млн збитків.</text:p>
      <text:p text:style-name="P4">
· Довкілля та екологія: $1,5 млрд втрат. 150 тонн нафти витекло під час вибухудамби. Рівень солоності Чорного моря біля Одеси майже втричі нижчий за норму.</text:p>
      <text:p text:style-name="P4">
Source: <text:a xlink:type="simple" xlink:href="https://armyinform.com.ua/2023/06/30/pryami-zbytky-sprychyneni-pidryvom-rosiyanamy-kahovskoyi-ges-stanovlyat-2-mlrd/" text:style-name="Internet_20_link" text:visited-style-name="Visited_20_Internet_20_Link">
https://armyinform.com.ua/2023/06/30/pryami-zbytky-sprychyneni-pidryvom-rosiyanamy-kahovskoyi-ges-stanovlyat-2-mlrd/</text:a>
</text:p>
      <!--NEWS-->
      <text:h text:style-name="P10" text:outline-level="1">
<text:span text:style-name="T4">
Кабмін унормував терміни відрядження поліції та військових на заходи з нацбезпеки</text:span>
</text:h>
      <text:p text:style-name="P4">
Authors: Ukrinform (Person)</text:p>
      <text:p text:style-name="P4">
Publisher: Укринформ (Organization)</text:p>
      <text:p text:style-name="P4">
Published Time: 2023-06-30T7:09:00+03:00</text:p>
      <text:p text:style-name="P4">
Modified Time: 2023-06-30T22:09:00+03:00</text:p>
      <text:p text:style-name="P4">
Description: Кабінет Міністрів унормував терміни відрядження поліцейських і військовослужбовців на здійснення заходів із забезпечення національної безпеки й оборони України. — Укрінформ.</text:p>
      <text:p text:style-name="P4">
Images: ['<text:a xlink:type="simple" xlink:href="https://static.ukrinform.com/photos/2023_06/thumb_files/630_360_1687785209-931.png" text:style-name="Internet_20_link" text:visited-style-name="Visited_20_Internet_20_Link">
630_360_16877...</text:a>
']</text:p>
      <text:p text:style-name="P4">
Tags: ['Кабмін', 'Поліція', 'Військові', 'Нацбезпека']</text:p>
      <text:p text:style-name="P4">
Type: Article</text:p>
      <!--METADATA-->
      <text:p text:style-name="P4">
<draw:frame draw:style-name="fr1" draw:name="Image318" text:anchor-type="as-char" svg:width="6.9236in" svg:height="3.956343in" draw:z-index="0">
<draw:image xlink:href="../Images/yкринформ/2023-06-30T7-09-00-03-00/630_360_1687785209-931.png" xlink:type="simple" xlink:show="embed" xlink:actuate="onLoad" draw:mime-type="image/png"/>
</draw:frame>
 КабінетМіністрів унормував терміни відрядження поліцейських і військовослужбовців наздійснення заходів із забезпечення національної безпеки й оборони України.</text:p>
      <text:p text:style-name="P4">
Про це у <text:a xlink:type="simple" xlink:href="http://t.me/tmelnychuk/2632" text:style-name="Internet_20_link" text:visited-style-name="Visited_20_Internet_20_Link">
 Телеграмі </text:a>
 поінформував уповноваженийКабінету Міністрів у Верховній Раді Тарас Мельничук, передає Укрінформ.</text:p>
      <text:p text:style-name="P4">
“Встановлено, що строк відрядження військовослужбовців, поліцейських, осібрядового і начальницького складу та працівників, які в особливий періоднаправляються в межах України в райони воєнних (бойових) дій для участі уздійсненні заходів із забезпечення національної безпеки і оборони, відсічі істримування збройної агресії РФ, забезпеченні їх здійснення, перебуваючибезпосередньо в районах та у період здійснення зазначених заходів, а такожздійснення заходів із забезпечення правопорядку на деокупованих територіях тана державному <text:a xlink:type="simple" xlink:href="https://www.ukrinform.ua/tag-kordon" text:style-name="Internet_20_link" text:visited-style-name="Visited_20_Internet_20_Link">
 кордоні </text:a>
 , не повиненперевищувати період здійснення таких заходів”, - йдеться в дописі.</text:p>
      <text:p text:style-name="P4">
<text:span text:style-name="T4">
Читайте також:</text:span>
 <text:a xlink:type="simple" xlink:href="https://www.ukrinform.ua/rubric-society/3727301-kabmin-zatverdiv-poradok-pidgotovki-kadriv-dla-reintegracii-zvilnenih-teritorij.html" text:style-name="Internet_20_link" text:visited-style-name="Visited_20_Internet_20_Link">
 <text:span text:style-name="T4">
Кабмін</text:span>
 затвердив порядок підготовки кадрів дляреінтеграції звільнених територій </text:a>
</text:p>
      <text:p text:style-name="P4">
Як повідомлялося, 16 травня 2023 року уряд вніс зміни до постанови про нормихарчування військовослужбовців ЗСУ та низки правоохоронних підрозділів.</text:p>
      <text:p text:style-name="P4">
Source: <text:a xlink:type="simple" xlink:href="https://www.ukrinform.ua/rubric-society/3730005-kabmin-unormuvav-termini-vidradzenna-policii-ta-vijskovih-na-zahodi-z-nacbezpeki.html" text:style-name="Internet_20_link" text:visited-style-name="Visited_20_Internet_20_Link">
https://www.ukrinform.ua/rubric-society/3730005-kabmin-unormuvav-termini-vidradzenna-policii-ta-vijskovih-na-zahodi-z-nacbezpeki.html</text:a>
</text:p>
      <!--NEWS-->
      <text:h text:style-name="P10" text:outline-level="1">
<text:span text:style-name="T4">
У разі зростання рівня загроз із півночі передбачено нарощування сил – Сергій Наєв</text:span>
</text:h>
      <text:p text:style-name="P4">
Author: ['АРМІЯINFORM']</text:p>
      <text:p text:style-name="P4">
Time: 2023-06-30T80:00:00-04:00</text:p>
      <text:p text:style-name="P4">
Description: Командувач Об’єднаних Сил Збройних Сил України генерал-лейтенант Сергій Наєв заяв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30_16-39-39.jpg" text:style-name="Internet_20_link" text:visited-style-name="Visited_20_Internet_20_Link">
photo_2023-06-30_16-39-39.jpg</text:a>
']</text:p>
      <text:p text:style-name="P4">
Tags: ['STOPRUSSIA', 'ВТОРГНЕННЯ РФ', 'КОМАНДУВАННЯ ОБ’ЄДНАНИХ СИЛ ЗС УКРАЇНИ', 'СЕРГІЙ НАЄВ']</text:p>
      <text:p text:style-name="P4">
Category: News</text:p>
      <!--METADATA-->
      <text:p text:style-name="P4">
<draw:frame draw:style-name="fr1" draw:name="Image319" text:anchor-type="as-char" svg:width="6.9236in" svg:height="4.66766in" draw:z-index="0">
<draw:image xlink:href="../Images/AРМІЯINFORM/2023-06-30T80-00-00-04-00/photo_2023-06-30_16-39-39.jpg" xlink:type="simple" xlink:show="embed" xlink:actuate="onLoad" draw:mime-type="image/jpeg"/>
</draw:frame>
</text:p>
      <text:p text:style-name="P4">
Командувач Об’єднаних Сил Збройних Сил України генерал-лейтенант Сергій Наєвзаявив, що наразі безпосередньої загрози з боку білорусі та росії немає,однак, у разі зростання рівня загроз передбачено нарощування сил.</text:p>
      <text:p text:style-name="P4">
Про це <text:a xlink:type="simple" xlink:href="https://t.me/KOS_ZSU/2024" text:style-name="Internet_20_link" text:visited-style-name="Visited_20_Internet_20_Link">
повідомляє</text:a>
 Командування Об’єднаних Сил ЗСУкраїни.</text:p>
      <text:p text:style-name="P4">
«Саме на даний час у смузі відповідальності Північного угрупування військбезпосередньої загрози наступальних дій наземних сил для України з бокубілорусі та росії немає. Однак, у разі зростання рівня загроз передбаченонарощування сил та засобів, а також інші практичні заходи щодо підвищенняоборонних спроможностей угруповання», — зазначив Сергій Наєв.</text:p>
      <text:p text:style-name="P4">
За його словами, розвідка не припиняє своєї роботи зі здобуття інформації.Крім того, ЗСУ щодня обмінюються інформацією з іноземними партнерами.</text:p>
      <text:p text:style-name="P4">
«Ми свідомі тієї інформації, якою володіємо, але час не витрачаємо. Цеозначає, що всі без виключення військовослужбовці у Північній операційній зоніпрофесійно виконують покладені на них завдання», — наголосив Сергій Наєв.</text:p>
      <text:p text:style-name="P4">
Своєю чергою командування поступово збільшує оборонні спроможності тазаймається заходами підвищення навченості особового складу.</text:p>
      <text:p text:style-name="P4">
«Особовий склад злагоджений, а командири знають, як правильно керуватипідлеглими і як діяти у разі необхідного посилення», — підкреслив генерал-лейтенант Наєв.</text:p>
      <text:p text:style-name="P4">
Source: <text:a xlink:type="simple" xlink:href="https://armyinform.com.ua/2023/06/30/u-razi-zrostannya-rivnya-zagroz-z-pivnochi-peredbacheno-naroshhuvannya-syl-sergij-nayev/" text:style-name="Internet_20_link" text:visited-style-name="Visited_20_Internet_20_Link">
https://armyinform.com.ua/2023/06/30/u-razi-zrostannya-rivnya-zagroz-z-pivnochi-peredbacheno-naroshhuvannya-syl-sergij-nayev/</text:a>
</text:p>
      <!--NEWS-->
      <text:h text:style-name="P10" text:outline-level="1">
<text:span text:style-name="T4">
Офіс Генерального прокурора задокументував понад 113 тисяч злочинів проти України</text:span>
</text:h>
      <text:p text:style-name="P4">
Author: ['АРМІЯINFORM']</text:p>
      <text:p text:style-name="P4">
Time: 2023-06-30T8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1-98.jpg" text:style-name="Internet_20_link" text:visited-style-name="Visited_20_Internet_20_Link">
1-98.jpg</text:a>
', '<text:a xlink:type="simple" xlink:href="https://armyinform.com.ua/wp-content/uploads/2023/06/2-95.jpg" text:style-name="Internet_20_link" text:visited-style-name="Visited_20_Internet_20_Link">
2-95.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320" text:anchor-type="as-char" svg:width="6.9236in" svg:height="4.448413in" draw:z-index="0">
<draw:image xlink:href="../Images/AРМІЯINFORM/2023-06-30T81-00-00-04-00/1-98.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30 червня зареєстровано:</text:p>
      <ul>
        <li>
95 965 воєнних злочинів,  * 17 078 злочини проти національної безпеки України.</li>
      </ul>
      <text:p text:style-name="P4">
Крім того, за офіційними даними ювенальних прокурорів, 1527 дітей постраждаливнаслідок агресії рф, з них:</text:p>
      <ul>
        <li>
494 — загинули,  * 1033 —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21" text:anchor-type="as-char" svg:width="6.9236in" svg:height="4.448413in" draw:z-index="0">
<draw:image xlink:href="../Images/AРМІЯINFORM/2023-06-30T81-00-00-04-00/2-95.jpg" xlink:type="simple" xlink:show="embed" xlink:actuate="onLoad" draw:mime-type="image/jpeg"/>
</draw:frame>
</text:p>
      <text:p text:style-name="P4">
Source: <text:a xlink:type="simple" xlink:href="https://armyinform.com.ua/2023/06/30/ofis-generalnogo-prokurora-zadokumentuvav-ponad-113-tysyach-zlochyniv-proty-ukrayiny/" text:style-name="Internet_20_link" text:visited-style-name="Visited_20_Internet_20_Link">
https://armyinform.com.ua/2023/06/30/ofis-generalnogo-prokurora-zadokumentuvav-ponad-113-tysyach-zlochyniv-proty-ukrayiny/</text:a>
</text:p>
      <!--NEWS-->
      <text:h text:style-name="P10" text:outline-level="1">
<text:span text:style-name="T4">
Коли українські пілоти керуватимуть F-16 — свобода стане нездоланною</text:span>
</text:h>
      <text:p text:style-name="P4">
Author: ['АРМІЯINFORM']</text:p>
      <text:p text:style-name="P4">
Time: 2023-06-30T82:00:00-04:00</text:p>
      <text:p text:style-name="P4">
Description: Коли українські пілоти керуватимуть багатоцільовими винищувачами F-16,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pysaty.jpg" text:style-name="Internet_20_link" text:visited-style-name="Visited_20_Internet_20_Link">
zapysaty.jpg</text:a>
']</text:p>
      <text:p text:style-name="P4">
Tags: ['F-16', 'STOPRUSSIA', 'ВОЛОДИМИР ЗЕЛЕНСЬКИЙ']</text:p>
      <text:p text:style-name="P4">
Category: News</text:p>
      <!--METADATA-->
      <text:p text:style-name="P4">
<draw:frame draw:style-name="fr1" draw:name="Image322" text:anchor-type="as-char" svg:width="6.9236in" svg:height="5.81448in" draw:z-index="0">
<draw:image xlink:href="../Images/AРМІЯINFORM/2023-06-30T82-00-00-04-00/zapysaty.jpg" xlink:type="simple" xlink:show="embed" xlink:actuate="onLoad" draw:mime-type="image/jpeg"/>
</draw:frame>
</text:p>
      <text:p text:style-name="P4">
Коли українські пілоти керуватимуть багатоцільовими винищувачами F-16, длядержави-агресора росії не залишиться жодного шансу в небі України.</text:p>
      <text:p text:style-name="P4">
Про це Президент України Володимир Зеленський написав <text:a xlink:type="simple" xlink:href="https://t.me/V_Zelenskiy_official/6786" text:style-name="Internet_20_link" text:visited-style-name="Visited_20_Internet_20_Link">
уTelegram.</text:a>
</text:p>
      <text:p text:style-name="P4">
«Хоч ворог поки що має значну технічну перевагу в авіації, але наші пілоти відпершого дня повномасштабної війни мають очевидну перевагу в моралі тамайстерності! Вони рятують українців від російського терору бомбами, ракетамита вбивчими дронами. Коли українські пілоти керуватимуть F-16 — свобода станенездоланною, а для держави-терориста не залишиться жодного шансу у нашомунебі», — зазначив Глава Держави.</text:p>
      <text:p text:style-name="P4">
Source: <text:a xlink:type="simple" xlink:href="https://armyinform.com.ua/2023/06/30/koly-ukrayinski-piloty-keruvatymut-f-16-svoboda-stane-nezdolannoyu/" text:style-name="Internet_20_link" text:visited-style-name="Visited_20_Internet_20_Link">
https://armyinform.com.ua/2023/06/30/koly-ukrayinski-piloty-keruvatymut-f-16-svoboda-stane-nezdolannoyu/</text:a>
</text:p>
      <!--NEWS-->
      <text:h text:style-name="P10" text:outline-level="1">
<text:span text:style-name="T4">
Підсилюємо північний напрямок: Президент провів засідання Ставки</text:span>
</text:h>
      <text:p text:style-name="P4">
Author: ['АРМІЯINFORM']</text:p>
      <text:p text:style-name="P4">
Time: 2023-06-30T83:00:00-04:00</text:p>
      <text:p text:style-name="P4">
Description: Під головуванням Президента України Володимира Зеленського відбулося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b49ed2c48f4494d7b897e162fd377a45_1685898047_extra_large.png" text:style-name="Internet_20_link" text:visited-style-name="Visited_20_Internet_20_Link">
b49ed2c48f4494d7b897e162fd377a45_1685898047_extra_large.pn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323" text:anchor-type="as-char" svg:width="6.9236in" svg:height="4.658182in" draw:z-index="0">
<draw:image xlink:href="../Images/AРМІЯINFORM/2023-06-30T83-00-00-04-00/b49ed2c48f4494d7b897e162fd377a45_1685898047_extra_large.png" xlink:type="simple" xlink:show="embed" xlink:actuate="onLoad" draw:mime-type="image/png"/>
</draw:frame>
Президент України Володимир Зеленський</text:p>
      <text:p text:style-name="P4">
Під головуванням Президента України Володимира Зеленського відбулося засіданняСтавки Верховного Головнокомандувача.</text:p>
      <text:p text:style-name="P4">
Про це <text:a xlink:type="simple" xlink:href="https://t.me/V_Zelenskiy_official/6785" text:style-name="Internet_20_link" text:visited-style-name="Visited_20_Internet_20_Link">
йдеться</text:a>
 на сторінціВолодимира Зеленського в телеграм-каналі.</text:p>
      <text:p text:style-name="P4">
«Ставка. Доповіді командувачів Залужного, Сирського, Тарнавського, Наєва.Ситуація на полі бою, рух уперед. Посилення наших операцій додатковимиартсистемами та снарядами.</text:p>
      <text:p text:style-name="P4">
Окрема доповідь ГУР, СЗР, СБУ та ДПСУ по ситуації в білорусі. Тримаємо її напостійному контролі.</text:p>
      <text:p text:style-name="P4">
Рішенням Ставки — Головкому Залужному та командувачу «Півночі» Наєву —виконати комплекс заходів із підсилення цього напрямку", — наголосив ПрезидентУкраїни.</text:p>
      <text:p text:style-name="P4">
Source: <text:a xlink:type="simple" xlink:href="https://armyinform.com.ua/2023/06/30/pidsylyuyemo-pivnichnyj-napryamok-prezydent-proviv-zasidannya-stavky/" text:style-name="Internet_20_link" text:visited-style-name="Visited_20_Internet_20_Link">
https://armyinform.com.ua/2023/06/30/pidsylyuyemo-pivnichnyj-napryamok-prezydent-proviv-zasidannya-stavky/</text:a>
</text:p>
      <!--NEWS-->
      <text:h text:style-name="P10" text:outline-level="1">
<text:span text:style-name="T4">
Противник завдав 8 ракетних та 34 авіаційні удари, є жертви серед мирних мешканців</text:span>
</text:h>
      <text:p text:style-name="P4">
Author: ['АРМІЯINFORM']</text:p>
      <text:p text:style-name="P4">
Time: 2023-06-30T84:00:00-04:00</text:p>
      <text:p text:style-name="P4">
Description: Про це повідомляє ГШ ЗС України.  «Протягом доби противник завдав 8 ракет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HAHED', 'STOPRUSSIA', 'БПЛА', 'ВТОРГНЕННЯ РФ', 'ГШ ЗС УКРАЇНИ']</text:p>
      <text:p text:style-name="P4">
Category: News</text:p>
      <!--METADATA-->
      <text:p text:style-name="P4">
<draw:frame draw:style-name="fr1" draw:name="Image324" text:anchor-type="as-char" svg:width="6.9236in" svg:height="3.893007in" draw:z-index="0">
<draw:image xlink:href="../Images/AРМІЯINFORM/2023-06-30T84-00-00-04-00/2022-10-18-raketnyj-obstril-zhytomyra.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Z5gPgJTa4ae3pe1AAce7bPe573v3e4b5zA14Vbfh3aXCgGcCgKgZG2qJXHhyZJ6Rl" text:style-name="Internet_20_link" text:visited-style-name="Visited_20_Internet_20_Link">
повідомляє</text:a>
ГШ ЗС України.</text:p>
      <text:p text:style-name="P4">
«Протягом доби противник завдав 8 ракетних та 34 авіаційних удари, здійснив 40обстрілів з реактивних систем залпового вогню по позиціях наших військ танаселених пунктах. На жаль, є загиблі та поранені мирні люди, пошкоджено понад20 цивільних житлових будинків та навчально-виховний комплекс», — йдеться уповідомленні.</text:p>
      <text:p text:style-name="P4">
Також зазначається, що сьогодні вночі російські окупанти завдали черговогоракетно-авіаційного удару по території України, застосувавши 4 зенітнікеровані ракети із ЗРК С-300 та 13 іранських ударних БПЛА Shahed-136/131 повійськових та інфраструктурних об’єктах у Запорізькій області. Силами тазасобами Сил оборони України знищено 10 із 13 ударних БПЛА типуShahed-136/131.</text:p>
      <text:p text:style-name="P4">
У ГШ ЗС України нагадують, що ймовірність завдавання ракетних та авіаційнихударів по всій території України залишається високою.</text:p>
      <text:p text:style-name="P4">
Source: <text:a xlink:type="simple" xlink:href="https://armyinform.com.ua/2023/06/30/protyvnyk-zavdav-8-raketnyh-ta-34-aviaczijnyh-udary-ye-zhertvy-sered-myrnyh-meshkancziv/" text:style-name="Internet_20_link" text:visited-style-name="Visited_20_Internet_20_Link">
https://armyinform.com.ua/2023/06/30/protyvnyk-zavdav-8-raketnyh-ta-34-aviaczijnyh-udary-ye-zhertvy-sered-myrnyh-meshkancziv/</text:a>
</text:p>
      <!--NEWS-->
      <text:h text:style-name="P10" text:outline-level="1">
<text:span text:style-name="T4">
Викрито групу злочинців, які виманювали гроші в родичів полонених українських військових</text:span>
</text:h>
      <text:p text:style-name="P4">
Author: ['АРМІЯINFORM']</text:p>
      <text:p text:style-name="P4">
Time: 2023-06-30T85:00:00-04:00</text:p>
      <text:p text:style-name="P4">
Description: Трьом учасникам організованої групи повідомлено про підозру у вчиненні шахрайств. Тако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hatsapp-image-2023-06-29-at-120037.jpeg" text:style-name="Internet_20_link" text:visited-style-name="Visited_20_Internet_20_Link">
whatsapp-image-2023-06-29-at-120037.jpeg</text:a>
']</text:p>
      <text:p text:style-name="P4">
Tags: ['БЕЗВІСТИ ЗНИКЛІ', 'ВІЙСЬКОВОПОЛОНЕНІ', 'ОФІС ГЕНЕРАЛЬНОГО ПРОКУРОРА УКРАЇНИ', 'ШАХРАЙСТВО']</text:p>
      <text:p text:style-name="P4">
Category: News</text:p>
      <!--METADATA-->
      <text:p text:style-name="P4">
<draw:frame draw:style-name="fr1" draw:name="Image325" text:anchor-type="as-char" svg:width="6.9236in" svg:height="4.696509in" draw:z-index="0">
<draw:image xlink:href="../Images/AРМІЯINFORM/2023-06-30T85-00-00-04-00/whatsapp-image-2023-06-29-at-120037.jpeg" xlink:type="simple" xlink:show="embed" xlink:actuate="onLoad" draw:mime-type="image/jpeg"/>
</draw:frame>
</text:p>
      <text:p text:style-name="P4">
Трьом учасникам організованої групи повідомлено про підозру у вчиненнішахрайств. Також одному з них інкриміновано незаконне поводження з бойовимиприпасами. Двоє в’язнів Маневицької виправної колонії № 42 та їхній спільник,що перебував на волі, налагодили злочинну схему видурювання коштів у родичівполонених чи зниклих безвісті військовослужбовців Збройних Сил України.</text:p>
      <text:p text:style-name="P4">
Про це <text:a xlink:type="simple" xlink:href="https://gp.gov.ua/ua/posts/vimanyuvali-grosi-z-rodiciv-zniklix-bezvisti-ci-polonenix-ukrayinskix-viiskovix-na-volini-vikrito-ozg-u-skladi-yakoyi-diyali-dvoje-vyazniv" text:style-name="Internet_20_link" text:visited-style-name="Visited_20_Internet_20_Link">
повідомляє</text:a>
 Офіс Генерального прокурора України.</text:p>
      <text:p text:style-name="P4">
Підозрювані дізнавалися з соцмереж про безвісти зниклих та полоненихукраїнських захисників. Вони представлялися військовослужбовцями збройних силрф чи ПВК «Вагнер» та обіцяли їх повернути за чималу грошову винагороду. Суми«викупу» сягали 120 тисяч гривень.</text:p>
      <text:p text:style-name="P4">
Під час обшуків вилучено 7 тисяч доларів США, боєприпаси, мобільні телефони,комп’ютерну техніку та чорнові записи.</text:p>
      <text:p text:style-name="P4">
Наразі вирішується питання про обрання запобіжного заходу одному зпідозрюваних — жителю селища Локачі. Він перебував на волі та зберігав удомабоєприпаси.</text:p>
      <text:p text:style-name="P4">
Source: <text:a xlink:type="simple" xlink:href="https://armyinform.com.ua/2023/06/30/vykryto-grupa-zlochyncziv-uchasnyky-yakoyi-vymanyuvaly-groshi-z-rodychiv-polonenyh-ukrayinskyh-vijskovyh/" text:style-name="Internet_20_link" text:visited-style-name="Visited_20_Internet_20_Link">
https://armyinform.com.ua/2023/06/30/vykryto-grupa-zlochyncziv-uchasnyky-yakoyi-vymanyuvaly-groshi-z-rodychiv-polonenyh-ukrayinskyh-vijskovyh/</text:a>
</text:p>
      <!--NEWS-->
      <text:h text:style-name="P10" text:outline-level="1">
<text:span text:style-name="T4">
Уражено 24 артилерійські засоби противника на вогневих позиціях</text:span>
</text:h>
      <text:p text:style-name="P4">
Author: ['АРМІЯINFORM']</text:p>
      <text:p text:style-name="P4">
Time: 2023-06-30T86: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7029025_614566937523055_820545801228016136_n.jpg" text:style-name="Internet_20_link" text:visited-style-name="Visited_20_Internet_20_Link">
357029025_614566937523055_820545801228016136_n.jpg</text:a>
']</text:p>
      <text:p text:style-name="P4">
Tags: ['STOPRUSSIA', 'АРТИЛЕРІЯ', 'ВТОРГНЕННЯ РФ', 'ГШ ЗС УКРАЇНИ', 'РЕБ']</text:p>
      <text:p text:style-name="P4">
Category: News</text:p>
      <!--METADATA-->
      <text:p text:style-name="P4">
<draw:frame draw:style-name="fr1" draw:name="Image326" text:anchor-type="as-char" svg:width="6.9236in" svg:height="4.615733in" draw:z-index="0">
<draw:image xlink:href="../Images/AРМІЯINFORM/2023-06-30T86-00-00-04-00/357029025_614566937523055_820545801228016136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Z5gPgJTa4ae3pe1AAce7bPe573v3e4b5zA14Vbfh3aXCgGcCgKgZG2qJXHhyZJ6Rl" text:style-name="Internet_20_link" text:visited-style-name="Visited_20_Internet_20_Link">
повідомляє</text:a>
ГШ ЗС України.</text:p>
      <text:p text:style-name="P4">
«Підрозділи ракетних військ і артилерії протягом доби уразили 6 районівзосередження живої сили, озброєння та військової техніки противника, 3 складибоєприпасів, 24 артилерійських засоби на вогневих позиціях та станцію РЕБокупантів», — йдеться у повідомленні.</text:p>
      <text:p text:style-name="P4">
Також зазначається, що авіація Сил оборони за добу завдала 10 ударів порайонах зосередження особового складу противника та один — по ворожомузенітно-ракетному комплексу.</text:p>
      <text:p text:style-name="P4">
Source: <text:a xlink:type="simple" xlink:href="https://armyinform.com.ua/2023/06/30/urazheno-24-artylerijskyh-zasoby-protyvnyka-na-vognevyh-pozycziyah/" text:style-name="Internet_20_link" text:visited-style-name="Visited_20_Internet_20_Link">
https://armyinform.com.ua/2023/06/30/urazheno-24-artylerijskyh-zasoby-protyvnyka-na-vognevyh-pozycziyah/</text:a>
</text:p>
      <!--NEWS-->
      <text:h text:style-name="P10" text:outline-level="1">
<text:span text:style-name="T4">
Данія надає Україні новий пакет військової допомоги</text:span>
</text:h>
      <text:p text:style-name="P4">
Author: ['АРМІЯINFORM']</text:p>
      <text:p text:style-name="P4">
Time: 2023-06-30T87:00:00-04:00</text:p>
      <text:p text:style-name="P4">
Description: Уряд Данії ухвалив рішення про виділення чергового пакету військової допомоги Україн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denmark_ukraine.jpg" text:style-name="Internet_20_link" text:visited-style-name="Visited_20_Internet_20_Link">
denmark_ukraine.jpg</text:a>
']</text:p>
      <text:p text:style-name="P4">
Tags: ['STOPRUSSIA', 'ВТОРГНЕННЯ РФ', 'ДАНІЯ', 'ПАКЕТ ВІЙСЬКОВОЇ ДОПОМОГИ']</text:p>
      <text:p text:style-name="P4">
Category: News</text:p>
      <!--METADATA-->
      <text:p text:style-name="P4">
<draw:frame draw:style-name="fr1" draw:name="Image327" text:anchor-type="as-char" svg:width="6.9236in" svg:height="3.894525in" draw:z-index="0">
<draw:image xlink:href="../Images/AРМІЯINFORM/2023-06-30T87-00-00-04-00/denmark_ukraine.jpg" xlink:type="simple" xlink:show="embed" xlink:actuate="onLoad" draw:mime-type="image/jpeg"/>
</draw:frame>
</text:p>
      <text:p text:style-name="P4">
Уряд Данії ухвалив рішення про виділення чергового пакету військової допомогиУкраїні на 1,3 мільярда данських крон ( <text:span text:style-name="T5">
понад 7 млрд грн</text:span>
 <text:span text:style-name="T5">
— ред.</text:span>
 ).</text:p>
      <text:p text:style-name="P4">
Про це йдеться в <text:a xlink:type="simple" xlink:href="https://www.fmn.dk/da/nyheder/2023/ny-donationspakke-pa-13-mia.-kroner-med-militar-stotte-til-ukraine/" text:style-name="Internet_20_link" text:visited-style-name="Visited_20_Internet_20_Link">
повідомленні</text:a>
 Міністерстваоборони Данії.</text:p>
      <text:p text:style-name="P4">
До нового пакета входять, зокрема, ракети ППО та кошти на закупівлюартилерійських боєприпасів для підтримки української визвольної боротьби.</text:p>
      <text:p text:style-name="P4">
«Абсолютно важливо, щоб ми продовжували підтримувати Україну. Це велика іважлива пожертва, яку ми, серед іншого, зібрали на основі побажань і потребУкраїни, і які повинні підтримувати поточну оборонну боротьбу України противторгнення російських військ», — каже в.о. міністра оборони Данії Трольс ЛундПульсен.</text:p>
      <text:p text:style-name="P4">
«Сьогоднішній пакет допомоги надсилає важливий сигнал про те, що Данія стоїтьна боці України стільки, скільки це необхідно. Я щасливий, що під егідою ЄС миспільно закуповуємо артилерійські боєприпаси та даруємо їх Україні, які вкрайнеобхідні для боротьби України за свободу», — сказав міністр закордонних справЛарс Люкке Расмуссен.</text:p>
      <text:p text:style-name="P4">
Нагадаємо, на початку травня 2023 року Данія надіслала Україні <text:a xlink:type="simple" xlink:href="https://armyinform.com.ua/2023/05/03/daniya-nadsylaye-ukrayini-najbilshyj-paket-dopomogy-use-dlya-uspishnogo-kontrnastupu/" text:style-name="Internet_20_link" text:visited-style-name="Visited_20_Internet_20_Link">
найбільшийпакет допомоги</text:a>
.</text:p>
      <text:p text:style-name="P4">
Source: <text:a xlink:type="simple" xlink:href="https://armyinform.com.ua/2023/06/30/daniya-nadaye-ukrayini-novyj-paket-iz-vijskovoyu-dopomogoyu/" text:style-name="Internet_20_link" text:visited-style-name="Visited_20_Internet_20_Link">
https://armyinform.com.ua/2023/06/30/daniya-nadaye-ukrayini-novyj-paket-iz-vijskovoyu-dopomogoyu/</text:a>
</text:p>
      <!--NEWS-->
      <text:h text:style-name="P10" text:outline-level="1">
<text:span text:style-name="T4">
Я вдячний усім, хто звільнив Зміїний! — Володимир Зеленський</text:span>
</text:h>
      <text:p text:style-name="P4">
Author: ['АРМІЯINFORM']</text:p>
      <text:p text:style-name="P4">
Time: 2023-06-30T88:00:00-04:00</text:p>
      <text:p text:style-name="P4">
Description: «Сьогодні перша річниця звільнення Зміїного від російських окупантів. Це одн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5d347920a6685bdd58d85c3cbc7cf6_1688142990_extra_large-1.png" text:style-name="Internet_20_link" text:visited-style-name="Visited_20_Internet_20_Link">
235d347920a6685bdd58d85c3cbc7cf6_1688142990_extra_large-1.png</text:a>
']</text:p>
      <text:p text:style-name="P4">
Tags: ['ВОЛОДИМИР ЗЕЛЕНСЬКИЙ', 'ГУР МОУ', 'ОСТРІВ ЗМІЇНИЙ', 'ПРЕЗИДЕНТ УКРАЇНИ']</text:p>
      <text:p text:style-name="P4">
Category: News</text:p>
      <!--METADATA-->
      <text:p text:style-name="P4">
<draw:frame draw:style-name="fr1" draw:name="Image328" text:anchor-type="as-char" svg:width="6.9236in" svg:height="4.736124in" draw:z-index="0">
<draw:image xlink:href="../Images/AРМІЯINFORM/2023-06-30T88-00-00-04-00/235d347920a6685bdd58d85c3cbc7cf6_1688142990_extra_large-1.png" xlink:type="simple" xlink:show="embed" xlink:actuate="onLoad" draw:mime-type="image/png"/>
</draw:frame>
</text:p>
      <text:p text:style-name="P4">
«Сьогодні перша річниця звільнення Зміїного від російських окупантів. Це одназ найвагоміших наших перемог. Памʼятаєте? Минулого року навесні ніхто неочікував від України, що ми зможемо реалізувати, зокрема, і це фундаментальнеоборонне завдання: дати безпеку Зміїному, а отже, значній частиніЧорноморської акваторії. Але наші воїни це зробили. Російським терористампотрібен був Зміїний, щоб знищити весь Південь нашої країни, нашу прекраснуОдесу й інші міста. Наші воїни їх зупинили, вигнали зі Зміїного», —<text:a xlink:type="simple" xlink:href="https://www.president.gov.ua/news/ukrayina-j-ukrayinci-znachno-silnishi-nizh-bud-hto-dumaye-pr-83973" text:style-name="Internet_20_link" text:visited-style-name="Visited_20_Internet_20_Link">
повідомив</text:a>
 Президент України у зверненнінаприкінці 492-го дня війни.</text:p>
      <text:p text:style-name="P4">
«Я вдячний усім, хто звільнив Зміїний! ГУР разом з іншими складовими Силоборони і безпеки нашої держави провели цю операцію. Головне управліннярозвідки та спецпідрозділ «Альфа» СБУ, Військово-Морські сили й армійськаавіація Командування Сухопутних військ, авіація Повітряних Сил і наші міцніприкордонники.</text:p>
      <text:p text:style-name="P4">
Завжди будемо памʼятати наших героїв, наших воїнів, які віддали своє життязаради цієї української перемоги. Із тих, чиї імена зараз можна назвати… БійціГУР: Руслан Попов, Герой України, капітан 1 рангу; Олег Зайцев, Герой України,молодший лейтенант; Віталій Ігнатенко, Герой України, солдат. Бійці «Альфи»СБУ: Володимир Кисельов, Герой України, капітан; Олександр Крикуненко, ГеройУкраїни, майор. Воїни Військово-Морський Сил: Ігор Бедзай, Герой України,полковник; Михайло Заремба, майор; Сергій Мущицький, капітан; Юрій Пирог,штаб-сержант. Вічна памʼять!»</text:p>
      <text:p text:style-name="P4">
Source: <text:a xlink:type="simple" xlink:href="https://armyinform.com.ua/2023/06/30/ya-vdyachnyj-usim-hto-zvilnyv-zmiyinyj-volodymyr-zelenskyj/" text:style-name="Internet_20_link" text:visited-style-name="Visited_20_Internet_20_Link">
https://armyinform.com.ua/2023/06/30/ya-vdyachnyj-usim-hto-zvilnyv-zmiyinyj-volodymyr-zelenskyj/</text:a>
</text:p>
      <!--NEWS-->
      <text:h text:style-name="P10" text:outline-level="1">
<text:span text:style-name="T4">
На Таврійському напрямку знищено майже три роти противника та 13 одиниць техніки</text:span>
</text:h>
      <text:p text:style-name="P4">
Author: ['АРМІЯINFORM']</text:p>
      <text:p text:style-name="P4">
Time: 2023-06-30T89:00:00-04:00</text:p>
      <text:p text:style-name="P4">
Description: На Таврійському напрямку російські війська за добу втратили вбитими і пораненими май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washpost19.jpg" text:style-name="Internet_20_link" text:visited-style-name="Visited_20_Internet_20_Link">
washpost19.jpg</text:a>
']</text:p>
      <text:p text:style-name="P4">
Tags: ['STOPRUSSIA', 'ВТОРГНЕННЯ РФ', 'ОЛЕКСАНДР ТАРНАВСЬКИЙ']</text:p>
      <text:p text:style-name="P4">
Category: News</text:p>
      <!--METADATA-->
      <text:p text:style-name="P4">
<draw:frame draw:style-name="fr1" draw:name="Image329" text:anchor-type="as-char" svg:width="6.9236in" svg:height="4.617961in" draw:z-index="0">
<draw:image xlink:href="../Images/AРМІЯINFORM/2023-06-30T89-00-00-04-00/washpost19.jpg" xlink:type="simple" xlink:show="embed" xlink:actuate="onLoad" draw:mime-type="image/jpeg"/>
</draw:frame>
</text:p>
      <text:p text:style-name="P4">
На Таврійському напрямку російські війська за добу втратили вбитими іпораненими майже три роти, знищено 13 одиниць військової техніки.</text:p>
      <text:p text:style-name="P4">
Про це <text:a xlink:type="simple" xlink:href="https://t.me/otarnavskiy/141" text:style-name="Internet_20_link" text:visited-style-name="Visited_20_Internet_20_Link">
повідомив </text:a>
командувач оперативно-стратегічного угруповання військ «Таврія» бригадний генерал ОлександрТарнавський.</text:p>
      <text:p text:style-name="P4">
«На Таврійському напрямку наша армія системно вибиває ворога та випалює йогопозиції. Підрозділи ракетних військ та артилерії Сил оборони протягом добивиконали 1130 вогневих завдань. За останню добу втрати ворога вбитими тапораненими становлять майже три роти. Знищено 13 одиниць ОВТ. Зокрема, 2танки, 3 ББМ, 2 БМ-21 „Град“, 2С5 „Гіацинт-С“, БПЛА Supercam», — повідомивОлександр Тарнавський.</text:p>
      <text:p text:style-name="P4">
Source: <text:a xlink:type="simple" xlink:href="https://armyinform.com.ua/2023/06/30/na-tavrijskomu-napryamku-znyshheno-majzhe-try-roty-protyvnyka-ta-13-odynycz-tehniky/" text:style-name="Internet_20_link" text:visited-style-name="Visited_20_Internet_20_Link">
https://armyinform.com.ua/2023/06/30/na-tavrijskomu-napryamku-znyshheno-majzhe-try-roty-protyvnyka-ta-13-odynycz-tehniky/</text:a>
</text:p>
      <!--NEWS-->
      <text:h text:style-name="P10" text:outline-level="1">
<text:span text:style-name="T4">
Загарбники обстріляли Миколаївку на Донеччині, є загиблий та поранена</text:span>
</text:h>
      <text:p text:style-name="P4">
Authors: Ukrinform (Person)</text:p>
      <text:p text:style-name="P4">
Publisher: Укринформ (Organization)</text:p>
      <text:p text:style-name="P4">
Published Time: 2023-06-30T8:15:00+03:00</text:p>
      <text:p text:style-name="P4">
Modified Time: 2023-06-30T22:15:00+03:00</text:p>
      <text:p text:style-name="P4">
Description: Унаслідок обстрілу села Миколаївка на Донеччині 30 червня одна людина загинула, ще одна зазнала поранень. — Укрінформ.</text:p>
      <text:p text:style-name="P4">
Images: ['<text:a xlink:type="simple" xlink:href="https://static.ukrinform.com/photos/2022_06/thumb_files/630_360_1656480323-642.jpg" text:style-name="Internet_20_link" text:visited-style-name="Visited_20_Internet_20_Link">
630_360_16564...</text:a>
']</text:p>
      <text:p text:style-name="P4">
Tags: ['Донеччина', 'Поранені', 'Загибель', 'Війна з Росією']</text:p>
      <text:p text:style-name="P4">
Type: Article</text:p>
      <!--METADATA-->
      <text:p text:style-name="P4">
<draw:frame draw:style-name="fr1" draw:name="Image330" text:anchor-type="as-char" svg:width="6.9236in" svg:height="3.956343in" draw:z-index="0">
<draw:image xlink:href="../Images/yкринформ/2023-06-30T8-15-00-03-00/630_360_1656480323-642.jpg" xlink:type="simple" xlink:show="embed" xlink:actuate="onLoad" draw:mime-type="image/jpeg"/>
</draw:frame>
 Унаслідокобстрілу села Миколаївка на Донеччині 30 червня одна людина загинула, ще одназазнала поранень.</text:p>
      <text:p text:style-name="P4">
Як передає Укрінформ, про це повідомляє  <text:a xlink:type="simple" xlink:href="https://suspilne.media/519417-rosijski-vijskovi-obstrilali-selo-na-doneccini-30-cervna-zaginula-odna-ludina-se-odna-poranena/" text:style-name="Internet_20_link" text:visited-style-name="Visited_20_Internet_20_Link">
 Суспільне</text:a>
 з посиланням наречницю Донецької обласної прокуратури Анастасію Мєдвєдєву.</text:p>
      <text:p text:style-name="P4">
“Російські військові вдень, 30 червня, обстріляли село МиколаївкаКраматорського району в Донецькій області. Внаслідок обстрілу загинув чоловікта поранено жінку”, - йдеться у повідомленні.</text:p>
      <text:p text:style-name="P4">
Зазначається, що обстріл почався близько 15:50. Чоловік та жінка виконувалигосподарчі роботи на території приватного домоволодіння.</text:p>
      <text:p text:style-name="P4">
<text:span text:style-name="T4">
Читайте також:</text:span>
 <text:a xlink:type="simple" xlink:href="https://www.ukrinform.ua/rubric-regions/3729606-vijska-rf-za-dobu-poranili-se-dvoh-civilnih-na-doneccini.html" text:style-name="Internet_20_link" text:visited-style-name="Visited_20_Internet_20_Link">
 Війська РФ за добу поранили ще двох цивільних на<text:span text:style-name="T4">
Донечч</text:span>
 ині </text:a>
</text:p>
      <text:p text:style-name="P4">
“46-річний чоловік загинув на власному городі, а 42-річна жінка зазналаосколкових поранень. Їй надали медичну допомогу", — розповіла Мєдвєдєва.</text:p>
      <text:p text:style-name="P4">
За даними речниці, ймовірно, російські війська <text:a xlink:type="simple" xlink:href="https://www.ukrinform.ua/tag-obstril" text:style-name="Internet_20_link" text:visited-style-name="Visited_20_Internet_20_Link">
 обстріляли</text:a>
 село з артилерії.</text:p>
      <text:p text:style-name="P4">
За вказаним фактом розпочато досудове розслідування за ч. 2 ст. 438 КК України(порушення законів і звичаїв війни).</text:p>
      <text:p text:style-name="P4">
Як повідомлялося, у селі Сергіївка Покровського району Донецької областівнаслідок російського  <text:a xlink:type="simple" xlink:href="https://www.ukrinform.ua/rubric-ato/3729871-rosiani-obstrilali-skolu-na-doneccini-dvoe-zagiblih-sestero-poranenih.html" text:style-name="Internet_20_link" text:visited-style-name="Visited_20_Internet_20_Link">
 ракетного удару </text:a>
 по школі двоє людей загинули, ще шестеро зазнали поранень.</text:p>
      <text:p text:style-name="P4">
Source: <text:a xlink:type="simple" xlink:href="https://www.ukrinform.ua/rubric-ato/3730006-zagarbniki-obstrilali-mikolaivku-na-doneccini-e-zagiblij-ta-poranena.html" text:style-name="Internet_20_link" text:visited-style-name="Visited_20_Internet_20_Link">
https://www.ukrinform.ua/rubric-ato/3730006-zagarbniki-obstrilali-mikolaivku-na-doneccini-e-zagiblij-ta-poranena.html</text:a>
</text:p>
      <!--NEWS-->
      <text:h text:style-name="P10" text:outline-level="1">
<text:span text:style-name="T4">
«Ми вчора збиралися „трьохсотитися“, нерви здають» — перехоплення ГУР</text:span>
</text:h>
      <text:p text:style-name="P4">
Author: ['АРМІЯINFORM']</text:p>
      <text:p text:style-name="P4">
Time: 2023-06-30T90:00:00-04:00</text:p>
      <text:p text:style-name="P4">
Description: Військовий рф розповів дружині про важкі умови та висловив бажання померти або поран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text:p>
      <text:p text:style-name="P4">
Category: News</text:p>
      <!--METADATA-->
      <text:p text:style-name="P4">
<draw:frame draw:style-name="fr1" draw:name="Image331" text:anchor-type="as-char" svg:width="6.9236in" svg:height="3.354198in" draw:z-index="0">
<draw:image xlink:href="../Images/AРМІЯINFORM/2023-06-30T90-00-00-04-00/222222222222222222.jpg" xlink:type="simple" xlink:show="embed" xlink:actuate="onLoad" draw:mime-type="image/jpeg"/>
</draw:frame>
</text:p>
      <text:p text:style-name="P4">
Військовий рф розповів дружині про важкі умови та висловив бажання померти абопоранити себе.</text:p>
      <text:p text:style-name="P4">
Про це<text:a xlink:type="simple" xlink:href="https://gur.gov.ua/content/zastrelyte-ia-khot-otmuchaius.html" text:style-name="Internet_20_link" text:visited-style-name="Visited_20_Internet_20_Link">
 йдеться </text:a>
у черговому перехопленні ГУР МОУ.</text:p>
      <text:p text:style-name="P4">
«Який….наступ….ненавиджу (начальство)…нервів не вистарчає, навітьзастрельте….я хоч відмучюсь…усе (набридло), пішки ходити, дуби ці таскати, тамдуби по шість метрів, сосна (дуже) груба, неможливо підняти. Кожен божий деньця (важка) робота. Копай, копай, тягай, ця мразота літає, там немає кудиховатися….кожен раз усе новий, новий (начальник) приходить, пальці віяломкрутить. Як він назвав? Ми, короче, з села,…скотиняки……ми ніхто…тут уже мужикиплачуть усі…внатурі, хоч бери і стріляйся… Тут 300-их мішками вивозять.Зашили, побули трохи вдома і (повернувся) назад. Ми вчора збиралися„трьохсотитися“, усе, нерви здають», — жаліється російський окупант.</text:p>
      <text:p text:style-name="P4">
Source: <text:a xlink:type="simple" xlink:href="https://armyinform.com.ua/2023/06/30/my-vchora-zbyralysya-trohsotytysya-nervy-zdayut-perehoplennya-gur/" text:style-name="Internet_20_link" text:visited-style-name="Visited_20_Internet_20_Link">
https://armyinform.com.ua/2023/06/30/my-vchora-zbyralysya-trohsotytysya-nervy-zdayut-perehoplennya-gur/</text:a>
</text:p>
      <!--NEWS-->
      <text:h text:style-name="P10" text:outline-level="1">
<text:span text:style-name="T4">
На Лиманському, Бахмутському та Мар’їнському напрямках тривають важкі бої, за добу — 18 бойових зіткнень</text:span>
</text:h>
      <text:p text:style-name="P4">
Author: ['АРМІЯINFORM']</text:p>
      <text:p text:style-name="P4">
Time: 2023-06-30T91:00:00-04:00</text:p>
      <text:p text:style-name="P4">
Description: Про це повідомляє ГШ ЗС України.    «Противник і надалі зосереджує основні зусил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6098945_614566957523053_9192543413124647699_n.jpg" text:style-name="Internet_20_link" text:visited-style-name="Visited_20_Internet_20_Link">
356098945_614566957523053_9192543413124647699_n.jpg</text:a>
']</text:p>
      <text:p text:style-name="P4">
Tags: ['STOPRUSSIA', 'БАХМУТ', 'ВТОРГНЕННЯ РФ', 'ГШ ЗС УКРАЇНИ', 'ЛИМАН', 'МАР’ЇНКА']</text:p>
      <text:p text:style-name="P4">
Category: News</text:p>
      <!--METADATA-->
      <text:p text:style-name="P4">
<draw:frame draw:style-name="fr1" draw:name="Image332" text:anchor-type="as-char" svg:width="6.9236in" svg:height="4.615733in" draw:z-index="0">
<draw:image xlink:href="../Images/AРМІЯINFORM/2023-06-30T91-00-00-04-00/356098945_614566957523053_9192543413124647699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Z5gPgJTa4ae3pe1AAce7bPe573v3e4b5zA14Vbfh3aXCgGcCgKgZG2qJXHhyZJ6Rl" text:style-name="Internet_20_link" text:visited-style-name="Visited_20_Internet_20_Link">
повідомляє</text:a>
ГШ ЗС України.</text:p>
      <text:p text:style-name="P4">
«Противник і надалі зосереджує основні зусилля на Лиманському, Бахмутському таМар’їнському напрямках, тривають важкі бої. Протягом доби відбулось 18 бойовихзіткнень», — йдеться у повідомленні.</text:p>
      <text:p text:style-name="P4">
Зазначається, що на Лиманському напрямку противник завдав авіаційних ударів врайонах Білогорівки Луганської області та Спірного і Роздолівки на Донеччині;на Бахмутському напрямку противник здійснив безуспішні наступальні дії врайонах Богданівки та Хромового Донецької області; на Авдіївському напрямку,за підтримки авіації, ворог вів безуспішні наступальні дії в районах Авдіївкита Первомайського; на Мар’їнському напрямку наші захисники відбили усі атакипротивника в районі Мар’їнки, у той же час, ворог завдав авіаційного удару врайоні цього міста; на Шахтарському напрямку ворог завдав авіаційних ударів врайонах Благодатне та Золота Нива Донецької області.</text:p>
      <text:p text:style-name="P4">
Source: <text:a xlink:type="simple" xlink:href="https://armyinform.com.ua/2023/06/30/na-lymanskomu-bahmutskomu-ta-maryinskomu-napryamkah-tryvayut-vazhki-boyi-za-dobu-18-bojovyh-zitknen/" text:style-name="Internet_20_link" text:visited-style-name="Visited_20_Internet_20_Link">
https://armyinform.com.ua/2023/06/30/na-lymanskomu-bahmutskomu-ta-maryinskomu-napryamkah-tryvayut-vazhki-boyi-za-dobu-18-bojovyh-zitknen/</text:a>
</text:p>
      <!--NEWS-->
      <text:h text:style-name="P10" text:outline-level="1">
<text:span text:style-name="T4">
Як реалізувати ордер на арешт путіна?</text:span>
</text:h>
      <text:p text:style-name="P4">
Author: ['АРМІЯINFORM']</text:p>
      <text:p text:style-name="P4">
Time: 2023-06-30T92:00:00-04:00</text:p>
      <text:p text:style-name="P4">
Description: Коли путін постане перед кримінальним судом за свої злочини? Питання, яке турбує багат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golovne-oleksij-kot-1.jpg" text:style-name="Internet_20_link" text:visited-style-name="Visited_20_Internet_20_Link">
golovne-oleksij-kot-1.jpg</text:a>
']</text:p>
      <text:p text:style-name="P4">
Tags: ['МКС']</text:p>
      <text:p text:style-name="P4">
Category: News</text:p>
      <!--METADATA-->
      <text:p text:style-name="P4">
<draw:frame draw:style-name="fr1" draw:name="Image333" text:anchor-type="as-char" svg:width="6.9236in" svg:height="4.604194in" draw:z-index="0">
<draw:image xlink:href="../Images/AРМІЯINFORM/2023-06-30T92-00-00-04-00/golovne-oleksij-kot-1.jpg" xlink:type="simple" xlink:show="embed" xlink:actuate="onLoad" draw:mime-type="image/jpeg"/>
</draw:frame>
 Директор Науково-дослідного інституту правотворчості та науково-правових експертиз НАПрН України, доктор юридичних наук, професор Олексій Кот.Фото Володимира Поліщука</text:p>
      <text:p text:style-name="P4">
<text:span text:style-name="T4">
<text:span text:style-name="T5">
Коли путін постане перед кримінальним судом за свої злочини? Питання, якетурбує багатьох в Україні та світі.</text:span>
</text:span>
</text:p>
      <text:p text:style-name="P4">
— Це питання політико-правове… Перше — я в це вірю. Ба більше, я щиросподіваюсь, що в результаті спільної роботи наших військових, наших партнерів,політиків, юристів, представників громадськості, все ж таки буде дотриманийодин з основних принципів кримінального права — принцип невідворотностіпокарання.</text:p>
      <text:p text:style-name="P4">
Інша річ, як забезпечити це? Чи тут нам допоможе Міжнародний кримінальний суд(МКС)? Як можна буде реалізувати той пресловутий ордер на арешт президента рфпутіна.</text:p>
      <text:p text:style-name="P4">
Міжнародний кримінальний суд був створений шляхом підписання Римського статутудля того, щоб забезпечити притягнення воєнних злочинців до відповідальності.</text:p>
      <text:p text:style-name="P4">
Дійсно, 14 березня МКС видав такий ордер. Перед цим було проведено певнупроцедуру: спочатку прокурор ініціював це розслідування відповідно доРимського статуту. Потім, буквально протягом декількох днів, 41 країнанадіслали йому своє звернення, і це також було самостійною підставою длярозслідування, — розповідає в інтерв’ю<text:a xlink:type="simple" xlink:href="https://armyinform.com.ua/2023/06/30/sogodni-mizhnarodne-pravo-zabezpechuyut-zbrojni-syly-ukrayiny-oleksij-kot/" text:style-name="Internet_20_link" text:visited-style-name="Visited_20_Internet_20_Link">
АрміяInform</text:a>
 Директор Науково-дослідногоінституту правотворчості та науково-правових експертиз НАПрН України, докторюридичних наук, професор Олексій Кот.</text:p>
      <text:p text:style-name="P4">
Україна ще у 2013-2014 роках дозволила МКС проведення розслідування на своїйтериторії воєнних злочинів і злочинів проти людства, які могли статися під часРеволюції гідности, анексії Криму та розв’язання війни на Донбасі. Утім,проблема полягає в тому, що відповідно до Римського статуту не допускаєтьсярозслідування в режимі in absentia — тобто заочне кримінальне провадження.Таким чином путін, як обвинувачений, має бути в залі суду.</text:p>
      <text:p text:style-name="P4">
— Реалізувати це за теперішніх умов доволі складно. Й не тому, що якась зкраїн-підписантів Римського статуту не готові на це піти, а просто в силугігієнічних процедур організації логістики й переміщення путіна по світу…Утім,я би у жодному разі не применшував політичного значення ордеру, що був виданийміжнародним прокурором Карім Ханом по відношенню до путіна. Це — деклараціявсього вільного світу про те, що подібні дії кваліфікуються як злочин, тому недопускається, — розповідає Олексій Кот.</text:p>
      <text:p text:style-name="P4">
путін має так званий президентський імунітет. Міжнародний суд ООН чітковизначив, що національні суди не мають юрисдикції над вищими посадовцямиіноземних держав. Глава держави, глава уряду і міністр закордонних справскладають так звану «трійку», яка наділяється персональним імунітетом rationepersonae.</text:p>
      <text:p text:style-name="P4">
Як це можна обійти? Через створення міжнародних спеціальних трибуналів.Причому є декілька різновидів цих трибуналів і вже напрацьовано певнупрактику.</text:p>
      <text:p text:style-name="P4">
Повну версію інтерв’ю читайте на сайті<text:a xlink:type="simple" xlink:href="https://armyinform.com.ua/2023/06/30/sogodni-mizhnarodne-pravo-zabezpechuyut-zbrojni-syly-ukrayiny-oleksij-kot/" text:style-name="Internet_20_link" text:visited-style-name="Visited_20_Internet_20_Link">
АрміяInform</text:a>
</text:p>
      <text:p text:style-name="P4">
Source: <text:a xlink:type="simple" xlink:href="https://armyinform.com.ua/2023/06/30/yak-realizuvaty-order-na-aresht-putina/" text:style-name="Internet_20_link" text:visited-style-name="Visited_20_Internet_20_Link">
https://armyinform.com.ua/2023/06/30/yak-realizuvaty-order-na-aresht-putina/</text:a>
</text:p>
      <!--NEWS-->
      <text:h text:style-name="P10" text:outline-level="1">
<text:span text:style-name="T4">
Маємо просування вперед на всіх напрямках — Президент України</text:span>
</text:h>
      <text:p text:style-name="P4">
Author: ['АРМІЯINFORM']</text:p>
      <text:p text:style-name="P4">
Time: 2023-06-30T93:00:00-04:00</text:p>
      <text:p text:style-name="P4">
Description: «Провів сьогодні засідання Ставки — тривале та дуже детальне щодо кількох пита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5d347920a6685bdd58d85c3cbc7cf6_1688142990_extra_large.png" text:style-name="Internet_20_link" text:visited-style-name="Visited_20_Internet_20_Link">
235d347920a6685bdd58d85c3cbc7cf6_1688142990_extra_large.png</text:a>
']</text:p>
      <text:p text:style-name="P4">
Tags: ['ВІДЕОЗВЕРНЕННЯ', 'ВОЛОДИМИР ЗЕЛЕНСЬКИЙ', 'ПРЕЗИДЕНТ УКРАЇНИ', 'СТАВКА']</text:p>
      <text:p text:style-name="P4">
Category: News</text:p>
      <!--METADATA-->
      <text:p text:style-name="P4">
<draw:frame draw:style-name="fr1" draw:name="Image334" text:anchor-type="as-char" svg:width="6.9236in" svg:height="4.736124in" draw:z-index="0">
<draw:image xlink:href="../Images/AРМІЯINFORM/2023-06-30T93-00-00-04-00/235d347920a6685bdd58d85c3cbc7cf6_1688142990_extra_large.png" xlink:type="simple" xlink:show="embed" xlink:actuate="onLoad" draw:mime-type="image/png"/>
</draw:frame>
</text:p>
      <text:p text:style-name="P4">
«Провів сьогодні засідання Ставки — тривале та дуже детальне щодо кількохпитань. Доповідали Головком, командувачі — і щодо загальної оборонноїситуації, і щодо конкретних напрямків нашої оборони та наших наступальних дій.За цей день також маємо просування вперед на всіх напрямках наших активнихдій», — <text:a xlink:type="simple" xlink:href="https://www.president.gov.ua/news/ukrayina-j-ukrayinci-znachno-silnishi-nizh-bud-hto-dumaye-pr-83973" text:style-name="Internet_20_link" text:visited-style-name="Visited_20_Internet_20_Link">
повідомив</text:a>
 Президент України у зверненнінаприкінці 492-го дня війни.</text:p>
      <text:p text:style-name="P4">
За його словами, на Ставці розглядали постачання боєприпасів для артилерії —для Сходу, для Півдня.</text:p>
      <text:p text:style-name="P4">
«Окремо розглянули ситуацію на півночі, зокрема на території Білорусі. Дужеуважно аналізуємо кожен факт і будь-які перспективи по всіх напрямках.</text:p>
      <text:p text:style-name="P4">
Рішенням Ставки Головкому Залужному та генералу Наєву доручено посилитипівнічний напрямок, щоб гарантувати спокій. Є відповідні терміни виконання», —повідомив Президент.</text:p>
      <text:p text:style-name="P4">
Source: <text:a xlink:type="simple" xlink:href="https://armyinform.com.ua/2023/06/30/mayemo-prosuvannya-vpered-na-vsih-napryamkah-prezydent-ukrayiny/" text:style-name="Internet_20_link" text:visited-style-name="Visited_20_Internet_20_Link">
https://armyinform.com.ua/2023/06/30/mayemo-prosuvannya-vpered-na-vsih-napryamkah-prezydent-ukrayiny/</text:a>
</text:p>
      <!--NEWS-->
      <text:h text:style-name="P10" text:outline-level="1">
<text:span text:style-name="T4">
Десять окупантів підірвалися на своїх же мінах</text:span>
</text:h>
      <text:p text:style-name="P4">
Author: ['АРМІЯINFORM']</text:p>
      <text:p text:style-name="P4">
Time: 2023-06-30T94:00:00-04:00</text:p>
      <text:p text:style-name="P4">
Description: У Сергіївці Херсонської області в одному з підрозділів 5-ї армії східного воєнного окру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33439_ocupant-kaput_reuters-672x418-1.png" text:style-name="Internet_20_link" text:visited-style-name="Visited_20_Internet_20_Link">
233439_ocupant-kaput_reuters-672x418-1.png</text:a>
']</text:p>
      <text:p text:style-name="P4">
Tags: ['STOPRUSSIA', 'ВТОРГНЕННЯ РФ', 'ГШ ЗС УКРАЇНИ', 'ХЕРСОН']</text:p>
      <text:p text:style-name="P4">
Category: News</text:p>
      <!--METADATA-->
      <text:p text:style-name="P4">
<draw:frame draw:style-name="fr1" draw:name="Image335" text:anchor-type="as-char" svg:width="6.9236in" svg:height="4.306644in" draw:z-index="0">
<draw:image xlink:href="../Images/AРМІЯINFORM/2023-06-30T94-00-00-04-00/233439_ocupant-kaput_reuters-672x418-1.png" xlink:type="simple" xlink:show="embed" xlink:actuate="onLoad" draw:mime-type="image/png"/>
</draw:frame>
</text:p>
      <text:p text:style-name="P4">
У Сергіївці Херсонської області в одному з підрозділів 5-ї армії східноговоєнного округу на мінах, які були встановлені попередньою ротацією,підірвалося до 10 загарбників.</text:p>
      <text:p text:style-name="P4">
Про це<text:a xlink:type="simple" xlink:href="https://www.facebook.com/GeneralStaff.ua/posts/pfbid02Z5gPgJTa4ae3pe1AAce7bPe573v3e4b5zA14Vbfh3aXCgGcCgKgZG2qJXHhyZJ6Rl" text:style-name="Internet_20_link" text:visited-style-name="Visited_20_Internet_20_Link">
повідомляє</text:a>
ГШ ЗС України.</text:p>
      <text:p text:style-name="P4">
«Російські окупаційні війська продовжують вбивати один одного на полі бою.Так, в населеному пункті Сергіївка Херсонської області, після проведеннячергової ротації на позиціях, з 15 червня по теперішній час в одному зпідрозділів 5-ї армії східного воєнного округу підірвалося до 10військовослужбовців противника на мінах, які встановлені попередньоюротацією», — йдеться у повідомленні.</text:p>
      <text:p text:style-name="P4">
Source: <text:a xlink:type="simple" xlink:href="https://armyinform.com.ua/2023/06/30/z-desyatok-okupantiv-pidryvalosya-na-svoyih-zhe-minah/" text:style-name="Internet_20_link" text:visited-style-name="Visited_20_Internet_20_Link">
https://armyinform.com.ua/2023/06/30/z-desyatok-okupantiv-pidryvalosya-na-svoyih-zhe-minah/</text:a>
</text:p>
      <!--NEWS-->
      <text:h text:style-name="P10" text:outline-level="1">
<text:span text:style-name="T4">
На Луганщині рашисти викрали меблі з пологового будинку</text:span>
</text:h>
      <text:p text:style-name="P4">
Author: ['АРМІЯINFORM']</text:p>
      <text:p text:style-name="P4">
Time: 2023-06-30T95:00:00-04:00</text:p>
      <text:p text:style-name="P4">
Description: Про це повідомляє ГШ ЗС України.    «російські окупанти продовжують мародерст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img-20220418-wa0004.jpg" text:style-name="Internet_20_link" text:visited-style-name="Visited_20_Internet_20_Link">
img-20220418-wa0004.jpg</text:a>
']</text:p>
      <text:p text:style-name="P4">
Tags: ['STOPRUSSIA', 'ВОЄННІ ЗЛОЧИНИ ЗС РФ', 'ВТОРГНЕННЯ РФ', 'ГШ ЗС УКРАЇНИ']</text:p>
      <text:p text:style-name="P4">
Category: News</text:p>
      <!--METADATA-->
      <text:p text:style-name="P4">
<draw:frame draw:style-name="fr1" draw:name="Image336" text:anchor-type="as-char" svg:width="6.9236in" svg:height="7.204871in" draw:z-index="0">
<draw:image xlink:href="../Images/AРМІЯINFORM/2023-06-30T95-00-00-04-00/img-20220418-wa0004.jpg" xlink:type="simple" xlink:show="embed" xlink:actuate="onLoad" draw:mime-type="image/jpeg"/>
</draw:frame>
</text:p>
      <text:p text:style-name="P4">
Про це<text:a xlink:type="simple" xlink:href="https://www.facebook.com/GeneralStaff.ua/posts/pfbid02Z5gPgJTa4ae3pe1AAce7bPe573v3e4b5zA14Vbfh3aXCgGcCgKgZG2qJXHhyZJ6Rl" text:style-name="Internet_20_link" text:visited-style-name="Visited_20_Internet_20_Link">
повідомляє</text:a>
ГШ ЗС України.</text:p>
      <text:p text:style-name="P4">
«російські окупанти продовжують мародерство та використання цивільної медичноїінфраструктури тимчасово окупованих населених пунктів для надання медичноїдопомоги своїм пораненим військовослужбовцям. В населеному пункті НовопсковЛуганської області російські військовослужбовці завантажили меблі з пологовогобудинку на військові автомобілі та вивезли у невідомому напрямку, а самутериторію пологового будинку загарбники облаштовують під польовий шпиталь», —йдеться у повідомленні.</text:p>
      <text:p text:style-name="P4">
Source: <text:a xlink:type="simple" xlink:href="https://armyinform.com.ua/2023/06/30/na-luganshhyni-rashysty-vykraly-mebli-z-pologovogo-budynku/" text:style-name="Internet_20_link" text:visited-style-name="Visited_20_Internet_20_Link">
https://armyinform.com.ua/2023/06/30/na-luganshhyni-rashysty-vykraly-mebli-z-pologovogo-budynku/</text:a>
</text:p>
      <!--NEWS-->
      <text:h text:style-name="P10" text:outline-level="1">
<text:span text:style-name="T4">
Ідентифіковано танкістів зс рф, які обстрілювали село на Харківщині</text:span>
</text:h>
      <text:p text:style-name="P4">
Author: ['АРМІЯINFORM']</text:p>
      <text:p text:style-name="P4">
Time: 2023-06-30T96:00:00-04:00</text:p>
      <text:p text:style-name="P4">
Description: За процесуального керівництва Харківської обласної прокуратури двом російським військов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uku.jpg" text:style-name="Internet_20_link" text:visited-style-name="Visited_20_Internet_20_Link">
uku.jpg</text:a>
', '<text:a xlink:type="simple" xlink:href="https://armyinform.com.ua/wp-content/uploads/2023/06/347248656_665069345655902_3561311462445212184_n-150x150.jpg" text:style-name="Internet_20_link" text:visited-style-name="Visited_20_Internet_20_Link">
347248656_665069345655902_3561311462445212184_n-150x150.jpg</text:a>
', '<text:a xlink:type="simple" xlink:href="https://armyinform.com.ua/wp-content/uploads/2023/06/357414907_665069355655901_1961951390597726917_n-150x150.jpg" text:style-name="Internet_20_link" text:visited-style-name="Visited_20_Internet_20_Link">
357414907_665069355655901_1961951390597726917_n-150x150.jpg</text:a>
']</text:p>
      <text:p text:style-name="P4">
Tags: ['STOPRUSSIA', 'ВОЄННІ ЗЛОЧИНИ ЗС РФ', 'ВТОРГНЕННЯ РФ', 'ОФІС ГЕНЕРАЛЬНОГО ПРОКУРОРА УКРАЇНИ']</text:p>
      <text:p text:style-name="P4">
Category: News</text:p>
      <!--METADATA-->
      <text:p text:style-name="P4">
<draw:frame draw:style-name="fr1" draw:name="Image337" text:anchor-type="as-char" svg:width="6.9236in" svg:height="3.732555in" draw:z-index="0">
<draw:image xlink:href="../Images/AРМІЯINFORM/2023-06-30T96-00-00-04-00/uku.jpg" xlink:type="simple" xlink:show="embed" xlink:actuate="onLoad" draw:mime-type="image/jpeg"/>
</draw:frame>
</text:p>
      <text:p text:style-name="P4">
За процесуального керівництва Харківської обласної прокуратури двом російськимвійськовим заочно повідомлено про підозру за фактом порушення законів тазвичаїв війни (ч. 2 ст. 28 ч. 1 ст. 438 КК України),<text:a xlink:type="simple" xlink:href="https://www.facebook.com/pgo.gov.ua/posts/pfbid0VETNhGgPueSQmb2K2Hio8PnyMSvxp3LSNFKFoKmsmUoWqaMtGfTvscqC4qX3fa42l" text:style-name="Internet_20_link" text:visited-style-name="Visited_20_Internet_20_Link">
повідомля</text:a>
єОфіс Генерального прокурора України</text:p>
      <text:p text:style-name="P4">
«Підозрювані — 20-річний навідник-оператор танка та 21-річний командир танка.Обидва — рядові 1-ого танкового взводу 1-ої танкової роти 1-ого танковогобатальйону 138-ої окремої гвардійськомотострілкової Красносільської орденаЛеніна Краснознаменної бригади. За даними слідства, наприкінці квітня 2022року вони перебували у складі екіпажу танка, який курсував уздовж дороги унапрямку виїзду з с. Верхня Роганка у сторону с. Шестаково. Зупинившись, вонипрямою наводкою здійснили обстріл по цивільній інфраструктурі села ВерхняРоганка Харківського району», — йдеться у повідомленні.</text:p>
      <text:p text:style-name="P4">
Зазначається, що у результаті виконання бойового наказу та здійсненнящонайменше 4-х пострілів осколково-фугасним снарядом із 125-мм танковоїгармати відбулось влучання артилерійських снарядів по житлових будинках.Помешкання були повністю зруйновані, сім’ям довелось евакуюватись до іншихнаселених пунктів.</text:p>
      <text:p text:style-name="P4">
<text:a xlink:type="simple" xlink:href="https://armyinform.com.ua/wp-content/uploads/2023/06/347248656_665069345655902_3561311462445212184_n.jpg" text:style-name="Internet_20_link" text:visited-style-name="Visited_20_Internet_20_Link">
<draw:frame draw:style-name="fr1" draw:name="Image338" text:anchor-type="as-char" svg:width="6.9236in" svg:height="6.9236in" draw:z-index="0">
<draw:image xlink:href="../Images/AРМІЯINFORM/2023-06-30T96-00-00-04-00/347248656_665069345655902_3561311462445212184_n-150x150.jpg" xlink:type="simple" xlink:show="embed" xlink:actuate="onLoad" draw:mime-type="image/jpeg"/>
</draw:frame>
</text:a>
</text:p>
      <text:p text:style-name="P4">
<text:a xlink:type="simple" xlink:href="https://armyinform.com.ua/wp-content/uploads/2023/06/357414907_665069355655901_1961951390597726917_n.jpg" text:style-name="Internet_20_link" text:visited-style-name="Visited_20_Internet_20_Link">
<draw:frame draw:style-name="fr1" draw:name="Image339" text:anchor-type="as-char" svg:width="6.9236in" svg:height="6.9236in" draw:z-index="0">
<draw:image xlink:href="../Images/AРМІЯINFORM/2023-06-30T96-00-00-04-00/357414907_665069355655901_1961951390597726917_n-150x150.jpg" xlink:type="simple" xlink:show="embed" xlink:actuate="onLoad" draw:mime-type="image/jpeg"/>
</draw:frame>
</text:a>
</text:p>
      <text:p text:style-name="P4">
Наразі вирішується питання щодо оголошення підозрюваних у розшук.</text:p>
      <text:p text:style-name="P4">
Source: <text:a xlink:type="simple" xlink:href="https://armyinform.com.ua/2023/06/30/identyfikovano-tankistiv-zs-rf-yaki-obstrilyuvaly-selo-na-harkivshhyni/" text:style-name="Internet_20_link" text:visited-style-name="Visited_20_Internet_20_Link">
https://armyinform.com.ua/2023/06/30/identyfikovano-tankistiv-zs-rf-yaki-obstrilyuvaly-selo-na-harkivshhyni/</text:a>
</text:p>
      <!--NEWS-->
      <text:h text:style-name="P10" text:outline-level="1">
<text:span text:style-name="T4">
росіяни розсилають фейкові листи «про відпустки» військовослужбовців</text:span>
</text:h>
      <text:p text:style-name="P4">
Author: ['АРМІЯINFORM']</text:p>
      <text:p text:style-name="P4">
Time: 2023-06-30T97:00:00-04:00</text:p>
      <text:p text:style-name="P4">
Description: Росіяни проводять фішингову атаку, розсилаючи на електронні адреси листи, які ніби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hakerska-ataka-uryadovi-sajty.jpg" text:style-name="Internet_20_link" text:visited-style-name="Visited_20_Internet_20_Link">
hakerska-ataka-uryadovi-sajty.jpg</text:a>
', '<text:a xlink:type="simple" xlink:href="https://armyinform.com.ua/wp-content/uploads/2023/06/photo_2023-06-30_21-08-11.jpg" text:style-name="Internet_20_link" text:visited-style-name="Visited_20_Internet_20_Link">
photo_2023-06-30_21-08-11.jpg</text:a>
']</text:p>
      <text:p text:style-name="P4">
Tags: ['STOPRUSSIA', 'СТРАТКОМ', 'ХАКЕРИ']</text:p>
      <text:p text:style-name="P4">
Category: News</text:p>
      <!--METADATA-->
      <text:p text:style-name="P4">
<draw:frame draw:style-name="fr1" draw:name="Image340" text:anchor-type="as-char" svg:width="6.9236in" svg:height="4.311095in" draw:z-index="0">
<draw:image xlink:href="../Images/AРМІЯINFORM/2023-06-30T97-00-00-04-00/hakerska-ataka-uryadovi-sajty.jpg" xlink:type="simple" xlink:show="embed" xlink:actuate="onLoad" draw:mime-type="image/jpeg"/>
</draw:frame>
</text:p>
      <text:p text:style-name="P4">
Росіяни проводять фішингову атаку, розсилаючи на електронні адреси листи, якінібито стосуються збільшення відпусток для військовослужбовців.</text:p>
      <text:p text:style-name="P4">
Про це <text:a xlink:type="simple" xlink:href="https://t.me/AFUStratCom/18737" text:style-name="Internet_20_link" text:visited-style-name="Visited_20_Internet_20_Link">
повідомляє</text:a>
 Центр стратегічнихкомунікацій ЗСУ.</text:p>
      <text:p text:style-name="P4">
«Ворог проводить фішингову атаку на встановлені адреси електронної пошти.Отримавши такий лист не відкривайте та не клікайте на файли, додані до листа,та на посилання в самому листі», — йдеться у повідомленні.</text:p>
      <text:p text:style-name="P4">
У СтратКомі оприлюднили скрін такого листа, у якому вказана тема — «збільшеннявідпусток для військовослужбовців» авторства нібито майора Семена Петрова. Яквидно з його тексту, противник у якості пастки використовує тему «роз’яснення»Закону № 9342 про доплати та збільшення відпусток для військових, якийпідписав Президент Володимир Зеленський.</text:p>
      <text:p text:style-name="P4">
<draw:frame draw:style-name="fr1" draw:name="Image341" text:anchor-type="as-char" svg:width="6.9236in" svg:height="3.077156in" draw:z-index="0">
<draw:image xlink:href="../Images/AРМІЯINFORM/2023-06-30T97-00-00-04-00/photo_2023-06-30_21-08-11.jpg" xlink:type="simple" xlink:show="embed" xlink:actuate="onLoad" draw:mime-type="image/jpeg"/>
</draw:frame>
</text:p>
      <text:p text:style-name="P4">
«Помічайте такий лист, як фішинг. Якщо лист прийшов на службові адресиелектронної пошти, повідомте про це відповідний підрозділ кібербезпеки та, заможливості, надайте цю інформацію Команді реагування на кіберінциденти<text:a xlink:type="simple" xlink:href="http://cert.gov.ua/contact-us" text:style-name="Internet_20_link" text:visited-style-name="Visited_20_Internet_20_Link">
https://cert.gov.ua/contact-us</text:a>
», — закликаютьу СтратКомі.</text:p>
      <text:p text:style-name="P4">
Source: <text:a xlink:type="simple" xlink:href="https://armyinform.com.ua/2023/06/30/rosiyany-rozsylayut-fejkovi-lysty-pro-vidpustky-vijskovosluzhbovcziv/" text:style-name="Internet_20_link" text:visited-style-name="Visited_20_Internet_20_Link">
https://armyinform.com.ua/2023/06/30/rosiyany-rozsylayut-fejkovi-lysty-pro-vidpustky-vijskovosluzhbovcziv/</text:a>
</text:p>
      <!--NEWS-->
      <text:h text:style-name="P10" text:outline-level="1">
<text:span text:style-name="T4">
шойгу віддав наказ на фізичну ліквідацію «вагнерівців»</text:span>
</text:h>
      <text:p text:style-name="P4">
Author: ['АРМІЯINFORM']</text:p>
      <text:p text:style-name="P4">
Time: 2023-06-30T98:00:00-04:00</text:p>
      <text:p text:style-name="P4">
Description: За наказом міністра оборони рф сергія шойгу із 25 червня розпочалася фізична ліквіда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57359538_282137877668618_8185494946073642514_n.jpg" text:style-name="Internet_20_link" text:visited-style-name="Visited_20_Internet_20_Link">
357359538_282137877668618_8185494946073642514_n.jpg</text:a>
']</text:p>
      <text:p text:style-name="P4">
Tags: ['ВТОРГНЕННЯ РФ', 'ПВК "ВАГНЕР"']</text:p>
      <text:p text:style-name="P4">
Category: News</text:p>
      <!--METADATA-->
      <text:p text:style-name="P4">
<draw:frame draw:style-name="fr1" draw:name="Image342" text:anchor-type="as-char" svg:width="6.9236in" svg:height="6.9236in" draw:z-index="0">
<draw:image xlink:href="../Images/AРМІЯINFORM/2023-06-30T98-00-00-04-00/357359538_282137877668618_8185494946073642514_n.jpg" xlink:type="simple" xlink:show="embed" xlink:actuate="onLoad" draw:mime-type="image/jpeg"/>
</draw:frame>
</text:p>
      <text:p text:style-name="P4">
За наказом міністра оборони рф сергія шойгу із 25 червня розпочалася фізичналіквідація «вагнерівців» на тимчасово окупованих територіях Донецької іЗапорізької областей,<text:a xlink:type="simple" xlink:href="https://www.facebook.com/protydiyadezinformatsiyi.cpd/posts/pfbid0GmA4P153KLQ4nB1zihJXvdvxMRA1RtJRh1K2qXpifCwYTit8meLk2Z1gEZmzBCbNl" text:style-name="Internet_20_link" text:visited-style-name="Visited_20_Internet_20_Link">
інформує</text:a>
Центр протидії дезінформації при РНБО України.</text:p>
      <text:p text:style-name="P4">
«Докорінно змінилося і відношення до „вагнерівців“ на українському фронті. Заоцінками західних розвідок, з пригожиним до білорусі відбуло не більше тисячі„вагнерівців“, а інших змушують укладати контракти з міністерством оборони. Занаказом шойгу з 25 червня розпочалася фізична ліквідація „вагнерівців“ натимчасово окупованих територіях Донецької та Запорізької областей. З нихстворюють окремі штурмові загони „смертників“ і відправляють відбивативтрачені росіянами позиції. Навіть якщо штурми були вдалими, ці позиції„накривають“ з артилерії російської армії. За попередніми даними, тільки задві доби втрати від такого „підходу“ перевищили 50 людей», — йдеться уповідомленні.</text:p>
      <text:p text:style-name="P4">
За інформацією ЦПД, «зачистка» внутрішньої підтримки «вагнера» супроводжуєтьсянамірами кремля взяти під контроль «імперію пригожина» в Африці та наБлизькому Сході.</text:p>
      <text:p text:style-name="P4">
У відомстві констатують: «Звісно, росія не може відмовитися від такого важелявпливу в Африці, як пвк «вагнер». Тому, єдиним виходом для кремля стаєребрендинг компанії з призначенням нових очільників. Представники російськогомзс вже попередили лідерів африканських країн, що пвк «вагнер» продовжить своюдіяльність, але під новим керівництвом. А один із заступників міністразакордонних справ рф особисто повідомив президенту Сирії Б. Асаду, щопідрозділи пвк більше не діятимуть самостійно. Ба більше, за наявноюінформацією, російська воєнна поліція затримала главу відділення пвк «вагнер»в Ес-Сувейді, що на півдні Сирії, та трьох високопоставлених командирів ПВК наавіабазі Хмеймім.</text:p>
      <text:p text:style-name="P4">
Source: <text:a xlink:type="simple" xlink:href="https://armyinform.com.ua/2023/06/30/shojgu-viddav-nakaz-na-fizychnu-likvidacziyu-vagnerivcziv/" text:style-name="Internet_20_link" text:visited-style-name="Visited_20_Internet_20_Link">
https://armyinform.com.ua/2023/06/30/shojgu-viddav-nakaz-na-fizychnu-likvidacziyu-vagnerivcziv/</text:a>
</text:p>
      <!--NEWS-->
      <text:h text:style-name="P10" text:outline-level="1">
<text:span text:style-name="T4">
Уряд схвалив законопроєкт про виплату пенсій громадянам з окупованих територій і тим, хто проживає за кордоном</text:span>
</text:h>
      <text:p text:style-name="P4">
Author: ['АРМІЯINFORM']</text:p>
      <text:p text:style-name="P4">
Time: 2023-06-30T99:00:00-04:00</text:p>
      <text:p text:style-name="P4">
Description: Кабінет міністрів 30 червня схвалив законопроєкт про пропорційне обчислення страх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3c27c83-cea9-4a27-ac50-60cd2da2a0e5.jpeg" text:style-name="Internet_20_link" text:visited-style-name="Visited_20_Internet_20_Link">
33c27c83-cea9-4a27-ac50-60cd2da2a0e5.jpeg</text:a>
']</text:p>
      <text:p text:style-name="P4">
Tags: ['ДІЯ', 'ЗАКОНОПРОЄКТ', 'МІНРЕІНТЕГРАЦІЇ', 'ПЕНСІЯ', 'УРЯД']</text:p>
      <text:p text:style-name="P4">
Category: News</text:p>
      <!--METADATA-->
      <text:p text:style-name="P4">
<draw:frame draw:style-name="fr1" draw:name="Image343" text:anchor-type="as-char" svg:width="6.9236in" svg:height="5.1927in" draw:z-index="0">
<draw:image xlink:href="../Images/AРМІЯINFORM/2023-06-30T99-00-00-04-00/33c27c83-cea9-4a27-ac50-60cd2da2a0e5.jpeg" xlink:type="simple" xlink:show="embed" xlink:actuate="onLoad" draw:mime-type="image/jpeg"/>
</draw:frame>
</text:p>
      <text:p text:style-name="P4">
Кабінет міністрів 30 червня схвалив законопроєкт про пропорційне обчисленнястрахового стажу особам, які працювали за межами України. Про це повідомила<text:a xlink:type="simple" xlink:href="https://minre.gov.ua/2023/06/30/uryad-pidtrymav-zakonoproyekt-shhodo-vyplaty-pensij-gromadyanam-iz-tot-ta-osobam-yaki-tymchasovo-prozhyvayut-za-kordonom/" text:style-name="Internet_20_link" text:visited-style-name="Visited_20_Internet_20_Link">
пресслужба</text:a>
 Міністерства з питань реінтеграції тимчасовоокупованих територій.</text:p>
      <text:p text:style-name="P4">
Як пояснили в міністерстві, ініціатива після її ухвалення Радою маєврегулювати такі питання: виплати пенсій громадянам України, які проживають натимчасово окупованих територіях або під час окупації виїхали на підконтрольнуУкраїні територію; виплата пенсій особам, які тимчасово проживають позаУкраїною.</text:p>
      <text:p text:style-name="P4">
Зокрема, для громадян з окупованих територій передбачено, що виплатуукраїнської пенсії здійснюють за умови неотримання пенсії від органівпенсійного забезпечення країни-агресора росії.</text:p>
      <text:p text:style-name="P4">
«Оскільки обмін інформацією між Україною та росією наразі неможливий,пропонується запровадити декларативний принцип. Поновлення та виплати пенсійбудуть здійснюватися на підставі заяви, в якій особа повідомить пронеодержання пенсії від рф», — йдеться в повідомленні.</text:p>
      <text:p text:style-name="P4">
Водночас громадянам, які знайшли прихисток за кордоном, пенсіїпереказуватимуть на поточні рахунки, відкриті в українських банках, водночастаким особам потрібно до 31 грудня кожного року проходити фізичнуідентифікацію.</text:p>
      <text:p text:style-name="P4">
«Передбачено, що фізична ідентифікація може відбуватися віддалено. Першийспосіб — за допомогою „Дія.Підпис“ (Дія ID) в особистому електронному кабінетіна вебпорталі електронних послуг Пенсійного фонду. Другий спосіб — посвідченнямісця проживання консульською посадовою особою», — додали в міністерстві.</text:p>
      <text:p text:style-name="P4">
Source: <text:a xlink:type="simple" xlink:href="https://armyinform.com.ua/2023/06/30/uryad-shvalyv-zakonoproyekt-pro-vyplatu-pensij-gromadyanam-z-okupovanyh-terytorij-i-tym-hto-prozhyvaye-za-kordonom/" text:style-name="Internet_20_link" text:visited-style-name="Visited_20_Internet_20_Link">
https://armyinform.com.ua/2023/06/30/uryad-shvalyv-zakonoproyekt-pro-vyplatu-pensij-gromadyanam-z-okupovanyh-terytorij-i-tym-hto-prozhyvaye-za-kordonom/</text:a>
</text:p>
      <!--NEWS-->
      <text:h text:style-name="P10" text:outline-level="1">
<text:span text:style-name="T4">
Після скасування карантину пункти COVID-вакцинації продовжать роботу</text:span>
</text:h>
      <text:p text:style-name="P4">
Authors: Ukrinform (Person)</text:p>
      <text:p text:style-name="P4">
Publisher: Укринформ (Organization)</text:p>
      <text:p text:style-name="P4">
Published Time: 2023-06-30T9:22:38+03:00</text:p>
      <text:p text:style-name="P4">
Modified Time: 2023-06-30T22:22:38+03:00</text:p>
      <text:p text:style-name="P4">
Description: Скасування карантину не вплине на роботу пунктів вакцинації від COVID-19. — Укрінформ.</text:p>
      <text:p text:style-name="P4">
Images: ['<text:a xlink:type="simple" xlink:href="https://static.ukrinform.com/photos/2021_11/thumb_files/630_360_1636469305-267.jpg" text:style-name="Internet_20_link" text:visited-style-name="Visited_20_Internet_20_Link">
630_360_16364...</text:a>
']</text:p>
      <text:p text:style-name="P4">
Tags: ['МОЗ', 'Вакцинація', 'Коронавірус', 'COVID-19', 'Ігор Кузін']</text:p>
      <text:p text:style-name="P4">
Type: Article</text:p>
      <!--METADATA-->
      <text:p text:style-name="P4">
<draw:frame draw:style-name="fr1" draw:name="Image344" text:anchor-type="as-char" svg:width="6.9236in" svg:height="3.956343in" draw:z-index="0">
<draw:image xlink:href="../Images/yкринформ/2023-06-30T9-22-38-03-00/630_360_1636469305-267.jpg" xlink:type="simple" xlink:show="embed" xlink:actuate="onLoad" draw:mime-type="image/jpeg"/>
</draw:frame>
 Скасуваннякарантину не вплине на роботу пунктів вакцинації від COVID-19.</text:p>
      <text:p text:style-name="P4">
Про це повідомляє  <text:a xlink:type="simple" xlink:href="https://moz.gov.ua/article/news/z-1-lipnja-karantin-sprichinenij-covid-19-skasovano-scheplennja-zalishajutsja-rekomendovanimi-punkti-vakcinacii-–-pracjuvatimut-" text:style-name="Internet_20_link" text:visited-style-name="Visited_20_Internet_20_Link">
 Міністерство охорони здоров'я</text:a>
 , передає Укрінформ.</text:p>
      <text:p text:style-name="P4">
«Навесні ВООЗ скасувала надзвичайну ситуацію в сфері охорони здоров'я, тобтоCOVID-19 було перенесено до постійної проблеми охорони здоров'я. ОднакCOVID-19 нікуди не зникає, а SARS-CoV-2 циркулюватиме надалі. Тому вакцинаціязалишається рекомендованою, пункти щеплення працюватимуть», – пояснивзаступник міністра, головний державний санітарний лікар Ігор Кузін.</text:p>
      <text:p text:style-name="P4">
Як зазначають в МОЗ, щеплення проти COVID-19 залишаються рекомендованими ібезоплатними. Зараз на рівні країни є понад 7 млн доз вакцини.</text:p>
      <text:p text:style-name="P4">
За рекомендаціями <text:a xlink:type="simple" xlink:href="https://www.ukrinform.ua/tag-vooz" text:style-name="Internet_20_link" text:visited-style-name="Visited_20_Internet_20_Link">
 ВООЗ </text:a>
 , вакцинуватисьнасамперед мають групи ризику: вагітні, особи віком 60+,імуноскомпроментовані, а також працівники об’єктів критичної інфраструктури.</text:p>
      <text:p text:style-name="P4">
<text:span text:style-name="T4">
Читайте також:</text:span>
 <text:a xlink:type="simple" xlink:href="https://www.ukrinform.ua/rubric-society/3729520-lasko-koronavirus-ne-znik-ale-vin-vtracae-agresivnist.html" text:style-name="Internet_20_link" text:visited-style-name="Visited_20_Internet_20_Link">
 Ляшко: <text:span text:style-name="T4">
Коронавір</text:span>
 ус не зник, але він втрачаєагресивність </text:a>
</text:p>
      <text:p text:style-name="P4">
Вакцинуватися можна буде як і до скасування карантину: у свого сімейноголікаря або у пунктах вакцинації. Вакцинація проти COVID-19 може бути проведеназгідно з рішенням лікаря за бажанням пацієнта.</text:p>
      <text:p text:style-name="P4">
Вакцинація проти COVID-19 є рекомендованою, але не обовʼязковою. Базовий курсщеплення складається з двох вакцин (або з однієї, якщо використовуєтьсяоднодозна вакцина «Джонсон»). Після того роблять перший бустер і другийбустер. На сьогодні це рекомендована схема – базова для 95% українців.</text:p>
      <text:p text:style-name="P4">
Базові протиепідемічні та профілактичні заходи (маски, антисептики,обмежувальні заходи та дистанції у місцях громадського користування)залишаються рекомендованими та застосовуватимуться у разі точкових спалахівCOVID-19 на рівні окремих колективів, міст чи областей.</text:p>
      <text:p text:style-name="P4">
Щодо COVID-сертифікатів на території України через відсутність карантиннихобмежень його використання та наявність є не обовʼязковою. Попри скасуванняпандемії кожна держава приймає самостійні рішення щодо запровадженнякарантинних обмежень стосовно різних інфекційних хвороб, тому в разізакордонних поїздок варто перевірити вимоги країни стосовно COVID-сертифікатів.</text:p>
      <text:p text:style-name="P4">
<text:span text:style-name="T4">
Читайте також:</text:span>
 <text:a xlink:type="simple" xlink:href="https://www.ukrinform.ua/rubric-world/3727070-rozvidka-ssa-ne-mae-dokaziv-pohodzenna-pandemii-koronavirusu-z-uhanskogo-institutu-v-kitai.html" text:style-name="Internet_20_link" text:visited-style-name="Visited_20_Internet_20_Link">
 Розвідка США не має доказів походження <text:span text:style-name="T4">
коронавір</text:span>
 усуз Уханьського інституту в Китаї </text:a>
</text:p>
      <text:p text:style-name="P4">
Як повідомляв Укрінформ, уряд ухвалив рішення про  <text:a xlink:type="simple" xlink:href="https://www.ukrinform.ua/rubric-society/3728443-v-ukraini-1-lipna-zaversuetsa-karantin-cerez-pandemiu-koronavirusu.html" text:style-name="Internet_20_link" text:visited-style-name="Visited_20_Internet_20_Link">
 скасування з 1 липня вУкраїні карантину </text:a>
 , встановленого з метою запобігання поширенню COVID-19.</text:p>
      <text:p text:style-name="P4">
В Україні початок поширення коронавірусу було зафіксовано 3 березня 2020 року,коли підтвердився перший випадок хвороби в Чернівецькій області. Із 12 березня2020 року влада запровадила карантин, який продовжували декілька разів до 2023року, при цьому вносячи певні зміни та послаблення обмежень.</text:p>
      <text:p text:style-name="P4">
Всесвітня організація охорони здоров’я 5 травня  <text:a xlink:type="simple" xlink:href="https://www.ukrinform.ua/rubric-society/3705279-vooz-skasuvala-status-pandemii-covid19.html" text:style-name="Internet_20_link" text:visited-style-name="Visited_20_Internet_20_Link">
 скасувала статус пандеміїCOVID-19 </text:a>
 .</text:p>
      <text:p text:style-name="P4">
З початку пандемії COVID-19 в Україні зафіксовано понад 5,5 млн випадківзахворювання на коронавірусну хворобу, з них летальних - понад 112 тисяч.</text:p>
      <text:p text:style-name="P4">
Source: <text:a xlink:type="simple" xlink:href="https://www.ukrinform.ua/rubric-society/3730007-pisla-skasuvanna-karantinu-punkti-covidvakcinacii-prodovzat-robotu.html" text:style-name="Internet_20_link" text:visited-style-name="Visited_20_Internet_20_Link">
https://www.ukrinform.ua/rubric-society/3730007-pisla-skasuvanna-karantinu-punkti-covidvakcinacii-prodovzat-robotu.html</text:a>
</text:p>
      <!--NEWS-->
      <text:h text:style-name="P10" text:outline-level="1">
<text:span text:style-name="T4">
Влада Росії оголосила «іноагентом» Гребенщикова</text:span>
</text:h>
      <text:p text:style-name="P4">
Authors: Ukrinform (Person)</text:p>
      <text:p text:style-name="P4">
Publisher: Укринформ (Organization)</text:p>
      <text:p text:style-name="P4">
Published Time: 2023-07-01T-2:42:00+03:00</text:p>
      <text:p text:style-name="P4">
Modified Time: 2023-07-01T00:42:00+03:00</text:p>
      <text:p text:style-name="P4">
Description: Міністерство юстиції РФ включило до реєстру «іноземних агентів» музиканта Бориса Гребенщикова, а також видання «Бумага», Sota.vision та ще низку фізичних осіб. — Укрінформ.</text:p>
      <text:p text:style-name="P4">
Images: ['<text:a xlink:type="simple" xlink:href="https://static.ukrinform.com/photos/2019_09/thumb_files/630_360_1567589741-521.jpg" text:style-name="Internet_20_link" text:visited-style-name="Visited_20_Internet_20_Link">
630_360_15675...</text:a>
']</text:p>
      <text:p text:style-name="P4">
Tags: ['Гребенщиков', 'Росія', 'Війна з Росією', 'Іноагент']</text:p>
      <text:p text:style-name="P4">
Type: Article</text:p>
      <!--METADATA-->
      <text:p text:style-name="P4">
<draw:frame draw:style-name="fr1" draw:name="Image345" text:anchor-type="as-char" svg:width="6.9236in" svg:height="3.956343in" draw:z-index="0">
<draw:image xlink:href="../Images/yкринформ/2023-07-01T-2-42-00-03-00/630_360_1567589741-521.jpg" xlink:type="simple" xlink:show="embed" xlink:actuate="onLoad" draw:mime-type="image/jpeg"/>
</draw:frame>
Міністерство юстиції РФ включило до реєстру «іноземних агентів» музикантаБориса Гребенщикова, а також видання «Бумага», Sota.vision та ще низкуфізичних осіб.</text:p>
      <text:p text:style-name="P4">
Про це повідомляє Укрінформ з посиланням на <text:a xlink:type="simple" xlink:href="http://minjust.gov.ru/ru/events/49603/" text:style-name="Internet_20_link" text:visited-style-name="Visited_20_Internet_20_Link">
 сайт відомства</text:a>
 .</text:p>
      <text:p text:style-name="P4">
До списку «іноагентів» також внесли телеведучого Андрія Караулова, журналістаОлексія Горпинченка, депутата Мосміськдуми Михайла Тимонова, заступника головимосковського «Яблука» Андрія Морєва, колишнього головного рабина МосквиФіліппа Гольдшмідта, а також Англо-американську школа Москви.</text:p>
      <text:p text:style-name="P4">
У повідомленні мін'юсту вказується, що Гребенщиков здійснював концертнудіяльність за кордоном «з метою надання фінансової допомоги Україні», а такожвиступав проти «спеціальної військової операції». Відомство також стверджує,що музикант «отримував підтримку від іноземних джерел». Окремо уточнюється, щовін мешкає за межами Росії.</text:p>
      <text:p text:style-name="P4">
Гольдшмідт і Горпинченко, за версією мін'юсту, «розповсюджували недостовірнуінформацію про рішення, що приймаються органами публічної влади РФ, іполітику, яку вони проводять», а також виступали проти війни в Україні.</text:p>
      <text:p text:style-name="P4">
Що ж до Англо-американської школи <text:a xlink:type="simple" xlink:href="https://www.ukrinform.ua/tag-moskva" text:style-name="Internet_20_link" text:visited-style-name="Visited_20_Internet_20_Link">
 Москви </text:a>
 , то їй закидають діяльність «з пропаганди ЛГБТ-відносин», яка«суперечить державній політиці щодо збереження та зміцнення традиційнихросійських духовно-моральних цінностей». Засновником організації є іноземнаюрособа, а колегіальний орган школи «сформований з іноземних громадян»,наголошують у міністерстві.</text:p>
      <text:p text:style-name="P4">
<text:span text:style-name="T4">
Читайте також:</text:span>
 <text:a xlink:type="simple" xlink:href="https://www.ukrinform.ua/rubric-world/3725070-u-rosii-viznali-nebazanou-dialnist-pravozahisnoi-grupi-agora.html" text:style-name="Internet_20_link" text:visited-style-name="Visited_20_Internet_20_Link">
 У Росії визнали «небажаною» діяльність правозахисноїгрупи «Агора» </text:a>
</text:p>
      <text:p text:style-name="P4">
Наразі у <text:a xlink:type="simple" xlink:href="http://minjust.gov.ru/uploaded/files/reestr-inostrannyih-agentov-30062023.pdf" text:style-name="Internet_20_link" text:visited-style-name="Visited_20_Internet_20_Link">
 реєстрі «іноагентів» </text:a>
 мін’юсту РФ – 639 фізичних і юридичнихосіб.</text:p>
      <text:p text:style-name="P4">
Нагадаємо, закон про іноземних агентів було ухвалено в Росії у 2012 році. Віндав змогу визнавати «іноагентом» будь-яку некомерційну організацію, якаотримала хоч якісь гроші з закордону і веде, з точки зору влади, політичнудіяльність.</text:p>
      <text:p text:style-name="P4">
Згодом чинність закону поширили на приватних осіб, зробивши критерії включеннядо списку ще більш розмаїтими.</text:p>
      <text:p text:style-name="P4">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В Україні на вихідних буде тепло, місцями дощі з грозами</text:span>
</text:h>
      <text:p text:style-name="P4">
Authors: Ukrinform (Person)</text:p>
      <text:p text:style-name="P4">
Publisher: Укринформ (Organization)</text:p>
      <text:p text:style-name="P4">
Published Time: 2023-07-01T-35:26:00+03:00</text:p>
      <text:p text:style-name="P4">
Modified Time: 2023-07-01T00:26:00+03:00</text:p>
      <text:p text:style-name="P4">
Description: Погода на вихідних у багатьох регіонах України буде похмурою, з дощами та грозами. При цьому скрізь буде тепло, а в деякі області прийде справжня липнева спека.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46" text:anchor-type="as-char" svg:width="6.9236in" svg:height="3.956343in" draw:z-index="0">
<draw:image xlink:href="../Images/yкринформ/2023-07-01T-35-26-00-03-00/630_360_1592652057-877.jpg" xlink:type="simple" xlink:show="embed" xlink:actuate="onLoad" draw:mime-type="image/jpeg"/>
</draw:frame>
 Погода навихідних у багатьох регіонах України буде похмурою, з дощами та грозами. Прицьому скрізь буде тепло, а в деякі області прийде справжня липнева спека.</text:p>
      <text:p text:style-name="P4">
Про це Укрінформу повідомили у <text:a xlink:type="simple" xlink:href="https://sinoptik.ua" text:style-name="Internet_20_link" text:visited-style-name="Visited_20_Internet_20_Link">
 Sinoptik.ua. </text:a>
</text:p>
      <text:p text:style-name="P4">
У суботу, 1 липня, на Одещині та в західних областях пройдуть короткочаснідощі з грозами. На решті території очікується мінлива хмарність без опадів.</text:p>
      <text:p text:style-name="P4">
У більшості регіонів очікується +26…+28°. Трохи прохолодніше буде вЛуганській, Львівській, Волинській та Рівненській областях — +23…+25°. А нажителів <text:a xlink:type="simple" xlink:href="https://ua.sinoptik.ua/погода-миколаїв" text:style-name="Internet_20_link" text:visited-style-name="Visited_20_Internet_20_Link">
 Миколаївської </text:a>
 таКіровоградської областей очікує +30°.</text:p>
      <text:p text:style-name="P4">
В неділю, 2 липня, <text:a xlink:type="simple" xlink:href="https://www.ukrinform.ua/tag-dos" text:style-name="Internet_20_link" text:visited-style-name="Visited_20_Internet_20_Link">
 дощі </text:a>
 практично повсій країні. Але в більшості регіонів опади будуть короткочасними.</text:p>
      <text:p text:style-name="P4">
Температура повітря у Львівській, Луганській та Волинській областяхстановитиме +23…+25°, у решті регіонів — +26…+28°.</text:p>
      <text:p text:style-name="P4">
Новий тиждень на заході та півночі країни розпочнеться із сонячної погоди затемператури повітря +23…+25°. А схід, центр та південь накриють помірнікороткочасні дощі з грозами. При цьому погода на початку тижня тут будетеплою, а подекуди спекотною. Так, у центральних регіонах стовпчикитермометрів покажуть +24…+26°, в <text:a xlink:type="simple" xlink:href="https://ua.sinoptik.ua/погода-запоріжжя" text:style-name="Internet_20_link" text:visited-style-name="Visited_20_Internet_20_Link">
 Запоріжжі </text:a>
 , на півдні та південному сході — +30…+32°.</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Згідно з народними прикметами на Ярила, 1 липня, слов'яни вмивалися росою таробили важливі покупки. Захід у рожевих тонах віщував спеку, а великакількість жаб поблизу водойм — дощі.</text:p>
      <text:p text:style-name="P4">
Якщо 2 липня, на Зосиму, вранці йшов дощ, очікували, що й уся друга половиналіта буде дощовою. А якщо бджоли цього дня повзали по землі, готувалися допохолодання.</text:p>
      <text:p text:style-name="P4">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В Україні на вихідних буде тепло, місцями дощі з грозами</text:span>
</text:h>
      <text:p text:style-name="P4">
Authors: Ukrinform (Person)</text:p>
      <text:p text:style-name="P4">
Publisher: Укринформ (Organization)</text:p>
      <text:p text:style-name="P4">
Published Time: 2023-07-01T-3:26:00+03:00</text:p>
      <text:p text:style-name="P4">
Modified Time: 2023-07-01T00:26:00+03:00</text:p>
      <text:p text:style-name="P4">
Description: Погода на вихідних у багатьох регіонах України буде похмурою, з дощами та грозами. При цьому скрізь буде тепло, а в деякі області прийде справжня липнева спека.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47" text:anchor-type="as-char" svg:width="6.9236in" svg:height="3.956343in" draw:z-index="0">
<draw:image xlink:href="../Images/yкринформ/2023-07-01T-3-26-00-03-00/630_360_1592652057-877.jpg" xlink:type="simple" xlink:show="embed" xlink:actuate="onLoad" draw:mime-type="image/jpeg"/>
</draw:frame>
 Погода навихідних у багатьох регіонах України буде похмурою, з дощами та грозами. Прицьому скрізь буде тепло, а в деякі області прийде справжня липнева спека.</text:p>
      <text:p text:style-name="P4">
Про це Укрінформу повідомили у <text:a xlink:type="simple" xlink:href="https://sinoptik.ua" text:style-name="Internet_20_link" text:visited-style-name="Visited_20_Internet_20_Link">
 Sinoptik.ua. </text:a>
</text:p>
      <text:p text:style-name="P4">
У суботу, 1 липня, на Одещині та в західних областях пройдуть короткочаснідощі з грозами. На решті території очікується мінлива хмарність без опадів.</text:p>
      <text:p text:style-name="P4">
У більшості регіонів очікується +26…+28°. Трохи прохолодніше буде вЛуганській, Львівській, Волинській та Рівненській областях — +23…+25°. А нажителів <text:a xlink:type="simple" xlink:href="https://ua.sinoptik.ua/погода-миколаїв" text:style-name="Internet_20_link" text:visited-style-name="Visited_20_Internet_20_Link">
 Миколаївської </text:a>
 таКіровоградської областей очікує +30°.</text:p>
      <text:p text:style-name="P4">
В неділю, 2 липня, <text:a xlink:type="simple" xlink:href="https://www.ukrinform.ua/tag-dos" text:style-name="Internet_20_link" text:visited-style-name="Visited_20_Internet_20_Link">
 дощі </text:a>
 практично повсій країні. Але в більшості регіонів опади будуть короткочасними.</text:p>
      <text:p text:style-name="P4">
Температура повітря у Львівській, Луганській та Волинській областяхстановитиме +23…+25°, у решті регіонів — +26…+28°.</text:p>
      <text:p text:style-name="P4">
Новий тиждень на заході та півночі країни розпочнеться із сонячної погоди затемператури повітря +23…+25°. А схід, центр та південь накриють помірнікороткочасні дощі з грозами. При цьому погода на початку тижня тут будетеплою, а подекуди спекотною. Так, у центральних регіонах стовпчикитермометрів покажуть +24…+26°, в <text:a xlink:type="simple" xlink:href="https://ua.sinoptik.ua/погода-запоріжжя" text:style-name="Internet_20_link" text:visited-style-name="Visited_20_Internet_20_Link">
 Запоріжжі </text:a>
 , на півдні та південному сході — +30…+32°.</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Згідно з народними прикметами на Ярила, 1 липня, слов'яни вмивалися росою таробили важливі покупки. Захід у рожевих тонах віщував спеку, а великакількість жаб поблизу водойм — дощі.</text:p>
      <text:p text:style-name="P4">
Якщо 2 липня, на Зосиму, вранці йшов дощ, очікували, що й уся друга половиналіта буде дощовою. А якщо бджоли цього дня повзали по землі, готувалися допохолодання.</text:p>
      <text:p text:style-name="P4">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Президент затвердив рішення РНБО про прискорення судової реформи</text:span>
</text:h>
      <text:p text:style-name="P4">
Authors: Ukrinform (Person)</text:p>
      <text:p text:style-name="P4">
Publisher: Укринформ (Organization)</text:p>
      <text:p text:style-name="P4">
Published Time: 2023-07-01T-4:11:00+03:00</text:p>
      <text:p text:style-name="P4">
Modified Time: 2023-07-01T00:11:00+03:00</text:p>
      <text:p text:style-name="P4">
Description: Володимир Зеленський підписав указ щодо введення в дію рішення Ради національної безпеки і оборони України "Про прискорення судової реформи та подолання проявів корупції у системі правосуддя". — Укрінформ.</text:p>
      <text:p text:style-name="P4">
Images: ['<text:a xlink:type="simple" xlink:href="https://static.ukrinform.com/photos/2022_03/thumb_files/630_360_1647239690-796.jpeg" text:style-name="Internet_20_link" text:visited-style-name="Visited_20_Internet_20_Link">
630_360_16472...</text:a>
']</text:p>
      <text:p text:style-name="P4">
Tags: ['РНБО', 'Судді', 'Судова реформа', 'Боротьба з корупцією', 'Зеленський']</text:p>
      <text:p text:style-name="P4">
Type: Article</text:p>
      <!--METADATA-->
      <text:p text:style-name="P4">
<draw:frame draw:style-name="fr1" draw:name="Image348" text:anchor-type="as-char" svg:width="6.9236in" svg:height="3.956343in" draw:z-index="0">
<draw:image xlink:href="../Images/yкринформ/2023-07-01T-4-11-00-03-00/630_360_1647239690-796.jpeg" xlink:type="simple" xlink:show="embed" xlink:actuate="onLoad" draw:mime-type="image/jpeg"/>
</draw:frame>
 ВолодимирЗеленський підписав указ щодо введення в дію рішення Ради національної безпекиі оборони України "Про прискорення судової реформи та подолання проявівкорупції у системі правосуддя".</text:p>
      <text:p text:style-name="P4">
Указ оприлюднено на <text:a xlink:type="simple" xlink:href="https://www.president.gov.ua/documents/3592023-47185" text:style-name="Internet_20_link" text:visited-style-name="Visited_20_Internet_20_Link">
 сайті глави держави</text:a>
 , передає Укрінформ.</text:p>
      <text:p text:style-name="P4">
Відповідно до статті 107 Конституції України Президент постановив увести в діюрішення РНБО від 23 червня 2023 року «Про прискорення судової реформи таподолання проявів корупції у системі правосуддя».</text:p>
      <text:p text:style-name="P4">
Контроль за виконанням рішення покладається на секретаря РНБО.</text:p>
      <text:p text:style-name="P4">
Як зазначається, РНБО вирішила звернутися до суб'єктів права законодавчоїініціативи щодо необхідності розгляду питання внесення змін до Кримінальногокодексу в частині посилення кримінальної відповідальності за корупційнікримінальні правопорушення у сфері правосуддя, передбачивши покарання увигляді позбавлення волі терміном від 10 до 15 років з конфіскацією майна.</text:p>
      <text:p text:style-name="P4">
Передбачається посилити роль інституту суду присяжних та розширити випадкийого застосування.</text:p>
      <text:p text:style-name="P4">
<text:span text:style-name="T4">
Читайте також:</text:span>
 <text:a xlink:type="simple" xlink:href="https://www.ukrinform.ua/rubric-society/3726882-zelenskij-anonsuvav-posilenna-vidpovidalnosti-za-korupciu-v-sudah.html" text:style-name="Internet_20_link" text:visited-style-name="Visited_20_Internet_20_Link">
 Зеленський анонсував посилення відповідальності закорупцію в судах </text:a>
</text:p>
      <text:p text:style-name="P4">
Окрім того, передбачено проведення Вищою радою правосуддя перевірки всіхсуддів Верховного Суду на предмет можливого вчинення ними дисциплінарнихпроступків або грубого чи систематичного нехтування обов'язками судді,підтвердження законності джерел походження майна.</text:p>
      <text:p text:style-name="P4">
Також ідеться про можливість проведення ефективного і прозорогокваліфікаційного оцінювання <text:a xlink:type="simple" xlink:href="https://www.ukrinform.ua/tag-suddi" text:style-name="Internet_20_link" text:visited-style-name="Visited_20_Internet_20_Link">
 суддів </text:a>
 закращими світовими стандартами та методиками як одного з пріоритетних завданьВищої кваліфікаційної комісії суддів України. При цьому передбачаєтьсяможливість запровадження періодичного психофізіологічного опитування суддів іззастосуванням поліграфа.</text:p>
      <text:p text:style-name="P4">
<text:span text:style-name="T4">
Читайте також:</text:span>
 <text:a xlink:type="simple" xlink:href="https://www.ukrinform.ua/rubric-society/3729067-u-radu-podano-zakonoproekt-so-posilue-vidpovidalnist-za-korupciu-maslov.html" text:style-name="Internet_20_link" text:visited-style-name="Visited_20_Internet_20_Link">
 До Ради подали законопроєкт, що посилює відповідальністьза корупцію – Маслов </text:a>
</text:p>
      <text:p text:style-name="P4">
Серед іншого, Верховній Раді рекомендовано прискорити прийняття проєкту законупро внесення змін до деяких законів України щодо відновлення розгляду справстосовно дисциплінарної відповідальності суддів та забезпечення роботи Службидисциплінарних інспекторів Вищої ради правосуддя.</text:p>
      <text:p text:style-name="P4">
Указ набирає чинності з дня опублікування.</text:p>
      <text:p text:style-name="P4">
<text:span text:style-name="T5">
Фото: ОП</text:span>
</text:p>
      <text:p text:style-name="P4">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Президент затвердив рішення РНБО про прискорення судової реформи</text:span>
</text:h>
      <text:p text:style-name="P4">
Authors: Ukrinform (Person)</text:p>
      <text:p text:style-name="P4">
Publisher: Укринформ (Organization)</text:p>
      <text:p text:style-name="P4">
Published Time: 2023-07-01T00:11:00+03:00</text:p>
      <text:p text:style-name="P4">
Modified Time: 2023-07-01T00:11:00+03:00</text:p>
      <text:p text:style-name="P4">
Description: Володимир Зеленський підписав указ щодо введення в дію рішення Ради національної безпеки і оборони України "Про прискорення судової реформи та подолання проявів корупції у системі правосуддя". — Укрінформ.</text:p>
      <text:p text:style-name="P4">
Images: ['<text:a xlink:type="simple" xlink:href="https://static.ukrinform.com/photos/2022_03/thumb_files/630_360_1647239690-796.jpeg" text:style-name="Internet_20_link" text:visited-style-name="Visited_20_Internet_20_Link">
630_360_16472...</text:a>
']</text:p>
      <text:p text:style-name="P4">
Tags: ['РНБО', 'Судді', 'Судова реформа', 'Боротьба з корупцією', 'Зеленський']</text:p>
      <text:p text:style-name="P4">
Type: Article</text:p>
      <!--METADATA-->
      <text:p text:style-name="P4">
<draw:frame draw:style-name="fr1" draw:name="Image349" text:anchor-type="as-char" svg:width="6.9236in" svg:height="3.956343in" draw:z-index="0">
<draw:image xlink:href="../Images/yкринформ/2023-07-01T00-11-00-03-00/630_360_1647239690-796.jpeg" xlink:type="simple" xlink:show="embed" xlink:actuate="onLoad" draw:mime-type="image/jpeg"/>
</draw:frame>
 ВолодимирЗеленський підписав указ щодо введення в дію рішення Ради національної безпекиі оборони України "Про прискорення судової реформи та подолання проявівкорупції у системі правосуддя".</text:p>
      <text:p text:style-name="P4">
Указ оприлюднено на <text:a xlink:type="simple" xlink:href="https://www.president.gov.ua/documents/3592023-47185" text:style-name="Internet_20_link" text:visited-style-name="Visited_20_Internet_20_Link">
 сайті глави держави</text:a>
 , передає Укрінформ.</text:p>
      <text:p text:style-name="P4">
Відповідно до статті 107 Конституції України Президент постановив увести в діюрішення РНБО від 23 червня 2023 року «Про прискорення судової реформи таподолання проявів корупції у системі правосуддя».</text:p>
      <text:p text:style-name="P4">
Контроль за виконанням рішення покладається на секретаря РНБО.</text:p>
      <text:p text:style-name="P4">
Як зазначається, РНБО вирішила звернутися до суб'єктів права законодавчоїініціативи щодо необхідності розгляду питання внесення змін до Кримінальногокодексу в частині посилення кримінальної відповідальності за корупційнікримінальні правопорушення у сфері правосуддя, передбачивши покарання увигляді позбавлення волі терміном від 10 до 15 років з конфіскацією майна.</text:p>
      <text:p text:style-name="P4">
Передбачається посилити роль інституту суду присяжних та розширити випадкийого застосування.</text:p>
      <text:p text:style-name="P4">
<text:span text:style-name="T4">
Читайте також:</text:span>
 <text:a xlink:type="simple" xlink:href="https://www.ukrinform.ua/rubric-society/3726882-zelenskij-anonsuvav-posilenna-vidpovidalnosti-za-korupciu-v-sudah.html" text:style-name="Internet_20_link" text:visited-style-name="Visited_20_Internet_20_Link">
 Зеленський анонсував посилення відповідальності закорупцію в судах </text:a>
</text:p>
      <text:p text:style-name="P4">
Окрім того, передбачено проведення Вищою радою правосуддя перевірки всіхсуддів Верховного Суду на предмет можливого вчинення ними дисциплінарнихпроступків або грубого чи систематичного нехтування обов'язками судді,підтвердження законності джерел походження майна.</text:p>
      <text:p text:style-name="P4">
Також ідеться про можливість проведення ефективного і прозорогокваліфікаційного оцінювання <text:a xlink:type="simple" xlink:href="https://www.ukrinform.ua/tag-suddi" text:style-name="Internet_20_link" text:visited-style-name="Visited_20_Internet_20_Link">
 суддів </text:a>
 закращими світовими стандартами та методиками як одного з пріоритетних завданьВищої кваліфікаційної комісії суддів України. При цьому передбачаєтьсяможливість запровадження періодичного психофізіологічного опитування суддів іззастосуванням поліграфа.</text:p>
      <text:p text:style-name="P4">
<text:span text:style-name="T4">
Читайте також:</text:span>
 <text:a xlink:type="simple" xlink:href="https://www.ukrinform.ua/rubric-society/3729067-u-radu-podano-zakonoproekt-so-posilue-vidpovidalnist-za-korupciu-maslov.html" text:style-name="Internet_20_link" text:visited-style-name="Visited_20_Internet_20_Link">
 До Ради подали законопроєкт, що посилює відповідальністьза корупцію – Маслов </text:a>
</text:p>
      <text:p text:style-name="P4">
Серед іншого, Верховній Раді рекомендовано прискорити прийняття проєкту законупро внесення змін до деяких законів України щодо відновлення розгляду справстосовно дисциплінарної відповідальності суддів та забезпечення роботи Службидисциплінарних інспекторів Вищої ради правосуддя.</text:p>
      <text:p text:style-name="P4">
Указ набирає чинності з дня опублікування.</text:p>
      <text:p text:style-name="P4">
<text:span text:style-name="T5">
Фото: ОП</text:span>
</text:p>
      <text:p text:style-name="P4">
Source: <text:a xlink:type="simple" xlink:href="https://www.ukrinform.ua/rubric-polytics/3730024-prezident-zatverdiv-risenna-rnbo-pro-priskorenna-sudovoi-reformi.html" text:style-name="Internet_20_link" text:visited-style-name="Visited_20_Internet_20_Link">
https://www.ukrinform.ua/rubric-polytics/3730024-prezident-zatverdiv-risenna-rnbo-pro-priskorenna-sudovoi-reformi.html</text:a>
</text:p>
      <!--NEWS-->
      <text:h text:style-name="P10" text:outline-level="1">
<text:span text:style-name="T4">
В Україні на вихідних буде тепло, місцями дощі з грозами</text:span>
</text:h>
      <text:p text:style-name="P4">
Authors: Ukrinform (Person)</text:p>
      <text:p text:style-name="P4">
Publisher: Укринформ (Organization)</text:p>
      <text:p text:style-name="P4">
Published Time: 2023-07-01T00:26:00+03:00</text:p>
      <text:p text:style-name="P4">
Modified Time: 2023-07-01T00:26:00+03:00</text:p>
      <text:p text:style-name="P4">
Description: Погода на вихідних у багатьох регіонах України буде похмурою, з дощами та грозами. При цьому скрізь буде тепло, а в деякі області прийде справжня липнева спека. — Укрінформ.</text:p>
      <text:p text:style-name="P4">
Images: ['<text:a xlink:type="simple" xlink:href="https://static.ukrinform.com/photos/2020_06/thumb_files/630_360_1592652057-877.jpg" text:style-name="Internet_20_link" text:visited-style-name="Visited_20_Internet_20_Link">
630_360_15926...</text:a>
']</text:p>
      <text:p text:style-name="P4">
Tags: ['Дощ', 'Погода', 'Прогноз']</text:p>
      <text:p text:style-name="P4">
Type: Article</text:p>
      <!--METADATA-->
      <text:p text:style-name="P4">
<draw:frame draw:style-name="fr1" draw:name="Image350" text:anchor-type="as-char" svg:width="6.9236in" svg:height="3.956343in" draw:z-index="0">
<draw:image xlink:href="../Images/yкринформ/2023-07-01T00-26-00-03-00/630_360_1592652057-877.jpg" xlink:type="simple" xlink:show="embed" xlink:actuate="onLoad" draw:mime-type="image/jpeg"/>
</draw:frame>
 Погода навихідних у багатьох регіонах України буде похмурою, з дощами та грозами. Прицьому скрізь буде тепло, а в деякі області прийде справжня липнева спека.</text:p>
      <text:p text:style-name="P4">
Про це Укрінформу повідомили у <text:a xlink:type="simple" xlink:href="https://sinoptik.ua" text:style-name="Internet_20_link" text:visited-style-name="Visited_20_Internet_20_Link">
 Sinoptik.ua. </text:a>
</text:p>
      <text:p text:style-name="P4">
У суботу, 1 липня, на Одещині та в західних областях пройдуть короткочаснідощі з грозами. На решті території очікується мінлива хмарність без опадів.</text:p>
      <text:p text:style-name="P4">
У більшості регіонів очікується +26…+28°. Трохи прохолодніше буде вЛуганській, Львівській, Волинській та Рівненській областях — +23…+25°. А нажителів <text:a xlink:type="simple" xlink:href="https://ua.sinoptik.ua/погода-миколаїв" text:style-name="Internet_20_link" text:visited-style-name="Visited_20_Internet_20_Link">
 Миколаївської </text:a>
 таКіровоградської областей очікує +30°.</text:p>
      <text:p text:style-name="P4">
В неділю, 2 липня, <text:a xlink:type="simple" xlink:href="https://www.ukrinform.ua/tag-dos" text:style-name="Internet_20_link" text:visited-style-name="Visited_20_Internet_20_Link">
 дощі </text:a>
 практично повсій країні. Але в більшості регіонів опади будуть короткочасними.</text:p>
      <text:p text:style-name="P4">
Температура повітря у Львівській, Луганській та Волинській областяхстановитиме +23…+25°, у решті регіонів — +26…+28°.</text:p>
      <text:p text:style-name="P4">
Новий тиждень на заході та півночі країни розпочнеться із сонячної погоди затемператури повітря +23…+25°. А схід, центр та південь накриють помірнікороткочасні дощі з грозами. При цьому погода на початку тижня тут будетеплою, а подекуди спекотною. Так, у центральних регіонах стовпчикитермометрів покажуть +24…+26°, в <text:a xlink:type="simple" xlink:href="https://ua.sinoptik.ua/погода-запоріжжя" text:style-name="Internet_20_link" text:visited-style-name="Visited_20_Internet_20_Link">
 Запоріжжі </text:a>
 , на півдні та південному сході — +30…+32°.</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Згідно з народними прикметами на Ярила, 1 липня, слов'яни вмивалися росою таробили важливі покупки. Захід у рожевих тонах віщував спеку, а великакількість жаб поблизу водойм — дощі.</text:p>
      <text:p text:style-name="P4">
Якщо 2 липня, на Зосиму, вранці йшов дощ, очікували, що й уся друга половиналіта буде дощовою. А якщо бджоли цього дня повзали по землі, готувалися допохолодання.</text:p>
      <text:p text:style-name="P4">
Source: <text:a xlink:type="simple" xlink:href="https://www.ukrinform.ua/rubric-regions/3729672-v-ukraini-na-vihidnih-bude-teplo-miscami-dosi-z-grozami.html" text:style-name="Internet_20_link" text:visited-style-name="Visited_20_Internet_20_Link">
https://www.ukrinform.ua/rubric-regions/3729672-v-ukraini-na-vihidnih-bude-teplo-miscami-dosi-z-grozami.html</text:a>
</text:p>
      <!--NEWS-->
      <text:h text:style-name="P10" text:outline-level="1">
<text:span text:style-name="T4">
Влада Росії оголосила «іноагентом» Гребенщикова</text:span>
</text:h>
      <text:p text:style-name="P4">
Authors: Ukrinform (Person)</text:p>
      <text:p text:style-name="P4">
Publisher: Укринформ (Organization)</text:p>
      <text:p text:style-name="P4">
Published Time: 2023-07-01T00:42:00+03:00</text:p>
      <text:p text:style-name="P4">
Modified Time: 2023-07-01T00:42:00+03:00</text:p>
      <text:p text:style-name="P4">
Description: Міністерство юстиції РФ включило до реєстру «іноземних агентів» музиканта Бориса Гребенщикова, а також видання «Бумага», Sota.vision та ще низку фізичних осіб. — Укрінформ.</text:p>
      <text:p text:style-name="P4">
Images: ['<text:a xlink:type="simple" xlink:href="https://static.ukrinform.com/photos/2019_09/thumb_files/630_360_1567589741-521.jpg" text:style-name="Internet_20_link" text:visited-style-name="Visited_20_Internet_20_Link">
630_360_15675...</text:a>
']</text:p>
      <text:p text:style-name="P4">
Tags: ['Гребенщиков', 'Росія', 'Війна з Росією', 'Іноагент']</text:p>
      <text:p text:style-name="P4">
Type: Article</text:p>
      <!--METADATA-->
      <text:p text:style-name="P4">
<draw:frame draw:style-name="fr1" draw:name="Image351" text:anchor-type="as-char" svg:width="6.9236in" svg:height="3.956343in" draw:z-index="0">
<draw:image xlink:href="../Images/yкринформ/2023-07-01T00-42-00-03-00/630_360_1567589741-521.jpg" xlink:type="simple" xlink:show="embed" xlink:actuate="onLoad" draw:mime-type="image/jpeg"/>
</draw:frame>
Міністерство юстиції РФ включило до реєстру «іноземних агентів» музикантаБориса Гребенщикова, а також видання «Бумага», Sota.vision та ще низкуфізичних осіб.</text:p>
      <text:p text:style-name="P4">
Про це повідомляє Укрінформ з посиланням на <text:a xlink:type="simple" xlink:href="http://minjust.gov.ru/ru/events/49603/" text:style-name="Internet_20_link" text:visited-style-name="Visited_20_Internet_20_Link">
 сайт відомства</text:a>
 .</text:p>
      <text:p text:style-name="P4">
До списку «іноагентів» також внесли телеведучого Андрія Караулова, журналістаОлексія Горпинченка, депутата Мосміськдуми Михайла Тимонова, заступника головимосковського «Яблука» Андрія Морєва, колишнього головного рабина МосквиФіліппа Гольдшмідта, а також Англо-американську школа Москви.</text:p>
      <text:p text:style-name="P4">
У повідомленні мін'юсту вказується, що Гребенщиков здійснював концертнудіяльність за кордоном «з метою надання фінансової допомоги Україні», а такожвиступав проти «спеціальної військової операції». Відомство також стверджує,що музикант «отримував підтримку від іноземних джерел». Окремо уточнюється, щовін мешкає за межами Росії.</text:p>
      <text:p text:style-name="P4">
Гольдшмідт і Горпинченко, за версією мін'юсту, «розповсюджували недостовірнуінформацію про рішення, що приймаються органами публічної влади РФ, іполітику, яку вони проводять», а також виступали проти війни в Україні.</text:p>
      <text:p text:style-name="P4">
Що ж до Англо-американської школи <text:a xlink:type="simple" xlink:href="https://www.ukrinform.ua/tag-moskva" text:style-name="Internet_20_link" text:visited-style-name="Visited_20_Internet_20_Link">
 Москви </text:a>
 , то їй закидають діяльність «з пропаганди ЛГБТ-відносин», яка«суперечить державній політиці щодо збереження та зміцнення традиційнихросійських духовно-моральних цінностей». Засновником організації є іноземнаюрособа, а колегіальний орган школи «сформований з іноземних громадян»,наголошують у міністерстві.</text:p>
      <text:p text:style-name="P4">
<text:span text:style-name="T4">
Читайте також:</text:span>
 <text:a xlink:type="simple" xlink:href="https://www.ukrinform.ua/rubric-world/3725070-u-rosii-viznali-nebazanou-dialnist-pravozahisnoi-grupi-agora.html" text:style-name="Internet_20_link" text:visited-style-name="Visited_20_Internet_20_Link">
 У Росії визнали «небажаною» діяльність правозахисноїгрупи «Агора» </text:a>
</text:p>
      <text:p text:style-name="P4">
Наразі у <text:a xlink:type="simple" xlink:href="http://minjust.gov.ru/uploaded/files/reestr-inostrannyih-agentov-30062023.pdf" text:style-name="Internet_20_link" text:visited-style-name="Visited_20_Internet_20_Link">
 реєстрі «іноагентів» </text:a>
 мін’юсту РФ – 639 фізичних і юридичнихосіб.</text:p>
      <text:p text:style-name="P4">
Нагадаємо, закон про іноземних агентів було ухвалено в Росії у 2012 році. Віндав змогу визнавати «іноагентом» будь-яку некомерційну організацію, якаотримала хоч якісь гроші з закордону і веде, з точки зору влади, політичнудіяльність.</text:p>
      <text:p text:style-name="P4">
Згодом чинність закону поширили на приватних осіб, зробивши критерії включеннядо списку ще більш розмаїтими.</text:p>
      <text:p text:style-name="P4">
Source: <text:a xlink:type="simple" xlink:href="https://www.ukrinform.ua/rubric-world/3730019-vlada-rosii-ogolosila-inoagentom-grebensikova.html" text:style-name="Internet_20_link" text:visited-style-name="Visited_20_Internet_20_Link">
https://www.ukrinform.ua/rubric-world/3730019-vlada-rosii-ogolosila-inoagentom-grebensikova.html</text:a>
</text:p>
      <!--NEWS-->
      <text:h text:style-name="P10" text:outline-level="1">
<text:span text:style-name="T4">
Нацкомісія вилучила Запоріжжя зі списку міст на перейменування</text:span>
</text:h>
      <text:p text:style-name="P4">
Authors: Ukrinform (Person)</text:p>
      <text:p text:style-name="P4">
Publisher: Укринформ (Organization)</text:p>
      <text:p text:style-name="P4">
Published Time: 2023-07-01T01:02:00+03:00</text:p>
      <text:p text:style-name="P4">
Modified Time: 2023-07-01T01:02:00+03:00</text:p>
      <text:p text:style-name="P4">
Description: Національна комісія зі стандартів державної мови скоротила список населених пунктів, які рекомендує перейменувати, аби привести їхні назви у відповідність до мовних стандартів. — Укрінформ.</text:p>
      <text:p text:style-name="P4">
Images: ['<text:a xlink:type="simple" xlink:href="https://static.ukrinform.com/photos/2023_07/thumb_files/630_360_1688162274-965.jpg" text:style-name="Internet_20_link" text:visited-style-name="Visited_20_Internet_20_Link">
630_360_16881...</text:a>
']</text:p>
      <text:p text:style-name="P4">
Tags: ['Перейменування', 'державна мова', 'Запоріжжя']</text:p>
      <text:p text:style-name="P4">
Type: Article</text:p>
      <!--METADATA-->
      <text:p text:style-name="P4">
<draw:frame draw:style-name="fr1" draw:name="Image352" text:anchor-type="as-char" svg:width="6.9236in" svg:height="3.956343in" draw:z-index="0">
<draw:image xlink:href="../Images/yкринформ/2023-07-01T01-02-00-03-00/630_360_1688162274-965.jpg" xlink:type="simple" xlink:show="embed" xlink:actuate="onLoad" draw:mime-type="image/jpeg"/>
</draw:frame>
Національна комісія зі стандартів державної мови скоротила список населенихпунктів, які рекомендує перейменувати, аби привести їхні назви у відповідністьдо мовних стандартів.</text:p>
      <text:p text:style-name="P4">
Як передає Укрінформ, про це повідомляє <text:a xlink:type="simple" xlink:href="https://www.radiosvoboda.org/a/news-komisia-pereimenuvannia/32484250.html" text:style-name="Internet_20_link" text:visited-style-name="Visited_20_Internet_20_Link">
 Радіо Свобода</text:a>
 .</text:p>
      <text:p text:style-name="P4">
Зокрема, з переліку, оприлюдненого 30 червня, вилучили Запоріжжя, яке ранішепропонували перейменувати на Запорожжя.</text:p>
      <text:p text:style-name="P4">
У новому переліку – десять міст, решта – села і селища. Уточнюється, що упочатковій версії рекомендацій комісії було понад 1400 населених пунктів, а узміненій – понад 350.</text:p>
      <text:p text:style-name="P4">
Серед міст, назви яких пропонується змінити: Бровари (на Броварі) на Київщині,Сорокине (на Сороче чи Сорочине), Сєвєродонецьк (Сіверськодонецьк,Сіверськодонець, Сіверськодонецьке), Хрустальний, Боково-Хрустальне іПервомайськ на <text:a xlink:type="simple" xlink:href="https://www.ukrinform.ua/tag-lugansina" text:style-name="Internet_20_link" text:visited-style-name="Visited_20_Internet_20_Link">
 Луганщині </text:a>
 ,Южноукраїнськ і Первомайськ у Миколаївській області, Южне на Одещині,Первомайський на Харківщині (цим сімом містам комісія радить «запропонуватинову назву в установленому законодавством порядку»).</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text:p>
      <text:p text:style-name="P4">
Як повідомляв Укрінформ, Національна комісія зі стандартів державної мовиоприлюднила рекомендації щодо зміни понад 1,4 тис. назв сіл, селищ і містУкраїни, назви яких «не відповідають стандартам державної мови». До перелікупотрапило й місто Запоріжжя.</text:p>
      <text:p text:style-name="P4">
Міністерство освіти та науки запропонувало скасувати рішення Національноїкомісії зі стандартів державної мови про перейменування низки населенихпунктів.</text:p>
      <text:p text:style-name="P4">
<text:span text:style-name="T5">
Фото: Голос України</text:span>
</text:p>
      <text:p text:style-name="P4">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Нацкомісія вилучила Запоріжжя зі списку міст на перейменування</text:span>
</text:h>
      <text:p text:style-name="P4">
Authors: Ukrinform (Person)</text:p>
      <text:p text:style-name="P4">
Publisher: Укринформ (Organization)</text:p>
      <text:p text:style-name="P4">
Published Time: 2023-07-01T0:02:00+03:00</text:p>
      <text:p text:style-name="P4">
Modified Time: 2023-07-01T01:02:00+03:00</text:p>
      <text:p text:style-name="P4">
Description: Національна комісія зі стандартів державної мови скоротила список населених пунктів, які рекомендує перейменувати, аби привести їхні назви у відповідність до мовних стандартів. — Укрінформ.</text:p>
      <text:p text:style-name="P4">
Images: ['<text:a xlink:type="simple" xlink:href="https://static.ukrinform.com/photos/2023_07/thumb_files/630_360_1688162274-965.jpg" text:style-name="Internet_20_link" text:visited-style-name="Visited_20_Internet_20_Link">
630_360_16881...</text:a>
']</text:p>
      <text:p text:style-name="P4">
Tags: ['Перейменування', 'державна мова', 'Запоріжжя']</text:p>
      <text:p text:style-name="P4">
Type: Article</text:p>
      <!--METADATA-->
      <text:p text:style-name="P4">
<draw:frame draw:style-name="fr1" draw:name="Image353" text:anchor-type="as-char" svg:width="6.9236in" svg:height="3.956343in" draw:z-index="0">
<draw:image xlink:href="../Images/yкринформ/2023-07-01T0-02-00-03-00/630_360_1688162274-965.jpg" xlink:type="simple" xlink:show="embed" xlink:actuate="onLoad" draw:mime-type="image/jpeg"/>
</draw:frame>
 Національнакомісія зі стандартів державної мови скоротила список населених пунктів, якірекомендує перейменувати, аби привести їхні назви у відповідність до мовнихстандартів.</text:p>
      <text:p text:style-name="P4">
Як передає Укрінформ, про це повідомляє <text:a xlink:type="simple" xlink:href="https://www.radiosvoboda.org/a/news-komisia-pereimenuvannia/32484250.html" text:style-name="Internet_20_link" text:visited-style-name="Visited_20_Internet_20_Link">
 Радіо Свобода</text:a>
 .</text:p>
      <text:p text:style-name="P4">
Зокрема, з переліку, оприлюдненого 30 червня, вилучили Запоріжжя, яке ранішепропонували перейменувати на Запорожжя.</text:p>
      <text:p text:style-name="P4">
У новому переліку – десять міст, решта – села і селища. Уточнюється, що упочатковій версії рекомендацій комісії було понад 1400 населених пунктів, а узміненій – понад 350.</text:p>
      <text:p text:style-name="P4">
Серед міст, назви яких пропонується змінити: Бровари (на Броварі) на Київщині,Сорокине (на Сороче чи Сорочине), Сєвєродонецьк (Сіверськодонецьк,Сіверськодонець, Сіверськодонецьке), Хрустальний, Боково-Хрустальне іПервомайськ на <text:a xlink:type="simple" xlink:href="https://www.ukrinform.ua/tag-lugansina" text:style-name="Internet_20_link" text:visited-style-name="Visited_20_Internet_20_Link">
 Луганщині </text:a>
 ,Южноукраїнськ і Первомайськ у Миколаївській області, Южне на Одещині,Первомайський на Харківщині (цим сімом містам комісія радить «запропонуватинову назву в установленому законодавством порядку»).</text:p>
      <text:p text:style-name="P4">
<text:span text:style-name="T4">
Читайте також:</text:span>
 <text:a xlink:type="simple" xlink:href="https://www.ukrinform.ua/rubric-crimea/3729222-nackomisia-proponue-zminiti-nazvi-225-naselenih-punktiv-u-krimu.html" text:style-name="Internet_20_link" text:visited-style-name="Visited_20_Internet_20_Link">
 <text:span text:style-name="T4">
Нацкомісія</text:span>
 пропонує змінити назви 225 населенихпунктів у Криму </text:a>
</text:p>
      <text:p text:style-name="P4">
Як повідомляв Укрінформ, Національна комісія зі стандартів державної мовиоприлюднила рекомендації щодо зміни понад 1,4 тис. назв сіл, селищ і містУкраїни, назви яких «не відповідають стандартам державної мови». До перелікупотрапило й місто Запоріжжя.</text:p>
      <text:p text:style-name="P4">
Міністерство освіти та науки запропонувало скасувати рішення Національноїкомісії зі стандартів державної мови про перейменування низки населенихпунктів.</text:p>
      <text:p text:style-name="P4">
<text:span text:style-name="T5">
Фото: Голос України</text:span>
</text:p>
      <text:p text:style-name="P4">
Source: <text:a xlink:type="simple" xlink:href="https://www.ukrinform.ua/rubric-society/3730025-nackomisia-vilucila-zaporizza-zi-spisku-mist-na-perejmenuvanna.html" text:style-name="Internet_20_link" text:visited-style-name="Visited_20_Internet_20_Link">
https://www.ukrinform.ua/rubric-society/3730025-nackomisia-vilucila-zaporizza-zi-spisku-mist-na-perejmenuvanna.html</text:a>
</text:p>
      <!--NEWS-->
      <text:h text:style-name="P10" text:outline-level="1">
<text:span text:style-name="T4">
Нова ветеранська політика — у топ-10 пріоритетних реформ Уряду — Денис Шмигаль</text:span>
</text:h>
      <text:p text:style-name="P4">
Author: ['АРМІЯINFORM']</text:p>
      <text:p text:style-name="P4">
Time: 2023-07-01T98:00:00-04:00</text:p>
      <text:p text:style-name="P4">
Description: Політика героїв, окреслена Президентом України як один з орієнтирів нової Україн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umb_205293_820_360_0_0_auto.jpg" text:style-name="Internet_20_link" text:visited-style-name="Visited_20_Internet_20_Link">
thumb_205293_820_360_0_0_auto.jpg</text:a>
']</text:p>
      <text:p text:style-name="P4">
Tags: ['ВЕТЕРАНИ', 'ПРЕМ’ЄР-МІНІСТР ДЕНИС ШМИГАЛЬ', 'СОЦІАЛЬНА ПІДТРИМКА']</text:p>
      <text:p text:style-name="P4">
Category: News</text:p>
      <!--METADATA-->
      <text:p text:style-name="P4">
<draw:frame draw:style-name="fr1" draw:name="Image354" text:anchor-type="as-char" svg:width="6.9236in" svg:height="4.382132in" draw:z-index="0">
<draw:image xlink:href="../Images/AРМІЯINFORM/2023-07-01T98-00-00-04-00/thumb_205293_820_360_0_0_auto.jpg" xlink:type="simple" xlink:show="embed" xlink:actuate="onLoad" draw:mime-type="image/jpeg"/>
</draw:frame>
</text:p>
      <text:p text:style-name="P4">
Політика героїв, окреслена Президентом України як один з орієнтирів новоїУкраїнської доктрини, є серед пріоритетних реформ Уряду на цей рік. Про цезазначив Прем’єр-міністр Денис Шмигаль.</text:p>
      <text:p text:style-name="P4">
«Інтеграція ветеранів у суспільне та економічне життя. Доступна іпотека.Гранти, які ми вже зараз надаємо для ветеранського бізнесу і будемо надалірозширювати цей напрямок. Соціальна підтримка. Фізична та ментальнареабілітація. Інститут помічника ветеранів. Нові стандарти безбар’єрності.Меморіалізація війни та досвіду нашої перемоги. Створення Пантеону Героїв таНаціонального військового кладовища. Це ті речі, про які говорив Президент ідо реалізації яких важливо долучити ветеранів, які повернулися з війни», —підкреслив очільник Уряду.</text:p>
      <text:p text:style-name="P4">
Також серед озвучених Президентом України орієнтирів нової Українськоїдоктрини — справедливість. Це, зокрема, створення спеціального трибуналу дляпокарання російських військових і політичного керівництва та конфіскаціяросійських активів для відбудови України. За словами Прем’єр-міністра, державарухається в обох напрямках і вже має перші результати.</text:p>
      <text:p text:style-name="P4">
Джерело: <text:a xlink:type="simple" xlink:href="https://www.kmu.gov.ua/news/premier-ministr-nova-veteranska-polityka-u-top-10-priorytetnykh-reform-uriadu-na-tsei-rik" text:style-name="Internet_20_link" text:visited-style-name="Visited_20_Internet_20_Link">
Урядовий портал</text:a>
</text:p>
      <text:p text:style-name="P4">
Source: <text:a xlink:type="simple" xlink:href="https://armyinform.com.ua/2023/07/01/nova-veteranska-polityka-u-top-10-priorytetnyh-reform-uryadu-denys-shmygal/" text:style-name="Internet_20_link" text:visited-style-name="Visited_20_Internet_20_Link">
https://armyinform.com.ua/2023/07/01/nova-veteranska-polityka-u-top-10-priorytetnyh-reform-uryadu-denys-shmygal/</text:a>
</text:p>
      <!--NEWS-->
      <text:h text:style-name="P10" text:outline-level="1">
<text:span text:style-name="T4">
морпіха зс рф судитимуть за вбивство семи цивільних на Херсонщині</text:span>
</text:h>
      <text:p text:style-name="P4">
Author: ['АРМІЯINFORM']</text:p>
      <text:p text:style-name="P4">
Time: 2023-07-01T99:00:00-04:00</text:p>
      <text:p text:style-name="P4">
Description: За вбивство семи цивільних у селі Правдине на Херсонщині судитимуть командира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347586438_665105498985620_6113503999493768026_n.jpg" text:style-name="Internet_20_link" text:visited-style-name="Visited_20_Internet_20_Link">
347586438_665105498985620_6113503999493768026_n.jpg</text:a>
']</text:p>
      <text:p text:style-name="P4">
Tags: ['STOPRUSSIA', 'ВОЄННІ ЗЛОЧИНИ ЗС РФ', 'ВТОРГНЕННЯ РФ', 'ПРАВДИНЕ', 'ХЕРСОН']</text:p>
      <text:p text:style-name="P4">
Category: News</text:p>
      <!--METADATA-->
      <text:p text:style-name="P4">
<draw:frame draw:style-name="fr1" draw:name="Image355" text:anchor-type="as-char" svg:width="6.9236in" svg:height="8.048582in" draw:z-index="0">
<draw:image xlink:href="../Images/AРМІЯINFORM/2023-07-01T99-00-00-04-00/347586438_665105498985620_6113503999493768026_n.jpg" xlink:type="simple" xlink:show="embed" xlink:actuate="onLoad" draw:mime-type="image/jpeg"/>
</draw:frame>
</text:p>
      <text:p text:style-name="P4">
За вбивство семи цивільних у селі Правдине на Херсонщині судитимуть командирапідрозділу морської піхоти Чорноморського флоту вмф зс рф,<text:a xlink:type="simple" xlink:href="https://www.facebook.com/pgo.gov.ua/posts/pfbid0qCjjHXkzMgb6GUHA6zhsciEVzC1BPx4a8iNoG3dQoceNHYqYzgViHsmTTWuX9Bipl" text:style-name="Internet_20_link" text:visited-style-name="Visited_20_Internet_20_Link">
повідомляє</text:a>
Офіс Генерального прокурора.</text:p>
      <text:p text:style-name="P4">
«Прокурори Херсонської обласної прокуратури скерували до суду обвинувальнийакт стосовно командира підрозділу морської піхоти Чорноморського флоту вмф зсрф за фактом державної зради та порушення законів і звичаїв війни (ч. 1, 2 ст.111, ч. 2 ст. 28, ч. 2 ст. 438 КК України). Слідством встановлено, що у 2014році після окупації російськими військами АР Крим громадянин Українидобровільно перейшов на бік ворога, отримав громадянство рф та вступив до лавзбройних сил держави-агресора. З березня 2022 року обвинувачений разом зпідлеглими військовими рф забезпечував окупацію населених пунктів Херсонськоїобласті.</text:p>
      <text:p text:style-name="P4">
На захопленій території він організовував та контролював процеси, пов’язані зпридушенням опору місцевого населення щодо реалізації політики окупаційноївлади та схиляння громадян України до співпраці.</text:p>
      <text:p text:style-name="P4">
У квітні 2022 року, знаходячись у с. Правдине, разом із спільникамиобвинувачений затримав працівників фірми, які охороняли поблизу селазрошувальні агрегати, а також неповнолітню дівчину.</text:p>
      <text:p text:style-name="P4">
Шістьох чоловіків та дівчину привезли до приватного будинку, де застосовуючифізичне насилля — вбили. Потім підірвали будинок із загиблими» — повідомляютьправоохоронці.</text:p>
      <text:p text:style-name="P4">
Спеціальне досудове розслідування здійснювалось ГУНП в Херсонській області.</text:p>
      <text:p text:style-name="P4">
Нагадаємо, у листопаді 2022 року після звільнення населеного пункту ЗСУпрокурори органів прокуратури Херсонської області спільно зі слідчими поліціїта експертами провели ексгумацію та огляд тіл загиблих.</text:p>
      <text:p text:style-name="P4">
При огляді було встановлено ознаки насильницької смерті. Деякі з них — зушкодженням черепів внаслідок кульових поранень. На зап’ястях ще у двохвиявлено мотузки.</text:p>
      <text:p text:style-name="P4">
Source: <text:a xlink:type="simple" xlink:href="https://armyinform.com.ua/2023/07/01/morpiha-zs-rf-sudytymut-za-vbyvstvo-semy-czyvilnyh-na-hersonshhyni/" text:style-name="Internet_20_link" text:visited-style-name="Visited_20_Internet_20_Link">
https://armyinform.com.ua/2023/07/01/morpiha-zs-rf-sudytymut-za-vbyvstvo-semy-czyvilnyh-na-herson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